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2A30000385C000021C1EE45D091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5055" table:style-name="ta1">
        <table:shapes>
          <draw:frame draw:z-index="0" draw:style-name="gr1" draw:text-style-name="P1" svg:width="6.298in" svg:height="3.5449in" svg:x="1.1165in" svg:y="21.5421in">
            <draw:object draw:notify-on-update-of-ranges="'5055'.I7:'5055'.I7 '5055'.I8:'5055'.I120 '5055'.J7:'5055'.J7 '5055'.J8:'5055'.J120 '5055'.I7:'5055'.I7 '5055'.I8:'5055'.I120 '5055'.K7:'5055'.K7 '5055'.K8:'5055'.K1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gc 5055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ulge Debl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s de blok</text:p>
          </table:table-cell>
          <table:table-cell/>
          <table:table-cell office:value-type="string" calcext:value-type="string">
            <text:p>disk de Blok</text:p>
          </table:table-cell>
          <table:table-cell table:number-columns-repeated="10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4.446" calcext:value-type="float">
            <text:p>14.446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332" calcext:value-type="float">
            <text:p>0.332</text:p>
          </table:table-cell>
          <table:table-cell office:value-type="float" office:value="32.073" calcext:value-type="float">
            <text:p>32.073</text:p>
          </table:table-cell>
          <table:table-cell/>
          <table:table-cell office:value-type="string" calcext:value-type="string">
            <text:p>XS</text:p>
          </table:table-cell>
          <table:table-cell table:number-columns-repeated="4"/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LCM Disk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45.117" calcext:value-type="float">
            <text:p>45.1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015" calcext:value-type="float">
            <text:p>0.015</text:p>
          </table:table-cell>
          <table:table-cell office:value-type="float" office:value="0.459" calcext:value-type="float">
            <text:p>0.459</text:p>
          </table:table-cell>
          <table:table-cell office:value-type="float" office:value="38.066" calcext:value-type="float">
            <text:p>38.0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CM LUMtot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CM disk</text:p>
          </table:table-cell>
          <table:table-cell office:value-type="string" calcext:value-type="string">
            <text:p>De Blok disk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53.433" calcext:value-type="float">
            <text:p>153.433</text:p>
          </table:table-cell>
          <table:table-cell office:value-type="float" office:value="0.713" calcext:value-type="float">
            <text:p>0.713</text:p>
          </table:table-cell>
          <table:table-cell table:formula="of:=SQRT([.N7]*[.N7]-[.B8]*[.B8]-[.D8]*[.D8])" office:value-type="float" office:value="138.551919420122" calcext:value-type="float">
            <text:p>138.5519194201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65.917" calcext:value-type="float">
            <text:p>65.917</text:p>
          </table:table-cell>
          <table:table-cell office:value-type="float" office:value="0.713" calcext:value-type="float">
            <text:p>0.7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713" calcext:value-type="float">
            <text:p>0.713</text:p>
          </table:table-cell>
          <table:table-cell office:value-type="float" office:value="65.565" calcext:value-type="float">
            <text:p>65.565</text:p>
          </table:table-cell>
          <table:table-cell office:value-type="float" office:value="0.713" calcext:value-type="float">
            <text:p>0.713</text:p>
          </table:table-cell>
          <table:table-cell office:value-type="float" office:value="148.087" calcext:value-type="float">
            <text:p>148.087</text:p>
          </table:table-cell>
          <table:table-cell table:formula="of:=[.G8]" office:value-type="float" office:value="0.713" calcext:value-type="float">
            <text:p>0.713</text:p>
          </table:table-cell>
          <table:table-cell table:formula="of:=SQRT([.H8]*[.H8]-[.D8]*[.D8]-[.B8]*[.B8])" office:value-type="float" office:value="132.607346911851" calcext:value-type="float">
            <text:p>132.6073469119</text:p>
          </table:table-cell>
          <table:table-cell table:formula="of:=[.F8]" office:value-type="float" office:value="65.565" calcext:value-type="float">
            <text:p>65.565</text:p>
          </table:table-cell>
          <table:table-cell/>
          <table:table-cell office:value-type="float" office:value="0.904" calcext:value-type="float">
            <text:p>0.904</text:p>
          </table:table-cell>
          <table:table-cell office:value-type="float" office:value="162.308" calcext:value-type="float">
            <text:p>162.308</text:p>
          </table:table-cell>
          <table:table-cell office:value-type="float" office:value="0.904" calcext:value-type="float">
            <text:p>0.904</text:p>
          </table:table-cell>
          <table:table-cell table:formula="of:=SQRT([.N8]*[.N8]-[.B9]*[.B9]-[.D9]*[.D9])" office:value-type="float" office:value="145.682323138396" calcext:value-type="float">
            <text:p>145.682323138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71.558" calcext:value-type="float">
            <text:p>71.558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904" calcext:value-type="float">
            <text:p>0.904</text:p>
          </table:table-cell>
          <table:table-cell office:value-type="float" office:value="93.768" calcext:value-type="float">
            <text:p>93.768</text:p>
          </table:table-cell>
          <table:table-cell office:value-type="float" office:value="0.904" calcext:value-type="float">
            <text:p>0.904</text:p>
          </table:table-cell>
          <table:table-cell office:value-type="float" office:value="157.322" calcext:value-type="float">
            <text:p>157.322</text:p>
          </table:table-cell>
          <table:table-cell table:formula="of:=[.G9]" office:value-type="float" office:value="0.904" calcext:value-type="float">
            <text:p>0.904</text:p>
          </table:table-cell>
          <table:table-cell table:formula="of:=SQRT([.H9]*[.H9]-[.D9]*[.D9]-[.B9]*[.B9])" office:value-type="float" office:value="140.10590314116" calcext:value-type="float">
            <text:p>140.1059031412</text:p>
          </table:table-cell>
          <table:table-cell table:formula="of:=[.F9]" office:value-type="float" office:value="93.768" calcext:value-type="float">
            <text:p>93.768</text:p>
          </table:table-cell>
          <table:table-cell/>
          <table:table-cell office:value-type="float" office:value="1.159" calcext:value-type="float">
            <text:p>1.159</text:p>
          </table:table-cell>
          <table:table-cell office:value-type="float" office:value="163.648" calcext:value-type="float">
            <text:p>163.648</text:p>
          </table:table-cell>
          <table:table-cell office:value-type="float" office:value="1.159" calcext:value-type="float">
            <text:p>1.159</text:p>
          </table:table-cell>
          <table:table-cell table:formula="of:=SQRT([.N9]*[.N9]-[.B10]*[.B10]-[.D10]*[.D10])" office:value-type="float" office:value="146.655137837036" calcext:value-type="float">
            <text:p>146.655137837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72.615" calcext:value-type="float">
            <text:p>72.615</text:p>
          </table:table-cell>
          <table:table-cell office:value-type="float" office:value="1.159" calcext:value-type="float">
            <text:p>1.159</text:p>
          </table:table-cell>
          <table:table-cell office:value-type="float" office:value="0.015" calcext:value-type="float">
            <text:p>0.015</text:p>
          </table:table-cell>
          <table:table-cell office:value-type="float" office:value="1.159" calcext:value-type="float">
            <text:p>1.159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1.159" calcext:value-type="float">
            <text:p>1.159</text:p>
          </table:table-cell>
          <table:table-cell office:value-type="float" office:value="167.974" calcext:value-type="float">
            <text:p>167.974</text:p>
          </table:table-cell>
          <table:table-cell table:formula="of:=[.G10]" office:value-type="float" office:value="1.159" calcext:value-type="float">
            <text:p>1.159</text:p>
          </table:table-cell>
          <table:table-cell table:formula="of:=SQRT([.H10]*[.H10]-[.D10]*[.D10]-[.B10]*[.B10])" office:value-type="float" office:value="151.467244729677" calcext:value-type="float">
            <text:p>151.4672447297</text:p>
          </table:table-cell>
          <table:table-cell table:formula="of:=[.F10]" office:value-type="float" office:value="106.812" calcext:value-type="float">
            <text:p>106.81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67.89" calcext:value-type="float">
            <text:p>167.89</text:p>
          </table:table-cell>
          <table:table-cell office:value-type="float" office:value="1.35" calcext:value-type="float">
            <text:p>1.35</text:p>
          </table:table-cell>
          <table:table-cell table:formula="of:=SQRT([.N10]*[.N10]-[.B11]*[.B11]-[.D11]*[.D11])" office:value-type="float" office:value="152.206781274686" calcext:value-type="float">
            <text:p>152.206781274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0.853" calcext:value-type="float">
            <text:p>70.853</text:p>
          </table:table-cell>
          <table:table-cell office:value-type="float" office:value="1.35" calcext:value-type="float">
            <text:p>1.35</text:p>
          </table:table-cell>
          <table:table-cell office:value-type="float" office:value="0.015" calcext:value-type="float">
            <text:p>0.015</text:p>
          </table:table-cell>
          <table:table-cell office:value-type="float" office:value="1.35" calcext:value-type="float">
            <text:p>1.35</text:p>
          </table:table-cell>
          <table:table-cell office:value-type="float" office:value="123.029" calcext:value-type="float">
            <text:p>123.029</text:p>
          </table:table-cell>
          <table:table-cell office:value-type="float" office:value="1.35" calcext:value-type="float">
            <text:p>1.35</text:p>
          </table:table-cell>
          <table:table-cell office:value-type="float" office:value="174.703" calcext:value-type="float">
            <text:p>174.703</text:p>
          </table:table-cell>
          <table:table-cell table:formula="of:=[.G11]" office:value-type="float" office:value="1.35" calcext:value-type="float">
            <text:p>1.35</text:p>
          </table:table-cell>
          <table:table-cell table:formula="of:=SQRT([.H11]*[.H11]-[.D11]*[.D11]-[.B11]*[.B11])" office:value-type="float" office:value="159.690295181016" calcext:value-type="float">
            <text:p>159.690295181</text:p>
          </table:table-cell>
          <table:table-cell table:formula="of:=[.F11]" office:value-type="float" office:value="123.029" calcext:value-type="float">
            <text:p>123.029</text:p>
          </table:table-cell>
          <table:table-cell/>
          <table:table-cell office:value-type="float" office:value="1.604" calcext:value-type="float">
            <text:p>1.604</text:p>
          </table:table-cell>
          <table:table-cell office:value-type="float" office:value="173.455" calcext:value-type="float">
            <text:p>173.455</text:p>
          </table:table-cell>
          <table:table-cell office:value-type="float" office:value="1.604" calcext:value-type="float">
            <text:p>1.604</text:p>
          </table:table-cell>
          <table:table-cell table:formula="of:=SQRT([.N11]*[.N11]-[.B12]*[.B12]-[.D12]*[.D12])" office:value-type="float" office:value="159.556522198248" calcext:value-type="float">
            <text:p>159.5565221982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68.032" calcext:value-type="float">
            <text:p>68.032</text:p>
          </table:table-cell>
          <table:table-cell office:value-type="float" office:value="1.604" calcext:value-type="float">
            <text:p>1.604</text:p>
          </table:table-cell>
          <table:table-cell office:value-type="float" office:value="0.015" calcext:value-type="float">
            <text:p>0.015</text:p>
          </table:table-cell>
          <table:table-cell office:value-type="float" office:value="1.604" calcext:value-type="float">
            <text:p>1.604</text:p>
          </table:table-cell>
          <table:table-cell office:value-type="float" office:value="139.246" calcext:value-type="float">
            <text:p>139.246</text:p>
          </table:table-cell>
          <table:table-cell office:value-type="float" office:value="1.604" calcext:value-type="float">
            <text:p>1.604</text:p>
          </table:table-cell>
          <table:table-cell office:value-type="float" office:value="180.493" calcext:value-type="float">
            <text:p>180.493</text:p>
          </table:table-cell>
          <table:table-cell table:formula="of:=[.G12]" office:value-type="float" office:value="1.604" calcext:value-type="float">
            <text:p>1.604</text:p>
          </table:table-cell>
          <table:table-cell table:formula="of:=SQRT([.H12]*[.H12]-[.D12]*[.D12]-[.B12]*[.B12])" office:value-type="float" office:value="167.180650196128" calcext:value-type="float">
            <text:p>167.1806501961</text:p>
          </table:table-cell>
          <table:table-cell table:formula="of:=[.F12]" office:value-type="float" office:value="139.246" calcext:value-type="float">
            <text:p>139.246</text:p>
          </table:table-cell>
          <table:table-cell/>
          <table:table-cell office:value-type="float" office:value="1.795" calcext:value-type="float">
            <text:p>1.795</text:p>
          </table:table-cell>
          <table:table-cell office:value-type="float" office:value="178.925" calcext:value-type="float">
            <text:p>178.925</text:p>
          </table:table-cell>
          <table:table-cell office:value-type="float" office:value="1.795" calcext:value-type="float">
            <text:p>1.795</text:p>
          </table:table-cell>
          <table:table-cell table:formula="of:=SQRT([.N12]*[.N12]-[.B13]*[.B13]-[.D13]*[.D13])" office:value-type="float" office:value="166.479386636905" calcext:value-type="float">
            <text:p>166.4793866369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65.565" calcext:value-type="float">
            <text:p>65.565</text:p>
          </table:table-cell>
          <table:table-cell office:value-type="float" office:value="1.795" calcext:value-type="float">
            <text:p>1.795</text:p>
          </table:table-cell>
          <table:table-cell office:value-type="float" office:value="0.015" calcext:value-type="float">
            <text:p>0.015</text:p>
          </table:table-cell>
          <table:table-cell office:value-type="float" office:value="1.795" calcext:value-type="float">
            <text:p>1.795</text:p>
          </table:table-cell>
          <table:table-cell office:value-type="float" office:value="149.118" calcext:value-type="float">
            <text:p>149.118</text:p>
          </table:table-cell>
          <table:table-cell office:value-type="float" office:value="1.795" calcext:value-type="float">
            <text:p>1.795</text:p>
          </table:table-cell>
          <table:table-cell office:value-type="float" office:value="186.186" calcext:value-type="float">
            <text:p>186.186</text:p>
          </table:table-cell>
          <table:table-cell table:formula="of:=[.G13]" office:value-type="float" office:value="1.795" calcext:value-type="float">
            <text:p>1.795</text:p>
          </table:table-cell>
          <table:table-cell table:formula="of:=SQRT([.H13]*[.H13]-[.D13]*[.D13]-[.B13]*[.B13])" office:value-type="float" office:value="174.259740462334" calcext:value-type="float">
            <text:p>174.2597404623</text:p>
          </table:table-cell>
          <table:table-cell table:formula="of:=[.F13]" office:value-type="float" office:value="149.118" calcext:value-type="float">
            <text:p>149.118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181.481" calcext:value-type="float">
            <text:p>181.481</text:p>
          </table:table-cell>
          <table:table-cell office:value-type="float" office:value="2.05" calcext:value-type="float">
            <text:p>2.05</text:p>
          </table:table-cell>
          <table:table-cell table:formula="of:=SQRT([.N13]*[.N13]-[.B14]*[.B14]-[.D14]*[.D14])" office:value-type="float" office:value="170.675326766935" calcext:value-type="float">
            <text:p>170.675326766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1.687" calcext:value-type="float">
            <text:p>61.687</text:p>
          </table:table-cell>
          <table:table-cell office:value-type="float" office:value="2.05" calcext:value-type="float">
            <text:p>2.05</text:p>
          </table:table-cell>
          <table:table-cell office:value-type="float" office:value="0.015" calcext:value-type="float">
            <text:p>0.015</text:p>
          </table:table-cell>
          <table:table-cell office:value-type="float" office:value="2.05" calcext:value-type="float">
            <text:p>2.05</text:p>
          </table:table-cell>
          <table:table-cell office:value-type="float" office:value="159.694" calcext:value-type="float">
            <text:p>159.694</text:p>
          </table:table-cell>
          <table:table-cell office:value-type="float" office:value="2.05" calcext:value-type="float">
            <text:p>2.05</text:p>
          </table:table-cell>
          <table:table-cell office:value-type="float" office:value="188.845" calcext:value-type="float">
            <text:p>188.845</text:p>
          </table:table-cell>
          <table:table-cell table:formula="of:=[.G14]" office:value-type="float" office:value="2.05" calcext:value-type="float">
            <text:p>2.05</text:p>
          </table:table-cell>
          <table:table-cell table:formula="of:=SQRT([.H14]*[.H14]-[.D14]*[.D14]-[.B14]*[.B14])" office:value-type="float" office:value="178.485707637895" calcext:value-type="float">
            <text:p>178.4857076379</text:p>
          </table:table-cell>
          <table:table-cell table:formula="of:=[.F14]" office:value-type="float" office:value="159.694" calcext:value-type="float">
            <text:p>159.694</text:p>
          </table:table-cell>
          <table:table-cell/>
          <table:table-cell office:value-type="float" office:value="2.304" calcext:value-type="float">
            <text:p>2.304</text:p>
          </table:table-cell>
          <table:table-cell office:value-type="float" office:value="185.522" calcext:value-type="float">
            <text:p>185.522</text:p>
          </table:table-cell>
          <table:table-cell office:value-type="float" office:value="2.304" calcext:value-type="float">
            <text:p>2.304</text:p>
          </table:table-cell>
          <table:table-cell table:formula="of:=SQRT([.N14]*[.N14]-[.B15]*[.B15]-[.D15]*[.D15])" office:value-type="float" office:value="175.93523326213" calcext:value-type="float">
            <text:p>175.9352332621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58.866" calcext:value-type="float">
            <text:p>58.866</text:p>
          </table:table-cell>
          <table:table-cell office:value-type="float" office:value="2.304" calcext:value-type="float">
            <text:p>2.304</text:p>
          </table:table-cell>
          <table:table-cell office:value-type="float" office:value="0.015" calcext:value-type="float">
            <text:p>0.015</text:p>
          </table:table-cell>
          <table:table-cell office:value-type="float" office:value="2.304" calcext:value-type="float">
            <text:p>2.304</text:p>
          </table:table-cell>
          <table:table-cell office:value-type="float" office:value="167.802" calcext:value-type="float">
            <text:p>167.802</text:p>
          </table:table-cell>
          <table:table-cell office:value-type="float" office:value="2.304" calcext:value-type="float">
            <text:p>2.304</text:p>
          </table:table-cell>
          <table:table-cell office:value-type="float" office:value="193.05" calcext:value-type="float">
            <text:p>193.05</text:p>
          </table:table-cell>
          <table:table-cell table:formula="of:=[.G15]" office:value-type="float" office:value="2.304" calcext:value-type="float">
            <text:p>2.304</text:p>
          </table:table-cell>
          <table:table-cell table:formula="of:=SQRT([.H15]*[.H15]-[.D15]*[.D15]-[.B15]*[.B15])" office:value-type="float" office:value="183.856183793203" calcext:value-type="float">
            <text:p>183.8561837932</text:p>
          </table:table-cell>
          <table:table-cell table:formula="of:=[.F15]" office:value-type="float" office:value="167.802" calcext:value-type="float">
            <text:p>167.802</text:p>
          </table:table-cell>
          <table:table-cell/>
          <table:table-cell office:value-type="float" office:value="2.495" calcext:value-type="float">
            <text:p>2.495</text:p>
          </table:table-cell>
          <table:table-cell office:value-type="float" office:value="188.736" calcext:value-type="float">
            <text:p>188.736</text:p>
          </table:table-cell>
          <table:table-cell office:value-type="float" office:value="2.495" calcext:value-type="float">
            <text:p>2.495</text:p>
          </table:table-cell>
          <table:table-cell table:formula="of:=SQRT([.N15]*[.N15]-[.B16]*[.B16]-[.D16]*[.D16])" office:value-type="float" office:value="180.112584421522" calcext:value-type="float">
            <text:p>180.1125844215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56.398" calcext:value-type="float">
            <text:p>56.398</text:p>
          </table:table-cell>
          <table:table-cell office:value-type="float" office:value="2.495" calcext:value-type="float">
            <text:p>2.495</text:p>
          </table:table-cell>
          <table:table-cell office:value-type="float" office:value="0.015" calcext:value-type="float">
            <text:p>0.015</text:p>
          </table:table-cell>
          <table:table-cell office:value-type="float" office:value="2.495" calcext:value-type="float">
            <text:p>2.495</text:p>
          </table:table-cell>
          <table:table-cell office:value-type="float" office:value="173.796" calcext:value-type="float">
            <text:p>173.796</text:p>
          </table:table-cell>
          <table:table-cell office:value-type="float" office:value="2.495" calcext:value-type="float">
            <text:p>2.495</text:p>
          </table:table-cell>
          <table:table-cell office:value-type="float" office:value="196.394" calcext:value-type="float">
            <text:p>196.394</text:p>
          </table:table-cell>
          <table:table-cell table:formula="of:=[.G16]" office:value-type="float" office:value="2.495" calcext:value-type="float">
            <text:p>2.495</text:p>
          </table:table-cell>
          <table:table-cell table:formula="of:=SQRT([.H16]*[.H16]-[.D16]*[.D16]-[.B16]*[.B16])" office:value-type="float" office:value="188.121951422475" calcext:value-type="float">
            <text:p>188.1219514225</text:p>
          </table:table-cell>
          <table:table-cell table:formula="of:=[.F16]" office:value-type="float" office:value="173.796" calcext:value-type="float">
            <text:p>173.796</text:p>
          </table:table-cell>
          <table:table-cell/>
          <table:table-cell office:value-type="float" office:value="2.686" calcext:value-type="float">
            <text:p>2.686</text:p>
          </table:table-cell>
          <table:table-cell office:value-type="float" office:value="193.453" calcext:value-type="float">
            <text:p>193.453</text:p>
          </table:table-cell>
          <table:table-cell office:value-type="float" office:value="2.686" calcext:value-type="float">
            <text:p>2.686</text:p>
          </table:table-cell>
          <table:table-cell table:formula="of:=SQRT([.N16]*[.N16]-[.B17]*[.B17]-[.D17]*[.D17])" office:value-type="float" office:value="185.5773975677" calcext:value-type="float">
            <text:p>185.5773975677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54.636" calcext:value-type="float">
            <text:p>54.636</text:p>
          </table:table-cell>
          <table:table-cell office:value-type="float" office:value="2.686" calcext:value-type="float">
            <text:p>2.686</text:p>
          </table:table-cell>
          <table:table-cell office:value-type="float" office:value="0.015" calcext:value-type="float">
            <text:p>0.015</text:p>
          </table:table-cell>
          <table:table-cell office:value-type="float" office:value="2.686" calcext:value-type="float">
            <text:p>2.686</text:p>
          </table:table-cell>
          <table:table-cell office:value-type="float" office:value="184.02" calcext:value-type="float">
            <text:p>184.02</text:p>
          </table:table-cell>
          <table:table-cell office:value-type="float" office:value="2.686" calcext:value-type="float">
            <text:p>2.686</text:p>
          </table:table-cell>
          <table:table-cell office:value-type="float" office:value="201.303" calcext:value-type="float">
            <text:p>201.303</text:p>
          </table:table-cell>
          <table:table-cell table:formula="of:=[.G17]" office:value-type="float" office:value="2.686" calcext:value-type="float">
            <text:p>2.686</text:p>
          </table:table-cell>
          <table:table-cell table:formula="of:=SQRT([.H17]*[.H17]-[.D17]*[.D17]-[.B17]*[.B17])" office:value-type="float" office:value="193.746755038633" calcext:value-type="float">
            <text:p>193.7467550386</text:p>
          </table:table-cell>
          <table:table-cell table:formula="of:=[.F17]" office:value-type="float" office:value="184.02" calcext:value-type="float">
            <text:p>184.02</text:p>
          </table:table-cell>
          <table:table-cell/>
          <table:table-cell office:value-type="float" office:value="2.941" calcext:value-type="float">
            <text:p>2.941</text:p>
          </table:table-cell>
          <table:table-cell office:value-type="float" office:value="194.478" calcext:value-type="float">
            <text:p>194.478</text:p>
          </table:table-cell>
          <table:table-cell office:value-type="float" office:value="2.941" calcext:value-type="float">
            <text:p>2.941</text:p>
          </table:table-cell>
          <table:table-cell table:formula="of:=SQRT([.N17]*[.N17]-[.B18]*[.B18]-[.D18]*[.D18])" office:value-type="float" office:value="187.92655333933" calcext:value-type="float">
            <text:p>187.9265533393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 office:value-type="float" office:value="50.053" calcext:value-type="float">
            <text:p>50.053</text:p>
          </table:table-cell>
          <table:table-cell office:value-type="float" office:value="2.941" calcext:value-type="float">
            <text:p>2.941</text:p>
          </table:table-cell>
          <table:table-cell office:value-type="float" office:value="0.015" calcext:value-type="float">
            <text:p>0.015</text:p>
          </table:table-cell>
          <table:table-cell office:value-type="float" office:value="2.941" calcext:value-type="float">
            <text:p>2.941</text:p>
          </table:table-cell>
          <table:table-cell office:value-type="float" office:value="192.481" calcext:value-type="float">
            <text:p>192.481</text:p>
          </table:table-cell>
          <table:table-cell office:value-type="float" office:value="2.941" calcext:value-type="float">
            <text:p>2.941</text:p>
          </table:table-cell>
          <table:table-cell office:value-type="float" office:value="202.37" calcext:value-type="float">
            <text:p>202.37</text:p>
          </table:table-cell>
          <table:table-cell table:formula="of:=[.G18]" office:value-type="float" office:value="2.941" calcext:value-type="float">
            <text:p>2.941</text:p>
          </table:table-cell>
          <table:table-cell table:formula="of:=SQRT([.H18]*[.H18]-[.D18]*[.D18]-[.B18]*[.B18])" office:value-type="float" office:value="196.082416004087" calcext:value-type="float">
            <text:p>196.0824160041</text:p>
          </table:table-cell>
          <table:table-cell table:formula="of:=[.F18]" office:value-type="float" office:value="192.481" calcext:value-type="float">
            <text:p>192.481</text:p>
          </table:table-cell>
          <table:table-cell/>
          <table:table-cell office:value-type="float" office:value="3.132" calcext:value-type="float">
            <text:p>3.132</text:p>
          </table:table-cell>
          <table:table-cell office:value-type="float" office:value="190.044" calcext:value-type="float">
            <text:p>190.044</text:p>
          </table:table-cell>
          <table:table-cell office:value-type="float" office:value="3.132" calcext:value-type="float">
            <text:p>3.132</text:p>
          </table:table-cell>
          <table:table-cell table:formula="of:=SQRT([.N18]*[.N18]-[.B19]*[.B19]-[.D19]*[.D19])" office:value-type="float" office:value="183.806413410958" calcext:value-type="float">
            <text:p>183.806413411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 office:value-type="float" office:value="48.29" calcext:value-type="float">
            <text:p>48.29</text:p>
          </table:table-cell>
          <table:table-cell office:value-type="float" office:value="3.132" calcext:value-type="float">
            <text:p>3.132</text:p>
          </table:table-cell>
          <table:table-cell office:value-type="float" office:value="0.015" calcext:value-type="float">
            <text:p>0.015</text:p>
          </table:table-cell>
          <table:table-cell office:value-type="float" office:value="3.132" calcext:value-type="float">
            <text:p>3.132</text:p>
          </table:table-cell>
          <table:table-cell office:value-type="float" office:value="197.064" calcext:value-type="float">
            <text:p>197.064</text:p>
          </table:table-cell>
          <table:table-cell office:value-type="float" office:value="3.132" calcext:value-type="float">
            <text:p>3.132</text:p>
          </table:table-cell>
          <table:table-cell office:value-type="float" office:value="197.755" calcext:value-type="float">
            <text:p>197.755</text:p>
          </table:table-cell>
          <table:table-cell table:formula="of:=[.G19]" office:value-type="float" office:value="3.132" calcext:value-type="float">
            <text:p>3.132</text:p>
          </table:table-cell>
          <table:table-cell table:formula="of:=SQRT([.H19]*[.H19]-[.D19]*[.D19]-[.B19]*[.B19])" office:value-type="float" office:value="191.768390773871" calcext:value-type="float">
            <text:p>191.7683907739</text:p>
          </table:table-cell>
          <table:table-cell table:formula="of:=[.F19]" office:value-type="float" office:value="197.064" calcext:value-type="float">
            <text:p>197.064</text:p>
          </table:table-cell>
          <table:table-cell/>
          <table:table-cell office:value-type="float" office:value="3.386" calcext:value-type="float">
            <text:p>3.386</text:p>
          </table:table-cell>
          <table:table-cell office:value-type="float" office:value="184.939" calcext:value-type="float">
            <text:p>184.939</text:p>
          </table:table-cell>
          <table:table-cell office:value-type="float" office:value="3.386" calcext:value-type="float">
            <text:p>3.386</text:p>
          </table:table-cell>
          <table:table-cell table:formula="of:=SQRT([.N19]*[.N19]-[.B20]*[.B20]-[.D20]*[.D20])" office:value-type="float" office:value="179.081832889325" calcext:value-type="float">
            <text:p>179.0818328893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 office:value-type="float" office:value="46.175" calcext:value-type="float">
            <text:p>46.175</text:p>
          </table:table-cell>
          <table:table-cell office:value-type="float" office:value="3.386" calcext:value-type="float">
            <text:p>3.386</text:p>
          </table:table-cell>
          <table:table-cell office:value-type="float" office:value="0.015" calcext:value-type="float">
            <text:p>0.015</text:p>
          </table:table-cell>
          <table:table-cell office:value-type="float" office:value="3.386" calcext:value-type="float">
            <text:p>3.386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3.386" calcext:value-type="float">
            <text:p>3.386</text:p>
          </table:table-cell>
          <table:table-cell office:value-type="float" office:value="192.444" calcext:value-type="float">
            <text:p>192.444</text:p>
          </table:table-cell>
          <table:table-cell table:formula="of:=[.G20]" office:value-type="float" office:value="3.386" calcext:value-type="float">
            <text:p>3.386</text:p>
          </table:table-cell>
          <table:table-cell table:formula="of:=SQRT([.H20]*[.H20]-[.D20]*[.D20]-[.B20]*[.B20])" office:value-type="float" office:value="186.822274598079" calcext:value-type="float">
            <text:p>186.8222745981</text:p>
          </table:table-cell>
          <table:table-cell table:formula="of:=[.F20]" office:value-type="float" office:value="205.172" calcext:value-type="float">
            <text:p>205.172</text:p>
          </table:table-cell>
          <table:table-cell/>
          <table:table-cell office:value-type="float" office:value="3.641" calcext:value-type="float">
            <text:p>3.641</text:p>
          </table:table-cell>
          <table:table-cell office:value-type="float" office:value="178.26" calcext:value-type="float">
            <text:p>178.26</text:p>
          </table:table-cell>
          <table:table-cell office:value-type="float" office:value="3.641" calcext:value-type="float">
            <text:p>3.641</text:p>
          </table:table-cell>
          <table:table-cell table:formula="of:=SQRT([.N20]*[.N20]-[.B21]*[.B21]-[.D21]*[.D21])" office:value-type="float" office:value="172.729360254706" calcext:value-type="float">
            <text:p>172.7293602547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 office:value-type="float" office:value="44.059" calcext:value-type="float">
            <text:p>44.059</text:p>
          </table:table-cell>
          <table:table-cell office:value-type="float" office:value="3.641" calcext:value-type="float">
            <text:p>3.641</text:p>
          </table:table-cell>
          <table:table-cell office:value-type="float" office:value="0.015" calcext:value-type="float">
            <text:p>0.015</text:p>
          </table:table-cell>
          <table:table-cell office:value-type="float" office:value="3.641" calcext:value-type="float">
            <text:p>3.641</text:p>
          </table:table-cell>
          <table:table-cell office:value-type="float" office:value="208.698" calcext:value-type="float">
            <text:p>208.698</text:p>
          </table:table-cell>
          <table:table-cell office:value-type="float" office:value="3.641" calcext:value-type="float">
            <text:p>3.641</text:p>
          </table:table-cell>
          <table:table-cell office:value-type="float" office:value="190.122" calcext:value-type="float">
            <text:p>190.122</text:p>
          </table:table-cell>
          <table:table-cell table:formula="of:=[.G21]" office:value-type="float" office:value="3.641" calcext:value-type="float">
            <text:p>3.641</text:p>
          </table:table-cell>
          <table:table-cell table:formula="of:=SQRT([.H21]*[.H21]-[.D21]*[.D21]-[.B21]*[.B21])" office:value-type="float" office:value="184.946422452558" calcext:value-type="float">
            <text:p>184.9464224526</text:p>
          </table:table-cell>
          <table:table-cell table:formula="of:=[.F21]" office:value-type="float" office:value="208.698" calcext:value-type="float">
            <text:p>208.698</text:p>
          </table:table-cell>
          <table:table-cell/>
          <table:table-cell office:value-type="float" office:value="3.895" calcext:value-type="float">
            <text:p>3.895</text:p>
          </table:table-cell>
          <table:table-cell office:value-type="float" office:value="176.264" calcext:value-type="float">
            <text:p>176.264</text:p>
          </table:table-cell>
          <table:table-cell office:value-type="float" office:value="3.895" calcext:value-type="float">
            <text:p>3.895</text:p>
          </table:table-cell>
          <table:table-cell table:formula="of:=SQRT([.N21]*[.N21]-[.B22]*[.B22]-[.D22]*[.D22])" office:value-type="float" office:value="171.026489965736" calcext:value-type="float">
            <text:p>171.0264899657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42.649" calcext:value-type="float">
            <text:p>42.649</text:p>
          </table:table-cell>
          <table:table-cell office:value-type="float" office:value="3.895" calcext:value-type="float">
            <text:p>3.895</text:p>
          </table:table-cell>
          <table:table-cell office:value-type="float" office:value="0.015" calcext:value-type="float">
            <text:p>0.015</text:p>
          </table:table-cell>
          <table:table-cell office:value-type="float" office:value="3.895" calcext:value-type="float">
            <text:p>3.895</text:p>
          </table:table-cell>
          <table:table-cell office:value-type="float" office:value="213.281" calcext:value-type="float">
            <text:p>213.281</text:p>
          </table:table-cell>
          <table:table-cell office:value-type="float" office:value="3.895" calcext:value-type="float">
            <text:p>3.895</text:p>
          </table:table-cell>
          <table:table-cell office:value-type="float" office:value="189.202" calcext:value-type="float">
            <text:p>189.202</text:p>
          </table:table-cell>
          <table:table-cell table:formula="of:=[.G22]" office:value-type="float" office:value="3.895" calcext:value-type="float">
            <text:p>3.895</text:p>
          </table:table-cell>
          <table:table-cell table:formula="of:=SQRT([.H22]*[.H22]-[.D22]*[.D22]-[.B22]*[.B22])" office:value-type="float" office:value="184.33246967911" calcext:value-type="float">
            <text:p>184.3324696791</text:p>
          </table:table-cell>
          <table:table-cell table:formula="of:=[.F22]" office:value-type="float" office:value="213.281" calcext:value-type="float">
            <text:p>213.281</text:p>
          </table:table-cell>
          <table:table-cell/>
          <table:table-cell office:value-type="float" office:value="4.532" calcext:value-type="float">
            <text:p>4.532</text:p>
          </table:table-cell>
          <table:table-cell office:value-type="float" office:value="175.141" calcext:value-type="float">
            <text:p>175.141</text:p>
          </table:table-cell>
          <table:table-cell office:value-type="float" office:value="4.532" calcext:value-type="float">
            <text:p>4.532</text:p>
          </table:table-cell>
          <table:table-cell table:formula="of:=SQRT([.N22]*[.N22]-[.B23]*[.B23]-[.D23]*[.D23])" office:value-type="float" office:value="170.634155666443" calcext:value-type="float">
            <text:p>170.6341556664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 office:value-type="float" office:value="39.476" calcext:value-type="float">
            <text:p>39.476</text:p>
          </table:table-cell>
          <table:table-cell office:value-type="float" office:value="4.532" calcext:value-type="float">
            <text:p>4.532</text:p>
          </table:table-cell>
          <table:table-cell office:value-type="float" office:value="0.015" calcext:value-type="float">
            <text:p>0.015</text:p>
          </table:table-cell>
          <table:table-cell office:value-type="float" office:value="4.532" calcext:value-type="float">
            <text:p>4.532</text:p>
          </table:table-cell>
          <table:table-cell office:value-type="float" office:value="219.979" calcext:value-type="float">
            <text:p>219.979</text:p>
          </table:table-cell>
          <table:table-cell office:value-type="float" office:value="4.532" calcext:value-type="float">
            <text:p>4.532</text:p>
          </table:table-cell>
          <table:table-cell office:value-type="float" office:value="186.876" calcext:value-type="float">
            <text:p>186.876</text:p>
          </table:table-cell>
          <table:table-cell table:formula="of:=[.G23]" office:value-type="float" office:value="4.532" calcext:value-type="float">
            <text:p>4.532</text:p>
          </table:table-cell>
          <table:table-cell table:formula="of:=SQRT([.H23]*[.H23]-[.D23]*[.D23]-[.B23]*[.B23])" office:value-type="float" office:value="182.658929633894" calcext:value-type="float">
            <text:p>182.6589296339</text:p>
          </table:table-cell>
          <table:table-cell table:formula="of:=[.F23]" office:value-type="float" office:value="219.979" calcext:value-type="float">
            <text:p>219.979</text:p>
          </table:table-cell>
          <table:table-cell/>
          <table:table-cell office:value-type="float" office:value="5.168" calcext:value-type="float">
            <text:p>5.168</text:p>
          </table:table-cell>
          <table:table-cell office:value-type="float" office:value="184.352" calcext:value-type="float">
            <text:p>184.352</text:p>
          </table:table-cell>
          <table:table-cell office:value-type="float" office:value="5.168" calcext:value-type="float">
            <text:p>5.168</text:p>
          </table:table-cell>
          <table:table-cell table:formula="of:=SQRT([.N23]*[.N23]-[.B24]*[.B24]-[.D24]*[.D24])" office:value-type="float" office:value="180.420501795112" calcext:value-type="float">
            <text:p>180.4205017951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 office:value-type="float" office:value="36.656" calcext:value-type="float">
            <text:p>36.656</text:p>
          </table:table-cell>
          <table:table-cell office:value-type="float" office:value="5.168" calcext:value-type="float">
            <text:p>5.168</text:p>
          </table:table-cell>
          <table:table-cell office:value-type="float" office:value="9.51" calcext:value-type="float">
            <text:p>9.51</text:p>
          </table:table-cell>
          <table:table-cell office:value-type="float" office:value="5.168" calcext:value-type="float">
            <text:p>5.168</text:p>
          </table:table-cell>
          <table:table-cell office:value-type="float" office:value="225.62" calcext:value-type="float">
            <text:p>225.62</text:p>
          </table:table-cell>
          <table:table-cell office:value-type="float" office:value="5.168" calcext:value-type="float">
            <text:p>5.168</text:p>
          </table:table-cell>
          <table:table-cell office:value-type="float" office:value="190.675" calcext:value-type="float">
            <text:p>190.675</text:p>
          </table:table-cell>
          <table:table-cell table:formula="of:=[.G24]" office:value-type="float" office:value="5.168" calcext:value-type="float">
            <text:p>5.168</text:p>
          </table:table-cell>
          <table:table-cell table:formula="of:=SQRT([.H24]*[.H24]-[.D24]*[.D24]-[.B24]*[.B24])" office:value-type="float" office:value="186.87657207098" calcext:value-type="float">
            <text:p>186.876572071</text:p>
          </table:table-cell>
          <table:table-cell table:formula="of:=[.F24]" office:value-type="float" office:value="225.62" calcext:value-type="float">
            <text:p>225.62</text:p>
          </table:table-cell>
          <table:table-cell/>
          <table:table-cell office:value-type="float" office:value="5.805" calcext:value-type="float">
            <text:p>5.805</text:p>
          </table:table-cell>
          <table:table-cell office:value-type="float" office:value="185.281" calcext:value-type="float">
            <text:p>185.281</text:p>
          </table:table-cell>
          <table:table-cell office:value-type="float" office:value="5.805" calcext:value-type="float">
            <text:p>5.805</text:p>
          </table:table-cell>
          <table:table-cell table:formula="of:=SQRT([.N24]*[.N24]-[.B25]*[.B25]-[.D25]*[.D25])" office:value-type="float" office:value="181.632371542079" calcext:value-type="float">
            <text:p>181.6323715421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34.188" calcext:value-type="float">
            <text:p>34.188</text:p>
          </table:table-cell>
          <table:table-cell office:value-type="float" office:value="5.805" calcext:value-type="float">
            <text:p>5.805</text:p>
          </table:table-cell>
          <table:table-cell office:value-type="float" office:value="13.035" calcext:value-type="float">
            <text:p>13.035</text:p>
          </table:table-cell>
          <table:table-cell office:value-type="float" office:value="5.805" calcext:value-type="float">
            <text:p>5.805</text:p>
          </table:table-cell>
          <table:table-cell office:value-type="float" office:value="226.677" calcext:value-type="float">
            <text:p>226.677</text:p>
          </table:table-cell>
          <table:table-cell office:value-type="float" office:value="5.805" calcext:value-type="float">
            <text:p>5.805</text:p>
          </table:table-cell>
          <table:table-cell office:value-type="float" office:value="192.799" calcext:value-type="float">
            <text:p>192.799</text:p>
          </table:table-cell>
          <table:table-cell table:formula="of:=[.G25]" office:value-type="float" office:value="5.805" calcext:value-type="float">
            <text:p>5.805</text:p>
          </table:table-cell>
          <table:table-cell table:formula="of:=SQRT([.H25]*[.H25]-[.D25]*[.D25]-[.B25]*[.B25])" office:value-type="float" office:value="189.295334945159" calcext:value-type="float">
            <text:p>189.2953349452</text:p>
          </table:table-cell>
          <table:table-cell table:formula="of:=[.F25]" office:value-type="float" office:value="226.677" calcext:value-type="float">
            <text:p>226.677</text:p>
          </table:table-cell>
          <table:table-cell/>
          <table:table-cell office:value-type="float" office:value="6.505" calcext:value-type="float">
            <text:p>6.505</text:p>
          </table:table-cell>
          <table:table-cell office:value-type="float" office:value="185.123" calcext:value-type="float">
            <text:p>185.123</text:p>
          </table:table-cell>
          <table:table-cell office:value-type="float" office:value="6.505" calcext:value-type="float">
            <text:p>6.505</text:p>
          </table:table-cell>
          <table:table-cell table:formula="of:=SQRT([.N25]*[.N25]-[.B26]*[.B26]-[.D26]*[.D26])" office:value-type="float" office:value="181.265114302229" calcext:value-type="float">
            <text:p>181.2651143022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32.425" calcext:value-type="float">
            <text:p>32.425</text:p>
          </table:table-cell>
          <table:table-cell office:value-type="float" office:value="6.505" calcext:value-type="float">
            <text:p>6.505</text:p>
          </table:table-cell>
          <table:table-cell office:value-type="float" office:value="19.029" calcext:value-type="float">
            <text:p>19.029</text:p>
          </table:table-cell>
          <table:table-cell office:value-type="float" office:value="6.505" calcext:value-type="float">
            <text:p>6.505</text:p>
          </table:table-cell>
          <table:table-cell office:value-type="float" office:value="227.382" calcext:value-type="float">
            <text:p>227.382</text:p>
          </table:table-cell>
          <table:table-cell office:value-type="float" office:value="6.505" calcext:value-type="float">
            <text:p>6.505</text:p>
          </table:table-cell>
          <table:table-cell office:value-type="float" office:value="193.792" calcext:value-type="float">
            <text:p>193.792</text:p>
          </table:table-cell>
          <table:table-cell table:formula="of:=[.G26]" office:value-type="float" office:value="6.505" calcext:value-type="float">
            <text:p>6.505</text:p>
          </table:table-cell>
          <table:table-cell table:formula="of:=SQRT([.H26]*[.H26]-[.D26]*[.D26]-[.B26]*[.B26])" office:value-type="float" office:value="190.110114928165" calcext:value-type="float">
            <text:p>190.1101149282</text:p>
          </table:table-cell>
          <table:table-cell table:formula="of:=[.F26]" office:value-type="float" office:value="227.382" calcext:value-type="float">
            <text:p>227.382</text:p>
          </table:table-cell>
          <table:table-cell/>
          <table:table-cell office:value-type="float" office:value="7.141" calcext:value-type="float">
            <text:p>7.141</text:p>
          </table:table-cell>
          <table:table-cell office:value-type="float" office:value="183.9" calcext:value-type="float">
            <text:p>183.9</text:p>
          </table:table-cell>
          <table:table-cell office:value-type="float" office:value="7.141" calcext:value-type="float">
            <text:p>7.141</text:p>
          </table:table-cell>
          <table:table-cell table:formula="of:=SQRT([.N26]*[.N26]-[.B27]*[.B27]-[.D27]*[.D27])" office:value-type="float" office:value="180.088649545162" calcext:value-type="float">
            <text:p>180.0886495452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 office:value-type="float" office:value="30.663" calcext:value-type="float">
            <text:p>30.663</text:p>
          </table:table-cell>
          <table:table-cell office:value-type="float" office:value="7.141" calcext:value-type="float">
            <text:p>7.141</text:p>
          </table:table-cell>
          <table:table-cell office:value-type="float" office:value="21.144" calcext:value-type="float">
            <text:p>21.144</text:p>
          </table:table-cell>
          <table:table-cell office:value-type="float" office:value="7.141" calcext:value-type="float">
            <text:p>7.141</text:p>
          </table:table-cell>
          <table:table-cell office:value-type="float" office:value="226.325" calcext:value-type="float">
            <text:p>226.325</text:p>
          </table:table-cell>
          <table:table-cell office:value-type="float" office:value="7.141" calcext:value-type="float">
            <text:p>7.141</text:p>
          </table:table-cell>
          <table:table-cell office:value-type="float" office:value="194.833" calcext:value-type="float">
            <text:p>194.833</text:p>
          </table:table-cell>
          <table:table-cell table:formula="of:=[.G27]" office:value-type="float" office:value="7.141" calcext:value-type="float">
            <text:p>7.141</text:p>
          </table:table-cell>
          <table:table-cell table:formula="of:=SQRT([.H27]*[.H27]-[.D27]*[.D27]-[.B27]*[.B27])" office:value-type="float" office:value="191.239665299854" calcext:value-type="float">
            <text:p>191.2396652999</text:p>
          </table:table-cell>
          <table:table-cell table:formula="of:=[.F27]" office:value-type="float" office:value="226.325" calcext:value-type="float">
            <text:p>226.325</text:p>
          </table:table-cell>
          <table:table-cell/>
          <table:table-cell office:value-type="float" office:value="7.841" calcext:value-type="float">
            <text:p>7.841</text:p>
          </table:table-cell>
          <table:table-cell office:value-type="float" office:value="184.039" calcext:value-type="float">
            <text:p>184.039</text:p>
          </table:table-cell>
          <table:table-cell office:value-type="float" office:value="7.841" calcext:value-type="float">
            <text:p>7.841</text:p>
          </table:table-cell>
          <table:table-cell table:formula="of:=SQRT([.N27]*[.N27]-[.B28]*[.B28]-[.D28]*[.D28])" office:value-type="float" office:value="180.016821300122" calcext:value-type="float">
            <text:p>180.0168213001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 office:value-type="float" office:value="29.253" calcext:value-type="float">
            <text:p>29.253</text:p>
          </table:table-cell>
          <table:table-cell office:value-type="float" office:value="7.841" calcext:value-type="float">
            <text:p>7.841</text:p>
          </table:table-cell>
          <table:table-cell office:value-type="float" office:value="24.669" calcext:value-type="float">
            <text:p>24.669</text:p>
          </table:table-cell>
          <table:table-cell office:value-type="float" office:value="7.841" calcext:value-type="float">
            <text:p>7.841</text:p>
          </table:table-cell>
          <table:table-cell office:value-type="float" office:value="225.267" calcext:value-type="float">
            <text:p>225.267</text:p>
          </table:table-cell>
          <table:table-cell office:value-type="float" office:value="7.841" calcext:value-type="float">
            <text:p>7.841</text:p>
          </table:table-cell>
          <table:table-cell office:value-type="float" office:value="193.821" calcext:value-type="float">
            <text:p>193.821</text:p>
          </table:table-cell>
          <table:table-cell table:formula="of:=[.G28]" office:value-type="float" office:value="7.841" calcext:value-type="float">
            <text:p>7.841</text:p>
          </table:table-cell>
          <table:table-cell table:formula="of:=SQRT([.H28]*[.H28]-[.D28]*[.D28]-[.B28]*[.B28])" office:value-type="float" office:value="190.006006407692" calcext:value-type="float">
            <text:p>190.0060064077</text:p>
          </table:table-cell>
          <table:table-cell table:formula="of:=[.F28]" office:value-type="float" office:value="225.267" calcext:value-type="float">
            <text:p>225.267</text:p>
          </table:table-cell>
          <table:table-cell/>
          <table:table-cell office:value-type="float" office:value="8.478" calcext:value-type="float">
            <text:p>8.478</text:p>
          </table:table-cell>
          <table:table-cell office:value-type="float" office:value="182.703" calcext:value-type="float">
            <text:p>182.703</text:p>
          </table:table-cell>
          <table:table-cell office:value-type="float" office:value="8.478" calcext:value-type="float">
            <text:p>8.478</text:p>
          </table:table-cell>
          <table:table-cell table:formula="of:=SQRT([.N28]*[.N28]-[.B29]*[.B29]-[.D29]*[.D29])" office:value-type="float" office:value="178.409731463841" calcext:value-type="float">
            <text:p>178.4097314638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 office:value-type="float" office:value="27.842" calcext:value-type="float">
            <text:p>27.842</text:p>
          </table:table-cell>
          <table:table-cell office:value-type="float" office:value="8.478" calcext:value-type="float">
            <text:p>8.478</text:p>
          </table:table-cell>
          <table:table-cell office:value-type="float" office:value="27.842" calcext:value-type="float">
            <text:p>27.842</text:p>
          </table:table-cell>
          <table:table-cell office:value-type="float" office:value="8.478" calcext:value-type="float">
            <text:p>8.478</text:p>
          </table:table-cell>
          <table:table-cell office:value-type="float" office:value="223.857" calcext:value-type="float">
            <text:p>223.857</text:p>
          </table:table-cell>
          <table:table-cell office:value-type="float" office:value="8.478" calcext:value-type="float">
            <text:p>8.478</text:p>
          </table:table-cell>
          <table:table-cell office:value-type="float" office:value="192.431" calcext:value-type="float">
            <text:p>192.431</text:p>
          </table:table-cell>
          <table:table-cell table:formula="of:=[.G29]" office:value-type="float" office:value="8.478" calcext:value-type="float">
            <text:p>8.478</text:p>
          </table:table-cell>
          <table:table-cell table:formula="of:=SQRT([.H29]*[.H29]-[.D29]*[.D29]-[.B29]*[.B29])" office:value-type="float" office:value="188.359591826379" calcext:value-type="float">
            <text:p>188.3595918264</text:p>
          </table:table-cell>
          <table:table-cell table:formula="of:=[.F29]" office:value-type="float" office:value="223.857" calcext:value-type="float">
            <text:p>223.857</text:p>
          </table:table-cell>
          <table:table-cell/>
          <table:table-cell office:value-type="float" office:value="9.178" calcext:value-type="float">
            <text:p>9.178</text:p>
          </table:table-cell>
          <table:table-cell office:value-type="float" office:value="182.713" calcext:value-type="float">
            <text:p>182.713</text:p>
          </table:table-cell>
          <table:table-cell office:value-type="float" office:value="9.178" calcext:value-type="float">
            <text:p>9.178</text:p>
          </table:table-cell>
          <table:table-cell table:formula="of:=SQRT([.N29]*[.N29]-[.B30]*[.B30]-[.D30]*[.D30])" office:value-type="float" office:value="178.690199437462" calcext:value-type="float">
            <text:p>178.6901994375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 office:value-type="float" office:value="26.785" calcext:value-type="float">
            <text:p>26.785</text:p>
          </table:table-cell>
          <table:table-cell office:value-type="float" office:value="9.178" calcext:value-type="float">
            <text:p>9.178</text:p>
          </table:table-cell>
          <table:table-cell office:value-type="float" office:value="27.137" calcext:value-type="float">
            <text:p>27.137</text:p>
          </table:table-cell>
          <table:table-cell office:value-type="float" office:value="9.178" calcext:value-type="float">
            <text:p>9.178</text:p>
          </table:table-cell>
          <table:table-cell office:value-type="float" office:value="221.037" calcext:value-type="float">
            <text:p>221.037</text:p>
          </table:table-cell>
          <table:table-cell office:value-type="float" office:value="9.178" calcext:value-type="float">
            <text:p>9.178</text:p>
          </table:table-cell>
          <table:table-cell office:value-type="float" office:value="191.284" calcext:value-type="float">
            <text:p>191.284</text:p>
          </table:table-cell>
          <table:table-cell table:formula="of:=[.G30]" office:value-type="float" office:value="9.178" calcext:value-type="float">
            <text:p>9.178</text:p>
          </table:table-cell>
          <table:table-cell table:formula="of:=SQRT([.H30]*[.H30]-[.D30]*[.D30]-[.B30]*[.B30])" office:value-type="float" office:value="187.445233767093" calcext:value-type="float">
            <text:p>187.4452337671</text:p>
          </table:table-cell>
          <table:table-cell table:formula="of:=[.F30]" office:value-type="float" office:value="221.037" calcext:value-type="float">
            <text:p>221.037</text:p>
          </table:table-cell>
          <table:table-cell/>
          <table:table-cell office:value-type="float" office:value="9.814" calcext:value-type="float">
            <text:p>9.814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9.814" calcext:value-type="float">
            <text:p>9.814</text:p>
          </table:table-cell>
          <table:table-cell table:formula="of:=SQRT([.N30]*[.N30]-[.B31]*[.B31]-[.D31]*[.D31])" office:value-type="float" office:value="178.459253209241" calcext:value-type="float">
            <text:p>178.4592532092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 office:value-type="float" office:value="26.08" calcext:value-type="float">
            <text:p>26.08</text:p>
          </table:table-cell>
          <table:table-cell office:value-type="float" office:value="9.814" calcext:value-type="float">
            <text:p>9.814</text:p>
          </table:table-cell>
          <table:table-cell office:value-type="float" office:value="27.137" calcext:value-type="float">
            <text:p>27.137</text:p>
          </table:table-cell>
          <table:table-cell office:value-type="float" office:value="9.814" calcext:value-type="float">
            <text:p>9.814</text:p>
          </table:table-cell>
          <table:table-cell office:value-type="float" office:value="215.749" calcext:value-type="float">
            <text:p>215.749</text:p>
          </table:table-cell>
          <table:table-cell office:value-type="float" office:value="9.814" calcext:value-type="float">
            <text:p>9.814</text:p>
          </table:table-cell>
          <table:table-cell office:value-type="float" office:value="189.786" calcext:value-type="float">
            <text:p>189.786</text:p>
          </table:table-cell>
          <table:table-cell table:formula="of:=[.G31]" office:value-type="float" office:value="9.814" calcext:value-type="float">
            <text:p>9.814</text:p>
          </table:table-cell>
          <table:table-cell table:formula="of:=SQRT([.H31]*[.H31]-[.D31]*[.D31]-[.B31]*[.B31])" office:value-type="float" office:value="186.016511705278" calcext:value-type="float">
            <text:p>186.0165117053</text:p>
          </table:table-cell>
          <table:table-cell table:formula="of:=[.F31]" office:value-type="float" office:value="215.749" calcext:value-type="float">
            <text:p>215.749</text:p>
          </table:table-cell>
          <table:table-cell/>
          <table:table-cell office:value-type="float" office:value="10.514" calcext:value-type="float">
            <text:p>10.514</text:p>
          </table:table-cell>
          <table:table-cell office:value-type="float" office:value="181.678" calcext:value-type="float">
            <text:p>181.678</text:p>
          </table:table-cell>
          <table:table-cell office:value-type="float" office:value="10.514" calcext:value-type="float">
            <text:p>10.514</text:p>
          </table:table-cell>
          <table:table-cell table:formula="of:=SQRT([.N31]*[.N31]-[.B32]*[.B32]-[.D32]*[.D32])" office:value-type="float" office:value="177.834459821487" calcext:value-type="float">
            <text:p>177.8344598215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 office:value-type="float" office:value="25.022" calcext:value-type="float">
            <text:p>25.022</text:p>
          </table:table-cell>
          <table:table-cell office:value-type="float" office:value="10.514" calcext:value-type="float">
            <text:p>10.514</text:p>
          </table:table-cell>
          <table:table-cell office:value-type="float" office:value="27.49" calcext:value-type="float">
            <text:p>27.49</text:p>
          </table:table-cell>
          <table:table-cell office:value-type="float" office:value="10.514" calcext:value-type="float">
            <text:p>10.514</text:p>
          </table:table-cell>
          <table:table-cell office:value-type="float" office:value="210.108" calcext:value-type="float">
            <text:p>210.108</text:p>
          </table:table-cell>
          <table:table-cell office:value-type="float" office:value="10.514" calcext:value-type="float">
            <text:p>10.514</text:p>
          </table:table-cell>
          <table:table-cell office:value-type="float" office:value="190.207" calcext:value-type="float">
            <text:p>190.207</text:p>
          </table:table-cell>
          <table:table-cell table:formula="of:=[.G32]" office:value-type="float" office:value="10.514" calcext:value-type="float">
            <text:p>10.514</text:p>
          </table:table-cell>
          <table:table-cell table:formula="of:=SQRT([.H32]*[.H32]-[.D32]*[.D32]-[.B32]*[.B32])" office:value-type="float" office:value="186.539278075691" calcext:value-type="float">
            <text:p>186.5392780757</text:p>
          </table:table-cell>
          <table:table-cell table:formula="of:=[.F32]" office:value-type="float" office:value="210.108" calcext:value-type="float">
            <text:p>210.108</text:p>
          </table:table-cell>
          <table:table-cell/>
          <table:table-cell office:value-type="float" office:value="11.151" calcext:value-type="float">
            <text:p>11.151</text:p>
          </table:table-cell>
          <table:table-cell office:value-type="float" office:value="180.17" calcext:value-type="float">
            <text:p>180.17</text:p>
          </table:table-cell>
          <table:table-cell office:value-type="float" office:value="11.151" calcext:value-type="float">
            <text:p>11.151</text:p>
          </table:table-cell>
          <table:table-cell table:formula="of:=SQRT([.N32]*[.N32]-[.B33]*[.B33]-[.D33]*[.D33])" office:value-type="float" office:value="176.156798321836" calcext:value-type="float">
            <text:p>176.1567983218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 office:value-type="float" office:value="23.964" calcext:value-type="float">
            <text:p>23.964</text:p>
          </table:table-cell>
          <table:table-cell office:value-type="float" office:value="11.151" calcext:value-type="float">
            <text:p>11.151</text:p>
          </table:table-cell>
          <table:table-cell office:value-type="float" office:value="29.253" calcext:value-type="float">
            <text:p>29.253</text:p>
          </table:table-cell>
          <table:table-cell office:value-type="float" office:value="11.151" calcext:value-type="float">
            <text:p>11.151</text:p>
          </table:table-cell>
          <table:table-cell office:value-type="float" office:value="206.582" calcext:value-type="float">
            <text:p>206.582</text:p>
          </table:table-cell>
          <table:table-cell office:value-type="float" office:value="11.151" calcext:value-type="float">
            <text:p>11.151</text:p>
          </table:table-cell>
          <table:table-cell office:value-type="float" office:value="189.795" calcext:value-type="float">
            <text:p>189.795</text:p>
          </table:table-cell>
          <table:table-cell table:formula="of:=[.G33]" office:value-type="float" office:value="11.151" calcext:value-type="float">
            <text:p>11.151</text:p>
          </table:table-cell>
          <table:table-cell table:formula="of:=SQRT([.H33]*[.H33]-[.D33]*[.D33]-[.B33]*[.B33])" office:value-type="float" office:value="185.989598418836" calcext:value-type="float">
            <text:p>185.9895984188</text:p>
          </table:table-cell>
          <table:table-cell table:formula="of:=[.F33]" office:value-type="float" office:value="206.582" calcext:value-type="float">
            <text:p>206.582</text:p>
          </table:table-cell>
          <table:table-cell/>
          <table:table-cell office:value-type="float" office:value="11.851" calcext:value-type="float">
            <text:p>11.851</text:p>
          </table:table-cell>
          <table:table-cell office:value-type="float" office:value="180.062" calcext:value-type="float">
            <text:p>180.062</text:p>
          </table:table-cell>
          <table:table-cell office:value-type="float" office:value="11.851" calcext:value-type="float">
            <text:p>11.851</text:p>
          </table:table-cell>
          <table:table-cell table:formula="of:=SQRT([.N33]*[.N33]-[.B34]*[.B34]-[.D34]*[.D34])" office:value-type="float" office:value="175.20267679462" calcext:value-type="float">
            <text:p>175.2026767946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 office:value-type="float" office:value="23.612" calcext:value-type="float">
            <text:p>23.612</text:p>
          </table:table-cell>
          <table:table-cell office:value-type="float" office:value="11.851" calcext:value-type="float">
            <text:p>11.851</text:p>
          </table:table-cell>
          <table:table-cell office:value-type="float" office:value="34.188" calcext:value-type="float">
            <text:p>34.188</text:p>
          </table:table-cell>
          <table:table-cell office:value-type="float" office:value="11.851" calcext:value-type="float">
            <text:p>11.851</text:p>
          </table:table-cell>
          <table:table-cell office:value-type="float" office:value="202.704" calcext:value-type="float">
            <text:p>202.704</text:p>
          </table:table-cell>
          <table:table-cell office:value-type="float" office:value="11.851" calcext:value-type="float">
            <text:p>11.851</text:p>
          </table:table-cell>
          <table:table-cell office:value-type="float" office:value="189.683" calcext:value-type="float">
            <text:p>189.683</text:p>
          </table:table-cell>
          <table:table-cell table:formula="of:=[.G34]" office:value-type="float" office:value="11.851" calcext:value-type="float">
            <text:p>11.851</text:p>
          </table:table-cell>
          <table:table-cell table:formula="of:=SQRT([.H34]*[.H34]-[.D34]*[.D34]-[.B34]*[.B34])" office:value-type="float" office:value="185.076456095852" calcext:value-type="float">
            <text:p>185.0764560959</text:p>
          </table:table-cell>
          <table:table-cell table:formula="of:=[.F34]" office:value-type="float" office:value="202.704" calcext:value-type="float">
            <text:p>202.704</text:p>
          </table:table-cell>
          <table:table-cell/>
          <table:table-cell office:value-type="float" office:value="12.487" calcext:value-type="float">
            <text:p>12.487</text:p>
          </table:table-cell>
          <table:table-cell office:value-type="float" office:value="180.09" calcext:value-type="float">
            <text:p>180.09</text:p>
          </table:table-cell>
          <table:table-cell office:value-type="float" office:value="12.487" calcext:value-type="float">
            <text:p>12.487</text:p>
          </table:table-cell>
          <table:table-cell table:formula="of:=SQRT([.N34]*[.N34]-[.B35]*[.B35]-[.D35]*[.D35])" office:value-type="float" office:value="174.676366833066" calcext:value-type="float">
            <text:p>174.6763668331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22.907" calcext:value-type="float">
            <text:p>22.907</text:p>
          </table:table-cell>
          <table:table-cell office:value-type="float" office:value="12.487" calcext:value-type="float">
            <text:p>12.487</text:p>
          </table:table-cell>
          <table:table-cell office:value-type="float" office:value="37.361" calcext:value-type="float">
            <text:p>37.361</text:p>
          </table:table-cell>
          <table:table-cell office:value-type="float" office:value="12.487" calcext:value-type="float">
            <text:p>12.487</text:p>
          </table:table-cell>
          <table:table-cell office:value-type="float" office:value="199.179" calcext:value-type="float">
            <text:p>199.179</text:p>
          </table:table-cell>
          <table:table-cell office:value-type="float" office:value="12.487" calcext:value-type="float">
            <text:p>12.487</text:p>
          </table:table-cell>
          <table:table-cell office:value-type="float" office:value="188.554" calcext:value-type="float">
            <text:p>188.554</text:p>
          </table:table-cell>
          <table:table-cell table:formula="of:=[.G35]" office:value-type="float" office:value="12.487" calcext:value-type="float">
            <text:p>12.487</text:p>
          </table:table-cell>
          <table:table-cell table:formula="of:=SQRT([.H35]*[.H35]-[.D35]*[.D35]-[.B35]*[.B35])" office:value-type="float" office:value="183.390392185632" calcext:value-type="float">
            <text:p>183.3903921856</text:p>
          </table:table-cell>
          <table:table-cell table:formula="of:=[.F35]" office:value-type="float" office:value="199.179" calcext:value-type="float">
            <text:p>199.179</text:p>
          </table:table-cell>
          <table:table-cell/>
          <table:table-cell office:value-type="float" office:value="13.187" calcext:value-type="float">
            <text:p>13.187</text:p>
          </table:table-cell>
          <table:table-cell office:value-type="float" office:value="179.352" calcext:value-type="float">
            <text:p>179.352</text:p>
          </table:table-cell>
          <table:table-cell office:value-type="float" office:value="13.187" calcext:value-type="float">
            <text:p>13.187</text:p>
          </table:table-cell>
          <table:table-cell table:formula="of:=SQRT([.N35]*[.N35]-[.B36]*[.B36]-[.D36]*[.D36])" office:value-type="float" office:value="173.377329368635" calcext:value-type="float">
            <text:p>173.3773293686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 office:value-type="float" office:value="22.202" calcext:value-type="float">
            <text:p>22.202</text:p>
          </table:table-cell>
          <table:table-cell office:value-type="float" office:value="13.187" calcext:value-type="float">
            <text:p>13.187</text:p>
          </table:table-cell>
          <table:table-cell office:value-type="float" office:value="40.181" calcext:value-type="float">
            <text:p>40.181</text:p>
          </table:table-cell>
          <table:table-cell office:value-type="float" office:value="13.187" calcext:value-type="float">
            <text:p>13.187</text:p>
          </table:table-cell>
          <table:table-cell office:value-type="float" office:value="194.948" calcext:value-type="float">
            <text:p>194.948</text:p>
          </table:table-cell>
          <table:table-cell office:value-type="float" office:value="13.187" calcext:value-type="float">
            <text:p>13.187</text:p>
          </table:table-cell>
          <table:table-cell office:value-type="float" office:value="187.787" calcext:value-type="float">
            <text:p>187.787</text:p>
          </table:table-cell>
          <table:table-cell table:formula="of:=[.G36]" office:value-type="float" office:value="13.187" calcext:value-type="float">
            <text:p>13.187</text:p>
          </table:table-cell>
          <table:table-cell table:formula="of:=SQRT([.H36]*[.H36]-[.D36]*[.D36]-[.B36]*[.B36])" office:value-type="float" office:value="182.089307220386" calcext:value-type="float">
            <text:p>182.0893072204</text:p>
          </table:table-cell>
          <table:table-cell table:formula="of:=[.F36]" office:value-type="float" office:value="194.948" calcext:value-type="float">
            <text:p>194.948</text:p>
          </table:table-cell>
          <table:table-cell/>
          <table:table-cell office:value-type="float" office:value="13.887" calcext:value-type="float">
            <text:p>13.887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13.887" calcext:value-type="float">
            <text:p>13.887</text:p>
          </table:table-cell>
          <table:table-cell table:formula="of:=SQRT([.N36]*[.N36]-[.B37]*[.B37]-[.D37]*[.D37])" office:value-type="float" office:value="173.6755983407" calcext:value-type="float">
            <text:p>173.6755983407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 office:value-type="float" office:value="21.849" calcext:value-type="float">
            <text:p>21.849</text:p>
          </table:table-cell>
          <table:table-cell office:value-type="float" office:value="13.887" calcext:value-type="float">
            <text:p>13.887</text:p>
          </table:table-cell>
          <table:table-cell office:value-type="float" office:value="41.592" calcext:value-type="float">
            <text:p>41.592</text:p>
          </table:table-cell>
          <table:table-cell office:value-type="float" office:value="13.887" calcext:value-type="float">
            <text:p>13.887</text:p>
          </table:table-cell>
          <table:table-cell office:value-type="float" office:value="192.128" calcext:value-type="float">
            <text:p>192.128</text:p>
          </table:table-cell>
          <table:table-cell office:value-type="float" office:value="13.887" calcext:value-type="float">
            <text:p>13.887</text:p>
          </table:table-cell>
          <table:table-cell office:value-type="float" office:value="187.219" calcext:value-type="float">
            <text:p>187.219</text:p>
          </table:table-cell>
          <table:table-cell table:formula="of:=[.G37]" office:value-type="float" office:value="13.887" calcext:value-type="float">
            <text:p>13.887</text:p>
          </table:table-cell>
          <table:table-cell table:formula="of:=SQRT([.H37]*[.H37]-[.D37]*[.D37]-[.B37]*[.B37])" office:value-type="float" office:value="181.228255788108" calcext:value-type="float">
            <text:p>181.2282557881</text:p>
          </table:table-cell>
          <table:table-cell table:formula="of:=[.F37]" office:value-type="float" office:value="192.128" calcext:value-type="float">
            <text:p>192.128</text:p>
          </table:table-cell>
          <table:table-cell/>
          <table:table-cell office:value-type="float" office:value="14.523" calcext:value-type="float">
            <text:p>14.523</text:p>
          </table:table-cell>
          <table:table-cell office:value-type="float" office:value="167.341" calcext:value-type="float">
            <text:p>167.341</text:p>
          </table:table-cell>
          <table:table-cell office:value-type="float" office:value="14.523" calcext:value-type="float">
            <text:p>14.523</text:p>
          </table:table-cell>
          <table:table-cell table:formula="of:=SQRT([.N37]*[.N37]-[.B38]*[.B38]-[.D38]*[.D38])" office:value-type="float" office:value="160.473839185707" calcext:value-type="float">
            <text:p>160.4738391857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 office:value-type="float" office:value="21.497" calcext:value-type="float">
            <text:p>21.497</text:p>
          </table:table-cell>
          <table:table-cell office:value-type="float" office:value="14.523" calcext:value-type="float">
            <text:p>14.523</text:p>
          </table:table-cell>
          <table:table-cell office:value-type="float" office:value="42.297" calcext:value-type="float">
            <text:p>42.297</text:p>
          </table:table-cell>
          <table:table-cell office:value-type="float" office:value="14.523" calcext:value-type="float">
            <text:p>14.523</text:p>
          </table:table-cell>
          <table:table-cell office:value-type="float" office:value="188.603" calcext:value-type="float">
            <text:p>188.603</text:p>
          </table:table-cell>
          <table:table-cell office:value-type="float" office:value="14.523" calcext:value-type="float">
            <text:p>14.523</text:p>
          </table:table-cell>
          <table:table-cell office:value-type="float" office:value="186.86" calcext:value-type="float">
            <text:p>186.86</text:p>
          </table:table-cell>
          <table:table-cell table:formula="of:=[.G38]" office:value-type="float" office:value="14.523" calcext:value-type="float">
            <text:p>14.523</text:p>
          </table:table-cell>
          <table:table-cell table:formula="of:=SQRT([.H38]*[.H38]-[.D38]*[.D38]-[.B38]*[.B38])" office:value-type="float" office:value="180.736001897796" calcext:value-type="float">
            <text:p>180.7360018978</text:p>
          </table:table-cell>
          <table:table-cell table:formula="of:=[.F38]" office:value-type="float" office:value="188.603" calcext:value-type="float">
            <text:p>188.603</text:p>
          </table:table-cell>
          <table:table-cell/>
          <table:table-cell office:value-type="float" office:value="15.16" calcext:value-type="float">
            <text:p>15.16</text:p>
          </table:table-cell>
          <table:table-cell office:value-type="float" office:value="161.477" calcext:value-type="float">
            <text:p>161.477</text:p>
          </table:table-cell>
          <table:table-cell office:value-type="float" office:value="15.16" calcext:value-type="float">
            <text:p>15.16</text:p>
          </table:table-cell>
          <table:table-cell table:formula="of:=SQRT([.N38]*[.N38]-[.B39]*[.B39]-[.D39]*[.D39])" office:value-type="float" office:value="153.802883747347" calcext:value-type="float">
            <text:p>153.8028837473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21.144" calcext:value-type="float">
            <text:p>21.144</text:p>
          </table:table-cell>
          <table:table-cell office:value-type="float" office:value="15.16" calcext:value-type="float">
            <text:p>15.16</text:p>
          </table:table-cell>
          <table:table-cell office:value-type="float" office:value="44.412" calcext:value-type="float">
            <text:p>44.412</text:p>
          </table:table-cell>
          <table:table-cell office:value-type="float" office:value="15.16" calcext:value-type="float">
            <text:p>15.16</text:p>
          </table:table-cell>
          <table:table-cell office:value-type="float" office:value="186.84" calcext:value-type="float">
            <text:p>186.84</text:p>
          </table:table-cell>
          <table:table-cell office:value-type="float" office:value="15.16" calcext:value-type="float">
            <text:p>15.16</text:p>
          </table:table-cell>
          <table:table-cell office:value-type="float" office:value="184.23" calcext:value-type="float">
            <text:p>184.23</text:p>
          </table:table-cell>
          <table:table-cell table:formula="of:=[.G39]" office:value-type="float" office:value="15.16" calcext:value-type="float">
            <text:p>15.16</text:p>
          </table:table-cell>
          <table:table-cell table:formula="of:=SQRT([.H39]*[.H39]-[.D39]*[.D39]-[.B39]*[.B39])" office:value-type="float" office:value="177.542103231881" calcext:value-type="float">
            <text:p>177.5421032319</text:p>
          </table:table-cell>
          <table:table-cell table:formula="of:=[.F39]" office:value-type="float" office:value="186.84" calcext:value-type="float">
            <text:p>186.84</text:p>
          </table:table-cell>
          <table:table-cell/>
          <table:table-cell office:value-type="float" office:value="15.86" calcext:value-type="float">
            <text:p>15.86</text:p>
          </table:table-cell>
          <table:table-cell office:value-type="float" office:value="162.869" calcext:value-type="float">
            <text:p>162.869</text:p>
          </table:table-cell>
          <table:table-cell office:value-type="float" office:value="15.86" calcext:value-type="float">
            <text:p>15.86</text:p>
          </table:table-cell>
          <table:table-cell table:formula="of:=SQRT([.N39]*[.N39]-[.B40]*[.B40]-[.D40]*[.D40])" office:value-type="float" office:value="154.477129880122" calcext:value-type="float">
            <text:p>154.4771298801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20.791" calcext:value-type="float">
            <text:p>20.791</text:p>
          </table:table-cell>
          <table:table-cell office:value-type="float" office:value="15.86" calcext:value-type="float">
            <text:p>15.86</text:p>
          </table:table-cell>
          <table:table-cell office:value-type="float" office:value="47.232" calcext:value-type="float">
            <text:p>47.232</text:p>
          </table:table-cell>
          <table:table-cell office:value-type="float" office:value="15.86" calcext:value-type="float">
            <text:p>15.86</text:p>
          </table:table-cell>
          <table:table-cell office:value-type="float" office:value="184.372" calcext:value-type="float">
            <text:p>184.372</text:p>
          </table:table-cell>
          <table:table-cell office:value-type="float" office:value="15.86" calcext:value-type="float">
            <text:p>15.86</text:p>
          </table:table-cell>
          <table:table-cell office:value-type="float" office:value="182.207" calcext:value-type="float">
            <text:p>182.207</text:p>
          </table:table-cell>
          <table:table-cell table:formula="of:=[.G40]" office:value-type="float" office:value="15.86" calcext:value-type="float">
            <text:p>15.86</text:p>
          </table:table-cell>
          <table:table-cell table:formula="of:=SQRT([.H40]*[.H40]-[.D40]*[.D40]-[.B40]*[.B40])" office:value-type="float" office:value="174.746282775915" calcext:value-type="float">
            <text:p>174.7462827759</text:p>
          </table:table-cell>
          <table:table-cell table:formula="of:=[.F40]" office:value-type="float" office:value="184.372" calcext:value-type="float">
            <text:p>184.372</text:p>
          </table:table-cell>
          <table:table-cell/>
          <table:table-cell office:value-type="float" office:value="16.496" calcext:value-type="float">
            <text:p>16.496</text:p>
          </table:table-cell>
          <table:table-cell office:value-type="float" office:value="163.578" calcext:value-type="float">
            <text:p>163.578</text:p>
          </table:table-cell>
          <table:table-cell office:value-type="float" office:value="16.496" calcext:value-type="float">
            <text:p>16.496</text:p>
          </table:table-cell>
          <table:table-cell table:formula="of:=SQRT([.N40]*[.N40]-[.B41]*[.B41]-[.D41]*[.D41])" office:value-type="float" office:value="155.209479294919" calcext:value-type="float">
            <text:p>155.2094792949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 office:value-type="float" office:value="20.086" calcext:value-type="float">
            <text:p>20.086</text:p>
          </table:table-cell>
          <table:table-cell office:value-type="float" office:value="16.496" calcext:value-type="float">
            <text:p>16.496</text:p>
          </table:table-cell>
          <table:table-cell office:value-type="float" office:value="47.585" calcext:value-type="float">
            <text:p>47.585</text:p>
          </table:table-cell>
          <table:table-cell office:value-type="float" office:value="16.496" calcext:value-type="float">
            <text:p>16.496</text:p>
          </table:table-cell>
          <table:table-cell office:value-type="float" office:value="181.904" calcext:value-type="float">
            <text:p>181.904</text:p>
          </table:table-cell>
          <table:table-cell office:value-type="float" office:value="16.496" calcext:value-type="float">
            <text:p>16.496</text:p>
          </table:table-cell>
          <table:table-cell office:value-type="float" office:value="179.473" calcext:value-type="float">
            <text:p>179.473</text:p>
          </table:table-cell>
          <table:table-cell table:formula="of:=[.G41]" office:value-type="float" office:value="16.496" calcext:value-type="float">
            <text:p>16.496</text:p>
          </table:table-cell>
          <table:table-cell table:formula="of:=SQRT([.H41]*[.H41]-[.D41]*[.D41]-[.B41]*[.B41])" office:value-type="float" office:value="171.8801271468" calcext:value-type="float">
            <text:p>171.8801271468</text:p>
          </table:table-cell>
          <table:table-cell table:formula="of:=[.F41]" office:value-type="float" office:value="181.904" calcext:value-type="float">
            <text:p>181.904</text:p>
          </table:table-cell>
          <table:table-cell/>
          <table:table-cell office:value-type="float" office:value="17.196" calcext:value-type="float">
            <text:p>17.196</text:p>
          </table:table-cell>
          <table:table-cell office:value-type="float" office:value="164.869" calcext:value-type="float">
            <text:p>164.869</text:p>
          </table:table-cell>
          <table:table-cell office:value-type="float" office:value="17.196" calcext:value-type="float">
            <text:p>17.196</text:p>
          </table:table-cell>
          <table:table-cell table:formula="of:=SQRT([.N41]*[.N41]-[.B42]*[.B42]-[.D42]*[.D42])" office:value-type="float" office:value="156.721072549291" calcext:value-type="float">
            <text:p>156.7210725493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 office:value-type="float" office:value="19.734" calcext:value-type="float">
            <text:p>19.734</text:p>
          </table:table-cell>
          <table:table-cell office:value-type="float" office:value="17.196" calcext:value-type="float">
            <text:p>17.196</text:p>
          </table:table-cell>
          <table:table-cell office:value-type="float" office:value="47.232" calcext:value-type="float">
            <text:p>47.232</text:p>
          </table:table-cell>
          <table:table-cell office:value-type="float" office:value="17.196" calcext:value-type="float">
            <text:p>17.196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17.196" calcext:value-type="float">
            <text:p>17.196</text:p>
          </table:table-cell>
          <table:table-cell office:value-type="float" office:value="177.345" calcext:value-type="float">
            <text:p>177.345</text:p>
          </table:table-cell>
          <table:table-cell table:formula="of:=[.G42]" office:value-type="float" office:value="17.196" calcext:value-type="float">
            <text:p>17.196</text:p>
          </table:table-cell>
          <table:table-cell table:formula="of:=SQRT([.H42]*[.H42]-[.D42]*[.D42]-[.B42]*[.B42])" office:value-type="float" office:value="169.79680928981" calcext:value-type="float">
            <text:p>169.7968092898</text:p>
          </table:table-cell>
          <table:table-cell table:formula="of:=[.F42]" office:value-type="float" office:value="179.084" calcext:value-type="float">
            <text:p>179.084</text:p>
          </table:table-cell>
          <table:table-cell/>
          <table:table-cell office:value-type="float" office:value="17.833" calcext:value-type="float">
            <text:p>17.833</text:p>
          </table:table-cell>
          <table:table-cell office:value-type="float" office:value="154.885" calcext:value-type="float">
            <text:p>154.885</text:p>
          </table:table-cell>
          <table:table-cell office:value-type="float" office:value="17.833" calcext:value-type="float">
            <text:p>17.833</text:p>
          </table:table-cell>
          <table:table-cell table:formula="of:=SQRT([.N42]*[.N42]-[.B43]*[.B43]-[.D43]*[.D43])" office:value-type="float" office:value="146.941201488895" calcext:value-type="float">
            <text:p>146.9412014889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 office:value-type="float" office:value="19.029" calcext:value-type="float">
            <text:p>19.029</text:p>
          </table:table-cell>
          <table:table-cell office:value-type="float" office:value="17.833" calcext:value-type="float">
            <text:p>17.833</text:p>
          </table:table-cell>
          <table:table-cell office:value-type="float" office:value="45.117" calcext:value-type="float">
            <text:p>45.117</text:p>
          </table:table-cell>
          <table:table-cell office:value-type="float" office:value="17.833" calcext:value-type="float">
            <text:p>17.833</text:p>
          </table:table-cell>
          <table:table-cell office:value-type="float" office:value="176.616" calcext:value-type="float">
            <text:p>176.616</text:p>
          </table:table-cell>
          <table:table-cell office:value-type="float" office:value="17.833" calcext:value-type="float">
            <text:p>17.833</text:p>
          </table:table-cell>
          <table:table-cell office:value-type="float" office:value="175.056" calcext:value-type="float">
            <text:p>175.056</text:p>
          </table:table-cell>
          <table:table-cell table:formula="of:=[.G43]" office:value-type="float" office:value="17.833" calcext:value-type="float">
            <text:p>17.833</text:p>
          </table:table-cell>
          <table:table-cell table:formula="of:=SQRT([.H43]*[.H43]-[.D43]*[.D43]-[.B43]*[.B43])" office:value-type="float" office:value="168.068309344742" calcext:value-type="float">
            <text:p>168.0683093447</text:p>
          </table:table-cell>
          <table:table-cell table:formula="of:=[.F43]" office:value-type="float" office:value="176.616" calcext:value-type="float">
            <text:p>176.616</text:p>
          </table:table-cell>
          <table:table-cell/>
          <table:table-cell office:value-type="float" office:value="18.533" calcext:value-type="float">
            <text:p>18.533</text:p>
          </table:table-cell>
          <table:table-cell office:value-type="float" office:value="144.712" calcext:value-type="float">
            <text:p>144.712</text:p>
          </table:table-cell>
          <table:table-cell office:value-type="float" office:value="18.533" calcext:value-type="float">
            <text:p>18.533</text:p>
          </table:table-cell>
          <table:table-cell table:formula="of:=SQRT([.N43]*[.N43]-[.B44]*[.B44]-[.D44]*[.D44])" office:value-type="float" office:value="136.747543988914" calcext:value-type="float">
            <text:p>136.7475439889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 office:value-type="float" office:value="19.029" calcext:value-type="float">
            <text:p>19.029</text:p>
          </table:table-cell>
          <table:table-cell office:value-type="float" office:value="18.533" calcext:value-type="float">
            <text:p>18.533</text:p>
          </table:table-cell>
          <table:table-cell office:value-type="float" office:value="43.354" calcext:value-type="float">
            <text:p>43.354</text:p>
          </table:table-cell>
          <table:table-cell office:value-type="float" office:value="18.533" calcext:value-type="float">
            <text:p>18.533</text:p>
          </table:table-cell>
          <table:table-cell office:value-type="float" office:value="173.796" calcext:value-type="float">
            <text:p>173.796</text:p>
          </table:table-cell>
          <table:table-cell office:value-type="float" office:value="18.533" calcext:value-type="float">
            <text:p>18.533</text:p>
          </table:table-cell>
          <table:table-cell office:value-type="float" office:value="173.727" calcext:value-type="float">
            <text:p>173.727</text:p>
          </table:table-cell>
          <table:table-cell table:formula="of:=[.G44]" office:value-type="float" office:value="18.533" calcext:value-type="float">
            <text:p>18.533</text:p>
          </table:table-cell>
          <table:table-cell table:formula="of:=SQRT([.H44]*[.H44]-[.D44]*[.D44]-[.B44]*[.B44])" office:value-type="float" office:value="167.150825220817" calcext:value-type="float">
            <text:p>167.1508252208</text:p>
          </table:table-cell>
          <table:table-cell table:formula="of:=[.F44]" office:value-type="float" office:value="173.796" calcext:value-type="float">
            <text:p>173.796</text:p>
          </table:table-cell>
          <table:table-cell/>
          <table:table-cell office:value-type="float" office:value="19.233" calcext:value-type="float">
            <text:p>19.233</text:p>
          </table:table-cell>
          <table:table-cell office:value-type="float" office:value="146.259" calcext:value-type="float">
            <text:p>146.259</text:p>
          </table:table-cell>
          <table:table-cell office:value-type="float" office:value="19.233" calcext:value-type="float">
            <text:p>19.233</text:p>
          </table:table-cell>
          <table:table-cell table:formula="of:=SQRT([.N44]*[.N44]-[.B45]*[.B45]-[.D45]*[.D45])" office:value-type="float" office:value="138.650513536734" calcext:value-type="float">
            <text:p>138.6505135367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 office:value-type="float" office:value="18.676" calcext:value-type="float">
            <text:p>18.676</text:p>
          </table:table-cell>
          <table:table-cell office:value-type="float" office:value="19.233" calcext:value-type="float">
            <text:p>19.233</text:p>
          </table:table-cell>
          <table:table-cell office:value-type="float" office:value="42.649" calcext:value-type="float">
            <text:p>42.649</text:p>
          </table:table-cell>
          <table:table-cell office:value-type="float" office:value="19.233" calcext:value-type="float">
            <text:p>19.233</text:p>
          </table:table-cell>
          <table:table-cell office:value-type="float" office:value="170.27" calcext:value-type="float">
            <text:p>170.27</text:p>
          </table:table-cell>
          <table:table-cell office:value-type="float" office:value="19.233" calcext:value-type="float">
            <text:p>19.233</text:p>
          </table:table-cell>
          <table:table-cell office:value-type="float" office:value="173.023" calcext:value-type="float">
            <text:p>173.023</text:p>
          </table:table-cell>
          <table:table-cell table:formula="of:=[.G45]" office:value-type="float" office:value="19.233" calcext:value-type="float">
            <text:p>19.233</text:p>
          </table:table-cell>
          <table:table-cell table:formula="of:=SQRT([.H45]*[.H45]-[.D45]*[.D45]-[.B45]*[.B45])" office:value-type="float" office:value="166.641016415527" calcext:value-type="float">
            <text:p>166.6410164155</text:p>
          </table:table-cell>
          <table:table-cell table:formula="of:=[.F45]" office:value-type="float" office:value="170.27" calcext:value-type="float">
            <text:p>170.27</text:p>
          </table:table-cell>
          <table:table-cell/>
          <table:table-cell office:value-type="float" office:value="19.869" calcext:value-type="float">
            <text:p>19.869</text:p>
          </table:table-cell>
          <table:table-cell office:value-type="float" office:value="143.572" calcext:value-type="float">
            <text:p>143.572</text:p>
          </table:table-cell>
          <table:table-cell office:value-type="float" office:value="19.869" calcext:value-type="float">
            <text:p>19.869</text:p>
          </table:table-cell>
          <table:table-cell table:formula="of:=SQRT([.N45]*[.N45]-[.B46]*[.B46]-[.D46]*[.D46])" office:value-type="float" office:value="136.295616536263" calcext:value-type="float">
            <text:p>136.2956165363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 office:value-type="float" office:value="18.324" calcext:value-type="float">
            <text:p>18.324</text:p>
          </table:table-cell>
          <table:table-cell office:value-type="float" office:value="19.869" calcext:value-type="float">
            <text:p>19.869</text:p>
          </table:table-cell>
          <table:table-cell office:value-type="float" office:value="41.239" calcext:value-type="float">
            <text:p>41.239</text:p>
          </table:table-cell>
          <table:table-cell office:value-type="float" office:value="19.869" calcext:value-type="float">
            <text:p>19.869</text:p>
          </table:table-cell>
          <table:table-cell office:value-type="float" office:value="168.155" calcext:value-type="float">
            <text:p>168.155</text:p>
          </table:table-cell>
          <table:table-cell office:value-type="float" office:value="19.869" calcext:value-type="float">
            <text:p>19.869</text:p>
          </table:table-cell>
          <table:table-cell office:value-type="float" office:value="170.227" calcext:value-type="float">
            <text:p>170.227</text:p>
          </table:table-cell>
          <table:table-cell table:formula="of:=[.G46]" office:value-type="float" office:value="19.869" calcext:value-type="float">
            <text:p>19.869</text:p>
          </table:table-cell>
          <table:table-cell table:formula="of:=SQRT([.H46]*[.H46]-[.D46]*[.D46]-[.B46]*[.B46])" office:value-type="float" office:value="164.136551176147" calcext:value-type="float">
            <text:p>164.1365511761</text:p>
          </table:table-cell>
          <table:table-cell table:formula="of:=[.F46]" office:value-type="float" office:value="168.155" calcext:value-type="float">
            <text:p>168.155</text:p>
          </table:table-cell>
          <table:table-cell table:number-columns-repeated="5"/>
        </table:table-row>
        <table:table-row table:style-name="ro1">
          <table:table-cell office:value-type="float" office:value="20.506" calcext:value-type="float">
            <text:p>20.506</text:p>
          </table:table-cell>
          <table:table-cell office:value-type="float" office:value="18.324" calcext:value-type="float">
            <text:p>18.324</text:p>
          </table:table-cell>
          <table:table-cell office:value-type="float" office:value="20.506" calcext:value-type="float">
            <text:p>20.506</text:p>
          </table:table-cell>
          <table:table-cell office:value-type="float" office:value="40.181" calcext:value-type="float">
            <text:p>40.181</text:p>
          </table:table-cell>
          <table:table-cell office:value-type="float" office:value="20.506" calcext:value-type="float">
            <text:p>20.506</text:p>
          </table:table-cell>
          <table:table-cell office:value-type="float" office:value="166.04" calcext:value-type="float">
            <text:p>166.04</text:p>
          </table:table-cell>
          <table:table-cell office:value-type="float" office:value="20.506" calcext:value-type="float">
            <text:p>20.506</text:p>
          </table:table-cell>
          <table:table-cell office:value-type="float" office:value="169.889" calcext:value-type="float">
            <text:p>169.889</text:p>
          </table:table-cell>
          <table:table-cell table:formula="of:=[.G47]" office:value-type="float" office:value="20.506" calcext:value-type="float">
            <text:p>20.506</text:p>
          </table:table-cell>
          <table:table-cell table:formula="of:=SQRT([.H47]*[.H47]-[.D47]*[.D47]-[.B47]*[.B47])" office:value-type="float" office:value="164.048744536494" calcext:value-type="float">
            <text:p>164.0487445365</text:p>
          </table:table-cell>
          <table:table-cell table:formula="of:=[.F47]" office:value-type="float" office:value="166.04" calcext:value-type="float">
            <text:p>166.04</text:p>
          </table:table-cell>
          <table:table-cell table:number-columns-repeated="5"/>
        </table:table-row>
        <table:table-row table:style-name="ro1">
          <table:table-cell office:value-type="float" office:value="21.206" calcext:value-type="float">
            <text:p>21.206</text:p>
          </table:table-cell>
          <table:table-cell office:value-type="float" office:value="17.971" calcext:value-type="float">
            <text:p>17.971</text:p>
          </table:table-cell>
          <table:table-cell office:value-type="float" office:value="21.206" calcext:value-type="float">
            <text:p>21.206</text:p>
          </table:table-cell>
          <table:table-cell office:value-type="float" office:value="38.419" calcext:value-type="float">
            <text:p>38.419</text:p>
          </table:table-cell>
          <table:table-cell office:value-type="float" office:value="21.206" calcext:value-type="float">
            <text:p>21.206</text:p>
          </table:table-cell>
          <table:table-cell office:value-type="float" office:value="163.219" calcext:value-type="float">
            <text:p>163.219</text:p>
          </table:table-cell>
          <table:table-cell office:value-type="float" office:value="21.206" calcext:value-type="float">
            <text:p>21.206</text:p>
          </table:table-cell>
          <table:table-cell office:value-type="float" office:value="168.532" calcext:value-type="float">
            <text:p>168.532</text:p>
          </table:table-cell>
          <table:table-cell table:formula="of:=[.G48]" office:value-type="float" office:value="21.206" calcext:value-type="float">
            <text:p>21.206</text:p>
          </table:table-cell>
          <table:table-cell table:formula="of:=SQRT([.H48]*[.H48]-[.D48]*[.D48]-[.B48]*[.B48])" office:value-type="float" office:value="163.10750633248" calcext:value-type="float">
            <text:p>163.1075063325</text:p>
          </table:table-cell>
          <table:table-cell table:formula="of:=[.F48]" office:value-type="float" office:value="163.219" calcext:value-type="float">
            <text:p>163.219</text:p>
          </table:table-cell>
          <table:table-cell table:number-columns-repeated="5"/>
        </table:table-row>
        <table:table-row table:style-name="ro1">
          <table:table-cell office:value-type="float" office:value="21.778" calcext:value-type="float">
            <text:p>21.778</text:p>
          </table:table-cell>
          <table:table-cell office:value-type="float" office:value="17.619" calcext:value-type="float">
            <text:p>17.619</text:p>
          </table:table-cell>
          <table:table-cell office:value-type="float" office:value="21.778" calcext:value-type="float">
            <text:p>21.778</text:p>
          </table:table-cell>
          <table:table-cell office:value-type="float" office:value="37.361" calcext:value-type="float">
            <text:p>37.361</text:p>
          </table:table-cell>
          <table:table-cell office:value-type="float" office:value="21.778" calcext:value-type="float">
            <text:p>21.778</text:p>
          </table:table-cell>
          <table:table-cell office:value-type="float" office:value="160.752" calcext:value-type="float">
            <text:p>160.752</text:p>
          </table:table-cell>
          <table:table-cell office:value-type="float" office:value="21.778" calcext:value-type="float">
            <text:p>21.778</text:p>
          </table:table-cell>
          <table:table-cell office:value-type="float" office:value="168.918" calcext:value-type="float">
            <text:p>168.918</text:p>
          </table:table-cell>
          <table:table-cell table:formula="of:=[.G49]" office:value-type="float" office:value="21.778" calcext:value-type="float">
            <text:p>21.778</text:p>
          </table:table-cell>
          <table:table-cell table:formula="of:=SQRT([.H49]*[.H49]-[.D49]*[.D49]-[.B49]*[.B49])" office:value-type="float" office:value="163.789551687524" calcext:value-type="float">
            <text:p>163.7895516875</text:p>
          </table:table-cell>
          <table:table-cell table:formula="of:=[.F49]" office:value-type="float" office:value="160.752" calcext:value-type="float">
            <text:p>160.752</text:p>
          </table:table-cell>
          <table:table-cell table:number-columns-repeated="5"/>
        </table:table-row>
        <table:table-row table:style-name="ro1">
          <table:table-cell office:value-type="float" office:value="22.542" calcext:value-type="float">
            <text:p>22.542</text:p>
          </table:table-cell>
          <table:table-cell office:value-type="float" office:value="17.266" calcext:value-type="float">
            <text:p>17.266</text:p>
          </table:table-cell>
          <table:table-cell office:value-type="float" office:value="22.542" calcext:value-type="float">
            <text:p>22.542</text:p>
          </table:table-cell>
          <table:table-cell office:value-type="float" office:value="33.483" calcext:value-type="float">
            <text:p>33.483</text:p>
          </table:table-cell>
          <table:table-cell office:value-type="float" office:value="22.542" calcext:value-type="float">
            <text:p>22.542</text:p>
          </table:table-cell>
          <table:table-cell office:value-type="float" office:value="157.931" calcext:value-type="float">
            <text:p>157.931</text:p>
          </table:table-cell>
          <table:table-cell office:value-type="float" office:value="22.542" calcext:value-type="float">
            <text:p>22.542</text:p>
          </table:table-cell>
          <table:table-cell office:value-type="float" office:value="167.053" calcext:value-type="float">
            <text:p>167.053</text:p>
          </table:table-cell>
          <table:table-cell table:formula="of:=[.G50]" office:value-type="float" office:value="22.542" calcext:value-type="float">
            <text:p>22.542</text:p>
          </table:table-cell>
          <table:table-cell table:formula="of:=SQRT([.H50]*[.H50]-[.D50]*[.D50]-[.B50]*[.B50])" office:value-type="float" office:value="162.74974274634" calcext:value-type="float">
            <text:p>162.7497427463</text:p>
          </table:table-cell>
          <table:table-cell table:formula="of:=[.F50]" office:value-type="float" office:value="157.931" calcext:value-type="float">
            <text:p>157.931</text:p>
          </table:table-cell>
          <table:table-cell table:number-columns-repeated="5"/>
        </table:table-row>
        <table:table-row table:style-name="ro1">
          <table:table-cell office:value-type="float" office:value="23.179" calcext:value-type="float">
            <text:p>23.179</text:p>
          </table:table-cell>
          <table:table-cell office:value-type="float" office:value="16.913" calcext:value-type="float">
            <text:p>16.913</text:p>
          </table:table-cell>
          <table:table-cell office:value-type="float" office:value="23.179" calcext:value-type="float">
            <text:p>23.179</text:p>
          </table:table-cell>
          <table:table-cell office:value-type="float" office:value="33.836" calcext:value-type="float">
            <text:p>33.836</text:p>
          </table:table-cell>
          <table:table-cell office:value-type="float" office:value="23.179" calcext:value-type="float">
            <text:p>23.179</text:p>
          </table:table-cell>
          <table:table-cell office:value-type="float" office:value="155.463" calcext:value-type="float">
            <text:p>155.463</text:p>
          </table:table-cell>
          <table:table-cell office:value-type="float" office:value="23.179" calcext:value-type="float">
            <text:p>23.179</text:p>
          </table:table-cell>
          <table:table-cell office:value-type="float" office:value="166.633" calcext:value-type="float">
            <text:p>166.633</text:p>
          </table:table-cell>
          <table:table-cell table:formula="of:=[.G51]" office:value-type="float" office:value="23.179" calcext:value-type="float">
            <text:p>23.179</text:p>
          </table:table-cell>
          <table:table-cell table:formula="of:=SQRT([.H51]*[.H51]-[.D51]*[.D51]-[.B51]*[.B51])" office:value-type="float" office:value="162.282569070125" calcext:value-type="float">
            <text:p>162.2825690701</text:p>
          </table:table-cell>
          <table:table-cell table:formula="of:=[.F51]" office:value-type="float" office:value="155.463" calcext:value-type="float">
            <text:p>155.463</text:p>
          </table:table-cell>
          <table:table-cell table:number-columns-repeated="5"/>
        </table:table-row>
        <table:table-row table:style-name="ro1">
          <table:table-cell office:value-type="float" office:value="23.815" calcext:value-type="float">
            <text:p>23.815</text:p>
          </table:table-cell>
          <table:table-cell office:value-type="float" office:value="16.561" calcext:value-type="float">
            <text:p>16.561</text:p>
          </table:table-cell>
          <table:table-cell office:value-type="float" office:value="23.815" calcext:value-type="float">
            <text:p>23.815</text:p>
          </table:table-cell>
          <table:table-cell office:value-type="float" office:value="33.131" calcext:value-type="float">
            <text:p>33.131</text:p>
          </table:table-cell>
          <table:table-cell office:value-type="float" office:value="23.815" calcext:value-type="float">
            <text:p>23.815</text:p>
          </table:table-cell>
          <table:table-cell office:value-type="float" office:value="152.643" calcext:value-type="float">
            <text:p>152.643</text:p>
          </table:table-cell>
          <table:table-cell office:value-type="float" office:value="23.815" calcext:value-type="float">
            <text:p>23.815</text:p>
          </table:table-cell>
          <table:table-cell office:value-type="float" office:value="166.718" calcext:value-type="float">
            <text:p>166.718</text:p>
          </table:table-cell>
          <table:table-cell table:formula="of:=[.G52]" office:value-type="float" office:value="23.815" calcext:value-type="float">
            <text:p>23.815</text:p>
          </table:table-cell>
          <table:table-cell table:formula="of:=SQRT([.H52]*[.H52]-[.D52]*[.D52]-[.B52]*[.B52])" office:value-type="float" office:value="162.551412303923" calcext:value-type="float">
            <text:p>162.5514123039</text:p>
          </table:table-cell>
          <table:table-cell table:formula="of:=[.F52]" office:value-type="float" office:value="152.643" calcext:value-type="float">
            <text:p>152.643</text:p>
          </table:table-cell>
          <table:table-cell table:number-columns-repeated="5"/>
        </table:table-row>
        <table:table-row table:style-name="ro1">
          <table:table-cell office:value-type="float" office:value="24.515" calcext:value-type="float">
            <text:p>24.515</text:p>
          </table:table-cell>
          <table:table-cell office:value-type="float" office:value="16.502" calcext:value-type="float">
            <text:p>16.502</text:p>
          </table:table-cell>
          <table:table-cell office:value-type="float" office:value="24.515" calcext:value-type="float">
            <text:p>24.515</text:p>
          </table:table-cell>
          <table:table-cell office:value-type="float" office:value="33.836" calcext:value-type="float">
            <text:p>33.836</text:p>
          </table:table-cell>
          <table:table-cell office:value-type="float" office:value="24.515" calcext:value-type="float">
            <text:p>24.51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4.515" calcext:value-type="float">
            <text:p>24.515</text:p>
          </table:table-cell>
          <table:table-cell office:value-type="float" office:value="164.509" calcext:value-type="float">
            <text:p>164.509</text:p>
          </table:table-cell>
          <table:table-cell table:formula="of:=[.G53]" office:value-type="float" office:value="24.515" calcext:value-type="float">
            <text:p>24.515</text:p>
          </table:table-cell>
          <table:table-cell table:formula="of:=SQRT([.H53]*[.H53]-[.D53]*[.D53]-[.B53]*[.B53])" office:value-type="float" office:value="160.143748491785" calcext:value-type="float">
            <text:p>160.1437484918</text:p>
          </table:table-cell>
          <table:table-cell table:formula="of:=[.F53]" office:value-type="float" office:value="150.528" calcext:value-type="float">
            <text:p>150.528</text:p>
          </table:table-cell>
          <table:table-cell table:number-columns-repeated="5"/>
        </table:table-row>
        <table:table-row table:style-name="ro1">
          <table:table-cell office:value-type="float" office:value="25.151" calcext:value-type="float">
            <text:p>25.151</text:p>
          </table:table-cell>
          <table:table-cell office:value-type="float" office:value="16.208" calcext:value-type="float">
            <text:p>16.208</text:p>
          </table:table-cell>
          <table:table-cell office:value-type="float" office:value="25.151" calcext:value-type="float">
            <text:p>25.151</text:p>
          </table:table-cell>
          <table:table-cell office:value-type="float" office:value="33.483" calcext:value-type="float">
            <text:p>33.483</text:p>
          </table:table-cell>
          <table:table-cell office:value-type="float" office:value="25.151" calcext:value-type="float">
            <text:p>25.151</text:p>
          </table:table-cell>
          <table:table-cell office:value-type="float" office:value="148.413" calcext:value-type="float">
            <text:p>148.413</text:p>
          </table:table-cell>
          <table:table-cell office:value-type="float" office:value="25.151" calcext:value-type="float">
            <text:p>25.151</text:p>
          </table:table-cell>
          <table:table-cell office:value-type="float" office:value="162.01" calcext:value-type="float">
            <text:p>162.01</text:p>
          </table:table-cell>
          <table:table-cell table:formula="of:=[.G54]" office:value-type="float" office:value="25.151" calcext:value-type="float">
            <text:p>25.151</text:p>
          </table:table-cell>
          <table:table-cell table:formula="of:=SQRT([.H54]*[.H54]-[.D54]*[.D54]-[.B54]*[.B54])" office:value-type="float" office:value="157.681417887461" calcext:value-type="float">
            <text:p>157.6814178875</text:p>
          </table:table-cell>
          <table:table-cell table:formula="of:=[.F54]" office:value-type="float" office:value="148.413" calcext:value-type="float">
            <text:p>148.413</text:p>
          </table:table-cell>
          <table:table-cell table:number-columns-repeated="5"/>
        </table:table-row>
        <table:table-row table:style-name="ro1">
          <table:table-cell office:value-type="float" office:value="25.851" calcext:value-type="float">
            <text:p>25.851</text:p>
          </table:table-cell>
          <table:table-cell office:value-type="float" office:value="16.208" calcext:value-type="float">
            <text:p>16.208</text:p>
          </table:table-cell>
          <table:table-cell office:value-type="float" office:value="25.851" calcext:value-type="float">
            <text:p>25.851</text:p>
          </table:table-cell>
          <table:table-cell office:value-type="float" office:value="33.836" calcext:value-type="float">
            <text:p>33.836</text:p>
          </table:table-cell>
          <table:table-cell office:value-type="float" office:value="25.851" calcext:value-type="float">
            <text:p>25.851</text:p>
          </table:table-cell>
          <table:table-cell office:value-type="float" office:value="146.084" calcext:value-type="float">
            <text:p>146.084</text:p>
          </table:table-cell>
          <table:table-cell office:value-type="float" office:value="25.851" calcext:value-type="float">
            <text:p>25.851</text:p>
          </table:table-cell>
          <table:table-cell office:value-type="float" office:value="159.488" calcext:value-type="float">
            <text:p>159.488</text:p>
          </table:table-cell>
          <table:table-cell table:formula="of:=[.G55]" office:value-type="float" office:value="25.851" calcext:value-type="float">
            <text:p>25.851</text:p>
          </table:table-cell>
          <table:table-cell table:formula="of:=SQRT([.H55]*[.H55]-[.D55]*[.D55]-[.B55]*[.B55])" office:value-type="float" office:value="155.012412354624" calcext:value-type="float">
            <text:p>155.0124123546</text:p>
          </table:table-cell>
          <table:table-cell table:formula="of:=[.F55]" office:value-type="float" office:value="146.084" calcext:value-type="float">
            <text:p>146.084</text:p>
          </table:table-cell>
          <table:table-cell table:number-columns-repeated="5"/>
        </table:table-row>
        <table:table-row table:style-name="ro1">
          <table:table-cell office:value-type="float" office:value="26.552" calcext:value-type="float">
            <text:p>26.552</text:p>
          </table:table-cell>
          <table:table-cell office:value-type="float" office:value="15.856" calcext:value-type="float">
            <text:p>15.856</text:p>
          </table:table-cell>
          <table:table-cell office:value-type="float" office:value="26.552" calcext:value-type="float">
            <text:p>26.552</text:p>
          </table:table-cell>
          <table:table-cell office:value-type="float" office:value="35.598" calcext:value-type="float">
            <text:p>35.598</text:p>
          </table:table-cell>
          <table:table-cell office:value-type="float" office:value="26.552" calcext:value-type="float">
            <text:p>26.552</text:p>
          </table:table-cell>
          <table:table-cell office:value-type="float" office:value="144.084" calcext:value-type="float">
            <text:p>144.084</text:p>
          </table:table-cell>
          <table:table-cell office:value-type="float" office:value="26.552" calcext:value-type="float">
            <text:p>26.552</text:p>
          </table:table-cell>
          <table:table-cell office:value-type="float" office:value="156.521" calcext:value-type="float">
            <text:p>156.521</text:p>
          </table:table-cell>
          <table:table-cell table:formula="of:=[.G56]" office:value-type="float" office:value="26.552" calcext:value-type="float">
            <text:p>26.552</text:p>
          </table:table-cell>
          <table:table-cell table:formula="of:=SQRT([.H56]*[.H56]-[.D56]*[.D56]-[.B56]*[.B56])" office:value-type="float" office:value="151.592193403882" calcext:value-type="float">
            <text:p>151.5921934039</text:p>
          </table:table-cell>
          <table:table-cell table:formula="of:=[.F56]" office:value-type="float" office:value="144.084" calcext:value-type="float">
            <text:p>144.084</text:p>
          </table:table-cell>
          <table:table-cell table:number-columns-repeated="5"/>
        </table:table-row>
        <table:table-row table:style-name="ro1">
          <table:table-cell office:value-type="float" office:value="27.251" calcext:value-type="float">
            <text:p>27.251</text:p>
          </table:table-cell>
          <table:table-cell office:value-type="float" office:value="15.856" calcext:value-type="float">
            <text:p>15.856</text:p>
          </table:table-cell>
          <table:table-cell office:value-type="float" office:value="27.252" calcext:value-type="float">
            <text:p>27.252</text:p>
          </table:table-cell>
          <table:table-cell office:value-type="float" office:value="35.598" calcext:value-type="float">
            <text:p>35.598</text:p>
          </table:table-cell>
          <table:table-cell office:value-type="float" office:value="27.251" calcext:value-type="float">
            <text:p>27.251</text:p>
          </table:table-cell>
          <table:table-cell office:value-type="float" office:value="141.695" calcext:value-type="float">
            <text:p>141.695</text:p>
          </table:table-cell>
          <table:table-cell office:value-type="float" office:value="27.2513" calcext:value-type="float">
            <text:p>27.2513</text:p>
          </table:table-cell>
          <table:table-cell office:value-type="float" office:value="153.854" calcext:value-type="float">
            <text:p>153.854</text:p>
          </table:table-cell>
          <table:table-cell table:formula="of:=[.G57]" office:value-type="float" office:value="27.2513" calcext:value-type="float">
            <text:p>27.2513</text:p>
          </table:table-cell>
          <table:table-cell table:formula="of:=SQRT([.H57]*[.H57]-[.D57]*[.D57]-[.B57]*[.B57])" office:value-type="float" office:value="148.836900585843" calcext:value-type="float">
            <text:p>148.8369005858</text:p>
          </table:table-cell>
          <table:table-cell table:formula="of:=[.F57]" office:value-type="float" office:value="141.695" calcext:value-type="float">
            <text:p>141.695</text:p>
          </table:table-cell>
          <table:table-cell table:number-columns-repeated="5"/>
        </table:table-row>
        <table:table-row table:style-name="ro1">
          <table:table-cell office:value-type="float" office:value="27.888" calcext:value-type="float">
            <text:p>27.888</text:p>
          </table:table-cell>
          <table:table-cell office:value-type="float" office:value="15.856" calcext:value-type="float">
            <text:p>15.856</text:p>
          </table:table-cell>
          <table:table-cell office:value-type="float" office:value="27.888" calcext:value-type="float">
            <text:p>27.888</text:p>
          </table:table-cell>
          <table:table-cell office:value-type="float" office:value="36.656" calcext:value-type="float">
            <text:p>36.656</text:p>
          </table:table-cell>
          <table:table-cell office:value-type="float" office:value="27.888" calcext:value-type="float">
            <text:p>27.888</text:p>
          </table:table-cell>
          <table:table-cell office:value-type="float" office:value="139.475" calcext:value-type="float">
            <text:p>139.475</text:p>
          </table:table-cell>
          <table:table-cell office:value-type="float" office:value="27.888" calcext:value-type="float">
            <text:p>27.888</text:p>
          </table:table-cell>
          <table:table-cell office:value-type="float" office:value="151.683" calcext:value-type="float">
            <text:p>151.683</text:p>
          </table:table-cell>
          <table:table-cell table:formula="of:=[.G58]" office:value-type="float" office:value="27.888" calcext:value-type="float">
            <text:p>27.888</text:p>
          </table:table-cell>
          <table:table-cell table:formula="of:=SQRT([.H58]*[.H58]-[.D58]*[.D58]-[.B58]*[.B58])" office:value-type="float" office:value="146.330644148791" calcext:value-type="float">
            <text:p>146.3306441488</text:p>
          </table:table-cell>
          <table:table-cell table:formula="of:=[.F58]" office:value-type="float" office:value="139.475" calcext:value-type="float">
            <text:p>139.475</text:p>
          </table:table-cell>
          <table:table-cell table:number-columns-repeated="5"/>
        </table:table-row>
        <table:table-row table:style-name="ro1">
          <table:table-cell office:value-type="float" office:value="28.524" calcext:value-type="float">
            <text:p>28.524</text:p>
          </table:table-cell>
          <table:table-cell office:value-type="float" office:value="15.503" calcext:value-type="float">
            <text:p>15.503</text:p>
          </table:table-cell>
          <table:table-cell office:value-type="float" office:value="28.524" calcext:value-type="float">
            <text:p>28.524</text:p>
          </table:table-cell>
          <table:table-cell office:value-type="float" office:value="37.714" calcext:value-type="float">
            <text:p>37.714</text:p>
          </table:table-cell>
          <table:table-cell office:value-type="float" office:value="28.524" calcext:value-type="float">
            <text:p>28.524</text:p>
          </table:table-cell>
          <table:table-cell office:value-type="float" office:value="137.007" calcext:value-type="float">
            <text:p>137.007</text:p>
          </table:table-cell>
          <table:table-cell office:value-type="float" office:value="28.524" calcext:value-type="float">
            <text:p>28.524</text:p>
          </table:table-cell>
          <table:table-cell office:value-type="float" office:value="151.528" calcext:value-type="float">
            <text:p>151.528</text:p>
          </table:table-cell>
          <table:table-cell table:formula="of:=[.G59]" office:value-type="float" office:value="28.524" calcext:value-type="float">
            <text:p>28.524</text:p>
          </table:table-cell>
          <table:table-cell table:formula="of:=SQRT([.H59]*[.H59]-[.D59]*[.D59]-[.B59]*[.B59])" office:value-type="float" office:value="145.938500674085" calcext:value-type="float">
            <text:p>145.9385006741</text:p>
          </table:table-cell>
          <table:table-cell table:formula="of:=[.F59]" office:value-type="float" office:value="137.007" calcext:value-type="float">
            <text:p>137.007</text:p>
          </table:table-cell>
          <table:table-cell table:number-columns-repeated="5"/>
        </table:table-row>
        <table:table-row table:style-name="ro1">
          <table:table-cell office:value-type="float" office:value="29.161" calcext:value-type="float">
            <text:p>29.161</text:p>
          </table:table-cell>
          <table:table-cell office:value-type="float" office:value="15.151" calcext:value-type="float">
            <text:p>15.151</text:p>
          </table:table-cell>
          <table:table-cell office:value-type="float" office:value="29.161" calcext:value-type="float">
            <text:p>29.161</text:p>
          </table:table-cell>
          <table:table-cell office:value-type="float" office:value="37.361" calcext:value-type="float">
            <text:p>37.361</text:p>
          </table:table-cell>
          <table:table-cell office:value-type="float" office:value="29.161" calcext:value-type="float">
            <text:p>29.161</text:p>
          </table:table-cell>
          <table:table-cell office:value-type="float" office:value="135.244" calcext:value-type="float">
            <text:p>135.244</text:p>
          </table:table-cell>
          <table:table-cell office:value-type="float" office:value="29.161" calcext:value-type="float">
            <text:p>29.161</text:p>
          </table:table-cell>
          <table:table-cell office:value-type="float" office:value="149.421" calcext:value-type="float">
            <text:p>149.421</text:p>
          </table:table-cell>
          <table:table-cell table:formula="of:=[.G60]" office:value-type="float" office:value="29.161" calcext:value-type="float">
            <text:p>29.161</text:p>
          </table:table-cell>
          <table:table-cell table:formula="of:=SQRT([.H60]*[.H60]-[.D60]*[.D60]-[.B60]*[.B60])" office:value-type="float" office:value="143.879248396007" calcext:value-type="float">
            <text:p>143.879248396</text:p>
          </table:table-cell>
          <table:table-cell table:formula="of:=[.F60]" office:value-type="float" office:value="135.244" calcext:value-type="float">
            <text:p>135.244</text:p>
          </table:table-cell>
          <table:table-cell table:number-columns-repeated="5"/>
        </table:table-row>
        <table:table-row table:style-name="ro1">
          <table:table-cell office:value-type="float" office:value="29.846" calcext:value-type="float">
            <text:p>29.846</text:p>
          </table:table-cell>
          <table:table-cell office:value-type="float" office:value="15.001" calcext:value-type="float">
            <text:p>15.001</text:p>
          </table:table-cell>
          <table:table-cell office:value-type="float" office:value="29.846" calcext:value-type="float">
            <text:p>29.846</text:p>
          </table:table-cell>
          <table:table-cell office:value-type="float" office:value="37.499" calcext:value-type="float">
            <text:p>37.499</text:p>
          </table:table-cell>
          <table:table-cell office:value-type="float" office:value="29.846" calcext:value-type="float">
            <text:p>29.846</text:p>
          </table:table-cell>
          <table:table-cell office:value-type="float" office:value="133.93" calcext:value-type="float">
            <text:p>133.93</text:p>
          </table:table-cell>
          <table:table-cell office:value-type="float" office:value="29.846" calcext:value-type="float">
            <text:p>29.846</text:p>
          </table:table-cell>
          <table:table-cell office:value-type="float" office:value="147.988" calcext:value-type="float">
            <text:p>147.988</text:p>
          </table:table-cell>
          <table:table-cell table:formula="of:=[.G61]" office:value-type="float" office:value="29.846" calcext:value-type="float">
            <text:p>29.846</text:p>
          </table:table-cell>
          <table:table-cell table:formula="of:=SQRT([.H61]*[.H61]-[.D61]*[.D61]-[.B61]*[.B61])" office:value-type="float" office:value="142.37009216124" calcext:value-type="float">
            <text:p>142.3700921612</text:p>
          </table:table-cell>
          <table:table-cell table:formula="of:=[.F61]" office:value-type="float" office:value="133.93" calcext:value-type="float">
            <text:p>133.93</text:p>
          </table:table-cell>
          <table:table-cell table:number-columns-repeated="5"/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15.001" calcext:value-type="float">
            <text:p>15.001</text:p>
          </table:table-cell>
          <table:table-cell office:value-type="float" office:value="30.07" calcext:value-type="float">
            <text:p>30.07</text:p>
          </table:table-cell>
          <table:table-cell office:value-type="float" office:value="37.499" calcext:value-type="float">
            <text:p>37.499</text:p>
          </table:table-cell>
          <table:table-cell office:value-type="float" office:value="30.07" calcext:value-type="float">
            <text:p>30.07</text:p>
          </table:table-cell>
          <table:table-cell office:value-type="float" office:value="133.367" calcext:value-type="float">
            <text:p>133.367</text:p>
          </table:table-cell>
          <table:table-cell office:value-type="float" office:value="30.07" calcext:value-type="float">
            <text:p>30.07</text:p>
          </table:table-cell>
          <table:table-cell office:value-type="float" office:value="145.05" calcext:value-type="float">
            <text:p>145.05</text:p>
          </table:table-cell>
          <table:table-cell table:formula="of:=[.G62]" office:value-type="float" office:value="30.07" calcext:value-type="float">
            <text:p>30.07</text:p>
          </table:table-cell>
          <table:table-cell table:formula="of:=SQRT([.H62]*[.H62]-[.D62]*[.D62]-[.B62]*[.B62])" office:value-type="float" office:value="139.313665869505" calcext:value-type="float">
            <text:p>139.3136658695</text:p>
          </table:table-cell>
          <table:table-cell table:formula="of:=[.F62]" office:value-type="float" office:value="133.367" calcext:value-type="float">
            <text:p>133.367</text:p>
          </table:table-cell>
          <table:table-cell table:number-columns-repeated="5"/>
        </table:table-row>
        <table:table-row table:style-name="ro1">
          <table:table-cell office:value-type="float" office:value="30.226" calcext:value-type="float">
            <text:p>30.226</text:p>
          </table:table-cell>
          <table:table-cell office:value-type="float" office:value="15.001" calcext:value-type="float">
            <text:p>15.001</text:p>
          </table:table-cell>
          <table:table-cell office:value-type="float" office:value="30.226" calcext:value-type="float">
            <text:p>30.226</text:p>
          </table:table-cell>
          <table:table-cell office:value-type="float" office:value="38.028" calcext:value-type="float">
            <text:p>38.028</text:p>
          </table:table-cell>
          <table:table-cell office:value-type="float" office:value="30.226" calcext:value-type="float">
            <text:p>30.226</text:p>
          </table:table-cell>
          <table:table-cell office:value-type="float" office:value="132.878" calcext:value-type="float">
            <text:p>132.878</text:p>
          </table:table-cell>
          <table:table-cell office:value-type="float" office:value="30.226" calcext:value-type="float">
            <text:p>30.226</text:p>
          </table:table-cell>
          <table:table-cell office:value-type="float" office:value="143.518" calcext:value-type="float">
            <text:p>143.518</text:p>
          </table:table-cell>
          <table:table-cell table:formula="of:=[.G63]" office:value-type="float" office:value="30.226" calcext:value-type="float">
            <text:p>30.226</text:p>
          </table:table-cell>
          <table:table-cell table:formula="of:=SQRT([.H63]*[.H63]-[.D63]*[.D63]-[.B63]*[.B63])" office:value-type="float" office:value="137.572735449289" calcext:value-type="float">
            <text:p>137.5727354493</text:p>
          </table:table-cell>
          <table:table-cell table:formula="of:=[.F63]" office:value-type="float" office:value="132.878" calcext:value-type="float">
            <text:p>132.878</text:p>
          </table:table-cell>
          <table:table-cell table:number-columns-repeated="5"/>
        </table:table-row>
        <table:table-row table:style-name="ro1">
          <table:table-cell office:value-type="float" office:value="30.744" calcext:value-type="float">
            <text:p>30.744</text:p>
          </table:table-cell>
          <table:table-cell office:value-type="float" office:value="14.632" calcext:value-type="float">
            <text:p>14.632</text:p>
          </table:table-cell>
          <table:table-cell office:value-type="float" office:value="30.744" calcext:value-type="float">
            <text:p>30.744</text:p>
          </table:table-cell>
          <table:table-cell office:value-type="float" office:value="38.227" calcext:value-type="float">
            <text:p>38.227</text:p>
          </table:table-cell>
          <table:table-cell office:value-type="float" office:value="30.744" calcext:value-type="float">
            <text:p>30.744</text:p>
          </table:table-cell>
          <table:table-cell office:value-type="float" office:value="131.01" calcext:value-type="float">
            <text:p>131.01</text:p>
          </table:table-cell>
          <table:table-cell office:value-type="float" office:value="30.744" calcext:value-type="float">
            <text:p>30.744</text:p>
          </table:table-cell>
          <table:table-cell office:value-type="float" office:value="142.628" calcext:value-type="float">
            <text:p>142.628</text:p>
          </table:table-cell>
          <table:table-cell table:formula="of:=[.G64]" office:value-type="float" office:value="30.744" calcext:value-type="float">
            <text:p>30.744</text:p>
          </table:table-cell>
          <table:table-cell table:formula="of:=SQRT([.H64]*[.H64]-[.D64]*[.D64]-[.B64]*[.B64])" office:value-type="float" office:value="136.62850153244" calcext:value-type="float">
            <text:p>136.6285015324</text:p>
          </table:table-cell>
          <table:table-cell table:formula="of:=[.F64]" office:value-type="float" office:value="131.01" calcext:value-type="float">
            <text:p>131.01</text:p>
          </table:table-cell>
          <table:table-cell table:number-columns-repeated="5"/>
        </table:table-row>
        <table:table-row table:style-name="ro1">
          <table:table-cell office:value-type="float" office:value="31.416" calcext:value-type="float">
            <text:p>31.416</text:p>
          </table:table-cell>
          <table:table-cell office:value-type="float" office:value="14.632" calcext:value-type="float">
            <text:p>14.632</text:p>
          </table:table-cell>
          <table:table-cell office:value-type="float" office:value="31.416" calcext:value-type="float">
            <text:p>31.416</text:p>
          </table:table-cell>
          <table:table-cell office:value-type="float" office:value="38.703" calcext:value-type="float">
            <text:p>38.703</text:p>
          </table:table-cell>
          <table:table-cell office:value-type="float" office:value="31.416" calcext:value-type="float">
            <text:p>31.416</text:p>
          </table:table-cell>
          <table:table-cell office:value-type="float" office:value="129.204" calcext:value-type="float">
            <text:p>129.204</text:p>
          </table:table-cell>
          <table:table-cell office:value-type="float" office:value="31.416" calcext:value-type="float">
            <text:p>31.416</text:p>
          </table:table-cell>
          <table:table-cell office:value-type="float" office:value="141.949" calcext:value-type="float">
            <text:p>141.949</text:p>
          </table:table-cell>
          <table:table-cell table:formula="of:=[.G65]" office:value-type="float" office:value="31.416" calcext:value-type="float">
            <text:p>31.416</text:p>
          </table:table-cell>
          <table:table-cell table:formula="of:=SQRT([.H65]*[.H65]-[.D65]*[.D65]-[.B65]*[.B65])" office:value-type="float" office:value="135.784759704468" calcext:value-type="float">
            <text:p>135.7847597045</text:p>
          </table:table-cell>
          <table:table-cell table:formula="of:=[.F65]" office:value-type="float" office:value="129.204" calcext:value-type="float">
            <text:p>129.204</text:p>
          </table:table-cell>
          <table:table-cell table:number-columns-repeated="5"/>
        </table:table-row>
        <table:table-row table:style-name="ro1">
          <table:table-cell office:value-type="float" office:value="31.66" calcext:value-type="float">
            <text:p>31.66</text:p>
          </table:table-cell>
          <table:table-cell office:value-type="float" office:value="14.456" calcext:value-type="float">
            <text:p>14.456</text:p>
          </table:table-cell>
          <table:table-cell office:value-type="float" office:value="31.66" calcext:value-type="float">
            <text:p>31.66</text:p>
          </table:table-cell>
          <table:table-cell office:value-type="float" office:value="38.703" calcext:value-type="float">
            <text:p>38.703</text:p>
          </table:table-cell>
          <table:table-cell office:value-type="float" office:value="31.66" calcext:value-type="float">
            <text:p>31.66</text:p>
          </table:table-cell>
          <table:table-cell office:value-type="float" office:value="128.721" calcext:value-type="float">
            <text:p>128.721</text:p>
          </table:table-cell>
          <table:table-cell office:value-type="float" office:value="31.66" calcext:value-type="float">
            <text:p>31.66</text:p>
          </table:table-cell>
          <table:table-cell office:value-type="float" office:value="140.237" calcext:value-type="float">
            <text:p>140.237</text:p>
          </table:table-cell>
          <table:table-cell table:formula="of:=[.G66]" office:value-type="float" office:value="31.66" calcext:value-type="float">
            <text:p>31.66</text:p>
          </table:table-cell>
          <table:table-cell table:formula="of:=SQRT([.H66]*[.H66]-[.D66]*[.D66]-[.B66]*[.B66])" office:value-type="float" office:value="134.013126312313" calcext:value-type="float">
            <text:p>134.0131263123</text:p>
          </table:table-cell>
          <table:table-cell table:formula="of:=[.F66]" office:value-type="float" office:value="128.721" calcext:value-type="float">
            <text:p>128.721</text:p>
          </table:table-cell>
          <table:table-cell table:number-columns-repeated="5"/>
        </table:table-row>
        <table:table-row table:style-name="ro1">
          <table:table-cell office:value-type="float" office:value="32.049" calcext:value-type="float">
            <text:p>32.049</text:p>
          </table:table-cell>
          <table:table-cell office:value-type="float" office:value="14.28" calcext:value-type="float">
            <text:p>14.28</text:p>
          </table:table-cell>
          <table:table-cell office:value-type="float" office:value="32.049" calcext:value-type="float">
            <text:p>32.049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049" calcext:value-type="float">
            <text:p>32.049</text:p>
          </table:table-cell>
          <table:table-cell office:value-type="float" office:value="128.034" calcext:value-type="float">
            <text:p>128.034</text:p>
          </table:table-cell>
          <table:table-cell office:value-type="float" office:value="32.049" calcext:value-type="float">
            <text:p>32.049</text:p>
          </table:table-cell>
          <table:table-cell office:value-type="float" office:value="139.539" calcext:value-type="float">
            <text:p>139.539</text:p>
          </table:table-cell>
          <table:table-cell table:formula="of:=[.G67]" office:value-type="float" office:value="32.049" calcext:value-type="float">
            <text:p>32.049</text:p>
          </table:table-cell>
          <table:table-cell table:formula="of:=SQRT([.H67]*[.H67]-[.D67]*[.D67]-[.B67]*[.B67])" office:value-type="float" office:value="133.232175693411" calcext:value-type="float">
            <text:p>133.2321756934</text:p>
          </table:table-cell>
          <table:table-cell table:formula="of:=[.F67]" office:value-type="float" office:value="128.034" calcext:value-type="float">
            <text:p>128.034</text:p>
          </table:table-cell>
          <table:table-cell table:number-columns-repeated="5"/>
        </table:table-row>
        <table:table-row table:style-name="ro1">
          <table:table-cell office:value-type="float" office:value="32.532" calcext:value-type="float">
            <text:p>32.532</text:p>
          </table:table-cell>
          <table:table-cell office:value-type="float" office:value="14.28" calcext:value-type="float">
            <text:p>14.28</text:p>
          </table:table-cell>
          <table:table-cell office:value-type="float" office:value="32.532" calcext:value-type="float">
            <text:p>32.532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532" calcext:value-type="float">
            <text:p>32.532</text:p>
          </table:table-cell>
          <table:table-cell office:value-type="float" office:value="126.907" calcext:value-type="float">
            <text:p>126.907</text:p>
          </table:table-cell>
          <table:table-cell office:value-type="float" office:value="32.532" calcext:value-type="float">
            <text:p>32.532</text:p>
          </table:table-cell>
          <table:table-cell office:value-type="float" office:value="138.298" calcext:value-type="float">
            <text:p>138.298</text:p>
          </table:table-cell>
          <table:table-cell table:formula="of:=[.G68]" office:value-type="float" office:value="32.532" calcext:value-type="float">
            <text:p>32.532</text:p>
          </table:table-cell>
          <table:table-cell table:formula="of:=SQRT([.H68]*[.H68]-[.D68]*[.D68]-[.B68]*[.B68])" office:value-type="float" office:value="131.93186469917" calcext:value-type="float">
            <text:p>131.9318646992</text:p>
          </table:table-cell>
          <table:table-cell table:formula="of:=[.F68]" office:value-type="float" office:value="126.907" calcext:value-type="float">
            <text:p>126.907</text:p>
          </table:table-cell>
          <table:table-cell table:number-columns-repeated="5"/>
        </table:table-row>
        <table:table-row table:style-name="ro1">
          <table:table-cell office:value-type="float" office:value="32.945" calcext:value-type="float">
            <text:p>32.945</text:p>
          </table:table-cell>
          <table:table-cell office:value-type="float" office:value="14.28" calcext:value-type="float">
            <text:p>14.28</text:p>
          </table:table-cell>
          <table:table-cell office:value-type="float" office:value="32.945" calcext:value-type="float">
            <text:p>32.945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945" calcext:value-type="float">
            <text:p>32.945</text:p>
          </table:table-cell>
          <table:table-cell office:value-type="float" office:value="125.661" calcext:value-type="float">
            <text:p>125.661</text:p>
          </table:table-cell>
          <table:table-cell office:value-type="float" office:value="32.945" calcext:value-type="float">
            <text:p>32.945</text:p>
          </table:table-cell>
          <table:table-cell office:value-type="float" office:value="136.928" calcext:value-type="float">
            <text:p>136.928</text:p>
          </table:table-cell>
          <table:table-cell table:formula="of:=[.G69]" office:value-type="float" office:value="32.945" calcext:value-type="float">
            <text:p>32.945</text:p>
          </table:table-cell>
          <table:table-cell table:formula="of:=SQRT([.H69]*[.H69]-[.D69]*[.D69]-[.B69]*[.B69])" office:value-type="float" office:value="130.49504704394" calcext:value-type="float">
            <text:p>130.4950470439</text:p>
          </table:table-cell>
          <table:table-cell table:formula="of:=[.F69]" office:value-type="float" office:value="125.661" calcext:value-type="float">
            <text:p>125.661</text:p>
          </table:table-cell>
          <table:table-cell table:number-columns-repeated="5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4.28" calcext:value-type="float">
            <text:p>14.28</text:p>
          </table:table-cell>
          <table:table-cell office:value-type="float" office:value="33.2" calcext:value-type="float">
            <text:p>33.2</text:p>
          </table:table-cell>
          <table:table-cell office:value-type="float" office:value="38.02" calcext:value-type="float">
            <text:p>38.02</text:p>
          </table:table-cell>
          <table:table-cell office:value-type="float" office:value="33.2" calcext:value-type="float">
            <text:p>33.2</text:p>
          </table:table-cell>
          <table:table-cell office:value-type="float" office:value="125.017" calcext:value-type="float">
            <text:p>125.017</text:p>
          </table:table-cell>
          <table:table-cell office:value-type="float" office:value="33.2" calcext:value-type="float">
            <text:p>33.2</text:p>
          </table:table-cell>
          <table:table-cell office:value-type="float" office:value="135.908" calcext:value-type="float">
            <text:p>135.908</text:p>
          </table:table-cell>
          <table:table-cell table:formula="of:=[.G70]" office:value-type="float" office:value="33.2" calcext:value-type="float">
            <text:p>33.2</text:p>
          </table:table-cell>
          <table:table-cell table:formula="of:=SQRT([.H70]*[.H70]-[.D70]*[.D70]-[.B70]*[.B70])" office:value-type="float" office:value="129.697901540464" calcext:value-type="float">
            <text:p>129.6979015405</text:p>
          </table:table-cell>
          <table:table-cell table:formula="of:=[.F70]" office:value-type="float" office:value="125.017" calcext:value-type="float">
            <text:p>125.017</text:p>
          </table:table-cell>
          <table:table-cell table:number-columns-repeated="5"/>
        </table:table-row>
        <table:table-row table:style-name="ro1">
          <table:table-cell office:value-type="float" office:value="33.411" calcext:value-type="float">
            <text:p>33.411</text:p>
          </table:table-cell>
          <table:table-cell office:value-type="float" office:value="13.911" calcext:value-type="float">
            <text:p>13.911</text:p>
          </table:table-cell>
          <table:table-cell office:value-type="float" office:value="33.411" calcext:value-type="float">
            <text:p>33.411</text:p>
          </table:table-cell>
          <table:table-cell office:value-type="float" office:value="37.72" calcext:value-type="float">
            <text:p>37.72</text:p>
          </table:table-cell>
          <table:table-cell office:value-type="float" office:value="33.411" calcext:value-type="float">
            <text:p>33.411</text:p>
          </table:table-cell>
          <table:table-cell office:value-type="float" office:value="124.62" calcext:value-type="float">
            <text:p>124.62</text:p>
          </table:table-cell>
          <table:table-cell office:value-type="float" office:value="33.411" calcext:value-type="float">
            <text:p>33.411</text:p>
          </table:table-cell>
          <table:table-cell office:value-type="float" office:value="135.325" calcext:value-type="float">
            <text:p>135.325</text:p>
          </table:table-cell>
          <table:table-cell table:formula="of:=[.G71]" office:value-type="float" office:value="33.411" calcext:value-type="float">
            <text:p>33.411</text:p>
          </table:table-cell>
          <table:table-cell table:formula="of:=SQRT([.H71]*[.H71]-[.D71]*[.D71]-[.B71]*[.B71])" office:value-type="float" office:value="129.21509704365" calcext:value-type="float">
            <text:p>129.2150970437</text:p>
          </table:table-cell>
          <table:table-cell table:formula="of:=[.F71]" office:value-type="float" office:value="124.62" calcext:value-type="float">
            <text:p>124.62</text:p>
          </table:table-cell>
          <table:table-cell table:number-columns-repeated="5"/>
        </table:table-row>
        <table:table-row table:style-name="ro1">
          <table:table-cell office:value-type="float" office:value="33.676" calcext:value-type="float">
            <text:p>33.676</text:p>
          </table:table-cell>
          <table:table-cell office:value-type="float" office:value="13.911" calcext:value-type="float">
            <text:p>13.911</text:p>
          </table:table-cell>
          <table:table-cell office:value-type="float" office:value="33.676" calcext:value-type="float">
            <text:p>33.676</text:p>
          </table:table-cell>
          <table:table-cell office:value-type="float" office:value="37.033" calcext:value-type="float">
            <text:p>37.033</text:p>
          </table:table-cell>
          <table:table-cell office:value-type="float" office:value="33.676" calcext:value-type="float">
            <text:p>33.676</text:p>
          </table:table-cell>
          <table:table-cell office:value-type="float" office:value="124.257" calcext:value-type="float">
            <text:p>124.257</text:p>
          </table:table-cell>
          <table:table-cell office:value-type="float" office:value="33.676" calcext:value-type="float">
            <text:p>33.676</text:p>
          </table:table-cell>
          <table:table-cell office:value-type="float" office:value="133.541" calcext:value-type="float">
            <text:p>133.541</text:p>
          </table:table-cell>
          <table:table-cell table:formula="of:=[.G72]" office:value-type="float" office:value="33.676" calcext:value-type="float">
            <text:p>33.676</text:p>
          </table:table-cell>
          <table:table-cell table:formula="of:=SQRT([.H72]*[.H72]-[.D72]*[.D72]-[.B72]*[.B72])" office:value-type="float" office:value="127.547009651344" calcext:value-type="float">
            <text:p>127.5470096513</text:p>
          </table:table-cell>
          <table:table-cell table:formula="of:=[.F72]" office:value-type="float" office:value="124.257" calcext:value-type="float">
            <text:p>124.257</text:p>
          </table:table-cell>
          <table:table-cell table:number-columns-repeated="5"/>
        </table:table-row>
        <table:table-row table:style-name="ro1">
          <table:table-cell office:value-type="float" office:value="33.886" calcext:value-type="float">
            <text:p>33.886</text:p>
          </table:table-cell>
          <table:table-cell office:value-type="float" office:value="13.911" calcext:value-type="float">
            <text:p>13.911</text:p>
          </table:table-cell>
          <table:table-cell office:value-type="float" office:value="33.886" calcext:value-type="float">
            <text:p>33.886</text:p>
          </table:table-cell>
          <table:table-cell office:value-type="float" office:value="37.544" calcext:value-type="float">
            <text:p>37.544</text:p>
          </table:table-cell>
          <table:table-cell office:value-type="float" office:value="33.886" calcext:value-type="float">
            <text:p>33.886</text:p>
          </table:table-cell>
          <table:table-cell office:value-type="float" office:value="123.86" calcext:value-type="float">
            <text:p>123.86</text:p>
          </table:table-cell>
          <table:table-cell office:value-type="float" office:value="33.886" calcext:value-type="float">
            <text:p>33.886</text:p>
          </table:table-cell>
          <table:table-cell office:value-type="float" office:value="132.116" calcext:value-type="float">
            <text:p>132.116</text:p>
          </table:table-cell>
          <table:table-cell table:formula="of:=[.G73]" office:value-type="float" office:value="33.886" calcext:value-type="float">
            <text:p>33.886</text:p>
          </table:table-cell>
          <table:table-cell table:formula="of:=SQRT([.H73]*[.H73]-[.D73]*[.D73]-[.B73]*[.B73])" office:value-type="float" office:value="125.903016639793" calcext:value-type="float">
            <text:p>125.9030166398</text:p>
          </table:table-cell>
          <table:table-cell table:formula="of:=[.F73]" office:value-type="float" office:value="123.86" calcext:value-type="float">
            <text:p>123.86</text:p>
          </table:table-cell>
          <table:table-cell table:number-columns-repeated="5"/>
        </table:table-row>
        <table:table-row table:style-name="ro1">
          <table:table-cell office:value-type="float" office:value="34.097" calcext:value-type="float">
            <text:p>34.097</text:p>
          </table:table-cell>
          <table:table-cell office:value-type="float" office:value="13.895" calcext:value-type="float">
            <text:p>13.895</text:p>
          </table:table-cell>
          <table:table-cell office:value-type="float" office:value="34.097" calcext:value-type="float">
            <text:p>34.097</text:p>
          </table:table-cell>
          <table:table-cell office:value-type="float" office:value="37.544" calcext:value-type="float">
            <text:p>37.544</text:p>
          </table:table-cell>
          <table:table-cell office:value-type="float" office:value="34.097" calcext:value-type="float">
            <text:p>34.097</text:p>
          </table:table-cell>
          <table:table-cell office:value-type="float" office:value="123.42" calcext:value-type="float">
            <text:p>123.42</text:p>
          </table:table-cell>
          <table:table-cell office:value-type="float" office:value="34.097" calcext:value-type="float">
            <text:p>34.097</text:p>
          </table:table-cell>
          <table:table-cell office:value-type="float" office:value="131.629" calcext:value-type="float">
            <text:p>131.629</text:p>
          </table:table-cell>
          <table:table-cell table:formula="of:=[.G74]" office:value-type="float" office:value="34.097" calcext:value-type="float">
            <text:p>34.097</text:p>
          </table:table-cell>
          <table:table-cell table:formula="of:=SQRT([.H74]*[.H74]-[.D74]*[.D74]-[.B74]*[.B74])" office:value-type="float" office:value="125.393662838279" calcext:value-type="float">
            <text:p>125.3936628383</text:p>
          </table:table-cell>
          <table:table-cell table:formula="of:=[.F74]" office:value-type="float" office:value="123.42" calcext:value-type="float">
            <text:p>123.42</text:p>
          </table:table-cell>
          <table:table-cell table:number-columns-repeated="5"/>
        </table:table-row>
        <table:table-row table:style-name="ro1">
          <table:table-cell office:value-type="float" office:value="34.288" calcext:value-type="float">
            <text:p>34.288</text:p>
          </table:table-cell>
          <table:table-cell office:value-type="float" office:value="13.895" calcext:value-type="float">
            <text:p>13.895</text:p>
          </table:table-cell>
          <table:table-cell office:value-type="float" office:value="34.288" calcext:value-type="float">
            <text:p>34.288</text:p>
          </table:table-cell>
          <table:table-cell office:value-type="float" office:value="37.544" calcext:value-type="float">
            <text:p>37.544</text:p>
          </table:table-cell>
          <table:table-cell office:value-type="float" office:value="34.288" calcext:value-type="float">
            <text:p>34.288</text:p>
          </table:table-cell>
          <table:table-cell office:value-type="float" office:value="123.063" calcext:value-type="float">
            <text:p>123.063</text:p>
          </table:table-cell>
          <table:table-cell office:value-type="float" office:value="34.288" calcext:value-type="float">
            <text:p>34.288</text:p>
          </table:table-cell>
          <table:table-cell office:value-type="float" office:value="130.08" calcext:value-type="float">
            <text:p>130.08</text:p>
          </table:table-cell>
          <table:table-cell table:formula="of:=[.G75]" office:value-type="float" office:value="34.288" calcext:value-type="float">
            <text:p>34.288</text:p>
          </table:table-cell>
          <table:table-cell table:formula="of:=SQRT([.H75]*[.H75]-[.D75]*[.D75]-[.B75]*[.B75])" office:value-type="float" office:value="123.766649138611" calcext:value-type="float">
            <text:p>123.7666491386</text:p>
          </table:table-cell>
          <table:table-cell table:formula="of:=[.F75]" office:value-type="float" office:value="123.063" calcext:value-type="float">
            <text:p>123.063</text:p>
          </table:table-cell>
          <table:table-cell table:number-columns-repeated="5"/>
        </table:table-row>
        <table:table-row table:style-name="ro1">
          <table:table-cell office:value-type="float" office:value="34.532" calcext:value-type="float">
            <text:p>34.532</text:p>
          </table:table-cell>
          <table:table-cell office:value-type="float" office:value="13.895" calcext:value-type="float">
            <text:p>13.895</text:p>
          </table:table-cell>
          <table:table-cell office:value-type="float" office:value="34.532" calcext:value-type="float">
            <text:p>34.532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532" calcext:value-type="float">
            <text:p>34.532</text:p>
          </table:table-cell>
          <table:table-cell office:value-type="float" office:value="122.776" calcext:value-type="float">
            <text:p>122.776</text:p>
          </table:table-cell>
          <table:table-cell office:value-type="float" office:value="34.532" calcext:value-type="float">
            <text:p>34.532</text:p>
          </table:table-cell>
          <table:table-cell office:value-type="float" office:value="128.63" calcext:value-type="float">
            <text:p>128.63</text:p>
          </table:table-cell>
          <table:table-cell table:formula="of:=[.G76]" office:value-type="float" office:value="34.532" calcext:value-type="float">
            <text:p>34.532</text:p>
          </table:table-cell>
          <table:table-cell table:formula="of:=SQRT([.H76]*[.H76]-[.D76]*[.D76]-[.B76]*[.B76])" office:value-type="float" office:value="122.220879276006" calcext:value-type="float">
            <text:p>122.220879276</text:p>
          </table:table-cell>
          <table:table-cell table:formula="of:=[.F76]" office:value-type="float" office:value="122.776" calcext:value-type="float">
            <text:p>122.776</text:p>
          </table:table-cell>
          <table:table-cell table:number-columns-repeated="5"/>
        </table:table-row>
        <table:table-row table:style-name="ro1">
          <table:table-cell office:value-type="float" office:value="34.731" calcext:value-type="float">
            <text:p>34.731</text:p>
          </table:table-cell>
          <table:table-cell office:value-type="float" office:value="13.895" calcext:value-type="float">
            <text:p>13.895</text:p>
          </table:table-cell>
          <table:table-cell office:value-type="float" office:value="34.731" calcext:value-type="float">
            <text:p>34.731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731" calcext:value-type="float">
            <text:p>34.731</text:p>
          </table:table-cell>
          <table:table-cell office:value-type="float" office:value="122.407" calcext:value-type="float">
            <text:p>122.407</text:p>
          </table:table-cell>
          <table:table-cell office:value-type="float" office:value="34.731" calcext:value-type="float">
            <text:p>34.731</text:p>
          </table:table-cell>
          <table:table-cell office:value-type="float" office:value="128.224" calcext:value-type="float">
            <text:p>128.224</text:p>
          </table:table-cell>
          <table:table-cell table:formula="of:=[.G77]" office:value-type="float" office:value="34.731" calcext:value-type="float">
            <text:p>34.731</text:p>
          </table:table-cell>
          <table:table-cell table:formula="of:=SQRT([.H77]*[.H77]-[.D77]*[.D77]-[.B77]*[.B77])" office:value-type="float" office:value="121.793516276524" calcext:value-type="float">
            <text:p>121.7935162765</text:p>
          </table:table-cell>
          <table:table-cell table:formula="of:=[.F77]" office:value-type="float" office:value="122.407" calcext:value-type="float">
            <text:p>122.407</text:p>
          </table:table-cell>
          <table:table-cell table:number-columns-repeated="5"/>
        </table:table-row>
        <table:table-row table:style-name="ro1">
          <table:table-cell office:value-type="float" office:value="34.993" calcext:value-type="float">
            <text:p>34.993</text:p>
          </table:table-cell>
          <table:table-cell office:value-type="float" office:value="13.895" calcext:value-type="float">
            <text:p>13.895</text:p>
          </table:table-cell>
          <table:table-cell office:value-type="float" office:value="34.993" calcext:value-type="float">
            <text:p>34.993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993" calcext:value-type="float">
            <text:p>34.993</text:p>
          </table:table-cell>
          <table:table-cell office:value-type="float" office:value="122.05" calcext:value-type="float">
            <text:p>122.05</text:p>
          </table:table-cell>
          <table:table-cell office:value-type="float" office:value="34.993" calcext:value-type="float">
            <text:p>34.993</text:p>
          </table:table-cell>
          <table:table-cell office:value-type="float" office:value="125.517" calcext:value-type="float">
            <text:p>125.517</text:p>
          </table:table-cell>
          <table:table-cell table:formula="of:=[.G78]" office:value-type="float" office:value="34.993" calcext:value-type="float">
            <text:p>34.993</text:p>
          </table:table-cell>
          <table:table-cell table:formula="of:=SQRT([.H78]*[.H78]-[.D78]*[.D78]-[.B78]*[.B78])" office:value-type="float" office:value="118.940252732202" calcext:value-type="float">
            <text:p>118.9402527322</text:p>
          </table:table-cell>
          <table:table-cell table:formula="of:=[.F78]" office:value-type="float" office:value="122.05" calcext:value-type="float">
            <text:p>122.05</text:p>
          </table:table-cell>
          <table:table-cell table:number-columns-repeated="5"/>
        </table:table-row>
        <table:table-row table:style-name="ro1">
          <table:table-cell office:value-type="float" office:value="35.213" calcext:value-type="float">
            <text:p>35.213</text:p>
          </table:table-cell>
          <table:table-cell office:value-type="float" office:value="13.895" calcext:value-type="float">
            <text:p>13.895</text:p>
          </table:table-cell>
          <table:table-cell office:value-type="float" office:value="35.213" calcext:value-type="float">
            <text:p>35.213</text:p>
          </table:table-cell>
          <table:table-cell office:value-type="float" office:value="37.251" calcext:value-type="float">
            <text:p>37.251</text:p>
          </table:table-cell>
          <table:table-cell office:value-type="float" office:value="35.213" calcext:value-type="float">
            <text:p>35.213</text:p>
          </table:table-cell>
          <table:table-cell office:value-type="float" office:value="121.496" calcext:value-type="float">
            <text:p>121.496</text:p>
          </table:table-cell>
          <table:table-cell office:value-type="float" office:value="35.213" calcext:value-type="float">
            <text:p>35.213</text:p>
          </table:table-cell>
          <table:table-cell office:value-type="float" office:value="124.786" calcext:value-type="float">
            <text:p>124.786</text:p>
          </table:table-cell>
          <table:table-cell table:formula="of:=[.G79]" office:value-type="float" office:value="35.213" calcext:value-type="float">
            <text:p>35.213</text:p>
          </table:table-cell>
          <table:table-cell table:formula="of:=SQRT([.H79]*[.H79]-[.D79]*[.D79]-[.B79]*[.B79])" office:value-type="float" office:value="118.282871836965" calcext:value-type="float">
            <text:p>118.282871837</text:p>
          </table:table-cell>
          <table:table-cell table:formula="of:=[.F79]" office:value-type="float" office:value="121.496" calcext:value-type="float">
            <text:p>121.496</text:p>
          </table:table-cell>
          <table:table-cell table:number-columns-repeated="5"/>
        </table:table-row>
        <table:table-row table:style-name="ro1">
          <table:table-cell office:value-type="float" office:value="35.402" calcext:value-type="float">
            <text:p>35.402</text:p>
          </table:table-cell>
          <table:table-cell office:value-type="float" office:value="13.711" calcext:value-type="float">
            <text:p>13.711</text:p>
          </table:table-cell>
          <table:table-cell office:value-type="float" office:value="35.402" calcext:value-type="float">
            <text:p>35.402</text:p>
          </table:table-cell>
          <table:table-cell office:value-type="float" office:value="37.435" calcext:value-type="float">
            <text:p>37.435</text:p>
          </table:table-cell>
          <table:table-cell office:value-type="float" office:value="35.402" calcext:value-type="float">
            <text:p>35.402</text:p>
          </table:table-cell>
          <table:table-cell office:value-type="float" office:value="121.073" calcext:value-type="float">
            <text:p>121.073</text:p>
          </table:table-cell>
          <table:table-cell office:value-type="float" office:value="35.402" calcext:value-type="float">
            <text:p>35.402</text:p>
          </table:table-cell>
          <table:table-cell office:value-type="float" office:value="124.36" calcext:value-type="float">
            <text:p>124.36</text:p>
          </table:table-cell>
          <table:table-cell table:formula="of:=[.G80]" office:value-type="float" office:value="35.402" calcext:value-type="float">
            <text:p>35.402</text:p>
          </table:table-cell>
          <table:table-cell table:formula="of:=SQRT([.H80]*[.H80]-[.D80]*[.D80]-[.B80]*[.B80])" office:value-type="float" office:value="117.796599501004" calcext:value-type="float">
            <text:p>117.796599501</text:p>
          </table:table-cell>
          <table:table-cell table:formula="of:=[.F80]" office:value-type="float" office:value="121.073" calcext:value-type="float">
            <text:p>121.073</text:p>
          </table:table-cell>
          <table:table-cell table:number-columns-repeated="5"/>
        </table:table-row>
        <table:table-row table:style-name="ro1">
          <table:table-cell office:value-type="float" office:value="35.633" calcext:value-type="float">
            <text:p>35.633</text:p>
          </table:table-cell>
          <table:table-cell office:value-type="float" office:value="13.711" calcext:value-type="float">
            <text:p>13.711</text:p>
          </table:table-cell>
          <table:table-cell office:value-type="float" office:value="35.633" calcext:value-type="float">
            <text:p>35.633</text:p>
          </table:table-cell>
          <table:table-cell office:value-type="float" office:value="37.919" calcext:value-type="float">
            <text:p>37.919</text:p>
          </table:table-cell>
          <table:table-cell office:value-type="float" office:value="35.633" calcext:value-type="float">
            <text:p>35.633</text:p>
          </table:table-cell>
          <table:table-cell office:value-type="float" office:value="120.405" calcext:value-type="float">
            <text:p>120.405</text:p>
          </table:table-cell>
          <table:table-cell office:value-type="float" office:value="35.633" calcext:value-type="float">
            <text:p>35.633</text:p>
          </table:table-cell>
          <table:table-cell office:value-type="float" office:value="123.792" calcext:value-type="float">
            <text:p>123.792</text:p>
          </table:table-cell>
          <table:table-cell table:formula="of:=[.G81]" office:value-type="float" office:value="35.633" calcext:value-type="float">
            <text:p>35.633</text:p>
          </table:table-cell>
          <table:table-cell table:formula="of:=SQRT([.H81]*[.H81]-[.D81]*[.D81]-[.B81]*[.B81])" office:value-type="float" office:value="117.041091852392" calcext:value-type="float">
            <text:p>117.0410918524</text:p>
          </table:table-cell>
          <table:table-cell table:formula="of:=[.F81]" office:value-type="float" office:value="120.405" calcext:value-type="float">
            <text:p>120.405</text:p>
          </table:table-cell>
          <table:table-cell table:number-columns-repeated="5"/>
        </table:table-row>
        <table:table-row table:style-name="ro1">
          <table:table-cell office:value-type="float" office:value="35.865" calcext:value-type="float">
            <text:p>35.865</text:p>
          </table:table-cell>
          <table:table-cell office:value-type="float" office:value="13.527" calcext:value-type="float">
            <text:p>13.527</text:p>
          </table:table-cell>
          <table:table-cell office:value-type="float" office:value="35.865" calcext:value-type="float">
            <text:p>35.865</text:p>
          </table:table-cell>
          <table:table-cell office:value-type="float" office:value="38.271" calcext:value-type="float">
            <text:p>38.271</text:p>
          </table:table-cell>
          <table:table-cell office:value-type="float" office:value="35.865" calcext:value-type="float">
            <text:p>35.865</text:p>
          </table:table-cell>
          <table:table-cell office:value-type="float" office:value="119.79" calcext:value-type="float">
            <text:p>119.79</text:p>
          </table:table-cell>
          <table:table-cell office:value-type="float" office:value="35.865" calcext:value-type="float">
            <text:p>35.865</text:p>
          </table:table-cell>
          <table:table-cell office:value-type="float" office:value="123.216" calcext:value-type="float">
            <text:p>123.216</text:p>
          </table:table-cell>
          <table:table-cell table:formula="of:=[.G82]" office:value-type="float" office:value="35.865" calcext:value-type="float">
            <text:p>35.865</text:p>
          </table:table-cell>
          <table:table-cell table:formula="of:=SQRT([.H82]*[.H82]-[.D82]*[.D82]-[.B82]*[.B82])" office:value-type="float" office:value="116.338013933538" calcext:value-type="float">
            <text:p>116.3380139335</text:p>
          </table:table-cell>
          <table:table-cell table:formula="of:=[.F82]" office:value-type="float" office:value="119.79" calcext:value-type="float">
            <text:p>119.79</text:p>
          </table:table-cell>
          <table:table-cell table:number-columns-repeated="5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3.527" calcext:value-type="float">
            <text:p>13.527</text:p>
          </table:table-cell>
          <table:table-cell office:value-type="float" office:value="36.1" calcext:value-type="float">
            <text:p>36.1</text:p>
          </table:table-cell>
          <table:table-cell office:value-type="float" office:value="38.341" calcext:value-type="float">
            <text:p>38.341</text:p>
          </table:table-cell>
          <table:table-cell office:value-type="float" office:value="36.1" calcext:value-type="float">
            <text:p>36.1</text:p>
          </table:table-cell>
          <table:table-cell office:value-type="float" office:value="119.5" calcext:value-type="float">
            <text:p>119.5</text:p>
          </table:table-cell>
          <table:table-cell office:value-type="float" office:value="36.1" calcext:value-type="float">
            <text:p>36.1</text:p>
          </table:table-cell>
          <table:table-cell office:value-type="float" office:value="122.314" calcext:value-type="float">
            <text:p>122.314</text:p>
          </table:table-cell>
          <table:table-cell table:formula="of:=[.G83]" office:value-type="float" office:value="36.1" calcext:value-type="float">
            <text:p>36.1</text:p>
          </table:table-cell>
          <table:table-cell table:formula="of:=SQRT([.H83]*[.H83]-[.D83]*[.D83]-[.B83]*[.B83])" office:value-type="float" office:value="115.359016058564" calcext:value-type="float">
            <text:p>115.3590160586</text:p>
          </table:table-cell>
          <table:table-cell table:formula="of:=[.F83]" office:value-type="float" office:value="119.5" calcext:value-type="float">
            <text:p>119.5</text:p>
          </table:table-cell>
          <table:table-cell table:number-columns-repeated="5"/>
        </table:table-row>
        <table:table-row table:style-name="ro1">
          <table:table-cell office:value-type="float" office:value="36.298" calcext:value-type="float">
            <text:p>36.298</text:p>
          </table:table-cell>
          <table:table-cell office:value-type="float" office:value="13.527" calcext:value-type="float">
            <text:p>13.527</text:p>
          </table:table-cell>
          <table:table-cell office:value-type="float" office:value="36.298" calcext:value-type="float">
            <text:p>36.298</text:p>
          </table:table-cell>
          <table:table-cell office:value-type="float" office:value="37.98" calcext:value-type="float">
            <text:p>37.98</text:p>
          </table:table-cell>
          <table:table-cell office:value-type="float" office:value="36.298" calcext:value-type="float">
            <text:p>36.298</text:p>
          </table:table-cell>
          <table:table-cell office:value-type="float" office:value="118.931" calcext:value-type="float">
            <text:p>118.931</text:p>
          </table:table-cell>
          <table:table-cell office:value-type="float" office:value="36.298" calcext:value-type="float">
            <text:p>36.298</text:p>
          </table:table-cell>
          <table:table-cell office:value-type="float" office:value="122.174" calcext:value-type="float">
            <text:p>122.174</text:p>
          </table:table-cell>
          <table:table-cell table:formula="of:=[.G84]" office:value-type="float" office:value="36.298" calcext:value-type="float">
            <text:p>36.298</text:p>
          </table:table-cell>
          <table:table-cell table:formula="of:=SQRT([.H84]*[.H84]-[.D84]*[.D84]-[.B84]*[.B84])" office:value-type="float" office:value="115.330074772368" calcext:value-type="float">
            <text:p>115.3300747724</text:p>
          </table:table-cell>
          <table:table-cell table:formula="of:=[.F84]" office:value-type="float" office:value="118.931" calcext:value-type="float">
            <text:p>118.931</text:p>
          </table:table-cell>
          <table:table-cell table:number-columns-repeated="5"/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13.527" calcext:value-type="float">
            <text:p>13.527</text:p>
          </table:table-cell>
          <table:table-cell office:value-type="float" office:value="36.56" calcext:value-type="float">
            <text:p>36.56</text:p>
          </table:table-cell>
          <table:table-cell office:value-type="float" office:value="38.165" calcext:value-type="float">
            <text:p>38.165</text:p>
          </table:table-cell>
          <table:table-cell office:value-type="float" office:value="36.56" calcext:value-type="float">
            <text:p>36.56</text:p>
          </table:table-cell>
          <table:table-cell office:value-type="float" office:value="118.562" calcext:value-type="float">
            <text:p>118.562</text:p>
          </table:table-cell>
          <table:table-cell office:value-type="float" office:value="36.56" calcext:value-type="float">
            <text:p>36.56</text:p>
          </table:table-cell>
          <table:table-cell office:value-type="float" office:value="121.342" calcext:value-type="float">
            <text:p>121.342</text:p>
          </table:table-cell>
          <table:table-cell table:formula="of:=[.G85]" office:value-type="float" office:value="36.56" calcext:value-type="float">
            <text:p>36.56</text:p>
          </table:table-cell>
          <table:table-cell table:formula="of:=SQRT([.H85]*[.H85]-[.D85]*[.D85]-[.B85]*[.B85])" office:value-type="float" office:value="114.386773754661" calcext:value-type="float">
            <text:p>114.3867737547</text:p>
          </table:table-cell>
          <table:table-cell table:formula="of:=[.F85]" office:value-type="float" office:value="118.562" calcext:value-type="float">
            <text:p>118.562</text:p>
          </table:table-cell>
          <table:table-cell table:number-columns-repeated="5"/>
        </table:table-row>
        <table:table-row table:style-name="ro1">
          <table:table-cell office:value-type="float" office:value="36.756" calcext:value-type="float">
            <text:p>36.756</text:p>
          </table:table-cell>
          <table:table-cell office:value-type="float" office:value="13.535" calcext:value-type="float">
            <text:p>13.535</text:p>
          </table:table-cell>
          <table:table-cell office:value-type="float" office:value="36.756" calcext:value-type="float">
            <text:p>36.756</text:p>
          </table:table-cell>
          <table:table-cell office:value-type="float" office:value="38.517" calcext:value-type="float">
            <text:p>38.517</text:p>
          </table:table-cell>
          <table:table-cell office:value-type="float" office:value="36.756" calcext:value-type="float">
            <text:p>36.756</text:p>
          </table:table-cell>
          <table:table-cell office:value-type="float" office:value="117.885" calcext:value-type="float">
            <text:p>117.885</text:p>
          </table:table-cell>
          <table:table-cell office:value-type="float" office:value="36.756" calcext:value-type="float">
            <text:p>36.756</text:p>
          </table:table-cell>
          <table:table-cell office:value-type="float" office:value="121.219" calcext:value-type="float">
            <text:p>121.219</text:p>
          </table:table-cell>
          <table:table-cell table:formula="of:=[.G86]" office:value-type="float" office:value="36.756" calcext:value-type="float">
            <text:p>36.756</text:p>
          </table:table-cell>
          <table:table-cell table:formula="of:=SQRT([.H86]*[.H86]-[.D86]*[.D86]-[.B86]*[.B86])" office:value-type="float" office:value="114.137156294521" calcext:value-type="float">
            <text:p>114.1371562945</text:p>
          </table:table-cell>
          <table:table-cell table:formula="of:=[.F86]" office:value-type="float" office:value="117.885" calcext:value-type="float">
            <text:p>117.885</text:p>
          </table:table-cell>
          <table:table-cell table:number-columns-repeated="5"/>
        </table:table-row>
        <table:table-row table:style-name="ro1">
          <table:table-cell office:value-type="float" office:value="36.931" calcext:value-type="float">
            <text:p>36.931</text:p>
          </table:table-cell>
          <table:table-cell office:value-type="float" office:value="13.559" calcext:value-type="float">
            <text:p>13.559</text:p>
          </table:table-cell>
          <table:table-cell office:value-type="float" office:value="36.931" calcext:value-type="float">
            <text:p>36.931</text:p>
          </table:table-cell>
          <table:table-cell office:value-type="float" office:value="38.824" calcext:value-type="float">
            <text:p>38.824</text:p>
          </table:table-cell>
          <table:table-cell office:value-type="float" office:value="36.931" calcext:value-type="float">
            <text:p>36.931</text:p>
          </table:table-cell>
          <table:table-cell office:value-type="float" office:value="117.449" calcext:value-type="float">
            <text:p>117.449</text:p>
          </table:table-cell>
          <table:table-cell office:value-type="float" office:value="36.931" calcext:value-type="float">
            <text:p>36.931</text:p>
          </table:table-cell>
          <table:table-cell office:value-type="float" office:value="120.856" calcext:value-type="float">
            <text:p>120.856</text:p>
          </table:table-cell>
          <table:table-cell table:formula="of:=[.G87]" office:value-type="float" office:value="36.931" calcext:value-type="float">
            <text:p>36.931</text:p>
          </table:table-cell>
          <table:table-cell table:formula="of:=SQRT([.H87]*[.H87]-[.D87]*[.D87]-[.B87]*[.B87])" office:value-type="float" office:value="113.644283969762" calcext:value-type="float">
            <text:p>113.6442839698</text:p>
          </table:table-cell>
          <table:table-cell table:formula="of:=[.F87]" office:value-type="float" office:value="117.449" calcext:value-type="float">
            <text:p>117.449</text:p>
          </table:table-cell>
          <table:table-cell table:number-columns-repeated="5"/>
        </table:table-row>
        <table:table-row table:style-name="ro1">
          <table:table-cell office:value-type="float" office:value="37.22" calcext:value-type="float">
            <text:p>37.22</text:p>
          </table:table-cell>
          <table:table-cell office:value-type="float" office:value="13.559" calcext:value-type="float">
            <text:p>13.559</text:p>
          </table:table-cell>
          <table:table-cell office:value-type="float" office:value="37.22" calcext:value-type="float">
            <text:p>37.22</text:p>
          </table:table-cell>
          <table:table-cell office:value-type="float" office:value="38.824" calcext:value-type="float">
            <text:p>38.824</text:p>
          </table:table-cell>
          <table:table-cell office:value-type="float" office:value="37.22" calcext:value-type="float">
            <text:p>37.22</text:p>
          </table:table-cell>
          <table:table-cell office:value-type="float" office:value="117.088" calcext:value-type="float">
            <text:p>117.088</text:p>
          </table:table-cell>
          <table:table-cell office:value-type="float" office:value="37.22" calcext:value-type="float">
            <text:p>37.22</text:p>
          </table:table-cell>
          <table:table-cell office:value-type="float" office:value="120.462" calcext:value-type="float">
            <text:p>120.462</text:p>
          </table:table-cell>
          <table:table-cell table:formula="of:=[.G88]" office:value-type="float" office:value="37.22" calcext:value-type="float">
            <text:p>37.22</text:p>
          </table:table-cell>
          <table:table-cell table:formula="of:=SQRT([.H88]*[.H88]-[.D88]*[.D88]-[.B88]*[.B88])" office:value-type="float" office:value="113.225191485817" calcext:value-type="float">
            <text:p>113.2251914858</text:p>
          </table:table-cell>
          <table:table-cell table:formula="of:=[.F88]" office:value-type="float" office:value="117.088" calcext:value-type="float">
            <text:p>117.088</text:p>
          </table:table-cell>
          <table:table-cell table:number-columns-repeated="5"/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13.559" calcext:value-type="float">
            <text:p>13.559</text:p>
          </table:table-cell>
          <table:table-cell office:value-type="float" office:value="37.44" calcext:value-type="float">
            <text:p>37.44</text:p>
          </table:table-cell>
          <table:table-cell office:value-type="float" office:value="38.996" calcext:value-type="float">
            <text:p>38.996</text:p>
          </table:table-cell>
          <table:table-cell office:value-type="float" office:value="37.44" calcext:value-type="float">
            <text:p>37.44</text:p>
          </table:table-cell>
          <table:table-cell office:value-type="float" office:value="116.796" calcext:value-type="float">
            <text:p>116.796</text:p>
          </table:table-cell>
          <table:table-cell office:value-type="float" office:value="37.44" calcext:value-type="float">
            <text:p>37.44</text:p>
          </table:table-cell>
          <table:table-cell office:value-type="float" office:value="120.092" calcext:value-type="float">
            <text:p>120.092</text:p>
          </table:table-cell>
          <table:table-cell table:formula="of:=[.G89]" office:value-type="float" office:value="37.44" calcext:value-type="float">
            <text:p>37.44</text:p>
          </table:table-cell>
          <table:table-cell table:formula="of:=SQRT([.H89]*[.H89]-[.D89]*[.D89]-[.B89]*[.B89])" office:value-type="float" office:value="112.772132936289" calcext:value-type="float">
            <text:p>112.7721329363</text:p>
          </table:table-cell>
          <table:table-cell table:formula="of:=[.F89]" office:value-type="float" office:value="116.796" calcext:value-type="float">
            <text:p>116.796</text:p>
          </table:table-cell>
          <table:table-cell table:number-columns-repeated="5"/>
        </table:table-row>
        <table:table-row table:style-name="ro1">
          <table:table-cell office:value-type="float" office:value="37.626" calcext:value-type="float">
            <text:p>37.626</text:p>
          </table:table-cell>
          <table:table-cell office:value-type="float" office:value="13.383" calcext:value-type="float">
            <text:p>13.383</text:p>
          </table:table-cell>
          <table:table-cell office:value-type="float" office:value="37.626" calcext:value-type="float">
            <text:p>37.626</text:p>
          </table:table-cell>
          <table:table-cell office:value-type="float" office:value="39.181" calcext:value-type="float">
            <text:p>39.181</text:p>
          </table:table-cell>
          <table:table-cell office:value-type="float" office:value="37.626" calcext:value-type="float">
            <text:p>37.626</text:p>
          </table:table-cell>
          <table:table-cell office:value-type="float" office:value="116.557" calcext:value-type="float">
            <text:p>116.557</text:p>
          </table:table-cell>
          <table:table-cell office:value-type="float" office:value="37.626" calcext:value-type="float">
            <text:p>37.626</text:p>
          </table:table-cell>
          <table:table-cell office:value-type="float" office:value="119.076" calcext:value-type="float">
            <text:p>119.076</text:p>
          </table:table-cell>
          <table:table-cell table:formula="of:=[.G90]" office:value-type="float" office:value="37.626" calcext:value-type="float">
            <text:p>37.626</text:p>
          </table:table-cell>
          <table:table-cell table:formula="of:=SQRT([.H90]*[.H90]-[.D90]*[.D90]-[.B90]*[.B90])" office:value-type="float" office:value="111.646040350744" calcext:value-type="float">
            <text:p>111.6460403507</text:p>
          </table:table-cell>
          <table:table-cell table:formula="of:=[.F90]" office:value-type="float" office:value="116.557" calcext:value-type="float">
            <text:p>116.557</text:p>
          </table:table-cell>
          <table:table-cell table:number-columns-repeated="5"/>
        </table:table-row>
        <table:table-row table:style-name="ro1">
          <table:table-cell office:value-type="float" office:value="37.886" calcext:value-type="float">
            <text:p>37.886</text:p>
          </table:table-cell>
          <table:table-cell office:value-type="float" office:value="13.383" calcext:value-type="float">
            <text:p>13.383</text:p>
          </table:table-cell>
          <table:table-cell office:value-type="float" office:value="37.886" calcext:value-type="float">
            <text:p>37.886</text:p>
          </table:table-cell>
          <table:table-cell office:value-type="float" office:value="39.48" calcext:value-type="float">
            <text:p>39.48</text:p>
          </table:table-cell>
          <table:table-cell office:value-type="float" office:value="37.886" calcext:value-type="float">
            <text:p>37.886</text:p>
          </table:table-cell>
          <table:table-cell office:value-type="float" office:value="116.151" calcext:value-type="float">
            <text:p>116.151</text:p>
          </table:table-cell>
          <table:table-cell office:value-type="float" office:value="37.886" calcext:value-type="float">
            <text:p>37.886</text:p>
          </table:table-cell>
          <table:table-cell office:value-type="float" office:value="118.964" calcext:value-type="float">
            <text:p>118.964</text:p>
          </table:table-cell>
          <table:table-cell table:formula="of:=[.G91]" office:value-type="float" office:value="37.886" calcext:value-type="float">
            <text:p>37.886</text:p>
          </table:table-cell>
          <table:table-cell table:formula="of:=SQRT([.H91]*[.H91]-[.D91]*[.D91]-[.B91]*[.B91])" office:value-type="float" office:value="111.421085109597" calcext:value-type="float">
            <text:p>111.4210851096</text:p>
          </table:table-cell>
          <table:table-cell table:formula="of:=[.F91]" office:value-type="float" office:value="116.151" calcext:value-type="float">
            <text:p>116.151</text:p>
          </table:table-cell>
          <table:table-cell table:number-columns-repeated="5"/>
        </table:table-row>
        <table:table-row table:style-name="ro1">
          <table:table-cell office:value-type="float" office:value="38.085" calcext:value-type="float">
            <text:p>38.085</text:p>
          </table:table-cell>
          <table:table-cell office:value-type="float" office:value="13.383" calcext:value-type="float">
            <text:p>13.383</text:p>
          </table:table-cell>
          <table:table-cell office:value-type="float" office:value="38.085" calcext:value-type="float">
            <text:p>38.085</text:p>
          </table:table-cell>
          <table:table-cell office:value-type="float" office:value="39.48" calcext:value-type="float">
            <text:p>39.48</text:p>
          </table:table-cell>
          <table:table-cell office:value-type="float" office:value="38.085" calcext:value-type="float">
            <text:p>38.085</text:p>
          </table:table-cell>
          <table:table-cell office:value-type="float" office:value="115.806" calcext:value-type="float">
            <text:p>115.806</text:p>
          </table:table-cell>
          <table:table-cell office:value-type="float" office:value="38.085" calcext:value-type="float">
            <text:p>38.085</text:p>
          </table:table-cell>
          <table:table-cell office:value-type="float" office:value="118.958" calcext:value-type="float">
            <text:p>118.958</text:p>
          </table:table-cell>
          <table:table-cell table:formula="of:=[.G92]" office:value-type="float" office:value="38.085" calcext:value-type="float">
            <text:p>38.085</text:p>
          </table:table-cell>
          <table:table-cell table:formula="of:=SQRT([.H92]*[.H92]-[.D92]*[.D92]-[.B92]*[.B92])" office:value-type="float" office:value="111.414678902737" calcext:value-type="float">
            <text:p>111.4146789027</text:p>
          </table:table-cell>
          <table:table-cell table:formula="of:=[.F92]" office:value-type="float" office:value="115.806" calcext:value-type="float">
            <text:p>115.806</text:p>
          </table:table-cell>
          <table:table-cell table:number-columns-repeated="5"/>
        </table:table-row>
        <table:table-row table:style-name="ro1">
          <table:table-cell office:value-type="float" office:value="38.318" calcext:value-type="float">
            <text:p>38.318</text:p>
          </table:table-cell>
          <table:table-cell office:value-type="float" office:value="13.199" calcext:value-type="float">
            <text:p>13.199</text:p>
          </table:table-cell>
          <table:table-cell office:value-type="float" office:value="38.318" calcext:value-type="float">
            <text:p>38.318</text:p>
          </table:table-cell>
          <table:table-cell office:value-type="float" office:value="39.48" calcext:value-type="float">
            <text:p>39.48</text:p>
          </table:table-cell>
          <table:table-cell office:value-type="float" office:value="38.318" calcext:value-type="float">
            <text:p>38.318</text:p>
          </table:table-cell>
          <table:table-cell office:value-type="float" office:value="115.414" calcext:value-type="float">
            <text:p>115.414</text:p>
          </table:table-cell>
          <table:table-cell office:value-type="float" office:value="38.318" calcext:value-type="float">
            <text:p>38.318</text:p>
          </table:table-cell>
          <table:table-cell office:value-type="float" office:value="117.94" calcext:value-type="float">
            <text:p>117.94</text:p>
          </table:table-cell>
          <table:table-cell table:formula="of:=[.G93]" office:value-type="float" office:value="38.318" calcext:value-type="float">
            <text:p>38.318</text:p>
          </table:table-cell>
          <table:table-cell table:formula="of:=SQRT([.H93]*[.H93]-[.D93]*[.D93]-[.B93]*[.B93])" office:value-type="float" office:value="110.349261886974" calcext:value-type="float">
            <text:p>110.349261887</text:p>
          </table:table-cell>
          <table:table-cell table:formula="of:=[.F93]" office:value-type="float" office:value="115.414" calcext:value-type="float">
            <text:p>115.414</text:p>
          </table:table-cell>
          <table:table-cell table:number-columns-repeated="5"/>
        </table:table-row>
        <table:table-row table:style-name="ro1">
          <table:table-cell office:value-type="float" office:value="38.548" calcext:value-type="float">
            <text:p>38.548</text:p>
          </table:table-cell>
          <table:table-cell office:value-type="float" office:value="13.199" calcext:value-type="float">
            <text:p>13.199</text:p>
          </table:table-cell>
          <table:table-cell office:value-type="float" office:value="38.548" calcext:value-type="float">
            <text:p>38.548</text:p>
          </table:table-cell>
          <table:table-cell office:value-type="float" office:value="39.971" calcext:value-type="float">
            <text:p>39.971</text:p>
          </table:table-cell>
          <table:table-cell office:value-type="float" office:value="38.548" calcext:value-type="float">
            <text:p>38.548</text:p>
          </table:table-cell>
          <table:table-cell office:value-type="float" office:value="115.154" calcext:value-type="float">
            <text:p>115.154</text:p>
          </table:table-cell>
          <table:table-cell office:value-type="float" office:value="38.548" calcext:value-type="float">
            <text:p>38.548</text:p>
          </table:table-cell>
          <table:table-cell office:value-type="float" office:value="116.945" calcext:value-type="float">
            <text:p>116.945</text:p>
          </table:table-cell>
          <table:table-cell table:formula="of:=[.G94]" office:value-type="float" office:value="38.548" calcext:value-type="float">
            <text:p>38.548</text:p>
          </table:table-cell>
          <table:table-cell table:formula="of:=SQRT([.H94]*[.H94]-[.D94]*[.D94]-[.B94]*[.B94])" office:value-type="float" office:value="109.106546930054" calcext:value-type="float">
            <text:p>109.1065469301</text:p>
          </table:table-cell>
          <table:table-cell table:formula="of:=[.F94]" office:value-type="float" office:value="115.154" calcext:value-type="float">
            <text:p>115.154</text:p>
          </table:table-cell>
          <table:table-cell table:number-columns-repeated="5"/>
        </table:table-row>
        <table:table-row table:style-name="ro1">
          <table:table-cell office:value-type="float" office:value="38.766" calcext:value-type="float">
            <text:p>38.766</text:p>
          </table:table-cell>
          <table:table-cell office:value-type="float" office:value="13.199" calcext:value-type="float">
            <text:p>13.199</text:p>
          </table:table-cell>
          <table:table-cell office:value-type="float" office:value="38.766" calcext:value-type="float">
            <text:p>38.766</text:p>
          </table:table-cell>
          <table:table-cell office:value-type="float" office:value="40.155" calcext:value-type="float">
            <text:p>40.155</text:p>
          </table:table-cell>
          <table:table-cell office:value-type="float" office:value="38.766" calcext:value-type="float">
            <text:p>38.766</text:p>
          </table:table-cell>
          <table:table-cell office:value-type="float" office:value="114.863" calcext:value-type="float">
            <text:p>114.863</text:p>
          </table:table-cell>
          <table:table-cell office:value-type="float" office:value="38.766" calcext:value-type="float">
            <text:p>38.766</text:p>
          </table:table-cell>
          <table:table-cell office:value-type="float" office:value="116.794" calcext:value-type="float">
            <text:p>116.794</text:p>
          </table:table-cell>
          <table:table-cell table:formula="of:=[.G95]" office:value-type="float" office:value="38.766" calcext:value-type="float">
            <text:p>38.766</text:p>
          </table:table-cell>
          <table:table-cell table:formula="of:=SQRT([.H95]*[.H95]-[.D95]*[.D95]-[.B95]*[.B95])" office:value-type="float" office:value="108.876998535044" calcext:value-type="float">
            <text:p>108.876998535</text:p>
          </table:table-cell>
          <table:table-cell table:formula="of:=[.F95]" office:value-type="float" office:value="114.863" calcext:value-type="float">
            <text:p>114.863</text:p>
          </table:table-cell>
          <table:table-cell table:number-columns-repeated="5"/>
        </table:table-row>
        <table:table-row table:style-name="ro1">
          <table:table-cell office:value-type="float" office:value="38.963" calcext:value-type="float">
            <text:p>38.963</text:p>
          </table:table-cell>
          <table:table-cell office:value-type="float" office:value="13.199" calcext:value-type="float">
            <text:p>13.199</text:p>
          </table:table-cell>
          <table:table-cell office:value-type="float" office:value="38.963" calcext:value-type="float">
            <text:p>38.963</text:p>
          </table:table-cell>
          <table:table-cell office:value-type="float" office:value="40.332" calcext:value-type="float">
            <text:p>40.332</text:p>
          </table:table-cell>
          <table:table-cell office:value-type="float" office:value="38.963" calcext:value-type="float">
            <text:p>38.963</text:p>
          </table:table-cell>
          <table:table-cell office:value-type="float" office:value="114.625" calcext:value-type="float">
            <text:p>114.625</text:p>
          </table:table-cell>
          <table:table-cell office:value-type="float" office:value="38.963" calcext:value-type="float">
            <text:p>38.963</text:p>
          </table:table-cell>
          <table:table-cell office:value-type="float" office:value="116.042" calcext:value-type="float">
            <text:p>116.042</text:p>
          </table:table-cell>
          <table:table-cell table:formula="of:=[.G96]" office:value-type="float" office:value="38.963" calcext:value-type="float">
            <text:p>38.963</text:p>
          </table:table-cell>
          <table:table-cell table:formula="of:=SQRT([.H96]*[.H96]-[.D96]*[.D96]-[.B96]*[.B96])" office:value-type="float" office:value="108.003990384615" calcext:value-type="float">
            <text:p>108.0039903846</text:p>
          </table:table-cell>
          <table:table-cell table:formula="of:=[.F96]" office:value-type="float" office:value="114.625" calcext:value-type="float">
            <text:p>114.625</text:p>
          </table:table-cell>
          <table:table-cell table:number-columns-repeated="5"/>
        </table:table-row>
        <table:table-row table:style-name="ro1">
          <table:table-cell office:value-type="float" office:value="39.187" calcext:value-type="float">
            <text:p>39.187</text:p>
          </table:table-cell>
          <table:table-cell office:value-type="float" office:value="13.199" calcext:value-type="float">
            <text:p>13.199</text:p>
          </table:table-cell>
          <table:table-cell office:value-type="float" office:value="39.187" calcext:value-type="float">
            <text:p>39.187</text:p>
          </table:table-cell>
          <table:table-cell office:value-type="float" office:value="40.332" calcext:value-type="float">
            <text:p>40.332</text:p>
          </table:table-cell>
          <table:table-cell office:value-type="float" office:value="39.187" calcext:value-type="float">
            <text:p>39.187</text:p>
          </table:table-cell>
          <table:table-cell office:value-type="float" office:value="114.211" calcext:value-type="float">
            <text:p>114.211</text:p>
          </table:table-cell>
          <table:table-cell office:value-type="float" office:value="39.187" calcext:value-type="float">
            <text:p>39.187</text:p>
          </table:table-cell>
          <table:table-cell office:value-type="float" office:value="115.301" calcext:value-type="float">
            <text:p>115.301</text:p>
          </table:table-cell>
          <table:table-cell table:formula="of:=[.G97]" office:value-type="float" office:value="39.187" calcext:value-type="float">
            <text:p>39.187</text:p>
          </table:table-cell>
          <table:table-cell table:formula="of:=SQRT([.H97]*[.H97]-[.D97]*[.D97]-[.B97]*[.B97])" office:value-type="float" office:value="107.207447390561" calcext:value-type="float">
            <text:p>107.2074473906</text:p>
          </table:table-cell>
          <table:table-cell table:formula="of:=[.F97]" office:value-type="float" office:value="114.211" calcext:value-type="float">
            <text:p>114.211</text:p>
          </table:table-cell>
          <table:table-cell table:number-columns-repeated="5"/>
        </table:table-row>
        <table:table-row table:style-name="ro1">
          <table:table-cell office:value-type="float" office:value="39.417" calcext:value-type="float">
            <text:p>39.417</text:p>
          </table:table-cell>
          <table:table-cell office:value-type="float" office:value="13.015" calcext:value-type="float">
            <text:p>13.015</text:p>
          </table:table-cell>
          <table:table-cell office:value-type="float" office:value="39.417" calcext:value-type="float">
            <text:p>39.417</text:p>
          </table:table-cell>
          <table:table-cell office:value-type="float" office:value="40.332" calcext:value-type="float">
            <text:p>40.332</text:p>
          </table:table-cell>
          <table:table-cell office:value-type="float" office:value="39.417" calcext:value-type="float">
            <text:p>39.417</text:p>
          </table:table-cell>
          <table:table-cell office:value-type="float" office:value="113.982" calcext:value-type="float">
            <text:p>113.982</text:p>
          </table:table-cell>
          <table:table-cell office:value-type="float" office:value="39.417" calcext:value-type="float">
            <text:p>39.417</text:p>
          </table:table-cell>
          <table:table-cell office:value-type="float" office:value="115.262" calcext:value-type="float">
            <text:p>115.262</text:p>
          </table:table-cell>
          <table:table-cell table:formula="of:=[.G98]" office:value-type="float" office:value="39.417" calcext:value-type="float">
            <text:p>39.417</text:p>
          </table:table-cell>
          <table:table-cell table:formula="of:=SQRT([.H98]*[.H98]-[.D98]*[.D98]-[.B98]*[.B98])" office:value-type="float" office:value="107.188003969661" calcext:value-type="float">
            <text:p>107.1880039697</text:p>
          </table:table-cell>
          <table:table-cell table:formula="of:=[.F98]" office:value-type="float" office:value="113.982" calcext:value-type="float">
            <text:p>113.982</text:p>
          </table:table-cell>
          <table:table-cell table:number-columns-repeated="5"/>
        </table:table-row>
        <table:table-row table:style-name="ro1">
          <table:table-cell office:value-type="float" office:value="39.672" calcext:value-type="float">
            <text:p>39.672</text:p>
          </table:table-cell>
          <table:table-cell office:value-type="float" office:value="13.015" calcext:value-type="float">
            <text:p>13.015</text:p>
          </table:table-cell>
          <table:table-cell office:value-type="float" office:value="39.672" calcext:value-type="float">
            <text:p>39.672</text:p>
          </table:table-cell>
          <table:table-cell office:value-type="float" office:value="40.356" calcext:value-type="float">
            <text:p>40.356</text:p>
          </table:table-cell>
          <table:table-cell office:value-type="float" office:value="39.672" calcext:value-type="float">
            <text:p>39.672</text:p>
          </table:table-cell>
          <table:table-cell office:value-type="float" office:value="113.554" calcext:value-type="float">
            <text:p>113.554</text:p>
          </table:table-cell>
          <table:table-cell office:value-type="float" office:value="39.672" calcext:value-type="float">
            <text:p>39.672</text:p>
          </table:table-cell>
          <table:table-cell office:value-type="float" office:value="114.807" calcext:value-type="float">
            <text:p>114.807</text:p>
          </table:table-cell>
          <table:table-cell table:formula="of:=[.G99]" office:value-type="float" office:value="39.672" calcext:value-type="float">
            <text:p>39.672</text:p>
          </table:table-cell>
          <table:table-cell table:formula="of:=SQRT([.H99]*[.H99]-[.D99]*[.D99]-[.B99]*[.B99])" office:value-type="float" office:value="106.689504113572" calcext:value-type="float">
            <text:p>106.6895041136</text:p>
          </table:table-cell>
          <table:table-cell table:formula="of:=[.F99]" office:value-type="float" office:value="113.554" calcext:value-type="float">
            <text:p>113.554</text:p>
          </table:table-cell>
          <table:table-cell table:number-columns-repeated="5"/>
        </table:table-row>
        <table:table-row table:style-name="ro1">
          <table:table-cell office:value-type="float" office:value="39.862" calcext:value-type="float">
            <text:p>39.862</text:p>
          </table:table-cell>
          <table:table-cell office:value-type="float" office:value="12.716" calcext:value-type="float">
            <text:p>12.716</text:p>
          </table:table-cell>
          <table:table-cell office:value-type="float" office:value="39.862" calcext:value-type="float">
            <text:p>39.862</text:p>
          </table:table-cell>
          <table:table-cell office:value-type="float" office:value="40.356" calcext:value-type="float">
            <text:p>40.356</text:p>
          </table:table-cell>
          <table:table-cell office:value-type="float" office:value="39.862" calcext:value-type="float">
            <text:p>39.862</text:p>
          </table:table-cell>
          <table:table-cell office:value-type="float" office:value="113.001" calcext:value-type="float">
            <text:p>113.001</text:p>
          </table:table-cell>
          <table:table-cell office:value-type="float" office:value="39.862" calcext:value-type="float">
            <text:p>39.862</text:p>
          </table:table-cell>
          <table:table-cell office:value-type="float" office:value="114.171" calcext:value-type="float">
            <text:p>114.171</text:p>
          </table:table-cell>
          <table:table-cell table:formula="of:=[.G100]" office:value-type="float" office:value="39.862" calcext:value-type="float">
            <text:p>39.862</text:p>
          </table:table-cell>
          <table:table-cell table:formula="of:=SQRT([.H100]*[.H100]-[.D100]*[.D100]-[.B100]*[.B100])" office:value-type="float" office:value="106.041095095251" calcext:value-type="float">
            <text:p>106.0410950953</text:p>
          </table:table-cell>
          <table:table-cell table:formula="of:=[.F100]" office:value-type="float" office:value="113.001" calcext:value-type="float">
            <text:p>113.001</text:p>
          </table:table-cell>
          <table:table-cell table:number-columns-repeated="5"/>
        </table:table-row>
        <table:table-row table:style-name="ro1">
          <table:table-cell office:value-type="float" office:value="40.094" calcext:value-type="float">
            <text:p>40.094</text:p>
          </table:table-cell>
          <table:table-cell office:value-type="float" office:value="12.716" calcext:value-type="float">
            <text:p>12.716</text:p>
          </table:table-cell>
          <table:table-cell office:value-type="float" office:value="40.094" calcext:value-type="float">
            <text:p>40.094</text:p>
          </table:table-cell>
          <table:table-cell office:value-type="float" office:value="40.334" calcext:value-type="float">
            <text:p>40.334</text:p>
          </table:table-cell>
          <table:table-cell office:value-type="float" office:value="40.094" calcext:value-type="float">
            <text:p>40.094</text:p>
          </table:table-cell>
          <table:table-cell office:value-type="float" office:value="112.764" calcext:value-type="float">
            <text:p>112.764</text:p>
          </table:table-cell>
          <table:table-cell office:value-type="float" office:value="40.094" calcext:value-type="float">
            <text:p>40.094</text:p>
          </table:table-cell>
          <table:table-cell office:value-type="float" office:value="113.906" calcext:value-type="float">
            <text:p>113.906</text:p>
          </table:table-cell>
          <table:table-cell table:formula="of:=[.G101]" office:value-type="float" office:value="40.094" calcext:value-type="float">
            <text:p>40.094</text:p>
          </table:table-cell>
          <table:table-cell table:formula="of:=SQRT([.H101]*[.H101]-[.D101]*[.D101]-[.B101]*[.B101])" office:value-type="float" office:value="105.764117847217" calcext:value-type="float">
            <text:p>105.7641178472</text:p>
          </table:table-cell>
          <table:table-cell table:formula="of:=[.F101]" office:value-type="float" office:value="112.764" calcext:value-type="float">
            <text:p>112.764</text:p>
          </table:table-cell>
          <table:table-cell table:number-columns-repeated="5"/>
        </table:table-row>
        <table:table-row table:style-name="ro1">
          <table:table-cell office:value-type="float" office:value="40.317" calcext:value-type="float">
            <text:p>40.317</text:p>
          </table:table-cell>
          <table:table-cell office:value-type="float" office:value="12.716" calcext:value-type="float">
            <text:p>12.716</text:p>
          </table:table-cell>
          <table:table-cell office:value-type="float" office:value="40.317" calcext:value-type="float">
            <text:p>40.317</text:p>
          </table:table-cell>
          <table:table-cell office:value-type="float" office:value="40.356" calcext:value-type="float">
            <text:p>40.356</text:p>
          </table:table-cell>
          <table:table-cell office:value-type="float" office:value="40.317" calcext:value-type="float">
            <text:p>40.317</text:p>
          </table:table-cell>
          <table:table-cell office:value-type="float" office:value="112.396" calcext:value-type="float">
            <text:p>112.396</text:p>
          </table:table-cell>
          <table:table-cell office:value-type="float" office:value="40.317" calcext:value-type="float">
            <text:p>40.317</text:p>
          </table:table-cell>
          <table:table-cell office:value-type="float" office:value="113.515" calcext:value-type="float">
            <text:p>113.515</text:p>
          </table:table-cell>
          <table:table-cell table:formula="of:=[.G102]" office:value-type="float" office:value="40.317" calcext:value-type="float">
            <text:p>40.317</text:p>
          </table:table-cell>
          <table:table-cell table:formula="of:=SQRT([.H102]*[.H102]-[.D102]*[.D102]-[.B102]*[.B102])" office:value-type="float" office:value="105.33447599433" calcext:value-type="float">
            <text:p>105.3344759943</text:p>
          </table:table-cell>
          <table:table-cell table:formula="of:=[.F102]" office:value-type="float" office:value="112.396" calcext:value-type="float">
            <text:p>112.396</text:p>
          </table:table-cell>
          <table:table-cell table:number-columns-repeated="5"/>
        </table:table-row>
        <table:table-row table:style-name="ro1">
          <table:table-cell office:value-type="float" office:value="40.506" calcext:value-type="float">
            <text:p>40.506</text:p>
          </table:table-cell>
          <table:table-cell office:value-type="float" office:value="12.662" calcext:value-type="float">
            <text:p>12.662</text:p>
          </table:table-cell>
          <table:table-cell office:value-type="float" office:value="40.506" calcext:value-type="float">
            <text:p>40.506</text:p>
          </table:table-cell>
          <table:table-cell office:value-type="float" office:value="40.295" calcext:value-type="float">
            <text:p>40.295</text:p>
          </table:table-cell>
          <table:table-cell office:value-type="float" office:value="40.506" calcext:value-type="float">
            <text:p>40.506</text:p>
          </table:table-cell>
          <table:table-cell office:value-type="float" office:value="111.914" calcext:value-type="float">
            <text:p>111.914</text:p>
          </table:table-cell>
          <table:table-cell office:value-type="float" office:value="40.506" calcext:value-type="float">
            <text:p>40.506</text:p>
          </table:table-cell>
          <table:table-cell office:value-type="float" office:value="112.963" calcext:value-type="float">
            <text:p>112.963</text:p>
          </table:table-cell>
          <table:table-cell table:formula="of:=[.G103]" office:value-type="float" office:value="40.506" calcext:value-type="float">
            <text:p>40.506</text:p>
          </table:table-cell>
          <table:table-cell table:formula="of:=SQRT([.H103]*[.H103]-[.D103]*[.D103]-[.B103]*[.B103])" office:value-type="float" office:value="104.769394863195" calcext:value-type="float">
            <text:p>104.7693948632</text:p>
          </table:table-cell>
          <table:table-cell table:formula="of:=[.F103]" office:value-type="float" office:value="111.914" calcext:value-type="float">
            <text:p>111.914</text:p>
          </table:table-cell>
          <table:table-cell table:number-columns-repeated="5"/>
        </table:table-row>
        <table:table-row table:style-name="ro1">
          <table:table-cell office:value-type="float" office:value="40.728" calcext:value-type="float">
            <text:p>40.728</text:p>
          </table:table-cell>
          <table:table-cell office:value-type="float" office:value="12.478" calcext:value-type="float">
            <text:p>12.478</text:p>
          </table:table-cell>
          <table:table-cell office:value-type="float" office:value="40.728" calcext:value-type="float">
            <text:p>40.728</text:p>
          </table:table-cell>
          <table:table-cell office:value-type="float" office:value="40.11" calcext:value-type="float">
            <text:p>40.11</text:p>
          </table:table-cell>
          <table:table-cell office:value-type="float" office:value="40.728" calcext:value-type="float">
            <text:p>40.728</text:p>
          </table:table-cell>
          <table:table-cell office:value-type="float" office:value="111.552" calcext:value-type="float">
            <text:p>111.552</text:p>
          </table:table-cell>
          <table:table-cell office:value-type="float" office:value="40.728" calcext:value-type="float">
            <text:p>40.728</text:p>
          </table:table-cell>
          <table:table-cell office:value-type="float" office:value="112.477" calcext:value-type="float">
            <text:p>112.477</text:p>
          </table:table-cell>
          <table:table-cell table:formula="of:=[.G104]" office:value-type="float" office:value="40.728" calcext:value-type="float">
            <text:p>40.728</text:p>
          </table:table-cell>
          <table:table-cell table:formula="of:=SQRT([.H104]*[.H104]-[.D104]*[.D104]-[.B104]*[.B104])" office:value-type="float" office:value="104.338693421952" calcext:value-type="float">
            <text:p>104.338693422</text:p>
          </table:table-cell>
          <table:table-cell table:formula="of:=[.F104]" office:value-type="float" office:value="111.552" calcext:value-type="float">
            <text:p>111.552</text:p>
          </table:table-cell>
          <table:table-cell table:number-columns-repeated="5"/>
        </table:table-row>
        <table:table-row table:style-name="ro1">
          <table:table-cell office:value-type="float" office:value="40.973" calcext:value-type="float">
            <text:p>40.973</text:p>
          </table:table-cell>
          <table:table-cell office:value-type="float" office:value="12.478" calcext:value-type="float">
            <text:p>12.478</text:p>
          </table:table-cell>
          <table:table-cell office:value-type="float" office:value="40.973" calcext:value-type="float">
            <text:p>40.973</text:p>
          </table:table-cell>
          <table:table-cell office:value-type="float" office:value="40.11" calcext:value-type="float">
            <text:p>40.11</text:p>
          </table:table-cell>
          <table:table-cell office:value-type="float" office:value="40.973" calcext:value-type="float">
            <text:p>40.973</text:p>
          </table:table-cell>
          <table:table-cell office:value-type="float" office:value="111.123" calcext:value-type="float">
            <text:p>111.123</text:p>
          </table:table-cell>
          <table:table-cell office:value-type="float" office:value="40.973" calcext:value-type="float">
            <text:p>40.973</text:p>
          </table:table-cell>
          <table:table-cell office:value-type="float" office:value="112.012" calcext:value-type="float">
            <text:p>112.012</text:p>
          </table:table-cell>
          <table:table-cell table:formula="of:=[.G105]" office:value-type="float" office:value="40.973" calcext:value-type="float">
            <text:p>40.973</text:p>
          </table:table-cell>
          <table:table-cell table:formula="of:=SQRT([.H105]*[.H105]-[.D105]*[.D105]-[.B105]*[.B105])" office:value-type="float" office:value="103.837255164031" calcext:value-type="float">
            <text:p>103.837255164</text:p>
          </table:table-cell>
          <table:table-cell table:formula="of:=[.F105]" office:value-type="float" office:value="111.123" calcext:value-type="float">
            <text:p>111.123</text:p>
          </table:table-cell>
          <table:table-cell table:number-columns-repeated="5"/>
        </table:table-row>
        <table:table-row table:style-name="ro1">
          <table:table-cell office:value-type="float" office:value="41.209" calcext:value-type="float">
            <text:p>41.209</text:p>
          </table:table-cell>
          <table:table-cell office:value-type="float" office:value="12.478" calcext:value-type="float">
            <text:p>12.478</text:p>
          </table:table-cell>
          <table:table-cell office:value-type="float" office:value="41.209" calcext:value-type="float">
            <text:p>41.209</text:p>
          </table:table-cell>
          <table:table-cell office:value-type="float" office:value="40.639" calcext:value-type="float">
            <text:p>40.639</text:p>
          </table:table-cell>
          <table:table-cell office:value-type="float" office:value="41.209" calcext:value-type="float">
            <text:p>41.209</text:p>
          </table:table-cell>
          <table:table-cell office:value-type="float" office:value="110.787" calcext:value-type="float">
            <text:p>110.787</text:p>
          </table:table-cell>
          <table:table-cell office:value-type="float" office:value="41.209" calcext:value-type="float">
            <text:p>41.209</text:p>
          </table:table-cell>
          <table:table-cell office:value-type="float" office:value="111.856" calcext:value-type="float">
            <text:p>111.856</text:p>
          </table:table-cell>
          <table:table-cell table:formula="of:=[.G106]" office:value-type="float" office:value="41.209" calcext:value-type="float">
            <text:p>41.209</text:p>
          </table:table-cell>
          <table:table-cell table:formula="of:=SQRT([.H106]*[.H106]-[.D106]*[.D106]-[.B106]*[.B106])" office:value-type="float" office:value="103.462727254795" calcext:value-type="float">
            <text:p>103.4627272548</text:p>
          </table:table-cell>
          <table:table-cell table:formula="of:=[.F106]" office:value-type="float" office:value="110.787" calcext:value-type="float">
            <text:p>110.787</text:p>
          </table:table-cell>
          <table:table-cell table:number-columns-repeated="5"/>
        </table:table-row>
        <table:table-row table:style-name="ro1">
          <table:table-cell office:value-type="float" office:value="41.411" calcext:value-type="float">
            <text:p>41.411</text:p>
          </table:table-cell>
          <table:table-cell office:value-type="float" office:value="12.478" calcext:value-type="float">
            <text:p>12.478</text:p>
          </table:table-cell>
          <table:table-cell office:value-type="float" office:value="41.411" calcext:value-type="float">
            <text:p>41.411</text:p>
          </table:table-cell>
          <table:table-cell office:value-type="float" office:value="40.992" calcext:value-type="float">
            <text:p>40.992</text:p>
          </table:table-cell>
          <table:table-cell office:value-type="float" office:value="41.411" calcext:value-type="float">
            <text:p>41.411</text:p>
          </table:table-cell>
          <table:table-cell office:value-type="float" office:value="110.643" calcext:value-type="float">
            <text:p>110.643</text:p>
          </table:table-cell>
          <table:table-cell office:value-type="float" office:value="41.411" calcext:value-type="float">
            <text:p>41.411</text:p>
          </table:table-cell>
          <table:table-cell office:value-type="float" office:value="111.841" calcext:value-type="float">
            <text:p>111.841</text:p>
          </table:table-cell>
          <table:table-cell table:formula="of:=[.G107]" office:value-type="float" office:value="41.411" calcext:value-type="float">
            <text:p>41.411</text:p>
          </table:table-cell>
          <table:table-cell table:formula="of:=SQRT([.H107]*[.H107]-[.D107]*[.D107]-[.B107]*[.B107])" office:value-type="float" office:value="103.307137860847" calcext:value-type="float">
            <text:p>103.3071378608</text:p>
          </table:table-cell>
          <table:table-cell table:formula="of:=[.F107]" office:value-type="float" office:value="110.643" calcext:value-type="float">
            <text:p>110.643</text:p>
          </table:table-cell>
          <table:table-cell table:number-columns-repeated="5"/>
        </table:table-row>
        <table:table-row table:style-name="ro1">
          <table:table-cell office:value-type="float" office:value="41.651" calcext:value-type="float">
            <text:p>41.651</text:p>
          </table:table-cell>
          <table:table-cell office:value-type="float" office:value="12.478" calcext:value-type="float">
            <text:p>12.478</text:p>
          </table:table-cell>
          <table:table-cell office:value-type="float" office:value="41.651" calcext:value-type="float">
            <text:p>41.651</text:p>
          </table:table-cell>
          <table:table-cell office:value-type="float" office:value="41.36" calcext:value-type="float">
            <text:p>41.36</text:p>
          </table:table-cell>
          <table:table-cell office:value-type="float" office:value="41.651" calcext:value-type="float">
            <text:p>41.651</text:p>
          </table:table-cell>
          <table:table-cell office:value-type="float" office:value="110.175" calcext:value-type="float">
            <text:p>110.175</text:p>
          </table:table-cell>
          <table:table-cell office:value-type="float" office:value="41.651" calcext:value-type="float">
            <text:p>41.651</text:p>
          </table:table-cell>
          <table:table-cell office:value-type="float" office:value="111.485" calcext:value-type="float">
            <text:p>111.485</text:p>
          </table:table-cell>
          <table:table-cell table:formula="of:=[.G108]" office:value-type="float" office:value="41.651" calcext:value-type="float">
            <text:p>41.651</text:p>
          </table:table-cell>
          <table:table-cell table:formula="of:=SQRT([.H108]*[.H108]-[.D108]*[.D108]-[.B108]*[.B108])" office:value-type="float" office:value="102.774292218434" calcext:value-type="float">
            <text:p>102.7742922184</text:p>
          </table:table-cell>
          <table:table-cell table:formula="of:=[.F108]" office:value-type="float" office:value="110.175" calcext:value-type="float">
            <text:p>110.175</text:p>
          </table:table-cell>
          <table:table-cell table:number-columns-repeated="5"/>
        </table:table-row>
        <table:table-row table:style-name="ro1">
          <table:table-cell office:value-type="float" office:value="41.866" calcext:value-type="float">
            <text:p>41.866</text:p>
          </table:table-cell>
          <table:table-cell office:value-type="float" office:value="12.478" calcext:value-type="float">
            <text:p>12.478</text:p>
          </table:table-cell>
          <table:table-cell office:value-type="float" office:value="41.866" calcext:value-type="float">
            <text:p>41.866</text:p>
          </table:table-cell>
          <table:table-cell office:value-type="float" office:value="41.36" calcext:value-type="float">
            <text:p>41.36</text:p>
          </table:table-cell>
          <table:table-cell office:value-type="float" office:value="41.866" calcext:value-type="float">
            <text:p>41.866</text:p>
          </table:table-cell>
          <table:table-cell office:value-type="float" office:value="109.773" calcext:value-type="float">
            <text:p>109.773</text:p>
          </table:table-cell>
          <table:table-cell office:value-type="float" office:value="41.866" calcext:value-type="float">
            <text:p>41.866</text:p>
          </table:table-cell>
          <table:table-cell office:value-type="float" office:value="111.052" calcext:value-type="float">
            <text:p>111.052</text:p>
          </table:table-cell>
          <table:table-cell table:formula="of:=[.G109]" office:value-type="float" office:value="41.866" calcext:value-type="float">
            <text:p>41.866</text:p>
          </table:table-cell>
          <table:table-cell table:formula="of:=SQRT([.H109]*[.H109]-[.D109]*[.D109]-[.B109]*[.B109])" office:value-type="float" office:value="102.30443108683" calcext:value-type="float">
            <text:p>102.3044310868</text:p>
          </table:table-cell>
          <table:table-cell table:formula="of:=[.F109]" office:value-type="float" office:value="109.773" calcext:value-type="float">
            <text:p>109.773</text:p>
          </table:table-cell>
          <table:table-cell table:number-columns-repeated="5"/>
        </table:table-row>
        <table:table-row table:style-name="ro1">
          <table:table-cell office:value-type="float" office:value="42.052" calcext:value-type="float">
            <text:p>42.052</text:p>
          </table:table-cell>
          <table:table-cell office:value-type="float" office:value="12.478" calcext:value-type="float">
            <text:p>12.478</text:p>
          </table:table-cell>
          <table:table-cell office:value-type="float" office:value="42.052" calcext:value-type="float">
            <text:p>42.052</text:p>
          </table:table-cell>
          <table:table-cell office:value-type="float" office:value="41.452" calcext:value-type="float">
            <text:p>41.452</text:p>
          </table:table-cell>
          <table:table-cell office:value-type="float" office:value="42.052" calcext:value-type="float">
            <text:p>42.052</text:p>
          </table:table-cell>
          <table:table-cell office:value-type="float" office:value="109.405" calcext:value-type="float">
            <text:p>109.405</text:p>
          </table:table-cell>
          <table:table-cell office:value-type="float" office:value="42.052" calcext:value-type="float">
            <text:p>42.052</text:p>
          </table:table-cell>
          <table:table-cell office:value-type="float" office:value="110.694" calcext:value-type="float">
            <text:p>110.694</text:p>
          </table:table-cell>
          <table:table-cell table:formula="of:=[.G110]" office:value-type="float" office:value="42.052" calcext:value-type="float">
            <text:p>42.052</text:p>
          </table:table-cell>
          <table:table-cell table:formula="of:=SQRT([.H110]*[.H110]-[.D110]*[.D110]-[.B110]*[.B110])" office:value-type="float" office:value="101.878323739645" calcext:value-type="float">
            <text:p>101.8783237396</text:p>
          </table:table-cell>
          <table:table-cell table:formula="of:=[.F110]" office:value-type="float" office:value="109.405" calcext:value-type="float">
            <text:p>109.405</text:p>
          </table:table-cell>
          <table:table-cell table:number-columns-repeated="5"/>
        </table:table-row>
        <table:table-row table:style-name="ro1">
          <table:table-cell office:value-type="float" office:value="42.272" calcext:value-type="float">
            <text:p>42.272</text:p>
          </table:table-cell>
          <table:table-cell office:value-type="float" office:value="12.302" calcext:value-type="float">
            <text:p>12.302</text:p>
          </table:table-cell>
          <table:table-cell office:value-type="float" office:value="42.272" calcext:value-type="float">
            <text:p>42.272</text:p>
          </table:table-cell>
          <table:table-cell office:value-type="float" office:value="41.812" calcext:value-type="float">
            <text:p>41.812</text:p>
          </table:table-cell>
          <table:table-cell office:value-type="float" office:value="42.272" calcext:value-type="float">
            <text:p>42.272</text:p>
          </table:table-cell>
          <table:table-cell office:value-type="float" office:value="109.122" calcext:value-type="float">
            <text:p>109.122</text:p>
          </table:table-cell>
          <table:table-cell office:value-type="float" office:value="42.272" calcext:value-type="float">
            <text:p>42.272</text:p>
          </table:table-cell>
          <table:table-cell office:value-type="float" office:value="110.515" calcext:value-type="float">
            <text:p>110.515</text:p>
          </table:table-cell>
          <table:table-cell table:formula="of:=[.G111]" office:value-type="float" office:value="42.272" calcext:value-type="float">
            <text:p>42.272</text:p>
          </table:table-cell>
          <table:table-cell table:formula="of:=SQRT([.H111]*[.H111]-[.D111]*[.D111]-[.B111]*[.B111])" office:value-type="float" office:value="101.557779992475" calcext:value-type="float">
            <text:p>101.5577799925</text:p>
          </table:table-cell>
          <table:table-cell table:formula="of:=[.F111]" office:value-type="float" office:value="109.122" calcext:value-type="float">
            <text:p>109.122</text:p>
          </table:table-cell>
          <table:table-cell table:number-columns-repeated="5"/>
        </table:table-row>
        <table:table-row table:style-name="ro1">
          <table:table-cell office:value-type="float" office:value="42.552" calcext:value-type="float">
            <text:p>42.552</text:p>
          </table:table-cell>
          <table:table-cell office:value-type="float" office:value="12.302" calcext:value-type="float">
            <text:p>12.302</text:p>
          </table:table-cell>
          <table:table-cell office:value-type="float" office:value="42.552" calcext:value-type="float">
            <text:p>42.552</text:p>
          </table:table-cell>
          <table:table-cell office:value-type="float" office:value="41.935" calcext:value-type="float">
            <text:p>41.935</text:p>
          </table:table-cell>
          <table:table-cell office:value-type="float" office:value="42.552" calcext:value-type="float">
            <text:p>42.552</text:p>
          </table:table-cell>
          <table:table-cell office:value-type="float" office:value="108.832" calcext:value-type="float">
            <text:p>108.832</text:p>
          </table:table-cell>
          <table:table-cell office:value-type="float" office:value="42.552" calcext:value-type="float">
            <text:p>42.552</text:p>
          </table:table-cell>
          <table:table-cell office:value-type="float" office:value="110.255" calcext:value-type="float">
            <text:p>110.255</text:p>
          </table:table-cell>
          <table:table-cell table:formula="of:=[.G112]" office:value-type="float" office:value="42.552" calcext:value-type="float">
            <text:p>42.552</text:p>
          </table:table-cell>
          <table:table-cell table:formula="of:=SQRT([.H112]*[.H112]-[.D112]*[.D112]-[.B112]*[.B112])" office:value-type="float" office:value="101.223918102393" calcext:value-type="float">
            <text:p>101.2239181024</text:p>
          </table:table-cell>
          <table:table-cell table:formula="of:=[.F112]" office:value-type="float" office:value="108.832" calcext:value-type="float">
            <text:p>108.832</text:p>
          </table:table-cell>
          <table:table-cell table:number-columns-repeated="5"/>
        </table:table-row>
        <table:table-row table:style-name="ro1">
          <table:table-cell office:value-type="float" office:value="42.763" calcext:value-type="float">
            <text:p>42.763</text:p>
          </table:table-cell>
          <table:table-cell office:value-type="float" office:value="12.302" calcext:value-type="float">
            <text:p>12.302</text:p>
          </table:table-cell>
          <table:table-cell office:value-type="float" office:value="42.763" calcext:value-type="float">
            <text:p>42.763</text:p>
          </table:table-cell>
          <table:table-cell office:value-type="float" office:value="42.304" calcext:value-type="float">
            <text:p>42.304</text:p>
          </table:table-cell>
          <table:table-cell office:value-type="float" office:value="42.763" calcext:value-type="float">
            <text:p>42.763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42.763" calcext:value-type="float">
            <text:p>42.763</text:p>
          </table:table-cell>
          <table:table-cell office:value-type="float" office:value="110.242" calcext:value-type="float">
            <text:p>110.242</text:p>
          </table:table-cell>
          <table:table-cell table:formula="of:=[.G113]" office:value-type="float" office:value="42.763" calcext:value-type="float">
            <text:p>42.763</text:p>
          </table:table-cell>
          <table:table-cell table:formula="of:=SQRT([.H113]*[.H113]-[.D113]*[.D113]-[.B113]*[.B113])" office:value-type="float" office:value="101.056078214029" calcext:value-type="float">
            <text:p>101.056078214</text:p>
          </table:table-cell>
          <table:table-cell table:formula="of:=[.F113]" office:value-type="float" office:value="108.678" calcext:value-type="float">
            <text:p>108.678</text:p>
          </table:table-cell>
          <table:table-cell table:number-columns-repeated="5"/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12.31" calcext:value-type="float">
            <text:p>12.31</text:p>
          </table:table-cell>
          <table:table-cell office:value-type="float" office:value="42.95" calcext:value-type="float">
            <text:p>42.95</text:p>
          </table:table-cell>
          <table:table-cell office:value-type="float" office:value="42.487" calcext:value-type="float">
            <text:p>42.487</text:p>
          </table:table-cell>
          <table:table-cell office:value-type="float" office:value="42.95" calcext:value-type="float">
            <text:p>42.95</text:p>
          </table:table-cell>
          <table:table-cell office:value-type="float" office:value="108.31" calcext:value-type="float">
            <text:p>108.31</text:p>
          </table:table-cell>
          <table:table-cell office:value-type="float" office:value="42.95" calcext:value-type="float">
            <text:p>42.95</text:p>
          </table:table-cell>
          <table:table-cell office:value-type="float" office:value="109.926" calcext:value-type="float">
            <text:p>109.926</text:p>
          </table:table-cell>
          <table:table-cell table:formula="of:=[.G114]" office:value-type="float" office:value="42.95" calcext:value-type="float">
            <text:p>42.95</text:p>
          </table:table-cell>
          <table:table-cell table:formula="of:=SQRT([.H114]*[.H114]-[.D114]*[.D114]-[.B114]*[.B114])" office:value-type="float" office:value="100.633216221087" calcext:value-type="float">
            <text:p>100.6332162211</text:p>
          </table:table-cell>
          <table:table-cell table:formula="of:=[.F114]" office:value-type="float" office:value="108.31" calcext:value-type="float">
            <text:p>108.31</text:p>
          </table:table-cell>
          <table:table-cell table:number-columns-repeated="5"/>
        </table:table-row>
        <table:table-row table:style-name="ro1">
          <table:table-cell office:value-type="float" office:value="43.235" calcext:value-type="float">
            <text:p>43.235</text:p>
          </table:table-cell>
          <table:table-cell office:value-type="float" office:value="12.31" calcext:value-type="float">
            <text:p>12.31</text:p>
          </table:table-cell>
          <table:table-cell office:value-type="float" office:value="43.235" calcext:value-type="float">
            <text:p>43.235</text:p>
          </table:table-cell>
          <table:table-cell office:value-type="float" office:value="43.032" calcext:value-type="float">
            <text:p>43.032</text:p>
          </table:table-cell>
          <table:table-cell office:value-type="float" office:value="43.235" calcext:value-type="float">
            <text:p>43.235</text:p>
          </table:table-cell>
          <table:table-cell office:value-type="float" office:value="108.124" calcext:value-type="float">
            <text:p>108.124</text:p>
          </table:table-cell>
          <table:table-cell office:value-type="float" office:value="43.235" calcext:value-type="float">
            <text:p>43.235</text:p>
          </table:table-cell>
          <table:table-cell office:value-type="float" office:value="108.8" calcext:value-type="float">
            <text:p>108.8</text:p>
          </table:table-cell>
          <table:table-cell table:formula="of:=[.G115]" office:value-type="float" office:value="43.235" calcext:value-type="float">
            <text:p>43.235</text:p>
          </table:table-cell>
          <table:table-cell table:formula="of:=SQRT([.H115]*[.H115]-[.D115]*[.D115]-[.B115]*[.B115])" office:value-type="float" office:value="99.1672873280297" calcext:value-type="float">
            <text:p>99.167287328</text:p>
          </table:table-cell>
          <table:table-cell table:formula="of:=[.F115]" office:value-type="float" office:value="108.124" calcext:value-type="float">
            <text:p>108.124</text:p>
          </table:table-cell>
          <table:table-cell table:number-columns-repeated="5"/>
        </table:table-row>
        <table:table-row table:style-name="ro1">
          <table:table-cell office:value-type="float" office:value="43.422" calcext:value-type="float">
            <text:p>43.422</text:p>
          </table:table-cell>
          <table:table-cell office:value-type="float" office:value="12.126" calcext:value-type="float">
            <text:p>12.126</text:p>
          </table:table-cell>
          <table:table-cell office:value-type="float" office:value="43.422" calcext:value-type="float">
            <text:p>43.422</text:p>
          </table:table-cell>
          <table:table-cell office:value-type="float" office:value="43.217" calcext:value-type="float">
            <text:p>43.217</text:p>
          </table:table-cell>
          <table:table-cell office:value-type="float" office:value="43.422" calcext:value-type="float">
            <text:p>43.422</text:p>
          </table:table-cell>
          <table:table-cell office:value-type="float" office:value="107.703" calcext:value-type="float">
            <text:p>107.703</text:p>
          </table:table-cell>
          <table:table-cell office:value-type="float" office:value="43.422" calcext:value-type="float">
            <text:p>43.422</text:p>
          </table:table-cell>
          <table:table-cell office:value-type="float" office:value="108.407" calcext:value-type="float">
            <text:p>108.407</text:p>
          </table:table-cell>
          <table:table-cell table:formula="of:=[.G116]" office:value-type="float" office:value="43.422" calcext:value-type="float">
            <text:p>43.422</text:p>
          </table:table-cell>
          <table:table-cell table:formula="of:=SQRT([.H116]*[.H116]-[.D116]*[.D116]-[.B116]*[.B116])" office:value-type="float" office:value="98.6779037272276" calcext:value-type="float">
            <text:p>98.6779037272</text:p>
          </table:table-cell>
          <table:table-cell table:formula="of:=[.F116]" office:value-type="float" office:value="107.703" calcext:value-type="float">
            <text:p>107.703</text:p>
          </table:table-cell>
          <table:table-cell table:number-columns-repeated="5"/>
        </table:table-row>
        <table:table-row table:style-name="ro1">
          <table:table-cell office:value-type="float" office:value="43.621" calcext:value-type="float">
            <text:p>43.621</text:p>
          </table:table-cell>
          <table:table-cell office:value-type="float" office:value="12.133" calcext:value-type="float">
            <text:p>12.133</text:p>
          </table:table-cell>
          <table:table-cell office:value-type="float" office:value="43.621" calcext:value-type="float">
            <text:p>43.621</text:p>
          </table:table-cell>
          <table:table-cell office:value-type="float" office:value="43.577" calcext:value-type="float">
            <text:p>43.577</text:p>
          </table:table-cell>
          <table:table-cell office:value-type="float" office:value="43.621" calcext:value-type="float">
            <text:p>43.621</text:p>
          </table:table-cell>
          <table:table-cell office:value-type="float" office:value="107.413" calcext:value-type="float">
            <text:p>107.413</text:p>
          </table:table-cell>
          <table:table-cell office:value-type="float" office:value="43.621" calcext:value-type="float">
            <text:p>43.621</text:p>
          </table:table-cell>
          <table:table-cell office:value-type="float" office:value="108.253" calcext:value-type="float">
            <text:p>108.253</text:p>
          </table:table-cell>
          <table:table-cell table:formula="of:=[.G117]" office:value-type="float" office:value="43.621" calcext:value-type="float">
            <text:p>43.621</text:p>
          </table:table-cell>
          <table:table-cell table:formula="of:=SQRT([.H117]*[.H117]-[.D117]*[.D117]-[.B117]*[.B117])" office:value-type="float" office:value="98.3491097621122" calcext:value-type="float">
            <text:p>98.3491097621</text:p>
          </table:table-cell>
          <table:table-cell table:formula="of:=[.F117]" office:value-type="float" office:value="107.413" calcext:value-type="float">
            <text:p>107.413</text:p>
          </table:table-cell>
          <table:table-cell table:number-columns-repeated="5"/>
        </table:table-row>
        <table:table-row table:style-name="ro1">
          <table:table-cell office:value-type="float" office:value="43.905" calcext:value-type="float">
            <text:p>43.905</text:p>
          </table:table-cell>
          <table:table-cell office:value-type="float" office:value="11.95" calcext:value-type="float">
            <text:p>11.95</text:p>
          </table:table-cell>
          <table:table-cell office:value-type="float" office:value="43.905" calcext:value-type="float">
            <text:p>43.905</text:p>
          </table:table-cell>
          <table:table-cell office:value-type="float" office:value="43.865" calcext:value-type="float">
            <text:p>43.865</text:p>
          </table:table-cell>
          <table:table-cell office:value-type="float" office:value="43.905" calcext:value-type="float">
            <text:p>43.905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43.905" calcext:value-type="float">
            <text:p>43.905</text:p>
          </table:table-cell>
          <table:table-cell office:value-type="float" office:value="107.973" calcext:value-type="float">
            <text:p>107.973</text:p>
          </table:table-cell>
          <table:table-cell table:formula="of:=[.G118]" office:value-type="float" office:value="43.905" calcext:value-type="float">
            <text:p>43.905</text:p>
          </table:table-cell>
          <table:table-cell table:formula="of:=SQRT([.H118]*[.H118]-[.D118]*[.D118]-[.B118]*[.B118])" office:value-type="float" office:value="97.9348150761515" calcext:value-type="float">
            <text:p>97.9348150762</text:p>
          </table:table-cell>
          <table:table-cell table:formula="of:=[.F118]" office:value-type="float" office:value="107.053" calcext:value-type="float">
            <text:p>107.053</text:p>
          </table:table-cell>
          <table:table-cell table:number-columns-repeated="5"/>
        </table:table-row>
        <table:table-row table:style-name="ro1">
          <table:table-cell office:value-type="float" office:value="44.062" calcext:value-type="float">
            <text:p>44.062</text:p>
          </table:table-cell>
          <table:table-cell office:value-type="float" office:value="11.868" calcext:value-type="float">
            <text:p>11.868</text:p>
          </table:table-cell>
          <table:table-cell office:value-type="float" office:value="44.062" calcext:value-type="float">
            <text:p>44.062</text:p>
          </table:table-cell>
          <table:table-cell office:value-type="float" office:value="44.048" calcext:value-type="float">
            <text:p>44.048</text:p>
          </table:table-cell>
          <table:table-cell office:value-type="float" office:value="44.062" calcext:value-type="float">
            <text:p>44.062</text:p>
          </table:table-cell>
          <table:table-cell office:value-type="float" office:value="106.984" calcext:value-type="float">
            <text:p>106.984</text:p>
          </table:table-cell>
          <table:table-cell office:value-type="float" office:value="44.062" calcext:value-type="float">
            <text:p>44.062</text:p>
          </table:table-cell>
          <table:table-cell office:value-type="float" office:value="107.969" calcext:value-type="float">
            <text:p>107.969</text:p>
          </table:table-cell>
          <table:table-cell table:formula="of:=[.G119]" office:value-type="float" office:value="44.062" calcext:value-type="float">
            <text:p>44.062</text:p>
          </table:table-cell>
          <table:table-cell table:formula="of:=SQRT([.H119]*[.H119]-[.D119]*[.D119]-[.B119]*[.B119])" office:value-type="float" office:value="97.8582098395428" calcext:value-type="float">
            <text:p>97.8582098395</text:p>
          </table:table-cell>
          <table:table-cell table:formula="of:=[.F119]" office:value-type="float" office:value="106.984" calcext:value-type="float">
            <text:p>106.984</text:p>
          </table:table-cell>
          <table:table-cell table:number-columns-repeated="5"/>
        </table:table-row>
        <table:table-row table:style-name="ro1">
          <table:table-cell office:value-type="float" office:value="44.347" calcext:value-type="float">
            <text:p>44.347</text:p>
          </table:table-cell>
          <table:table-cell office:value-type="float" office:value="11.684" calcext:value-type="float">
            <text:p>11.684</text:p>
          </table:table-cell>
          <table:table-cell office:value-type="float" office:value="44.347" calcext:value-type="float">
            <text:p>44.347</text:p>
          </table:table-cell>
          <table:table-cell office:value-type="float" office:value="44.409" calcext:value-type="float">
            <text:p>44.409</text:p>
          </table:table-cell>
          <table:table-cell office:value-type="float" office:value="44.347" calcext:value-type="float">
            <text:p>44.347</text:p>
          </table:table-cell>
          <table:table-cell office:value-type="float" office:value="106.432" calcext:value-type="float">
            <text:p>106.432</text:p>
          </table:table-cell>
          <table:table-cell office:value-type="float" office:value="44.347" calcext:value-type="float">
            <text:p>44.347</text:p>
          </table:table-cell>
          <table:table-cell office:value-type="float" office:value="107.521" calcext:value-type="float">
            <text:p>107.521</text:p>
          </table:table-cell>
          <table:table-cell table:formula="of:=[.G120]" office:value-type="float" office:value="44.347" calcext:value-type="float">
            <text:p>44.347</text:p>
          </table:table-cell>
          <table:table-cell table:formula="of:=SQRT([.H120]*[.H120]-[.D120]*[.D120]-[.B120]*[.B120])" office:value-type="float" office:value="97.2218612452981" calcext:value-type="float">
            <text:p>97.2218612453</text:p>
          </table:table-cell>
          <table:table-cell table:formula="of:=[.F120]" office:value-type="float" office:value="106.432" calcext:value-type="float">
            <text:p>106.432</text:p>
          </table:table-cell>
          <table:table-cell table:number-columns-repeated="5"/>
        </table:table-row>
      </table:table>
      <table:table table:name="Sheet1" table:style-name="ta1">
        <table:shapes>
          <draw:frame draw:z-index="0" draw:style-name="gr1" draw:text-style-name="P1" svg:width="6.298in" svg:height="3.5453in" svg:x="0.4661in" svg:y="11.7228in">
            <draw:object draw:notify-on-update-of-ranges="Sheet1.A2:Sheet1.A25 Sheet1.B2:Sheet1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6886in" svg:y="6.7843in">
            <draw:object draw:notify-on-update-of-ranges="Sheet1.H2:Sheet1.H2 Sheet1.H3:Sheet1.H35 Sheet1.I2:Sheet1.I2 Sheet1.I3:Sheet1.I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1" draw:style-name="gr2" draw:text-style-name="P1" svg:width="5.6799in" svg:height="3.4016in" svg:x="5.0075in" svg:y="7.7382in">
            <draw:image xlink:href="Pictures/200002A30000385C000021C1EE45D091.svm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2903 AB</text:p>
          </table:table-cell>
          <table:table-cell office:value-type="string" calcext:value-type="string">
            <text:p>DISK;lcm</text:p>
          </table:table-cell>
          <table:table-cell table:number-columns-repeated="2"/>
          <table:table-cell office:value-type="string" calcext:value-type="string">
            <text:p>Gas McGaugh</text:p>
          </table:table-cell>
          <table:table-cell table:number-columns-repeated="3"/>
          <table:table-cell office:value-type="string" calcext:value-type="string">
            <text:p>McGaugh Disk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table:formula="of:=SQRT([.C2]*[.C2]-[.F2]*[.F2])" office:value-type="float" office:value="62.9140881749867" calcext:value-type="float">
            <text:p>62.914088175</text:p>
          </table:table-cell>
          <table:table-cell office:value-type="float" office:value="62.9183" calcext:value-type="float">
            <text:p>62.9183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table:formula="of:=SQRT([.C3]*[.C3]-[.F3]*[.F3])" office:value-type="float" office:value="124.371869375675" calcext:value-type="float">
            <text:p>124.3718693757</text:p>
          </table:table-cell>
          <table:table-cell office:value-type="float" office:value="124.374" calcext:value-type="float">
            <text:p>124.374</text:p>
          </table:table-cell>
          <table:table-cell/>
          <table:table-cell office:value-type="float" office:value="1.084" calcext:value-type="float">
            <text:p>1.084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286" calcext:value-type="float">
            <text:p>0.286</text:p>
          </table:table-cell>
          <table:table-cell office:value-type="float" office:value="39.936" calcext:value-type="float">
            <text:p>39.93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QRT([.C4]*[.C4]-[.F4]*[.F4])" office:value-type="float" office:value="143.639155166688" calcext:value-type="float">
            <text:p>143.6391551667</text:p>
          </table:table-cell>
          <table:table-cell office:value-type="float" office:value="143.641" calcext:value-type="float">
            <text:p>143.64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59.299" calcext:value-type="float">
            <text:p>59.299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table:formula="of:=SQRT([.C5]*[.C5]-[.F5]*[.F5])" office:value-type="float" office:value="155.962300931988" calcext:value-type="float">
            <text:p>155.962300932</text:p>
          </table:table-cell>
          <table:table-cell office:value-type="float" office:value="155.964" calcext:value-type="float">
            <text:p>155.964</text:p>
          </table:table-cell>
          <table:table-cell/>
          <table:table-cell office:value-type="float" office:value="1.882" calcext:value-type="float">
            <text:p>1.882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1.084" calcext:value-type="float">
            <text:p>1.084</text:p>
          </table:table-cell>
          <table:table-cell office:value-type="float" office:value="123.679" calcext:value-type="float">
            <text:p>123.679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table:formula="of:=SQRT([.C6]*[.C6]-[.F6]*[.F6])" office:value-type="float" office:value="185.844512902587" calcext:value-type="float">
            <text:p>185.8445129026</text:p>
          </table:table-cell>
          <table:table-cell office:value-type="float" office:value="185.88" calcext:value-type="float">
            <text:p>185.88</text:p>
          </table:table-cell>
          <table:table-cell/>
          <table:table-cell office:value-type="float" office:value="2.245" calcext:value-type="float">
            <text:p>2.245</text:p>
          </table:table-cell>
          <table:table-cell office:value-type="float" office:value="3.632" calcext:value-type="float">
            <text:p>3.63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38.685" calcext:value-type="float">
            <text:p>138.68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SQRT([.C7]*[.C7]-[.F7]*[.F7])" office:value-type="float" office:value="188.624837815702" calcext:value-type="float">
            <text:p>188.6248378157</text:p>
          </table:table-cell>
          <table:table-cell office:value-type="float" office:value="188.815" calcext:value-type="float">
            <text:p>188.815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8.472" calcext:value-type="float">
            <text:p>8.472</text:p>
          </table:table-cell>
          <table:table-cell/>
          <table:table-cell office:value-type="float" office:value="1.882" calcext:value-type="float">
            <text:p>1.882</text:p>
          </table:table-cell>
          <table:table-cell office:value-type="float" office:value="147.398" calcext:value-type="float">
            <text:p>147.398</text:p>
          </table:table-cell>
        </table:table-row>
        <table:table-row table:style-name="ro1">
          <table:table-cell office:value-type="float" office:value="3.043" calcext:value-type="float">
            <text:p>3.043</text:p>
          </table:table-cell>
          <table:table-cell table:formula="of:=SQRT([.C8]*[.C8]-[.F8]*[.F8])" office:value-type="float" office:value="198.242327488355" calcext:value-type="float">
            <text:p>198.2423274884</text:p>
          </table:table-cell>
          <table:table-cell office:value-type="float" office:value="198.657" calcext:value-type="float">
            <text:p>198.657</text:p>
          </table:table-cell>
          <table:table-cell/>
          <table:table-cell office:value-type="float" office:value="3.043" calcext:value-type="float">
            <text:p>3.043</text:p>
          </table:table-cell>
          <table:table-cell office:value-type="float" office:value="12.829" calcext:value-type="float">
            <text:p>12.829</text:p>
          </table:table-cell>
          <table:table-cell/>
          <table:table-cell office:value-type="float" office:value="2.245" calcext:value-type="float">
            <text:p>2.245</text:p>
          </table:table-cell>
          <table:table-cell office:value-type="float" office:value="180.314" calcext:value-type="float">
            <text:p>180.314</text:p>
          </table:table-cell>
        </table:table-row>
        <table:table-row table:style-name="ro1">
          <table:table-cell office:value-type="float" office:value="3.406" calcext:value-type="float">
            <text:p>3.406</text:p>
          </table:table-cell>
          <table:table-cell table:formula="of:=SQRT([.C9]*[.C9]-[.F9]*[.F9])" office:value-type="float" office:value="205.627354364637" calcext:value-type="float">
            <text:p>205.6273543646</text:p>
          </table:table-cell>
          <table:table-cell office:value-type="float" office:value="206.192" calcext:value-type="float">
            <text:p>206.192</text:p>
          </table:table-cell>
          <table:table-cell/>
          <table:table-cell office:value-type="float" office:value="3.406" calcext:value-type="float">
            <text:p>3.406</text:p>
          </table:table-cell>
          <table:table-cell office:value-type="float" office:value="15.249" calcext:value-type="float">
            <text:p>15.249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187.575" calcext:value-type="float">
            <text:p>187.575</text:p>
          </table:table-cell>
        </table:table-row>
        <table:table-row table:style-name="ro1">
          <table:table-cell office:value-type="float" office:value="3.841" calcext:value-type="float">
            <text:p>3.841</text:p>
          </table:table-cell>
          <table:table-cell table:formula="of:=SQRT([.C10]*[.C10]-[.F10]*[.F10])" office:value-type="float" office:value="205.889197453388" calcext:value-type="float">
            <text:p>205.8891974534</text:p>
          </table:table-cell>
          <table:table-cell office:value-type="float" office:value="206.688" calcext:value-type="float">
            <text:p>206.688</text:p>
          </table:table-cell>
          <table:table-cell/>
          <table:table-cell office:value-type="float" office:value="3.841" calcext:value-type="float">
            <text:p>3.841</text:p>
          </table:table-cell>
          <table:table-cell office:value-type="float" office:value="18.154" calcext:value-type="float">
            <text:p>18.154</text:p>
          </table:table-cell>
          <table:table-cell/>
          <table:table-cell office:value-type="float" office:value="3.043" calcext:value-type="float">
            <text:p>3.043</text:p>
          </table:table-cell>
          <table:table-cell office:value-type="float" office:value="199.868" calcext:value-type="float">
            <text:p>199.868</text:p>
          </table:table-cell>
        </table:table-row>
        <table:table-row table:style-name="ro1">
          <table:table-cell office:value-type="float" office:value="4.204" calcext:value-type="float">
            <text:p>4.204</text:p>
          </table:table-cell>
          <table:table-cell table:formula="of:=SQRT([.C11]*[.C11]-[.F11]*[.F11])" office:value-type="float" office:value="206.767296691232" calcext:value-type="float">
            <text:p>206.7672966912</text:p>
          </table:table-cell>
          <table:table-cell office:value-type="float" office:value="207.741" calcext:value-type="float">
            <text:p>207.741</text:p>
          </table:table-cell>
          <table:table-cell/>
          <table:table-cell office:value-type="float" office:value="4.204" calcext:value-type="float">
            <text:p>4.204</text:p>
          </table:table-cell>
          <table:table-cell office:value-type="float" office:value="20.09" calcext:value-type="float">
            <text:p>20.09</text:p>
          </table:table-cell>
          <table:table-cell/>
          <table:table-cell office:value-type="float" office:value="3.406" calcext:value-type="float">
            <text:p>3.406</text:p>
          </table:table-cell>
          <table:table-cell office:value-type="float" office:value="226.485" calcext:value-type="float">
            <text:p>226.485</text:p>
          </table:table-cell>
        </table:table-row>
        <table:table-row table:style-name="ro1">
          <table:table-cell office:value-type="float" office:value="4.567" calcext:value-type="float">
            <text:p>4.567</text:p>
          </table:table-cell>
          <table:table-cell table:formula="of:=SQRT([.C12]*[.C12]-[.F12]*[.F12])" office:value-type="float" office:value="204.91534301755" calcext:value-type="float">
            <text:p>204.9153430176</text:p>
          </table:table-cell>
          <table:table-cell office:value-type="float" office:value="206.148" calcext:value-type="float">
            <text:p>206.148</text:p>
          </table:table-cell>
          <table:table-cell/>
          <table:table-cell office:value-type="float" office:value="4.567" calcext:value-type="float">
            <text:p>4.567</text:p>
          </table:table-cell>
          <table:table-cell office:value-type="float" office:value="22.51" calcext:value-type="float">
            <text:p>22.51</text:p>
          </table:table-cell>
          <table:table-cell/>
          <table:table-cell office:value-type="float" office:value="3.841" calcext:value-type="float">
            <text:p>3.841</text:p>
          </table:table-cell>
          <table:table-cell office:value-type="float" office:value="219.958" calcext:value-type="float">
            <text:p>219.958</text:p>
          </table:table-cell>
        </table:table-row>
        <table:table-row table:style-name="ro1">
          <table:table-cell office:value-type="float" office:value="5.728" calcext:value-type="float">
            <text:p>5.728</text:p>
          </table:table-cell>
          <table:table-cell table:formula="of:=SQRT([.C13]*[.C13]-[.F13]*[.F13])" office:value-type="float" office:value="200.460325251657" calcext:value-type="float">
            <text:p>200.4603252517</text:p>
          </table:table-cell>
          <table:table-cell office:value-type="float" office:value="202.065" calcext:value-type="float">
            <text:p>202.065</text:p>
          </table:table-cell>
          <table:table-cell/>
          <table:table-cell office:value-type="float" office:value="5.728" calcext:value-type="float">
            <text:p>5.728</text:p>
          </table:table-cell>
          <table:table-cell office:value-type="float" office:value="25.415" calcext:value-type="float">
            <text:p>25.415</text:p>
          </table:table-cell>
          <table:table-cell/>
          <table:table-cell office:value-type="float" office:value="4.204" calcext:value-type="float">
            <text:p>4.204</text:p>
          </table:table-cell>
          <table:table-cell office:value-type="float" office:value="217.442" calcext:value-type="float">
            <text:p>217.442</text:p>
          </table:table-cell>
        </table:table-row>
        <table:table-row table:style-name="ro1">
          <table:table-cell office:value-type="float" office:value="6.889" calcext:value-type="float">
            <text:p>6.889</text:p>
          </table:table-cell>
          <table:table-cell table:formula="of:=SQRT([.C14]*[.C14]-[.F14]*[.F14])" office:value-type="float" office:value="195.664794176162" calcext:value-type="float">
            <text:p>195.6647941762</text:p>
          </table:table-cell>
          <table:table-cell office:value-type="float" office:value="197.186" calcext:value-type="float">
            <text:p>197.186</text:p>
          </table:table-cell>
          <table:table-cell/>
          <table:table-cell office:value-type="float" office:value="6.889" calcext:value-type="float">
            <text:p>6.889</text:p>
          </table:table-cell>
          <table:table-cell office:value-type="float" office:value="24.446" calcext:value-type="float">
            <text:p>24.446</text:p>
          </table:table-cell>
          <table:table-cell/>
          <table:table-cell office:value-type="float" office:value="4.567" calcext:value-type="float">
            <text:p>4.567</text:p>
          </table:table-cell>
          <table:table-cell office:value-type="float" office:value="215.294" calcext:value-type="float">
            <text:p>215.294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table:formula="of:=SQRT([.C15]*[.C15]-[.F15]*[.F15])" office:value-type="float" office:value="186.953560008896" calcext:value-type="float">
            <text:p>186.9535600089</text:p>
          </table:table-cell>
          <table:table-cell office:value-type="float" office:value="188.422" calcext:value-type="float">
            <text:p>188.422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23.478" calcext:value-type="float">
            <text:p>23.478</text:p>
          </table:table-cell>
          <table:table-cell/>
          <table:table-cell office:value-type="float" office:value="5.728" calcext:value-type="float">
            <text:p>5.728</text:p>
          </table:table-cell>
          <table:table-cell office:value-type="float" office:value="206.937" calcext:value-type="float">
            <text:p>206.937</text:p>
          </table:table-cell>
        </table:table-row>
        <table:table-row table:style-name="ro1">
          <table:table-cell office:value-type="float" office:value="9.211" calcext:value-type="float">
            <text:p>9.211</text:p>
          </table:table-cell>
          <table:table-cell table:formula="of:=SQRT([.C16]*[.C16]-[.F16]*[.F16])" office:value-type="float" office:value="183.454778942932" calcext:value-type="float">
            <text:p>183.4547789429</text:p>
          </table:table-cell>
          <table:table-cell office:value-type="float" office:value="184.951" calcext:value-type="float">
            <text:p>184.951</text:p>
          </table:table-cell>
          <table:table-cell/>
          <table:table-cell office:value-type="float" office:value="9.211" calcext:value-type="float">
            <text:p>9.211</text:p>
          </table:table-cell>
          <table:table-cell office:value-type="float" office:value="23.478" calcext:value-type="float">
            <text:p>23.478</text:p>
          </table:table-cell>
          <table:table-cell/>
          <table:table-cell office:value-type="float" office:value="6.889" calcext:value-type="float">
            <text:p>6.889</text:p>
          </table:table-cell>
          <table:table-cell office:value-type="float" office:value="196.288" calcext:value-type="float">
            <text:p>196.288</text:p>
          </table:table-cell>
        </table:table-row>
        <table:table-row table:style-name="ro1">
          <table:table-cell office:value-type="float" office:value="10.444" calcext:value-type="float">
            <text:p>10.444</text:p>
          </table:table-cell>
          <table:table-cell table:formula="of:=SQRT([.C17]*[.C17]-[.F17]*[.F17])" office:value-type="float" office:value="180.553586187038" calcext:value-type="float">
            <text:p>180.553586187</text:p>
          </table:table-cell>
          <table:table-cell office:value-type="float" office:value="182.201" calcext:value-type="float">
            <text:p>182.201</text:p>
          </table:table-cell>
          <table:table-cell/>
          <table:table-cell office:value-type="float" office:value="10.444" calcext:value-type="float">
            <text:p>10.444</text:p>
          </table:table-cell>
          <table:table-cell office:value-type="float" office:value="24.446" calcext:value-type="float">
            <text:p>24.446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180.314" calcext:value-type="float">
            <text:p>180.314</text:p>
          </table:table-cell>
        </table:table-row>
        <table:table-row table:style-name="ro1">
          <table:table-cell office:value-type="float" office:value="11.533" calcext:value-type="float">
            <text:p>11.533</text:p>
          </table:table-cell>
          <table:table-cell table:formula="of:=SQRT([.C18]*[.C18]-[.F18]*[.F18])" office:value-type="float" office:value="176.650909205133" calcext:value-type="float">
            <text:p>176.6509092051</text:p>
          </table:table-cell>
          <table:table-cell office:value-type="float" office:value="179.142" calcext:value-type="float">
            <text:p>179.142</text:p>
          </table:table-cell>
          <table:table-cell/>
          <table:table-cell office:value-type="float" office:value="11.533" calcext:value-type="float">
            <text:p>11.533</text:p>
          </table:table-cell>
          <table:table-cell office:value-type="float" office:value="29.771" calcext:value-type="float">
            <text:p>29.771</text:p>
          </table:table-cell>
          <table:table-cell/>
          <table:table-cell office:value-type="float" office:value="9.211" calcext:value-type="float">
            <text:p>9.211</text:p>
          </table:table-cell>
          <table:table-cell office:value-type="float" office:value="168.697" calcext:value-type="float">
            <text:p>168.697</text:p>
          </table:table-cell>
        </table:table-row>
        <table:table-row table:style-name="ro1">
          <table:table-cell office:value-type="float" office:value="12.694" calcext:value-type="float">
            <text:p>12.694</text:p>
          </table:table-cell>
          <table:table-cell table:formula="of:=SQRT([.C19]*[.C19]-[.F19]*[.F19])" office:value-type="float" office:value="166.657295576881" calcext:value-type="float">
            <text:p>166.6572955769</text:p>
          </table:table-cell>
          <table:table-cell office:value-type="float" office:value="170.413" calcext:value-type="float">
            <text:p>170.413</text:p>
          </table:table-cell>
          <table:table-cell/>
          <table:table-cell office:value-type="float" office:value="12.694" calcext:value-type="float">
            <text:p>12.694</text:p>
          </table:table-cell>
          <table:table-cell office:value-type="float" office:value="35.58" calcext:value-type="float">
            <text:p>35.58</text:p>
          </table:table-cell>
          <table:table-cell/>
          <table:table-cell office:value-type="float" office:value="10.444" calcext:value-type="float">
            <text:p>10.444</text:p>
          </table:table-cell>
          <table:table-cell office:value-type="float" office:value="160.952" calcext:value-type="float">
            <text:p>160.952</text:p>
          </table:table-cell>
        </table:table-row>
        <table:table-row table:style-name="ro1">
          <table:table-cell office:value-type="float" office:value="13.927" calcext:value-type="float">
            <text:p>13.927</text:p>
          </table:table-cell>
          <table:table-cell table:formula="of:=SQRT([.C20]*[.C20]-[.F20]*[.F20])" office:value-type="float" office:value="162.055673350241" calcext:value-type="float">
            <text:p>162.0556733502</text:p>
          </table:table-cell>
          <table:table-cell office:value-type="float" office:value="166.233" calcext:value-type="float">
            <text:p>166.233</text:p>
          </table:table-cell>
          <table:table-cell/>
          <table:table-cell office:value-type="float" office:value="13.927" calcext:value-type="float">
            <text:p>13.927</text:p>
          </table:table-cell>
          <table:table-cell office:value-type="float" office:value="37.032" calcext:value-type="float">
            <text:p>37.032</text:p>
          </table:table-cell>
          <table:table-cell/>
          <table:table-cell office:value-type="float" office:value="11.533" calcext:value-type="float">
            <text:p>11.533</text:p>
          </table:table-cell>
          <table:table-cell office:value-type="float" office:value="157.079" calcext:value-type="float">
            <text:p>157.079</text:p>
          </table:table-cell>
        </table:table-row>
        <table:table-row table:style-name="ro1">
          <table:table-cell office:value-type="float" office:value="15.016" calcext:value-type="float">
            <text:p>15.016</text:p>
          </table:table-cell>
          <table:table-cell table:formula="of:=SQRT([.C21]*[.C21]-[.F21]*[.F21])" office:value-type="float" office:value="159.74940811158" calcext:value-type="float">
            <text:p>159.7494081116</text:p>
          </table:table-cell>
          <table:table-cell office:value-type="float" office:value="163.456" calcext:value-type="float">
            <text:p>163.456</text:p>
          </table:table-cell>
          <table:table-cell/>
          <table:table-cell office:value-type="float" office:value="15.016" calcext:value-type="float">
            <text:p>15.016</text:p>
          </table:table-cell>
          <table:table-cell office:value-type="float" office:value="34.612" calcext:value-type="float">
            <text:p>34.612</text:p>
          </table:table-cell>
          <table:table-cell/>
          <table:table-cell office:value-type="float" office:value="12.694" calcext:value-type="float">
            <text:p>12.694</text:p>
          </table:table-cell>
          <table:table-cell office:value-type="float" office:value="153.207" calcext:value-type="float">
            <text:p>153.207</text:p>
          </table:table-cell>
        </table:table-row>
        <table:table-row table:style-name="ro1">
          <table:table-cell office:value-type="float" office:value="16.249" calcext:value-type="float">
            <text:p>16.249</text:p>
          </table:table-cell>
          <table:table-cell table:formula="of:=SQRT([.C22]*[.C22]-[.F22]*[.F22])" office:value-type="float" office:value="155.164410107473" calcext:value-type="float">
            <text:p>155.1644101075</text:p>
          </table:table-cell>
          <table:table-cell office:value-type="float" office:value="158.77" calcext:value-type="float">
            <text:p>158.77</text:p>
          </table:table-cell>
          <table:table-cell/>
          <table:table-cell office:value-type="float" office:value="16.249" calcext:value-type="float">
            <text:p>16.249</text:p>
          </table:table-cell>
          <table:table-cell office:value-type="float" office:value="33.644" calcext:value-type="float">
            <text:p>33.644</text:p>
          </table:table-cell>
          <table:table-cell/>
          <table:table-cell office:value-type="float" office:value="13.927" calcext:value-type="float">
            <text:p>13.927</text:p>
          </table:table-cell>
          <table:table-cell office:value-type="float" office:value="147.882" calcext:value-type="float">
            <text:p>147.882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table:formula="of:=SQRT([.C23]*[.C23]-[.F23]*[.F23])" office:value-type="float" office:value="147.85208833493" calcext:value-type="float">
            <text:p>147.8520883349</text:p>
          </table:table-cell>
          <table:table-cell office:value-type="float" office:value="151.525" calcext:value-type="float">
            <text:p>151.525</text:p>
          </table:table-cell>
          <table:table-cell/>
          <table:table-cell office:value-type="float" office:value="17.41" calcext:value-type="float">
            <text:p>17.41</text:p>
          </table:table-cell>
          <table:table-cell office:value-type="float" office:value="33.16" calcext:value-type="float">
            <text:p>33.16</text:p>
          </table:table-cell>
          <table:table-cell/>
          <table:table-cell office:value-type="float" office:value="15.016" calcext:value-type="float">
            <text:p>15.016</text:p>
          </table:table-cell>
          <table:table-cell office:value-type="float" office:value="143.525" calcext:value-type="float">
            <text:p>143.525</text:p>
          </table:table-cell>
        </table:table-row>
        <table:table-row table:style-name="ro1">
          <table:table-cell office:value-type="float" office:value="18.571" calcext:value-type="float">
            <text:p>18.571</text:p>
          </table:table-cell>
          <table:table-cell table:formula="of:=SQRT([.C24]*[.C24]-[.F24]*[.F24])" office:value-type="float" office:value="143.991970029582" calcext:value-type="float">
            <text:p>143.9919700296</text:p>
          </table:table-cell>
          <table:table-cell office:value-type="float" office:value="147.653" calcext:value-type="float">
            <text:p>147.653</text:p>
          </table:table-cell>
          <table:table-cell/>
          <table:table-cell office:value-type="float" office:value="18.571" calcext:value-type="float">
            <text:p>18.571</text:p>
          </table:table-cell>
          <table:table-cell office:value-type="float" office:value="32.676" calcext:value-type="float">
            <text:p>32.676</text:p>
          </table:table-cell>
          <table:table-cell/>
          <table:table-cell office:value-type="float" office:value="16.249" calcext:value-type="float">
            <text:p>16.249</text:p>
          </table:table-cell>
          <table:table-cell office:value-type="float" office:value="132.876" calcext:value-type="float">
            <text:p>132.876</text:p>
          </table:table-cell>
        </table:table-row>
        <table:table-row table:style-name="ro1">
          <table:table-cell office:value-type="float" office:value="19.732" calcext:value-type="float">
            <text:p>19.732</text:p>
          </table:table-cell>
          <table:table-cell table:formula="of:=SQRT([.C25]*[.C25]-[.F25]*[.F25])" office:value-type="float" office:value="144.602518982209" calcext:value-type="float">
            <text:p>144.6025189822</text:p>
          </table:table-cell>
          <table:table-cell office:value-type="float" office:value="147.935" calcext:value-type="float">
            <text:p>147.935</text:p>
          </table:table-cell>
          <table:table-cell/>
          <table:table-cell office:value-type="float" office:value="19.732" calcext:value-type="float">
            <text:p>19.732</text:p>
          </table:table-cell>
          <table:table-cell office:value-type="float" office:value="31.223" calcext:value-type="float">
            <text:p>31.223</text:p>
          </table:table-cell>
          <table:table-cell/>
          <table:table-cell office:value-type="float" office:value="17.41" calcext:value-type="float">
            <text:p>17.41</text:p>
          </table:table-cell>
          <table:table-cell office:value-type="float" office:value="126.099" calcext:value-type="float">
            <text:p>126.099</text:p>
          </table:table-cell>
        </table:table-row>
        <table:table-row table:style-name="ro1">
          <table:table-cell table:number-columns-repeated="4"/>
          <table:table-cell office:value-type="float" office:value="20.82" calcext:value-type="float">
            <text:p>20.82</text:p>
          </table:table-cell>
          <table:table-cell office:value-type="float" office:value="30.255" calcext:value-type="float">
            <text:p>30.255</text:p>
          </table:table-cell>
          <table:table-cell/>
          <table:table-cell office:value-type="float" office:value="18.571" calcext:value-type="float">
            <text:p>18.571</text:p>
          </table:table-cell>
          <table:table-cell office:value-type="float" office:value="120.775" calcext:value-type="float">
            <text:p>120.775</text:p>
          </table:table-cell>
        </table:table-row>
        <table:table-row table:style-name="ro1">
          <table:table-cell table:number-columns-repeated="4"/>
          <table:table-cell office:value-type="float" office:value="22.054" calcext:value-type="float">
            <text:p>22.054</text:p>
          </table:table-cell>
          <table:table-cell office:value-type="float" office:value="29.771" calcext:value-type="float">
            <text:p>29.771</text:p>
          </table:table-cell>
          <table:table-cell/>
          <table:table-cell office:value-type="float" office:value="19.732" calcext:value-type="float">
            <text:p>19.732</text:p>
          </table:table-cell>
          <table:table-cell office:value-type="float" office:value="115.934" calcext:value-type="float">
            <text:p>115.934</text:p>
          </table:table-cell>
        </table:table-row>
        <table:table-row table:style-name="ro1">
          <table:table-cell table:number-columns-repeated="4"/>
          <table:table-cell office:value-type="float" office:value="23.142" calcext:value-type="float">
            <text:p>23.142</text:p>
          </table:table-cell>
          <table:table-cell office:value-type="float" office:value="28.803" calcext:value-type="float">
            <text:p>28.803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112.061" calcext:value-type="float">
            <text:p>112.061</text:p>
          </table:table-cell>
        </table:table-row>
        <table:table-row table:style-name="ro1">
          <table:table-cell table:number-columns-repeated="4"/>
          <table:table-cell office:value-type="float" office:value="24.303" calcext:value-type="float">
            <text:p>24.303</text:p>
          </table:table-cell>
          <table:table-cell office:value-type="float" office:value="29.287" calcext:value-type="float">
            <text:p>29.287</text:p>
          </table:table-cell>
          <table:table-cell/>
          <table:table-cell office:value-type="float" office:value="22.054" calcext:value-type="float">
            <text:p>22.054</text:p>
          </table:table-cell>
          <table:table-cell office:value-type="float" office:value="109.641" calcext:value-type="float">
            <text:p>109.641</text:p>
          </table:table-cell>
        </table:table-row>
        <table:table-row table:style-name="ro1">
          <table:table-cell table:number-columns-repeated="4"/>
          <table:table-cell office:value-type="float" office:value="25.537" calcext:value-type="float">
            <text:p>25.537</text:p>
          </table:table-cell>
          <table:table-cell office:value-type="float" office:value="28.319" calcext:value-type="float">
            <text:p>28.319</text:p>
          </table:table-cell>
          <table:table-cell/>
          <table:table-cell office:value-type="float" office:value="23.142" calcext:value-type="float">
            <text:p>23.142</text:p>
          </table:table-cell>
          <table:table-cell office:value-type="float" office:value="106.253" calcext:value-type="float">
            <text:p>106.253</text:p>
          </table:table-cell>
        </table:table-row>
        <table:table-row table:style-name="ro1">
          <table:table-cell table:number-columns-repeated="4"/>
          <table:table-cell office:value-type="float" office:value="26.77" calcext:value-type="float">
            <text:p>26.77</text:p>
          </table:table-cell>
          <table:table-cell office:value-type="float" office:value="29.287" calcext:value-type="float">
            <text:p>29.287</text:p>
          </table:table-cell>
          <table:table-cell/>
          <table:table-cell office:value-type="float" office:value="24.303" calcext:value-type="float">
            <text:p>24.303</text:p>
          </table:table-cell>
          <table:table-cell office:value-type="float" office:value="103.832" calcext:value-type="float">
            <text:p>103.832</text:p>
          </table:table-cell>
        </table:table-row>
        <table:table-row table:style-name="ro1">
          <table:table-cell table:number-columns-repeated="4"/>
          <table:table-cell office:value-type="float" office:value="27.859" calcext:value-type="float">
            <text:p>27.859</text:p>
          </table:table-cell>
          <table:table-cell office:value-type="float" office:value="29.771" calcext:value-type="float">
            <text:p>29.771</text:p>
          </table:table-cell>
          <table:table-cell/>
          <table:table-cell office:value-type="float" office:value="25.537" calcext:value-type="float">
            <text:p>25.537</text:p>
          </table:table-cell>
          <table:table-cell office:value-type="float" office:value="100.444" calcext:value-type="float">
            <text:p>100.444</text:p>
          </table:table-cell>
        </table:table-row>
        <table:table-row table:style-name="ro1">
          <table:table-cell table:number-columns-repeated="4"/>
          <table:table-cell office:value-type="float" office:value="29.02" calcext:value-type="float">
            <text:p>29.02</text:p>
          </table:table-cell>
          <table:table-cell office:value-type="float" office:value="31.707" calcext:value-type="float">
            <text:p>31.707</text:p>
          </table:table-cell>
          <table:table-cell/>
          <table:table-cell office:value-type="float" office:value="26.77" calcext:value-type="float">
            <text:p>26.77</text:p>
          </table:table-cell>
          <table:table-cell office:value-type="float" office:value="98.508" calcext:value-type="float">
            <text:p>98.508</text:p>
          </table:table-cell>
        </table:table-row>
        <table:table-row table:style-name="ro1">
          <table:table-cell table:number-columns-repeated="7"/>
          <table:table-cell office:value-type="float" office:value="27.859" calcext:value-type="float">
            <text:p>27.859</text:p>
          </table:table-cell>
          <table:table-cell office:value-type="float" office:value="96.087" calcext:value-type="float">
            <text:p>96.087</text:p>
          </table:table-cell>
        </table:table-row>
        <table:table-row table:style-name="ro1">
          <table:table-cell table:number-columns-repeated="7"/>
          <table:table-cell office:value-type="float" office:value="29.02" calcext:value-type="float">
            <text:p>29.02</text:p>
          </table:table-cell>
          <table:table-cell office:value-type="float" office:value="94.635" calcext:value-type="float">
            <text:p>94.635</text:p>
          </table:table-cell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2903XS</text:p>
          </table:table-cell>
          <table:table-cell table:number-columns-repeated="5"/>
          <table:table-cell office:value-type="string" calcext:value-type="string">
            <text:p>Gas McGaugh</text:p>
          </table:table-cell>
          <table:table-cell table:number-columns-repeated="2"/>
          <table:table-cell office:value-type="string" calcext:value-type="string">
            <text:p>LCM Dis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21" calcext:value-type="float">
            <text:p>0.721</text:p>
          </table:table-cell>
          <table:table-cell office:value-type="float" office:value="0.728" calcext:value-type="float">
            <text:p>0.728</text:p>
          </table:table-cell>
          <table:table-cell table:number-columns-repeated="6"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63.9569" calcext:value-type="float">
            <text:p>63.9569</text:p>
          </table:table-cell>
          <table:table-cell table:number-columns-repeated="4"/>
          <table:table-cell office:value-type="float" office:value="1.084" calcext:value-type="float">
            <text:p>1.08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1" calcext:value-type="float">
            <text:p>0.721</text:p>
          </table:table-cell>
          <table:table-cell table:formula="of:=SQRT([.B3]*[.B3]-[.H2]*[.H2])" office:value-type="float" office:value="63.9527565755379" calcext:value-type="float">
            <text:p>63.9527565755</text:p>
          </table:table-cell>
          <table:table-cell table:number-columns-repeated="4"/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26.427" calcext:value-type="float">
            <text:p>126.427</text:p>
          </table:table-cell>
          <table:table-cell table:number-columns-repeated="4"/>
          <table:table-cell office:value-type="float" office:value="1.52" calcext:value-type="float">
            <text:p>1.52</text:p>
          </table:table-cell>
          <table:table-cell office:value-type="float" office:value="0.728" calcext:value-type="float">
            <text:p>0.728</text:p>
          </table:table-cell>
          <table:table-cell office:value-type="float" office:value="1.084" calcext:value-type="float">
            <text:p>1.084</text:p>
          </table:table-cell>
          <table:table-cell table:formula="of:=SQRT([.B4]*[.B4]-[.H3]*[.H3])" office:value-type="float" office:value="126.424903974652" calcext:value-type="float">
            <text:p>126.4249039747</text:p>
          </table:table-cell>
          <table:table-cell table:number-columns-repeated="4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46.012" calcext:value-type="float">
            <text:p>146.012</text:p>
          </table:table-cell>
          <table:table-cell table:number-columns-repeated="4"/>
          <table:table-cell office:value-type="float" office:value="1.882" calcext:value-type="float">
            <text:p>1.882</text:p>
          </table:table-cell>
          <table:table-cell office:value-type="float" office:value="0.728" calcext:value-type="float">
            <text:p>0.728</text:p>
          </table:table-cell>
          <table:table-cell office:value-type="float" office:value="1.52" calcext:value-type="float">
            <text:p>1.52</text:p>
          </table:table-cell>
          <table:table-cell table:formula="of:=SQRT([.B5]*[.B5]-[.H4]*[.H4])" office:value-type="float" office:value="146.010185124189" calcext:value-type="float">
            <text:p>146.0101851242</text:p>
          </table:table-cell>
          <table:table-cell table:number-columns-repeated="4"/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158.54" calcext:value-type="float">
            <text:p>158.54</text:p>
          </table:table-cell>
          <table:table-cell table:number-columns-repeated="4"/>
          <table:table-cell office:value-type="float" office:value="2.245" calcext:value-type="float">
            <text:p>2.245</text:p>
          </table:table-cell>
          <table:table-cell office:value-type="float" office:value="3.632" calcext:value-type="float">
            <text:p>3.632</text:p>
          </table:table-cell>
          <table:table-cell office:value-type="float" office:value="1.882" calcext:value-type="float">
            <text:p>1.882</text:p>
          </table:table-cell>
          <table:table-cell table:formula="of:=SQRT([.B6]*[.B6]-[.H5]*[.H5])" office:value-type="float" office:value="158.53832853919" calcext:value-type="float">
            <text:p>158.5383285392</text:p>
          </table:table-cell>
          <table:table-cell table:number-columns-repeated="4"/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188.949" calcext:value-type="float">
            <text:p>188.949</text:p>
          </table:table-cell>
          <table:table-cell table:number-columns-repeated="4"/>
          <table:table-cell office:value-type="float" office:value="2.68" calcext:value-type="float">
            <text:p>2.68</text:p>
          </table:table-cell>
          <table:table-cell office:value-type="float" office:value="8.472" calcext:value-type="float">
            <text:p>8.472</text:p>
          </table:table-cell>
          <table:table-cell office:value-type="float" office:value="2.245" calcext:value-type="float">
            <text:p>2.245</text:p>
          </table:table-cell>
          <table:table-cell table:formula="of:=SQRT([.B7]*[.B7]-[.H6]*[.H6])" office:value-type="float" office:value="188.914089408387" calcext:value-type="float">
            <text:p>188.9140894084</text:p>
          </table:table-cell>
          <table:table-cell table:number-columns-repeated="4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91.932" calcext:value-type="float">
            <text:p>191.932</text:p>
          </table:table-cell>
          <table:table-cell table:number-columns-repeated="4"/>
          <table:table-cell office:value-type="float" office:value="3.043" calcext:value-type="float">
            <text:p>3.043</text:p>
          </table:table-cell>
          <table:table-cell office:value-type="float" office:value="12.829" calcext:value-type="float">
            <text:p>12.829</text:p>
          </table:table-cell>
          <table:table-cell office:value-type="float" office:value="2.68" calcext:value-type="float">
            <text:p>2.68</text:p>
          </table:table-cell>
          <table:table-cell table:formula="of:=SQRT([.B8]*[.B8]-[.H7]*[.H7])" office:value-type="float" office:value="191.744929111567" calcext:value-type="float">
            <text:p>191.7449291116</text:p>
          </table:table-cell>
          <table:table-cell table:number-columns-repeated="4"/>
        </table:table-row>
        <table:table-row table:style-name="ro1">
          <table:table-cell office:value-type="float" office:value="3.043" calcext:value-type="float">
            <text:p>3.043</text:p>
          </table:table-cell>
          <table:table-cell office:value-type="float" office:value="201.937" calcext:value-type="float">
            <text:p>201.937</text:p>
          </table:table-cell>
          <table:table-cell table:number-columns-repeated="4"/>
          <table:table-cell office:value-type="float" office:value="3.406" calcext:value-type="float">
            <text:p>3.406</text:p>
          </table:table-cell>
          <table:table-cell office:value-type="float" office:value="15.249" calcext:value-type="float">
            <text:p>15.249</text:p>
          </table:table-cell>
          <table:table-cell office:value-type="float" office:value="3.043" calcext:value-type="float">
            <text:p>3.043</text:p>
          </table:table-cell>
          <table:table-cell table:formula="of:=SQRT([.B9]*[.B9]-[.H8]*[.H8])" office:value-type="float" office:value="201.529076631636" calcext:value-type="float">
            <text:p>201.5290766316</text:p>
          </table:table-cell>
          <table:table-cell table:number-columns-repeated="4"/>
        </table:table-row>
        <table:table-row table:style-name="ro1">
          <table:table-cell office:value-type="float" office:value="3.406" calcext:value-type="float">
            <text:p>3.406</text:p>
          </table:table-cell>
          <table:table-cell office:value-type="float" office:value="209.596" calcext:value-type="float">
            <text:p>209.596</text:p>
          </table:table-cell>
          <table:table-cell table:number-columns-repeated="4"/>
          <table:table-cell office:value-type="float" office:value="3.841" calcext:value-type="float">
            <text:p>3.841</text:p>
          </table:table-cell>
          <table:table-cell office:value-type="float" office:value="18.154" calcext:value-type="float">
            <text:p>18.154</text:p>
          </table:table-cell>
          <table:table-cell office:value-type="float" office:value="3.406" calcext:value-type="float">
            <text:p>3.406</text:p>
          </table:table-cell>
          <table:table-cell table:formula="of:=SQRT([.B10]*[.B10]-[.H9]*[.H9])" office:value-type="float" office:value="209.040549212348" calcext:value-type="float">
            <text:p>209.0405492123</text:p>
          </table:table-cell>
          <table:table-cell table:number-columns-repeated="4"/>
        </table:table-row>
        <table:table-row table:style-name="ro1">
          <table:table-cell office:value-type="float" office:value="3.841" calcext:value-type="float">
            <text:p>3.841</text:p>
          </table:table-cell>
          <table:table-cell office:value-type="float" office:value="210.1" calcext:value-type="float">
            <text:p>210.1</text:p>
          </table:table-cell>
          <table:table-cell table:number-columns-repeated="4"/>
          <table:table-cell office:value-type="float" office:value="4.204" calcext:value-type="float">
            <text:p>4.204</text:p>
          </table:table-cell>
          <table:table-cell office:value-type="float" office:value="20.09" calcext:value-type="float">
            <text:p>20.09</text:p>
          </table:table-cell>
          <table:table-cell office:value-type="float" office:value="3.841" calcext:value-type="float">
            <text:p>3.841</text:p>
          </table:table-cell>
          <table:table-cell table:formula="of:=SQRT([.B11]*[.B11]-[.H10]*[.H10])" office:value-type="float" office:value="209.314219020113" calcext:value-type="float">
            <text:p>209.3142190201</text:p>
          </table:table-cell>
          <table:table-cell table:number-columns-repeated="4"/>
        </table:table-row>
        <table:table-row table:style-name="ro1">
          <table:table-cell office:value-type="float" office:value="4.204" calcext:value-type="float">
            <text:p>4.204</text:p>
          </table:table-cell>
          <table:table-cell office:value-type="float" office:value="211.171" calcext:value-type="float">
            <text:p>211.171</text:p>
          </table:table-cell>
          <table:table-cell table:number-columns-repeated="4"/>
          <table:table-cell office:value-type="float" office:value="4.567" calcext:value-type="float">
            <text:p>4.567</text:p>
          </table:table-cell>
          <table:table-cell office:value-type="float" office:value="22.51" calcext:value-type="float">
            <text:p>22.51</text:p>
          </table:table-cell>
          <table:table-cell office:value-type="float" office:value="4.204" calcext:value-type="float">
            <text:p>4.204</text:p>
          </table:table-cell>
          <table:table-cell table:formula="of:=SQRT([.B12]*[.B12]-[.H11]*[.H11])" office:value-type="float" office:value="210.213184983721" calcext:value-type="float">
            <text:p>210.2131849837</text:p>
          </table:table-cell>
          <table:table-cell table:number-columns-repeated="4"/>
        </table:table-row>
        <table:table-row table:style-name="ro1">
          <table:table-cell office:value-type="float" office:value="4.567" calcext:value-type="float">
            <text:p>4.567</text:p>
          </table:table-cell>
          <table:table-cell office:value-type="float" office:value="209.551" calcext:value-type="float">
            <text:p>209.551</text:p>
          </table:table-cell>
          <table:table-cell table:number-columns-repeated="4"/>
          <table:table-cell office:value-type="float" office:value="5.728" calcext:value-type="float">
            <text:p>5.728</text:p>
          </table:table-cell>
          <table:table-cell office:value-type="float" office:value="25.415" calcext:value-type="float">
            <text:p>25.415</text:p>
          </table:table-cell>
          <table:table-cell office:value-type="float" office:value="4.567" calcext:value-type="float">
            <text:p>4.567</text:p>
          </table:table-cell>
          <table:table-cell table:formula="of:=SQRT([.B13]*[.B13]-[.H12]*[.H12])" office:value-type="float" office:value="208.338478205539" calcext:value-type="float">
            <text:p>208.3384782055</text:p>
          </table:table-cell>
          <table:table-cell table:number-columns-repeated="4"/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205.401" calcext:value-type="float">
            <text:p>205.401</text:p>
          </table:table-cell>
          <table:table-cell table:number-columns-repeated="4"/>
          <table:table-cell office:value-type="float" office:value="6.889" calcext:value-type="float">
            <text:p>6.889</text:p>
          </table:table-cell>
          <table:table-cell office:value-type="float" office:value="24.446" calcext:value-type="float">
            <text:p>24.446</text:p>
          </table:table-cell>
          <table:table-cell office:value-type="float" office:value="5.728" calcext:value-type="float">
            <text:p>5.728</text:p>
          </table:table-cell>
          <table:table-cell table:formula="of:=SQRT([.B14]*[.B14]-[.H13]*[.H13])" office:value-type="float" office:value="203.822590936334" calcext:value-type="float">
            <text:p>203.8225909363</text:p>
          </table:table-cell>
          <table:table-cell table:number-columns-repeated="4"/>
        </table:table-row>
        <table:table-row table:style-name="ro1">
          <table:table-cell office:value-type="float" office:value="6.889" calcext:value-type="float">
            <text:p>6.889</text:p>
          </table:table-cell>
          <table:table-cell office:value-type="float" office:value="200.442" calcext:value-type="float">
            <text:p>200.442</text:p>
          </table:table-cell>
          <table:table-cell table:number-columns-repeated="4"/>
          <table:table-cell office:value-type="float" office:value="8.05" calcext:value-type="float">
            <text:p>8.05</text:p>
          </table:table-cell>
          <table:table-cell office:value-type="float" office:value="23.478" calcext:value-type="float">
            <text:p>23.478</text:p>
          </table:table-cell>
          <table:table-cell office:value-type="float" office:value="6.889" calcext:value-type="float">
            <text:p>6.889</text:p>
          </table:table-cell>
          <table:table-cell table:formula="of:=SQRT([.B15]*[.B15]-[.H14]*[.H14])" office:value-type="float" office:value="198.945692207698" calcext:value-type="float">
            <text:p>198.9456922077</text:p>
          </table:table-cell>
          <table:table-cell table:number-columns-repeated="4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91.533" calcext:value-type="float">
            <text:p>191.533</text:p>
          </table:table-cell>
          <table:table-cell table:number-columns-repeated="4"/>
          <table:table-cell office:value-type="float" office:value="9.211" calcext:value-type="float">
            <text:p>9.211</text:p>
          </table:table-cell>
          <table:table-cell office:value-type="float" office:value="23.478" calcext:value-type="float">
            <text:p>23.478</text:p>
          </table:table-cell>
          <table:table-cell office:value-type="float" office:value="8.05" calcext:value-type="float">
            <text:p>8.05</text:p>
          </table:table-cell>
          <table:table-cell table:formula="of:=SQRT([.B16]*[.B16]-[.H15]*[.H15])" office:value-type="float" office:value="190.088594094964" calcext:value-type="float">
            <text:p>190.088594095</text:p>
          </table:table-cell>
          <table:table-cell table:number-columns-repeated="4"/>
        </table:table-row>
        <table:table-row table:style-name="ro1">
          <table:table-cell office:value-type="float" office:value="9.211" calcext:value-type="float">
            <text:p>9.211</text:p>
          </table:table-cell>
          <table:table-cell office:value-type="float" office:value="188.004" calcext:value-type="float">
            <text:p>188.004</text:p>
          </table:table-cell>
          <table:table-cell table:number-columns-repeated="4"/>
          <table:table-cell office:value-type="float" office:value="10.444" calcext:value-type="float">
            <text:p>10.444</text:p>
          </table:table-cell>
          <table:table-cell office:value-type="float" office:value="24.446" calcext:value-type="float">
            <text:p>24.446</text:p>
          </table:table-cell>
          <table:table-cell office:value-type="float" office:value="9.211" calcext:value-type="float">
            <text:p>9.211</text:p>
          </table:table-cell>
          <table:table-cell table:formula="of:=SQRT([.B17]*[.B17]-[.H16]*[.H16])" office:value-type="float" office:value="186.532269412024" calcext:value-type="float">
            <text:p>186.532269412</text:p>
          </table:table-cell>
          <table:table-cell table:number-columns-repeated="4"/>
        </table:table-row>
        <table:table-row table:style-name="ro1">
          <table:table-cell office:value-type="float" office:value="10.444" calcext:value-type="float">
            <text:p>10.444</text:p>
          </table:table-cell>
          <table:table-cell office:value-type="float" office:value="184.156" calcext:value-type="float">
            <text:p>184.156</text:p>
          </table:table-cell>
          <table:table-cell table:number-columns-repeated="4"/>
          <table:table-cell office:value-type="float" office:value="11.533" calcext:value-type="float">
            <text:p>11.533</text:p>
          </table:table-cell>
          <table:table-cell office:value-type="float" office:value="29.771" calcext:value-type="float">
            <text:p>29.771</text:p>
          </table:table-cell>
          <table:table-cell office:value-type="float" office:value="10.444" calcext:value-type="float">
            <text:p>10.444</text:p>
          </table:table-cell>
          <table:table-cell table:formula="of:=SQRT([.B18]*[.B18]-[.H17]*[.H17])" office:value-type="float" office:value="182.526232142123" calcext:value-type="float">
            <text:p>182.5262321421</text:p>
          </table:table-cell>
          <table:table-cell table:number-columns-repeated="4"/>
        </table:table-row>
        <table:table-row table:style-name="ro1">
          <table:table-cell office:value-type="float" office:value="11.533" calcext:value-type="float">
            <text:p>11.533</text:p>
          </table:table-cell>
          <table:table-cell office:value-type="float" office:value="181.046" calcext:value-type="float">
            <text:p>181.046</text:p>
          </table:table-cell>
          <table:table-cell table:number-columns-repeated="4"/>
          <table:table-cell office:value-type="float" office:value="12.694" calcext:value-type="float">
            <text:p>12.694</text:p>
          </table:table-cell>
          <table:table-cell office:value-type="float" office:value="35.58" calcext:value-type="float">
            <text:p>35.58</text:p>
          </table:table-cell>
          <table:table-cell office:value-type="float" office:value="11.533" calcext:value-type="float">
            <text:p>11.533</text:p>
          </table:table-cell>
          <table:table-cell table:formula="of:=SQRT([.B19]*[.B19]-[.H18]*[.H18])" office:value-type="float" office:value="178.58147069335" calcext:value-type="float">
            <text:p>178.5814706934</text:p>
          </table:table-cell>
          <table:table-cell table:number-columns-repeated="4"/>
        </table:table-row>
        <table:table-row table:style-name="ro1">
          <table:table-cell office:value-type="float" office:value="12.694" calcext:value-type="float">
            <text:p>12.694</text:p>
          </table:table-cell>
          <table:table-cell office:value-type="float" office:value="173.227" calcext:value-type="float">
            <text:p>173.227</text:p>
          </table:table-cell>
          <table:table-cell table:number-columns-repeated="4"/>
          <table:table-cell office:value-type="float" office:value="13.927" calcext:value-type="float">
            <text:p>13.927</text:p>
          </table:table-cell>
          <table:table-cell office:value-type="float" office:value="37.032" calcext:value-type="float">
            <text:p>37.032</text:p>
          </table:table-cell>
          <table:table-cell office:value-type="float" office:value="12.694" calcext:value-type="float">
            <text:p>12.694</text:p>
          </table:table-cell>
          <table:table-cell table:formula="of:=SQRT([.B20]*[.B20]-[.H19]*[.H19])" office:value-type="float" office:value="169.533646008691" calcext:value-type="float">
            <text:p>169.5336460087</text:p>
          </table:table-cell>
          <table:table-cell table:number-columns-repeated="4"/>
        </table:table-row>
        <table:table-row table:style-name="ro1">
          <table:table-cell office:value-type="float" office:value="13.927" calcext:value-type="float">
            <text:p>13.927</text:p>
          </table:table-cell>
          <table:table-cell office:value-type="float" office:value="171.085" calcext:value-type="float">
            <text:p>171.085</text:p>
          </table:table-cell>
          <table:table-cell table:number-columns-repeated="4"/>
          <table:table-cell office:value-type="float" office:value="15.016" calcext:value-type="float">
            <text:p>15.016</text:p>
          </table:table-cell>
          <table:table-cell office:value-type="float" office:value="34.612" calcext:value-type="float">
            <text:p>34.612</text:p>
          </table:table-cell>
          <table:table-cell office:value-type="float" office:value="13.927" calcext:value-type="float">
            <text:p>13.927</text:p>
          </table:table-cell>
          <table:table-cell table:formula="of:=SQRT([.B21]*[.B21]-[.H20]*[.H20])" office:value-type="float" office:value="167.02906394098" calcext:value-type="float">
            <text:p>167.029063941</text:p>
          </table:table-cell>
          <table:table-cell table:number-columns-repeated="4"/>
        </table:table-row>
        <table:table-row table:style-name="ro1">
          <table:table-cell office:value-type="float" office:value="15.016" calcext:value-type="float">
            <text:p>15.016</text:p>
          </table:table-cell>
          <table:table-cell office:value-type="float" office:value="168.262" calcext:value-type="float">
            <text:p>168.262</text:p>
          </table:table-cell>
          <table:table-cell table:number-columns-repeated="4"/>
          <table:table-cell office:value-type="float" office:value="16.249" calcext:value-type="float">
            <text:p>16.249</text:p>
          </table:table-cell>
          <table:table-cell office:value-type="float" office:value="33.644" calcext:value-type="float">
            <text:p>33.644</text:p>
          </table:table-cell>
          <table:table-cell office:value-type="float" office:value="15.016" calcext:value-type="float">
            <text:p>15.016</text:p>
          </table:table-cell>
          <table:table-cell table:formula="of:=SQRT([.B22]*[.B22]-[.H21]*[.H21])" office:value-type="float" office:value="164.663627131191" calcext:value-type="float">
            <text:p>164.6636271312</text:p>
          </table:table-cell>
          <table:table-cell table:number-columns-repeated="4"/>
        </table:table-row>
        <table:table-row table:style-name="ro1">
          <table:table-cell office:value-type="float" office:value="16.249" calcext:value-type="float">
            <text:p>16.249</text:p>
          </table:table-cell>
          <table:table-cell office:value-type="float" office:value="164.552" calcext:value-type="float">
            <text:p>164.552</text:p>
          </table:table-cell>
          <table:table-cell table:number-columns-repeated="4"/>
          <table:table-cell office:value-type="float" office:value="17.41" calcext:value-type="float">
            <text:p>17.41</text:p>
          </table:table-cell>
          <table:table-cell office:value-type="float" office:value="33.16" calcext:value-type="float">
            <text:p>33.16</text:p>
          </table:table-cell>
          <table:table-cell office:value-type="float" office:value="16.249" calcext:value-type="float">
            <text:p>16.249</text:p>
          </table:table-cell>
          <table:table-cell table:formula="of:=SQRT([.B23]*[.B23]-[.H22]*[.H22])" office:value-type="float" office:value="161.075888847462" calcext:value-type="float">
            <text:p>161.0758888475</text:p>
          </table:table-cell>
          <table:table-cell table:number-columns-repeated="4"/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57.188" calcext:value-type="float">
            <text:p>157.188</text:p>
          </table:table-cell>
          <table:table-cell table:number-columns-repeated="4"/>
          <table:table-cell office:value-type="float" office:value="18.571" calcext:value-type="float">
            <text:p>18.571</text:p>
          </table:table-cell>
          <table:table-cell office:value-type="float" office:value="32.676" calcext:value-type="float">
            <text:p>32.676</text:p>
          </table:table-cell>
          <table:table-cell office:value-type="float" office:value="17.41" calcext:value-type="float">
            <text:p>17.41</text:p>
          </table:table-cell>
          <table:table-cell table:formula="of:=SQRT([.B24]*[.B24]-[.H23]*[.H23])" office:value-type="float" office:value="153.650518202836" calcext:value-type="float">
            <text:p>153.6505182028</text:p>
          </table:table-cell>
          <table:table-cell table:number-columns-repeated="4"/>
        </table:table-row>
        <table:table-row table:style-name="ro1">
          <table:table-cell office:value-type="float" office:value="18.571" calcext:value-type="float">
            <text:p>18.571</text:p>
          </table:table-cell>
          <table:table-cell office:value-type="float" office:value="153.252" calcext:value-type="float">
            <text:p>153.252</text:p>
          </table:table-cell>
          <table:table-cell table:number-columns-repeated="4"/>
          <table:table-cell office:value-type="float" office:value="19.732" calcext:value-type="float">
            <text:p>19.732</text:p>
          </table:table-cell>
          <table:table-cell office:value-type="float" office:value="31.223" calcext:value-type="float">
            <text:p>31.223</text:p>
          </table:table-cell>
          <table:table-cell office:value-type="float" office:value="18.571" calcext:value-type="float">
            <text:p>18.571</text:p>
          </table:table-cell>
          <table:table-cell table:formula="of:=SQRT([.B25]*[.B25]-[.H24]*[.H24])" office:value-type="float" office:value="149.727935028838" calcext:value-type="float">
            <text:p>149.7279350288</text:p>
          </table:table-cell>
          <table:table-cell table:number-columns-repeated="4"/>
        </table:table-row>
        <table:table-row table:style-name="ro1">
          <table:table-cell office:value-type="float" office:value="19.732" calcext:value-type="float">
            <text:p>19.732</text:p>
          </table:table-cell>
          <table:table-cell office:value-type="float" office:value="150.377" calcext:value-type="float">
            <text:p>150.377</text:p>
          </table:table-cell>
          <table:table-cell table:number-columns-repeated="4"/>
          <table:table-cell office:value-type="float" office:value="20.82" calcext:value-type="float">
            <text:p>20.82</text:p>
          </table:table-cell>
          <table:table-cell office:value-type="float" office:value="30.255" calcext:value-type="float">
            <text:p>30.255</text:p>
          </table:table-cell>
          <table:table-cell office:value-type="float" office:value="19.732" calcext:value-type="float">
            <text:p>19.732</text:p>
          </table:table-cell>
          <table:table-cell table:formula="of:=SQRT([.B26]*[.B26]-[.H25]*[.H25])" office:value-type="float" office:value="147.099851801421" calcext:value-type="float">
            <text:p>147.0998518014</text:p>
          </table:table-cell>
          <table:table-cell table:number-columns-repeated="4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48.585" calcext:value-type="float">
            <text:p>148.585</text:p>
          </table:table-cell>
          <table:table-cell table:number-columns-repeated="4"/>
          <table:table-cell office:value-type="float" office:value="22.054" calcext:value-type="float">
            <text:p>22.054</text:p>
          </table:table-cell>
          <table:table-cell office:value-type="float" office:value="29.771" calcext:value-type="float">
            <text:p>29.771</text:p>
          </table:table-cell>
          <table:table-cell office:value-type="float" office:value="20.82" calcext:value-type="float">
            <text:p>20.82</text:p>
          </table:table-cell>
          <table:table-cell table:formula="of:=SQRT([.B27]*[.B27]-[.H26]*[.H26])" office:value-type="float" office:value="145.472118290757" calcext:value-type="float">
            <text:p>145.4721182908</text:p>
          </table:table-cell>
          <table:table-cell table:number-columns-repeated="4"/>
        </table:table-row>
        <table:table-row table:style-name="ro1">
          <table:table-cell office:value-type="float" office:value="22.054" calcext:value-type="float">
            <text:p>22.054</text:p>
          </table:table-cell>
          <table:table-cell office:value-type="float" office:value="147.257" calcext:value-type="float">
            <text:p>147.257</text:p>
          </table:table-cell>
          <table:table-cell table:number-columns-repeated="4"/>
          <table:table-cell office:value-type="float" office:value="23.142" calcext:value-type="float">
            <text:p>23.142</text:p>
          </table:table-cell>
          <table:table-cell office:value-type="float" office:value="28.803" calcext:value-type="float">
            <text:p>28.803</text:p>
          </table:table-cell>
          <table:table-cell office:value-type="float" office:value="22.054" calcext:value-type="float">
            <text:p>22.054</text:p>
          </table:table-cell>
          <table:table-cell table:formula="of:=SQRT([.B28]*[.B28]-[.H27]*[.H27])" office:value-type="float" office:value="144.216197453684" calcext:value-type="float">
            <text:p>144.2161974537</text:p>
          </table:table-cell>
          <table:table-cell table:number-columns-repeated="4"/>
        </table:table-row>
        <table:table-row table:style-name="ro1">
          <table:table-cell office:value-type="float" office:value="23.142" calcext:value-type="float">
            <text:p>23.142</text:p>
          </table:table-cell>
          <table:table-cell office:value-type="float" office:value="145.899" calcext:value-type="float">
            <text:p>145.899</text:p>
          </table:table-cell>
          <table:table-cell table:number-columns-repeated="4"/>
          <table:table-cell office:value-type="float" office:value="24.303" calcext:value-type="float">
            <text:p>24.303</text:p>
          </table:table-cell>
          <table:table-cell office:value-type="float" office:value="29.287" calcext:value-type="float">
            <text:p>29.287</text:p>
          </table:table-cell>
          <table:table-cell office:value-type="float" office:value="23.142" calcext:value-type="float">
            <text:p>23.142</text:p>
          </table:table-cell>
          <table:table-cell table:formula="of:=SQRT([.B29]*[.B29]-[.H28]*[.H28])" office:value-type="float" office:value="143.027638559825" calcext:value-type="float">
            <text:p>143.0276385598</text:p>
          </table:table-cell>
          <table:table-cell table:number-columns-repeated="4"/>
        </table:table-row>
        <table:table-row table:style-name="ro1">
          <table:table-cell office:value-type="float" office:value="24.303" calcext:value-type="float">
            <text:p>24.303</text:p>
          </table:table-cell>
          <table:table-cell office:value-type="float" office:value="146.061" calcext:value-type="float">
            <text:p>146.061</text:p>
          </table:table-cell>
          <table:table-cell table:number-columns-repeated="4"/>
          <table:table-cell office:value-type="float" office:value="25.537" calcext:value-type="float">
            <text:p>25.537</text:p>
          </table:table-cell>
          <table:table-cell office:value-type="float" office:value="28.319" calcext:value-type="float">
            <text:p>28.319</text:p>
          </table:table-cell>
          <table:table-cell office:value-type="float" office:value="24.303" calcext:value-type="float">
            <text:p>24.303</text:p>
          </table:table-cell>
          <table:table-cell table:formula="of:=SQRT([.B30]*[.B30]-[.H29]*[.H29])" office:value-type="float" office:value="143.094679677478" calcext:value-type="float">
            <text:p>143.0946796775</text:p>
          </table:table-cell>
          <table:table-cell table:number-columns-repeated="4"/>
        </table:table-row>
        <table:table-row table:style-name="ro1">
          <table:table-cell office:value-type="float" office:value="25.537" calcext:value-type="float">
            <text:p>25.537</text:p>
          </table:table-cell>
          <table:table-cell office:value-type="float" office:value="140.488" calcext:value-type="float">
            <text:p>140.488</text:p>
          </table:table-cell>
          <table:table-cell table:number-columns-repeated="4"/>
          <table:table-cell office:value-type="float" office:value="26.77" calcext:value-type="float">
            <text:p>26.77</text:p>
          </table:table-cell>
          <table:table-cell office:value-type="float" office:value="29.287" calcext:value-type="float">
            <text:p>29.287</text:p>
          </table:table-cell>
          <table:table-cell office:value-type="float" office:value="25.537" calcext:value-type="float">
            <text:p>25.537</text:p>
          </table:table-cell>
          <table:table-cell table:formula="of:=SQRT([.B31]*[.B31]-[.H30]*[.H30])" office:value-type="float" office:value="137.604187374513" calcext:value-type="float">
            <text:p>137.6041873745</text:p>
          </table:table-cell>
          <table:table-cell table:number-columns-repeated="4"/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133.956" calcext:value-type="float">
            <text:p>133.956</text:p>
          </table:table-cell>
          <table:table-cell table:number-columns-repeated="4"/>
          <table:table-cell office:value-type="float" office:value="27.859" calcext:value-type="float">
            <text:p>27.859</text:p>
          </table:table-cell>
          <table:table-cell office:value-type="float" office:value="29.771" calcext:value-type="float">
            <text:p>29.771</text:p>
          </table:table-cell>
          <table:table-cell office:value-type="float" office:value="26.77" calcext:value-type="float">
            <text:p>26.77</text:p>
          </table:table-cell>
          <table:table-cell table:formula="of:=SQRT([.B32]*[.B32]-[.H31]*[.H31])" office:value-type="float" office:value="130.715269066012" calcext:value-type="float">
            <text:p>130.715269066</text:p>
          </table:table-cell>
          <table:table-cell table:number-columns-repeated="4"/>
        </table:table-row>
        <table:table-row table:style-name="ro1">
          <table:table-cell office:value-type="float" office:value="27.859" calcext:value-type="float">
            <text:p>27.859</text:p>
          </table:table-cell>
          <table:table-cell office:value-type="float" office:value="133.11" calcext:value-type="float">
            <text:p>133.11</text:p>
          </table:table-cell>
          <table:table-cell table:number-columns-repeated="4"/>
          <table:table-cell office:value-type="float" office:value="29.02" calcext:value-type="float">
            <text:p>29.02</text:p>
          </table:table-cell>
          <table:table-cell office:value-type="float" office:value="31.707" calcext:value-type="float">
            <text:p>31.707</text:p>
          </table:table-cell>
          <table:table-cell office:value-type="float" office:value="27.859" calcext:value-type="float">
            <text:p>27.859</text:p>
          </table:table-cell>
          <table:table-cell table:formula="of:=SQRT([.B33]*[.B33]-[.H32]*[.H32])" office:value-type="float" office:value="129.738042450933" calcext:value-type="float">
            <text:p>129.7380424509</text:p>
          </table:table-cell>
          <table:table-cell table:number-columns-repeated="4"/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128.624" calcext:value-type="float">
            <text:p>128.624</text:p>
          </table:table-cell>
          <table:table-cell table:number-columns-repeated="6"/>
          <table:table-cell office:value-type="float" office:value="29.02" calcext:value-type="float">
            <text:p>29.02</text:p>
          </table:table-cell>
          <table:table-cell table:formula="of:=SQRT([.B34]*[.B34]-[.H33]*[.H33])" office:value-type="float" office:value="124.654721238307" calcext:value-type="float">
            <text:p>124.654721238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CM Lum n5055 AB</text:p>
          </table:table-cell>
          <table:table-cell/>
          <table:table-cell office:value-type="string" calcext:value-type="string">
            <text:p>LCM Lum n5055 XS</text:p>
          </table:table-cell>
          <table:table-cell table:number-columns-repeated="3"/>
          <table:table-cell office:value-type="string" calcext:value-type="string">
            <text:p>Gas n5055</text:p>
          </table:table-cell>
          <table:table-cell/>
          <table:table-cell office:value-type="string" calcext:value-type="string">
            <text:p>Bulge n5055</text:p>
          </table:table-cell>
          <table:table-cell/>
          <table:table-cell office:value-type="string" calcext:value-type="string">
            <text:p>Calculated Disk AB</text:p>
          </table:table-cell>
          <table:table-cell/>
          <table:table-cell office:value-type="string" calcext:value-type="string">
            <text:p>Calculated Disk XS</text:p>
          </table:table-cell>
          <table:table-cell/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53.433" calcext:value-type="float">
            <text:p>153.433</text:p>
          </table:table-cell>
          <table:table-cell office:value-type="float" office:value="0.713" calcext:value-type="float">
            <text:p>0.713</text:p>
          </table:table-cell>
          <table:table-cell office:value-type="float" office:value="148.087" calcext:value-type="float">
            <text:p>148.087</text:p>
          </table:table-cell>
          <table:table-cell table:number-columns-repeated="2"/>
          <table:table-cell office:value-type="float" office:value="0.332" calcext:value-type="float">
            <text:p>0.332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0.332" calcext:value-type="float">
            <text:p>0.332</text:p>
          </table:table-cell>
          <table:table-cell office:value-type="float" office:value="14.446" calcext:value-type="float">
            <text:p>14.446</text:p>
          </table:table-cell>
          <table:table-cell office:value-type="float" office:value="0.713" calcext:value-type="float">
            <text:p>0.713</text:p>
          </table:table-cell>
          <table:table-cell table:formula="of:=[.B39]-[.H41]-[.J41]" office:value-type="float" office:value="87.501" calcext:value-type="float">
            <text:p>87.501</text:p>
          </table:table-cell>
          <table:table-cell office:value-type="float" office:value="0.713" calcext:value-type="float">
            <text:p>0.713</text:p>
          </table:table-cell>
          <table:table-cell table:formula="of:=[.D39]-[.H41]-[.J41]" office:value-type="float" office:value="82.155" calcext:value-type="float">
            <text:p>82.155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62.308" calcext:value-type="float">
            <text:p>162.308</text:p>
          </table:table-cell>
          <table:table-cell office:value-type="float" office:value="0.904" calcext:value-type="float">
            <text:p>0.904</text:p>
          </table:table-cell>
          <table:table-cell office:value-type="float" office:value="157.322" calcext:value-type="float">
            <text:p>157.322</text:p>
          </table:table-cell>
          <table:table-cell table:number-columns-repeated="2"/>
          <table:table-cell office:value-type="float" office:value="0.459" calcext:value-type="float">
            <text:p>0.459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0.459" calcext:value-type="float">
            <text:p>0.459</text:p>
          </table:table-cell>
          <table:table-cell office:value-type="float" office:value="45.117" calcext:value-type="float">
            <text:p>45.117</text:p>
          </table:table-cell>
          <table:table-cell office:value-type="float" office:value="0.904" calcext:value-type="float">
            <text:p>0.904</text:p>
          </table:table-cell>
          <table:table-cell table:formula="of:=[.B40]-[.H42]-[.J42]" office:value-type="float" office:value="90.735" calcext:value-type="float">
            <text:p>90.735</text:p>
          </table:table-cell>
          <table:table-cell office:value-type="float" office:value="0.904" calcext:value-type="float">
            <text:p>0.904</text:p>
          </table:table-cell>
          <table:table-cell table:formula="of:=[.D40]-[.H42]-[.J42]" office:value-type="float" office:value="85.749" calcext:value-type="float">
            <text:p>85.749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163.648" calcext:value-type="float">
            <text:p>163.648</text:p>
          </table:table-cell>
          <table:table-cell office:value-type="float" office:value="1.159" calcext:value-type="float">
            <text:p>1.159</text:p>
          </table:table-cell>
          <table:table-cell office:value-type="float" office:value="167.974" calcext:value-type="float">
            <text:p>167.974</text:p>
          </table:table-cell>
          <table:table-cell table:number-columns-repeated="2"/>
          <table:table-cell office:value-type="float" office:value="0.713" calcext:value-type="float">
            <text:p>0.713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0.713" calcext:value-type="float">
            <text:p>0.713</text:p>
          </table:table-cell>
          <table:table-cell office:value-type="float" office:value="65.917" calcext:value-type="float">
            <text:p>65.917</text:p>
          </table:table-cell>
          <table:table-cell office:value-type="float" office:value="1.159" calcext:value-type="float">
            <text:p>1.159</text:p>
          </table:table-cell>
          <table:table-cell table:formula="of:=[.B41]-[.H43]-[.J43]" office:value-type="float" office:value="91.018" calcext:value-type="float">
            <text:p>91.018</text:p>
          </table:table-cell>
          <table:table-cell office:value-type="float" office:value="1.159" calcext:value-type="float">
            <text:p>1.159</text:p>
          </table:table-cell>
          <table:table-cell table:formula="of:=[.D41]-[.H43]-[.J43]" office:value-type="float" office:value="95.344" calcext:value-type="float">
            <text:p>95.3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67.89" calcext:value-type="float">
            <text:p>167.89</text:p>
          </table:table-cell>
          <table:table-cell office:value-type="float" office:value="1.35" calcext:value-type="float">
            <text:p>1.35</text:p>
          </table:table-cell>
          <table:table-cell office:value-type="float" office:value="174.703" calcext:value-type="float">
            <text:p>174.703</text:p>
          </table:table-cell>
          <table:table-cell table:number-columns-repeated="2"/>
          <table:table-cell office:value-type="float" office:value="0.904" calcext:value-type="float">
            <text:p>0.904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0.904" calcext:value-type="float">
            <text:p>0.904</text:p>
          </table:table-cell>
          <table:table-cell office:value-type="float" office:value="71.558" calcext:value-type="float">
            <text:p>71.558</text:p>
          </table:table-cell>
          <table:table-cell office:value-type="float" office:value="1.35" calcext:value-type="float">
            <text:p>1.35</text:p>
          </table:table-cell>
          <table:table-cell table:formula="of:=[.B42]-[.H44]-[.J44]" office:value-type="float" office:value="97.022" calcext:value-type="float">
            <text:p>97.022</text:p>
          </table:table-cell>
          <table:table-cell office:value-type="float" office:value="1.35" calcext:value-type="float">
            <text:p>1.35</text:p>
          </table:table-cell>
          <table:table-cell table:formula="of:=[.D42]-[.H44]-[.J44]" office:value-type="float" office:value="103.835" calcext:value-type="float">
            <text:p>103.835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73.455" calcext:value-type="float">
            <text:p>173.455</text:p>
          </table:table-cell>
          <table:table-cell office:value-type="float" office:value="1.604" calcext:value-type="float">
            <text:p>1.604</text:p>
          </table:table-cell>
          <table:table-cell office:value-type="float" office:value="180.493" calcext:value-type="float">
            <text:p>180.493</text:p>
          </table:table-cell>
          <table:table-cell table:number-columns-repeated="2"/>
          <table:table-cell office:value-type="float" office:value="1.159" calcext:value-type="float">
            <text:p>1.159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.159" calcext:value-type="float">
            <text:p>1.159</text:p>
          </table:table-cell>
          <table:table-cell office:value-type="float" office:value="72.615" calcext:value-type="float">
            <text:p>72.615</text:p>
          </table:table-cell>
          <table:table-cell office:value-type="float" office:value="1.604" calcext:value-type="float">
            <text:p>1.604</text:p>
          </table:table-cell>
          <table:table-cell table:formula="of:=[.B43]-[.H45]-[.J45]" office:value-type="float" office:value="105.408" calcext:value-type="float">
            <text:p>105.408</text:p>
          </table:table-cell>
          <table:table-cell office:value-type="float" office:value="1.604" calcext:value-type="float">
            <text:p>1.604</text:p>
          </table:table-cell>
          <table:table-cell table:formula="of:=[.D43]-[.H45]-[.J45]" office:value-type="float" office:value="112.446" calcext:value-type="float">
            <text:p>112.446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178.925" calcext:value-type="float">
            <text:p>178.925</text:p>
          </table:table-cell>
          <table:table-cell office:value-type="float" office:value="1.795" calcext:value-type="float">
            <text:p>1.795</text:p>
          </table:table-cell>
          <table:table-cell office:value-type="float" office:value="186.186" calcext:value-type="float">
            <text:p>186.186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.35" calcext:value-type="float">
            <text:p>1.35</text:p>
          </table:table-cell>
          <table:table-cell office:value-type="float" office:value="70.853" calcext:value-type="float">
            <text:p>70.853</text:p>
          </table:table-cell>
          <table:table-cell office:value-type="float" office:value="1.795" calcext:value-type="float">
            <text:p>1.795</text:p>
          </table:table-cell>
          <table:table-cell table:formula="of:=[.B44]-[.H46]-[.J46]" office:value-type="float" office:value="113.345" calcext:value-type="float">
            <text:p>113.345</text:p>
          </table:table-cell>
          <table:table-cell office:value-type="float" office:value="1.795" calcext:value-type="float">
            <text:p>1.795</text:p>
          </table:table-cell>
          <table:table-cell table:formula="of:=[.D44]-[.H46]-[.J46]" office:value-type="float" office:value="120.606" calcext:value-type="float">
            <text:p>120.60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81.481" calcext:value-type="float">
            <text:p>181.481</text:p>
          </table:table-cell>
          <table:table-cell office:value-type="float" office:value="2.05" calcext:value-type="float">
            <text:p>2.05</text:p>
          </table:table-cell>
          <table:table-cell office:value-type="float" office:value="188.845" calcext:value-type="float">
            <text:p>188.845</text:p>
          </table:table-cell>
          <table:table-cell table:number-columns-repeated="2"/>
          <table:table-cell office:value-type="float" office:value="1.604" calcext:value-type="float">
            <text:p>1.604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.604" calcext:value-type="float">
            <text:p>1.604</text:p>
          </table:table-cell>
          <table:table-cell office:value-type="float" office:value="68.032" calcext:value-type="float">
            <text:p>68.032</text:p>
          </table:table-cell>
          <table:table-cell office:value-type="float" office:value="2.05" calcext:value-type="float">
            <text:p>2.05</text:p>
          </table:table-cell>
          <table:table-cell table:formula="of:=[.B45]-[.H47]-[.J47]" office:value-type="float" office:value="119.779" calcext:value-type="float">
            <text:p>119.779</text:p>
          </table:table-cell>
          <table:table-cell office:value-type="float" office:value="2.05" calcext:value-type="float">
            <text:p>2.05</text:p>
          </table:table-cell>
          <table:table-cell table:formula="of:=[.D45]-[.H47]-[.J47]" office:value-type="float" office:value="127.143" calcext:value-type="float">
            <text:p>127.143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185.522" calcext:value-type="float">
            <text:p>185.522</text:p>
          </table:table-cell>
          <table:table-cell office:value-type="float" office:value="2.304" calcext:value-type="float">
            <text:p>2.304</text:p>
          </table:table-cell>
          <table:table-cell office:value-type="float" office:value="193.05" calcext:value-type="float">
            <text:p>193.05</text:p>
          </table:table-cell>
          <table:table-cell table:number-columns-repeated="2"/>
          <table:table-cell office:value-type="float" office:value="1.795" calcext:value-type="float">
            <text:p>1.795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.795" calcext:value-type="float">
            <text:p>1.795</text:p>
          </table:table-cell>
          <table:table-cell office:value-type="float" office:value="65.565" calcext:value-type="float">
            <text:p>65.565</text:p>
          </table:table-cell>
          <table:table-cell office:value-type="float" office:value="2.304" calcext:value-type="float">
            <text:p>2.304</text:p>
          </table:table-cell>
          <table:table-cell table:formula="of:=[.B46]-[.H48]-[.J48]" office:value-type="float" office:value="126.641" calcext:value-type="float">
            <text:p>126.641</text:p>
          </table:table-cell>
          <table:table-cell office:value-type="float" office:value="2.304" calcext:value-type="float">
            <text:p>2.304</text:p>
          </table:table-cell>
          <table:table-cell table:formula="of:=[.D46]-[.H48]-[.J48]" office:value-type="float" office:value="134.169" calcext:value-type="float">
            <text:p>134.169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188.736" calcext:value-type="float">
            <text:p>188.736</text:p>
          </table:table-cell>
          <table:table-cell office:value-type="float" office:value="2.495" calcext:value-type="float">
            <text:p>2.495</text:p>
          </table:table-cell>
          <table:table-cell office:value-type="float" office:value="196.394" calcext:value-type="float">
            <text:p>196.394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2.05" calcext:value-type="float">
            <text:p>2.05</text:p>
          </table:table-cell>
          <table:table-cell office:value-type="float" office:value="61.687" calcext:value-type="float">
            <text:p>61.687</text:p>
          </table:table-cell>
          <table:table-cell office:value-type="float" office:value="2.495" calcext:value-type="float">
            <text:p>2.495</text:p>
          </table:table-cell>
          <table:table-cell table:formula="of:=[.B47]-[.H49]-[.J49]" office:value-type="float" office:value="132.323" calcext:value-type="float">
            <text:p>132.323</text:p>
          </table:table-cell>
          <table:table-cell office:value-type="float" office:value="2.495" calcext:value-type="float">
            <text:p>2.495</text:p>
          </table:table-cell>
          <table:table-cell table:formula="of:=[.D47]-[.H49]-[.J49]" office:value-type="float" office:value="139.981" calcext:value-type="float">
            <text:p>139.981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193.453" calcext:value-type="float">
            <text:p>193.453</text:p>
          </table:table-cell>
          <table:table-cell office:value-type="float" office:value="2.686" calcext:value-type="float">
            <text:p>2.686</text:p>
          </table:table-cell>
          <table:table-cell office:value-type="float" office:value="201.303" calcext:value-type="float">
            <text:p>201.303</text:p>
          </table:table-cell>
          <table:table-cell table:number-columns-repeated="2"/>
          <table:table-cell office:value-type="float" office:value="2.304" calcext:value-type="float">
            <text:p>2.304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2.304" calcext:value-type="float">
            <text:p>2.304</text:p>
          </table:table-cell>
          <table:table-cell office:value-type="float" office:value="58.866" calcext:value-type="float">
            <text:p>58.866</text:p>
          </table:table-cell>
          <table:table-cell office:value-type="float" office:value="2.686" calcext:value-type="float">
            <text:p>2.686</text:p>
          </table:table-cell>
          <table:table-cell table:formula="of:=[.B48]-[.H50]-[.J50]" office:value-type="float" office:value="138.802" calcext:value-type="float">
            <text:p>138.802</text:p>
          </table:table-cell>
          <table:table-cell office:value-type="float" office:value="2.686" calcext:value-type="float">
            <text:p>2.686</text:p>
          </table:table-cell>
          <table:table-cell table:formula="of:=[.D48]-[.H50]-[.J50]" office:value-type="float" office:value="146.652" calcext:value-type="float">
            <text:p>146.652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 office:value-type="float" office:value="194.478" calcext:value-type="float">
            <text:p>194.478</text:p>
          </table:table-cell>
          <table:table-cell office:value-type="float" office:value="2.941" calcext:value-type="float">
            <text:p>2.941</text:p>
          </table:table-cell>
          <table:table-cell office:value-type="float" office:value="202.37" calcext:value-type="float">
            <text:p>202.37</text:p>
          </table:table-cell>
          <table:table-cell table:number-columns-repeated="2"/>
          <table:table-cell office:value-type="float" office:value="2.495" calcext:value-type="float">
            <text:p>2.495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2.495" calcext:value-type="float">
            <text:p>2.495</text:p>
          </table:table-cell>
          <table:table-cell office:value-type="float" office:value="56.398" calcext:value-type="float">
            <text:p>56.398</text:p>
          </table:table-cell>
          <table:table-cell office:value-type="float" office:value="2.941" calcext:value-type="float">
            <text:p>2.941</text:p>
          </table:table-cell>
          <table:table-cell table:formula="of:=[.B49]-[.H51]-[.J51]" office:value-type="float" office:value="144.41" calcext:value-type="float">
            <text:p>144.41</text:p>
          </table:table-cell>
          <table:table-cell office:value-type="float" office:value="2.941" calcext:value-type="float">
            <text:p>2.941</text:p>
          </table:table-cell>
          <table:table-cell table:formula="of:=[.D49]-[.H51]-[.J51]" office:value-type="float" office:value="152.302" calcext:value-type="float">
            <text:p>152.302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 office:value-type="float" office:value="190.044" calcext:value-type="float">
            <text:p>190.044</text:p>
          </table:table-cell>
          <table:table-cell office:value-type="float" office:value="3.132" calcext:value-type="float">
            <text:p>3.132</text:p>
          </table:table-cell>
          <table:table-cell office:value-type="float" office:value="197.755" calcext:value-type="float">
            <text:p>197.755</text:p>
          </table:table-cell>
          <table:table-cell table:number-columns-repeated="2"/>
          <table:table-cell office:value-type="float" office:value="2.686" calcext:value-type="float">
            <text:p>2.686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2.686" calcext:value-type="float">
            <text:p>2.686</text:p>
          </table:table-cell>
          <table:table-cell office:value-type="float" office:value="54.636" calcext:value-type="float">
            <text:p>54.636</text:p>
          </table:table-cell>
          <table:table-cell office:value-type="float" office:value="3.132" calcext:value-type="float">
            <text:p>3.132</text:p>
          </table:table-cell>
          <table:table-cell table:formula="of:=[.B50]-[.H52]-[.J52]" office:value-type="float" office:value="141.739" calcext:value-type="float">
            <text:p>141.739</text:p>
          </table:table-cell>
          <table:table-cell office:value-type="float" office:value="3.132" calcext:value-type="float">
            <text:p>3.132</text:p>
          </table:table-cell>
          <table:table-cell table:formula="of:=[.D50]-[.H52]-[.J52]" office:value-type="float" office:value="149.45" calcext:value-type="float">
            <text:p>149.45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 office:value-type="float" office:value="184.939" calcext:value-type="float">
            <text:p>184.939</text:p>
          </table:table-cell>
          <table:table-cell office:value-type="float" office:value="3.386" calcext:value-type="float">
            <text:p>3.386</text:p>
          </table:table-cell>
          <table:table-cell office:value-type="float" office:value="192.444" calcext:value-type="float">
            <text:p>192.444</text:p>
          </table:table-cell>
          <table:table-cell table:number-columns-repeated="2"/>
          <table:table-cell office:value-type="float" office:value="2.941" calcext:value-type="float">
            <text:p>2.941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2.941" calcext:value-type="float">
            <text:p>2.941</text:p>
          </table:table-cell>
          <table:table-cell office:value-type="float" office:value="50.053" calcext:value-type="float">
            <text:p>50.053</text:p>
          </table:table-cell>
          <table:table-cell office:value-type="float" office:value="3.386" calcext:value-type="float">
            <text:p>3.386</text:p>
          </table:table-cell>
          <table:table-cell table:formula="of:=[.B51]-[.H53]-[.J53]" office:value-type="float" office:value="138.749" calcext:value-type="float">
            <text:p>138.749</text:p>
          </table:table-cell>
          <table:table-cell office:value-type="float" office:value="3.386" calcext:value-type="float">
            <text:p>3.386</text:p>
          </table:table-cell>
          <table:table-cell table:formula="of:=[.D51]-[.H53]-[.J53]" office:value-type="float" office:value="146.254" calcext:value-type="float">
            <text:p>146.254</text:p>
          </table:table-cell>
        </table:table-row>
        <table:table-row table:style-name="ro1">
          <table:table-cell office:value-type="float" office:value="3.641" calcext:value-type="float">
            <text:p>3.641</text:p>
          </table:table-cell>
          <table:table-cell office:value-type="float" office:value="178.26" calcext:value-type="float">
            <text:p>178.26</text:p>
          </table:table-cell>
          <table:table-cell office:value-type="float" office:value="3.641" calcext:value-type="float">
            <text:p>3.641</text:p>
          </table:table-cell>
          <table:table-cell office:value-type="float" office:value="190.122" calcext:value-type="float">
            <text:p>190.122</text:p>
          </table:table-cell>
          <table:table-cell table:number-columns-repeated="2"/>
          <table:table-cell office:value-type="float" office:value="3.132" calcext:value-type="float">
            <text:p>3.132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3.132" calcext:value-type="float">
            <text:p>3.132</text:p>
          </table:table-cell>
          <table:table-cell office:value-type="float" office:value="48.29" calcext:value-type="float">
            <text:p>48.29</text:p>
          </table:table-cell>
          <table:table-cell office:value-type="float" office:value="3.641" calcext:value-type="float">
            <text:p>3.641</text:p>
          </table:table-cell>
          <table:table-cell table:formula="of:=[.B52]-[.H54]-[.J54]" office:value-type="float" office:value="134.186" calcext:value-type="float">
            <text:p>134.186</text:p>
          </table:table-cell>
          <table:table-cell office:value-type="float" office:value="3.641" calcext:value-type="float">
            <text:p>3.641</text:p>
          </table:table-cell>
          <table:table-cell table:formula="of:=[.D52]-[.H54]-[.J54]" office:value-type="float" office:value="146.048" calcext:value-type="float">
            <text:p>146.048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176.264" calcext:value-type="float">
            <text:p>176.264</text:p>
          </table:table-cell>
          <table:table-cell office:value-type="float" office:value="3.895" calcext:value-type="float">
            <text:p>3.895</text:p>
          </table:table-cell>
          <table:table-cell office:value-type="float" office:value="189.202" calcext:value-type="float">
            <text:p>189.202</text:p>
          </table:table-cell>
          <table:table-cell table:number-columns-repeated="2"/>
          <table:table-cell office:value-type="float" office:value="3.386" calcext:value-type="float">
            <text:p>3.386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3.386" calcext:value-type="float">
            <text:p>3.386</text:p>
          </table:table-cell>
          <table:table-cell office:value-type="float" office:value="46.175" calcext:value-type="float">
            <text:p>46.175</text:p>
          </table:table-cell>
          <table:table-cell office:value-type="float" office:value="3.895" calcext:value-type="float">
            <text:p>3.895</text:p>
          </table:table-cell>
          <table:table-cell table:formula="of:=[.B53]-[.H55]-[.J55]" office:value-type="float" office:value="133.6" calcext:value-type="float">
            <text:p>133.6</text:p>
          </table:table-cell>
          <table:table-cell office:value-type="float" office:value="3.895" calcext:value-type="float">
            <text:p>3.895</text:p>
          </table:table-cell>
          <table:table-cell table:formula="of:=[.D53]-[.H55]-[.J55]" office:value-type="float" office:value="146.538" calcext:value-type="float">
            <text:p>146.538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 office:value-type="float" office:value="175.141" calcext:value-type="float">
            <text:p>175.141</text:p>
          </table:table-cell>
          <table:table-cell office:value-type="float" office:value="4.532" calcext:value-type="float">
            <text:p>4.532</text:p>
          </table:table-cell>
          <table:table-cell office:value-type="float" office:value="186.876" calcext:value-type="float">
            <text:p>186.876</text:p>
          </table:table-cell>
          <table:table-cell table:number-columns-repeated="2"/>
          <table:table-cell office:value-type="float" office:value="3.641" calcext:value-type="float">
            <text:p>3.641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3.641" calcext:value-type="float">
            <text:p>3.641</text:p>
          </table:table-cell>
          <table:table-cell office:value-type="float" office:value="44.059" calcext:value-type="float">
            <text:p>44.059</text:p>
          </table:table-cell>
          <table:table-cell office:value-type="float" office:value="4.532" calcext:value-type="float">
            <text:p>4.532</text:p>
          </table:table-cell>
          <table:table-cell table:formula="of:=[.B54]-[.H56]-[.J56]" office:value-type="float" office:value="135.65" calcext:value-type="float">
            <text:p>135.65</text:p>
          </table:table-cell>
          <table:table-cell office:value-type="float" office:value="4.532" calcext:value-type="float">
            <text:p>4.532</text:p>
          </table:table-cell>
          <table:table-cell table:formula="of:=[.D54]-[.H56]-[.J56]" office:value-type="float" office:value="147.385" calcext:value-type="float">
            <text:p>147.385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 office:value-type="float" office:value="184.352" calcext:value-type="float">
            <text:p>184.352</text:p>
          </table:table-cell>
          <table:table-cell office:value-type="float" office:value="5.168" calcext:value-type="float">
            <text:p>5.168</text:p>
          </table:table-cell>
          <table:table-cell office:value-type="float" office:value="190.675" calcext:value-type="float">
            <text:p>190.675</text:p>
          </table:table-cell>
          <table:table-cell table:number-columns-repeated="2"/>
          <table:table-cell office:value-type="float" office:value="3.895" calcext:value-type="float">
            <text:p>3.895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3.895" calcext:value-type="float">
            <text:p>3.895</text:p>
          </table:table-cell>
          <table:table-cell office:value-type="float" office:value="42.649" calcext:value-type="float">
            <text:p>42.649</text:p>
          </table:table-cell>
          <table:table-cell office:value-type="float" office:value="5.168" calcext:value-type="float">
            <text:p>5.168</text:p>
          </table:table-cell>
          <table:table-cell table:formula="of:=[.B55]-[.H57]-[.J57]" office:value-type="float" office:value="138.186" calcext:value-type="float">
            <text:p>138.186</text:p>
          </table:table-cell>
          <table:table-cell office:value-type="float" office:value="5.168" calcext:value-type="float">
            <text:p>5.168</text:p>
          </table:table-cell>
          <table:table-cell table:formula="of:=[.D55]-[.H57]-[.J57]" office:value-type="float" office:value="144.509" calcext:value-type="float">
            <text:p>144.509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185.281" calcext:value-type="float">
            <text:p>185.281</text:p>
          </table:table-cell>
          <table:table-cell office:value-type="float" office:value="5.805" calcext:value-type="float">
            <text:p>5.805</text:p>
          </table:table-cell>
          <table:table-cell office:value-type="float" office:value="192.799" calcext:value-type="float">
            <text:p>192.799</text:p>
          </table:table-cell>
          <table:table-cell table:number-columns-repeated="2"/>
          <table:table-cell office:value-type="float" office:value="4.532" calcext:value-type="float">
            <text:p>4.532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4.532" calcext:value-type="float">
            <text:p>4.532</text:p>
          </table:table-cell>
          <table:table-cell office:value-type="float" office:value="39.476" calcext:value-type="float">
            <text:p>39.476</text:p>
          </table:table-cell>
          <table:table-cell office:value-type="float" office:value="5.805" calcext:value-type="float">
            <text:p>5.805</text:p>
          </table:table-cell>
          <table:table-cell table:formula="of:=[.B56]-[.H58]-[.J58]" office:value-type="float" office:value="138.058" calcext:value-type="float">
            <text:p>138.058</text:p>
          </table:table-cell>
          <table:table-cell office:value-type="float" office:value="5.805" calcext:value-type="float">
            <text:p>5.805</text:p>
          </table:table-cell>
          <table:table-cell table:formula="of:=[.D56]-[.H58]-[.J58]" office:value-type="float" office:value="145.576" calcext:value-type="float">
            <text:p>145.576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185.123" calcext:value-type="float">
            <text:p>185.123</text:p>
          </table:table-cell>
          <table:table-cell office:value-type="float" office:value="6.505" calcext:value-type="float">
            <text:p>6.505</text:p>
          </table:table-cell>
          <table:table-cell office:value-type="float" office:value="193.792" calcext:value-type="float">
            <text:p>193.792</text:p>
          </table:table-cell>
          <table:table-cell table:number-columns-repeated="2"/>
          <table:table-cell office:value-type="float" office:value="5.168" calcext:value-type="float">
            <text:p>5.168</text:p>
          </table:table-cell>
          <table:table-cell office:value-type="float" office:value="9.51" calcext:value-type="float">
            <text:p>9.51</text:p>
          </table:table-cell>
          <table:table-cell office:value-type="float" office:value="5.168" calcext:value-type="float">
            <text:p>5.168</text:p>
          </table:table-cell>
          <table:table-cell office:value-type="float" office:value="36.656" calcext:value-type="float">
            <text:p>36.656</text:p>
          </table:table-cell>
          <table:table-cell office:value-type="float" office:value="6.505" calcext:value-type="float">
            <text:p>6.505</text:p>
          </table:table-cell>
          <table:table-cell table:formula="of:=[.B57]-[.H59]-[.J59]" office:value-type="float" office:value="133.669" calcext:value-type="float">
            <text:p>133.669</text:p>
          </table:table-cell>
          <table:table-cell office:value-type="float" office:value="6.505" calcext:value-type="float">
            <text:p>6.505</text:p>
          </table:table-cell>
          <table:table-cell table:formula="of:=[.D57]-[.H59]-[.J59]" office:value-type="float" office:value="142.338" calcext:value-type="float">
            <text:p>142.338</text:p>
          </table:table-cell>
        </table:table-row>
        <table:table-row table:style-name="ro1">
          <table:table-cell office:value-type="float" office:value="7.141" calcext:value-type="float">
            <text:p>7.141</text:p>
          </table:table-cell>
          <table:table-cell office:value-type="float" office:value="183.9" calcext:value-type="float">
            <text:p>183.9</text:p>
          </table:table-cell>
          <table:table-cell office:value-type="float" office:value="7.141" calcext:value-type="float">
            <text:p>7.141</text:p>
          </table:table-cell>
          <table:table-cell office:value-type="float" office:value="194.833" calcext:value-type="float">
            <text:p>194.833</text:p>
          </table:table-cell>
          <table:table-cell table:number-columns-repeated="2"/>
          <table:table-cell office:value-type="float" office:value="5.805" calcext:value-type="float">
            <text:p>5.805</text:p>
          </table:table-cell>
          <table:table-cell office:value-type="float" office:value="13.035" calcext:value-type="float">
            <text:p>13.035</text:p>
          </table:table-cell>
          <table:table-cell office:value-type="float" office:value="5.805" calcext:value-type="float">
            <text:p>5.805</text:p>
          </table:table-cell>
          <table:table-cell office:value-type="float" office:value="34.188" calcext:value-type="float">
            <text:p>34.188</text:p>
          </table:table-cell>
          <table:table-cell office:value-type="float" office:value="7.141" calcext:value-type="float">
            <text:p>7.141</text:p>
          </table:table-cell>
          <table:table-cell table:formula="of:=[.B58]-[.H60]-[.J60]" office:value-type="float" office:value="132.093" calcext:value-type="float">
            <text:p>132.093</text:p>
          </table:table-cell>
          <table:table-cell office:value-type="float" office:value="7.141" calcext:value-type="float">
            <text:p>7.141</text:p>
          </table:table-cell>
          <table:table-cell table:formula="of:=[.D58]-[.H60]-[.J60]" office:value-type="float" office:value="143.026" calcext:value-type="float">
            <text:p>143.026</text:p>
          </table:table-cell>
        </table:table-row>
        <table:table-row table:style-name="ro1">
          <table:table-cell office:value-type="float" office:value="7.841" calcext:value-type="float">
            <text:p>7.841</text:p>
          </table:table-cell>
          <table:table-cell office:value-type="float" office:value="184.039" calcext:value-type="float">
            <text:p>184.039</text:p>
          </table:table-cell>
          <table:table-cell office:value-type="float" office:value="7.841" calcext:value-type="float">
            <text:p>7.841</text:p>
          </table:table-cell>
          <table:table-cell office:value-type="float" office:value="193.821" calcext:value-type="float">
            <text:p>193.821</text:p>
          </table:table-cell>
          <table:table-cell table:number-columns-repeated="2"/>
          <table:table-cell office:value-type="float" office:value="6.505" calcext:value-type="float">
            <text:p>6.505</text:p>
          </table:table-cell>
          <table:table-cell office:value-type="float" office:value="19.029" calcext:value-type="float">
            <text:p>19.029</text:p>
          </table:table-cell>
          <table:table-cell office:value-type="float" office:value="6.505" calcext:value-type="float">
            <text:p>6.505</text:p>
          </table:table-cell>
          <table:table-cell office:value-type="float" office:value="32.425" calcext:value-type="float">
            <text:p>32.425</text:p>
          </table:table-cell>
          <table:table-cell office:value-type="float" office:value="7.841" calcext:value-type="float">
            <text:p>7.841</text:p>
          </table:table-cell>
          <table:table-cell table:formula="of:=[.B59]-[.H61]-[.J61]" office:value-type="float" office:value="130.117" calcext:value-type="float">
            <text:p>130.117</text:p>
          </table:table-cell>
          <table:table-cell office:value-type="float" office:value="7.841" calcext:value-type="float">
            <text:p>7.841</text:p>
          </table:table-cell>
          <table:table-cell table:formula="of:=[.D59]-[.H61]-[.J61]" office:value-type="float" office:value="139.899" calcext:value-type="float">
            <text:p>139.899</text:p>
          </table:table-cell>
        </table:table-row>
        <table:table-row table:style-name="ro1">
          <table:table-cell office:value-type="float" office:value="8.478" calcext:value-type="float">
            <text:p>8.478</text:p>
          </table:table-cell>
          <table:table-cell office:value-type="float" office:value="182.703" calcext:value-type="float">
            <text:p>182.703</text:p>
          </table:table-cell>
          <table:table-cell office:value-type="float" office:value="8.478" calcext:value-type="float">
            <text:p>8.478</text:p>
          </table:table-cell>
          <table:table-cell office:value-type="float" office:value="192.431" calcext:value-type="float">
            <text:p>192.431</text:p>
          </table:table-cell>
          <table:table-cell table:number-columns-repeated="2"/>
          <table:table-cell office:value-type="float" office:value="7.141" calcext:value-type="float">
            <text:p>7.141</text:p>
          </table:table-cell>
          <table:table-cell office:value-type="float" office:value="21.144" calcext:value-type="float">
            <text:p>21.144</text:p>
          </table:table-cell>
          <table:table-cell office:value-type="float" office:value="7.141" calcext:value-type="float">
            <text:p>7.141</text:p>
          </table:table-cell>
          <table:table-cell office:value-type="float" office:value="30.663" calcext:value-type="float">
            <text:p>30.663</text:p>
          </table:table-cell>
          <table:table-cell office:value-type="float" office:value="8.478" calcext:value-type="float">
            <text:p>8.478</text:p>
          </table:table-cell>
          <table:table-cell table:formula="of:=[.B60]-[.H62]-[.J62]" office:value-type="float" office:value="127.019" calcext:value-type="float">
            <text:p>127.019</text:p>
          </table:table-cell>
          <table:table-cell office:value-type="float" office:value="8.478" calcext:value-type="float">
            <text:p>8.478</text:p>
          </table:table-cell>
          <table:table-cell table:formula="of:=[.D60]-[.H62]-[.J62]" office:value-type="float" office:value="136.747" calcext:value-type="float">
            <text:p>136.747</text:p>
          </table:table-cell>
        </table:table-row>
        <table:table-row table:style-name="ro1">
          <table:table-cell office:value-type="float" office:value="9.178" calcext:value-type="float">
            <text:p>9.178</text:p>
          </table:table-cell>
          <table:table-cell office:value-type="float" office:value="182.713" calcext:value-type="float">
            <text:p>182.713</text:p>
          </table:table-cell>
          <table:table-cell office:value-type="float" office:value="9.178" calcext:value-type="float">
            <text:p>9.178</text:p>
          </table:table-cell>
          <table:table-cell office:value-type="float" office:value="191.284" calcext:value-type="float">
            <text:p>191.284</text:p>
          </table:table-cell>
          <table:table-cell table:number-columns-repeated="2"/>
          <table:table-cell office:value-type="float" office:value="7.841" calcext:value-type="float">
            <text:p>7.841</text:p>
          </table:table-cell>
          <table:table-cell office:value-type="float" office:value="24.669" calcext:value-type="float">
            <text:p>24.669</text:p>
          </table:table-cell>
          <table:table-cell office:value-type="float" office:value="7.841" calcext:value-type="float">
            <text:p>7.841</text:p>
          </table:table-cell>
          <table:table-cell office:value-type="float" office:value="29.253" calcext:value-type="float">
            <text:p>29.253</text:p>
          </table:table-cell>
          <table:table-cell office:value-type="float" office:value="9.178" calcext:value-type="float">
            <text:p>9.178</text:p>
          </table:table-cell>
          <table:table-cell table:formula="of:=[.B61]-[.H63]-[.J63]" office:value-type="float" office:value="128.791" calcext:value-type="float">
            <text:p>128.791</text:p>
          </table:table-cell>
          <table:table-cell office:value-type="float" office:value="9.178" calcext:value-type="float">
            <text:p>9.178</text:p>
          </table:table-cell>
          <table:table-cell table:formula="of:=[.D61]-[.H63]-[.J63]" office:value-type="float" office:value="137.362" calcext:value-type="float">
            <text:p>137.362</text:p>
          </table:table-cell>
        </table:table-row>
        <table:table-row table:style-name="ro1">
          <table:table-cell office:value-type="float" office:value="9.814" calcext:value-type="float">
            <text:p>9.814</text:p>
          </table:table-cell>
          <table:table-cell office:value-type="float" office:value="182.385" calcext:value-type="float">
            <text:p>182.385</text:p>
          </table:table-cell>
          <table:table-cell office:value-type="float" office:value="9.814" calcext:value-type="float">
            <text:p>9.814</text:p>
          </table:table-cell>
          <table:table-cell office:value-type="float" office:value="189.786" calcext:value-type="float">
            <text:p>189.786</text:p>
          </table:table-cell>
          <table:table-cell table:number-columns-repeated="2"/>
          <table:table-cell office:value-type="float" office:value="8.478" calcext:value-type="float">
            <text:p>8.478</text:p>
          </table:table-cell>
          <table:table-cell office:value-type="float" office:value="27.842" calcext:value-type="float">
            <text:p>27.842</text:p>
          </table:table-cell>
          <table:table-cell office:value-type="float" office:value="8.478" calcext:value-type="float">
            <text:p>8.478</text:p>
          </table:table-cell>
          <table:table-cell office:value-type="float" office:value="27.842" calcext:value-type="float">
            <text:p>27.842</text:p>
          </table:table-cell>
          <table:table-cell office:value-type="float" office:value="9.814" calcext:value-type="float">
            <text:p>9.814</text:p>
          </table:table-cell>
          <table:table-cell table:formula="of:=[.B62]-[.H64]-[.J64]" office:value-type="float" office:value="129.168" calcext:value-type="float">
            <text:p>129.168</text:p>
          </table:table-cell>
          <table:table-cell office:value-type="float" office:value="9.814" calcext:value-type="float">
            <text:p>9.814</text:p>
          </table:table-cell>
          <table:table-cell table:formula="of:=[.D62]-[.H64]-[.J64]" office:value-type="float" office:value="136.569" calcext:value-type="float">
            <text:p>136.569</text:p>
          </table:table-cell>
        </table:table-row>
        <table:table-row table:style-name="ro1">
          <table:table-cell office:value-type="float" office:value="10.514" calcext:value-type="float">
            <text:p>10.514</text:p>
          </table:table-cell>
          <table:table-cell office:value-type="float" office:value="181.678" calcext:value-type="float">
            <text:p>181.678</text:p>
          </table:table-cell>
          <table:table-cell office:value-type="float" office:value="10.514" calcext:value-type="float">
            <text:p>10.514</text:p>
          </table:table-cell>
          <table:table-cell office:value-type="float" office:value="190.207" calcext:value-type="float">
            <text:p>190.207</text:p>
          </table:table-cell>
          <table:table-cell table:number-columns-repeated="2"/>
          <table:table-cell office:value-type="float" office:value="9.178" calcext:value-type="float">
            <text:p>9.178</text:p>
          </table:table-cell>
          <table:table-cell office:value-type="float" office:value="27.137" calcext:value-type="float">
            <text:p>27.137</text:p>
          </table:table-cell>
          <table:table-cell office:value-type="float" office:value="9.178" calcext:value-type="float">
            <text:p>9.178</text:p>
          </table:table-cell>
          <table:table-cell office:value-type="float" office:value="26.785" calcext:value-type="float">
            <text:p>26.785</text:p>
          </table:table-cell>
          <table:table-cell office:value-type="float" office:value="10.514" calcext:value-type="float">
            <text:p>10.514</text:p>
          </table:table-cell>
          <table:table-cell table:formula="of:=[.B63]-[.H65]-[.J65]" office:value-type="float" office:value="129.166" calcext:value-type="float">
            <text:p>129.166</text:p>
          </table:table-cell>
          <table:table-cell office:value-type="float" office:value="10.514" calcext:value-type="float">
            <text:p>10.514</text:p>
          </table:table-cell>
          <table:table-cell table:formula="of:=[.D63]-[.H65]-[.J65]" office:value-type="float" office:value="137.695" calcext:value-type="float">
            <text:p>137.695</text:p>
          </table:table-cell>
        </table:table-row>
        <table:table-row table:style-name="ro1">
          <table:table-cell office:value-type="float" office:value="11.151" calcext:value-type="float">
            <text:p>11.151</text:p>
          </table:table-cell>
          <table:table-cell office:value-type="float" office:value="180.17" calcext:value-type="float">
            <text:p>180.17</text:p>
          </table:table-cell>
          <table:table-cell office:value-type="float" office:value="11.151" calcext:value-type="float">
            <text:p>11.151</text:p>
          </table:table-cell>
          <table:table-cell office:value-type="float" office:value="189.795" calcext:value-type="float">
            <text:p>189.795</text:p>
          </table:table-cell>
          <table:table-cell table:number-columns-repeated="2"/>
          <table:table-cell office:value-type="float" office:value="9.814" calcext:value-type="float">
            <text:p>9.814</text:p>
          </table:table-cell>
          <table:table-cell office:value-type="float" office:value="27.137" calcext:value-type="float">
            <text:p>27.137</text:p>
          </table:table-cell>
          <table:table-cell office:value-type="float" office:value="9.814" calcext:value-type="float">
            <text:p>9.814</text:p>
          </table:table-cell>
          <table:table-cell office:value-type="float" office:value="26.08" calcext:value-type="float">
            <text:p>26.08</text:p>
          </table:table-cell>
          <table:table-cell office:value-type="float" office:value="11.151" calcext:value-type="float">
            <text:p>11.151</text:p>
          </table:table-cell>
          <table:table-cell table:formula="of:=[.B64]-[.H66]-[.J66]" office:value-type="float" office:value="126.953" calcext:value-type="float">
            <text:p>126.953</text:p>
          </table:table-cell>
          <table:table-cell office:value-type="float" office:value="11.151" calcext:value-type="float">
            <text:p>11.151</text:p>
          </table:table-cell>
          <table:table-cell table:formula="of:=[.D64]-[.H66]-[.J66]" office:value-type="float" office:value="136.578" calcext:value-type="float">
            <text:p>136.578</text:p>
          </table:table-cell>
        </table:table-row>
        <table:table-row table:style-name="ro1">
          <table:table-cell office:value-type="float" office:value="11.851" calcext:value-type="float">
            <text:p>11.851</text:p>
          </table:table-cell>
          <table:table-cell office:value-type="float" office:value="180.062" calcext:value-type="float">
            <text:p>180.062</text:p>
          </table:table-cell>
          <table:table-cell office:value-type="float" office:value="11.851" calcext:value-type="float">
            <text:p>11.851</text:p>
          </table:table-cell>
          <table:table-cell office:value-type="float" office:value="189.683" calcext:value-type="float">
            <text:p>189.683</text:p>
          </table:table-cell>
          <table:table-cell table:number-columns-repeated="2"/>
          <table:table-cell office:value-type="float" office:value="10.514" calcext:value-type="float">
            <text:p>10.514</text:p>
          </table:table-cell>
          <table:table-cell office:value-type="float" office:value="27.49" calcext:value-type="float">
            <text:p>27.49</text:p>
          </table:table-cell>
          <table:table-cell office:value-type="float" office:value="10.514" calcext:value-type="float">
            <text:p>10.514</text:p>
          </table:table-cell>
          <table:table-cell office:value-type="float" office:value="25.022" calcext:value-type="float">
            <text:p>25.022</text:p>
          </table:table-cell>
          <table:table-cell office:value-type="float" office:value="11.851" calcext:value-type="float">
            <text:p>11.851</text:p>
          </table:table-cell>
          <table:table-cell table:formula="of:=[.B65]-[.H67]-[.J67]" office:value-type="float" office:value="122.262" calcext:value-type="float">
            <text:p>122.262</text:p>
          </table:table-cell>
          <table:table-cell office:value-type="float" office:value="11.851" calcext:value-type="float">
            <text:p>11.851</text:p>
          </table:table-cell>
          <table:table-cell table:formula="of:=[.D65]-[.H67]-[.J67]" office:value-type="float" office:value="131.883" calcext:value-type="float">
            <text:p>131.883</text:p>
          </table:table-cell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180.09" calcext:value-type="float">
            <text:p>180.09</text:p>
          </table:table-cell>
          <table:table-cell office:value-type="float" office:value="12.487" calcext:value-type="float">
            <text:p>12.487</text:p>
          </table:table-cell>
          <table:table-cell office:value-type="float" office:value="188.554" calcext:value-type="float">
            <text:p>188.554</text:p>
          </table:table-cell>
          <table:table-cell table:number-columns-repeated="2"/>
          <table:table-cell office:value-type="float" office:value="11.151" calcext:value-type="float">
            <text:p>11.151</text:p>
          </table:table-cell>
          <table:table-cell office:value-type="float" office:value="29.253" calcext:value-type="float">
            <text:p>29.253</text:p>
          </table:table-cell>
          <table:table-cell office:value-type="float" office:value="11.151" calcext:value-type="float">
            <text:p>11.151</text:p>
          </table:table-cell>
          <table:table-cell office:value-type="float" office:value="23.964" calcext:value-type="float">
            <text:p>23.964</text:p>
          </table:table-cell>
          <table:table-cell office:value-type="float" office:value="12.487" calcext:value-type="float">
            <text:p>12.487</text:p>
          </table:table-cell>
          <table:table-cell table:formula="of:=[.B66]-[.H68]-[.J68]" office:value-type="float" office:value="119.822" calcext:value-type="float">
            <text:p>119.822</text:p>
          </table:table-cell>
          <table:table-cell office:value-type="float" office:value="12.487" calcext:value-type="float">
            <text:p>12.487</text:p>
          </table:table-cell>
          <table:table-cell table:formula="of:=[.D66]-[.H68]-[.J68]" office:value-type="float" office:value="128.286" calcext:value-type="float">
            <text:p>128.286</text:p>
          </table:table-cell>
        </table:table-row>
        <table:table-row table:style-name="ro1">
          <table:table-cell office:value-type="float" office:value="13.187" calcext:value-type="float">
            <text:p>13.187</text:p>
          </table:table-cell>
          <table:table-cell office:value-type="float" office:value="179.352" calcext:value-type="float">
            <text:p>179.352</text:p>
          </table:table-cell>
          <table:table-cell office:value-type="float" office:value="13.187" calcext:value-type="float">
            <text:p>13.187</text:p>
          </table:table-cell>
          <table:table-cell office:value-type="float" office:value="187.787" calcext:value-type="float">
            <text:p>187.787</text:p>
          </table:table-cell>
          <table:table-cell table:number-columns-repeated="2"/>
          <table:table-cell office:value-type="float" office:value="11.851" calcext:value-type="float">
            <text:p>11.851</text:p>
          </table:table-cell>
          <table:table-cell office:value-type="float" office:value="34.188" calcext:value-type="float">
            <text:p>34.188</text:p>
          </table:table-cell>
          <table:table-cell office:value-type="float" office:value="11.851" calcext:value-type="float">
            <text:p>11.851</text:p>
          </table:table-cell>
          <table:table-cell office:value-type="float" office:value="23.612" calcext:value-type="float">
            <text:p>23.612</text:p>
          </table:table-cell>
          <table:table-cell office:value-type="float" office:value="13.187" calcext:value-type="float">
            <text:p>13.187</text:p>
          </table:table-cell>
          <table:table-cell table:formula="of:=[.B67]-[.H69]-[.J69]" office:value-type="float" office:value="116.969" calcext:value-type="float">
            <text:p>116.969</text:p>
          </table:table-cell>
          <table:table-cell office:value-type="float" office:value="13.187" calcext:value-type="float">
            <text:p>13.187</text:p>
          </table:table-cell>
          <table:table-cell table:formula="of:=[.D67]-[.H69]-[.J69]" office:value-type="float" office:value="125.404" calcext:value-type="float">
            <text:p>125.404</text:p>
          </table:table-cell>
        </table:table-row>
        <table:table-row table:style-name="ro1">
          <table:table-cell office:value-type="float" office:value="13.887" calcext:value-type="float">
            <text:p>13.887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13.887" calcext:value-type="float">
            <text:p>13.887</text:p>
          </table:table-cell>
          <table:table-cell office:value-type="float" office:value="187.219" calcext:value-type="float">
            <text:p>187.219</text:p>
          </table:table-cell>
          <table:table-cell table:number-columns-repeated="2"/>
          <table:table-cell office:value-type="float" office:value="12.487" calcext:value-type="float">
            <text:p>12.487</text:p>
          </table:table-cell>
          <table:table-cell office:value-type="float" office:value="37.361" calcext:value-type="float">
            <text:p>37.361</text:p>
          </table:table-cell>
          <table:table-cell office:value-type="float" office:value="12.487" calcext:value-type="float">
            <text:p>12.487</text:p>
          </table:table-cell>
          <table:table-cell office:value-type="float" office:value="22.907" calcext:value-type="float">
            <text:p>22.907</text:p>
          </table:table-cell>
          <table:table-cell office:value-type="float" office:value="13.887" calcext:value-type="float">
            <text:p>13.887</text:p>
          </table:table-cell>
          <table:table-cell table:formula="of:=[.B68]-[.H70]-[.J70]" office:value-type="float" office:value="116.477" calcext:value-type="float">
            <text:p>116.477</text:p>
          </table:table-cell>
          <table:table-cell office:value-type="float" office:value="13.887" calcext:value-type="float">
            <text:p>13.887</text:p>
          </table:table-cell>
          <table:table-cell table:formula="of:=[.D68]-[.H70]-[.J70]" office:value-type="float" office:value="123.778" calcext:value-type="float">
            <text:p>123.778</text:p>
          </table:table-cell>
        </table:table-row>
        <table:table-row table:style-name="ro1">
          <table:table-cell office:value-type="float" office:value="14.523" calcext:value-type="float">
            <text:p>14.523</text:p>
          </table:table-cell>
          <table:table-cell office:value-type="float" office:value="167.341" calcext:value-type="float">
            <text:p>167.341</text:p>
          </table:table-cell>
          <table:table-cell office:value-type="float" office:value="14.523" calcext:value-type="float">
            <text:p>14.523</text:p>
          </table:table-cell>
          <table:table-cell office:value-type="float" office:value="186.86" calcext:value-type="float">
            <text:p>186.86</text:p>
          </table:table-cell>
          <table:table-cell table:number-columns-repeated="2"/>
          <table:table-cell office:value-type="float" office:value="13.187" calcext:value-type="float">
            <text:p>13.187</text:p>
          </table:table-cell>
          <table:table-cell office:value-type="float" office:value="40.181" calcext:value-type="float">
            <text:p>40.181</text:p>
          </table:table-cell>
          <table:table-cell office:value-type="float" office:value="13.187" calcext:value-type="float">
            <text:p>13.187</text:p>
          </table:table-cell>
          <table:table-cell office:value-type="float" office:value="22.202" calcext:value-type="float">
            <text:p>22.202</text:p>
          </table:table-cell>
          <table:table-cell office:value-type="float" office:value="14.523" calcext:value-type="float">
            <text:p>14.523</text:p>
          </table:table-cell>
          <table:table-cell table:formula="of:=[.B69]-[.H71]-[.J71]" office:value-type="float" office:value="103.547" calcext:value-type="float">
            <text:p>103.547</text:p>
          </table:table-cell>
          <table:table-cell office:value-type="float" office:value="14.523" calcext:value-type="float">
            <text:p>14.523</text:p>
          </table:table-cell>
          <table:table-cell table:formula="of:=[.D69]-[.H71]-[.J71]" office:value-type="float" office:value="123.066" calcext:value-type="float">
            <text:p>123.066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61.477" calcext:value-type="float">
            <text:p>161.477</text:p>
          </table:table-cell>
          <table:table-cell office:value-type="float" office:value="15.16" calcext:value-type="float">
            <text:p>15.16</text:p>
          </table:table-cell>
          <table:table-cell office:value-type="float" office:value="184.23" calcext:value-type="float">
            <text:p>184.23</text:p>
          </table:table-cell>
          <table:table-cell table:number-columns-repeated="2"/>
          <table:table-cell office:value-type="float" office:value="13.887" calcext:value-type="float">
            <text:p>13.887</text:p>
          </table:table-cell>
          <table:table-cell office:value-type="float" office:value="41.592" calcext:value-type="float">
            <text:p>41.592</text:p>
          </table:table-cell>
          <table:table-cell office:value-type="float" office:value="13.887" calcext:value-type="float">
            <text:p>13.887</text:p>
          </table:table-cell>
          <table:table-cell office:value-type="float" office:value="21.849" calcext:value-type="float">
            <text:p>21.849</text:p>
          </table:table-cell>
          <table:table-cell office:value-type="float" office:value="15.16" calcext:value-type="float">
            <text:p>15.16</text:p>
          </table:table-cell>
          <table:table-cell table:formula="of:=[.B70]-[.H72]-[.J72]" office:value-type="float" office:value="95.921" calcext:value-type="float">
            <text:p>95.921</text:p>
          </table:table-cell>
          <table:table-cell office:value-type="float" office:value="15.16" calcext:value-type="float">
            <text:p>15.16</text:p>
          </table:table-cell>
          <table:table-cell table:formula="of:=[.D70]-[.H72]-[.J72]" office:value-type="float" office:value="118.674" calcext:value-type="float">
            <text:p>118.674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62.869" calcext:value-type="float">
            <text:p>162.869</text:p>
          </table:table-cell>
          <table:table-cell office:value-type="float" office:value="15.86" calcext:value-type="float">
            <text:p>15.86</text:p>
          </table:table-cell>
          <table:table-cell office:value-type="float" office:value="182.207" calcext:value-type="float">
            <text:p>182.207</text:p>
          </table:table-cell>
          <table:table-cell table:number-columns-repeated="2"/>
          <table:table-cell office:value-type="float" office:value="14.523" calcext:value-type="float">
            <text:p>14.523</text:p>
          </table:table-cell>
          <table:table-cell office:value-type="float" office:value="42.297" calcext:value-type="float">
            <text:p>42.297</text:p>
          </table:table-cell>
          <table:table-cell office:value-type="float" office:value="14.523" calcext:value-type="float">
            <text:p>14.523</text:p>
          </table:table-cell>
          <table:table-cell office:value-type="float" office:value="21.497" calcext:value-type="float">
            <text:p>21.497</text:p>
          </table:table-cell>
          <table:table-cell office:value-type="float" office:value="15.86" calcext:value-type="float">
            <text:p>15.86</text:p>
          </table:table-cell>
          <table:table-cell table:formula="of:=[.B71]-[.H73]-[.J73]" office:value-type="float" office:value="94.846" calcext:value-type="float">
            <text:p>94.846</text:p>
          </table:table-cell>
          <table:table-cell office:value-type="float" office:value="15.86" calcext:value-type="float">
            <text:p>15.86</text:p>
          </table:table-cell>
          <table:table-cell table:formula="of:=[.D71]-[.H73]-[.J73]" office:value-type="float" office:value="114.184" calcext:value-type="float">
            <text:p>114.184</text:p>
          </table:table-cell>
        </table:table-row>
        <table:table-row table:style-name="ro1">
          <table:table-cell office:value-type="float" office:value="16.496" calcext:value-type="float">
            <text:p>16.496</text:p>
          </table:table-cell>
          <table:table-cell office:value-type="float" office:value="163.578" calcext:value-type="float">
            <text:p>163.578</text:p>
          </table:table-cell>
          <table:table-cell office:value-type="float" office:value="16.496" calcext:value-type="float">
            <text:p>16.496</text:p>
          </table:table-cell>
          <table:table-cell office:value-type="float" office:value="179.473" calcext:value-type="float">
            <text:p>179.473</text:p>
          </table:table-cell>
          <table:table-cell table:number-columns-repeated="2"/>
          <table:table-cell office:value-type="float" office:value="15.16" calcext:value-type="float">
            <text:p>15.16</text:p>
          </table:table-cell>
          <table:table-cell office:value-type="float" office:value="44.412" calcext:value-type="float">
            <text:p>44.412</text:p>
          </table:table-cell>
          <table:table-cell office:value-type="float" office:value="15.16" calcext:value-type="float">
            <text:p>15.16</text:p>
          </table:table-cell>
          <table:table-cell office:value-type="float" office:value="21.144" calcext:value-type="float">
            <text:p>21.144</text:p>
          </table:table-cell>
          <table:table-cell office:value-type="float" office:value="16.496" calcext:value-type="float">
            <text:p>16.496</text:p>
          </table:table-cell>
          <table:table-cell table:formula="of:=[.B72]-[.H74]-[.J74]" office:value-type="float" office:value="95.907" calcext:value-type="float">
            <text:p>95.907</text:p>
          </table:table-cell>
          <table:table-cell office:value-type="float" office:value="16.496" calcext:value-type="float">
            <text:p>16.496</text:p>
          </table:table-cell>
          <table:table-cell table:formula="of:=[.D72]-[.H74]-[.J74]" office:value-type="float" office:value="111.802" calcext:value-type="float">
            <text:p>111.802</text:p>
          </table:table-cell>
        </table:table-row>
        <table:table-row table:style-name="ro1">
          <table:table-cell office:value-type="float" office:value="17.196" calcext:value-type="float">
            <text:p>17.196</text:p>
          </table:table-cell>
          <table:table-cell office:value-type="float" office:value="164.869" calcext:value-type="float">
            <text:p>164.869</text:p>
          </table:table-cell>
          <table:table-cell office:value-type="float" office:value="17.196" calcext:value-type="float">
            <text:p>17.196</text:p>
          </table:table-cell>
          <table:table-cell office:value-type="float" office:value="177.345" calcext:value-type="float">
            <text:p>177.345</text:p>
          </table:table-cell>
          <table:table-cell table:number-columns-repeated="2"/>
          <table:table-cell office:value-type="float" office:value="15.86" calcext:value-type="float">
            <text:p>15.86</text:p>
          </table:table-cell>
          <table:table-cell office:value-type="float" office:value="47.232" calcext:value-type="float">
            <text:p>47.232</text:p>
          </table:table-cell>
          <table:table-cell office:value-type="float" office:value="15.86" calcext:value-type="float">
            <text:p>15.86</text:p>
          </table:table-cell>
          <table:table-cell office:value-type="float" office:value="20.791" calcext:value-type="float">
            <text:p>20.791</text:p>
          </table:table-cell>
          <table:table-cell office:value-type="float" office:value="17.196" calcext:value-type="float">
            <text:p>17.196</text:p>
          </table:table-cell>
          <table:table-cell table:formula="of:=[.B73]-[.H75]-[.J75]" office:value-type="float" office:value="97.903" calcext:value-type="float">
            <text:p>97.903</text:p>
          </table:table-cell>
          <table:table-cell office:value-type="float" office:value="17.196" calcext:value-type="float">
            <text:p>17.196</text:p>
          </table:table-cell>
          <table:table-cell table:formula="of:=[.D73]-[.H75]-[.J75]" office:value-type="float" office:value="110.379" calcext:value-type="float">
            <text:p>110.379</text:p>
          </table:table-cell>
        </table:table-row>
        <table:table-row table:style-name="ro1">
          <table:table-cell office:value-type="float" office:value="17.833" calcext:value-type="float">
            <text:p>17.833</text:p>
          </table:table-cell>
          <table:table-cell office:value-type="float" office:value="154.885" calcext:value-type="float">
            <text:p>154.885</text:p>
          </table:table-cell>
          <table:table-cell office:value-type="float" office:value="17.833" calcext:value-type="float">
            <text:p>17.833</text:p>
          </table:table-cell>
          <table:table-cell office:value-type="float" office:value="175.056" calcext:value-type="float">
            <text:p>175.056</text:p>
          </table:table-cell>
          <table:table-cell table:number-columns-repeated="2"/>
          <table:table-cell office:value-type="float" office:value="16.496" calcext:value-type="float">
            <text:p>16.496</text:p>
          </table:table-cell>
          <table:table-cell office:value-type="float" office:value="47.585" calcext:value-type="float">
            <text:p>47.585</text:p>
          </table:table-cell>
          <table:table-cell office:value-type="float" office:value="16.496" calcext:value-type="float">
            <text:p>16.496</text:p>
          </table:table-cell>
          <table:table-cell office:value-type="float" office:value="20.086" calcext:value-type="float">
            <text:p>20.086</text:p>
          </table:table-cell>
          <table:table-cell office:value-type="float" office:value="17.833" calcext:value-type="float">
            <text:p>17.833</text:p>
          </table:table-cell>
          <table:table-cell table:formula="of:=[.B74]-[.H76]-[.J76]" office:value-type="float" office:value="90.739" calcext:value-type="float">
            <text:p>90.739</text:p>
          </table:table-cell>
          <table:table-cell office:value-type="float" office:value="17.833" calcext:value-type="float">
            <text:p>17.833</text:p>
          </table:table-cell>
          <table:table-cell table:formula="of:=[.D74]-[.H76]-[.J76]" office:value-type="float" office:value="110.91" calcext:value-type="float">
            <text:p>110.91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 office:value-type="float" office:value="144.712" calcext:value-type="float">
            <text:p>144.712</text:p>
          </table:table-cell>
          <table:table-cell office:value-type="float" office:value="18.533" calcext:value-type="float">
            <text:p>18.533</text:p>
          </table:table-cell>
          <table:table-cell office:value-type="float" office:value="173.727" calcext:value-type="float">
            <text:p>173.727</text:p>
          </table:table-cell>
          <table:table-cell table:number-columns-repeated="2"/>
          <table:table-cell office:value-type="float" office:value="17.196" calcext:value-type="float">
            <text:p>17.196</text:p>
          </table:table-cell>
          <table:table-cell office:value-type="float" office:value="47.232" calcext:value-type="float">
            <text:p>47.232</text:p>
          </table:table-cell>
          <table:table-cell office:value-type="float" office:value="17.196" calcext:value-type="float">
            <text:p>17.196</text:p>
          </table:table-cell>
          <table:table-cell office:value-type="float" office:value="19.734" calcext:value-type="float">
            <text:p>19.734</text:p>
          </table:table-cell>
          <table:table-cell office:value-type="float" office:value="18.533" calcext:value-type="float">
            <text:p>18.533</text:p>
          </table:table-cell>
          <table:table-cell table:formula="of:=[.B75]-[.H77]-[.J77]" office:value-type="float" office:value="82.329" calcext:value-type="float">
            <text:p>82.329</text:p>
          </table:table-cell>
          <table:table-cell office:value-type="float" office:value="18.533" calcext:value-type="float">
            <text:p>18.533</text:p>
          </table:table-cell>
          <table:table-cell table:formula="of:=[.D75]-[.H77]-[.J77]" office:value-type="float" office:value="111.344" calcext:value-type="float">
            <text:p>111.344</text:p>
          </table:table-cell>
        </table:table-row>
        <table:table-row table:style-name="ro1">
          <table:table-cell office:value-type="float" office:value="19.233" calcext:value-type="float">
            <text:p>19.233</text:p>
          </table:table-cell>
          <table:table-cell office:value-type="float" office:value="146.259" calcext:value-type="float">
            <text:p>146.259</text:p>
          </table:table-cell>
          <table:table-cell office:value-type="float" office:value="19.233" calcext:value-type="float">
            <text:p>19.233</text:p>
          </table:table-cell>
          <table:table-cell office:value-type="float" office:value="173.023" calcext:value-type="float">
            <text:p>173.023</text:p>
          </table:table-cell>
          <table:table-cell table:number-columns-repeated="2"/>
          <table:table-cell office:value-type="float" office:value="17.833" calcext:value-type="float">
            <text:p>17.833</text:p>
          </table:table-cell>
          <table:table-cell office:value-type="float" office:value="45.117" calcext:value-type="float">
            <text:p>45.117</text:p>
          </table:table-cell>
          <table:table-cell office:value-type="float" office:value="17.833" calcext:value-type="float">
            <text:p>17.833</text:p>
          </table:table-cell>
          <table:table-cell office:value-type="float" office:value="19.029" calcext:value-type="float">
            <text:p>19.029</text:p>
          </table:table-cell>
          <table:table-cell office:value-type="float" office:value="19.233" calcext:value-type="float">
            <text:p>19.233</text:p>
          </table:table-cell>
          <table:table-cell table:formula="of:=[.B76]-[.H78]-[.J78]" office:value-type="float" office:value="84.934" calcext:value-type="float">
            <text:p>84.934</text:p>
          </table:table-cell>
          <table:table-cell office:value-type="float" office:value="19.233" calcext:value-type="float">
            <text:p>19.233</text:p>
          </table:table-cell>
          <table:table-cell table:formula="of:=[.D76]-[.H78]-[.J78]" office:value-type="float" office:value="111.698" calcext:value-type="float">
            <text:p>111.698</text:p>
          </table:table-cell>
        </table:table-row>
        <table:table-row table:style-name="ro1">
          <table:table-cell office:value-type="float" office:value="19.869" calcext:value-type="float">
            <text:p>19.869</text:p>
          </table:table-cell>
          <table:table-cell office:value-type="float" office:value="143.572" calcext:value-type="float">
            <text:p>143.572</text:p>
          </table:table-cell>
          <table:table-cell office:value-type="float" office:value="19.869" calcext:value-type="float">
            <text:p>19.869</text:p>
          </table:table-cell>
          <table:table-cell office:value-type="float" office:value="170.227" calcext:value-type="float">
            <text:p>170.227</text:p>
          </table:table-cell>
          <table:table-cell table:number-columns-repeated="2"/>
          <table:table-cell office:value-type="float" office:value="18.533" calcext:value-type="float">
            <text:p>18.533</text:p>
          </table:table-cell>
          <table:table-cell office:value-type="float" office:value="43.354" calcext:value-type="float">
            <text:p>43.354</text:p>
          </table:table-cell>
          <table:table-cell office:value-type="float" office:value="18.533" calcext:value-type="float">
            <text:p>18.533</text:p>
          </table:table-cell>
          <table:table-cell office:value-type="float" office:value="19.029" calcext:value-type="float">
            <text:p>19.029</text:p>
          </table:table-cell>
          <table:table-cell office:value-type="float" office:value="19.869" calcext:value-type="float">
            <text:p>19.869</text:p>
          </table:table-cell>
          <table:table-cell table:formula="of:=[.B77]-[.H79]-[.J79]" office:value-type="float" office:value="84.009" calcext:value-type="float">
            <text:p>84.009</text:p>
          </table:table-cell>
          <table:table-cell office:value-type="float" office:value="19.869" calcext:value-type="float">
            <text:p>19.869</text:p>
          </table:table-cell>
          <table:table-cell table:formula="of:=[.D77]-[.H79]-[.J79]" office:value-type="float" office:value="110.664" calcext:value-type="float">
            <text:p>110.664</text:p>
          </table:table-cell>
        </table:table-row>
        <table:table-row table:style-name="ro1">
          <table:table-cell table:number-columns-repeated="2"/>
          <table:table-cell office:value-type="float" office:value="20.506" calcext:value-type="float">
            <text:p>20.506</text:p>
          </table:table-cell>
          <table:table-cell office:value-type="float" office:value="169.889" calcext:value-type="float">
            <text:p>169.889</text:p>
          </table:table-cell>
          <table:table-cell table:number-columns-repeated="2"/>
          <table:table-cell office:value-type="float" office:value="19.233" calcext:value-type="float">
            <text:p>19.233</text:p>
          </table:table-cell>
          <table:table-cell office:value-type="float" office:value="42.649" calcext:value-type="float">
            <text:p>42.649</text:p>
          </table:table-cell>
          <table:table-cell office:value-type="float" office:value="19.233" calcext:value-type="float">
            <text:p>19.233</text:p>
          </table:table-cell>
          <table:table-cell office:value-type="float" office:value="18.676" calcext:value-type="float">
            <text:p>18.676</text:p>
          </table:table-cell>
          <table:table-cell table:number-columns-repeated="2"/>
          <table:table-cell office:value-type="float" office:value="20.506" calcext:value-type="float">
            <text:p>20.506</text:p>
          </table:table-cell>
          <table:table-cell table:formula="of:=[.D78]-[.H80]-[.J80]" office:value-type="float" office:value="111.384" calcext:value-type="float">
            <text:p>111.384</text:p>
          </table:table-cell>
        </table:table-row>
        <table:table-row table:style-name="ro1">
          <table:table-cell table:number-columns-repeated="2"/>
          <table:table-cell office:value-type="float" office:value="21.206" calcext:value-type="float">
            <text:p>21.206</text:p>
          </table:table-cell>
          <table:table-cell office:value-type="float" office:value="168.532" calcext:value-type="float">
            <text:p>168.532</text:p>
          </table:table-cell>
          <table:table-cell table:number-columns-repeated="2"/>
          <table:table-cell office:value-type="float" office:value="19.869" calcext:value-type="float">
            <text:p>19.869</text:p>
          </table:table-cell>
          <table:table-cell office:value-type="float" office:value="41.239" calcext:value-type="float">
            <text:p>41.239</text:p>
          </table:table-cell>
          <table:table-cell office:value-type="float" office:value="19.869" calcext:value-type="float">
            <text:p>19.869</text:p>
          </table:table-cell>
          <table:table-cell office:value-type="float" office:value="18.324" calcext:value-type="float">
            <text:p>18.324</text:p>
          </table:table-cell>
          <table:table-cell table:number-columns-repeated="2"/>
          <table:table-cell office:value-type="float" office:value="21.206" calcext:value-type="float">
            <text:p>21.206</text:p>
          </table:table-cell>
          <table:table-cell table:formula="of:=[.D79]-[.H81]-[.J81]" office:value-type="float" office:value="112.142" calcext:value-type="float">
            <text:p>112.142</text:p>
          </table:table-cell>
        </table:table-row>
        <table:table-row table:style-name="ro1">
          <table:table-cell table:number-columns-repeated="2"/>
          <table:table-cell office:value-type="float" office:value="21.778" calcext:value-type="float">
            <text:p>21.778</text:p>
          </table:table-cell>
          <table:table-cell office:value-type="float" office:value="168.918" calcext:value-type="float">
            <text:p>168.918</text:p>
          </table:table-cell>
          <table:table-cell table:number-columns-repeated="2"/>
          <table:table-cell office:value-type="float" office:value="20.506" calcext:value-type="float">
            <text:p>20.506</text:p>
          </table:table-cell>
          <table:table-cell office:value-type="float" office:value="40.181" calcext:value-type="float">
            <text:p>40.181</text:p>
          </table:table-cell>
          <table:table-cell office:value-type="float" office:value="20.506" calcext:value-type="float">
            <text:p>20.506</text:p>
          </table:table-cell>
          <table:table-cell office:value-type="float" office:value="18.324" calcext:value-type="float">
            <text:p>18.324</text:p>
          </table:table-cell>
          <table:table-cell table:number-columns-repeated="2"/>
          <table:table-cell office:value-type="float" office:value="21.778" calcext:value-type="float">
            <text:p>21.778</text:p>
          </table:table-cell>
          <table:table-cell table:formula="of:=[.D80]-[.H82]-[.J82]" office:value-type="float" office:value="113.938" calcext:value-type="float">
            <text:p>113.938</text:p>
          </table:table-cell>
        </table:table-row>
        <table:table-row table:style-name="ro1">
          <table:table-cell table:number-columns-repeated="2"/>
          <table:table-cell office:value-type="float" office:value="22.542" calcext:value-type="float">
            <text:p>22.542</text:p>
          </table:table-cell>
          <table:table-cell office:value-type="float" office:value="167.053" calcext:value-type="float">
            <text:p>167.053</text:p>
          </table:table-cell>
          <table:table-cell table:number-columns-repeated="2"/>
          <table:table-cell office:value-type="float" office:value="21.206" calcext:value-type="float">
            <text:p>21.206</text:p>
          </table:table-cell>
          <table:table-cell office:value-type="float" office:value="38.419" calcext:value-type="float">
            <text:p>38.419</text:p>
          </table:table-cell>
          <table:table-cell office:value-type="float" office:value="21.206" calcext:value-type="float">
            <text:p>21.206</text:p>
          </table:table-cell>
          <table:table-cell office:value-type="float" office:value="17.971" calcext:value-type="float">
            <text:p>17.971</text:p>
          </table:table-cell>
          <table:table-cell table:number-columns-repeated="2"/>
          <table:table-cell office:value-type="float" office:value="22.542" calcext:value-type="float">
            <text:p>22.542</text:p>
          </table:table-cell>
          <table:table-cell table:formula="of:=[.D81]-[.H83]-[.J83]" office:value-type="float" office:value="116.304" calcext:value-type="float">
            <text:p>116.304</text:p>
          </table:table-cell>
        </table:table-row>
        <table:table-row table:style-name="ro1">
          <table:table-cell table:number-columns-repeated="2"/>
          <table:table-cell office:value-type="float" office:value="23.179" calcext:value-type="float">
            <text:p>23.179</text:p>
          </table:table-cell>
          <table:table-cell office:value-type="float" office:value="166.633" calcext:value-type="float">
            <text:p>166.633</text:p>
          </table:table-cell>
          <table:table-cell table:number-columns-repeated="2"/>
          <table:table-cell office:value-type="float" office:value="21.778" calcext:value-type="float">
            <text:p>21.778</text:p>
          </table:table-cell>
          <table:table-cell office:value-type="float" office:value="37.361" calcext:value-type="float">
            <text:p>37.361</text:p>
          </table:table-cell>
          <table:table-cell office:value-type="float" office:value="21.778" calcext:value-type="float">
            <text:p>21.778</text:p>
          </table:table-cell>
          <table:table-cell office:value-type="float" office:value="17.619" calcext:value-type="float">
            <text:p>17.619</text:p>
          </table:table-cell>
          <table:table-cell table:number-columns-repeated="2"/>
          <table:table-cell office:value-type="float" office:value="23.179" calcext:value-type="float">
            <text:p>23.179</text:p>
          </table:table-cell>
          <table:table-cell table:formula="of:=[.D82]-[.H84]-[.J84]" office:value-type="float" office:value="115.884" calcext:value-type="float">
            <text:p>115.884</text:p>
          </table:table-cell>
        </table:table-row>
        <table:table-row table:style-name="ro1">
          <table:table-cell table:number-columns-repeated="2"/>
          <table:table-cell office:value-type="float" office:value="23.815" calcext:value-type="float">
            <text:p>23.815</text:p>
          </table:table-cell>
          <table:table-cell office:value-type="float" office:value="166.718" calcext:value-type="float">
            <text:p>166.718</text:p>
          </table:table-cell>
          <table:table-cell table:number-columns-repeated="2"/>
          <table:table-cell office:value-type="float" office:value="22.542" calcext:value-type="float">
            <text:p>22.542</text:p>
          </table:table-cell>
          <table:table-cell office:value-type="float" office:value="33.483" calcext:value-type="float">
            <text:p>33.483</text:p>
          </table:table-cell>
          <table:table-cell office:value-type="float" office:value="22.542" calcext:value-type="float">
            <text:p>22.542</text:p>
          </table:table-cell>
          <table:table-cell office:value-type="float" office:value="17.266" calcext:value-type="float">
            <text:p>17.266</text:p>
          </table:table-cell>
          <table:table-cell table:number-columns-repeated="2"/>
          <table:table-cell office:value-type="float" office:value="23.815" calcext:value-type="float">
            <text:p>23.815</text:p>
          </table:table-cell>
          <table:table-cell table:formula="of:=[.D83]-[.H85]-[.J85]" office:value-type="float" office:value="117.026" calcext:value-type="float">
            <text:p>117.026</text:p>
          </table:table-cell>
        </table:table-row>
        <table:table-row table:style-name="ro1">
          <table:table-cell table:number-columns-repeated="2"/>
          <table:table-cell office:value-type="float" office:value="24.515" calcext:value-type="float">
            <text:p>24.515</text:p>
          </table:table-cell>
          <table:table-cell office:value-type="float" office:value="164.509" calcext:value-type="float">
            <text:p>164.509</text:p>
          </table:table-cell>
          <table:table-cell table:number-columns-repeated="2"/>
          <table:table-cell office:value-type="float" office:value="23.179" calcext:value-type="float">
            <text:p>23.179</text:p>
          </table:table-cell>
          <table:table-cell office:value-type="float" office:value="33.836" calcext:value-type="float">
            <text:p>33.836</text:p>
          </table:table-cell>
          <table:table-cell office:value-type="float" office:value="23.179" calcext:value-type="float">
            <text:p>23.179</text:p>
          </table:table-cell>
          <table:table-cell office:value-type="float" office:value="16.913" calcext:value-type="float">
            <text:p>16.913</text:p>
          </table:table-cell>
          <table:table-cell table:number-columns-repeated="2"/>
          <table:table-cell office:value-type="float" office:value="24.515" calcext:value-type="float">
            <text:p>24.515</text:p>
          </table:table-cell>
          <table:table-cell table:formula="of:=[.D84]-[.H86]-[.J86]" office:value-type="float" office:value="114.171" calcext:value-type="float">
            <text:p>114.171</text:p>
          </table:table-cell>
        </table:table-row>
        <table:table-row table:style-name="ro1">
          <table:table-cell table:number-columns-repeated="2"/>
          <table:table-cell office:value-type="float" office:value="25.151" calcext:value-type="float">
            <text:p>25.151</text:p>
          </table:table-cell>
          <table:table-cell office:value-type="float" office:value="162.01" calcext:value-type="float">
            <text:p>162.01</text:p>
          </table:table-cell>
          <table:table-cell table:number-columns-repeated="2"/>
          <table:table-cell office:value-type="float" office:value="23.815" calcext:value-type="float">
            <text:p>23.815</text:p>
          </table:table-cell>
          <table:table-cell office:value-type="float" office:value="33.131" calcext:value-type="float">
            <text:p>33.131</text:p>
          </table:table-cell>
          <table:table-cell office:value-type="float" office:value="23.815" calcext:value-type="float">
            <text:p>23.815</text:p>
          </table:table-cell>
          <table:table-cell office:value-type="float" office:value="16.561" calcext:value-type="float">
            <text:p>16.561</text:p>
          </table:table-cell>
          <table:table-cell table:number-columns-repeated="2"/>
          <table:table-cell office:value-type="float" office:value="25.151" calcext:value-type="float">
            <text:p>25.151</text:p>
          </table:table-cell>
          <table:table-cell table:formula="of:=[.D85]-[.H87]-[.J87]" office:value-type="float" office:value="112.319" calcext:value-type="float">
            <text:p>112.319</text:p>
          </table:table-cell>
        </table:table-row>
        <table:table-row table:style-name="ro1">
          <table:table-cell table:number-columns-repeated="2"/>
          <table:table-cell office:value-type="float" office:value="25.851" calcext:value-type="float">
            <text:p>25.851</text:p>
          </table:table-cell>
          <table:table-cell office:value-type="float" office:value="159.488" calcext:value-type="float">
            <text:p>159.488</text:p>
          </table:table-cell>
          <table:table-cell table:number-columns-repeated="2"/>
          <table:table-cell office:value-type="float" office:value="24.515" calcext:value-type="float">
            <text:p>24.515</text:p>
          </table:table-cell>
          <table:table-cell office:value-type="float" office:value="33.836" calcext:value-type="float">
            <text:p>33.836</text:p>
          </table:table-cell>
          <table:table-cell office:value-type="float" office:value="24.515" calcext:value-type="float">
            <text:p>24.515</text:p>
          </table:table-cell>
          <table:table-cell office:value-type="float" office:value="16.502" calcext:value-type="float">
            <text:p>16.502</text:p>
          </table:table-cell>
          <table:table-cell table:number-columns-repeated="2"/>
          <table:table-cell office:value-type="float" office:value="25.851" calcext:value-type="float">
            <text:p>25.851</text:p>
          </table:table-cell>
          <table:table-cell table:formula="of:=[.D86]-[.H88]-[.J88]" office:value-type="float" office:value="109.444" calcext:value-type="float">
            <text:p>109.444</text:p>
          </table:table-cell>
        </table:table-row>
        <table:table-row table:style-name="ro1">
          <table:table-cell table:number-columns-repeated="2"/>
          <table:table-cell office:value-type="float" office:value="26.552" calcext:value-type="float">
            <text:p>26.552</text:p>
          </table:table-cell>
          <table:table-cell office:value-type="float" office:value="156.521" calcext:value-type="float">
            <text:p>156.521</text:p>
          </table:table-cell>
          <table:table-cell table:number-columns-repeated="2"/>
          <table:table-cell office:value-type="float" office:value="25.151" calcext:value-type="float">
            <text:p>25.151</text:p>
          </table:table-cell>
          <table:table-cell office:value-type="float" office:value="33.483" calcext:value-type="float">
            <text:p>33.483</text:p>
          </table:table-cell>
          <table:table-cell office:value-type="float" office:value="25.151" calcext:value-type="float">
            <text:p>25.151</text:p>
          </table:table-cell>
          <table:table-cell office:value-type="float" office:value="16.208" calcext:value-type="float">
            <text:p>16.208</text:p>
          </table:table-cell>
          <table:table-cell table:number-columns-repeated="2"/>
          <table:table-cell office:value-type="float" office:value="26.552" calcext:value-type="float">
            <text:p>26.552</text:p>
          </table:table-cell>
          <table:table-cell table:formula="of:=[.D87]-[.H89]-[.J89]" office:value-type="float" office:value="105.067" calcext:value-type="float">
            <text:p>105.067</text:p>
          </table:table-cell>
        </table:table-row>
        <table:table-row table:style-name="ro1">
          <table:table-cell table:number-columns-repeated="2"/>
          <table:table-cell office:value-type="float" office:value="27.2513" calcext:value-type="float">
            <text:p>27.2513</text:p>
          </table:table-cell>
          <table:table-cell office:value-type="float" office:value="153.854" calcext:value-type="float">
            <text:p>153.854</text:p>
          </table:table-cell>
          <table:table-cell table:number-columns-repeated="2"/>
          <table:table-cell office:value-type="float" office:value="25.851" calcext:value-type="float">
            <text:p>25.851</text:p>
          </table:table-cell>
          <table:table-cell office:value-type="float" office:value="33.836" calcext:value-type="float">
            <text:p>33.836</text:p>
          </table:table-cell>
          <table:table-cell office:value-type="float" office:value="25.851" calcext:value-type="float">
            <text:p>25.851</text:p>
          </table:table-cell>
          <table:table-cell office:value-type="float" office:value="16.208" calcext:value-type="float">
            <text:p>16.208</text:p>
          </table:table-cell>
          <table:table-cell table:number-columns-repeated="2"/>
          <table:table-cell office:value-type="float" office:value="27.2513" calcext:value-type="float">
            <text:p>27.2513</text:p>
          </table:table-cell>
          <table:table-cell table:formula="of:=[.D88]-[.H90]-[.J90]" office:value-type="float" office:value="102.4" calcext:value-type="float">
            <text:p>102.4</text:p>
          </table:table-cell>
        </table:table-row>
        <table:table-row table:style-name="ro1">
          <table:table-cell table:number-columns-repeated="2"/>
          <table:table-cell office:value-type="float" office:value="27.888" calcext:value-type="float">
            <text:p>27.888</text:p>
          </table:table-cell>
          <table:table-cell office:value-type="float" office:value="151.683" calcext:value-type="float">
            <text:p>151.683</text:p>
          </table:table-cell>
          <table:table-cell table:number-columns-repeated="2"/>
          <table:table-cell office:value-type="float" office:value="26.552" calcext:value-type="float">
            <text:p>26.552</text:p>
          </table:table-cell>
          <table:table-cell office:value-type="float" office:value="35.598" calcext:value-type="float">
            <text:p>35.598</text:p>
          </table:table-cell>
          <table:table-cell office:value-type="float" office:value="26.552" calcext:value-type="float">
            <text:p>26.552</text:p>
          </table:table-cell>
          <table:table-cell office:value-type="float" office:value="15.856" calcext:value-type="float">
            <text:p>15.856</text:p>
          </table:table-cell>
          <table:table-cell table:number-columns-repeated="2"/>
          <table:table-cell office:value-type="float" office:value="27.888" calcext:value-type="float">
            <text:p>27.888</text:p>
          </table:table-cell>
          <table:table-cell table:formula="of:=[.D89]-[.H91]-[.J91]" office:value-type="float" office:value="99.171" calcext:value-type="float">
            <text:p>99.171</text:p>
          </table:table-cell>
        </table:table-row>
        <table:table-row table:style-name="ro1">
          <table:table-cell table:number-columns-repeated="2"/>
          <table:table-cell office:value-type="float" office:value="28.524" calcext:value-type="float">
            <text:p>28.524</text:p>
          </table:table-cell>
          <table:table-cell office:value-type="float" office:value="151.528" calcext:value-type="float">
            <text:p>151.528</text:p>
          </table:table-cell>
          <table:table-cell table:number-columns-repeated="2"/>
          <table:table-cell office:value-type="float" office:value="27.252" calcext:value-type="float">
            <text:p>27.252</text:p>
          </table:table-cell>
          <table:table-cell office:value-type="float" office:value="35.598" calcext:value-type="float">
            <text:p>35.598</text:p>
          </table:table-cell>
          <table:table-cell office:value-type="float" office:value="27.251" calcext:value-type="float">
            <text:p>27.251</text:p>
          </table:table-cell>
          <table:table-cell office:value-type="float" office:value="15.856" calcext:value-type="float">
            <text:p>15.856</text:p>
          </table:table-cell>
          <table:table-cell table:number-columns-repeated="2"/>
          <table:table-cell office:value-type="float" office:value="28.524" calcext:value-type="float">
            <text:p>28.524</text:p>
          </table:table-cell>
          <table:table-cell table:formula="of:=[.D90]-[.H92]-[.J92]" office:value-type="float" office:value="98.311" calcext:value-type="float">
            <text:p>98.311</text:p>
          </table:table-cell>
        </table:table-row>
        <table:table-row table:style-name="ro1">
          <table:table-cell table:number-columns-repeated="2"/>
          <table:table-cell office:value-type="float" office:value="29.161" calcext:value-type="float">
            <text:p>29.161</text:p>
          </table:table-cell>
          <table:table-cell office:value-type="float" office:value="149.421" calcext:value-type="float">
            <text:p>149.421</text:p>
          </table:table-cell>
          <table:table-cell table:number-columns-repeated="2"/>
          <table:table-cell office:value-type="float" office:value="27.888" calcext:value-type="float">
            <text:p>27.888</text:p>
          </table:table-cell>
          <table:table-cell office:value-type="float" office:value="36.656" calcext:value-type="float">
            <text:p>36.656</text:p>
          </table:table-cell>
          <table:table-cell office:value-type="float" office:value="27.888" calcext:value-type="float">
            <text:p>27.888</text:p>
          </table:table-cell>
          <table:table-cell office:value-type="float" office:value="15.856" calcext:value-type="float">
            <text:p>15.856</text:p>
          </table:table-cell>
          <table:table-cell table:number-columns-repeated="2"/>
          <table:table-cell office:value-type="float" office:value="29.161" calcext:value-type="float">
            <text:p>29.161</text:p>
          </table:table-cell>
          <table:table-cell table:formula="of:=[.D91]-[.H93]-[.J93]" office:value-type="float" office:value="96.909" calcext:value-type="float">
            <text:p>96.909</text:p>
          </table:table-cell>
        </table:table-row>
        <table:table-row table:style-name="ro1">
          <table:table-cell table:number-columns-repeated="2"/>
          <table:table-cell office:value-type="float" office:value="29.846" calcext:value-type="float">
            <text:p>29.846</text:p>
          </table:table-cell>
          <table:table-cell office:value-type="float" office:value="147.988" calcext:value-type="float">
            <text:p>147.988</text:p>
          </table:table-cell>
          <table:table-cell table:number-columns-repeated="2"/>
          <table:table-cell office:value-type="float" office:value="28.524" calcext:value-type="float">
            <text:p>28.524</text:p>
          </table:table-cell>
          <table:table-cell office:value-type="float" office:value="37.714" calcext:value-type="float">
            <text:p>37.714</text:p>
          </table:table-cell>
          <table:table-cell office:value-type="float" office:value="28.524" calcext:value-type="float">
            <text:p>28.524</text:p>
          </table:table-cell>
          <table:table-cell office:value-type="float" office:value="15.503" calcext:value-type="float">
            <text:p>15.503</text:p>
          </table:table-cell>
          <table:table-cell table:number-columns-repeated="2"/>
          <table:table-cell office:value-type="float" office:value="29.846" calcext:value-type="float">
            <text:p>29.846</text:p>
          </table:table-cell>
          <table:table-cell table:formula="of:=[.D92]-[.H94]-[.J94]" office:value-type="float" office:value="95.488" calcext:value-type="float">
            <text:p>95.488</text:p>
          </table:table-cell>
        </table:table-row>
        <table:table-row table:style-name="ro1">
          <table:table-cell table:number-columns-repeated="2"/>
          <table:table-cell office:value-type="float" office:value="30.07" calcext:value-type="float">
            <text:p>30.07</text:p>
          </table:table-cell>
          <table:table-cell office:value-type="float" office:value="145.05" calcext:value-type="float">
            <text:p>145.05</text:p>
          </table:table-cell>
          <table:table-cell table:number-columns-repeated="2"/>
          <table:table-cell office:value-type="float" office:value="29.161" calcext:value-type="float">
            <text:p>29.161</text:p>
          </table:table-cell>
          <table:table-cell office:value-type="float" office:value="37.361" calcext:value-type="float">
            <text:p>37.361</text:p>
          </table:table-cell>
          <table:table-cell office:value-type="float" office:value="29.161" calcext:value-type="float">
            <text:p>29.161</text:p>
          </table:table-cell>
          <table:table-cell office:value-type="float" office:value="15.151" calcext:value-type="float">
            <text:p>15.151</text:p>
          </table:table-cell>
          <table:table-cell table:number-columns-repeated="2"/>
          <table:table-cell office:value-type="float" office:value="30.07" calcext:value-type="float">
            <text:p>30.07</text:p>
          </table:table-cell>
          <table:table-cell table:formula="of:=[.D93]-[.H95]-[.J95]" office:value-type="float" office:value="92.55" calcext:value-type="float">
            <text:p>92.55</text:p>
          </table:table-cell>
        </table:table-row>
        <table:table-row table:style-name="ro1">
          <table:table-cell table:number-columns-repeated="2"/>
          <table:table-cell office:value-type="float" office:value="30.226" calcext:value-type="float">
            <text:p>30.226</text:p>
          </table:table-cell>
          <table:table-cell office:value-type="float" office:value="143.518" calcext:value-type="float">
            <text:p>143.518</text:p>
          </table:table-cell>
          <table:table-cell table:number-columns-repeated="2"/>
          <table:table-cell office:value-type="float" office:value="29.846" calcext:value-type="float">
            <text:p>29.846</text:p>
          </table:table-cell>
          <table:table-cell office:value-type="float" office:value="37.499" calcext:value-type="float">
            <text:p>37.499</text:p>
          </table:table-cell>
          <table:table-cell office:value-type="float" office:value="29.846" calcext:value-type="float">
            <text:p>29.846</text:p>
          </table:table-cell>
          <table:table-cell office:value-type="float" office:value="15.001" calcext:value-type="float">
            <text:p>15.001</text:p>
          </table:table-cell>
          <table:table-cell table:number-columns-repeated="2"/>
          <table:table-cell office:value-type="float" office:value="30.226" calcext:value-type="float">
            <text:p>30.226</text:p>
          </table:table-cell>
          <table:table-cell table:formula="of:=[.D94]-[.H96]-[.J96]" office:value-type="float" office:value="90.489" calcext:value-type="float">
            <text:p>90.489</text:p>
          </table:table-cell>
        </table:table-row>
        <table:table-row table:style-name="ro1">
          <table:table-cell table:number-columns-repeated="2"/>
          <table:table-cell office:value-type="float" office:value="30.744" calcext:value-type="float">
            <text:p>30.744</text:p>
          </table:table-cell>
          <table:table-cell office:value-type="float" office:value="142.628" calcext:value-type="float">
            <text:p>142.628</text:p>
          </table:table-cell>
          <table:table-cell table:number-columns-repeated="2"/>
          <table:table-cell office:value-type="float" office:value="30.07" calcext:value-type="float">
            <text:p>30.07</text:p>
          </table:table-cell>
          <table:table-cell office:value-type="float" office:value="37.499" calcext:value-type="float">
            <text:p>37.499</text:p>
          </table:table-cell>
          <table:table-cell office:value-type="float" office:value="30.07" calcext:value-type="float">
            <text:p>30.07</text:p>
          </table:table-cell>
          <table:table-cell office:value-type="float" office:value="15.001" calcext:value-type="float">
            <text:p>15.001</text:p>
          </table:table-cell>
          <table:table-cell table:number-columns-repeated="2"/>
          <table:table-cell office:value-type="float" office:value="30.744" calcext:value-type="float">
            <text:p>30.744</text:p>
          </table:table-cell>
          <table:table-cell table:formula="of:=[.D95]-[.H97]-[.J97]" office:value-type="float" office:value="89.769" calcext:value-type="float">
            <text:p>89.769</text:p>
          </table:table-cell>
        </table:table-row>
        <table:table-row table:style-name="ro1">
          <table:table-cell table:number-columns-repeated="2"/>
          <table:table-cell office:value-type="float" office:value="31.416" calcext:value-type="float">
            <text:p>31.416</text:p>
          </table:table-cell>
          <table:table-cell office:value-type="float" office:value="141.949" calcext:value-type="float">
            <text:p>141.949</text:p>
          </table:table-cell>
          <table:table-cell table:number-columns-repeated="2"/>
          <table:table-cell office:value-type="float" office:value="30.226" calcext:value-type="float">
            <text:p>30.226</text:p>
          </table:table-cell>
          <table:table-cell office:value-type="float" office:value="38.028" calcext:value-type="float">
            <text:p>38.028</text:p>
          </table:table-cell>
          <table:table-cell office:value-type="float" office:value="30.226" calcext:value-type="float">
            <text:p>30.226</text:p>
          </table:table-cell>
          <table:table-cell office:value-type="float" office:value="15.001" calcext:value-type="float">
            <text:p>15.001</text:p>
          </table:table-cell>
          <table:table-cell table:number-columns-repeated="2"/>
          <table:table-cell office:value-type="float" office:value="31.416" calcext:value-type="float">
            <text:p>31.416</text:p>
          </table:table-cell>
          <table:table-cell table:formula="of:=[.D96]-[.H98]-[.J98]" office:value-type="float" office:value="88.614" calcext:value-type="float">
            <text:p>88.614</text:p>
          </table:table-cell>
        </table:table-row>
        <table:table-row table:style-name="ro1">
          <table:table-cell table:number-columns-repeated="2"/>
          <table:table-cell office:value-type="float" office:value="31.66" calcext:value-type="float">
            <text:p>31.66</text:p>
          </table:table-cell>
          <table:table-cell office:value-type="float" office:value="140.237" calcext:value-type="float">
            <text:p>140.237</text:p>
          </table:table-cell>
          <table:table-cell table:number-columns-repeated="2"/>
          <table:table-cell office:value-type="float" office:value="30.744" calcext:value-type="float">
            <text:p>30.744</text:p>
          </table:table-cell>
          <table:table-cell office:value-type="float" office:value="38.227" calcext:value-type="float">
            <text:p>38.227</text:p>
          </table:table-cell>
          <table:table-cell office:value-type="float" office:value="30.744" calcext:value-type="float">
            <text:p>30.744</text:p>
          </table:table-cell>
          <table:table-cell office:value-type="float" office:value="14.632" calcext:value-type="float">
            <text:p>14.632</text:p>
          </table:table-cell>
          <table:table-cell table:number-columns-repeated="2"/>
          <table:table-cell office:value-type="float" office:value="31.66" calcext:value-type="float">
            <text:p>31.66</text:p>
          </table:table-cell>
          <table:table-cell table:formula="of:=[.D97]-[.H99]-[.J99]" office:value-type="float" office:value="87.078" calcext:value-type="float">
            <text:p>87.078</text:p>
          </table:table-cell>
        </table:table-row>
        <table:table-row table:style-name="ro1">
          <table:table-cell table:number-columns-repeated="2"/>
          <table:table-cell office:value-type="float" office:value="32.049" calcext:value-type="float">
            <text:p>32.049</text:p>
          </table:table-cell>
          <table:table-cell office:value-type="float" office:value="139.539" calcext:value-type="float">
            <text:p>139.539</text:p>
          </table:table-cell>
          <table:table-cell table:number-columns-repeated="2"/>
          <table:table-cell office:value-type="float" office:value="31.416" calcext:value-type="float">
            <text:p>31.416</text:p>
          </table:table-cell>
          <table:table-cell office:value-type="float" office:value="38.703" calcext:value-type="float">
            <text:p>38.703</text:p>
          </table:table-cell>
          <table:table-cell office:value-type="float" office:value="31.416" calcext:value-type="float">
            <text:p>31.416</text:p>
          </table:table-cell>
          <table:table-cell office:value-type="float" office:value="14.632" calcext:value-type="float">
            <text:p>14.632</text:p>
          </table:table-cell>
          <table:table-cell table:number-columns-repeated="2"/>
          <table:table-cell office:value-type="float" office:value="32.049" calcext:value-type="float">
            <text:p>32.049</text:p>
          </table:table-cell>
          <table:table-cell table:formula="of:=[.D98]-[.H100]-[.J100]" office:value-type="float" office:value="86.318" calcext:value-type="float">
            <text:p>86.318</text:p>
          </table:table-cell>
        </table:table-row>
        <table:table-row table:style-name="ro1">
          <table:table-cell table:number-columns-repeated="2"/>
          <table:table-cell office:value-type="float" office:value="32.532" calcext:value-type="float">
            <text:p>32.532</text:p>
          </table:table-cell>
          <table:table-cell office:value-type="float" office:value="138.298" calcext:value-type="float">
            <text:p>138.298</text:p>
          </table:table-cell>
          <table:table-cell table:number-columns-repeated="2"/>
          <table:table-cell office:value-type="float" office:value="31.66" calcext:value-type="float">
            <text:p>31.66</text:p>
          </table:table-cell>
          <table:table-cell office:value-type="float" office:value="38.703" calcext:value-type="float">
            <text:p>38.703</text:p>
          </table:table-cell>
          <table:table-cell office:value-type="float" office:value="31.66" calcext:value-type="float">
            <text:p>31.66</text:p>
          </table:table-cell>
          <table:table-cell office:value-type="float" office:value="14.456" calcext:value-type="float">
            <text:p>14.456</text:p>
          </table:table-cell>
          <table:table-cell table:number-columns-repeated="2"/>
          <table:table-cell office:value-type="float" office:value="32.532" calcext:value-type="float">
            <text:p>32.532</text:p>
          </table:table-cell>
          <table:table-cell table:formula="of:=[.D99]-[.H101]-[.J101]" office:value-type="float" office:value="85.077" calcext:value-type="float">
            <text:p>85.077</text:p>
          </table:table-cell>
        </table:table-row>
        <table:table-row table:style-name="ro1">
          <table:table-cell table:number-columns-repeated="2"/>
          <table:table-cell office:value-type="float" office:value="32.945" calcext:value-type="float">
            <text:p>32.945</text:p>
          </table:table-cell>
          <table:table-cell office:value-type="float" office:value="136.928" calcext:value-type="float">
            <text:p>136.928</text:p>
          </table:table-cell>
          <table:table-cell table:number-columns-repeated="2"/>
          <table:table-cell office:value-type="float" office:value="32.049" calcext:value-type="float">
            <text:p>32.049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049" calcext:value-type="float">
            <text:p>32.049</text:p>
          </table:table-cell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32.945" calcext:value-type="float">
            <text:p>32.945</text:p>
          </table:table-cell>
          <table:table-cell table:formula="of:=[.D100]-[.H102]-[.J102]" office:value-type="float" office:value="83.707" calcext:value-type="float">
            <text:p>83.707</text:p>
          </table:table-cell>
        </table:table-row>
        <table:table-row table:style-name="ro1">
          <table:table-cell table:number-columns-repeated="2"/>
          <table:table-cell office:value-type="float" office:value="33.2" calcext:value-type="float">
            <text:p>33.2</text:p>
          </table:table-cell>
          <table:table-cell office:value-type="float" office:value="135.908" calcext:value-type="float">
            <text:p>135.908</text:p>
          </table:table-cell>
          <table:table-cell table:number-columns-repeated="2"/>
          <table:table-cell office:value-type="float" office:value="32.532" calcext:value-type="float">
            <text:p>32.532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532" calcext:value-type="float">
            <text:p>32.532</text:p>
          </table:table-cell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33.2" calcext:value-type="float">
            <text:p>33.2</text:p>
          </table:table-cell>
          <table:table-cell table:formula="of:=[.D101]-[.H103]-[.J103]" office:value-type="float" office:value="83.608" calcext:value-type="float">
            <text:p>83.608</text:p>
          </table:table-cell>
        </table:table-row>
        <table:table-row table:style-name="ro1">
          <table:table-cell table:number-columns-repeated="2"/>
          <table:table-cell office:value-type="float" office:value="33.411" calcext:value-type="float">
            <text:p>33.411</text:p>
          </table:table-cell>
          <table:table-cell office:value-type="float" office:value="135.325" calcext:value-type="float">
            <text:p>135.325</text:p>
          </table:table-cell>
          <table:table-cell table:number-columns-repeated="2"/>
          <table:table-cell office:value-type="float" office:value="32.945" calcext:value-type="float">
            <text:p>32.945</text:p>
          </table:table-cell>
          <table:table-cell office:value-type="float" office:value="38.941" calcext:value-type="float">
            <text:p>38.941</text:p>
          </table:table-cell>
          <table:table-cell office:value-type="float" office:value="32.945" calcext:value-type="float">
            <text:p>32.945</text:p>
          </table:table-cell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33.411" calcext:value-type="float">
            <text:p>33.411</text:p>
          </table:table-cell>
          <table:table-cell table:formula="of:=[.D102]-[.H104]-[.J104]" office:value-type="float" office:value="83.694" calcext:value-type="float">
            <text:p>83.694</text:p>
          </table:table-cell>
        </table:table-row>
        <table:table-row table:style-name="ro1">
          <table:table-cell table:number-columns-repeated="2"/>
          <table:table-cell office:value-type="float" office:value="33.676" calcext:value-type="float">
            <text:p>33.676</text:p>
          </table:table-cell>
          <table:table-cell office:value-type="float" office:value="133.541" calcext:value-type="float">
            <text:p>133.541</text:p>
          </table:table-cell>
          <table:table-cell table:number-columns-repeated="2"/>
          <table:table-cell office:value-type="float" office:value="33.2" calcext:value-type="float">
            <text:p>33.2</text:p>
          </table:table-cell>
          <table:table-cell office:value-type="float" office:value="38.02" calcext:value-type="float">
            <text:p>38.02</text:p>
          </table:table-cell>
          <table:table-cell office:value-type="float" office:value="33.2" calcext:value-type="float">
            <text:p>33.2</text:p>
          </table:table-cell>
          <table:table-cell office:value-type="float" office:value="14.28" calcext:value-type="float">
            <text:p>14.28</text:p>
          </table:table-cell>
          <table:table-cell table:number-columns-repeated="2"/>
          <table:table-cell office:value-type="float" office:value="33.676" calcext:value-type="float">
            <text:p>33.676</text:p>
          </table:table-cell>
          <table:table-cell table:formula="of:=[.D103]-[.H105]-[.J105]" office:value-type="float" office:value="82.597" calcext:value-type="float">
            <text:p>82.597</text:p>
          </table:table-cell>
        </table:table-row>
        <table:table-row table:style-name="ro1">
          <table:table-cell table:number-columns-repeated="2"/>
          <table:table-cell office:value-type="float" office:value="33.886" calcext:value-type="float">
            <text:p>33.886</text:p>
          </table:table-cell>
          <table:table-cell office:value-type="float" office:value="132.116" calcext:value-type="float">
            <text:p>132.116</text:p>
          </table:table-cell>
          <table:table-cell table:number-columns-repeated="2"/>
          <table:table-cell office:value-type="float" office:value="33.411" calcext:value-type="float">
            <text:p>33.411</text:p>
          </table:table-cell>
          <table:table-cell office:value-type="float" office:value="37.72" calcext:value-type="float">
            <text:p>37.72</text:p>
          </table:table-cell>
          <table:table-cell office:value-type="float" office:value="33.411" calcext:value-type="float">
            <text:p>33.411</text:p>
          </table:table-cell>
          <table:table-cell office:value-type="float" office:value="13.911" calcext:value-type="float">
            <text:p>13.911</text:p>
          </table:table-cell>
          <table:table-cell table:number-columns-repeated="2"/>
          <table:table-cell office:value-type="float" office:value="33.886" calcext:value-type="float">
            <text:p>33.886</text:p>
          </table:table-cell>
          <table:table-cell table:formula="of:=[.D104]-[.H106]-[.J106]" office:value-type="float" office:value="80.661" calcext:value-type="float">
            <text:p>80.661</text:p>
          </table:table-cell>
        </table:table-row>
        <table:table-row table:style-name="ro1">
          <table:table-cell table:number-columns-repeated="2"/>
          <table:table-cell office:value-type="float" office:value="34.097" calcext:value-type="float">
            <text:p>34.097</text:p>
          </table:table-cell>
          <table:table-cell office:value-type="float" office:value="131.629" calcext:value-type="float">
            <text:p>131.629</text:p>
          </table:table-cell>
          <table:table-cell table:number-columns-repeated="2"/>
          <table:table-cell office:value-type="float" office:value="33.676" calcext:value-type="float">
            <text:p>33.676</text:p>
          </table:table-cell>
          <table:table-cell office:value-type="float" office:value="37.033" calcext:value-type="float">
            <text:p>37.033</text:p>
          </table:table-cell>
          <table:table-cell office:value-type="float" office:value="33.676" calcext:value-type="float">
            <text:p>33.676</text:p>
          </table:table-cell>
          <table:table-cell office:value-type="float" office:value="13.911" calcext:value-type="float">
            <text:p>13.911</text:p>
          </table:table-cell>
          <table:table-cell table:number-columns-repeated="2"/>
          <table:table-cell office:value-type="float" office:value="34.097" calcext:value-type="float">
            <text:p>34.097</text:p>
          </table:table-cell>
          <table:table-cell table:formula="of:=[.D105]-[.H107]-[.J107]" office:value-type="float" office:value="80.19" calcext:value-type="float">
            <text:p>80.19</text:p>
          </table:table-cell>
        </table:table-row>
        <table:table-row table:style-name="ro1">
          <table:table-cell table:number-columns-repeated="2"/>
          <table:table-cell office:value-type="float" office:value="34.288" calcext:value-type="float">
            <text:p>34.288</text:p>
          </table:table-cell>
          <table:table-cell office:value-type="float" office:value="130.08" calcext:value-type="float">
            <text:p>130.08</text:p>
          </table:table-cell>
          <table:table-cell table:number-columns-repeated="2"/>
          <table:table-cell office:value-type="float" office:value="33.886" calcext:value-type="float">
            <text:p>33.886</text:p>
          </table:table-cell>
          <table:table-cell office:value-type="float" office:value="37.544" calcext:value-type="float">
            <text:p>37.544</text:p>
          </table:table-cell>
          <table:table-cell office:value-type="float" office:value="33.886" calcext:value-type="float">
            <text:p>33.886</text:p>
          </table:table-cell>
          <table:table-cell office:value-type="float" office:value="13.911" calcext:value-type="float">
            <text:p>13.911</text:p>
          </table:table-cell>
          <table:table-cell table:number-columns-repeated="2"/>
          <table:table-cell office:value-type="float" office:value="34.288" calcext:value-type="float">
            <text:p>34.288</text:p>
          </table:table-cell>
          <table:table-cell table:formula="of:=[.D106]-[.H108]-[.J108]" office:value-type="float" office:value="78.641" calcext:value-type="float">
            <text:p>78.641</text:p>
          </table:table-cell>
        </table:table-row>
        <table:table-row table:style-name="ro1">
          <table:table-cell table:number-columns-repeated="2"/>
          <table:table-cell office:value-type="float" office:value="34.532" calcext:value-type="float">
            <text:p>34.532</text:p>
          </table:table-cell>
          <table:table-cell office:value-type="float" office:value="128.63" calcext:value-type="float">
            <text:p>128.63</text:p>
          </table:table-cell>
          <table:table-cell table:number-columns-repeated="2"/>
          <table:table-cell office:value-type="float" office:value="34.097" calcext:value-type="float">
            <text:p>34.097</text:p>
          </table:table-cell>
          <table:table-cell office:value-type="float" office:value="37.544" calcext:value-type="float">
            <text:p>37.544</text:p>
          </table:table-cell>
          <table:table-cell office:value-type="float" office:value="34.097" calcext:value-type="float">
            <text:p>34.097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4.532" calcext:value-type="float">
            <text:p>34.532</text:p>
          </table:table-cell>
          <table:table-cell table:formula="of:=[.D107]-[.H109]-[.J109]" office:value-type="float" office:value="77.123" calcext:value-type="float">
            <text:p>77.123</text:p>
          </table:table-cell>
        </table:table-row>
        <table:table-row table:style-name="ro1">
          <table:table-cell table:number-columns-repeated="2"/>
          <table:table-cell office:value-type="float" office:value="34.731" calcext:value-type="float">
            <text:p>34.731</text:p>
          </table:table-cell>
          <table:table-cell office:value-type="float" office:value="128.224" calcext:value-type="float">
            <text:p>128.224</text:p>
          </table:table-cell>
          <table:table-cell table:number-columns-repeated="2"/>
          <table:table-cell office:value-type="float" office:value="34.288" calcext:value-type="float">
            <text:p>34.288</text:p>
          </table:table-cell>
          <table:table-cell office:value-type="float" office:value="37.544" calcext:value-type="float">
            <text:p>37.544</text:p>
          </table:table-cell>
          <table:table-cell office:value-type="float" office:value="34.288" calcext:value-type="float">
            <text:p>34.288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4.731" calcext:value-type="float">
            <text:p>34.731</text:p>
          </table:table-cell>
          <table:table-cell table:formula="of:=[.D108]-[.H110]-[.J110]" office:value-type="float" office:value="76.717" calcext:value-type="float">
            <text:p>76.717</text:p>
          </table:table-cell>
        </table:table-row>
        <table:table-row table:style-name="ro1">
          <table:table-cell table:number-columns-repeated="2"/>
          <table:table-cell office:value-type="float" office:value="34.993" calcext:value-type="float">
            <text:p>34.993</text:p>
          </table:table-cell>
          <table:table-cell office:value-type="float" office:value="125.517" calcext:value-type="float">
            <text:p>125.517</text:p>
          </table:table-cell>
          <table:table-cell table:number-columns-repeated="2"/>
          <table:table-cell office:value-type="float" office:value="34.532" calcext:value-type="float">
            <text:p>34.532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532" calcext:value-type="float">
            <text:p>34.532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4.993" calcext:value-type="float">
            <text:p>34.993</text:p>
          </table:table-cell>
          <table:table-cell table:formula="of:=[.D109]-[.H111]-[.J111]" office:value-type="float" office:value="74.01" calcext:value-type="float">
            <text:p>74.01</text:p>
          </table:table-cell>
        </table:table-row>
        <table:table-row table:style-name="ro1">
          <table:table-cell table:number-columns-repeated="2"/>
          <table:table-cell office:value-type="float" office:value="35.213" calcext:value-type="float">
            <text:p>35.213</text:p>
          </table:table-cell>
          <table:table-cell office:value-type="float" office:value="124.786" calcext:value-type="float">
            <text:p>124.786</text:p>
          </table:table-cell>
          <table:table-cell table:number-columns-repeated="2"/>
          <table:table-cell office:value-type="float" office:value="34.731" calcext:value-type="float">
            <text:p>34.731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731" calcext:value-type="float">
            <text:p>34.731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5.213" calcext:value-type="float">
            <text:p>35.213</text:p>
          </table:table-cell>
          <table:table-cell table:formula="of:=[.D110]-[.H112]-[.J112]" office:value-type="float" office:value="73.64" calcext:value-type="float">
            <text:p>73.64</text:p>
          </table:table-cell>
        </table:table-row>
        <table:table-row table:style-name="ro1">
          <table:table-cell table:number-columns-repeated="2"/>
          <table:table-cell office:value-type="float" office:value="35.402" calcext:value-type="float">
            <text:p>35.402</text:p>
          </table:table-cell>
          <table:table-cell office:value-type="float" office:value="124.36" calcext:value-type="float">
            <text:p>124.36</text:p>
          </table:table-cell>
          <table:table-cell table:number-columns-repeated="2"/>
          <table:table-cell office:value-type="float" office:value="34.993" calcext:value-type="float">
            <text:p>34.993</text:p>
          </table:table-cell>
          <table:table-cell office:value-type="float" office:value="37.612" calcext:value-type="float">
            <text:p>37.612</text:p>
          </table:table-cell>
          <table:table-cell office:value-type="float" office:value="34.993" calcext:value-type="float">
            <text:p>34.993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5.402" calcext:value-type="float">
            <text:p>35.402</text:p>
          </table:table-cell>
          <table:table-cell table:formula="of:=[.D111]-[.H113]-[.J113]" office:value-type="float" office:value="73.214" calcext:value-type="float">
            <text:p>73.214</text:p>
          </table:table-cell>
        </table:table-row>
        <table:table-row table:style-name="ro1">
          <table:table-cell table:number-columns-repeated="2"/>
          <table:table-cell office:value-type="float" office:value="35.633" calcext:value-type="float">
            <text:p>35.633</text:p>
          </table:table-cell>
          <table:table-cell office:value-type="float" office:value="123.792" calcext:value-type="float">
            <text:p>123.792</text:p>
          </table:table-cell>
          <table:table-cell table:number-columns-repeated="2"/>
          <table:table-cell office:value-type="float" office:value="35.213" calcext:value-type="float">
            <text:p>35.213</text:p>
          </table:table-cell>
          <table:table-cell office:value-type="float" office:value="37.251" calcext:value-type="float">
            <text:p>37.251</text:p>
          </table:table-cell>
          <table:table-cell office:value-type="float" office:value="35.213" calcext:value-type="float">
            <text:p>35.213</text:p>
          </table:table-cell>
          <table:table-cell office:value-type="float" office:value="13.895" calcext:value-type="float">
            <text:p>13.895</text:p>
          </table:table-cell>
          <table:table-cell table:number-columns-repeated="2"/>
          <table:table-cell office:value-type="float" office:value="35.633" calcext:value-type="float">
            <text:p>35.633</text:p>
          </table:table-cell>
          <table:table-cell table:formula="of:=[.D112]-[.H114]-[.J114]" office:value-type="float" office:value="72.162" calcext:value-type="float">
            <text:p>72.162</text:p>
          </table:table-cell>
        </table:table-row>
        <table:table-row table:style-name="ro1">
          <table:table-cell table:number-columns-repeated="2"/>
          <table:table-cell office:value-type="float" office:value="35.865" calcext:value-type="float">
            <text:p>35.865</text:p>
          </table:table-cell>
          <table:table-cell office:value-type="float" office:value="123.216" calcext:value-type="float">
            <text:p>123.216</text:p>
          </table:table-cell>
          <table:table-cell table:number-columns-repeated="2"/>
          <table:table-cell office:value-type="float" office:value="35.402" calcext:value-type="float">
            <text:p>35.402</text:p>
          </table:table-cell>
          <table:table-cell office:value-type="float" office:value="37.435" calcext:value-type="float">
            <text:p>37.435</text:p>
          </table:table-cell>
          <table:table-cell office:value-type="float" office:value="35.402" calcext:value-type="float">
            <text:p>35.402</text:p>
          </table:table-cell>
          <table:table-cell office:value-type="float" office:value="13.711" calcext:value-type="float">
            <text:p>13.711</text:p>
          </table:table-cell>
          <table:table-cell table:number-columns-repeated="2"/>
          <table:table-cell office:value-type="float" office:value="35.865" calcext:value-type="float">
            <text:p>35.865</text:p>
          </table:table-cell>
          <table:table-cell table:formula="of:=[.D113]-[.H115]-[.J115]" office:value-type="float" office:value="71.418" calcext:value-type="float">
            <text:p>71.418</text:p>
          </table:table-cell>
        </table:table-row>
        <table:table-row table:style-name="ro1">
          <table:table-cell table:number-columns-repeated="2"/>
          <table:table-cell office:value-type="float" office:value="36.1" calcext:value-type="float">
            <text:p>36.1</text:p>
          </table:table-cell>
          <table:table-cell office:value-type="float" office:value="122.314" calcext:value-type="float">
            <text:p>122.314</text:p>
          </table:table-cell>
          <table:table-cell table:number-columns-repeated="2"/>
          <table:table-cell office:value-type="float" office:value="35.633" calcext:value-type="float">
            <text:p>35.633</text:p>
          </table:table-cell>
          <table:table-cell office:value-type="float" office:value="37.919" calcext:value-type="float">
            <text:p>37.919</text:p>
          </table:table-cell>
          <table:table-cell office:value-type="float" office:value="35.633" calcext:value-type="float">
            <text:p>35.633</text:p>
          </table:table-cell>
          <table:table-cell office:value-type="float" office:value="13.711" calcext:value-type="float">
            <text:p>13.711</text:p>
          </table:table-cell>
          <table:table-cell table:number-columns-repeated="2"/>
          <table:table-cell office:value-type="float" office:value="36.1" calcext:value-type="float">
            <text:p>36.1</text:p>
          </table:table-cell>
          <table:table-cell table:formula="of:=[.D114]-[.H116]-[.J116]" office:value-type="float" office:value="70.446" calcext:value-type="float">
            <text:p>70.446</text:p>
          </table:table-cell>
        </table:table-row>
        <table:table-row table:style-name="ro1">
          <table:table-cell table:number-columns-repeated="2"/>
          <table:table-cell office:value-type="float" office:value="36.298" calcext:value-type="float">
            <text:p>36.298</text:p>
          </table:table-cell>
          <table:table-cell office:value-type="float" office:value="122.174" calcext:value-type="float">
            <text:p>122.174</text:p>
          </table:table-cell>
          <table:table-cell table:number-columns-repeated="2"/>
          <table:table-cell office:value-type="float" office:value="35.865" calcext:value-type="float">
            <text:p>35.865</text:p>
          </table:table-cell>
          <table:table-cell office:value-type="float" office:value="38.271" calcext:value-type="float">
            <text:p>38.271</text:p>
          </table:table-cell>
          <table:table-cell office:value-type="float" office:value="35.865" calcext:value-type="float">
            <text:p>35.865</text:p>
          </table:table-cell>
          <table:table-cell office:value-type="float" office:value="13.527" calcext:value-type="float">
            <text:p>13.527</text:p>
          </table:table-cell>
          <table:table-cell table:number-columns-repeated="2"/>
          <table:table-cell office:value-type="float" office:value="36.298" calcext:value-type="float">
            <text:p>36.298</text:p>
          </table:table-cell>
          <table:table-cell table:formula="of:=[.D115]-[.H117]-[.J117]" office:value-type="float" office:value="70.667" calcext:value-type="float">
            <text:p>70.667</text:p>
          </table:table-cell>
        </table:table-row>
        <table:table-row table:style-name="ro1">
          <table:table-cell table:number-columns-repeated="2"/>
          <table:table-cell office:value-type="float" office:value="36.56" calcext:value-type="float">
            <text:p>36.56</text:p>
          </table:table-cell>
          <table:table-cell office:value-type="float" office:value="121.342" calcext:value-type="float">
            <text:p>121.342</text:p>
          </table:table-cell>
          <table:table-cell table:number-columns-repeated="2"/>
          <table:table-cell office:value-type="float" office:value="36.1" calcext:value-type="float">
            <text:p>36.1</text:p>
          </table:table-cell>
          <table:table-cell office:value-type="float" office:value="38.341" calcext:value-type="float">
            <text:p>38.341</text:p>
          </table:table-cell>
          <table:table-cell office:value-type="float" office:value="36.1" calcext:value-type="float">
            <text:p>36.1</text:p>
          </table:table-cell>
          <table:table-cell office:value-type="float" office:value="13.527" calcext:value-type="float">
            <text:p>13.527</text:p>
          </table:table-cell>
          <table:table-cell table:number-columns-repeated="2"/>
          <table:table-cell office:value-type="float" office:value="36.56" calcext:value-type="float">
            <text:p>36.56</text:p>
          </table:table-cell>
          <table:table-cell table:formula="of:=[.D116]-[.H118]-[.J118]" office:value-type="float" office:value="69.65" calcext:value-type="float">
            <text:p>69.65</text:p>
          </table:table-cell>
        </table:table-row>
        <table:table-row table:style-name="ro1">
          <table:table-cell table:number-columns-repeated="2"/>
          <table:table-cell office:value-type="float" office:value="36.756" calcext:value-type="float">
            <text:p>36.756</text:p>
          </table:table-cell>
          <table:table-cell office:value-type="float" office:value="121.219" calcext:value-type="float">
            <text:p>121.219</text:p>
          </table:table-cell>
          <table:table-cell table:number-columns-repeated="2"/>
          <table:table-cell office:value-type="float" office:value="36.298" calcext:value-type="float">
            <text:p>36.298</text:p>
          </table:table-cell>
          <table:table-cell office:value-type="float" office:value="37.98" calcext:value-type="float">
            <text:p>37.98</text:p>
          </table:table-cell>
          <table:table-cell office:value-type="float" office:value="36.298" calcext:value-type="float">
            <text:p>36.298</text:p>
          </table:table-cell>
          <table:table-cell office:value-type="float" office:value="13.527" calcext:value-type="float">
            <text:p>13.527</text:p>
          </table:table-cell>
          <table:table-cell table:number-columns-repeated="2"/>
          <table:table-cell office:value-type="float" office:value="36.756" calcext:value-type="float">
            <text:p>36.756</text:p>
          </table:table-cell>
          <table:table-cell table:formula="of:=[.D117]-[.H119]-[.J119]" office:value-type="float" office:value="69.167" calcext:value-type="float">
            <text:p>69.167</text:p>
          </table:table-cell>
        </table:table-row>
        <table:table-row table:style-name="ro1">
          <table:table-cell table:number-columns-repeated="2"/>
          <table:table-cell office:value-type="float" office:value="36.931" calcext:value-type="float">
            <text:p>36.931</text:p>
          </table:table-cell>
          <table:table-cell office:value-type="float" office:value="120.856" calcext:value-type="float">
            <text:p>120.856</text:p>
          </table:table-cell>
          <table:table-cell table:number-columns-repeated="2"/>
          <table:table-cell office:value-type="float" office:value="36.56" calcext:value-type="float">
            <text:p>36.56</text:p>
          </table:table-cell>
          <table:table-cell office:value-type="float" office:value="38.165" calcext:value-type="float">
            <text:p>38.165</text:p>
          </table:table-cell>
          <table:table-cell office:value-type="float" office:value="36.56" calcext:value-type="float">
            <text:p>36.56</text:p>
          </table:table-cell>
          <table:table-cell office:value-type="float" office:value="13.527" calcext:value-type="float">
            <text:p>13.527</text:p>
          </table:table-cell>
          <table:table-cell table:number-columns-repeated="2"/>
          <table:table-cell office:value-type="float" office:value="36.931" calcext:value-type="float">
            <text:p>36.931</text:p>
          </table:table-cell>
          <table:table-cell table:formula="of:=[.D118]-[.H120]-[.J120]" office:value-type="float" office:value="68.473" calcext:value-type="float">
            <text:p>68.473</text:p>
          </table:table-cell>
        </table:table-row>
        <table:table-row table:style-name="ro1">
          <table:table-cell table:number-columns-repeated="2"/>
          <table:table-cell office:value-type="float" office:value="37.22" calcext:value-type="float">
            <text:p>37.22</text:p>
          </table:table-cell>
          <table:table-cell office:value-type="float" office:value="120.462" calcext:value-type="float">
            <text:p>120.462</text:p>
          </table:table-cell>
          <table:table-cell table:number-columns-repeated="2"/>
          <table:table-cell office:value-type="float" office:value="36.756" calcext:value-type="float">
            <text:p>36.756</text:p>
          </table:table-cell>
          <table:table-cell office:value-type="float" office:value="38.517" calcext:value-type="float">
            <text:p>38.517</text:p>
          </table:table-cell>
          <table:table-cell office:value-type="float" office:value="36.756" calcext:value-type="float">
            <text:p>36.756</text:p>
          </table:table-cell>
          <table:table-cell office:value-type="float" office:value="13.535" calcext:value-type="float">
            <text:p>13.535</text:p>
          </table:table-cell>
          <table:table-cell table:number-columns-repeated="2"/>
          <table:table-cell office:value-type="float" office:value="37.22" calcext:value-type="float">
            <text:p>37.22</text:p>
          </table:table-cell>
          <table:table-cell table:formula="of:=[.D119]-[.H121]-[.J121]" office:value-type="float" office:value="68.079" calcext:value-type="float">
            <text:p>68.079</text:p>
          </table:table-cell>
        </table:table-row>
        <table:table-row table:style-name="ro1">
          <table:table-cell table:number-columns-repeated="2"/>
          <table:table-cell office:value-type="float" office:value="37.44" calcext:value-type="float">
            <text:p>37.44</text:p>
          </table:table-cell>
          <table:table-cell office:value-type="float" office:value="120.092" calcext:value-type="float">
            <text:p>120.092</text:p>
          </table:table-cell>
          <table:table-cell table:number-columns-repeated="2"/>
          <table:table-cell office:value-type="float" office:value="36.931" calcext:value-type="float">
            <text:p>36.931</text:p>
          </table:table-cell>
          <table:table-cell office:value-type="float" office:value="38.824" calcext:value-type="float">
            <text:p>38.824</text:p>
          </table:table-cell>
          <table:table-cell office:value-type="float" office:value="36.931" calcext:value-type="float">
            <text:p>36.931</text:p>
          </table:table-cell>
          <table:table-cell office:value-type="float" office:value="13.559" calcext:value-type="float">
            <text:p>13.559</text:p>
          </table:table-cell>
          <table:table-cell table:number-columns-repeated="2"/>
          <table:table-cell office:value-type="float" office:value="37.44" calcext:value-type="float">
            <text:p>37.44</text:p>
          </table:table-cell>
          <table:table-cell table:formula="of:=[.D120]-[.H122]-[.J122]" office:value-type="float" office:value="67.537" calcext:value-type="float">
            <text:p>67.537</text:p>
          </table:table-cell>
        </table:table-row>
        <table:table-row table:style-name="ro1">
          <table:table-cell table:number-columns-repeated="2"/>
          <table:table-cell office:value-type="float" office:value="37.626" calcext:value-type="float">
            <text:p>37.626</text:p>
          </table:table-cell>
          <table:table-cell office:value-type="float" office:value="119.076" calcext:value-type="float">
            <text:p>119.076</text:p>
          </table:table-cell>
          <table:table-cell table:number-columns-repeated="2"/>
          <table:table-cell office:value-type="float" office:value="37.22" calcext:value-type="float">
            <text:p>37.22</text:p>
          </table:table-cell>
          <table:table-cell office:value-type="float" office:value="38.824" calcext:value-type="float">
            <text:p>38.824</text:p>
          </table:table-cell>
          <table:table-cell office:value-type="float" office:value="37.22" calcext:value-type="float">
            <text:p>37.22</text:p>
          </table:table-cell>
          <table:table-cell office:value-type="float" office:value="13.559" calcext:value-type="float">
            <text:p>13.559</text:p>
          </table:table-cell>
          <table:table-cell table:number-columns-repeated="2"/>
          <table:table-cell office:value-type="float" office:value="37.626" calcext:value-type="float">
            <text:p>37.626</text:p>
          </table:table-cell>
          <table:table-cell table:formula="of:=[.D121]-[.H123]-[.J123]" office:value-type="float" office:value="66.512" calcext:value-type="float">
            <text:p>66.512</text:p>
          </table:table-cell>
        </table:table-row>
        <table:table-row table:style-name="ro1">
          <table:table-cell table:number-columns-repeated="2"/>
          <table:table-cell office:value-type="float" office:value="37.886" calcext:value-type="float">
            <text:p>37.886</text:p>
          </table:table-cell>
          <table:table-cell office:value-type="float" office:value="118.964" calcext:value-type="float">
            <text:p>118.964</text:p>
          </table:table-cell>
          <table:table-cell table:number-columns-repeated="2"/>
          <table:table-cell office:value-type="float" office:value="37.44" calcext:value-type="float">
            <text:p>37.44</text:p>
          </table:table-cell>
          <table:table-cell office:value-type="float" office:value="38.996" calcext:value-type="float">
            <text:p>38.996</text:p>
          </table:table-cell>
          <table:table-cell office:value-type="float" office:value="37.44" calcext:value-type="float">
            <text:p>37.44</text:p>
          </table:table-cell>
          <table:table-cell office:value-type="float" office:value="13.559" calcext:value-type="float">
            <text:p>13.559</text:p>
          </table:table-cell>
          <table:table-cell table:number-columns-repeated="2"/>
          <table:table-cell office:value-type="float" office:value="37.886" calcext:value-type="float">
            <text:p>37.886</text:p>
          </table:table-cell>
          <table:table-cell table:formula="of:=[.D122]-[.H124]-[.J124]" office:value-type="float" office:value="66.101" calcext:value-type="float">
            <text:p>66.101</text:p>
          </table:table-cell>
        </table:table-row>
        <table:table-row table:style-name="ro1">
          <table:table-cell table:number-columns-repeated="2"/>
          <table:table-cell office:value-type="float" office:value="38.085" calcext:value-type="float">
            <text:p>38.085</text:p>
          </table:table-cell>
          <table:table-cell office:value-type="float" office:value="118.958" calcext:value-type="float">
            <text:p>118.958</text:p>
          </table:table-cell>
          <table:table-cell table:number-columns-repeated="2"/>
          <table:table-cell office:value-type="float" office:value="37.626" calcext:value-type="float">
            <text:p>37.626</text:p>
          </table:table-cell>
          <table:table-cell office:value-type="float" office:value="39.181" calcext:value-type="float">
            <text:p>39.181</text:p>
          </table:table-cell>
          <table:table-cell office:value-type="float" office:value="37.626" calcext:value-type="float">
            <text:p>37.626</text:p>
          </table:table-cell>
          <table:table-cell office:value-type="float" office:value="13.383" calcext:value-type="float">
            <text:p>13.383</text:p>
          </table:table-cell>
          <table:table-cell table:number-columns-repeated="2"/>
          <table:table-cell office:value-type="float" office:value="38.085" calcext:value-type="float">
            <text:p>38.085</text:p>
          </table:table-cell>
          <table:table-cell table:formula="of:=[.D123]-[.H125]-[.J125]" office:value-type="float" office:value="66.095" calcext:value-type="float">
            <text:p>66.095</text:p>
          </table:table-cell>
        </table:table-row>
        <table:table-row table:style-name="ro1">
          <table:table-cell table:number-columns-repeated="2"/>
          <table:table-cell office:value-type="float" office:value="38.318" calcext:value-type="float">
            <text:p>38.318</text:p>
          </table:table-cell>
          <table:table-cell office:value-type="float" office:value="117.94" calcext:value-type="float">
            <text:p>117.94</text:p>
          </table:table-cell>
          <table:table-cell table:number-columns-repeated="2"/>
          <table:table-cell office:value-type="float" office:value="37.886" calcext:value-type="float">
            <text:p>37.886</text:p>
          </table:table-cell>
          <table:table-cell office:value-type="float" office:value="39.48" calcext:value-type="float">
            <text:p>39.48</text:p>
          </table:table-cell>
          <table:table-cell office:value-type="float" office:value="37.886" calcext:value-type="float">
            <text:p>37.886</text:p>
          </table:table-cell>
          <table:table-cell office:value-type="float" office:value="13.383" calcext:value-type="float">
            <text:p>13.383</text:p>
          </table:table-cell>
          <table:table-cell table:number-columns-repeated="2"/>
          <table:table-cell office:value-type="float" office:value="38.318" calcext:value-type="float">
            <text:p>38.318</text:p>
          </table:table-cell>
          <table:table-cell table:formula="of:=[.D124]-[.H126]-[.J126]" office:value-type="float" office:value="65.261" calcext:value-type="float">
            <text:p>65.261</text:p>
          </table:table-cell>
        </table:table-row>
        <table:table-row table:style-name="ro1">
          <table:table-cell table:number-columns-repeated="2"/>
          <table:table-cell office:value-type="float" office:value="38.548" calcext:value-type="float">
            <text:p>38.548</text:p>
          </table:table-cell>
          <table:table-cell office:value-type="float" office:value="116.945" calcext:value-type="float">
            <text:p>116.945</text:p>
          </table:table-cell>
          <table:table-cell table:number-columns-repeated="2"/>
          <table:table-cell office:value-type="float" office:value="38.085" calcext:value-type="float">
            <text:p>38.085</text:p>
          </table:table-cell>
          <table:table-cell office:value-type="float" office:value="39.48" calcext:value-type="float">
            <text:p>39.48</text:p>
          </table:table-cell>
          <table:table-cell office:value-type="float" office:value="38.085" calcext:value-type="float">
            <text:p>38.085</text:p>
          </table:table-cell>
          <table:table-cell office:value-type="float" office:value="13.383" calcext:value-type="float">
            <text:p>13.383</text:p>
          </table:table-cell>
          <table:table-cell table:number-columns-repeated="2"/>
          <table:table-cell office:value-type="float" office:value="38.548" calcext:value-type="float">
            <text:p>38.548</text:p>
          </table:table-cell>
          <table:table-cell table:formula="of:=[.D125]-[.H127]-[.J127]" office:value-type="float" office:value="63.775" calcext:value-type="float">
            <text:p>63.775</text:p>
          </table:table-cell>
        </table:table-row>
        <table:table-row table:style-name="ro1">
          <table:table-cell table:number-columns-repeated="2"/>
          <table:table-cell office:value-type="float" office:value="38.766" calcext:value-type="float">
            <text:p>38.766</text:p>
          </table:table-cell>
          <table:table-cell office:value-type="float" office:value="116.794" calcext:value-type="float">
            <text:p>116.794</text:p>
          </table:table-cell>
          <table:table-cell table:number-columns-repeated="2"/>
          <table:table-cell office:value-type="float" office:value="38.318" calcext:value-type="float">
            <text:p>38.318</text:p>
          </table:table-cell>
          <table:table-cell office:value-type="float" office:value="39.48" calcext:value-type="float">
            <text:p>39.48</text:p>
          </table:table-cell>
          <table:table-cell office:value-type="float" office:value="38.318" calcext:value-type="float">
            <text:p>38.318</text:p>
          </table:table-cell>
          <table:table-cell office:value-type="float" office:value="13.199" calcext:value-type="float">
            <text:p>13.199</text:p>
          </table:table-cell>
          <table:table-cell table:number-columns-repeated="2"/>
          <table:table-cell office:value-type="float" office:value="38.766" calcext:value-type="float">
            <text:p>38.766</text:p>
          </table:table-cell>
          <table:table-cell table:formula="of:=[.D126]-[.H128]-[.J128]" office:value-type="float" office:value="63.44" calcext:value-type="float">
            <text:p>63.44</text:p>
          </table:table-cell>
        </table:table-row>
        <table:table-row table:style-name="ro1">
          <table:table-cell table:number-columns-repeated="2"/>
          <table:table-cell office:value-type="float" office:value="38.963" calcext:value-type="float">
            <text:p>38.963</text:p>
          </table:table-cell>
          <table:table-cell office:value-type="float" office:value="116.042" calcext:value-type="float">
            <text:p>116.042</text:p>
          </table:table-cell>
          <table:table-cell table:number-columns-repeated="2"/>
          <table:table-cell office:value-type="float" office:value="38.548" calcext:value-type="float">
            <text:p>38.548</text:p>
          </table:table-cell>
          <table:table-cell office:value-type="float" office:value="39.971" calcext:value-type="float">
            <text:p>39.971</text:p>
          </table:table-cell>
          <table:table-cell office:value-type="float" office:value="38.548" calcext:value-type="float">
            <text:p>38.548</text:p>
          </table:table-cell>
          <table:table-cell office:value-type="float" office:value="13.199" calcext:value-type="float">
            <text:p>13.199</text:p>
          </table:table-cell>
          <table:table-cell table:number-columns-repeated="2"/>
          <table:table-cell office:value-type="float" office:value="38.963" calcext:value-type="float">
            <text:p>38.963</text:p>
          </table:table-cell>
          <table:table-cell table:formula="of:=[.D127]-[.H129]-[.J129]" office:value-type="float" office:value="62.511" calcext:value-type="float">
            <text:p>62.511</text:p>
          </table:table-cell>
        </table:table-row>
        <table:table-row table:style-name="ro1">
          <table:table-cell table:number-columns-repeated="2"/>
          <table:table-cell office:value-type="float" office:value="39.187" calcext:value-type="float">
            <text:p>39.187</text:p>
          </table:table-cell>
          <table:table-cell office:value-type="float" office:value="115.301" calcext:value-type="float">
            <text:p>115.301</text:p>
          </table:table-cell>
          <table:table-cell table:number-columns-repeated="2"/>
          <table:table-cell office:value-type="float" office:value="38.766" calcext:value-type="float">
            <text:p>38.766</text:p>
          </table:table-cell>
          <table:table-cell office:value-type="float" office:value="40.155" calcext:value-type="float">
            <text:p>40.155</text:p>
          </table:table-cell>
          <table:table-cell office:value-type="float" office:value="38.766" calcext:value-type="float">
            <text:p>38.766</text:p>
          </table:table-cell>
          <table:table-cell office:value-type="float" office:value="13.199" calcext:value-type="float">
            <text:p>13.199</text:p>
          </table:table-cell>
          <table:table-cell table:number-columns-repeated="2"/>
          <table:table-cell office:value-type="float" office:value="39.187" calcext:value-type="float">
            <text:p>39.187</text:p>
          </table:table-cell>
          <table:table-cell table:formula="of:=[.D128]-[.H130]-[.J130]" office:value-type="float" office:value="61.77" calcext:value-type="float">
            <text:p>61.77</text:p>
          </table:table-cell>
        </table:table-row>
        <table:table-row table:style-name="ro1">
          <table:table-cell table:number-columns-repeated="2"/>
          <table:table-cell office:value-type="float" office:value="39.417" calcext:value-type="float">
            <text:p>39.417</text:p>
          </table:table-cell>
          <table:table-cell office:value-type="float" office:value="115.262" calcext:value-type="float">
            <text:p>115.262</text:p>
          </table:table-cell>
          <table:table-cell table:number-columns-repeated="2"/>
          <table:table-cell office:value-type="float" office:value="38.963" calcext:value-type="float">
            <text:p>38.963</text:p>
          </table:table-cell>
          <table:table-cell office:value-type="float" office:value="40.332" calcext:value-type="float">
            <text:p>40.332</text:p>
          </table:table-cell>
          <table:table-cell office:value-type="float" office:value="38.963" calcext:value-type="float">
            <text:p>38.963</text:p>
          </table:table-cell>
          <table:table-cell office:value-type="float" office:value="13.199" calcext:value-type="float">
            <text:p>13.199</text:p>
          </table:table-cell>
          <table:table-cell table:number-columns-repeated="2"/>
          <table:table-cell office:value-type="float" office:value="39.417" calcext:value-type="float">
            <text:p>39.417</text:p>
          </table:table-cell>
          <table:table-cell table:formula="of:=[.D129]-[.H131]-[.J131]" office:value-type="float" office:value="61.915" calcext:value-type="float">
            <text:p>61.915</text:p>
          </table:table-cell>
        </table:table-row>
        <table:table-row table:style-name="ro1">
          <table:table-cell table:number-columns-repeated="2"/>
          <table:table-cell office:value-type="float" office:value="39.672" calcext:value-type="float">
            <text:p>39.672</text:p>
          </table:table-cell>
          <table:table-cell office:value-type="float" office:value="114.807" calcext:value-type="float">
            <text:p>114.807</text:p>
          </table:table-cell>
          <table:table-cell table:number-columns-repeated="2"/>
          <table:table-cell office:value-type="float" office:value="39.187" calcext:value-type="float">
            <text:p>39.187</text:p>
          </table:table-cell>
          <table:table-cell office:value-type="float" office:value="40.332" calcext:value-type="float">
            <text:p>40.332</text:p>
          </table:table-cell>
          <table:table-cell office:value-type="float" office:value="39.187" calcext:value-type="float">
            <text:p>39.187</text:p>
          </table:table-cell>
          <table:table-cell office:value-type="float" office:value="13.199" calcext:value-type="float">
            <text:p>13.199</text:p>
          </table:table-cell>
          <table:table-cell table:number-columns-repeated="2"/>
          <table:table-cell office:value-type="float" office:value="39.672" calcext:value-type="float">
            <text:p>39.672</text:p>
          </table:table-cell>
          <table:table-cell table:formula="of:=[.D130]-[.H132]-[.J132]" office:value-type="float" office:value="61.436" calcext:value-type="float">
            <text:p>61.436</text:p>
          </table:table-cell>
        </table:table-row>
        <table:table-row table:style-name="ro1">
          <table:table-cell table:number-columns-repeated="2"/>
          <table:table-cell office:value-type="float" office:value="39.862" calcext:value-type="float">
            <text:p>39.862</text:p>
          </table:table-cell>
          <table:table-cell office:value-type="float" office:value="114.171" calcext:value-type="float">
            <text:p>114.171</text:p>
          </table:table-cell>
          <table:table-cell table:number-columns-repeated="2"/>
          <table:table-cell office:value-type="float" office:value="39.417" calcext:value-type="float">
            <text:p>39.417</text:p>
          </table:table-cell>
          <table:table-cell office:value-type="float" office:value="40.332" calcext:value-type="float">
            <text:p>40.332</text:p>
          </table:table-cell>
          <table:table-cell office:value-type="float" office:value="39.417" calcext:value-type="float">
            <text:p>39.417</text:p>
          </table:table-cell>
          <table:table-cell office:value-type="float" office:value="13.015" calcext:value-type="float">
            <text:p>13.015</text:p>
          </table:table-cell>
          <table:table-cell table:number-columns-repeated="2"/>
          <table:table-cell office:value-type="float" office:value="39.862" calcext:value-type="float">
            <text:p>39.862</text:p>
          </table:table-cell>
          <table:table-cell table:formula="of:=[.D131]-[.H133]-[.J133]" office:value-type="float" office:value="61.099" calcext:value-type="float">
            <text:p>61.099</text:p>
          </table:table-cell>
        </table:table-row>
        <table:table-row table:style-name="ro1">
          <table:table-cell table:number-columns-repeated="2"/>
          <table:table-cell office:value-type="float" office:value="40.094" calcext:value-type="float">
            <text:p>40.094</text:p>
          </table:table-cell>
          <table:table-cell office:value-type="float" office:value="113.906" calcext:value-type="float">
            <text:p>113.906</text:p>
          </table:table-cell>
          <table:table-cell table:number-columns-repeated="2"/>
          <table:table-cell office:value-type="float" office:value="39.672" calcext:value-type="float">
            <text:p>39.672</text:p>
          </table:table-cell>
          <table:table-cell office:value-type="float" office:value="40.356" calcext:value-type="float">
            <text:p>40.356</text:p>
          </table:table-cell>
          <table:table-cell office:value-type="float" office:value="39.672" calcext:value-type="float">
            <text:p>39.672</text:p>
          </table:table-cell>
          <table:table-cell office:value-type="float" office:value="13.015" calcext:value-type="float">
            <text:p>13.015</text:p>
          </table:table-cell>
          <table:table-cell table:number-columns-repeated="2"/>
          <table:table-cell office:value-type="float" office:value="40.094" calcext:value-type="float">
            <text:p>40.094</text:p>
          </table:table-cell>
          <table:table-cell table:formula="of:=[.D132]-[.H134]-[.J134]" office:value-type="float" office:value="60.856" calcext:value-type="float">
            <text:p>60.856</text:p>
          </table:table-cell>
        </table:table-row>
        <table:table-row table:style-name="ro1">
          <table:table-cell table:number-columns-repeated="2"/>
          <table:table-cell office:value-type="float" office:value="40.317" calcext:value-type="float">
            <text:p>40.317</text:p>
          </table:table-cell>
          <table:table-cell office:value-type="float" office:value="113.515" calcext:value-type="float">
            <text:p>113.515</text:p>
          </table:table-cell>
          <table:table-cell table:number-columns-repeated="2"/>
          <table:table-cell office:value-type="float" office:value="39.862" calcext:value-type="float">
            <text:p>39.862</text:p>
          </table:table-cell>
          <table:table-cell office:value-type="float" office:value="40.356" calcext:value-type="float">
            <text:p>40.356</text:p>
          </table:table-cell>
          <table:table-cell office:value-type="float" office:value="39.862" calcext:value-type="float">
            <text:p>39.862</text:p>
          </table:table-cell>
          <table:table-cell office:value-type="float" office:value="12.716" calcext:value-type="float">
            <text:p>12.716</text:p>
          </table:table-cell>
          <table:table-cell table:number-columns-repeated="2"/>
          <table:table-cell office:value-type="float" office:value="40.317" calcext:value-type="float">
            <text:p>40.317</text:p>
          </table:table-cell>
          <table:table-cell table:formula="of:=[.D133]-[.H135]-[.J135]" office:value-type="float" office:value="60.443" calcext:value-type="float">
            <text:p>60.443</text:p>
          </table:table-cell>
        </table:table-row>
        <table:table-row table:style-name="ro1">
          <table:table-cell table:number-columns-repeated="2"/>
          <table:table-cell office:value-type="float" office:value="40.506" calcext:value-type="float">
            <text:p>40.506</text:p>
          </table:table-cell>
          <table:table-cell office:value-type="float" office:value="112.963" calcext:value-type="float">
            <text:p>112.963</text:p>
          </table:table-cell>
          <table:table-cell table:number-columns-repeated="2"/>
          <table:table-cell office:value-type="float" office:value="40.094" calcext:value-type="float">
            <text:p>40.094</text:p>
          </table:table-cell>
          <table:table-cell office:value-type="float" office:value="40.334" calcext:value-type="float">
            <text:p>40.334</text:p>
          </table:table-cell>
          <table:table-cell office:value-type="float" office:value="40.094" calcext:value-type="float">
            <text:p>40.094</text:p>
          </table:table-cell>
          <table:table-cell office:value-type="float" office:value="12.716" calcext:value-type="float">
            <text:p>12.716</text:p>
          </table:table-cell>
          <table:table-cell table:number-columns-repeated="2"/>
          <table:table-cell office:value-type="float" office:value="40.506" calcext:value-type="float">
            <text:p>40.506</text:p>
          </table:table-cell>
          <table:table-cell table:formula="of:=[.D134]-[.H136]-[.J136]" office:value-type="float" office:value="60.006" calcext:value-type="float">
            <text:p>60.006</text:p>
          </table:table-cell>
        </table:table-row>
        <table:table-row table:style-name="ro1">
          <table:table-cell table:number-columns-repeated="2"/>
          <table:table-cell office:value-type="float" office:value="40.728" calcext:value-type="float">
            <text:p>40.728</text:p>
          </table:table-cell>
          <table:table-cell office:value-type="float" office:value="112.477" calcext:value-type="float">
            <text:p>112.477</text:p>
          </table:table-cell>
          <table:table-cell table:number-columns-repeated="2"/>
          <table:table-cell office:value-type="float" office:value="40.317" calcext:value-type="float">
            <text:p>40.317</text:p>
          </table:table-cell>
          <table:table-cell office:value-type="float" office:value="40.356" calcext:value-type="float">
            <text:p>40.356</text:p>
          </table:table-cell>
          <table:table-cell office:value-type="float" office:value="40.317" calcext:value-type="float">
            <text:p>40.317</text:p>
          </table:table-cell>
          <table:table-cell office:value-type="float" office:value="12.716" calcext:value-type="float">
            <text:p>12.716</text:p>
          </table:table-cell>
          <table:table-cell table:number-columns-repeated="2"/>
          <table:table-cell office:value-type="float" office:value="40.728" calcext:value-type="float">
            <text:p>40.728</text:p>
          </table:table-cell>
          <table:table-cell table:formula="of:=[.D135]-[.H137]-[.J137]" office:value-type="float" office:value="59.889" calcext:value-type="float">
            <text:p>59.889</text:p>
          </table:table-cell>
        </table:table-row>
        <table:table-row table:style-name="ro1">
          <table:table-cell table:number-columns-repeated="2"/>
          <table:table-cell office:value-type="float" office:value="40.973" calcext:value-type="float">
            <text:p>40.973</text:p>
          </table:table-cell>
          <table:table-cell office:value-type="float" office:value="112.012" calcext:value-type="float">
            <text:p>112.012</text:p>
          </table:table-cell>
          <table:table-cell table:number-columns-repeated="2"/>
          <table:table-cell office:value-type="float" office:value="40.506" calcext:value-type="float">
            <text:p>40.506</text:p>
          </table:table-cell>
          <table:table-cell office:value-type="float" office:value="40.295" calcext:value-type="float">
            <text:p>40.295</text:p>
          </table:table-cell>
          <table:table-cell office:value-type="float" office:value="40.506" calcext:value-type="float">
            <text:p>40.506</text:p>
          </table:table-cell>
          <table:table-cell office:value-type="float" office:value="12.662" calcext:value-type="float">
            <text:p>12.662</text:p>
          </table:table-cell>
          <table:table-cell table:number-columns-repeated="2"/>
          <table:table-cell office:value-type="float" office:value="40.973" calcext:value-type="float">
            <text:p>40.973</text:p>
          </table:table-cell>
          <table:table-cell table:formula="of:=[.D136]-[.H138]-[.J138]" office:value-type="float" office:value="59.424" calcext:value-type="float">
            <text:p>59.424</text:p>
          </table:table-cell>
        </table:table-row>
        <table:table-row table:style-name="ro1">
          <table:table-cell table:number-columns-repeated="2"/>
          <table:table-cell office:value-type="float" office:value="41.209" calcext:value-type="float">
            <text:p>41.209</text:p>
          </table:table-cell>
          <table:table-cell office:value-type="float" office:value="111.856" calcext:value-type="float">
            <text:p>111.856</text:p>
          </table:table-cell>
          <table:table-cell table:number-columns-repeated="2"/>
          <table:table-cell office:value-type="float" office:value="40.728" calcext:value-type="float">
            <text:p>40.728</text:p>
          </table:table-cell>
          <table:table-cell office:value-type="float" office:value="40.11" calcext:value-type="float">
            <text:p>40.11</text:p>
          </table:table-cell>
          <table:table-cell office:value-type="float" office:value="40.728" calcext:value-type="float">
            <text:p>40.728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1.209" calcext:value-type="float">
            <text:p>41.209</text:p>
          </table:table-cell>
          <table:table-cell table:formula="of:=[.D137]-[.H139]-[.J139]" office:value-type="float" office:value="58.739" calcext:value-type="float">
            <text:p>58.739</text:p>
          </table:table-cell>
        </table:table-row>
        <table:table-row table:style-name="ro1">
          <table:table-cell table:number-columns-repeated="2"/>
          <table:table-cell office:value-type="float" office:value="41.411" calcext:value-type="float">
            <text:p>41.411</text:p>
          </table:table-cell>
          <table:table-cell office:value-type="float" office:value="111.841" calcext:value-type="float">
            <text:p>111.841</text:p>
          </table:table-cell>
          <table:table-cell table:number-columns-repeated="2"/>
          <table:table-cell office:value-type="float" office:value="40.973" calcext:value-type="float">
            <text:p>40.973</text:p>
          </table:table-cell>
          <table:table-cell office:value-type="float" office:value="40.11" calcext:value-type="float">
            <text:p>40.11</text:p>
          </table:table-cell>
          <table:table-cell office:value-type="float" office:value="40.973" calcext:value-type="float">
            <text:p>40.973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1.411" calcext:value-type="float">
            <text:p>41.411</text:p>
          </table:table-cell>
          <table:table-cell table:formula="of:=[.D138]-[.H140]-[.J140]" office:value-type="float" office:value="58.371" calcext:value-type="float">
            <text:p>58.371</text:p>
          </table:table-cell>
        </table:table-row>
        <table:table-row table:style-name="ro1">
          <table:table-cell table:number-columns-repeated="2"/>
          <table:table-cell office:value-type="float" office:value="41.651" calcext:value-type="float">
            <text:p>41.651</text:p>
          </table:table-cell>
          <table:table-cell office:value-type="float" office:value="111.485" calcext:value-type="float">
            <text:p>111.485</text:p>
          </table:table-cell>
          <table:table-cell table:number-columns-repeated="2"/>
          <table:table-cell office:value-type="float" office:value="41.209" calcext:value-type="float">
            <text:p>41.209</text:p>
          </table:table-cell>
          <table:table-cell office:value-type="float" office:value="40.639" calcext:value-type="float">
            <text:p>40.639</text:p>
          </table:table-cell>
          <table:table-cell office:value-type="float" office:value="41.209" calcext:value-type="float">
            <text:p>41.209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1.651" calcext:value-type="float">
            <text:p>41.651</text:p>
          </table:table-cell>
          <table:table-cell table:formula="of:=[.D139]-[.H141]-[.J141]" office:value-type="float" office:value="57.647" calcext:value-type="float">
            <text:p>57.647</text:p>
          </table:table-cell>
        </table:table-row>
        <table:table-row table:style-name="ro1">
          <table:table-cell table:number-columns-repeated="2"/>
          <table:table-cell office:value-type="float" office:value="41.866" calcext:value-type="float">
            <text:p>41.866</text:p>
          </table:table-cell>
          <table:table-cell office:value-type="float" office:value="111.052" calcext:value-type="float">
            <text:p>111.052</text:p>
          </table:table-cell>
          <table:table-cell table:number-columns-repeated="2"/>
          <table:table-cell office:value-type="float" office:value="41.411" calcext:value-type="float">
            <text:p>41.411</text:p>
          </table:table-cell>
          <table:table-cell office:value-type="float" office:value="40.992" calcext:value-type="float">
            <text:p>40.992</text:p>
          </table:table-cell>
          <table:table-cell office:value-type="float" office:value="41.411" calcext:value-type="float">
            <text:p>41.411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1.866" calcext:value-type="float">
            <text:p>41.866</text:p>
          </table:table-cell>
          <table:table-cell table:formula="of:=[.D140]-[.H142]-[.J142]" office:value-type="float" office:value="57.214" calcext:value-type="float">
            <text:p>57.214</text:p>
          </table:table-cell>
        </table:table-row>
        <table:table-row table:style-name="ro1">
          <table:table-cell table:number-columns-repeated="2"/>
          <table:table-cell office:value-type="float" office:value="42.052" calcext:value-type="float">
            <text:p>42.052</text:p>
          </table:table-cell>
          <table:table-cell office:value-type="float" office:value="110.694" calcext:value-type="float">
            <text:p>110.694</text:p>
          </table:table-cell>
          <table:table-cell table:number-columns-repeated="2"/>
          <table:table-cell office:value-type="float" office:value="41.651" calcext:value-type="float">
            <text:p>41.651</text:p>
          </table:table-cell>
          <table:table-cell office:value-type="float" office:value="41.36" calcext:value-type="float">
            <text:p>41.36</text:p>
          </table:table-cell>
          <table:table-cell office:value-type="float" office:value="41.651" calcext:value-type="float">
            <text:p>41.651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2.052" calcext:value-type="float">
            <text:p>42.052</text:p>
          </table:table-cell>
          <table:table-cell table:formula="of:=[.D141]-[.H143]-[.J143]" office:value-type="float" office:value="56.764" calcext:value-type="float">
            <text:p>56.764</text:p>
          </table:table-cell>
        </table:table-row>
        <table:table-row table:style-name="ro1">
          <table:table-cell table:number-columns-repeated="2"/>
          <table:table-cell office:value-type="float" office:value="42.272" calcext:value-type="float">
            <text:p>42.272</text:p>
          </table:table-cell>
          <table:table-cell office:value-type="float" office:value="110.515" calcext:value-type="float">
            <text:p>110.515</text:p>
          </table:table-cell>
          <table:table-cell table:number-columns-repeated="2"/>
          <table:table-cell office:value-type="float" office:value="41.866" calcext:value-type="float">
            <text:p>41.866</text:p>
          </table:table-cell>
          <table:table-cell office:value-type="float" office:value="41.36" calcext:value-type="float">
            <text:p>41.36</text:p>
          </table:table-cell>
          <table:table-cell office:value-type="float" office:value="41.866" calcext:value-type="float">
            <text:p>41.866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2.272" calcext:value-type="float">
            <text:p>42.272</text:p>
          </table:table-cell>
          <table:table-cell table:formula="of:=[.D142]-[.H144]-[.J144]" office:value-type="float" office:value="56.401" calcext:value-type="float">
            <text:p>56.401</text:p>
          </table:table-cell>
        </table:table-row>
        <table:table-row table:style-name="ro1">
          <table:table-cell table:number-columns-repeated="2"/>
          <table:table-cell office:value-type="float" office:value="42.552" calcext:value-type="float">
            <text:p>42.552</text:p>
          </table:table-cell>
          <table:table-cell office:value-type="float" office:value="110.255" calcext:value-type="float">
            <text:p>110.255</text:p>
          </table:table-cell>
          <table:table-cell table:number-columns-repeated="2"/>
          <table:table-cell office:value-type="float" office:value="42.052" calcext:value-type="float">
            <text:p>42.052</text:p>
          </table:table-cell>
          <table:table-cell office:value-type="float" office:value="41.452" calcext:value-type="float">
            <text:p>41.452</text:p>
          </table:table-cell>
          <table:table-cell office:value-type="float" office:value="42.052" calcext:value-type="float">
            <text:p>42.052</text:p>
          </table:table-cell>
          <table:table-cell office:value-type="float" office:value="12.478" calcext:value-type="float">
            <text:p>12.478</text:p>
          </table:table-cell>
          <table:table-cell table:number-columns-repeated="2"/>
          <table:table-cell office:value-type="float" office:value="42.552" calcext:value-type="float">
            <text:p>42.552</text:p>
          </table:table-cell>
          <table:table-cell table:formula="of:=[.D143]-[.H145]-[.J145]" office:value-type="float" office:value="56.018" calcext:value-type="float">
            <text:p>56.018</text:p>
          </table:table-cell>
        </table:table-row>
        <table:table-row table:style-name="ro1">
          <table:table-cell table:number-columns-repeated="2"/>
          <table:table-cell office:value-type="float" office:value="42.763" calcext:value-type="float">
            <text:p>42.763</text:p>
          </table:table-cell>
          <table:table-cell office:value-type="float" office:value="110.242" calcext:value-type="float">
            <text:p>110.242</text:p>
          </table:table-cell>
          <table:table-cell table:number-columns-repeated="2"/>
          <table:table-cell office:value-type="float" office:value="42.272" calcext:value-type="float">
            <text:p>42.272</text:p>
          </table:table-cell>
          <table:table-cell office:value-type="float" office:value="41.812" calcext:value-type="float">
            <text:p>41.812</text:p>
          </table:table-cell>
          <table:table-cell office:value-type="float" office:value="42.272" calcext:value-type="float">
            <text:p>42.272</text:p>
          </table:table-cell>
          <table:table-cell office:value-type="float" office:value="12.302" calcext:value-type="float">
            <text:p>12.302</text:p>
          </table:table-cell>
          <table:table-cell table:number-columns-repeated="2"/>
          <table:table-cell office:value-type="float" office:value="42.763" calcext:value-type="float">
            <text:p>42.763</text:p>
          </table:table-cell>
          <table:table-cell table:formula="of:=[.D144]-[.H146]-[.J146]" office:value-type="float" office:value="55.636" calcext:value-type="float">
            <text:p>55.636</text:p>
          </table:table-cell>
        </table:table-row>
        <table:table-row table:style-name="ro1">
          <table:table-cell table:number-columns-repeated="2"/>
          <table:table-cell office:value-type="float" office:value="42.95" calcext:value-type="float">
            <text:p>42.95</text:p>
          </table:table-cell>
          <table:table-cell office:value-type="float" office:value="109.926" calcext:value-type="float">
            <text:p>109.926</text:p>
          </table:table-cell>
          <table:table-cell table:number-columns-repeated="2"/>
          <table:table-cell office:value-type="float" office:value="42.552" calcext:value-type="float">
            <text:p>42.552</text:p>
          </table:table-cell>
          <table:table-cell office:value-type="float" office:value="41.935" calcext:value-type="float">
            <text:p>41.935</text:p>
          </table:table-cell>
          <table:table-cell office:value-type="float" office:value="42.552" calcext:value-type="float">
            <text:p>42.552</text:p>
          </table:table-cell>
          <table:table-cell office:value-type="float" office:value="12.302" calcext:value-type="float">
            <text:p>12.302</text:p>
          </table:table-cell>
          <table:table-cell table:number-columns-repeated="2"/>
          <table:table-cell office:value-type="float" office:value="42.95" calcext:value-type="float">
            <text:p>42.95</text:p>
          </table:table-cell>
          <table:table-cell table:formula="of:=[.D145]-[.H147]-[.J147]" office:value-type="float" office:value="55.129" calcext:value-type="float">
            <text:p>55.129</text:p>
          </table:table-cell>
        </table:table-row>
        <table:table-row table:style-name="ro1">
          <table:table-cell table:number-columns-repeated="2"/>
          <table:table-cell office:value-type="float" office:value="43.235" calcext:value-type="float">
            <text:p>43.235</text:p>
          </table:table-cell>
          <table:table-cell office:value-type="float" office:value="108.8" calcext:value-type="float">
            <text:p>108.8</text:p>
          </table:table-cell>
          <table:table-cell table:number-columns-repeated="2"/>
          <table:table-cell office:value-type="float" office:value="42.763" calcext:value-type="float">
            <text:p>42.763</text:p>
          </table:table-cell>
          <table:table-cell office:value-type="float" office:value="42.304" calcext:value-type="float">
            <text:p>42.304</text:p>
          </table:table-cell>
          <table:table-cell office:value-type="float" office:value="42.763" calcext:value-type="float">
            <text:p>42.763</text:p>
          </table:table-cell>
          <table:table-cell office:value-type="float" office:value="12.302" calcext:value-type="float">
            <text:p>12.302</text:p>
          </table:table-cell>
          <table:table-cell table:number-columns-repeated="2"/>
          <table:table-cell office:value-type="float" office:value="43.235" calcext:value-type="float">
            <text:p>43.235</text:p>
          </table:table-cell>
          <table:table-cell table:formula="of:=[.D146]-[.H148]-[.J148]" office:value-type="float" office:value="53.458" calcext:value-type="float">
            <text:p>53.458</text:p>
          </table:table-cell>
        </table:table-row>
        <table:table-row table:style-name="ro1">
          <table:table-cell table:number-columns-repeated="2"/>
          <table:table-cell office:value-type="float" office:value="43.422" calcext:value-type="float">
            <text:p>43.422</text:p>
          </table:table-cell>
          <table:table-cell office:value-type="float" office:value="108.407" calcext:value-type="float">
            <text:p>108.407</text:p>
          </table:table-cell>
          <table:table-cell table:number-columns-repeated="2"/>
          <table:table-cell office:value-type="float" office:value="42.95" calcext:value-type="float">
            <text:p>42.95</text:p>
          </table:table-cell>
          <table:table-cell office:value-type="float" office:value="42.487" calcext:value-type="float">
            <text:p>42.487</text:p>
          </table:table-cell>
          <table:table-cell office:value-type="float" office:value="42.95" calcext:value-type="float">
            <text:p>42.95</text:p>
          </table:table-cell>
          <table:table-cell office:value-type="float" office:value="12.31" calcext:value-type="float">
            <text:p>12.31</text:p>
          </table:table-cell>
          <table:table-cell table:number-columns-repeated="2"/>
          <table:table-cell office:value-type="float" office:value="43.422" calcext:value-type="float">
            <text:p>43.422</text:p>
          </table:table-cell>
          <table:table-cell table:formula="of:=[.D147]-[.H149]-[.J149]" office:value-type="float" office:value="53.064" calcext:value-type="float">
            <text:p>53.064</text:p>
          </table:table-cell>
        </table:table-row>
        <table:table-row table:style-name="ro1">
          <table:table-cell table:number-columns-repeated="2"/>
          <table:table-cell office:value-type="float" office:value="43.621" calcext:value-type="float">
            <text:p>43.621</text:p>
          </table:table-cell>
          <table:table-cell office:value-type="float" office:value="108.253" calcext:value-type="float">
            <text:p>108.253</text:p>
          </table:table-cell>
          <table:table-cell table:number-columns-repeated="2"/>
          <table:table-cell office:value-type="float" office:value="43.235" calcext:value-type="float">
            <text:p>43.235</text:p>
          </table:table-cell>
          <table:table-cell office:value-type="float" office:value="43.032" calcext:value-type="float">
            <text:p>43.032</text:p>
          </table:table-cell>
          <table:table-cell office:value-type="float" office:value="43.235" calcext:value-type="float">
            <text:p>43.235</text:p>
          </table:table-cell>
          <table:table-cell office:value-type="float" office:value="12.31" calcext:value-type="float">
            <text:p>12.31</text:p>
          </table:table-cell>
          <table:table-cell table:number-columns-repeated="2"/>
          <table:table-cell office:value-type="float" office:value="43.621" calcext:value-type="float">
            <text:p>43.621</text:p>
          </table:table-cell>
          <table:table-cell table:formula="of:=[.D148]-[.H150]-[.J150]" office:value-type="float" office:value="52.543" calcext:value-type="float">
            <text:p>52.543</text:p>
          </table:table-cell>
        </table:table-row>
        <table:table-row table:style-name="ro1">
          <table:table-cell table:number-columns-repeated="2"/>
          <table:table-cell office:value-type="float" office:value="43.905" calcext:value-type="float">
            <text:p>43.905</text:p>
          </table:table-cell>
          <table:table-cell office:value-type="float" office:value="107.973" calcext:value-type="float">
            <text:p>107.973</text:p>
          </table:table-cell>
          <table:table-cell table:number-columns-repeated="2"/>
          <table:table-cell office:value-type="float" office:value="43.422" calcext:value-type="float">
            <text:p>43.422</text:p>
          </table:table-cell>
          <table:table-cell office:value-type="float" office:value="43.217" calcext:value-type="float">
            <text:p>43.217</text:p>
          </table:table-cell>
          <table:table-cell office:value-type="float" office:value="43.422" calcext:value-type="float">
            <text:p>43.422</text:p>
          </table:table-cell>
          <table:table-cell office:value-type="float" office:value="12.126" calcext:value-type="float">
            <text:p>12.126</text:p>
          </table:table-cell>
          <table:table-cell table:number-columns-repeated="2"/>
          <table:table-cell office:value-type="float" office:value="43.905" calcext:value-type="float">
            <text:p>43.905</text:p>
          </table:table-cell>
          <table:table-cell table:formula="of:=[.D149]-[.H151]-[.J151]" office:value-type="float" office:value="52.158" calcext:value-type="float">
            <text:p>52.158</text:p>
          </table:table-cell>
        </table:table-row>
        <table:table-row table:style-name="ro1">
          <table:table-cell table:number-columns-repeated="2"/>
          <table:table-cell office:value-type="float" office:value="44.062" calcext:value-type="float">
            <text:p>44.062</text:p>
          </table:table-cell>
          <table:table-cell office:value-type="float" office:value="107.969" calcext:value-type="float">
            <text:p>107.969</text:p>
          </table:table-cell>
          <table:table-cell table:number-columns-repeated="2"/>
          <table:table-cell office:value-type="float" office:value="43.621" calcext:value-type="float">
            <text:p>43.621</text:p>
          </table:table-cell>
          <table:table-cell office:value-type="float" office:value="43.577" calcext:value-type="float">
            <text:p>43.577</text:p>
          </table:table-cell>
          <table:table-cell office:value-type="float" office:value="43.621" calcext:value-type="float">
            <text:p>43.621</text:p>
          </table:table-cell>
          <table:table-cell office:value-type="float" office:value="12.133" calcext:value-type="float">
            <text:p>12.133</text:p>
          </table:table-cell>
          <table:table-cell table:number-columns-repeated="2"/>
          <table:table-cell office:value-type="float" office:value="44.062" calcext:value-type="float">
            <text:p>44.062</text:p>
          </table:table-cell>
          <table:table-cell table:formula="of:=[.D150]-[.H152]-[.J152]" office:value-type="float" office:value="52.053" calcext:value-type="float">
            <text:p>52.053</text:p>
          </table:table-cell>
        </table:table-row>
        <table:table-row table:style-name="ro1">
          <table:table-cell table:number-columns-repeated="2"/>
          <table:table-cell office:value-type="float" office:value="44.347" calcext:value-type="float">
            <text:p>44.347</text:p>
          </table:table-cell>
          <table:table-cell office:value-type="float" office:value="107.521" calcext:value-type="float">
            <text:p>107.521</text:p>
          </table:table-cell>
          <table:table-cell table:number-columns-repeated="2"/>
          <table:table-cell office:value-type="float" office:value="43.905" calcext:value-type="float">
            <text:p>43.905</text:p>
          </table:table-cell>
          <table:table-cell office:value-type="float" office:value="43.865" calcext:value-type="float">
            <text:p>43.865</text:p>
          </table:table-cell>
          <table:table-cell office:value-type="float" office:value="43.905" calcext:value-type="float">
            <text:p>43.905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44.347" calcext:value-type="float">
            <text:p>44.347</text:p>
          </table:table-cell>
          <table:table-cell table:formula="of:=[.D151]-[.H153]-[.J153]" office:value-type="float" office:value="51.428" calcext:value-type="float">
            <text:p>51.428</text:p>
          </table:table-cell>
        </table:table-row>
        <table:table-row table:style-name="ro1">
          <table:table-cell table:number-columns-repeated="6"/>
          <table:table-cell office:value-type="float" office:value="44.062" calcext:value-type="float">
            <text:p>44.062</text:p>
          </table:table-cell>
          <table:table-cell office:value-type="float" office:value="44.048" calcext:value-type="float">
            <text:p>44.048</text:p>
          </table:table-cell>
          <table:table-cell office:value-type="float" office:value="44.062" calcext:value-type="float">
            <text:p>44.062</text:p>
          </table:table-cell>
          <table:table-cell office:value-type="float" office:value="11.868" calcext:value-type="float">
            <text:p>11.86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4.347" calcext:value-type="float">
            <text:p>44.347</text:p>
          </table:table-cell>
          <table:table-cell office:value-type="float" office:value="44.409" calcext:value-type="float">
            <text:p>44.409</text:p>
          </table:table-cell>
          <table:table-cell office:value-type="float" office:value="44.347" calcext:value-type="float">
            <text:p>44.347</text:p>
          </table:table-cell>
          <table:table-cell office:value-type="float" office:value="11.684" calcext:value-type="float">
            <text:p>11.684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7814 LCM AB</text:p>
          </table:table-cell>
          <table:table-cell/>
          <table:table-cell office:value-type="string" calcext:value-type="string">
            <text:p>n7814 LCM XS</text:p>
          </table:table-cell>
          <table:table-cell/>
          <table:table-cell office:value-type="string" calcext:value-type="string">
            <text:p>n7814 Gas</text:p>
          </table:table-cell>
          <table:table-cell/>
          <table:table-cell office:value-type="string" calcext:value-type="string">
            <text:p>n7814 Bulge</text:p>
          </table:table-cell>
          <table:table-cell/>
          <table:table-cell office:value-type="string" calcext:value-type="string">
            <text:p>n7814 Calculated Disk Ab</text:p>
          </table:table-cell>
          <table:table-cell/>
          <table:table-cell office:value-type="string" calcext:value-type="string">
            <text:p>N7814 Calculated Disk XS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office:value-type="float" office:value="265.908" calcext:value-type="float">
            <text:p>265.908</text:p>
          </table:table-cell>
          <table:table-cell office:value-type="float" office:value="0.639" calcext:value-type="float">
            <text:p>0.639</text:p>
          </table:table-cell>
          <table:table-cell office:value-type="float" office:value="261.564" calcext:value-type="float">
            <text:p>261.564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248.624" calcext:value-type="float">
            <text:p>248.624</text:p>
          </table:table-cell>
          <table:table-cell office:value-type="float" office:value="0.639" calcext:value-type="float">
            <text:p>0.639</text:p>
          </table:table-cell>
          <table:table-cell table:formula="of:=SQRT([.D158]*[.D158]-[.H164]*[.H164]-[.J164]*[.J164])" office:value-type="float" office:value="65.4354346130597" calcext:value-type="float">
            <text:p>65.4354346131</text:p>
          </table:table-cell>
          <table:table-cell office:value-type="float" office:value="0.639" calcext:value-type="float">
            <text:p>0.639</text:p>
          </table:table-cell>
          <table:table-cell table:formula="of:=SQRT([.F158]*[.F158]-[.H164]*[.H164]-[.J164]*[.J164])" office:value-type="float" office:value="44.6145462265394" calcext:value-type="float">
            <text:p>44.6145462265</text:p>
          </table:table-cell>
        </table:table-row>
        <table:table-row table:style-name="ro1">
          <table:table-cell table:number-columns-repeated="2"/>
          <table:table-cell office:value-type="float" office:value="1.709" calcext:value-type="float">
            <text:p>1.709</text:p>
          </table:table-cell>
          <table:table-cell office:value-type="float" office:value="243.751" calcext:value-type="float">
            <text:p>243.751</text:p>
          </table:table-cell>
          <table:table-cell office:value-type="float" office:value="1.709" calcext:value-type="float">
            <text:p>1.709</text:p>
          </table:table-cell>
          <table:table-cell office:value-type="float" office:value="241.343" calcext:value-type="float">
            <text:p>241.34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.709" calcext:value-type="float">
            <text:p>1.709</text:p>
          </table:table-cell>
          <table:table-cell table:formula="of:=SQRT([.D159]*[.D159]-[.H165]*[.H165]-[.J165]*[.J165])" office:value-type="float" office:value="69.4018714228946" calcext:value-type="float">
            <text:p>69.4018714229</text:p>
          </table:table-cell>
          <table:table-cell office:value-type="float" office:value="1.709" calcext:value-type="float">
            <text:p>1.709</text:p>
          </table:table-cell>
          <table:table-cell table:formula="of:=SQRT([.F159]*[.F159]-[.H165]*[.H165]-[.J165]*[.J165])" office:value-type="float" office:value="60.4029254672321" calcext:value-type="float">
            <text:p>60.4029254672</text:p>
          </table:table-cell>
        </table:table-row>
        <table:table-row table:style-name="ro1">
          <table:table-cell table:number-columns-repeated="2"/>
          <table:table-cell office:value-type="float" office:value="2.834" calcext:value-type="float">
            <text:p>2.834</text:p>
          </table:table-cell>
          <table:table-cell office:value-type="float" office:value="222.063" calcext:value-type="float">
            <text:p>222.063</text:p>
          </table:table-cell>
          <table:table-cell office:value-type="float" office:value="2.834" calcext:value-type="float">
            <text:p>2.834</text:p>
          </table:table-cell>
          <table:table-cell office:value-type="float" office:value="213.908" calcext:value-type="float">
            <text:p>213.908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office:value-type="float" office:value="253.177" calcext:value-type="float">
            <text:p>253.177</text:p>
          </table:table-cell>
          <table:table-cell office:value-type="float" office:value="2.834" calcext:value-type="float">
            <text:p>2.834</text:p>
          </table:table-cell>
          <table:table-cell table:formula="of:=SQRT([.D160]*[.D160]-[.H166]*[.H166]-[.J166]*[.J166])" office:value-type="float" office:value="69.5422067524463" calcext:value-type="float">
            <text:p>69.5422067524</text:p>
          </table:table-cell>
          <table:table-cell office:value-type="float" office:value="2.834" calcext:value-type="float">
            <text:p>2.834</text:p>
          </table:table-cell>
          <table:table-cell table:formula="of:=SQRT([.F160]*[.F160]-[.H166]*[.H166]-[.J166]*[.J166])" office:value-type="float" office:value="35.7879171648755" calcext:value-type="float">
            <text:p>35.7879171649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.96</text:p>
          </table:table-cell>
          <table:table-cell office:value-type="float" office:value="216.726" calcext:value-type="float">
            <text:p>216.726</text:p>
          </table:table-cell>
          <table:table-cell office:value-type="float" office:value="3.96" calcext:value-type="float">
            <text:p>3.96</text:p>
          </table:table-cell>
          <table:table-cell office:value-type="float" office:value="204.258" calcext:value-type="float">
            <text:p>204.258</text:p>
          </table:table-cell>
          <table:table-cell office:value-type="float" office:value="0.337" calcext:value-type="float">
            <text:p>0.337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office:value-type="float" office:value="254.478" calcext:value-type="float">
            <text:p>254.478</text:p>
          </table:table-cell>
          <table:table-cell office:value-type="float" office:value="3.96" calcext:value-type="float">
            <text:p>3.96</text:p>
          </table:table-cell>
          <table:table-cell table:formula="of:=SQRT([.D161]*[.D161]-[.H167]*[.H167]-[.J167]*[.J167])" office:value-type="float" office:value="99.2237239373729" calcext:value-type="float">
            <text:p>99.2237239374</text:p>
          </table:table-cell>
          <table:table-cell office:value-type="float" office:value="3.96" calcext:value-type="float">
            <text:p>3.96</text:p>
          </table:table-cell>
          <table:table-cell table:formula="of:=SQRT([.F161]*[.F161]-[.H167]*[.H167]-[.J167]*[.J167])" office:value-type="float" office:value="67.797631817048" calcext:value-type="float">
            <text:p>67.797631817</text:p>
          </table:table-cell>
        </table:table-row>
        <table:table-row table:style-name="ro1">
          <table:table-cell table:number-columns-repeated="2"/>
          <table:table-cell office:value-type="float" office:value="5.085" calcext:value-type="float">
            <text:p>5.085</text:p>
          </table:table-cell>
          <table:table-cell office:value-type="float" office:value="217.378" calcext:value-type="float">
            <text:p>217.378</text:p>
          </table:table-cell>
          <table:table-cell office:value-type="float" office:value="5.085" calcext:value-type="float">
            <text:p>5.085</text:p>
          </table:table-cell>
          <table:table-cell office:value-type="float" office:value="199.033" calcext:value-type="float">
            <text:p>199.033</text:p>
          </table:table-cell>
          <table:table-cell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255.779" calcext:value-type="float">
            <text:p>255.779</text:p>
          </table:table-cell>
          <table:table-cell office:value-type="float" office:value="5.085" calcext:value-type="float">
            <text:p>5.085</text:p>
          </table:table-cell>
          <table:table-cell table:formula="of:=SQRT([.D162]*[.D162]-[.H168]*[.H168]-[.J168]*[.J168])" office:value-type="float" office:value="124.251391118973" calcext:value-type="float">
            <text:p>124.251391119</text:p>
          </table:table-cell>
          <table:table-cell office:value-type="float" office:value="5.085" calcext:value-type="float">
            <text:p>5.085</text:p>
          </table:table-cell>
          <table:table-cell table:formula="of:=SQRT([.F162]*[.F162]-[.H168]*[.H168]-[.J168]*[.J168])" office:value-type="float" office:value="88.3139196276555" calcext:value-type="float">
            <text:p>88.3139196277</text:p>
          </table:table-cell>
        </table:table-row>
        <table:table-row table:style-name="ro1">
          <table:table-cell table:number-columns-repeated="2"/>
          <table:table-cell office:value-type="float" office:value="6.238" calcext:value-type="float">
            <text:p>6.238</text:p>
          </table:table-cell>
          <table:table-cell office:value-type="float" office:value="212.508" calcext:value-type="float">
            <text:p>212.508</text:p>
          </table:table-cell>
          <table:table-cell office:value-type="float" office:value="6.238" calcext:value-type="float">
            <text:p>6.238</text:p>
          </table:table-cell>
          <table:table-cell office:value-type="float" office:value="194.293" calcext:value-type="float">
            <text:p>194.293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257.731" calcext:value-type="float">
            <text:p>257.731</text:p>
          </table:table-cell>
          <table:table-cell office:value-type="float" office:value="6.238" calcext:value-type="float">
            <text:p>6.238</text:p>
          </table:table-cell>
          <table:table-cell table:formula="of:=SQRT([.D163]*[.D163]-[.H169]*[.H169]-[.J169]*[.J169])" office:value-type="float" office:value="131.850282085402" calcext:value-type="float">
            <text:p>131.8502820854</text:p>
          </table:table-cell>
          <table:table-cell office:value-type="float" office:value="6.238" calcext:value-type="float">
            <text:p>6.238</text:p>
          </table:table-cell>
          <table:table-cell table:formula="of:=SQRT([.F163]*[.F163]-[.H169]*[.H169]-[.J169]*[.J169])" office:value-type="float" office:value="99.8730027134461" calcext:value-type="float">
            <text:p>99.8730027134</text:p>
          </table:table-cell>
        </table:table-row>
        <table:table-row table:style-name="ro1">
          <table:table-cell table:number-columns-repeated="2"/>
          <table:table-cell office:value-type="float" office:value="7.363" calcext:value-type="float">
            <text:p>7.363</text:p>
          </table:table-cell>
          <table:table-cell office:value-type="float" office:value="211.411" calcext:value-type="float">
            <text:p>211.411</text:p>
          </table:table-cell>
          <table:table-cell office:value-type="float" office:value="7.363" calcext:value-type="float">
            <text:p>7.363</text:p>
          </table:table-cell>
          <table:table-cell office:value-type="float" office:value="187.775" calcext:value-type="float">
            <text:p>187.775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257.731" calcext:value-type="float">
            <text:p>257.731</text:p>
          </table:table-cell>
          <table:table-cell office:value-type="float" office:value="7.363" calcext:value-type="float">
            <text:p>7.363</text:p>
          </table:table-cell>
          <table:table-cell table:formula="of:=SQRT([.D164]*[.D164]-[.H170]*[.H170]-[.J170]*[.J170])" office:value-type="float" office:value="141.694441387092" calcext:value-type="float">
            <text:p>141.6944413871</text:p>
          </table:table-cell>
          <table:table-cell office:value-type="float" office:value="7.363" calcext:value-type="float">
            <text:p>7.363</text:p>
          </table:table-cell>
          <table:table-cell table:formula="of:=SQRT([.F164]*[.F164]-[.H170]*[.H170]-[.J170]*[.J170])" office:value-type="float" office:value="103.160818259647" calcext:value-type="float">
            <text:p>103.1608182596</text:p>
          </table:table-cell>
        </table:table-row>
        <table:table-row table:style-name="ro1">
          <table:table-cell table:number-columns-repeated="2"/>
          <table:table-cell office:value-type="float" office:value="8.489" calcext:value-type="float">
            <text:p>8.489</text:p>
          </table:table-cell>
          <table:table-cell office:value-type="float" office:value="207.107" calcext:value-type="float">
            <text:p>207.107</text:p>
          </table:table-cell>
          <table:table-cell office:value-type="float" office:value="8.489" calcext:value-type="float">
            <text:p>8.489</text:p>
          </table:table-cell>
          <table:table-cell office:value-type="float" office:value="180.031" calcext:value-type="float">
            <text:p>180.031</text:p>
          </table:table-cell>
          <table:table-cell office:value-type="float" office:value="1.709" calcext:value-type="float">
            <text:p>1.709</text:p>
          </table:table-cell>
          <table:table-cell office:value-type="float" office:value="0" calcext:value-type="float">
            <text:p>0</text:p>
          </table:table-cell>
          <table:table-cell office:value-type="float" office:value="1.709" calcext:value-type="float">
            <text:p>1.709</text:p>
          </table:table-cell>
          <table:table-cell office:value-type="float" office:value="233.662" calcext:value-type="float">
            <text:p>233.662</text:p>
          </table:table-cell>
          <table:table-cell office:value-type="float" office:value="8.489" calcext:value-type="float">
            <text:p>8.489</text:p>
          </table:table-cell>
          <table:table-cell table:formula="of:=SQRT([.D165]*[.D165]-[.H171]*[.H171]-[.J171]*[.J171])" office:value-type="float" office:value="144.299205372032" calcext:value-type="float">
            <text:p>144.299205372</text:p>
          </table:table-cell>
          <table:table-cell office:value-type="float" office:value="8.489" calcext:value-type="float">
            <text:p>8.489</text:p>
          </table:table-cell>
          <table:table-cell table:formula="of:=SQRT([.F165]*[.F165]-[.H171]*[.H171]-[.J171]*[.J171])" office:value-type="float" office:value="101.686342165504" calcext:value-type="float">
            <text:p>101.6863421655</text:p>
          </table:table-cell>
        </table:table-row>
        <table:table-row table:style-name="ro1">
          <table:table-cell table:number-columns-repeated="2"/>
          <table:table-cell office:value-type="float" office:value="9.641" calcext:value-type="float">
            <text:p>9.641</text:p>
          </table:table-cell>
          <table:table-cell office:value-type="float" office:value="205.254" calcext:value-type="float">
            <text:p>205.254</text:p>
          </table:table-cell>
          <table:table-cell office:value-type="float" office:value="9.641" calcext:value-type="float">
            <text:p>9.641</text:p>
          </table:table-cell>
          <table:table-cell office:value-type="float" office:value="164.964" calcext:value-type="float">
            <text:p>164.964</text:p>
          </table:table-cell>
          <table:table-cell office:value-type="float" office:value="2.834" calcext:value-type="float">
            <text:p>2.834</text:p>
          </table:table-cell>
          <table:table-cell office:value-type="float" office:value="0" calcext:value-type="float">
            <text:p>0</text:p>
          </table:table-cell>
          <table:table-cell office:value-type="float" office:value="2.834" calcext:value-type="float">
            <text:p>2.834</text:p>
          </table:table-cell>
          <table:table-cell office:value-type="float" office:value="210.893" calcext:value-type="float">
            <text:p>210.893</text:p>
          </table:table-cell>
          <table:table-cell office:value-type="float" office:value="9.641" calcext:value-type="float">
            <text:p>9.641</text:p>
          </table:table-cell>
          <table:table-cell table:formula="of:=SQRT([.D166]*[.D166]-[.H172]*[.H172]-[.J172]*[.J172])" office:value-type="float" office:value="148.415605389056" calcext:value-type="float">
            <text:p>148.4156053891</text:p>
          </table:table-cell>
          <table:table-cell office:value-type="float" office:value="9.641" calcext:value-type="float">
            <text:p>9.641</text:p>
          </table:table-cell>
          <table:table-cell table:formula="of:=SQRT([.F166]*[.F166]-[.H172]*[.H172]-[.J172]*[.J172])" office:value-type="float" office:value="84.3273899928131" calcext:value-type="float">
            <text:p>84.3273899928</text:p>
          </table:table-cell>
        </table:table-row>
        <table:table-row table:style-name="ro1">
          <table:table-cell table:number-columns-repeated="2"/>
          <table:table-cell office:value-type="float" office:value="10.794" calcext:value-type="float">
            <text:p>10.794</text:p>
          </table:table-cell>
          <table:table-cell office:value-type="float" office:value="201.603" calcext:value-type="float">
            <text:p>201.603</text:p>
          </table:table-cell>
          <table:table-cell office:value-type="float" office:value="10.794" calcext:value-type="float">
            <text:p>10.794</text:p>
          </table:table-cell>
          <table:table-cell office:value-type="float" office:value="155.419" calcext:value-type="float">
            <text:p>155.419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92.678" calcext:value-type="float">
            <text:p>192.678</text:p>
          </table:table-cell>
          <table:table-cell office:value-type="float" office:value="10.794" calcext:value-type="float">
            <text:p>10.794</text:p>
          </table:table-cell>
          <table:table-cell table:formula="of:=SQRT([.D167]*[.D167]-[.H173]*[.H173]-[.J173]*[.J173])" office:value-type="float" office:value="148.436659855307" calcext:value-type="float">
            <text:p>148.4366598553</text:p>
          </table:table-cell>
          <table:table-cell office:value-type="float" office:value="10.794" calcext:value-type="float">
            <text:p>10.794</text:p>
          </table:table-cell>
          <table:table-cell table:formula="of:=SQRT([.F167]*[.F167]-[.H173]*[.H173]-[.J173]*[.J173])" office:value-type="float" office:value="74.4629971260895" calcext:value-type="float">
            <text:p>74.4629971261</text:p>
          </table:table-cell>
        </table:table-row>
        <table:table-row table:style-name="ro1">
          <table:table-cell table:number-columns-repeated="2"/>
          <table:table-cell office:value-type="float" office:value="11.892" calcext:value-type="float">
            <text:p>11.892</text:p>
          </table:table-cell>
          <table:table-cell office:value-type="float" office:value="196.952" calcext:value-type="float">
            <text:p>196.952</text:p>
          </table:table-cell>
          <table:table-cell office:value-type="float" office:value="11.892" calcext:value-type="float">
            <text:p>11.892</text:p>
          </table:table-cell>
          <table:table-cell office:value-type="float" office:value="153.478" calcext:value-type="float">
            <text:p>153.478</text:p>
          </table:table-cell>
          <table:table-cell office:value-type="float" office:value="5.085" calcext:value-type="float">
            <text:p>5.085</text:p>
          </table:table-cell>
          <table:table-cell office:value-type="float" office:value="0" calcext:value-type="float">
            <text:p>0</text:p>
          </table:table-cell>
          <table:table-cell office:value-type="float" office:value="5.085" calcext:value-type="float">
            <text:p>5.085</text:p>
          </table:table-cell>
          <table:table-cell office:value-type="float" office:value="178.367" calcext:value-type="float">
            <text:p>178.367</text:p>
          </table:table-cell>
          <table:table-cell office:value-type="float" office:value="11.892" calcext:value-type="float">
            <text:p>11.892</text:p>
          </table:table-cell>
          <table:table-cell table:formula="of:=SQRT([.D168]*[.D168]-[.H174]*[.H174]-[.J174]*[.J174])" office:value-type="float" office:value="146.527178966907" calcext:value-type="float">
            <text:p>146.5271789669</text:p>
          </table:table-cell>
          <table:table-cell office:value-type="float" office:value="11.892" calcext:value-type="float">
            <text:p>11.892</text:p>
          </table:table-cell>
          <table:table-cell table:formula="of:=SQRT([.F168]*[.F168]-[.H174]*[.H174]-[.J174]*[.J174])" office:value-type="float" office:value="78.965944279797" calcext:value-type="float">
            <text:p>78.9659442798</text:p>
          </table:table-cell>
        </table:table-row>
        <table:table-row table:style-name="ro1">
          <table:table-cell table:number-columns-repeated="2"/>
          <table:table-cell office:value-type="float" office:value="13.017" calcext:value-type="float">
            <text:p>13.017</text:p>
          </table:table-cell>
          <table:table-cell office:value-type="float" office:value="196.175" calcext:value-type="float">
            <text:p>196.175</text:p>
          </table:table-cell>
          <table:table-cell office:value-type="float" office:value="13.017" calcext:value-type="float">
            <text:p>13.017</text:p>
          </table:table-cell>
          <table:table-cell office:value-type="float" office:value="143.771" calcext:value-type="float">
            <text:p>143.771</text:p>
          </table:table-cell>
          <table:table-cell office:value-type="float" office:value="6.238" calcext:value-type="float">
            <text:p>6.238</text:p>
          </table:table-cell>
          <table:table-cell office:value-type="float" office:value="0.773" calcext:value-type="float">
            <text:p>0.773</text:p>
          </table:table-cell>
          <table:table-cell office:value-type="float" office:value="6.238" calcext:value-type="float">
            <text:p>6.238</text:p>
          </table:table-cell>
          <table:table-cell office:value-type="float" office:value="166.657" calcext:value-type="float">
            <text:p>166.657</text:p>
          </table:table-cell>
          <table:table-cell office:value-type="float" office:value="13.017" calcext:value-type="float">
            <text:p>13.017</text:p>
          </table:table-cell>
          <table:table-cell table:formula="of:=SQRT([.D169]*[.D169]-[.H175]*[.H175]-[.J175]*[.J175])" office:value-type="float" office:value="149.893225347245" calcext:value-type="float">
            <text:p>149.8932253472</text:p>
          </table:table-cell>
          <table:table-cell office:value-type="float" office:value="13.017" calcext:value-type="float">
            <text:p>13.017</text:p>
          </table:table-cell>
          <table:table-cell table:formula="of:=SQRT([.F169]*[.F169]-[.H175]*[.H175]-[.J175]*[.J175])" office:value-type="float" office:value="68.2161917802511" calcext:value-type="float">
            <text:p>68.2161917803</text:p>
          </table:table-cell>
        </table:table-row>
        <table:table-row table:style-name="ro1">
          <table:table-cell table:number-columns-repeated="2"/>
          <table:table-cell office:value-type="float" office:value="14.143" calcext:value-type="float">
            <text:p>14.143</text:p>
          </table:table-cell>
          <table:table-cell office:value-type="float" office:value="194.096" calcext:value-type="float">
            <text:p>194.096</text:p>
          </table:table-cell>
          <table:table-cell office:value-type="float" office:value="14.143" calcext:value-type="float">
            <text:p>14.143</text:p>
          </table:table-cell>
          <table:table-cell office:value-type="float" office:value="138.813" calcext:value-type="float">
            <text:p>138.813</text:p>
          </table:table-cell>
          <table:table-cell office:value-type="float" office:value="7.363" calcext:value-type="float">
            <text:p>7.363</text:p>
          </table:table-cell>
          <table:table-cell office:value-type="float" office:value="0" calcext:value-type="float">
            <text:p>0</text:p>
          </table:table-cell>
          <table:table-cell office:value-type="float" office:value="7.363" calcext:value-type="float">
            <text:p>7.363</text:p>
          </table:table-cell>
          <table:table-cell office:value-type="float" office:value="156.899" calcext:value-type="float">
            <text:p>156.899</text:p>
          </table:table-cell>
          <table:table-cell office:value-type="float" office:value="14.143" calcext:value-type="float">
            <text:p>14.143</text:p>
          </table:table-cell>
          <table:table-cell table:formula="of:=SQRT([.D170]*[.D170]-[.H176]*[.H176]-[.J176]*[.J176])" office:value-type="float" office:value="151.076109120536" calcext:value-type="float">
            <text:p>151.0761091205</text:p>
          </table:table-cell>
          <table:table-cell office:value-type="float" office:value="14.143" calcext:value-type="float">
            <text:p>14.143</text:p>
          </table:table-cell>
          <table:table-cell table:formula="of:=SQRT([.F170]*[.F170]-[.H176]*[.H176]-[.J176]*[.J176])" office:value-type="float" office:value="66.4814447797278" calcext:value-type="float">
            <text:p>66.4814447797</text:p>
          </table:table-cell>
        </table:table-row>
        <table:table-row table:style-name="ro1">
          <table:table-cell table:number-columns-repeated="2"/>
          <table:table-cell office:value-type="float" office:value="15.295" calcext:value-type="float">
            <text:p>15.295</text:p>
          </table:table-cell>
          <table:table-cell office:value-type="float" office:value="192.814" calcext:value-type="float">
            <text:p>192.814</text:p>
          </table:table-cell>
          <table:table-cell office:value-type="float" office:value="15.295" calcext:value-type="float">
            <text:p>15.295</text:p>
          </table:table-cell>
          <table:table-cell office:value-type="float" office:value="134.44" calcext:value-type="float">
            <text:p>134.44</text:p>
          </table:table-cell>
          <table:table-cell office:value-type="float" office:value="8.489" calcext:value-type="float">
            <text:p>8.489</text:p>
          </table:table-cell>
          <table:table-cell office:value-type="float" office:value="5.977" calcext:value-type="float">
            <text:p>5.977</text:p>
          </table:table-cell>
          <table:table-cell office:value-type="float" office:value="8.489" calcext:value-type="float">
            <text:p>8.489</text:p>
          </table:table-cell>
          <table:table-cell office:value-type="float" office:value="148.443" calcext:value-type="float">
            <text:p>148.443</text:p>
          </table:table-cell>
          <table:table-cell office:value-type="float" office:value="15.295" calcext:value-type="float">
            <text:p>15.295</text:p>
          </table:table-cell>
          <table:table-cell table:formula="of:=SQRT([.D171]*[.D171]-[.H177]*[.H177]-[.J177]*[.J177])" office:value-type="float" office:value="152.154163620323" calcext:value-type="float">
            <text:p>152.1541636203</text:p>
          </table:table-cell>
          <table:table-cell office:value-type="float" office:value="15.295" calcext:value-type="float">
            <text:p>15.295</text:p>
          </table:table-cell>
          <table:table-cell table:formula="of:=SQRT([.F171]*[.F171]-[.H177]*[.H177]-[.J177]*[.J177])" office:value-type="float" office:value="63.6220442221091" calcext:value-type="float">
            <text:p>63.6220442221</text:p>
          </table:table-cell>
        </table:table-row>
        <table:table-row table:style-name="ro1">
          <table:table-cell table:number-columns-repeated="2"/>
          <table:table-cell office:value-type="float" office:value="16.421" calcext:value-type="float">
            <text:p>16.421</text:p>
          </table:table-cell>
          <table:table-cell office:value-type="float" office:value="190.599" calcext:value-type="float">
            <text:p>190.599</text:p>
          </table:table-cell>
          <table:table-cell office:value-type="float" office:value="16.421" calcext:value-type="float">
            <text:p>16.421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9.641" calcext:value-type="float">
            <text:p>9.641</text:p>
          </table:table-cell>
          <table:table-cell office:value-type="float" office:value="11.832" calcext:value-type="float">
            <text:p>11.832</text:p>
          </table:table-cell>
          <table:table-cell office:value-type="float" office:value="9.641" calcext:value-type="float">
            <text:p>9.641</text:p>
          </table:table-cell>
          <table:table-cell office:value-type="float" office:value="141.287" calcext:value-type="float">
            <text:p>141.287</text:p>
          </table:table-cell>
          <table:table-cell office:value-type="float" office:value="16.421" calcext:value-type="float">
            <text:p>16.421</text:p>
          </table:table-cell>
          <table:table-cell table:formula="of:=SQRT([.D172]*[.D172]-[.H178]*[.H178]-[.J178]*[.J178])" office:value-type="float" office:value="151.336259174727" calcext:value-type="float">
            <text:p>151.3362591747</text:p>
          </table:table-cell>
          <table:table-cell office:value-type="float" office:value="16.421" calcext:value-type="float">
            <text:p>16.421</text:p>
          </table:table-cell>
          <table:table-cell table:formula="of:=SQRT([.F172]*[.F172]-[.H178]*[.H178]-[.J178]*[.J178])" office:value-type="float" office:value="57.5684609921092" calcext:value-type="float">
            <text:p>57.5684609921</text:p>
          </table:table-cell>
        </table:table-row>
        <table:table-row table:style-name="ro1">
          <table:table-cell table:number-columns-repeated="2"/>
          <table:table-cell office:value-type="float" office:value="17.573" calcext:value-type="float">
            <text:p>17.573</text:p>
          </table:table-cell>
          <table:table-cell office:value-type="float" office:value="189.406" calcext:value-type="float">
            <text:p>189.406</text:p>
          </table:table-cell>
          <table:table-cell office:value-type="float" office:value="17.573" calcext:value-type="float">
            <text:p>17.573</text:p>
          </table:table-cell>
          <table:table-cell office:value-type="float" office:value="125.075" calcext:value-type="float">
            <text:p>125.075</text:p>
          </table:table-cell>
          <table:table-cell office:value-type="float" office:value="10.794" calcext:value-type="float">
            <text:p>10.794</text:p>
          </table:table-cell>
          <table:table-cell office:value-type="float" office:value="16.386" calcext:value-type="float">
            <text:p>16.386</text:p>
          </table:table-cell>
          <table:table-cell office:value-type="float" office:value="10.794" calcext:value-type="float">
            <text:p>10.794</text:p>
          </table:table-cell>
          <table:table-cell office:value-type="float" office:value="135.432" calcext:value-type="float">
            <text:p>135.432</text:p>
          </table:table-cell>
          <table:table-cell office:value-type="float" office:value="17.573" calcext:value-type="float">
            <text:p>17.573</text:p>
          </table:table-cell>
          <table:table-cell table:formula="of:=SQRT([.D173]*[.D173]-[.H179]*[.H179]-[.J179]*[.J179])" office:value-type="float" office:value="152.235791218754" calcext:value-type="float">
            <text:p>152.2357912188</text:p>
          </table:table-cell>
          <table:table-cell office:value-type="float" office:value="17.573" calcext:value-type="float">
            <text:p>17.573</text:p>
          </table:table-cell>
          <table:table-cell table:formula="of:=SQRT([.F173]*[.F173]-[.H179]*[.H179]-[.J179]*[.J179])" office:value-type="float" office:value="54.2665543129468" calcext:value-type="float">
            <text:p>54.2665543129</text:p>
          </table:table-cell>
        </table:table-row>
        <table:table-row table:style-name="ro1">
          <table:table-cell table:number-columns-repeated="2"/>
          <table:table-cell office:value-type="float" office:value="18.699" calcext:value-type="float">
            <text:p>18.699</text:p>
          </table:table-cell>
          <table:table-cell office:value-type="float" office:value="190.219" calcext:value-type="float">
            <text:p>190.219</text:p>
          </table:table-cell>
          <table:table-cell office:value-type="float" office:value="18.699" calcext:value-type="float">
            <text:p>18.699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.892" calcext:value-type="float">
            <text:p>11.892</text:p>
          </table:table-cell>
          <table:table-cell office:value-type="float" office:value="18.988" calcext:value-type="float">
            <text:p>18.988</text:p>
          </table:table-cell>
          <table:table-cell office:value-type="float" office:value="11.892" calcext:value-type="float">
            <text:p>11.892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18.699" calcext:value-type="float">
            <text:p>18.699</text:p>
          </table:table-cell>
          <table:table-cell table:formula="of:=SQRT([.D174]*[.D174]-[.H180]*[.H180]-[.J180]*[.J180])" office:value-type="float" office:value="155.53087351391" calcext:value-type="float">
            <text:p>155.5308735139</text:p>
          </table:table-cell>
          <table:table-cell office:value-type="float" office:value="18.699" calcext:value-type="float">
            <text:p>18.699</text:p>
          </table:table-cell>
          <table:table-cell table:formula="of:=SQRT([.F174]*[.F174]-[.H180]*[.H180]-[.J180]*[.J180])" office:value-type="float" office:value="28.332297030068" calcext:value-type="float">
            <text:p>28.3322970301</text:p>
          </table:table-cell>
        </table:table-row>
        <table:table-row table:style-name="ro1">
          <table:table-cell table:number-columns-repeated="2"/>
          <table:table-cell office:value-type="float" office:value="19.824" calcext:value-type="float">
            <text:p>19.824</text:p>
          </table:table-cell>
          <table:table-cell office:value-type="float" office:value="190.846" calcext:value-type="float">
            <text:p>190.846</text:p>
          </table:table-cell>
          <table:table-cell office:value-type="float" office:value="19.824" calcext:value-type="float">
            <text:p>19.824</text:p>
          </table:table-cell>
          <table:table-cell office:value-type="float" office:value="106.734" calcext:value-type="float">
            <text:p>106.734</text:p>
          </table:table-cell>
          <table:table-cell office:value-type="float" office:value="13.017" calcext:value-type="float">
            <text:p>13.017</text:p>
          </table:table-cell>
          <table:table-cell office:value-type="float" office:value="19.638" calcext:value-type="float">
            <text:p>19.638</text:p>
          </table:table-cell>
          <table:table-cell office:value-type="float" office:value="13.017" calcext:value-type="float">
            <text:p>13.017</text:p>
          </table:table-cell>
          <table:table-cell office:value-type="float" office:value="125.024" calcext:value-type="float">
            <text:p>125.024</text:p>
          </table:table-cell>
          <table:table-cell office:value-type="float" office:value="19.824" calcext:value-type="float">
            <text:p>19.824</text:p>
          </table:table-cell>
          <table:table-cell table:formula="of:=SQRT([.D175]*[.D175]-[.H181]*[.H181]-[.J181]*[.J181])" office:value-type="float" office:value="158.043804063937" calcext:value-type="float">
            <text:p>158.0438040639</text:p>
          </table:table-cell>
          <table:table-cell office:value-type="float" office:value="19.824" calcext:value-type="float">
            <text:p>19.824</text:p>
          </table:table-cell>
          <table:table-cell table:formula="of:=SQRT([.F175]*[.F175]-[.H181]*[.H181]-[.J181]*[.J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6"/>
          <table:table-cell office:value-type="float" office:value="14.143" calcext:value-type="float">
            <text:p>14.143</text:p>
          </table:table-cell>
          <table:table-cell office:value-type="float" office:value="18.337" calcext:value-type="float">
            <text:p>18.337</text:p>
          </table:table-cell>
          <table:table-cell office:value-type="float" office:value="14.143" calcext:value-type="float">
            <text:p>14.143</text:p>
          </table:table-cell>
          <table:table-cell office:value-type="float" office:value="120.47" calcext:value-type="float">
            <text:p>120.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.295" calcext:value-type="float">
            <text:p>15.295</text:p>
          </table:table-cell>
          <table:table-cell office:value-type="float" office:value="20.94" calcext:value-type="float">
            <text:p>20.94</text:p>
          </table:table-cell>
          <table:table-cell office:value-type="float" office:value="15.295" calcext:value-type="float">
            <text:p>15.295</text:p>
          </table:table-cell>
          <table:table-cell office:value-type="float" office:value="116.567" calcext:value-type="float">
            <text:p>116.56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.421" calcext:value-type="float">
            <text:p>16.421</text:p>
          </table:table-cell>
          <table:table-cell office:value-type="float" office:value="24.192" calcext:value-type="float">
            <text:p>24.192</text:p>
          </table:table-cell>
          <table:table-cell office:value-type="float" office:value="16.421" calcext:value-type="float">
            <text:p>16.421</text:p>
          </table:table-cell>
          <table:table-cell office:value-type="float" office:value="113.314" calcext:value-type="float">
            <text:p>113.31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7.573" calcext:value-type="float">
            <text:p>17.573</text:p>
          </table:table-cell>
          <table:table-cell office:value-type="float" office:value="24.192" calcext:value-type="float">
            <text:p>24.192</text:p>
          </table:table-cell>
          <table:table-cell office:value-type="float" office:value="17.573" calcext:value-type="float">
            <text:p>17.573</text:p>
          </table:table-cell>
          <table:table-cell office:value-type="float" office:value="110.062" calcext:value-type="float">
            <text:p>110.06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8.699" calcext:value-type="float">
            <text:p>18.699</text:p>
          </table:table-cell>
          <table:table-cell office:value-type="float" office:value="24.192" calcext:value-type="float">
            <text:p>24.192</text:p>
          </table:table-cell>
          <table:table-cell office:value-type="float" office:value="18.699" calcext:value-type="float">
            <text:p>18.699</text:p>
          </table:table-cell>
          <table:table-cell office:value-type="float" office:value="106.809" calcext:value-type="float">
            <text:p>106.80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9.824" calcext:value-type="float">
            <text:p>19.824</text:p>
          </table:table-cell>
          <table:table-cell office:value-type="float" office:value="24.192" calcext:value-type="float">
            <text:p>24.192</text:p>
          </table:table-cell>
          <table:table-cell office:value-type="float" office:value="19.824" calcext:value-type="float">
            <text:p>19.824</text:p>
          </table:table-cell>
          <table:table-cell office:value-type="float" office:value="104.207" calcext:value-type="float">
            <text:p>104.207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7793 LCM AB</text:p>
          </table:table-cell>
          <table:table-cell/>
          <table:table-cell office:value-type="string" calcext:value-type="string">
            <text:p>n7793 LCM XS</text:p>
          </table:table-cell>
          <table:table-cell/>
          <table:table-cell office:value-type="string" calcext:value-type="string">
            <text:p>n7793 Gas</text:p>
          </table:table-cell>
          <table:table-cell/>
          <table:table-cell office:value-type="string" calcext:value-type="string">
            <text:p>n7793 Calculated Disk AB</text:p>
          </table:table-cell>
          <table:table-cell/>
          <table:table-cell office:value-type="string" calcext:value-type="string">
            <text:p>n7793 Calculated Disk XS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89" calcext:value-type="float">
            <text:p>0.189</text:p>
          </table:table-cell>
          <table:table-cell office:value-type="float" office:value="24.2434" calcext:value-type="float">
            <text:p>24.2434</text:p>
          </table:table-cell>
          <table:table-cell office:value-type="float" office:value="0.189" calcext:value-type="float">
            <text:p>0.189</text:p>
          </table:table-cell>
          <table:table-cell office:value-type="float" office:value="24.4958" calcext:value-type="float">
            <text:p>24.4958</text:p>
          </table:table-cell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table:formula="of:=[.F185]-[.J185]" office:value-type="float" office:value="23.2434" calcext:value-type="float">
            <text:p>23.2434</text:p>
          </table:table-cell>
          <table:table-cell office:value-type="float" office:value="0.189" calcext:value-type="float">
            <text:p>0.189</text:p>
          </table:table-cell>
          <table:table-cell table:formula="of:=[.H185]-[.J185]" office:value-type="float" office:value="23.4958" calcext:value-type="float">
            <text:p>23.4958</text:p>
          </table:table-cell>
        </table:table-row>
        <table:table-row table:style-name="ro1">
          <table:table-cell table:number-columns-repeated="4"/>
          <table:table-cell office:value-type="float" office:value="0.353" calcext:value-type="float">
            <text:p>0.353</text:p>
          </table:table-cell>
          <table:table-cell office:value-type="float" office:value="38.3282" calcext:value-type="float">
            <text:p>38.3282</text:p>
          </table:table-cell>
          <table:table-cell office:value-type="float" office:value="0.353" calcext:value-type="float">
            <text:p>0.353</text:p>
          </table:table-cell>
          <table:table-cell office:value-type="float" office:value="38.7279" calcext:value-type="float">
            <text:p>38.7279</text:p>
          </table:table-cell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[.F186]-[.J186]" office:value-type="float" office:value="37.3282" calcext:value-type="float">
            <text:p>37.3282</text:p>
          </table:table-cell>
          <table:table-cell office:value-type="float" office:value="0.353" calcext:value-type="float">
            <text:p>0.353</text:p>
          </table:table-cell>
          <table:table-cell table:formula="of:=[.H186]-[.J186]" office:value-type="float" office:value="37.7279" calcext:value-type="float">
            <text:p>37.7279</text:p>
          </table:table-cell>
        </table:table-row>
        <table:table-row table:style-name="ro1">
          <table:table-cell table:number-columns-repeated="4"/>
          <table:table-cell office:value-type="float" office:value="0.516" calcext:value-type="float">
            <text:p>0.516</text:p>
          </table:table-cell>
          <table:table-cell office:value-type="float" office:value="48.4471" calcext:value-type="float">
            <text:p>48.4471</text:p>
          </table:table-cell>
          <table:table-cell office:value-type="float" office:value="0.516" calcext:value-type="float">
            <text:p>0.516</text:p>
          </table:table-cell>
          <table:table-cell office:value-type="float" office:value="48.9524" calcext:value-type="float">
            <text:p>48.9524</text:p>
          </table:table-cell>
          <table:table-cell office:value-type="float" office:value="0.516" calcext:value-type="float">
            <text:p>0.516</text:p>
          </table:table-cell>
          <table:table-cell office:value-type="float" office:value="1.2" calcext:value-type="float">
            <text:p>1.2</text:p>
          </table:table-cell>
          <table:table-cell office:value-type="float" office:value="0.516" calcext:value-type="float">
            <text:p>0.516</text:p>
          </table:table-cell>
          <table:table-cell table:formula="of:=[.F187]-[.J187]" office:value-type="float" office:value="47.2471" calcext:value-type="float">
            <text:p>47.2471</text:p>
          </table:table-cell>
          <table:table-cell office:value-type="float" office:value="0.516" calcext:value-type="float">
            <text:p>0.516</text:p>
          </table:table-cell>
          <table:table-cell table:formula="of:=[.H187]-[.J187]" office:value-type="float" office:value="47.7524" calcext:value-type="float">
            <text:p>47.7524</text:p>
          </table:table-cell>
        </table:table-row>
        <table:table-row table:style-name="ro1">
          <table:table-cell table:number-columns-repeated="4"/>
          <table:table-cell office:value-type="float" office:value="0.68" calcext:value-type="float">
            <text:p>0.68</text:p>
          </table:table-cell>
          <table:table-cell office:value-type="float" office:value="52.4493" calcext:value-type="float">
            <text:p>52.4493</text:p>
          </table:table-cell>
          <table:table-cell office:value-type="float" office:value="0.68" calcext:value-type="float">
            <text:p>0.68</text:p>
          </table:table-cell>
          <table:table-cell office:value-type="float" office:value="52.9953" calcext:value-type="float">
            <text:p>52.9953</text:p>
          </table:table-cell>
          <table:table-cell office:value-type="float" office:value="0.68" calcext:value-type="float">
            <text:p>0.68</text:p>
          </table:table-cell>
          <table:table-cell office:value-type="float" office:value="2.3" calcext:value-type="float">
            <text:p>2.3</text:p>
          </table:table-cell>
          <table:table-cell office:value-type="float" office:value="0.68" calcext:value-type="float">
            <text:p>0.68</text:p>
          </table:table-cell>
          <table:table-cell table:formula="of:=[.F188]-[.J188]" office:value-type="float" office:value="50.1493" calcext:value-type="float">
            <text:p>50.1493</text:p>
          </table:table-cell>
          <table:table-cell office:value-type="float" office:value="0.68" calcext:value-type="float">
            <text:p>0.68</text:p>
          </table:table-cell>
          <table:table-cell table:formula="of:=[.H188]-[.J188]" office:value-type="float" office:value="50.6953" calcext:value-type="float">
            <text:p>50.6953</text:p>
          </table:table-cell>
        </table:table-row>
        <table:table-row table:style-name="ro1">
          <table:table-cell table:number-columns-repeated="4"/>
          <table:table-cell office:value-type="float" office:value="0.825" calcext:value-type="float">
            <text:p>0.825</text:p>
          </table:table-cell>
          <table:table-cell office:value-type="float" office:value="57.5605" calcext:value-type="float">
            <text:p>57.5605</text:p>
          </table:table-cell>
          <table:table-cell office:value-type="float" office:value="0.825" calcext:value-type="float">
            <text:p>0.825</text:p>
          </table:table-cell>
          <table:table-cell office:value-type="float" office:value="58.1595" calcext:value-type="float">
            <text:p>58.1595</text:p>
          </table:table-cell>
          <table:table-cell office:value-type="float" office:value="0.825" calcext:value-type="float">
            <text:p>0.825</text:p>
          </table:table-cell>
          <table:table-cell office:value-type="float" office:value="2.7" calcext:value-type="float">
            <text:p>2.7</text:p>
          </table:table-cell>
          <table:table-cell office:value-type="float" office:value="0.825" calcext:value-type="float">
            <text:p>0.825</text:p>
          </table:table-cell>
          <table:table-cell table:formula="of:=[.F189]-[.J189]" office:value-type="float" office:value="54.8605" calcext:value-type="float">
            <text:p>54.8605</text:p>
          </table:table-cell>
          <table:table-cell office:value-type="float" office:value="0.825" calcext:value-type="float">
            <text:p>0.825</text:p>
          </table:table-cell>
          <table:table-cell table:formula="of:=[.H189]-[.J189]" office:value-type="float" office:value="55.4595" calcext:value-type="float">
            <text:p>55.4595</text:p>
          </table:table-cell>
        </table:table-row>
        <table:table-row table:style-name="ro1">
          <table:table-cell table:number-columns-repeated="4"/>
          <table:table-cell office:value-type="float" office:value="1.007" calcext:value-type="float">
            <text:p>1.007</text:p>
          </table:table-cell>
          <table:table-cell office:value-type="float" office:value="59.3875" calcext:value-type="float">
            <text:p>59.3875</text:p>
          </table:table-cell>
          <table:table-cell office:value-type="float" office:value="1.007" calcext:value-type="float">
            <text:p>1.007</text:p>
          </table:table-cell>
          <table:table-cell office:value-type="float" office:value="60.0048" calcext:value-type="float">
            <text:p>60.0048</text:p>
          </table:table-cell>
          <table:table-cell office:value-type="float" office:value="1.007" calcext:value-type="float">
            <text:p>1.007</text:p>
          </table:table-cell>
          <table:table-cell office:value-type="float" office:value="3.2" calcext:value-type="float">
            <text:p>3.2</text:p>
          </table:table-cell>
          <table:table-cell office:value-type="float" office:value="1.007" calcext:value-type="float">
            <text:p>1.007</text:p>
          </table:table-cell>
          <table:table-cell table:formula="of:=[.F190]-[.J190]" office:value-type="float" office:value="56.1875" calcext:value-type="float">
            <text:p>56.1875</text:p>
          </table:table-cell>
          <table:table-cell office:value-type="float" office:value="1.007" calcext:value-type="float">
            <text:p>1.007</text:p>
          </table:table-cell>
          <table:table-cell table:formula="of:=[.H190]-[.J190]" office:value-type="float" office:value="56.8048" calcext:value-type="float">
            <text:p>56.8048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office:value-type="float" office:value="63.3673" calcext:value-type="float">
            <text:p>63.3673</text:p>
          </table:table-cell>
          <table:table-cell office:value-type="float" office:value="1.17" calcext:value-type="float">
            <text:p>1.17</text:p>
          </table:table-cell>
          <table:table-cell office:value-type="float" office:value="64.0227" calcext:value-type="float">
            <text:p>64.0227</text:p>
          </table:table-cell>
          <table:table-cell office:value-type="float" office:value="1.17" calcext:value-type="float">
            <text:p>1.1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.17</text:p>
          </table:table-cell>
          <table:table-cell table:formula="of:=[.F191]-[.J191]" office:value-type="float" office:value="58.3673" calcext:value-type="float">
            <text:p>58.3673</text:p>
          </table:table-cell>
          <table:table-cell office:value-type="float" office:value="1.17" calcext:value-type="float">
            <text:p>1.17</text:p>
          </table:table-cell>
          <table:table-cell table:formula="of:=[.H191]-[.J191]" office:value-type="float" office:value="59.0227" calcext:value-type="float">
            <text:p>59.0227</text:p>
          </table:table-cell>
        </table:table-row>
        <table:table-row table:style-name="ro1">
          <table:table-cell table:number-columns-repeated="4"/>
          <table:table-cell office:value-type="float" office:value="1.316" calcext:value-type="float">
            <text:p>1.316</text:p>
          </table:table-cell>
          <table:table-cell office:value-type="float" office:value="65.3471" calcext:value-type="float">
            <text:p>65.3471</text:p>
          </table:table-cell>
          <table:table-cell office:value-type="float" office:value="1.316" calcext:value-type="float">
            <text:p>1.316</text:p>
          </table:table-cell>
          <table:table-cell office:value-type="float" office:value="66.021" calcext:value-type="float">
            <text:p>66.021</text:p>
          </table:table-cell>
          <table:table-cell office:value-type="float" office:value="1.316" calcext:value-type="float">
            <text:p>1.316</text:p>
          </table:table-cell>
          <table:table-cell office:value-type="float" office:value="5.9" calcext:value-type="float">
            <text:p>5.9</text:p>
          </table:table-cell>
          <table:table-cell office:value-type="float" office:value="1.316" calcext:value-type="float">
            <text:p>1.316</text:p>
          </table:table-cell>
          <table:table-cell table:formula="of:=[.F192]-[.J192]" office:value-type="float" office:value="59.4471" calcext:value-type="float">
            <text:p>59.4471</text:p>
          </table:table-cell>
          <table:table-cell office:value-type="float" office:value="1.316" calcext:value-type="float">
            <text:p>1.316</text:p>
          </table:table-cell>
          <table:table-cell table:formula="of:=[.H192]-[.J192]" office:value-type="float" office:value="60.121" calcext:value-type="float">
            <text:p>60.121</text:p>
          </table:table-cell>
        </table:table-row>
        <table:table-row table:style-name="ro1">
          <table:table-cell table:number-columns-repeated="4"/>
          <table:table-cell office:value-type="float" office:value="1.479" calcext:value-type="float">
            <text:p>1.479</text:p>
          </table:table-cell>
          <table:table-cell office:value-type="float" office:value="71.0778" calcext:value-type="float">
            <text:p>71.0778</text:p>
          </table:table-cell>
          <table:table-cell office:value-type="float" office:value="1.479" calcext:value-type="float">
            <text:p>1.479</text:p>
          </table:table-cell>
          <table:table-cell office:value-type="float" office:value="71.8091" calcext:value-type="float">
            <text:p>71.8091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office:value-type="float" office:value="1.479" calcext:value-type="float">
            <text:p>1.479</text:p>
          </table:table-cell>
          <table:table-cell table:formula="of:=[.F193]-[.J193]" office:value-type="float" office:value="64.0778" calcext:value-type="float">
            <text:p>64.0778</text:p>
          </table:table-cell>
          <table:table-cell office:value-type="float" office:value="1.479" calcext:value-type="float">
            <text:p>1.479</text:p>
          </table:table-cell>
          <table:table-cell table:formula="of:=[.H193]-[.J193]" office:value-type="float" office:value="64.8091" calcext:value-type="float">
            <text:p>64.8091</text:p>
          </table:table-cell>
        </table:table-row>
        <table:table-row table:style-name="ro1">
          <table:table-cell table:number-columns-repeated="4"/>
          <table:table-cell office:value-type="float" office:value="1.661" calcext:value-type="float">
            <text:p>1.661</text:p>
          </table:table-cell>
          <table:table-cell office:value-type="float" office:value="74.5283" calcext:value-type="float">
            <text:p>74.5283</text:p>
          </table:table-cell>
          <table:table-cell office:value-type="float" office:value="1.661" calcext:value-type="float">
            <text:p>1.661</text:p>
          </table:table-cell>
          <table:table-cell office:value-type="float" office:value="75.2909" calcext:value-type="float">
            <text:p>75.2909</text:p>
          </table:table-cell>
          <table:table-cell office:value-type="float" office:value="1.661" calcext:value-type="float">
            <text:p>1.661</text:p>
          </table:table-cell>
          <table:table-cell office:value-type="float" office:value="8.6" calcext:value-type="float">
            <text:p>8.6</text:p>
          </table:table-cell>
          <table:table-cell office:value-type="float" office:value="1.661" calcext:value-type="float">
            <text:p>1.661</text:p>
          </table:table-cell>
          <table:table-cell table:formula="of:=[.F194]-[.J194]" office:value-type="float" office:value="65.9283" calcext:value-type="float">
            <text:p>65.9283</text:p>
          </table:table-cell>
          <table:table-cell office:value-type="float" office:value="1.661" calcext:value-type="float">
            <text:p>1.661</text:p>
          </table:table-cell>
          <table:table-cell table:formula="of:=[.H194]-[.J194]" office:value-type="float" office:value="66.6909" calcext:value-type="float">
            <text:p>66.6909</text:p>
          </table:table-cell>
        </table:table-row>
        <table:table-row table:style-name="ro1">
          <table:table-cell table:number-columns-repeated="4"/>
          <table:table-cell office:value-type="float" office:value="1.806" calcext:value-type="float">
            <text:p>1.806</text:p>
          </table:table-cell>
          <table:table-cell office:value-type="float" office:value="76.9885" calcext:value-type="float">
            <text:p>76.9885</text:p>
          </table:table-cell>
          <table:table-cell office:value-type="float" office:value="1.806" calcext:value-type="float">
            <text:p>1.806</text:p>
          </table:table-cell>
          <table:table-cell office:value-type="float" office:value="77.7732" calcext:value-type="float">
            <text:p>77.7732</text:p>
          </table:table-cell>
          <table:table-cell office:value-type="float" office:value="1.806" calcext:value-type="float">
            <text:p>1.806</text:p>
          </table:table-cell>
          <table:table-cell office:value-type="float" office:value="9.7" calcext:value-type="float">
            <text:p>9.7</text:p>
          </table:table-cell>
          <table:table-cell office:value-type="float" office:value="1.806" calcext:value-type="float">
            <text:p>1.806</text:p>
          </table:table-cell>
          <table:table-cell table:formula="of:=[.F195]-[.J195]" office:value-type="float" office:value="67.2885" calcext:value-type="float">
            <text:p>67.2885</text:p>
          </table:table-cell>
          <table:table-cell office:value-type="float" office:value="1.806" calcext:value-type="float">
            <text:p>1.806</text:p>
          </table:table-cell>
          <table:table-cell table:formula="of:=[.H195]-[.J195]" office:value-type="float" office:value="68.0732" calcext:value-type="float">
            <text:p>68.0732</text:p>
          </table:table-cell>
        </table:table-row>
        <table:table-row table:style-name="ro1">
          <table:table-cell table:number-columns-repeated="4"/>
          <table:table-cell office:value-type="float" office:value="1.988" calcext:value-type="float">
            <text:p>1.988</text:p>
          </table:table-cell>
          <table:table-cell office:value-type="float" office:value="83.3987" calcext:value-type="float">
            <text:p>83.3987</text:p>
          </table:table-cell>
          <table:table-cell office:value-type="float" office:value="1.988" calcext:value-type="float">
            <text:p>1.988</text:p>
          </table:table-cell>
          <table:table-cell office:value-type="float" office:value="84.2425" calcext:value-type="float">
            <text:p>84.2425</text:p>
          </table:table-cell>
          <table:table-cell office:value-type="float" office:value="1.988" calcext:value-type="float">
            <text:p>1.988</text:p>
          </table:table-cell>
          <table:table-cell office:value-type="float" office:value="12" calcext:value-type="float">
            <text:p>12</text:p>
          </table:table-cell>
          <table:table-cell office:value-type="float" office:value="1.988" calcext:value-type="float">
            <text:p>1.988</text:p>
          </table:table-cell>
          <table:table-cell table:formula="of:=[.F196]-[.J196]" office:value-type="float" office:value="71.3987" calcext:value-type="float">
            <text:p>71.3987</text:p>
          </table:table-cell>
          <table:table-cell office:value-type="float" office:value="1.988" calcext:value-type="float">
            <text:p>1.988</text:p>
          </table:table-cell>
          <table:table-cell table:formula="of:=[.H196]-[.J196]" office:value-type="float" office:value="72.2425" calcext:value-type="float">
            <text:p>72.2425</text:p>
          </table:table-cell>
        </table:table-row>
        <table:table-row table:style-name="ro1">
          <table:table-cell table:number-columns-repeated="4"/>
          <table:table-cell office:value-type="float" office:value="2.134" calcext:value-type="float">
            <text:p>2.134</text:p>
          </table:table-cell>
          <table:table-cell office:value-type="float" office:value="85.1219" calcext:value-type="float">
            <text:p>85.1219</text:p>
          </table:table-cell>
          <table:table-cell office:value-type="float" office:value="2.134" calcext:value-type="float">
            <text:p>2.134</text:p>
          </table:table-cell>
          <table:table-cell office:value-type="float" office:value="85.9824" calcext:value-type="float">
            <text:p>85.9824</text:p>
          </table:table-cell>
          <table:table-cell office:value-type="float" office:value="2.134" calcext:value-type="float">
            <text:p>2.134</text:p>
          </table:table-cell>
          <table:table-cell office:value-type="float" office:value="12.4" calcext:value-type="float">
            <text:p>12.4</text:p>
          </table:table-cell>
          <table:table-cell office:value-type="float" office:value="2.134" calcext:value-type="float">
            <text:p>2.134</text:p>
          </table:table-cell>
          <table:table-cell table:formula="of:=[.F197]-[.J197]" office:value-type="float" office:value="72.7219" calcext:value-type="float">
            <text:p>72.7219</text:p>
          </table:table-cell>
          <table:table-cell office:value-type="float" office:value="2.134" calcext:value-type="float">
            <text:p>2.134</text:p>
          </table:table-cell>
          <table:table-cell table:formula="of:=[.H197]-[.J197]" office:value-type="float" office:value="73.5824" calcext:value-type="float">
            <text:p>73.5824</text:p>
          </table:table-cell>
        </table:table-row>
        <table:table-row table:style-name="ro1">
          <table:table-cell table:number-columns-repeated="4"/>
          <table:table-cell office:value-type="float" office:value="2.297" calcext:value-type="float">
            <text:p>2.297</text:p>
          </table:table-cell>
          <table:table-cell office:value-type="float" office:value="89.9541" calcext:value-type="float">
            <text:p>89.9541</text:p>
          </table:table-cell>
          <table:table-cell office:value-type="float" office:value="2.297" calcext:value-type="float">
            <text:p>2.297</text:p>
          </table:table-cell>
          <table:table-cell office:value-type="float" office:value="90.8597" calcext:value-type="float">
            <text:p>90.8597</text:p>
          </table:table-cell>
          <table:table-cell office:value-type="float" office:value="2.297" calcext:value-type="float">
            <text:p>2.297</text:p>
          </table:table-cell>
          <table:table-cell office:value-type="float" office:value="13.9" calcext:value-type="float">
            <text:p>13.9</text:p>
          </table:table-cell>
          <table:table-cell office:value-type="float" office:value="2.297" calcext:value-type="float">
            <text:p>2.297</text:p>
          </table:table-cell>
          <table:table-cell table:formula="of:=[.F198]-[.J198]" office:value-type="float" office:value="76.0541" calcext:value-type="float">
            <text:p>76.0541</text:p>
          </table:table-cell>
          <table:table-cell office:value-type="float" office:value="2.297" calcext:value-type="float">
            <text:p>2.297</text:p>
          </table:table-cell>
          <table:table-cell table:formula="of:=[.H198]-[.J198]" office:value-type="float" office:value="76.9597" calcext:value-type="float">
            <text:p>76.9597</text:p>
          </table:table-cell>
        </table:table-row>
        <table:table-row table:style-name="ro1">
          <table:table-cell table:number-columns-repeated="4"/>
          <table:table-cell office:value-type="float" office:value="2.461" calcext:value-type="float">
            <text:p>2.461</text:p>
          </table:table-cell>
          <table:table-cell office:value-type="float" office:value="92.4036" calcext:value-type="float">
            <text:p>92.4036</text:p>
          </table:table-cell>
          <table:table-cell office:value-type="float" office:value="2.461" calcext:value-type="float">
            <text:p>2.461</text:p>
          </table:table-cell>
          <table:table-cell office:value-type="float" office:value="93.3273" calcext:value-type="float">
            <text:p>93.3273</text:p>
          </table:table-cell>
          <table:table-cell office:value-type="float" office:value="2.461" calcext:value-type="float">
            <text:p>2.461</text:p>
          </table:table-cell>
          <table:table-cell office:value-type="float" office:value="15.6" calcext:value-type="float">
            <text:p>15.6</text:p>
          </table:table-cell>
          <table:table-cell office:value-type="float" office:value="2.461" calcext:value-type="float">
            <text:p>2.461</text:p>
          </table:table-cell>
          <table:table-cell table:formula="of:=[.F199]-[.J199]" office:value-type="float" office:value="76.8036" calcext:value-type="float">
            <text:p>76.8036</text:p>
          </table:table-cell>
          <table:table-cell office:value-type="float" office:value="2.461" calcext:value-type="float">
            <text:p>2.461</text:p>
          </table:table-cell>
          <table:table-cell table:formula="of:=[.H199]-[.J199]" office:value-type="float" office:value="77.7273" calcext:value-type="float">
            <text:p>77.7273</text:p>
          </table:table-cell>
        </table:table-row>
        <table:table-row table:style-name="ro1">
          <table:table-cell table:number-columns-repeated="4"/>
          <table:table-cell office:value-type="float" office:value="2.624" calcext:value-type="float">
            <text:p>2.624</text:p>
          </table:table-cell>
          <table:table-cell office:value-type="float" office:value="93.1512" calcext:value-type="float">
            <text:p>93.1512</text:p>
          </table:table-cell>
          <table:table-cell office:value-type="float" office:value="2.624" calcext:value-type="float">
            <text:p>2.624</text:p>
          </table:table-cell>
          <table:table-cell office:value-type="float" office:value="94.0759" calcext:value-type="float">
            <text:p>94.0759</text:p>
          </table:table-cell>
          <table:table-cell office:value-type="float" office:value="2.624" calcext:value-type="float">
            <text:p>2.624</text:p>
          </table:table-cell>
          <table:table-cell office:value-type="float" office:value="16.9" calcext:value-type="float">
            <text:p>16.9</text:p>
          </table:table-cell>
          <table:table-cell office:value-type="float" office:value="2.624" calcext:value-type="float">
            <text:p>2.624</text:p>
          </table:table-cell>
          <table:table-cell table:formula="of:=[.F200]-[.J200]" office:value-type="float" office:value="76.2512" calcext:value-type="float">
            <text:p>76.2512</text:p>
          </table:table-cell>
          <table:table-cell office:value-type="float" office:value="2.624" calcext:value-type="float">
            <text:p>2.624</text:p>
          </table:table-cell>
          <table:table-cell table:formula="of:=[.H200]-[.J200]" office:value-type="float" office:value="77.1759" calcext:value-type="float">
            <text:p>77.1759</text:p>
          </table:table-cell>
        </table:table-row>
        <table:table-row table:style-name="ro1">
          <table:table-cell table:number-columns-repeated="4"/>
          <table:table-cell office:value-type="float" office:value="2.788" calcext:value-type="float">
            <text:p>2.788</text:p>
          </table:table-cell>
          <table:table-cell office:value-type="float" office:value="90.414" calcext:value-type="float">
            <text:p>90.414</text:p>
          </table:table-cell>
          <table:table-cell office:value-type="float" office:value="2.788" calcext:value-type="float">
            <text:p>2.788</text:p>
          </table:table-cell>
          <table:table-cell office:value-type="float" office:value="91.2983" calcext:value-type="float">
            <text:p>91.2983</text:p>
          </table:table-cell>
          <table:table-cell office:value-type="float" office:value="2.788" calcext:value-type="float">
            <text:p>2.788</text:p>
          </table:table-cell>
          <table:table-cell office:value-type="float" office:value="18.6" calcext:value-type="float">
            <text:p>18.6</text:p>
          </table:table-cell>
          <table:table-cell office:value-type="float" office:value="2.788" calcext:value-type="float">
            <text:p>2.788</text:p>
          </table:table-cell>
          <table:table-cell table:formula="of:=[.F201]-[.J201]" office:value-type="float" office:value="71.814" calcext:value-type="float">
            <text:p>71.814</text:p>
          </table:table-cell>
          <table:table-cell office:value-type="float" office:value="2.788" calcext:value-type="float">
            <text:p>2.788</text:p>
          </table:table-cell>
          <table:table-cell table:formula="of:=[.H201]-[.J201]" office:value-type="float" office:value="72.6983" calcext:value-type="float">
            <text:p>72.6983</text:p>
          </table:table-cell>
        </table:table-row>
        <table:table-row table:style-name="ro1">
          <table:table-cell table:number-columns-repeated="4"/>
          <table:table-cell office:value-type="float" office:value="2.951" calcext:value-type="float">
            <text:p>2.951</text:p>
          </table:table-cell>
          <table:table-cell office:value-type="float" office:value="94.8279" calcext:value-type="float">
            <text:p>94.8279</text:p>
          </table:table-cell>
          <table:table-cell office:value-type="float" office:value="2.951" calcext:value-type="float">
            <text:p>2.951</text:p>
          </table:table-cell>
          <table:table-cell office:value-type="float" office:value="95.7468" calcext:value-type="float">
            <text:p>95.7468</text:p>
          </table:table-cell>
          <table:table-cell office:value-type="float" office:value="2.951" calcext:value-type="float">
            <text:p>2.951</text:p>
          </table:table-cell>
          <table:table-cell office:value-type="float" office:value="20.8" calcext:value-type="float">
            <text:p>20.8</text:p>
          </table:table-cell>
          <table:table-cell office:value-type="float" office:value="2.951" calcext:value-type="float">
            <text:p>2.951</text:p>
          </table:table-cell>
          <table:table-cell table:formula="of:=[.F202]-[.J202]" office:value-type="float" office:value="74.0279" calcext:value-type="float">
            <text:p>74.0279</text:p>
          </table:table-cell>
          <table:table-cell office:value-type="float" office:value="2.951" calcext:value-type="float">
            <text:p>2.951</text:p>
          </table:table-cell>
          <table:table-cell table:formula="of:=[.H202]-[.J202]" office:value-type="float" office:value="74.9468" calcext:value-type="float">
            <text:p>74.9468</text:p>
          </table:table-cell>
        </table:table-row>
        <table:table-row table:style-name="ro1">
          <table:table-cell table:number-columns-repeated="4"/>
          <table:table-cell office:value-type="float" office:value="3.133" calcext:value-type="float">
            <text:p>3.133</text:p>
          </table:table-cell>
          <table:table-cell office:value-type="float" office:value="96.5984" calcext:value-type="float">
            <text:p>96.5984</text:p>
          </table:table-cell>
          <table:table-cell office:value-type="float" office:value="3.133" calcext:value-type="float">
            <text:p>3.133</text:p>
          </table:table-cell>
          <table:table-cell office:value-type="float" office:value="97.5273" calcext:value-type="float">
            <text:p>97.5273</text:p>
          </table:table-cell>
          <table:table-cell office:value-type="float" office:value="3.133" calcext:value-type="float">
            <text:p>3.133</text:p>
          </table:table-cell>
          <table:table-cell office:value-type="float" office:value="22.2" calcext:value-type="float">
            <text:p>22.2</text:p>
          </table:table-cell>
          <table:table-cell office:value-type="float" office:value="3.133" calcext:value-type="float">
            <text:p>3.133</text:p>
          </table:table-cell>
          <table:table-cell table:formula="of:=[.F203]-[.J203]" office:value-type="float" office:value="74.3984" calcext:value-type="float">
            <text:p>74.3984</text:p>
          </table:table-cell>
          <table:table-cell office:value-type="float" office:value="3.133" calcext:value-type="float">
            <text:p>3.133</text:p>
          </table:table-cell>
          <table:table-cell table:formula="of:=[.H203]-[.J203]" office:value-type="float" office:value="75.3273" calcext:value-type="float">
            <text:p>75.3273</text:p>
          </table:table-cell>
        </table:table-row>
        <table:table-row table:style-name="ro1">
          <table:table-cell table:number-columns-repeated="4"/>
          <table:table-cell office:value-type="float" office:value="3.297" calcext:value-type="float">
            <text:p>3.297</text:p>
          </table:table-cell>
          <table:table-cell office:value-type="float" office:value="100.417" calcext:value-type="float">
            <text:p>100.417</text:p>
          </table:table-cell>
          <table:table-cell office:value-type="float" office:value="3.297" calcext:value-type="float">
            <text:p>3.297</text:p>
          </table:table-cell>
          <table:table-cell office:value-type="float" office:value="101.376" calcext:value-type="float">
            <text:p>101.376</text:p>
          </table:table-cell>
          <table:table-cell office:value-type="float" office:value="3.297" calcext:value-type="float">
            <text:p>3.297</text:p>
          </table:table-cell>
          <table:table-cell office:value-type="float" office:value="24" calcext:value-type="float">
            <text:p>24</text:p>
          </table:table-cell>
          <table:table-cell office:value-type="float" office:value="3.297" calcext:value-type="float">
            <text:p>3.297</text:p>
          </table:table-cell>
          <table:table-cell table:formula="of:=[.F204]-[.J204]" office:value-type="float" office:value="76.417" calcext:value-type="float">
            <text:p>76.417</text:p>
          </table:table-cell>
          <table:table-cell office:value-type="float" office:value="3.297" calcext:value-type="float">
            <text:p>3.297</text:p>
          </table:table-cell>
          <table:table-cell table:formula="of:=[.H204]-[.J204]" office:value-type="float" office:value="77.376" calcext:value-type="float">
            <text:p>77.376</text:p>
          </table:table-cell>
        </table:table-row>
        <table:table-row table:style-name="ro1">
          <table:table-cell table:number-columns-repeated="4"/>
          <table:table-cell office:value-type="float" office:value="3.442" calcext:value-type="float">
            <text:p>3.442</text:p>
          </table:table-cell>
          <table:table-cell office:value-type="float" office:value="108.393" calcext:value-type="float">
            <text:p>108.393</text:p>
          </table:table-cell>
          <table:table-cell office:value-type="float" office:value="3.442" calcext:value-type="float">
            <text:p>3.442</text:p>
          </table:table-cell>
          <table:table-cell office:value-type="float" office:value="109.442" calcext:value-type="float">
            <text:p>109.442</text:p>
          </table:table-cell>
          <table:table-cell office:value-type="float" office:value="3.442" calcext:value-type="float">
            <text:p>3.442</text:p>
          </table:table-cell>
          <table:table-cell office:value-type="float" office:value="24" calcext:value-type="float">
            <text:p>24</text:p>
          </table:table-cell>
          <table:table-cell office:value-type="float" office:value="3.442" calcext:value-type="float">
            <text:p>3.442</text:p>
          </table:table-cell>
          <table:table-cell table:formula="of:=[.F205]-[.J205]" office:value-type="float" office:value="84.393" calcext:value-type="float">
            <text:p>84.393</text:p>
          </table:table-cell>
          <table:table-cell office:value-type="float" office:value="3.442" calcext:value-type="float">
            <text:p>3.442</text:p>
          </table:table-cell>
          <table:table-cell table:formula="of:=[.H205]-[.J205]" office:value-type="float" office:value="85.442" calcext:value-type="float">
            <text:p>85.442</text:p>
          </table:table-cell>
        </table:table-row>
        <table:table-row table:style-name="ro1">
          <table:table-cell table:number-columns-repeated="4"/>
          <table:table-cell office:value-type="float" office:value="3.606" calcext:value-type="float">
            <text:p>3.606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3.606" calcext:value-type="float">
            <text:p>3.606</text:p>
          </table:table-cell>
          <table:table-cell office:value-type="float" office:value="106.761" calcext:value-type="float">
            <text:p>106.761</text:p>
          </table:table-cell>
          <table:table-cell office:value-type="float" office:value="3.606" calcext:value-type="float">
            <text:p>3.606</text:p>
          </table:table-cell>
          <table:table-cell office:value-type="float" office:value="25.3" calcext:value-type="float">
            <text:p>25.3</text:p>
          </table:table-cell>
          <table:table-cell office:value-type="float" office:value="3.606" calcext:value-type="float">
            <text:p>3.606</text:p>
          </table:table-cell>
          <table:table-cell table:formula="of:=[.F206]-[.J206]" office:value-type="float" office:value="80.452" calcext:value-type="float">
            <text:p>80.452</text:p>
          </table:table-cell>
          <table:table-cell office:value-type="float" office:value="3.606" calcext:value-type="float">
            <text:p>3.606</text:p>
          </table:table-cell>
          <table:table-cell table:formula="of:=[.H206]-[.J206]" office:value-type="float" office:value="81.461" calcext:value-type="float">
            <text:p>81.461</text:p>
          </table:table-cell>
        </table:table-row>
        <table:table-row table:style-name="ro1">
          <table:table-cell table:number-columns-repeated="4"/>
          <table:table-cell office:value-type="float" office:value="3.769" calcext:value-type="float">
            <text:p>3.769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3.769" calcext:value-type="float">
            <text:p>3.769</text:p>
          </table:table-cell>
          <table:table-cell office:value-type="float" office:value="107.643" calcext:value-type="float">
            <text:p>107.643</text:p>
          </table:table-cell>
          <table:table-cell office:value-type="float" office:value="3.769" calcext:value-type="float">
            <text:p>3.769</text:p>
          </table:table-cell>
          <table:table-cell office:value-type="float" office:value="25.8" calcext:value-type="float">
            <text:p>25.8</text:p>
          </table:table-cell>
          <table:table-cell office:value-type="float" office:value="3.769" calcext:value-type="float">
            <text:p>3.769</text:p>
          </table:table-cell>
          <table:table-cell table:formula="of:=[.F207]-[.J207]" office:value-type="float" office:value="80.827" calcext:value-type="float">
            <text:p>80.827</text:p>
          </table:table-cell>
          <table:table-cell office:value-type="float" office:value="3.769" calcext:value-type="float">
            <text:p>3.769</text:p>
          </table:table-cell>
          <table:table-cell table:formula="of:=[.H207]-[.J207]" office:value-type="float" office:value="81.843" calcext:value-type="float">
            <text:p>81.843</text:p>
          </table:table-cell>
        </table:table-row>
        <table:table-row table:style-name="ro1">
          <table:table-cell table:number-columns-repeated="4"/>
          <table:table-cell office:value-type="float" office:value="3.933" calcext:value-type="float">
            <text:p>3.933</text:p>
          </table:table-cell>
          <table:table-cell office:value-type="float" office:value="109.055" calcext:value-type="float">
            <text:p>109.055</text:p>
          </table:table-cell>
          <table:table-cell office:value-type="float" office:value="3.933" calcext:value-type="float">
            <text:p>3.933</text:p>
          </table:table-cell>
          <table:table-cell office:value-type="float" office:value="110.096" calcext:value-type="float">
            <text:p>110.096</text:p>
          </table:table-cell>
          <table:table-cell office:value-type="float" office:value="3.933" calcext:value-type="float">
            <text:p>3.933</text:p>
          </table:table-cell>
          <table:table-cell office:value-type="float" office:value="26.2" calcext:value-type="float">
            <text:p>26.2</text:p>
          </table:table-cell>
          <table:table-cell office:value-type="float" office:value="3.933" calcext:value-type="float">
            <text:p>3.933</text:p>
          </table:table-cell>
          <table:table-cell table:formula="of:=[.F208]-[.J208]" office:value-type="float" office:value="82.855" calcext:value-type="float">
            <text:p>82.855</text:p>
          </table:table-cell>
          <table:table-cell office:value-type="float" office:value="3.933" calcext:value-type="float">
            <text:p>3.933</text:p>
          </table:table-cell>
          <table:table-cell table:formula="of:=[.H208]-[.J208]" office:value-type="float" office:value="83.896" calcext:value-type="float">
            <text:p>83.896</text:p>
          </table:table-cell>
        </table:table-row>
        <table:table-row table:style-name="ro1">
          <table:table-cell table:number-columns-repeated="4"/>
          <table:table-cell office:value-type="float" office:value="4.096" calcext:value-type="float">
            <text:p>4.096</text:p>
          </table:table-cell>
          <table:table-cell office:value-type="float" office:value="106.996" calcext:value-type="float">
            <text:p>106.996</text:p>
          </table:table-cell>
          <table:table-cell office:value-type="float" office:value="4.096" calcext:value-type="float">
            <text:p>4.096</text:p>
          </table:table-cell>
          <table:table-cell office:value-type="float" office:value="108.009" calcext:value-type="float">
            <text:p>108.009</text:p>
          </table:table-cell>
          <table:table-cell office:value-type="float" office:value="4.096" calcext:value-type="float">
            <text:p>4.096</text:p>
          </table:table-cell>
          <table:table-cell office:value-type="float" office:value="26.8" calcext:value-type="float">
            <text:p>26.8</text:p>
          </table:table-cell>
          <table:table-cell office:value-type="float" office:value="4.096" calcext:value-type="float">
            <text:p>4.096</text:p>
          </table:table-cell>
          <table:table-cell table:formula="of:=[.F209]-[.J209]" office:value-type="float" office:value="80.196" calcext:value-type="float">
            <text:p>80.196</text:p>
          </table:table-cell>
          <table:table-cell office:value-type="float" office:value="4.096" calcext:value-type="float">
            <text:p>4.096</text:p>
          </table:table-cell>
          <table:table-cell table:formula="of:=[.H209]-[.J209]" office:value-type="float" office:value="81.209" calcext:value-type="float">
            <text:p>81.209</text:p>
          </table:table-cell>
        </table:table-row>
        <table:table-row table:style-name="ro1">
          <table:table-cell table:number-columns-repeated="4"/>
          <table:table-cell office:value-type="float" office:value="4.26" calcext:value-type="float">
            <text:p>4.26</text:p>
          </table:table-cell>
          <table:table-cell office:value-type="float" office:value="98.6518" calcext:value-type="float">
            <text:p>98.6518</text:p>
          </table:table-cell>
          <table:table-cell office:value-type="float" office:value="4.26" calcext:value-type="float">
            <text:p>4.26</text:p>
          </table:table-cell>
          <table:table-cell office:value-type="float" office:value="99.5656" calcext:value-type="float">
            <text:p>99.5656</text:p>
          </table:table-cell>
          <table:table-cell office:value-type="float" office:value="4.26" calcext:value-type="float">
            <text:p>4.26</text:p>
          </table:table-cell>
          <table:table-cell office:value-type="float" office:value="27.1" calcext:value-type="float">
            <text:p>27.1</text:p>
          </table:table-cell>
          <table:table-cell office:value-type="float" office:value="4.26" calcext:value-type="float">
            <text:p>4.26</text:p>
          </table:table-cell>
          <table:table-cell table:formula="of:=[.F210]-[.J210]" office:value-type="float" office:value="71.5518" calcext:value-type="float">
            <text:p>71.5518</text:p>
          </table:table-cell>
          <table:table-cell office:value-type="float" office:value="4.26" calcext:value-type="float">
            <text:p>4.26</text:p>
          </table:table-cell>
          <table:table-cell table:formula="of:=[.H210]-[.J210]" office:value-type="float" office:value="72.4656" calcext:value-type="float">
            <text:p>72.4656</text:p>
          </table:table-cell>
        </table:table-row>
        <table:table-row table:style-name="ro1">
          <table:table-cell table:number-columns-repeated="4"/>
          <table:table-cell office:value-type="float" office:value="4.423" calcext:value-type="float">
            <text:p>4.423</text:p>
          </table:table-cell>
          <table:table-cell office:value-type="float" office:value="95.4932" calcext:value-type="float">
            <text:p>95.4932</text:p>
          </table:table-cell>
          <table:table-cell office:value-type="float" office:value="4.423" calcext:value-type="float">
            <text:p>4.423</text:p>
          </table:table-cell>
          <table:table-cell office:value-type="float" office:value="96.3649" calcext:value-type="float">
            <text:p>96.3649</text:p>
          </table:table-cell>
          <table:table-cell office:value-type="float" office:value="4.423" calcext:value-type="float">
            <text:p>4.423</text:p>
          </table:table-cell>
          <table:table-cell office:value-type="float" office:value="27.7" calcext:value-type="float">
            <text:p>27.7</text:p>
          </table:table-cell>
          <table:table-cell office:value-type="float" office:value="4.423" calcext:value-type="float">
            <text:p>4.423</text:p>
          </table:table-cell>
          <table:table-cell table:formula="of:=[.F211]-[.J211]" office:value-type="float" office:value="67.7932" calcext:value-type="float">
            <text:p>67.7932</text:p>
          </table:table-cell>
          <table:table-cell office:value-type="float" office:value="4.423" calcext:value-type="float">
            <text:p>4.423</text:p>
          </table:table-cell>
          <table:table-cell table:formula="of:=[.H211]-[.J211]" office:value-type="float" office:value="68.6649" calcext:value-type="float">
            <text:p>68.6649</text:p>
          </table:table-cell>
        </table:table-row>
        <table:table-row table:style-name="ro1">
          <table:table-cell table:number-columns-repeated="4"/>
          <table:table-cell office:value-type="float" office:value="4.587" calcext:value-type="float">
            <text:p>4.587</text:p>
          </table:table-cell>
          <table:table-cell office:value-type="float" office:value="94.4884" calcext:value-type="float">
            <text:p>94.4884</text:p>
          </table:table-cell>
          <table:table-cell office:value-type="float" office:value="4.587" calcext:value-type="float">
            <text:p>4.587</text:p>
          </table:table-cell>
          <table:table-cell office:value-type="float" office:value="95.351" calcext:value-type="float">
            <text:p>95.351</text:p>
          </table:table-cell>
          <table:table-cell office:value-type="float" office:value="4.587" calcext:value-type="float">
            <text:p>4.587</text:p>
          </table:table-cell>
          <table:table-cell office:value-type="float" office:value="27.4" calcext:value-type="float">
            <text:p>27.4</text:p>
          </table:table-cell>
          <table:table-cell office:value-type="float" office:value="4.587" calcext:value-type="float">
            <text:p>4.587</text:p>
          </table:table-cell>
          <table:table-cell table:formula="of:=[.F212]-[.J212]" office:value-type="float" office:value="67.0884" calcext:value-type="float">
            <text:p>67.0884</text:p>
          </table:table-cell>
          <table:table-cell office:value-type="float" office:value="4.587" calcext:value-type="float">
            <text:p>4.587</text:p>
          </table:table-cell>
          <table:table-cell table:formula="of:=[.H212]-[.J212]" office:value-type="float" office:value="67.951" calcext:value-type="float">
            <text:p>67.951</text:p>
          </table:table-cell>
        </table:table-row>
        <table:table-row table:style-name="ro1">
          <table:table-cell table:number-columns-repeated="4"/>
          <table:table-cell office:value-type="float" office:value="4.751" calcext:value-type="float">
            <text:p>4.751</text:p>
          </table:table-cell>
          <table:table-cell office:value-type="float" office:value="96.8545" calcext:value-type="float">
            <text:p>96.8545</text:p>
          </table:table-cell>
          <table:table-cell office:value-type="float" office:value="4.751" calcext:value-type="float">
            <text:p>4.751</text:p>
          </table:table-cell>
          <table:table-cell office:value-type="float" office:value="97.7421" calcext:value-type="float">
            <text:p>97.7421</text:p>
          </table:table-cell>
          <table:table-cell office:value-type="float" office:value="4.751" calcext:value-type="float">
            <text:p>4.751</text:p>
          </table:table-cell>
          <table:table-cell office:value-type="float" office:value="27.7" calcext:value-type="float">
            <text:p>27.7</text:p>
          </table:table-cell>
          <table:table-cell office:value-type="float" office:value="4.751" calcext:value-type="float">
            <text:p>4.751</text:p>
          </table:table-cell>
          <table:table-cell table:formula="of:=[.F213]-[.J213]" office:value-type="float" office:value="69.1545" calcext:value-type="float">
            <text:p>69.1545</text:p>
          </table:table-cell>
          <table:table-cell office:value-type="float" office:value="4.751" calcext:value-type="float">
            <text:p>4.751</text:p>
          </table:table-cell>
          <table:table-cell table:formula="of:=[.H213]-[.J213]" office:value-type="float" office:value="70.0421" calcext:value-type="float">
            <text:p>70.0421</text:p>
          </table:table-cell>
        </table:table-row>
        <table:table-row table:style-name="ro1">
          <table:table-cell table:number-columns-repeated="4"/>
          <table:table-cell office:value-type="float" office:value="4.914" calcext:value-type="float">
            <text:p>4.914</text:p>
          </table:table-cell>
          <table:table-cell office:value-type="float" office:value="95.1758" calcext:value-type="float">
            <text:p>95.1758</text:p>
          </table:table-cell>
          <table:table-cell office:value-type="float" office:value="4.914" calcext:value-type="float">
            <text:p>4.914</text:p>
          </table:table-cell>
          <table:table-cell office:value-type="float" office:value="96.0382" calcext:value-type="float">
            <text:p>96.0382</text:p>
          </table:table-cell>
          <table:table-cell office:value-type="float" office:value="4.914" calcext:value-type="float">
            <text:p>4.914</text:p>
          </table:table-cell>
          <table:table-cell office:value-type="float" office:value="28.3" calcext:value-type="float">
            <text:p>28.3</text:p>
          </table:table-cell>
          <table:table-cell office:value-type="float" office:value="4.914" calcext:value-type="float">
            <text:p>4.914</text:p>
          </table:table-cell>
          <table:table-cell table:formula="of:=[.F214]-[.J214]" office:value-type="float" office:value="66.8758" calcext:value-type="float">
            <text:p>66.8758</text:p>
          </table:table-cell>
          <table:table-cell office:value-type="float" office:value="4.914" calcext:value-type="float">
            <text:p>4.914</text:p>
          </table:table-cell>
          <table:table-cell table:formula="of:=[.H214]-[.J214]" office:value-type="float" office:value="67.7382" calcext:value-type="float">
            <text:p>67.7382</text:p>
          </table:table-cell>
        </table:table-row>
        <table:table-row table:style-name="ro1">
          <table:table-cell table:number-columns-repeated="4"/>
          <table:table-cell office:value-type="float" office:value="5.078" calcext:value-type="float">
            <text:p>5.078</text:p>
          </table:table-cell>
          <table:table-cell office:value-type="float" office:value="85.3073" calcext:value-type="float">
            <text:p>85.3073</text:p>
          </table:table-cell>
          <table:table-cell office:value-type="float" office:value="5.078" calcext:value-type="float">
            <text:p>5.078</text:p>
          </table:table-cell>
          <table:table-cell office:value-type="float" office:value="86.0474" calcext:value-type="float">
            <text:p>86.0474</text:p>
          </table:table-cell>
          <table:table-cell office:value-type="float" office:value="5.078" calcext:value-type="float">
            <text:p>5.078</text:p>
          </table:table-cell>
          <table:table-cell office:value-type="float" office:value="28.7" calcext:value-type="float">
            <text:p>28.7</text:p>
          </table:table-cell>
          <table:table-cell office:value-type="float" office:value="5.078" calcext:value-type="float">
            <text:p>5.078</text:p>
          </table:table-cell>
          <table:table-cell table:formula="of:=[.F215]-[.J215]" office:value-type="float" office:value="56.6073" calcext:value-type="float">
            <text:p>56.6073</text:p>
          </table:table-cell>
          <table:table-cell office:value-type="float" office:value="5.078" calcext:value-type="float">
            <text:p>5.078</text:p>
          </table:table-cell>
          <table:table-cell table:formula="of:=[.H215]-[.J215]" office:value-type="float" office:value="57.3474" calcext:value-type="float">
            <text:p>57.3474</text:p>
          </table:table-cell>
        </table:table-row>
        <table:table-row table:style-name="ro1">
          <table:table-cell table:number-columns-repeated="4"/>
          <table:table-cell office:value-type="float" office:value="5.241" calcext:value-type="float">
            <text:p>5.241</text:p>
          </table:table-cell>
          <table:table-cell office:value-type="float" office:value="85.6128" calcext:value-type="float">
            <text:p>85.6128</text:p>
          </table:table-cell>
          <table:table-cell office:value-type="float" office:value="5.241" calcext:value-type="float">
            <text:p>5.241</text:p>
          </table:table-cell>
          <table:table-cell office:value-type="float" office:value="86.3502" calcext:value-type="float">
            <text:p>86.3502</text:p>
          </table:table-cell>
          <table:table-cell office:value-type="float" office:value="5.241" calcext:value-type="float">
            <text:p>5.241</text:p>
          </table:table-cell>
          <table:table-cell office:value-type="float" office:value="29.3" calcext:value-type="float">
            <text:p>29.3</text:p>
          </table:table-cell>
          <table:table-cell office:value-type="float" office:value="5.241" calcext:value-type="float">
            <text:p>5.241</text:p>
          </table:table-cell>
          <table:table-cell table:formula="of:=[.F216]-[.J216]" office:value-type="float" office:value="56.3128" calcext:value-type="float">
            <text:p>56.3128</text:p>
          </table:table-cell>
          <table:table-cell office:value-type="float" office:value="5.241" calcext:value-type="float">
            <text:p>5.241</text:p>
          </table:table-cell>
          <table:table-cell table:formula="of:=[.H216]-[.J216]" office:value-type="float" office:value="57.0502" calcext:value-type="float">
            <text:p>57.0502</text:p>
          </table:table-cell>
        </table:table-row>
        <table:table-row table:style-name="ro1">
          <table:table-cell table:number-columns-repeated="4"/>
          <table:table-cell office:value-type="float" office:value="5.405" calcext:value-type="float">
            <text:p>5.405</text:p>
          </table:table-cell>
          <table:table-cell office:value-type="float" office:value="78.6971" calcext:value-type="float">
            <text:p>78.6971</text:p>
          </table:table-cell>
          <table:table-cell office:value-type="float" office:value="5.405" calcext:value-type="float">
            <text:p>5.405</text:p>
          </table:table-cell>
          <table:table-cell office:value-type="float" office:value="79.3486" calcext:value-type="float">
            <text:p>79.3486</text:p>
          </table:table-cell>
          <table:table-cell office:value-type="float" office:value="5.405" calcext:value-type="float">
            <text:p>5.405</text:p>
          </table:table-cell>
          <table:table-cell office:value-type="float" office:value="29.3" calcext:value-type="float">
            <text:p>29.3</text:p>
          </table:table-cell>
          <table:table-cell office:value-type="float" office:value="5.405" calcext:value-type="float">
            <text:p>5.405</text:p>
          </table:table-cell>
          <table:table-cell table:formula="of:=[.F217]-[.J217]" office:value-type="float" office:value="49.3971" calcext:value-type="float">
            <text:p>49.3971</text:p>
          </table:table-cell>
          <table:table-cell office:value-type="float" office:value="5.405" calcext:value-type="float">
            <text:p>5.405</text:p>
          </table:table-cell>
          <table:table-cell table:formula="of:=[.H217]-[.J217]" office:value-type="float" office:value="50.0486" calcext:value-type="float">
            <text:p>50.0486</text:p>
          </table:table-cell>
        </table:table-row>
        <table:table-row table:style-name="ro1">
          <table:table-cell table:number-columns-repeated="4"/>
          <table:table-cell office:value-type="float" office:value="5.568" calcext:value-type="float">
            <text:p>5.568</text:p>
          </table:table-cell>
          <table:table-cell office:value-type="float" office:value="68.5447" calcext:value-type="float">
            <text:p>68.5447</text:p>
          </table:table-cell>
          <table:table-cell office:value-type="float" office:value="5.568" calcext:value-type="float">
            <text:p>5.568</text:p>
          </table:table-cell>
          <table:table-cell office:value-type="float" office:value="69.0649" calcext:value-type="float">
            <text:p>69.0649</text:p>
          </table:table-cell>
          <table:table-cell office:value-type="float" office:value="5.568" calcext:value-type="float">
            <text:p>5.568</text:p>
          </table:table-cell>
          <table:table-cell office:value-type="float" office:value="29.3" calcext:value-type="float">
            <text:p>29.3</text:p>
          </table:table-cell>
          <table:table-cell office:value-type="float" office:value="5.568" calcext:value-type="float">
            <text:p>5.568</text:p>
          </table:table-cell>
          <table:table-cell table:formula="of:=[.F218]-[.J218]" office:value-type="float" office:value="39.2447" calcext:value-type="float">
            <text:p>39.2447</text:p>
          </table:table-cell>
          <table:table-cell office:value-type="float" office:value="5.568" calcext:value-type="float">
            <text:p>5.568</text:p>
          </table:table-cell>
          <table:table-cell table:formula="of:=[.H218]-[.J218]" office:value-type="float" office:value="39.7649" calcext:value-type="float">
            <text:p>39.7649</text:p>
          </table:table-cell>
        </table:table-row>
        <table:table-row table:style-name="ro1">
          <table:table-cell table:number-columns-repeated="4"/>
          <table:table-cell office:value-type="float" office:value="5.732" calcext:value-type="float">
            <text:p>5.732</text:p>
          </table:table-cell>
          <table:table-cell office:value-type="float" office:value="68.2793" calcext:value-type="float">
            <text:p>68.2793</text:p>
          </table:table-cell>
          <table:table-cell office:value-type="float" office:value="5.732" calcext:value-type="float">
            <text:p>5.732</text:p>
          </table:table-cell>
          <table:table-cell office:value-type="float" office:value="68.796" calcext:value-type="float">
            <text:p>68.796</text:p>
          </table:table-cell>
          <table:table-cell office:value-type="float" office:value="5.732" calcext:value-type="float">
            <text:p>5.732</text:p>
          </table:table-cell>
          <table:table-cell office:value-type="float" office:value="29.3" calcext:value-type="float">
            <text:p>29.3</text:p>
          </table:table-cell>
          <table:table-cell office:value-type="float" office:value="5.732" calcext:value-type="float">
            <text:p>5.732</text:p>
          </table:table-cell>
          <table:table-cell table:formula="of:=[.F219]-[.J219]" office:value-type="float" office:value="38.9793" calcext:value-type="float">
            <text:p>38.9793</text:p>
          </table:table-cell>
          <table:table-cell office:value-type="float" office:value="5.732" calcext:value-type="float">
            <text:p>5.732</text:p>
          </table:table-cell>
          <table:table-cell table:formula="of:=[.H219]-[.J219]" office:value-type="float" office:value="39.496" calcext:value-type="float">
            <text:p>39.496</text:p>
          </table:table-cell>
        </table:table-row>
        <table:table-row table:style-name="ro1">
          <table:table-cell table:number-columns-repeated="4"/>
          <table:table-cell office:value-type="float" office:value="5.896" calcext:value-type="float">
            <text:p>5.896</text:p>
          </table:table-cell>
          <table:table-cell office:value-type="float" office:value="74.9305" calcext:value-type="float">
            <text:p>74.9305</text:p>
          </table:table-cell>
          <table:table-cell office:value-type="float" office:value="5.896" calcext:value-type="float">
            <text:p>5.896</text:p>
          </table:table-cell>
          <table:table-cell office:value-type="float" office:value="75.534" calcext:value-type="float">
            <text:p>75.534</text:p>
          </table:table-cell>
          <table:table-cell office:value-type="float" office:value="5.896" calcext:value-type="float">
            <text:p>5.896</text:p>
          </table:table-cell>
          <table:table-cell office:value-type="float" office:value="29.3" calcext:value-type="float">
            <text:p>29.3</text:p>
          </table:table-cell>
          <table:table-cell office:value-type="float" office:value="5.896" calcext:value-type="float">
            <text:p>5.896</text:p>
          </table:table-cell>
          <table:table-cell table:formula="of:=[.F220]-[.J220]" office:value-type="float" office:value="45.6305" calcext:value-type="float">
            <text:p>45.6305</text:p>
          </table:table-cell>
          <table:table-cell office:value-type="float" office:value="5.896" calcext:value-type="float">
            <text:p>5.896</text:p>
          </table:table-cell>
          <table:table-cell table:formula="of:=[.H220]-[.J220]" office:value-type="float" office:value="46.234" calcext:value-type="float">
            <text:p>46.234</text:p>
          </table:table-cell>
        </table:table-row>
        <table:table-row table:style-name="ro1">
          <table:table-cell table:number-columns-repeated="4"/>
          <table:table-cell office:value-type="float" office:value="6.059" calcext:value-type="float">
            <text:p>6.059</text:p>
          </table:table-cell>
          <table:table-cell office:value-type="float" office:value="85.5184" calcext:value-type="float">
            <text:p>85.5184</text:p>
          </table:table-cell>
          <table:table-cell office:value-type="float" office:value="6.059" calcext:value-type="float">
            <text:p>6.059</text:p>
          </table:table-cell>
          <table:table-cell office:value-type="float" office:value="86.2547" calcext:value-type="float">
            <text:p>86.2547</text:p>
          </table:table-cell>
          <table:table-cell office:value-type="float" office:value="6.059" calcext:value-type="float">
            <text:p>6.059</text:p>
          </table:table-cell>
          <table:table-cell office:value-type="float" office:value="29.3" calcext:value-type="float">
            <text:p>29.3</text:p>
          </table:table-cell>
          <table:table-cell office:value-type="float" office:value="6.059" calcext:value-type="float">
            <text:p>6.059</text:p>
          </table:table-cell>
          <table:table-cell table:formula="of:=[.F221]-[.J221]" office:value-type="float" office:value="56.2184" calcext:value-type="float">
            <text:p>56.2184</text:p>
          </table:table-cell>
          <table:table-cell office:value-type="float" office:value="6.059" calcext:value-type="float">
            <text:p>6.059</text:p>
          </table:table-cell>
          <table:table-cell table:formula="of:=[.H221]-[.J221]" office:value-type="float" office:value="56.9547" calcext:value-type="float">
            <text:p>56.9547</text:p>
          </table:table-cell>
        </table:table-row>
        <table:table-row table:style-name="ro1">
          <table:table-cell table:number-columns-repeated="4"/>
          <table:table-cell office:value-type="float" office:value="6.223" calcext:value-type="float">
            <text:p>6.223</text:p>
          </table:table-cell>
          <table:table-cell office:value-type="float" office:value="87.504" calcext:value-type="float">
            <text:p>87.504</text:p>
          </table:table-cell>
          <table:table-cell office:value-type="float" office:value="6.223" calcext:value-type="float">
            <text:p>6.223</text:p>
          </table:table-cell>
          <table:table-cell office:value-type="float" office:value="88.2646" calcext:value-type="float">
            <text:p>88.2646</text:p>
          </table:table-cell>
          <table:table-cell office:value-type="float" office:value="6.223" calcext:value-type="float">
            <text:p>6.223</text:p>
          </table:table-cell>
          <table:table-cell office:value-type="float" office:value="29.3" calcext:value-type="float">
            <text:p>29.3</text:p>
          </table:table-cell>
          <table:table-cell office:value-type="float" office:value="6.223" calcext:value-type="float">
            <text:p>6.223</text:p>
          </table:table-cell>
          <table:table-cell table:formula="of:=[.F222]-[.J222]" office:value-type="float" office:value="58.204" calcext:value-type="float">
            <text:p>58.204</text:p>
          </table:table-cell>
          <table:table-cell office:value-type="float" office:value="6.223" calcext:value-type="float">
            <text:p>6.223</text:p>
          </table:table-cell>
          <table:table-cell table:formula="of:=[.H222]-[.J222]" office:value-type="float" office:value="58.9646" calcext:value-type="float">
            <text:p>58.9646</text:p>
          </table:table-cell>
        </table:table-row>
        <table:table-row table:style-name="ro1">
          <table:table-cell table:number-columns-repeated="4"/>
          <table:table-cell office:value-type="float" office:value="6.386" calcext:value-type="float">
            <text:p>6.386</text:p>
          </table:table-cell>
          <table:table-cell office:value-type="float" office:value="83.2612" calcext:value-type="float">
            <text:p>83.2612</text:p>
          </table:table-cell>
          <table:table-cell office:value-type="float" office:value="6.386" calcext:value-type="float">
            <text:p>6.386</text:p>
          </table:table-cell>
          <table:table-cell office:value-type="float" office:value="83.9697" calcext:value-type="float">
            <text:p>83.9697</text:p>
          </table:table-cell>
          <table:table-cell office:value-type="float" office:value="6.386" calcext:value-type="float">
            <text:p>6.386</text:p>
          </table:table-cell>
          <table:table-cell office:value-type="float" office:value="29.3" calcext:value-type="float">
            <text:p>29.3</text:p>
          </table:table-cell>
          <table:table-cell office:value-type="float" office:value="6.386" calcext:value-type="float">
            <text:p>6.386</text:p>
          </table:table-cell>
          <table:table-cell table:formula="of:=[.F223]-[.J223]" office:value-type="float" office:value="53.9612" calcext:value-type="float">
            <text:p>53.9612</text:p>
          </table:table-cell>
          <table:table-cell office:value-type="float" office:value="6.386" calcext:value-type="float">
            <text:p>6.386</text:p>
          </table:table-cell>
          <table:table-cell table:formula="of:=[.H223]-[.J223]" office:value-type="float" office:value="54.6697" calcext:value-type="float">
            <text:p>54.6697</text:p>
          </table:table-cell>
        </table:table-row>
        <table:table-row table:style-name="ro1">
          <table:table-cell table:number-columns-repeated="4"/>
          <table:table-cell office:value-type="float" office:value="6.532" calcext:value-type="float">
            <text:p>6.532</text:p>
          </table:table-cell>
          <table:table-cell office:value-type="float" office:value="75.7528" calcext:value-type="float">
            <text:p>75.7528</text:p>
          </table:table-cell>
          <table:table-cell office:value-type="float" office:value="6.532" calcext:value-type="float">
            <text:p>6.532</text:p>
          </table:table-cell>
          <table:table-cell office:value-type="float" office:value="76.3669" calcext:value-type="float">
            <text:p>76.3669</text:p>
          </table:table-cell>
          <table:table-cell office:value-type="float" office:value="6.532" calcext:value-type="float">
            <text:p>6.532</text:p>
          </table:table-cell>
          <table:table-cell office:value-type="float" office:value="29.3" calcext:value-type="float">
            <text:p>29.3</text:p>
          </table:table-cell>
          <table:table-cell office:value-type="float" office:value="6.532" calcext:value-type="float">
            <text:p>6.532</text:p>
          </table:table-cell>
          <table:table-cell table:formula="of:=[.F224]-[.J224]" office:value-type="float" office:value="46.4528" calcext:value-type="float">
            <text:p>46.4528</text:p>
          </table:table-cell>
          <table:table-cell office:value-type="float" office:value="6.532" calcext:value-type="float">
            <text:p>6.532</text:p>
          </table:table-cell>
          <table:table-cell table:formula="of:=[.H224]-[.J224]" office:value-type="float" office:value="47.0669" calcext:value-type="float">
            <text:p>47.0669</text:p>
          </table:table-cell>
        </table:table-row>
        <table:table-row table:style-name="ro1">
          <table:table-cell table:number-columns-repeated="4"/>
          <table:table-cell office:value-type="float" office:value="6.732" calcext:value-type="float">
            <text:p>6.732</text:p>
          </table:table-cell>
          <table:table-cell office:value-type="float" office:value="70.8258" calcext:value-type="float">
            <text:p>70.8258</text:p>
          </table:table-cell>
          <table:table-cell office:value-type="float" office:value="6.732" calcext:value-type="float">
            <text:p>6.732</text:p>
          </table:table-cell>
          <table:table-cell office:value-type="float" office:value="71.3938" calcext:value-type="float">
            <text:p>71.3938</text:p>
          </table:table-cell>
          <table:table-cell office:value-type="float" office:value="6.732" calcext:value-type="float">
            <text:p>6.732</text:p>
          </table:table-cell>
          <table:table-cell office:value-type="float" office:value="27.9" calcext:value-type="float">
            <text:p>27.9</text:p>
          </table:table-cell>
          <table:table-cell office:value-type="float" office:value="6.732" calcext:value-type="float">
            <text:p>6.732</text:p>
          </table:table-cell>
          <table:table-cell table:formula="of:=[.F225]-[.J225]" office:value-type="float" office:value="42.9258" calcext:value-type="float">
            <text:p>42.9258</text:p>
          </table:table-cell>
          <table:table-cell office:value-type="float" office:value="6.732" calcext:value-type="float">
            <text:p>6.732</text:p>
          </table:table-cell>
          <table:table-cell table:formula="of:=[.H225]-[.J225]" office:value-type="float" office:value="43.4938" calcext:value-type="float">
            <text:p>43.4938</text:p>
          </table:table-cell>
        </table:table-row>
        <table:table-row table:style-name="ro1">
          <table:table-cell table:number-columns-repeated="4"/>
          <table:table-cell office:value-type="float" office:value="6.877" calcext:value-type="float">
            <text:p>6.877</text:p>
          </table:table-cell>
          <table:table-cell office:value-type="float" office:value="62.3809" calcext:value-type="float">
            <text:p>62.3809</text:p>
          </table:table-cell>
          <table:table-cell office:value-type="float" office:value="6.877" calcext:value-type="float">
            <text:p>6.877</text:p>
          </table:table-cell>
          <table:table-cell office:value-type="float" office:value="62.8389" calcext:value-type="float">
            <text:p>62.8389</text:p>
          </table:table-cell>
          <table:table-cell office:value-type="float" office:value="6.877" calcext:value-type="float">
            <text:p>6.877</text:p>
          </table:table-cell>
          <table:table-cell office:value-type="float" office:value="27.8" calcext:value-type="float">
            <text:p>27.8</text:p>
          </table:table-cell>
          <table:table-cell office:value-type="float" office:value="6.877" calcext:value-type="float">
            <text:p>6.877</text:p>
          </table:table-cell>
          <table:table-cell table:formula="of:=[.F226]-[.J226]" office:value-type="float" office:value="34.5809" calcext:value-type="float">
            <text:p>34.5809</text:p>
          </table:table-cell>
          <table:table-cell office:value-type="float" office:value="6.877" calcext:value-type="float">
            <text:p>6.877</text:p>
          </table:table-cell>
          <table:table-cell table:formula="of:=[.H226]-[.J226]" office:value-type="float" office:value="35.0389" calcext:value-type="float">
            <text:p>35.0389</text:p>
          </table:table-cell>
        </table:table-row>
        <table:table-row table:style-name="ro1">
          <table:table-cell table:number-columns-repeated="8"/>
          <table:table-cell office:value-type="float" office:value="5.388" calcext:value-type="float">
            <text:p>5.388</text:p>
          </table:table-cell>
          <table:table-cell office:value-type="float" office:value="31.179" calcext:value-type="float">
            <text:p>31.17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512" calcext:value-type="float">
            <text:p>5.512</text:p>
          </table:table-cell>
          <table:table-cell office:value-type="float" office:value="31.47" calcext:value-type="float">
            <text:p>31.4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642" calcext:value-type="float">
            <text:p>5.642</text:p>
          </table:table-cell>
          <table:table-cell office:value-type="float" office:value="31.279" calcext:value-type="float">
            <text:p>31.27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762" calcext:value-type="float">
            <text:p>5.762</text:p>
          </table:table-cell>
          <table:table-cell office:value-type="float" office:value="31.47" calcext:value-type="float">
            <text:p>31.4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.886" calcext:value-type="float">
            <text:p>5.886</text:p>
          </table:table-cell>
          <table:table-cell office:value-type="float" office:value="31.536" calcext:value-type="float">
            <text:p>31.5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012" calcext:value-type="float">
            <text:p>6.012</text:p>
          </table:table-cell>
          <table:table-cell office:value-type="float" office:value="31.736" calcext:value-type="float">
            <text:p>31.73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126" calcext:value-type="float">
            <text:p>6.126</text:p>
          </table:table-cell>
          <table:table-cell office:value-type="float" office:value="31.999" calcext:value-type="float">
            <text:p>31.99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264" calcext:value-type="float">
            <text:p>6.264</text:p>
          </table:table-cell>
          <table:table-cell office:value-type="float" office:value="32.389" calcext:value-type="float">
            <text:p>32.38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385" calcext:value-type="float">
            <text:p>6.385</text:p>
          </table:table-cell>
          <table:table-cell office:value-type="float" office:value="32.751" calcext:value-type="float">
            <text:p>32.75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511" calcext:value-type="float">
            <text:p>6.511</text:p>
          </table:table-cell>
          <table:table-cell office:value-type="float" office:value="33.171" calcext:value-type="float">
            <text:p>33.17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635" calcext:value-type="float">
            <text:p>6.635</text:p>
          </table:table-cell>
          <table:table-cell office:value-type="float" office:value="33.516" calcext:value-type="float">
            <text:p>33.51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759" calcext:value-type="float">
            <text:p>6.759</text:p>
          </table:table-cell>
          <table:table-cell office:value-type="float" office:value="33.99" calcext:value-type="float">
            <text:p>33.9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.884" calcext:value-type="float">
            <text:p>6.884</text:p>
          </table:table-cell>
          <table:table-cell office:value-type="float" office:value="34.326" calcext:value-type="float">
            <text:p>34.3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012" calcext:value-type="float">
            <text:p>7.012</text:p>
          </table:table-cell>
          <table:table-cell office:value-type="float" office:value="34.717" calcext:value-type="float">
            <text:p>34.7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133" calcext:value-type="float">
            <text:p>7.133</text:p>
          </table:table-cell>
          <table:table-cell office:value-type="float" office:value="34.763" calcext:value-type="float">
            <text:p>34.76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262" calcext:value-type="float">
            <text:p>7.262</text:p>
          </table:table-cell>
          <table:table-cell office:value-type="float" office:value="34.698" calcext:value-type="float">
            <text:p>34.6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379" calcext:value-type="float">
            <text:p>7.379</text:p>
          </table:table-cell>
          <table:table-cell office:value-type="float" office:value="34.658" calcext:value-type="float">
            <text:p>34.65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506" calcext:value-type="float">
            <text:p>7.506</text:p>
          </table:table-cell>
          <table:table-cell office:value-type="float" office:value="34.517" calcext:value-type="float">
            <text:p>34.5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631" calcext:value-type="float">
            <text:p>7.631</text:p>
          </table:table-cell>
          <table:table-cell office:value-type="float" office:value="34.517" calcext:value-type="float">
            <text:p>34.51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756" calcext:value-type="float">
            <text:p>7.756</text:p>
          </table:table-cell>
          <table:table-cell office:value-type="float" office:value="34.29" calcext:value-type="float">
            <text:p>34.2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7.88" calcext:value-type="float">
            <text:p>7.88</text:p>
          </table:table-cell>
          <table:table-cell office:value-type="float" office:value="34.01" calcext:value-type="float">
            <text:p>34.0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.021" calcext:value-type="float">
            <text:p>8.021</text:p>
          </table:table-cell>
          <table:table-cell office:value-type="float" office:value="33.564" calcext:value-type="float">
            <text:p>33.56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.128" calcext:value-type="float">
            <text:p>8.128</text:p>
          </table:table-cell>
          <table:table-cell office:value-type="float" office:value="33.59" calcext:value-type="float">
            <text:p>33.59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.253" calcext:value-type="float">
            <text:p>8.253</text:p>
          </table:table-cell>
          <table:table-cell office:value-type="float" office:value="33.318" calcext:value-type="float">
            <text:p>33.31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.377" calcext:value-type="float">
            <text:p>8.377</text:p>
          </table:table-cell>
          <table:table-cell office:value-type="float" office:value="33.073" calcext:value-type="float">
            <text:p>33.073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8.504" calcext:value-type="float">
            <text:p>8.504</text:p>
          </table:table-cell>
          <table:table-cell office:value-type="float" office:value="32.873" calcext:value-type="float">
            <text:p>32.873</text:p>
          </table:table-cell>
          <table:table-cell table:number-columns-repeated="4"/>
        </table:table-row>
      </table:table>
      <table:table table:name="7793" table:style-name="ta1">
        <table:shapes>
          <draw:frame draw:z-index="0" draw:style-name="gr1" draw:text-style-name="P1" svg:width="6.2988in" svg:height="3.5429in" svg:x="5.402in" svg:y="20.9118in">
            <draw:object draw:notify-on-update-of-ranges="'7793'.G3:'7793'.G3 '7793'.G4:'7793'.G44 '7793'.H3:'7793'.H3 '7793'.H4:'7793'.H44 '7793'.G3:'7793'.G3 '7793'.G4:'7793'.G44 '7793'.I3:'7793'.I3 '7793'.I4:'7793'.I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CM LUM</text:p>
          </table:table-cell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7793 Dicaire</text:p>
          </table:table-cell>
          <table:table-cell office:value-type="string" calcext:value-type="string">
            <text:p>total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34.2331" calcext:value-type="float">
            <text:p>34.2331</text:p>
          </table:table-cell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0.353" calcext:value-type="float">
            <text:p>0.353</text:p>
          </table:table-cell>
          <table:table-cell table:formula="of:=SQRT([.B3]*[.B3]-[.E3]*[.E3])" office:value-type="float" office:value="34.2312799440804" calcext:value-type="float">
            <text:p>34.23127994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caire disk</text:p>
          </table:table-cell>
          <table:table-cell office:value-type="string" calcext:value-type="string">
            <text:p>LCM disk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49.4257" calcext:value-type="float">
            <text:p>49.4257</text:p>
          </table:table-cell>
          <table:table-cell office:value-type="float" office:value="0.516" calcext:value-type="float">
            <text:p>0.516</text:p>
          </table:table-cell>
          <table:table-cell office:value-type="float" office:value="1.2" calcext:value-type="float">
            <text:p>1.2</text:p>
          </table:table-cell>
          <table:table-cell table:formula="of:=[.C4]" office:value-type="float" office:value="0.516" calcext:value-type="float">
            <text:p>0.516</text:p>
          </table:table-cell>
          <table:table-cell table:formula="of:=SQRT([.B4]*[.B4]-[.E4]*[.E4])" office:value-type="float" office:value="49.4230064290913" calcext:value-type="float">
            <text:p>49.4230064291</text:p>
          </table:table-cell>
          <table:table-cell office:value-type="float" office:value="0.353" calcext:value-type="float">
            <text:p>0.353</text:p>
          </table:table-cell>
          <table:table-cell office:value-type="float" office:value="36.865" calcext:value-type="float">
            <text:p>36.865</text:p>
          </table:table-cell>
          <table:table-cell office:value-type="float" office:value="34.2312799440804" calcext:value-type="float">
            <text:p>34.2312799441</text:p>
          </table:table-cell>
          <table:table-cell office:value-type="float" office:value="0.353" calcext:value-type="float">
            <text:p>0.353</text:p>
          </table:table-cell>
          <table:table-cell office:value-type="float" office:value="34.2312799440804" calcext:value-type="float">
            <text:p>34.2312799441</text:p>
          </table:table-cell>
          <table:table-cell table:style-name="ce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3.9274" calcext:value-type="float">
            <text:p>53.9274</text:p>
          </table:table-cell>
          <table:table-cell office:value-type="float" office:value="0.68" calcext:value-type="float">
            <text:p>0.68</text:p>
          </table:table-cell>
          <table:table-cell office:value-type="float" office:value="2.3" calcext:value-type="float">
            <text:p>2.3</text:p>
          </table:table-cell>
          <table:table-cell table:formula="of:=[.C5]" office:value-type="float" office:value="0.68" calcext:value-type="float">
            <text:p>0.68</text:p>
          </table:table-cell>
          <table:table-cell table:formula="of:=SQRT([.B5]*[.B5]-[.E5]*[.E5])" office:value-type="float" office:value="53.923112584123" calcext:value-type="float">
            <text:p>53.9231125841</text:p>
          </table:table-cell>
          <table:table-cell office:value-type="float" office:value="0.516" calcext:value-type="float">
            <text:p>0.516</text:p>
          </table:table-cell>
          <table:table-cell office:value-type="float" office:value="46.6" calcext:value-type="float">
            <text:p>46.6</text:p>
          </table:table-cell>
          <table:table-cell office:value-type="float" office:value="49.4230064290913" calcext:value-type="float">
            <text:p>49.4230064291</text:p>
          </table:table-cell>
          <table:table-cell office:value-type="float" office:value="0.516" calcext:value-type="float">
            <text:p>0.516</text:p>
          </table:table-cell>
          <table:table-cell office:value-type="float" office:value="49.4230064290913" calcext:value-type="float">
            <text:p>49.4230064291</text:p>
          </table:table-cell>
          <table:table-cell table:style-name="ce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8.6978" calcext:value-type="float">
            <text:p>58.6978</text:p>
          </table:table-cell>
          <table:table-cell office:value-type="float" office:value="0.825" calcext:value-type="float">
            <text:p>0.825</text:p>
          </table:table-cell>
          <table:table-cell office:value-type="float" office:value="2.7" calcext:value-type="float">
            <text:p>2.7</text:p>
          </table:table-cell>
          <table:table-cell table:formula="of:=[.C6]" office:value-type="float" office:value="0.825" calcext:value-type="float">
            <text:p>0.825</text:p>
          </table:table-cell>
          <table:table-cell table:formula="of:=SQRT([.B6]*[.B6]-[.E6]*[.E6])" office:value-type="float" office:value="58.6920020091324" calcext:value-type="float">
            <text:p>58.6920020091</text:p>
          </table:table-cell>
          <table:table-cell office:value-type="float" office:value="0.68" calcext:value-type="float">
            <text:p>0.68</text:p>
          </table:table-cell>
          <table:table-cell office:value-type="float" office:value="53.4" calcext:value-type="float">
            <text:p>53.4</text:p>
          </table:table-cell>
          <table:table-cell office:value-type="float" office:value="53.923112584123" calcext:value-type="float">
            <text:p>53.9231125841</text:p>
          </table:table-cell>
          <table:table-cell office:value-type="float" office:value="0.68" calcext:value-type="float">
            <text:p>0.68</text:p>
          </table:table-cell>
          <table:table-cell office:value-type="float" office:value="53.923112584123" calcext:value-type="float">
            <text:p>53.9231125841</text:p>
          </table:table-cell>
          <table:table-cell table:style-name="ce2"/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61.7525" calcext:value-type="float">
            <text:p>61.7525</text:p>
          </table:table-cell>
          <table:table-cell office:value-type="float" office:value="1.007" calcext:value-type="float">
            <text:p>1.007</text:p>
          </table:table-cell>
          <table:table-cell office:value-type="float" office:value="3.2" calcext:value-type="float">
            <text:p>3.2</text:p>
          </table:table-cell>
          <table:table-cell table:formula="of:=[.C7]" office:value-type="float" office:value="1.007" calcext:value-type="float">
            <text:p>1.007</text:p>
          </table:table-cell>
          <table:table-cell table:formula="of:=SQRT([.B7]*[.B7]-[.E7]*[.E7])" office:value-type="float" office:value="61.7442888634244" calcext:value-type="float">
            <text:p>61.7442888634</text:p>
          </table:table-cell>
          <table:table-cell office:value-type="float" office:value="0.825" calcext:value-type="float">
            <text:p>0.825</text:p>
          </table:table-cell>
          <table:table-cell office:value-type="float" office:value="57.3" calcext:value-type="float">
            <text:p>57.3</text:p>
          </table:table-cell>
          <table:table-cell office:value-type="float" office:value="58.6920020091324" calcext:value-type="float">
            <text:p>58.6920020091</text:p>
          </table:table-cell>
          <table:table-cell office:value-type="float" office:value="0.825" calcext:value-type="float">
            <text:p>0.825</text:p>
          </table:table-cell>
          <table:table-cell office:value-type="float" office:value="58.6920020091324" calcext:value-type="float">
            <text:p>58.6920020091</text:p>
          </table:table-cell>
          <table:table-cell table:style-name="ce2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2.7126" calcext:value-type="float">
            <text:p>62.7126</text:p>
          </table:table-cell>
          <table:table-cell office:value-type="float" office:value="1.17" calcext:value-type="float">
            <text:p>1.17</text:p>
          </table:table-cell>
          <table:table-cell office:value-type="float" office:value="5" calcext:value-type="float">
            <text:p>5</text:p>
          </table:table-cell>
          <table:table-cell table:formula="of:=[.C8]" office:value-type="float" office:value="1.17" calcext:value-type="float">
            <text:p>1.17</text:p>
          </table:table-cell>
          <table:table-cell table:formula="of:=SQRT([.B8]*[.B8]-[.E8]*[.E8])" office:value-type="float" office:value="62.7016849754454" calcext:value-type="float">
            <text:p>62.7016849754</text:p>
          </table:table-cell>
          <table:table-cell office:value-type="float" office:value="1.007" calcext:value-type="float">
            <text:p>1.007</text:p>
          </table:table-cell>
          <table:table-cell office:value-type="float" office:value="63.025" calcext:value-type="float">
            <text:p>63.025</text:p>
          </table:table-cell>
          <table:table-cell office:value-type="float" office:value="61.7442888634244" calcext:value-type="float">
            <text:p>61.7442888634</text:p>
          </table:table-cell>
          <table:table-cell office:value-type="float" office:value="1.007" calcext:value-type="float">
            <text:p>1.007</text:p>
          </table:table-cell>
          <table:table-cell office:value-type="float" office:value="61.7442888634244" calcext:value-type="float">
            <text:p>61.7442888634</text:p>
          </table:table-cell>
          <table:table-cell table:style-name="ce2"/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66.6978" calcext:value-type="float">
            <text:p>66.6978</text:p>
          </table:table-cell>
          <table:table-cell office:value-type="float" office:value="1.316" calcext:value-type="float">
            <text:p>1.316</text:p>
          </table:table-cell>
          <table:table-cell office:value-type="float" office:value="5.9" calcext:value-type="float">
            <text:p>5.9</text:p>
          </table:table-cell>
          <table:table-cell table:formula="of:=[.C9]" office:value-type="float" office:value="1.316" calcext:value-type="float">
            <text:p>1.316</text:p>
          </table:table-cell>
          <table:table-cell table:formula="of:=SQRT([.B9]*[.B9]-[.E9]*[.E9])" office:value-type="float" office:value="66.684815879179" calcext:value-type="float">
            <text:p>66.6848158792</text:p>
          </table:table-cell>
          <table:table-cell office:value-type="float" office:value="1.17" calcext:value-type="float">
            <text:p>1.17</text:p>
          </table:table-cell>
          <table:table-cell office:value-type="float" office:value="65.694" calcext:value-type="float">
            <text:p>65.694</text:p>
          </table:table-cell>
          <table:table-cell office:value-type="float" office:value="62.7016849754454" calcext:value-type="float">
            <text:p>62.7016849754</text:p>
          </table:table-cell>
          <table:table-cell office:value-type="float" office:value="1.17" calcext:value-type="float">
            <text:p>1.17</text:p>
          </table:table-cell>
          <table:table-cell office:value-type="float" office:value="62.7016849754454" calcext:value-type="float">
            <text:p>62.7016849754</text:p>
          </table:table-cell>
          <table:table-cell table:style-name="ce2"/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72.7149" calcext:value-type="float">
            <text:p>72.7149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table:formula="of:=[.C10]" office:value-type="float" office:value="1.479" calcext:value-type="float">
            <text:p>1.479</text:p>
          </table:table-cell>
          <table:table-cell table:formula="of:=SQRT([.B10]*[.B10]-[.E10]*[.E10])" office:value-type="float" office:value="72.6998572282642" calcext:value-type="float">
            <text:p>72.6998572283</text:p>
          </table:table-cell>
          <table:table-cell office:value-type="float" office:value="1.316" calcext:value-type="float">
            <text:p>1.316</text:p>
          </table:table-cell>
          <table:table-cell office:value-type="float" office:value="70.499" calcext:value-type="float">
            <text:p>70.499</text:p>
          </table:table-cell>
          <table:table-cell office:value-type="float" office:value="66.684815879179" calcext:value-type="float">
            <text:p>66.6848158792</text:p>
          </table:table-cell>
          <table:table-cell office:value-type="float" office:value="1.316" calcext:value-type="float">
            <text:p>1.316</text:p>
          </table:table-cell>
          <table:table-cell office:value-type="float" office:value="66.684815879179" calcext:value-type="float">
            <text:p>66.6848158792</text:p>
          </table:table-cell>
          <table:table-cell table:style-name="ce2"/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77.9869" calcext:value-type="float">
            <text:p>77.9869</text:p>
          </table:table-cell>
          <table:table-cell office:value-type="float" office:value="1.661" calcext:value-type="float">
            <text:p>1.661</text:p>
          </table:table-cell>
          <table:table-cell office:value-type="float" office:value="8.6" calcext:value-type="float">
            <text:p>8.6</text:p>
          </table:table-cell>
          <table:table-cell table:formula="of:=[.C11]" office:value-type="float" office:value="1.661" calcext:value-type="float">
            <text:p>1.661</text:p>
          </table:table-cell>
          <table:table-cell table:formula="of:=SQRT([.B11]*[.B11]-[.E11]*[.E11])" office:value-type="float" office:value="77.9692096318156" calcext:value-type="float">
            <text:p>77.9692096318</text:p>
          </table:table-cell>
          <table:table-cell office:value-type="float" office:value="1.479" calcext:value-type="float">
            <text:p>1.479</text:p>
          </table:table-cell>
          <table:table-cell office:value-type="float" office:value="69.9" calcext:value-type="float">
            <text:p>69.9</text:p>
          </table:table-cell>
          <table:table-cell office:value-type="float" office:value="72.6998572282642" calcext:value-type="float">
            <text:p>72.6998572283</text:p>
          </table:table-cell>
          <table:table-cell office:value-type="float" office:value="1.479" calcext:value-type="float">
            <text:p>1.479</text:p>
          </table:table-cell>
          <table:table-cell office:value-type="float" office:value="72.6998572282642" calcext:value-type="float">
            <text:p>72.6998572283</text:p>
          </table:table-cell>
          <table:table-cell table:style-name="ce2"/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79.7786" calcext:value-type="float">
            <text:p>79.7786</text:p>
          </table:table-cell>
          <table:table-cell office:value-type="float" office:value="1.806" calcext:value-type="float">
            <text:p>1.806</text:p>
          </table:table-cell>
          <table:table-cell office:value-type="float" office:value="9.7" calcext:value-type="float">
            <text:p>9.7</text:p>
          </table:table-cell>
          <table:table-cell table:formula="of:=[.C12]" office:value-type="float" office:value="1.806" calcext:value-type="float">
            <text:p>1.806</text:p>
          </table:table-cell>
          <table:table-cell table:formula="of:=SQRT([.B12]*[.B12]-[.E12]*[.E12])" office:value-type="float" office:value="79.7581555827365" calcext:value-type="float">
            <text:p>79.7581555827</text:p>
          </table:table-cell>
          <table:table-cell office:value-type="float" office:value="1.661" calcext:value-type="float">
            <text:p>1.661</text:p>
          </table:table-cell>
          <table:table-cell office:value-type="float" office:value="73" calcext:value-type="float">
            <text:p>73</text:p>
          </table:table-cell>
          <table:table-cell office:value-type="float" office:value="77.9692096318156" calcext:value-type="float">
            <text:p>77.9692096318</text:p>
          </table:table-cell>
          <table:table-cell office:value-type="float" office:value="1.661" calcext:value-type="float">
            <text:p>1.661</text:p>
          </table:table-cell>
          <table:table-cell office:value-type="float" office:value="77.9692096318156" calcext:value-type="float">
            <text:p>77.9692096318</text:p>
          </table:table-cell>
          <table:table-cell table:style-name="ce2"/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81.6844" calcext:value-type="float">
            <text:p>81.6844</text:p>
          </table:table-cell>
          <table:table-cell office:value-type="float" office:value="1.988" calcext:value-type="float">
            <text:p>1.988</text:p>
          </table:table-cell>
          <table:table-cell office:value-type="float" office:value="12" calcext:value-type="float">
            <text:p>12</text:p>
          </table:table-cell>
          <table:table-cell table:formula="of:=[.C13]" office:value-type="float" office:value="1.988" calcext:value-type="float">
            <text:p>1.988</text:p>
          </table:table-cell>
          <table:table-cell table:formula="of:=SQRT([.B13]*[.B13]-[.E13]*[.E13])" office:value-type="float" office:value="81.6602048696916" calcext:value-type="float">
            <text:p>81.6602048697</text:p>
          </table:table-cell>
          <table:table-cell office:value-type="float" office:value="1.806" calcext:value-type="float">
            <text:p>1.806</text:p>
          </table:table-cell>
          <table:table-cell office:value-type="float" office:value="74.2" calcext:value-type="float">
            <text:p>74.2</text:p>
          </table:table-cell>
          <table:table-cell office:value-type="float" office:value="79.7581555827365" calcext:value-type="float">
            <text:p>79.7581555827</text:p>
          </table:table-cell>
          <table:table-cell office:value-type="float" office:value="1.806" calcext:value-type="float">
            <text:p>1.806</text:p>
          </table:table-cell>
          <table:table-cell office:value-type="float" office:value="79.7581555827365" calcext:value-type="float">
            <text:p>79.7581555827</text:p>
          </table:table-cell>
          <table:table-cell table:style-name="ce2"/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83.7299" calcext:value-type="float">
            <text:p>83.7299</text:p>
          </table:table-cell>
          <table:table-cell office:value-type="float" office:value="2.134" calcext:value-type="float">
            <text:p>2.134</text:p>
          </table:table-cell>
          <table:table-cell office:value-type="float" office:value="12.4" calcext:value-type="float">
            <text:p>12.4</text:p>
          </table:table-cell>
          <table:table-cell table:formula="of:=[.C14]" office:value-type="float" office:value="2.134" calcext:value-type="float">
            <text:p>2.134</text:p>
          </table:table-cell>
          <table:table-cell table:formula="of:=SQRT([.B14]*[.B14]-[.E14]*[.E14])" office:value-type="float" office:value="83.7027012587408" calcext:value-type="float">
            <text:p>83.7027012587</text:p>
          </table:table-cell>
          <table:table-cell office:value-type="float" office:value="1.988" calcext:value-type="float">
            <text:p>1.988</text:p>
          </table:table-cell>
          <table:table-cell office:value-type="float" office:value="77" calcext:value-type="float">
            <text:p>77</text:p>
          </table:table-cell>
          <table:table-cell office:value-type="float" office:value="81.6602048696916" calcext:value-type="float">
            <text:p>81.6602048697</text:p>
          </table:table-cell>
          <table:table-cell office:value-type="float" office:value="1.988" calcext:value-type="float">
            <text:p>1.988</text:p>
          </table:table-cell>
          <table:table-cell office:value-type="float" office:value="81.6602048696916" calcext:value-type="float">
            <text:p>81.6602048697</text:p>
          </table:table-cell>
          <table:table-cell table:style-name="ce2"/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88.421" calcext:value-type="float">
            <text:p>88.421</text:p>
          </table:table-cell>
          <table:table-cell office:value-type="float" office:value="2.297" calcext:value-type="float">
            <text:p>2.297</text:p>
          </table:table-cell>
          <table:table-cell office:value-type="float" office:value="13.9" calcext:value-type="float">
            <text:p>13.9</text:p>
          </table:table-cell>
          <table:table-cell table:formula="of:=[.C15]" office:value-type="float" office:value="2.297" calcext:value-type="float">
            <text:p>2.297</text:p>
          </table:table-cell>
          <table:table-cell table:formula="of:=SQRT([.B15]*[.B15]-[.E15]*[.E15])" office:value-type="float" office:value="88.391159241182" calcext:value-type="float">
            <text:p>88.3911592412</text:p>
          </table:table-cell>
          <table:table-cell office:value-type="float" office:value="2.134" calcext:value-type="float">
            <text:p>2.134</text:p>
          </table:table-cell>
          <table:table-cell office:value-type="float" office:value="80.6" calcext:value-type="float">
            <text:p>80.6</text:p>
          </table:table-cell>
          <table:table-cell office:value-type="float" office:value="83.7027012587408" calcext:value-type="float">
            <text:p>83.7027012587</text:p>
          </table:table-cell>
          <table:table-cell office:value-type="float" office:value="2.134" calcext:value-type="float">
            <text:p>2.134</text:p>
          </table:table-cell>
          <table:table-cell office:value-type="float" office:value="83.7027012587408" calcext:value-type="float">
            <text:p>83.7027012587</text:p>
          </table:table-cell>
          <table:table-cell table:style-name="ce2"/>
        </table:table-row>
        <table:table-row table:style-name="ro1">
          <table:table-cell office:value-type="float" office:value="2.461" calcext:value-type="float">
            <text:p>2.461</text:p>
          </table:table-cell>
          <table:table-cell office:value-type="float" office:value="91.3188" calcext:value-type="float">
            <text:p>91.3188</text:p>
          </table:table-cell>
          <table:table-cell office:value-type="float" office:value="2.461" calcext:value-type="float">
            <text:p>2.461</text:p>
          </table:table-cell>
          <table:table-cell office:value-type="float" office:value="15.6" calcext:value-type="float">
            <text:p>15.6</text:p>
          </table:table-cell>
          <table:table-cell table:formula="of:=[.C16]" office:value-type="float" office:value="2.461" calcext:value-type="float">
            <text:p>2.461</text:p>
          </table:table-cell>
          <table:table-cell table:formula="of:=SQRT([.B16]*[.B16]-[.E16]*[.E16])" office:value-type="float" office:value="91.2856325630709" calcext:value-type="float">
            <text:p>91.2856325631</text:p>
          </table:table-cell>
          <table:table-cell office:value-type="float" office:value="2.297" calcext:value-type="float">
            <text:p>2.297</text:p>
          </table:table-cell>
          <table:table-cell office:value-type="float" office:value="83" calcext:value-type="float">
            <text:p>83</text:p>
          </table:table-cell>
          <table:table-cell office:value-type="float" office:value="88.391159241182" calcext:value-type="float">
            <text:p>88.3911592412</text:p>
          </table:table-cell>
          <table:table-cell office:value-type="float" office:value="2.297" calcext:value-type="float">
            <text:p>2.297</text:p>
          </table:table-cell>
          <table:table-cell office:value-type="float" office:value="88.391159241182" calcext:value-type="float">
            <text:p>88.3911592412</text:p>
          </table:table-cell>
          <table:table-cell table:style-name="ce2"/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92.5753" calcext:value-type="float">
            <text:p>92.5753</text:p>
          </table:table-cell>
          <table:table-cell office:value-type="float" office:value="2.624" calcext:value-type="float">
            <text:p>2.624</text:p>
          </table:table-cell>
          <table:table-cell office:value-type="float" office:value="16.9" calcext:value-type="float">
            <text:p>16.9</text:p>
          </table:table-cell>
          <table:table-cell table:formula="of:=[.C17]" office:value-type="float" office:value="2.624" calcext:value-type="float">
            <text:p>2.624</text:p>
          </table:table-cell>
          <table:table-cell table:formula="of:=SQRT([.B17]*[.B17]-[.E17]*[.E17])" office:value-type="float" office:value="92.5381045520709" calcext:value-type="float">
            <text:p>92.5381045521</text:p>
          </table:table-cell>
          <table:table-cell office:value-type="float" office:value="2.461" calcext:value-type="float">
            <text:p>2.461</text:p>
          </table:table-cell>
          <table:table-cell office:value-type="float" office:value="87" calcext:value-type="float">
            <text:p>87</text:p>
          </table:table-cell>
          <table:table-cell office:value-type="float" office:value="91.2856325630709" calcext:value-type="float">
            <text:p>91.2856325631</text:p>
          </table:table-cell>
          <table:table-cell office:value-type="float" office:value="2.461" calcext:value-type="float">
            <text:p>2.461</text:p>
          </table:table-cell>
          <table:table-cell office:value-type="float" office:value="91.2856325630709" calcext:value-type="float">
            <text:p>91.2856325631</text:p>
          </table:table-cell>
          <table:table-cell table:style-name="ce2"/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92.8943" calcext:value-type="float">
            <text:p>92.8943</text:p>
          </table:table-cell>
          <table:table-cell office:value-type="float" office:value="2.788" calcext:value-type="float">
            <text:p>2.788</text:p>
          </table:table-cell>
          <table:table-cell office:value-type="float" office:value="18.6" calcext:value-type="float">
            <text:p>18.6</text:p>
          </table:table-cell>
          <table:table-cell table:formula="of:=[.C18]" office:value-type="float" office:value="2.788" calcext:value-type="float">
            <text:p>2.788</text:p>
          </table:table-cell>
          <table:table-cell table:formula="of:=SQRT([.B18]*[.B18]-[.E18]*[.E18])" office:value-type="float" office:value="92.8524530020074" calcext:value-type="float">
            <text:p>92.852453002</text:p>
          </table:table-cell>
          <table:table-cell office:value-type="float" office:value="2.624" calcext:value-type="float">
            <text:p>2.624</text:p>
          </table:table-cell>
          <table:table-cell office:value-type="float" office:value="88.4" calcext:value-type="float">
            <text:p>88.4</text:p>
          </table:table-cell>
          <table:table-cell office:value-type="float" office:value="92.5381045520709" calcext:value-type="float">
            <text:p>92.5381045521</text:p>
          </table:table-cell>
          <table:table-cell office:value-type="float" office:value="2.624" calcext:value-type="float">
            <text:p>2.624</text:p>
          </table:table-cell>
          <table:table-cell office:value-type="float" office:value="92.5381045520709" calcext:value-type="float">
            <text:p>92.5381045521</text:p>
          </table:table-cell>
          <table:table-cell table:style-name="ce2"/>
        </table:table-row>
        <table:table-row table:style-name="ro1">
          <table:table-cell office:value-type="float" office:value="2.951" calcext:value-type="float">
            <text:p>2.951</text:p>
          </table:table-cell>
          <table:table-cell office:value-type="float" office:value="93.6274" calcext:value-type="float">
            <text:p>93.6274</text:p>
          </table:table-cell>
          <table:table-cell office:value-type="float" office:value="2.951" calcext:value-type="float">
            <text:p>2.951</text:p>
          </table:table-cell>
          <table:table-cell office:value-type="float" office:value="20.8" calcext:value-type="float">
            <text:p>20.8</text:p>
          </table:table-cell>
          <table:table-cell table:formula="of:=[.C19]" office:value-type="float" office:value="2.951" calcext:value-type="float">
            <text:p>2.951</text:p>
          </table:table-cell>
          <table:table-cell table:formula="of:=SQRT([.B19]*[.B19]-[.E19]*[.E19])" office:value-type="float" office:value="93.5808828220807" calcext:value-type="float">
            <text:p>93.5808828221</text:p>
          </table:table-cell>
          <table:table-cell office:value-type="float" office:value="2.788" calcext:value-type="float">
            <text:p>2.788</text:p>
          </table:table-cell>
          <table:table-cell office:value-type="float" office:value="89.2" calcext:value-type="float">
            <text:p>89.2</text:p>
          </table:table-cell>
          <table:table-cell office:value-type="float" office:value="92.8524530020074" calcext:value-type="float">
            <text:p>92.852453002</text:p>
          </table:table-cell>
          <table:table-cell office:value-type="float" office:value="2.788" calcext:value-type="float">
            <text:p>2.788</text:p>
          </table:table-cell>
          <table:table-cell office:value-type="float" office:value="92.8524530020074" calcext:value-type="float">
            <text:p>92.852453002</text:p>
          </table:table-cell>
          <table:table-cell table:style-name="ce2"/>
        </table:table-row>
        <table:table-row table:style-name="ro1">
          <table:table-cell office:value-type="float" office:value="3.133" calcext:value-type="float">
            <text:p>3.133</text:p>
          </table:table-cell>
          <table:table-cell office:value-type="float" office:value="95.4697" calcext:value-type="float">
            <text:p>95.4697</text:p>
          </table:table-cell>
          <table:table-cell office:value-type="float" office:value="3.133" calcext:value-type="float">
            <text:p>3.133</text:p>
          </table:table-cell>
          <table:table-cell office:value-type="float" office:value="22.2" calcext:value-type="float">
            <text:p>22.2</text:p>
          </table:table-cell>
          <table:table-cell table:formula="of:=[.C20]" office:value-type="float" office:value="3.133" calcext:value-type="float">
            <text:p>3.133</text:p>
          </table:table-cell>
          <table:table-cell table:formula="of:=SQRT([.B20]*[.B20]-[.E20]*[.E20])" office:value-type="float" office:value="95.4182787996619" calcext:value-type="float">
            <text:p>95.4182787997</text:p>
          </table:table-cell>
          <table:table-cell office:value-type="float" office:value="2.951" calcext:value-type="float">
            <text:p>2.951</text:p>
          </table:table-cell>
          <table:table-cell office:value-type="float" office:value="89.9" calcext:value-type="float">
            <text:p>89.9</text:p>
          </table:table-cell>
          <table:table-cell office:value-type="float" office:value="93.5808828220807" calcext:value-type="float">
            <text:p>93.5808828221</text:p>
          </table:table-cell>
          <table:table-cell office:value-type="float" office:value="2.951" calcext:value-type="float">
            <text:p>2.951</text:p>
          </table:table-cell>
          <table:table-cell office:value-type="float" office:value="93.5808828220807" calcext:value-type="float">
            <text:p>93.5808828221</text:p>
          </table:table-cell>
          <table:table-cell table:style-name="ce2"/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102.5974" calcext:value-type="float">
            <text:p>102.5974</text:p>
          </table:table-cell>
          <table:table-cell office:value-type="float" office:value="3.297" calcext:value-type="float">
            <text:p>3.297</text:p>
          </table:table-cell>
          <table:table-cell office:value-type="float" office:value="24" calcext:value-type="float">
            <text:p>24</text:p>
          </table:table-cell>
          <table:table-cell table:formula="of:=[.C21]" office:value-type="float" office:value="3.297" calcext:value-type="float">
            <text:p>3.297</text:p>
          </table:table-cell>
          <table:table-cell table:formula="of:=SQRT([.B21]*[.B21]-[.E21]*[.E21])" office:value-type="float" office:value="102.54441124586" calcext:value-type="float">
            <text:p>102.5444112459</text:p>
          </table:table-cell>
          <table:table-cell office:value-type="float" office:value="3.133" calcext:value-type="float">
            <text:p>3.133</text:p>
          </table:table-cell>
          <table:table-cell office:value-type="float" office:value="90.2" calcext:value-type="float">
            <text:p>90.2</text:p>
          </table:table-cell>
          <table:table-cell office:value-type="float" office:value="95.4182787996619" calcext:value-type="float">
            <text:p>95.4182787997</text:p>
          </table:table-cell>
          <table:table-cell office:value-type="float" office:value="3.133" calcext:value-type="float">
            <text:p>3.133</text:p>
          </table:table-cell>
          <table:table-cell office:value-type="float" office:value="95.4182787996619" calcext:value-type="float">
            <text:p>95.4182787997</text:p>
          </table:table-cell>
          <table:table-cell table:style-name="ce2"/>
        </table:table-row>
        <table:table-row table:style-name="ro1">
          <table:table-cell office:value-type="float" office:value="3.442" calcext:value-type="float">
            <text:p>3.442</text:p>
          </table:table-cell>
          <table:table-cell office:value-type="float" office:value="106.576" calcext:value-type="float">
            <text:p>106.576</text:p>
          </table:table-cell>
          <table:table-cell office:value-type="float" office:value="3.442" calcext:value-type="float">
            <text:p>3.442</text:p>
          </table:table-cell>
          <table:table-cell office:value-type="float" office:value="24" calcext:value-type="float">
            <text:p>24</text:p>
          </table:table-cell>
          <table:table-cell table:formula="of:=[.C22]" office:value-type="float" office:value="3.442" calcext:value-type="float">
            <text:p>3.442</text:p>
          </table:table-cell>
          <table:table-cell table:formula="of:=SQRT([.B22]*[.B22]-[.E22]*[.E22])" office:value-type="float" office:value="106.520403735622" calcext:value-type="float">
            <text:p>106.5204037356</text:p>
          </table:table-cell>
          <table:table-cell office:value-type="float" office:value="3.297" calcext:value-type="float">
            <text:p>3.297</text:p>
          </table:table-cell>
          <table:table-cell office:value-type="float" office:value="90.4" calcext:value-type="float">
            <text:p>90.4</text:p>
          </table:table-cell>
          <table:table-cell office:value-type="float" office:value="102.54441124586" calcext:value-type="float">
            <text:p>102.5444112459</text:p>
          </table:table-cell>
          <table:table-cell office:value-type="float" office:value="3.297" calcext:value-type="float">
            <text:p>3.297</text:p>
          </table:table-cell>
          <table:table-cell office:value-type="float" office:value="102.54441124586" calcext:value-type="float">
            <text:p>102.5444112459</text:p>
          </table:table-cell>
          <table:table-cell table:style-name="ce2"/>
        </table:table-row>
        <table:table-row table:style-name="ro1">
          <table:table-cell office:value-type="float" office:value="3.606" calcext:value-type="float">
            <text:p>3.606</text:p>
          </table:table-cell>
          <table:table-cell office:value-type="float" office:value="105.272" calcext:value-type="float">
            <text:p>105.272</text:p>
          </table:table-cell>
          <table:table-cell office:value-type="float" office:value="3.606" calcext:value-type="float">
            <text:p>3.606</text:p>
          </table:table-cell>
          <table:table-cell office:value-type="float" office:value="25.3" calcext:value-type="float">
            <text:p>25.3</text:p>
          </table:table-cell>
          <table:table-cell table:formula="of:=[.C23]" office:value-type="float" office:value="3.606" calcext:value-type="float">
            <text:p>3.606</text:p>
          </table:table-cell>
          <table:table-cell table:formula="of:=SQRT([.B23]*[.B23]-[.E23]*[.E23])" office:value-type="float" office:value="105.21022168972" calcext:value-type="float">
            <text:p>105.2102216897</text:p>
          </table:table-cell>
          <table:table-cell office:value-type="float" office:value="3.442" calcext:value-type="float">
            <text:p>3.442</text:p>
          </table:table-cell>
          <table:table-cell office:value-type="float" office:value="90.4" calcext:value-type="float">
            <text:p>90.4</text:p>
          </table:table-cell>
          <table:table-cell office:value-type="float" office:value="106.520403735622" calcext:value-type="float">
            <text:p>106.5204037356</text:p>
          </table:table-cell>
          <table:table-cell office:value-type="float" office:value="3.442" calcext:value-type="float">
            <text:p>3.442</text:p>
          </table:table-cell>
          <table:table-cell office:value-type="float" office:value="106.520403735622" calcext:value-type="float">
            <text:p>106.5204037356</text:p>
          </table:table-cell>
          <table:table-cell table:style-name="ce2"/>
        </table:table-row>
        <table:table-row table:style-name="ro1">
          <table:table-cell office:value-type="float" office:value="3.769" calcext:value-type="float">
            <text:p>3.769</text:p>
          </table:table-cell>
          <table:table-cell office:value-type="float" office:value="104.179" calcext:value-type="float">
            <text:p>104.179</text:p>
          </table:table-cell>
          <table:table-cell office:value-type="float" office:value="3.769" calcext:value-type="float">
            <text:p>3.769</text:p>
          </table:table-cell>
          <table:table-cell office:value-type="float" office:value="25.8" calcext:value-type="float">
            <text:p>25.8</text:p>
          </table:table-cell>
          <table:table-cell table:formula="of:=[.C24]" office:value-type="float" office:value="3.769" calcext:value-type="float">
            <text:p>3.769</text:p>
          </table:table-cell>
          <table:table-cell table:formula="of:=SQRT([.B24]*[.B24]-[.E24]*[.E24])" office:value-type="float" office:value="104.110800016137" calcext:value-type="float">
            <text:p>104.1108000161</text:p>
          </table:table-cell>
          <table:table-cell office:value-type="float" office:value="3.606" calcext:value-type="float">
            <text:p>3.606</text:p>
          </table:table-cell>
          <table:table-cell office:value-type="float" office:value="90.3" calcext:value-type="float">
            <text:p>90.3</text:p>
          </table:table-cell>
          <table:table-cell office:value-type="float" office:value="105.21022168972" calcext:value-type="float">
            <text:p>105.2102216897</text:p>
          </table:table-cell>
          <table:table-cell office:value-type="float" office:value="3.606" calcext:value-type="float">
            <text:p>3.606</text:p>
          </table:table-cell>
          <table:table-cell office:value-type="float" office:value="105.21022168972" calcext:value-type="float">
            <text:p>105.2102216897</text:p>
          </table:table-cell>
          <table:table-cell table:style-name="ce2"/>
        </table:table-row>
        <table:table-row table:style-name="ro1">
          <table:table-cell office:value-type="float" office:value="3.933" calcext:value-type="float">
            <text:p>3.933</text:p>
          </table:table-cell>
          <table:table-cell office:value-type="float" office:value="107.572" calcext:value-type="float">
            <text:p>107.572</text:p>
          </table:table-cell>
          <table:table-cell office:value-type="float" office:value="3.933" calcext:value-type="float">
            <text:p>3.933</text:p>
          </table:table-cell>
          <table:table-cell office:value-type="float" office:value="26.2" calcext:value-type="float">
            <text:p>26.2</text:p>
          </table:table-cell>
          <table:table-cell table:formula="of:=[.C25]" office:value-type="float" office:value="3.933" calcext:value-type="float">
            <text:p>3.933</text:p>
          </table:table-cell>
          <table:table-cell table:formula="of:=SQRT([.B25]*[.B25]-[.E25]*[.E25])" office:value-type="float" office:value="107.500077651135" calcext:value-type="float">
            <text:p>107.5000776511</text:p>
          </table:table-cell>
          <table:table-cell office:value-type="float" office:value="3.769" calcext:value-type="float">
            <text:p>3.769</text:p>
          </table:table-cell>
          <table:table-cell office:value-type="float" office:value="90" calcext:value-type="float">
            <text:p>90</text:p>
          </table:table-cell>
          <table:table-cell office:value-type="float" office:value="104.110800016137" calcext:value-type="float">
            <text:p>104.1108000161</text:p>
          </table:table-cell>
          <table:table-cell office:value-type="float" office:value="3.769" calcext:value-type="float">
            <text:p>3.769</text:p>
          </table:table-cell>
          <table:table-cell office:value-type="float" office:value="104.110800016137" calcext:value-type="float">
            <text:p>104.1108000161</text:p>
          </table:table-cell>
          <table:table-cell table:style-name="ce2"/>
        </table:table-row>
        <table:table-row table:style-name="ro1">
          <table:table-cell office:value-type="float" office:value="4.096" calcext:value-type="float">
            <text:p>4.096</text:p>
          </table:table-cell>
          <table:table-cell office:value-type="float" office:value="103.483" calcext:value-type="float">
            <text:p>103.483</text:p>
          </table:table-cell>
          <table:table-cell office:value-type="float" office:value="4.096" calcext:value-type="float">
            <text:p>4.096</text:p>
          </table:table-cell>
          <table:table-cell office:value-type="float" office:value="26.8" calcext:value-type="float">
            <text:p>26.8</text:p>
          </table:table-cell>
          <table:table-cell table:formula="of:=[.C26]" office:value-type="float" office:value="4.096" calcext:value-type="float">
            <text:p>4.096</text:p>
          </table:table-cell>
          <table:table-cell table:formula="of:=SQRT([.B26]*[.B26]-[.E26]*[.E26])" office:value-type="float" office:value="103.401905557876" calcext:value-type="float">
            <text:p>103.4019055579</text:p>
          </table:table-cell>
          <table:table-cell office:value-type="float" office:value="3.933" calcext:value-type="float">
            <text:p>3.933</text:p>
          </table:table-cell>
          <table:table-cell office:value-type="float" office:value="88.3" calcext:value-type="float">
            <text:p>88.3</text:p>
          </table:table-cell>
          <table:table-cell office:value-type="float" office:value="107.500077651135" calcext:value-type="float">
            <text:p>107.5000776511</text:p>
          </table:table-cell>
          <table:table-cell office:value-type="float" office:value="3.933" calcext:value-type="float">
            <text:p>3.933</text:p>
          </table:table-cell>
          <table:table-cell office:value-type="float" office:value="107.500077651135" calcext:value-type="float">
            <text:p>107.5000776511</text:p>
          </table:table-cell>
          <table:table-cell table:style-name="ce2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01.902" calcext:value-type="float">
            <text:p>101.902</text:p>
          </table:table-cell>
          <table:table-cell office:value-type="float" office:value="4.26" calcext:value-type="float">
            <text:p>4.26</text:p>
          </table:table-cell>
          <table:table-cell office:value-type="float" office:value="27.1" calcext:value-type="float">
            <text:p>27.1</text:p>
          </table:table-cell>
          <table:table-cell table:formula="of:=[.C27]" office:value-type="float" office:value="4.26" calcext:value-type="float">
            <text:p>4.26</text:p>
          </table:table-cell>
          <table:table-cell table:formula="of:=SQRT([.B27]*[.B27]-[.E27]*[.E27])" office:value-type="float" office:value="101.812916685458" calcext:value-type="float">
            <text:p>101.8129166855</text:p>
          </table:table-cell>
          <table:table-cell office:value-type="float" office:value="4.096" calcext:value-type="float">
            <text:p>4.096</text:p>
          </table:table-cell>
          <table:table-cell office:value-type="float" office:value="87" calcext:value-type="float">
            <text:p>87</text:p>
          </table:table-cell>
          <table:table-cell office:value-type="float" office:value="103.401905557876" calcext:value-type="float">
            <text:p>103.4019055579</text:p>
          </table:table-cell>
          <table:table-cell office:value-type="float" office:value="4.096" calcext:value-type="float">
            <text:p>4.096</text:p>
          </table:table-cell>
          <table:table-cell office:value-type="float" office:value="103.401905557876" calcext:value-type="float">
            <text:p>103.4019055579</text:p>
          </table:table-cell>
          <table:table-cell table:style-name="ce2"/>
        </table:table-row>
        <table:table-row table:style-name="ro1">
          <table:table-cell office:value-type="float" office:value="4.423" calcext:value-type="float">
            <text:p>4.423</text:p>
          </table:table-cell>
          <table:table-cell office:value-type="float" office:value="94.4552" calcext:value-type="float">
            <text:p>94.4552</text:p>
          </table:table-cell>
          <table:table-cell office:value-type="float" office:value="4.423" calcext:value-type="float">
            <text:p>4.423</text:p>
          </table:table-cell>
          <table:table-cell office:value-type="float" office:value="27.7" calcext:value-type="float">
            <text:p>27.7</text:p>
          </table:table-cell>
          <table:table-cell table:formula="of:=[.C28]" office:value-type="float" office:value="4.423" calcext:value-type="float">
            <text:p>4.423</text:p>
          </table:table-cell>
          <table:table-cell table:formula="of:=SQRT([.B28]*[.B28]-[.E28]*[.E28])" office:value-type="float" office:value="94.351586515755" calcext:value-type="float">
            <text:p>94.3515865158</text:p>
          </table:table-cell>
          <table:table-cell office:value-type="float" office:value="4.26" calcext:value-type="float">
            <text:p>4.26</text:p>
          </table:table-cell>
          <table:table-cell office:value-type="float" office:value="86.4" calcext:value-type="float">
            <text:p>86.4</text:p>
          </table:table-cell>
          <table:table-cell office:value-type="float" office:value="101.812916685458" calcext:value-type="float">
            <text:p>101.8129166855</text:p>
          </table:table-cell>
          <table:table-cell office:value-type="float" office:value="4.26" calcext:value-type="float">
            <text:p>4.26</text:p>
          </table:table-cell>
          <table:table-cell office:value-type="float" office:value="101.812916685458" calcext:value-type="float">
            <text:p>101.8129166855</text:p>
          </table:table-cell>
          <table:table-cell table:style-name="ce2"/>
        </table:table-row>
        <table:table-row table:style-name="ro1">
          <table:table-cell office:value-type="float" office:value="4.587" calcext:value-type="float">
            <text:p>4.587</text:p>
          </table:table-cell>
          <table:table-cell office:value-type="float" office:value="94.2921" calcext:value-type="float">
            <text:p>94.2921</text:p>
          </table:table-cell>
          <table:table-cell office:value-type="float" office:value="4.587" calcext:value-type="float">
            <text:p>4.587</text:p>
          </table:table-cell>
          <table:table-cell office:value-type="float" office:value="27.4" calcext:value-type="float">
            <text:p>27.4</text:p>
          </table:table-cell>
          <table:table-cell table:formula="of:=[.C29]" office:value-type="float" office:value="4.587" calcext:value-type="float">
            <text:p>4.587</text:p>
          </table:table-cell>
          <table:table-cell table:formula="of:=SQRT([.B29]*[.B29]-[.E29]*[.E29])" office:value-type="float" office:value="94.180462694818" calcext:value-type="float">
            <text:p>94.1804626948</text:p>
          </table:table-cell>
          <table:table-cell office:value-type="float" office:value="4.423" calcext:value-type="float">
            <text:p>4.423</text:p>
          </table:table-cell>
          <table:table-cell office:value-type="float" office:value="85" calcext:value-type="float">
            <text:p>85</text:p>
          </table:table-cell>
          <table:table-cell office:value-type="float" office:value="94.351586515755" calcext:value-type="float">
            <text:p>94.3515865158</text:p>
          </table:table-cell>
          <table:table-cell office:value-type="float" office:value="4.423" calcext:value-type="float">
            <text:p>4.423</text:p>
          </table:table-cell>
          <table:table-cell office:value-type="float" office:value="94.351586515755" calcext:value-type="float">
            <text:p>94.3515865158</text:p>
          </table:table-cell>
          <table:table-cell table:style-name="ce2"/>
        </table:table-row>
        <table:table-row table:style-name="ro1">
          <table:table-cell office:value-type="float" office:value="4.751" calcext:value-type="float">
            <text:p>4.751</text:p>
          </table:table-cell>
          <table:table-cell office:value-type="float" office:value="91.561" calcext:value-type="float">
            <text:p>91.561</text:p>
          </table:table-cell>
          <table:table-cell office:value-type="float" office:value="4.751" calcext:value-type="float">
            <text:p>4.751</text:p>
          </table:table-cell>
          <table:table-cell office:value-type="float" office:value="27.7" calcext:value-type="float">
            <text:p>27.7</text:p>
          </table:table-cell>
          <table:table-cell table:formula="of:=[.C30]" office:value-type="float" office:value="4.751" calcext:value-type="float">
            <text:p>4.751</text:p>
          </table:table-cell>
          <table:table-cell table:formula="of:=SQRT([.B30]*[.B30]-[.E30]*[.E30])" office:value-type="float" office:value="91.4376548255695" calcext:value-type="float">
            <text:p>91.4376548256</text:p>
          </table:table-cell>
          <table:table-cell office:value-type="float" office:value="4.587" calcext:value-type="float">
            <text:p>4.587</text:p>
          </table:table-cell>
          <table:table-cell office:value-type="float" office:value="85" calcext:value-type="float">
            <text:p>85</text:p>
          </table:table-cell>
          <table:table-cell office:value-type="float" office:value="94.180462694818" calcext:value-type="float">
            <text:p>94.1804626948</text:p>
          </table:table-cell>
          <table:table-cell office:value-type="float" office:value="4.587" calcext:value-type="float">
            <text:p>4.587</text:p>
          </table:table-cell>
          <table:table-cell office:value-type="float" office:value="94.180462694818" calcext:value-type="float">
            <text:p>94.1804626948</text:p>
          </table:table-cell>
          <table:table-cell table:style-name="ce2"/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90.8117" calcext:value-type="float">
            <text:p>90.8117</text:p>
          </table:table-cell>
          <table:table-cell office:value-type="float" office:value="4.914" calcext:value-type="float">
            <text:p>4.914</text:p>
          </table:table-cell>
          <table:table-cell office:value-type="float" office:value="28.3" calcext:value-type="float">
            <text:p>28.3</text:p>
          </table:table-cell>
          <table:table-cell table:formula="of:=[.C31]" office:value-type="float" office:value="4.914" calcext:value-type="float">
            <text:p>4.914</text:p>
          </table:table-cell>
          <table:table-cell table:formula="of:=SQRT([.B31]*[.B31]-[.E31]*[.E31])" office:value-type="float" office:value="90.6786494214046" calcext:value-type="float">
            <text:p>90.6786494214</text:p>
          </table:table-cell>
          <table:table-cell office:value-type="float" office:value="4.751" calcext:value-type="float">
            <text:p>4.751</text:p>
          </table:table-cell>
          <table:table-cell office:value-type="float" office:value="83.3" calcext:value-type="float">
            <text:p>83.3</text:p>
          </table:table-cell>
          <table:table-cell office:value-type="float" office:value="91.4376548255695" calcext:value-type="float">
            <text:p>91.4376548256</text:p>
          </table:table-cell>
          <table:table-cell office:value-type="float" office:value="4.751" calcext:value-type="float">
            <text:p>4.751</text:p>
          </table:table-cell>
          <table:table-cell office:value-type="float" office:value="91.4376548255695" calcext:value-type="float">
            <text:p>91.4376548256</text:p>
          </table:table-cell>
          <table:table-cell table:style-name="ce2"/>
        </table:table-row>
        <table:table-row table:style-name="ro1">
          <table:table-cell office:value-type="float" office:value="5.078" calcext:value-type="float">
            <text:p>5.078</text:p>
          </table:table-cell>
          <table:table-cell office:value-type="float" office:value="89.4212" calcext:value-type="float">
            <text:p>89.4212</text:p>
          </table:table-cell>
          <table:table-cell office:value-type="float" office:value="5.078" calcext:value-type="float">
            <text:p>5.078</text:p>
          </table:table-cell>
          <table:table-cell office:value-type="float" office:value="28.7" calcext:value-type="float">
            <text:p>28.7</text:p>
          </table:table-cell>
          <table:table-cell table:formula="of:=[.C32]" office:value-type="float" office:value="5.078" calcext:value-type="float">
            <text:p>5.078</text:p>
          </table:table-cell>
          <table:table-cell table:formula="of:=SQRT([.B32]*[.B32]-[.E32]*[.E32])" office:value-type="float" office:value="89.2769002902767" calcext:value-type="float">
            <text:p>89.2769002903</text:p>
          </table:table-cell>
          <table:table-cell office:value-type="float" office:value="4.914" calcext:value-type="float">
            <text:p>4.914</text:p>
          </table:table-cell>
          <table:table-cell office:value-type="float" office:value="82.3" calcext:value-type="float">
            <text:p>82.3</text:p>
          </table:table-cell>
          <table:table-cell office:value-type="float" office:value="90.6786494214046" calcext:value-type="float">
            <text:p>90.6786494214</text:p>
          </table:table-cell>
          <table:table-cell office:value-type="float" office:value="4.914" calcext:value-type="float">
            <text:p>4.914</text:p>
          </table:table-cell>
          <table:table-cell office:value-type="float" office:value="90.6786494214046" calcext:value-type="float">
            <text:p>90.6786494214</text:p>
          </table:table-cell>
          <table:table-cell table:style-name="ce2"/>
        </table:table-row>
        <table:table-row table:style-name="ro1">
          <table:table-cell office:value-type="float" office:value="5.241" calcext:value-type="float">
            <text:p>5.241</text:p>
          </table:table-cell>
          <table:table-cell office:value-type="float" office:value="87.1608" calcext:value-type="float">
            <text:p>87.1608</text:p>
          </table:table-cell>
          <table:table-cell office:value-type="float" office:value="5.241" calcext:value-type="float">
            <text:p>5.241</text:p>
          </table:table-cell>
          <table:table-cell office:value-type="float" office:value="29.3" calcext:value-type="float">
            <text:p>29.3</text:p>
          </table:table-cell>
          <table:table-cell table:formula="of:=[.C33]" office:value-type="float" office:value="5.241" calcext:value-type="float">
            <text:p>5.241</text:p>
          </table:table-cell>
          <table:table-cell table:formula="of:=SQRT([.B33]*[.B33]-[.E33]*[.E33])" office:value-type="float" office:value="87.003086012164" calcext:value-type="float">
            <text:p>87.0030860122</text:p>
          </table:table-cell>
          <table:table-cell office:value-type="float" office:value="5.078" calcext:value-type="float">
            <text:p>5.078</text:p>
          </table:table-cell>
          <table:table-cell office:value-type="float" office:value="80.8" calcext:value-type="float">
            <text:p>80.8</text:p>
          </table:table-cell>
          <table:table-cell office:value-type="float" office:value="89.2769002902767" calcext:value-type="float">
            <text:p>89.2769002903</text:p>
          </table:table-cell>
          <table:table-cell office:value-type="float" office:value="5.078" calcext:value-type="float">
            <text:p>5.078</text:p>
          </table:table-cell>
          <table:table-cell office:value-type="float" office:value="89.2769002902767" calcext:value-type="float">
            <text:p>89.2769002903</text:p>
          </table:table-cell>
          <table:table-cell table:style-name="ce2"/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84.0856" calcext:value-type="float">
            <text:p>84.0856</text:p>
          </table:table-cell>
          <table:table-cell office:value-type="float" office:value="5.405" calcext:value-type="float">
            <text:p>5.405</text:p>
          </table:table-cell>
          <table:table-cell office:value-type="float" office:value="29.3" calcext:value-type="float">
            <text:p>29.3</text:p>
          </table:table-cell>
          <table:table-cell table:formula="of:=[.C34]" office:value-type="float" office:value="5.405" calcext:value-type="float">
            <text:p>5.405</text:p>
          </table:table-cell>
          <table:table-cell table:formula="of:=SQRT([.B34]*[.B34]-[.E34]*[.E34])" office:value-type="float" office:value="83.9117042036449" calcext:value-type="float">
            <text:p>83.9117042036</text:p>
          </table:table-cell>
          <table:table-cell office:value-type="float" office:value="5.241" calcext:value-type="float">
            <text:p>5.241</text:p>
          </table:table-cell>
          <table:table-cell office:value-type="float" office:value="80.8" calcext:value-type="float">
            <text:p>80.8</text:p>
          </table:table-cell>
          <table:table-cell office:value-type="float" office:value="87.003086012164" calcext:value-type="float">
            <text:p>87.0030860122</text:p>
          </table:table-cell>
          <table:table-cell office:value-type="float" office:value="5.241" calcext:value-type="float">
            <text:p>5.241</text:p>
          </table:table-cell>
          <table:table-cell office:value-type="float" office:value="87.003086012164" calcext:value-type="float">
            <text:p>87.0030860122</text:p>
          </table:table-cell>
          <table:table-cell table:style-name="ce2"/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81.765" calcext:value-type="float">
            <text:p>81.765</text:p>
          </table:table-cell>
          <table:table-cell office:value-type="float" office:value="5.568" calcext:value-type="float">
            <text:p>5.568</text:p>
          </table:table-cell>
          <table:table-cell office:value-type="float" office:value="29.3" calcext:value-type="float">
            <text:p>29.3</text:p>
          </table:table-cell>
          <table:table-cell table:formula="of:=[.C35]" office:value-type="float" office:value="5.568" calcext:value-type="float">
            <text:p>5.568</text:p>
          </table:table-cell>
          <table:table-cell table:formula="of:=SQRT([.B35]*[.B35]-[.E35]*[.E35])" office:value-type="float" office:value="81.5751959911835" calcext:value-type="float">
            <text:p>81.5751959912</text:p>
          </table:table-cell>
          <table:table-cell office:value-type="float" office:value="5.405" calcext:value-type="float">
            <text:p>5.405</text:p>
          </table:table-cell>
          <table:table-cell office:value-type="float" office:value="78.4" calcext:value-type="float">
            <text:p>78.4</text:p>
          </table:table-cell>
          <table:table-cell office:value-type="float" office:value="83.9117042036449" calcext:value-type="float">
            <text:p>83.9117042036</text:p>
          </table:table-cell>
          <table:table-cell office:value-type="float" office:value="5.405" calcext:value-type="float">
            <text:p>5.405</text:p>
          </table:table-cell>
          <table:table-cell office:value-type="float" office:value="83.9117042036449" calcext:value-type="float">
            <text:p>83.9117042036</text:p>
          </table:table-cell>
          <table:table-cell table:style-name="ce2"/>
        </table:table-row>
        <table:table-row table:style-name="ro1">
          <table:table-cell office:value-type="float" office:value="5.732" calcext:value-type="float">
            <text:p>5.732</text:p>
          </table:table-cell>
          <table:table-cell office:value-type="float" office:value="79.3417" calcext:value-type="float">
            <text:p>79.3417</text:p>
          </table:table-cell>
          <table:table-cell office:value-type="float" office:value="5.732" calcext:value-type="float">
            <text:p>5.732</text:p>
          </table:table-cell>
          <table:table-cell office:value-type="float" office:value="29.3" calcext:value-type="float">
            <text:p>29.3</text:p>
          </table:table-cell>
          <table:table-cell table:formula="of:=[.C36]" office:value-type="float" office:value="5.732" calcext:value-type="float">
            <text:p>5.732</text:p>
          </table:table-cell>
          <table:table-cell table:formula="of:=SQRT([.B36]*[.B36]-[.E36]*[.E36])" office:value-type="float" office:value="79.1343764421633" calcext:value-type="float">
            <text:p>79.1343764422</text:p>
          </table:table-cell>
          <table:table-cell office:value-type="float" office:value="5.568" calcext:value-type="float">
            <text:p>5.568</text:p>
          </table:table-cell>
          <table:table-cell office:value-type="float" office:value="77.2" calcext:value-type="float">
            <text:p>77.2</text:p>
          </table:table-cell>
          <table:table-cell office:value-type="float" office:value="81.5751959911835" calcext:value-type="float">
            <text:p>81.5751959912</text:p>
          </table:table-cell>
          <table:table-cell office:value-type="float" office:value="5.568" calcext:value-type="float">
            <text:p>5.568</text:p>
          </table:table-cell>
          <table:table-cell office:value-type="float" office:value="81.5751959911835" calcext:value-type="float">
            <text:p>81.5751959912</text:p>
          </table:table-cell>
          <table:table-cell table:style-name="ce2"/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77.6652" calcext:value-type="float">
            <text:p>77.6652</text:p>
          </table:table-cell>
          <table:table-cell office:value-type="float" office:value="5.896" calcext:value-type="float">
            <text:p>5.896</text:p>
          </table:table-cell>
          <table:table-cell office:value-type="float" office:value="29.3" calcext:value-type="float">
            <text:p>29.3</text:p>
          </table:table-cell>
          <table:table-cell table:formula="of:=[.C37]" office:value-type="float" office:value="5.896" calcext:value-type="float">
            <text:p>5.896</text:p>
          </table:table-cell>
          <table:table-cell table:formula="of:=SQRT([.B37]*[.B37]-[.E37]*[.E37])" office:value-type="float" office:value="77.4410774398187" calcext:value-type="float">
            <text:p>77.4410774398</text:p>
          </table:table-cell>
          <table:table-cell office:value-type="float" office:value="5.732" calcext:value-type="float">
            <text:p>5.732</text:p>
          </table:table-cell>
          <table:table-cell office:value-type="float" office:value="75.9" calcext:value-type="float">
            <text:p>75.9</text:p>
          </table:table-cell>
          <table:table-cell office:value-type="float" office:value="79.1343764421633" calcext:value-type="float">
            <text:p>79.1343764422</text:p>
          </table:table-cell>
          <table:table-cell office:value-type="float" office:value="5.732" calcext:value-type="float">
            <text:p>5.732</text:p>
          </table:table-cell>
          <table:table-cell office:value-type="float" office:value="79.1343764421633" calcext:value-type="float">
            <text:p>79.1343764422</text:p>
          </table:table-cell>
          <table:table-cell table:style-name="ce2"/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75.9704" calcext:value-type="float">
            <text:p>75.9704</text:p>
          </table:table-cell>
          <table:table-cell office:value-type="float" office:value="6.059" calcext:value-type="float">
            <text:p>6.059</text:p>
          </table:table-cell>
          <table:table-cell office:value-type="float" office:value="29.3" calcext:value-type="float">
            <text:p>29.3</text:p>
          </table:table-cell>
          <table:table-cell table:formula="of:=[.C38]" office:value-type="float" office:value="6.059" calcext:value-type="float">
            <text:p>6.059</text:p>
          </table:table-cell>
          <table:table-cell table:formula="of:=SQRT([.B38]*[.B38]-[.E38]*[.E38])" office:value-type="float" office:value="75.7283975478156" calcext:value-type="float">
            <text:p>75.7283975478</text:p>
          </table:table-cell>
          <table:table-cell office:value-type="float" office:value="5.896" calcext:value-type="float">
            <text:p>5.896</text:p>
          </table:table-cell>
          <table:table-cell office:value-type="float" office:value="75.3" calcext:value-type="float">
            <text:p>75.3</text:p>
          </table:table-cell>
          <table:table-cell office:value-type="float" office:value="77.4410774398187" calcext:value-type="float">
            <text:p>77.4410774398</text:p>
          </table:table-cell>
          <table:table-cell office:value-type="float" office:value="5.896" calcext:value-type="float">
            <text:p>5.896</text:p>
          </table:table-cell>
          <table:table-cell office:value-type="float" office:value="77.4410774398187" calcext:value-type="float">
            <text:p>77.4410774398</text:p>
          </table:table-cell>
          <table:table-cell table:style-name="ce2"/>
        </table:table-row>
        <table:table-row table:style-name="ro1">
          <table:table-cell office:value-type="float" office:value="6.223" calcext:value-type="float">
            <text:p>6.223</text:p>
          </table:table-cell>
          <table:table-cell office:value-type="float" office:value="75.0202" calcext:value-type="float">
            <text:p>75.0202</text:p>
          </table:table-cell>
          <table:table-cell office:value-type="float" office:value="6.223" calcext:value-type="float">
            <text:p>6.223</text:p>
          </table:table-cell>
          <table:table-cell office:value-type="float" office:value="29.3" calcext:value-type="float">
            <text:p>29.3</text:p>
          </table:table-cell>
          <table:table-cell table:formula="of:=[.C39]" office:value-type="float" office:value="6.223" calcext:value-type="float">
            <text:p>6.223</text:p>
          </table:table-cell>
          <table:table-cell table:formula="of:=SQRT([.B39]*[.B39]-[.E39]*[.E39])" office:value-type="float" office:value="74.7616524632783" calcext:value-type="float">
            <text:p>74.7616524633</text:p>
          </table:table-cell>
          <table:table-cell office:value-type="float" office:value="6.059" calcext:value-type="float">
            <text:p>6.059</text:p>
          </table:table-cell>
          <table:table-cell office:value-type="float" office:value="73.7" calcext:value-type="float">
            <text:p>73.7</text:p>
          </table:table-cell>
          <table:table-cell office:value-type="float" office:value="75.7283975478156" calcext:value-type="float">
            <text:p>75.7283975478</text:p>
          </table:table-cell>
          <table:table-cell office:value-type="float" office:value="6.059" calcext:value-type="float">
            <text:p>6.059</text:p>
          </table:table-cell>
          <table:table-cell office:value-type="float" office:value="75.7283975478156" calcext:value-type="float">
            <text:p>75.7283975478</text:p>
          </table:table-cell>
          <table:table-cell table:style-name="ce2"/>
        </table:table-row>
        <table:table-row table:style-name="ro1">
          <table:table-cell office:value-type="float" office:value="6.386" calcext:value-type="float">
            <text:p>6.386</text:p>
          </table:table-cell>
          <table:table-cell office:value-type="float" office:value="73.4417" calcext:value-type="float">
            <text:p>73.4417</text:p>
          </table:table-cell>
          <table:table-cell office:value-type="float" office:value="6.386" calcext:value-type="float">
            <text:p>6.386</text:p>
          </table:table-cell>
          <table:table-cell office:value-type="float" office:value="29.3" calcext:value-type="float">
            <text:p>29.3</text:p>
          </table:table-cell>
          <table:table-cell table:formula="of:=[.C40]" office:value-type="float" office:value="6.386" calcext:value-type="float">
            <text:p>6.386</text:p>
          </table:table-cell>
          <table:table-cell table:formula="of:=SQRT([.B40]*[.B40]-[.E40]*[.E40])" office:value-type="float" office:value="73.1635312357871" calcext:value-type="float">
            <text:p>73.1635312358</text:p>
          </table:table-cell>
          <table:table-cell office:value-type="float" office:value="6.223" calcext:value-type="float">
            <text:p>6.223</text:p>
          </table:table-cell>
          <table:table-cell office:value-type="float" office:value="72.8" calcext:value-type="float">
            <text:p>72.8</text:p>
          </table:table-cell>
          <table:table-cell office:value-type="float" office:value="74.7616524632783" calcext:value-type="float">
            <text:p>74.7616524633</text:p>
          </table:table-cell>
          <table:table-cell office:value-type="float" office:value="6.223" calcext:value-type="float">
            <text:p>6.223</text:p>
          </table:table-cell>
          <table:table-cell office:value-type="float" office:value="74.7616524632783" calcext:value-type="float">
            <text:p>74.7616524633</text:p>
          </table:table-cell>
          <table:table-cell table:style-name="ce2"/>
        </table:table-row>
        <table:table-row table:style-name="ro1">
          <table:table-cell office:value-type="float" office:value="6.532" calcext:value-type="float">
            <text:p>6.532</text:p>
          </table:table-cell>
          <table:table-cell office:value-type="float" office:value="71.2582" calcext:value-type="float">
            <text:p>71.2582</text:p>
          </table:table-cell>
          <table:table-cell office:value-type="float" office:value="6.532" calcext:value-type="float">
            <text:p>6.532</text:p>
          </table:table-cell>
          <table:table-cell office:value-type="float" office:value="29.3" calcext:value-type="float">
            <text:p>29.3</text:p>
          </table:table-cell>
          <table:table-cell table:formula="of:=[.C41]" office:value-type="float" office:value="6.532" calcext:value-type="float">
            <text:p>6.532</text:p>
          </table:table-cell>
          <table:table-cell table:formula="of:=SQRT([.B41]*[.B41]-[.E41]*[.E41])" office:value-type="float" office:value="70.9581851743687" calcext:value-type="float">
            <text:p>70.9581851744</text:p>
          </table:table-cell>
          <table:table-cell office:value-type="float" office:value="6.386" calcext:value-type="float">
            <text:p>6.386</text:p>
          </table:table-cell>
          <table:table-cell office:value-type="float" office:value="71.3" calcext:value-type="float">
            <text:p>71.3</text:p>
          </table:table-cell>
          <table:table-cell office:value-type="float" office:value="73.1635312357871" calcext:value-type="float">
            <text:p>73.1635312358</text:p>
          </table:table-cell>
          <table:table-cell office:value-type="float" office:value="6.386" calcext:value-type="float">
            <text:p>6.386</text:p>
          </table:table-cell>
          <table:table-cell office:value-type="float" office:value="73.1635312357871" calcext:value-type="float">
            <text:p>73.1635312358</text:p>
          </table:table-cell>
          <table:table-cell table:style-name="ce2"/>
        </table:table-row>
        <table:table-row table:style-name="ro1">
          <table:table-cell office:value-type="float" office:value="6.732" calcext:value-type="float">
            <text:p>6.732</text:p>
          </table:table-cell>
          <table:table-cell office:value-type="float" office:value="68.7484" calcext:value-type="float">
            <text:p>68.7484</text:p>
          </table:table-cell>
          <table:table-cell office:value-type="float" office:value="6.732" calcext:value-type="float">
            <text:p>6.732</text:p>
          </table:table-cell>
          <table:table-cell office:value-type="float" office:value="27.9" calcext:value-type="float">
            <text:p>27.9</text:p>
          </table:table-cell>
          <table:table-cell table:formula="of:=[.C42]" office:value-type="float" office:value="6.732" calcext:value-type="float">
            <text:p>6.732</text:p>
          </table:table-cell>
          <table:table-cell table:formula="of:=SQRT([.B42]*[.B42]-[.E42]*[.E42])" office:value-type="float" office:value="68.4179996679237" calcext:value-type="float">
            <text:p>68.4179996679</text:p>
          </table:table-cell>
          <table:table-cell office:value-type="float" office:value="6.532" calcext:value-type="float">
            <text:p>6.532</text:p>
          </table:table-cell>
          <table:table-cell office:value-type="float" office:value="71.2" calcext:value-type="float">
            <text:p>71.2</text:p>
          </table:table-cell>
          <table:table-cell office:value-type="float" office:value="70.9581851743687" calcext:value-type="float">
            <text:p>70.9581851744</text:p>
          </table:table-cell>
          <table:table-cell office:value-type="float" office:value="6.532" calcext:value-type="float">
            <text:p>6.532</text:p>
          </table:table-cell>
          <table:table-cell office:value-type="float" office:value="70.9581851743687" calcext:value-type="float">
            <text:p>70.9581851744</text:p>
          </table:table-cell>
          <table:table-cell table:style-name="ce2"/>
        </table:table-row>
        <table:table-row table:style-name="ro1">
          <table:table-cell office:value-type="float" office:value="6.877" calcext:value-type="float">
            <text:p>6.877</text:p>
          </table:table-cell>
          <table:table-cell office:value-type="float" office:value="68.262" calcext:value-type="float">
            <text:p>68.262</text:p>
          </table:table-cell>
          <table:table-cell office:value-type="float" office:value="6.877" calcext:value-type="float">
            <text:p>6.877</text:p>
          </table:table-cell>
          <table:table-cell office:value-type="float" office:value="27.8" calcext:value-type="float">
            <text:p>27.8</text:p>
          </table:table-cell>
          <table:table-cell table:formula="of:=[.C43]" office:value-type="float" office:value="6.877" calcext:value-type="float">
            <text:p>6.877</text:p>
          </table:table-cell>
          <table:table-cell table:formula="of:=SQRT([.B43]*[.B43]-[.E43]*[.E43])" office:value-type="float" office:value="67.9147076486382" calcext:value-type="float">
            <text:p>67.9147076486</text:p>
          </table:table-cell>
          <table:table-cell office:value-type="float" office:value="6.732" calcext:value-type="float">
            <text:p>6.732</text:p>
          </table:table-cell>
          <table:table-cell office:value-type="float" office:value="68.7" calcext:value-type="float">
            <text:p>68.7</text:p>
          </table:table-cell>
          <table:table-cell office:value-type="float" office:value="68.4179996679237" calcext:value-type="float">
            <text:p>68.4179996679</text:p>
          </table:table-cell>
          <table:table-cell office:value-type="float" office:value="6.732" calcext:value-type="float">
            <text:p>6.732</text:p>
          </table:table-cell>
          <table:table-cell office:value-type="float" office:value="68.4179996679237" calcext:value-type="float">
            <text:p>68.4179996679</text:p>
          </table:table-cell>
          <table:table-cell table:style-name="ce2"/>
        </table:table-row>
        <table:table-row table:style-name="ro1">
          <table:table-cell table:number-columns-repeated="6"/>
          <table:table-cell office:value-type="float" office:value="6.877" calcext:value-type="float">
            <text:p>6.877</text:p>
          </table:table-cell>
          <table:table-cell office:value-type="float" office:value="68.3" calcext:value-type="float">
            <text:p>68.3</text:p>
          </table:table-cell>
          <table:table-cell office:value-type="float" office:value="67.9147076486382" calcext:value-type="float">
            <text:p>67.9147076486</text:p>
          </table:table-cell>
          <table:table-cell office:value-type="float" office:value="6.877" calcext:value-type="float">
            <text:p>6.877</text:p>
          </table:table-cell>
          <table:table-cell office:value-type="float" office:value="67.9147076486382" calcext:value-type="float">
            <text:p>67.9147076486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AB original LCM LUM</text:p>
          </table:table-cell>
          <table:table-cell/>
          <table:table-cell office:value-type="string" calcext:value-type="string">
            <text:p>XS orginal LCM L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icaire disk</text:p>
          </table:table-cell>
          <table:table-cell office:value-type="string" calcext:value-type="string">
            <text:p>dicaire gas</text:p>
          </table:table-cell>
          <table:table-cell table:number-columns-repeated="2"/>
          <table:table-cell office:value-type="string" calcext:value-type="string">
            <text:p>LCM disk AB</text:p>
          </table:table-cell>
          <table:table-cell/>
          <table:table-cell office:value-type="string" calcext:value-type="string">
            <text:p>LCM disk XS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24.2434" calcext:value-type="float">
            <text:p>24.2434</text:p>
          </table:table-cell>
          <table:table-cell office:value-type="float" office:value="0.189" calcext:value-type="float">
            <text:p>0.189</text:p>
          </table:table-cell>
          <table:table-cell office:value-type="float" office:value="24.3776" calcext:value-type="float">
            <text:p>24.3776</text:p>
          </table:table-cell>
          <table:table-cell office:value-type="float" office:value="0.353" calcext:value-type="float">
            <text:p>0.353</text:p>
          </table:table-cell>
          <table:table-cell office:value-type="float" office:value="36.865" calcext:value-type="float">
            <text:p>36.865</text:p>
          </table:table-cell>
          <table:table-cell office:value-type="float" office:value="0.189" calcext:value-type="float">
            <text:p>0.189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table:formula="of:=(SQRT((([.B51])^2)-([.H51]^2)))" office:value-type="float" office:value="24.2227670500296" calcext:value-type="float">
            <text:p>24.22276705</text:p>
          </table:table-cell>
          <table:table-cell office:value-type="float" office:value="0.189" calcext:value-type="float">
            <text:p>0.189</text:p>
          </table:table-cell>
          <table:table-cell table:formula="of:=SQRT(([.D51]^2)-([.H51]^2))" office:value-type="float" office:value="24.3570807314834" calcext:value-type="float">
            <text:p>24.3570807315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38.3282" calcext:value-type="float">
            <text:p>38.3282</text:p>
          </table:table-cell>
          <table:table-cell office:value-type="float" office:value="0.353" calcext:value-type="float">
            <text:p>0.353</text:p>
          </table:table-cell>
          <table:table-cell office:value-type="float" office:value="38.5408" calcext:value-type="float">
            <text:p>38.5408</text:p>
          </table:table-cell>
          <table:table-cell office:value-type="float" office:value="0.516" calcext:value-type="float">
            <text:p>0.516</text:p>
          </table:table-cell>
          <table:table-cell office:value-type="float" office:value="46.6" calcext:value-type="float">
            <text:p>4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(SQRT((([.B52])^2)-([.H52]^2)))" office:value-type="float" office:value="38.3151525540484" calcext:value-type="float">
            <text:p>38.315152554</text:p>
          </table:table-cell>
          <table:table-cell office:value-type="float" office:value="0.353" calcext:value-type="float">
            <text:p>0.353</text:p>
          </table:table-cell>
          <table:table-cell table:formula="of:=SQRT(([.D52]^2)-([.H52]^2))" office:value-type="float" office:value="38.5278245510955" calcext:value-type="float">
            <text:p>38.5278245511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48.4471" calcext:value-type="float">
            <text:p>48.4471</text:p>
          </table:table-cell>
          <table:table-cell office:value-type="float" office:value="0.516" calcext:value-type="float">
            <text:p>0.516</text:p>
          </table:table-cell>
          <table:table-cell office:value-type="float" office:value="48.7159" calcext:value-type="float">
            <text:p>48.7159</text:p>
          </table:table-cell>
          <table:table-cell office:value-type="float" office:value="0.68" calcext:value-type="float">
            <text:p>0.68</text:p>
          </table:table-cell>
          <table:table-cell office:value-type="float" office:value="53.4" calcext:value-type="float">
            <text:p>53.4</text:p>
          </table:table-cell>
          <table:table-cell office:value-type="float" office:value="0.516" calcext:value-type="float">
            <text:p>0.516</text:p>
          </table:table-cell>
          <table:table-cell office:value-type="float" office:value="1.2" calcext:value-type="float">
            <text:p>1.2</text:p>
          </table:table-cell>
          <table:table-cell office:value-type="float" office:value="0.516" calcext:value-type="float">
            <text:p>0.516</text:p>
          </table:table-cell>
          <table:table-cell table:formula="of:=(SQRT((([.B53])^2)-([.H53]^2)))" office:value-type="float" office:value="48.4322361491806" calcext:value-type="float">
            <text:p>48.4322361492</text:p>
          </table:table-cell>
          <table:table-cell office:value-type="float" office:value="0.516" calcext:value-type="float">
            <text:p>0.516</text:p>
          </table:table-cell>
          <table:table-cell table:formula="of:=SQRT(([.D53]^2)-([.H53]^2))" office:value-type="float" office:value="48.7011181884975" calcext:value-type="float">
            <text:p>48.701118188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52.4493" calcext:value-type="float">
            <text:p>52.4493</text:p>
          </table:table-cell>
          <table:table-cell office:value-type="float" office:value="0.68" calcext:value-type="float">
            <text:p>0.68</text:p>
          </table:table-cell>
          <table:table-cell office:value-type="float" office:value="55.8703" calcext:value-type="float">
            <text:p>55.8703</text:p>
          </table:table-cell>
          <table:table-cell office:value-type="float" office:value="0.825" calcext:value-type="float">
            <text:p>0.825</text:p>
          </table:table-cell>
          <table:table-cell office:value-type="float" office:value="57.3" calcext:value-type="float">
            <text:p>57.3</text:p>
          </table:table-cell>
          <table:table-cell office:value-type="float" office:value="0.68" calcext:value-type="float">
            <text:p>0.68</text:p>
          </table:table-cell>
          <table:table-cell office:value-type="float" office:value="2.3" calcext:value-type="float">
            <text:p>2.3</text:p>
          </table:table-cell>
          <table:table-cell office:value-type="float" office:value="0.68" calcext:value-type="float">
            <text:p>0.68</text:p>
          </table:table-cell>
          <table:table-cell table:formula="of:=(SQRT((([.B54])^2)-([.H54]^2)))" office:value-type="float" office:value="52.3988460797564" calcext:value-type="float">
            <text:p>52.3988460798</text:p>
          </table:table-cell>
          <table:table-cell office:value-type="float" office:value="0.68" calcext:value-type="float">
            <text:p>0.68</text:p>
          </table:table-cell>
          <table:table-cell table:formula="of:=SQRT(([.D54]^2)-([.H54]^2))" office:value-type="float" office:value="55.8229381355908" calcext:value-type="float">
            <text:p>55.8229381356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7.5605" calcext:value-type="float">
            <text:p>57.5605</text:p>
          </table:table-cell>
          <table:table-cell office:value-type="float" office:value="0.825" calcext:value-type="float">
            <text:p>0.825</text:p>
          </table:table-cell>
          <table:table-cell office:value-type="float" office:value="59.9657" calcext:value-type="float">
            <text:p>59.9657</text:p>
          </table:table-cell>
          <table:table-cell office:value-type="float" office:value="1.007" calcext:value-type="float">
            <text:p>1.007</text:p>
          </table:table-cell>
          <table:table-cell office:value-type="float" office:value="63.025" calcext:value-type="float">
            <text:p>63.025</text:p>
          </table:table-cell>
          <table:table-cell office:value-type="float" office:value="0.825" calcext:value-type="float">
            <text:p>0.825</text:p>
          </table:table-cell>
          <table:table-cell office:value-type="float" office:value="2.7" calcext:value-type="float">
            <text:p>2.7</text:p>
          </table:table-cell>
          <table:table-cell office:value-type="float" office:value="0.825" calcext:value-type="float">
            <text:p>0.825</text:p>
          </table:table-cell>
          <table:table-cell table:formula="of:=(SQRT((([.B55])^2)-([.H55]^2)))" office:value-type="float" office:value="57.4971404528086" calcext:value-type="float">
            <text:p>57.4971404528</text:p>
          </table:table-cell>
          <table:table-cell office:value-type="float" office:value="0.825" calcext:value-type="float">
            <text:p>0.825</text:p>
          </table:table-cell>
          <table:table-cell table:formula="of:=SQRT(([.D55]^2)-([.H55]^2))" office:value-type="float" office:value="59.9048844126253" calcext:value-type="float">
            <text:p>59.9048844126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59.3875" calcext:value-type="float">
            <text:p>59.3875</text:p>
          </table:table-cell>
          <table:table-cell office:value-type="float" office:value="1.007" calcext:value-type="float">
            <text:p>1.007</text:p>
          </table:table-cell>
          <table:table-cell office:value-type="float" office:value="65.9732" calcext:value-type="float">
            <text:p>65.9732</text:p>
          </table:table-cell>
          <table:table-cell office:value-type="float" office:value="1.17" calcext:value-type="float">
            <text:p>1.17</text:p>
          </table:table-cell>
          <table:table-cell office:value-type="float" office:value="65.694" calcext:value-type="float">
            <text:p>65.694</text:p>
          </table:table-cell>
          <table:table-cell office:value-type="float" office:value="1.007" calcext:value-type="float">
            <text:p>1.007</text:p>
          </table:table-cell>
          <table:table-cell office:value-type="float" office:value="3.2" calcext:value-type="float">
            <text:p>3.2</text:p>
          </table:table-cell>
          <table:table-cell office:value-type="float" office:value="1.007" calcext:value-type="float">
            <text:p>1.007</text:p>
          </table:table-cell>
          <table:table-cell table:formula="of:=(SQRT((([.B56])^2)-([.H56]^2)))" office:value-type="float" office:value="59.3012239017881" calcext:value-type="float">
            <text:p>59.3012239018</text:p>
          </table:table-cell>
          <table:table-cell office:value-type="float" office:value="1.007" calcext:value-type="float">
            <text:p>1.007</text:p>
          </table:table-cell>
          <table:table-cell table:formula="of:=SQRT(([.D56]^2)-([.H56]^2))" office:value-type="float" office:value="65.8955470289154" calcext:value-type="float">
            <text:p>65.895547028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3.3673" calcext:value-type="float">
            <text:p>63.3673</text:p>
          </table:table-cell>
          <table:table-cell office:value-type="float" office:value="1.17" calcext:value-type="float">
            <text:p>1.17</text:p>
          </table:table-cell>
          <table:table-cell office:value-type="float" office:value="68.9182" calcext:value-type="float">
            <text:p>68.9182</text:p>
          </table:table-cell>
          <table:table-cell office:value-type="float" office:value="1.316" calcext:value-type="float">
            <text:p>1.316</text:p>
          </table:table-cell>
          <table:table-cell office:value-type="float" office:value="70.499" calcext:value-type="float">
            <text:p>70.499</text:p>
          </table:table-cell>
          <table:table-cell office:value-type="float" office:value="1.17" calcext:value-type="float">
            <text:p>1.1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.17</text:p>
          </table:table-cell>
          <table:table-cell table:formula="of:=(SQRT((([.B57])^2)-([.H57]^2)))" office:value-type="float" office:value="63.1697293748359" calcext:value-type="float">
            <text:p>63.1697293748</text:p>
          </table:table-cell>
          <table:table-cell office:value-type="float" office:value="1.17" calcext:value-type="float">
            <text:p>1.17</text:p>
          </table:table-cell>
          <table:table-cell table:formula="of:=SQRT(([.D57]^2)-([.H57]^2))" office:value-type="float" office:value="68.736586264085" calcext:value-type="float">
            <text:p>68.7365862641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65.3471" calcext:value-type="float">
            <text:p>65.3471</text:p>
          </table:table-cell>
          <table:table-cell office:value-type="float" office:value="1.316" calcext:value-type="float">
            <text:p>1.316</text:p>
          </table:table-cell>
          <table:table-cell office:value-type="float" office:value="74.02" calcext:value-type="float">
            <text:p>74.02</text:p>
          </table:table-cell>
          <table:table-cell office:value-type="float" office:value="1.479" calcext:value-type="float">
            <text:p>1.479</text:p>
          </table:table-cell>
          <table:table-cell office:value-type="float" office:value="69.9" calcext:value-type="float">
            <text:p>69.9</text:p>
          </table:table-cell>
          <table:table-cell office:value-type="float" office:value="1.316" calcext:value-type="float">
            <text:p>1.316</text:p>
          </table:table-cell>
          <table:table-cell office:value-type="float" office:value="5.9" calcext:value-type="float">
            <text:p>5.9</text:p>
          </table:table-cell>
          <table:table-cell office:value-type="float" office:value="1.316" calcext:value-type="float">
            <text:p>1.316</text:p>
          </table:table-cell>
          <table:table-cell table:formula="of:=(SQRT((([.B58])^2)-([.H58]^2)))" office:value-type="float" office:value="65.0802080390805" calcext:value-type="float">
            <text:p>65.0802080391</text:p>
          </table:table-cell>
          <table:table-cell office:value-type="float" office:value="1.316" calcext:value-type="float">
            <text:p>1.316</text:p>
          </table:table-cell>
          <table:table-cell table:formula="of:=SQRT(([.D58]^2)-([.H58]^2))" office:value-type="float" office:value="73.7844861742629" calcext:value-type="float">
            <text:p>73.7844861743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71.0778" calcext:value-type="float">
            <text:p>71.0778</text:p>
          </table:table-cell>
          <table:table-cell office:value-type="float" office:value="1.479" calcext:value-type="float">
            <text:p>1.479</text:p>
          </table:table-cell>
          <table:table-cell office:value-type="float" office:value="73.542" calcext:value-type="float">
            <text:p>73.542</text:p>
          </table:table-cell>
          <table:table-cell office:value-type="float" office:value="1.661" calcext:value-type="float">
            <text:p>1.661</text:p>
          </table:table-cell>
          <table:table-cell office:value-type="float" office:value="73" calcext:value-type="float">
            <text:p>73</text:p>
          </table:table-cell>
          <table:table-cell office:value-type="float" office:value="1.479" calcext:value-type="float">
            <text:p>1.479</text:p>
          </table:table-cell>
          <table:table-cell office:value-type="float" office:value="7" calcext:value-type="float">
            <text:p>7</text:p>
          </table:table-cell>
          <table:table-cell office:value-type="float" office:value="1.479" calcext:value-type="float">
            <text:p>1.479</text:p>
          </table:table-cell>
          <table:table-cell table:formula="of:=(SQRT((([.B59])^2)-([.H59]^2)))" office:value-type="float" office:value="70.7322674091535" calcext:value-type="float">
            <text:p>70.7322674092</text:p>
          </table:table-cell>
          <table:table-cell office:value-type="float" office:value="1.479" calcext:value-type="float">
            <text:p>1.479</text:p>
          </table:table-cell>
          <table:table-cell table:formula="of:=SQRT(([.D59]^2)-([.H59]^2))" office:value-type="float" office:value="73.2080990328256" calcext:value-type="float">
            <text:p>73.2080990328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74.5283" calcext:value-type="float">
            <text:p>74.5283</text:p>
          </table:table-cell>
          <table:table-cell office:value-type="float" office:value="1.661" calcext:value-type="float">
            <text:p>1.661</text:p>
          </table:table-cell>
          <table:table-cell office:value-type="float" office:value="77.0036" calcext:value-type="float">
            <text:p>77.0036</text:p>
          </table:table-cell>
          <table:table-cell office:value-type="float" office:value="1.806" calcext:value-type="float">
            <text:p>1.806</text:p>
          </table:table-cell>
          <table:table-cell office:value-type="float" office:value="74.2" calcext:value-type="float">
            <text:p>74.2</text:p>
          </table:table-cell>
          <table:table-cell office:value-type="float" office:value="1.661" calcext:value-type="float">
            <text:p>1.661</text:p>
          </table:table-cell>
          <table:table-cell office:value-type="float" office:value="8.6" calcext:value-type="float">
            <text:p>8.6</text:p>
          </table:table-cell>
          <table:table-cell office:value-type="float" office:value="1.661" calcext:value-type="float">
            <text:p>1.661</text:p>
          </table:table-cell>
          <table:table-cell table:formula="of:=(SQRT((([.B60])^2)-([.H60]^2)))" office:value-type="float" office:value="74.030449822286" calcext:value-type="float">
            <text:p>74.0304498223</text:p>
          </table:table-cell>
          <table:table-cell office:value-type="float" office:value="1.661" calcext:value-type="float">
            <text:p>1.661</text:p>
          </table:table-cell>
          <table:table-cell table:formula="of:=SQRT(([.D60]^2)-([.H60]^2))" office:value-type="float" office:value="76.5218557861739" calcext:value-type="float">
            <text:p>76.5218557862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76.9885" calcext:value-type="float">
            <text:p>76.9885</text:p>
          </table:table-cell>
          <table:table-cell office:value-type="float" office:value="1.806" calcext:value-type="float">
            <text:p>1.806</text:p>
          </table:table-cell>
          <table:table-cell office:value-type="float" office:value="78.4386" calcext:value-type="float">
            <text:p>78.4386</text:p>
          </table:table-cell>
          <table:table-cell office:value-type="float" office:value="1.988" calcext:value-type="float">
            <text:p>1.988</text:p>
          </table:table-cell>
          <table:table-cell office:value-type="float" office:value="77" calcext:value-type="float">
            <text:p>77</text:p>
          </table:table-cell>
          <table:table-cell office:value-type="float" office:value="1.806" calcext:value-type="float">
            <text:p>1.806</text:p>
          </table:table-cell>
          <table:table-cell office:value-type="float" office:value="9.7" calcext:value-type="float">
            <text:p>9.7</text:p>
          </table:table-cell>
          <table:table-cell office:value-type="float" office:value="1.806" calcext:value-type="float">
            <text:p>1.806</text:p>
          </table:table-cell>
          <table:table-cell table:formula="of:=(SQRT((([.B61])^2)-([.H61]^2)))" office:value-type="float" office:value="76.3749902274953" calcext:value-type="float">
            <text:p>76.3749902275</text:p>
          </table:table-cell>
          <table:table-cell office:value-type="float" office:value="1.806" calcext:value-type="float">
            <text:p>1.806</text:p>
          </table:table-cell>
          <table:table-cell table:formula="of:=SQRT(([.D61]^2)-([.H61]^2))" office:value-type="float" office:value="77.8365207981446" calcext:value-type="float">
            <text:p>77.8365207981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83.3987" calcext:value-type="float">
            <text:p>83.3987</text:p>
          </table:table-cell>
          <table:table-cell office:value-type="float" office:value="1.988" calcext:value-type="float">
            <text:p>1.988</text:p>
          </table:table-cell>
          <table:table-cell office:value-type="float" office:value="81.7908" calcext:value-type="float">
            <text:p>81.7908</text:p>
          </table:table-cell>
          <table:table-cell office:value-type="float" office:value="2.134" calcext:value-type="float">
            <text:p>2.134</text:p>
          </table:table-cell>
          <table:table-cell office:value-type="float" office:value="80.6" calcext:value-type="float">
            <text:p>80.6</text:p>
          </table:table-cell>
          <table:table-cell office:value-type="float" office:value="1.988" calcext:value-type="float">
            <text:p>1.988</text:p>
          </table:table-cell>
          <table:table-cell office:value-type="float" office:value="12" calcext:value-type="float">
            <text:p>12</text:p>
          </table:table-cell>
          <table:table-cell office:value-type="float" office:value="1.988" calcext:value-type="float">
            <text:p>1.988</text:p>
          </table:table-cell>
          <table:table-cell table:formula="of:=(SQRT((([.B62])^2)-([.H62]^2)))" office:value-type="float" office:value="82.5308618741498" calcext:value-type="float">
            <text:p>82.5308618741</text:p>
          </table:table-cell>
          <table:table-cell office:value-type="float" office:value="1.988" calcext:value-type="float">
            <text:p>1.988</text:p>
          </table:table-cell>
          <table:table-cell table:formula="of:=SQRT(([.D62]^2)-([.H62]^2))" office:value-type="float" office:value="80.9057165139769" calcext:value-type="float">
            <text:p>80.905716514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85.1219" calcext:value-type="float">
            <text:p>85.1219</text:p>
          </table:table-cell>
          <table:table-cell office:value-type="float" office:value="2.134" calcext:value-type="float">
            <text:p>2.134</text:p>
          </table:table-cell>
          <table:table-cell office:value-type="float" office:value="85.5796" calcext:value-type="float">
            <text:p>85.5796</text:p>
          </table:table-cell>
          <table:table-cell office:value-type="float" office:value="2.297" calcext:value-type="float">
            <text:p>2.297</text:p>
          </table:table-cell>
          <table:table-cell office:value-type="float" office:value="83" calcext:value-type="float">
            <text:p>83</text:p>
          </table:table-cell>
          <table:table-cell office:value-type="float" office:value="2.134" calcext:value-type="float">
            <text:p>2.134</text:p>
          </table:table-cell>
          <table:table-cell office:value-type="float" office:value="12.4" calcext:value-type="float">
            <text:p>12.4</text:p>
          </table:table-cell>
          <table:table-cell office:value-type="float" office:value="2.134" calcext:value-type="float">
            <text:p>2.134</text:p>
          </table:table-cell>
          <table:table-cell table:formula="of:=(SQRT((([.B63])^2)-([.H63]^2)))" office:value-type="float" office:value="84.2138816324838" calcext:value-type="float">
            <text:p>84.2138816325</text:p>
          </table:table-cell>
          <table:table-cell office:value-type="float" office:value="2.134" calcext:value-type="float">
            <text:p>2.134</text:p>
          </table:table-cell>
          <table:table-cell table:formula="of:=SQRT(([.D63]^2)-([.H63]^2))" office:value-type="float" office:value="84.6764898667865" calcext:value-type="float">
            <text:p>84.6764898668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89.9541" calcext:value-type="float">
            <text:p>89.9541</text:p>
          </table:table-cell>
          <table:table-cell office:value-type="float" office:value="2.297" calcext:value-type="float">
            <text:p>2.297</text:p>
          </table:table-cell>
          <table:table-cell office:value-type="float" office:value="88.3841" calcext:value-type="float">
            <text:p>88.3841</text:p>
          </table:table-cell>
          <table:table-cell office:value-type="float" office:value="2.461" calcext:value-type="float">
            <text:p>2.461</text:p>
          </table:table-cell>
          <table:table-cell office:value-type="float" office:value="87" calcext:value-type="float">
            <text:p>87</text:p>
          </table:table-cell>
          <table:table-cell office:value-type="float" office:value="2.297" calcext:value-type="float">
            <text:p>2.297</text:p>
          </table:table-cell>
          <table:table-cell office:value-type="float" office:value="13.9" calcext:value-type="float">
            <text:p>13.9</text:p>
          </table:table-cell>
          <table:table-cell office:value-type="float" office:value="2.297" calcext:value-type="float">
            <text:p>2.297</text:p>
          </table:table-cell>
          <table:table-cell table:formula="of:=(SQRT((([.B64])^2)-([.H64]^2)))" office:value-type="float" office:value="88.8736749932735" calcext:value-type="float">
            <text:p>88.8736749933</text:p>
          </table:table-cell>
          <table:table-cell office:value-type="float" office:value="2.297" calcext:value-type="float">
            <text:p>2.297</text:p>
          </table:table-cell>
          <table:table-cell table:formula="of:=SQRT(([.D64]^2)-([.H64]^2))" office:value-type="float" office:value="87.2842433249553" calcext:value-type="float">
            <text:p>87.284243325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 office:value-type="float" office:value="92.4036" calcext:value-type="float">
            <text:p>92.4036</text:p>
          </table:table-cell>
          <table:table-cell office:value-type="float" office:value="2.461" calcext:value-type="float">
            <text:p>2.461</text:p>
          </table:table-cell>
          <table:table-cell office:value-type="float" office:value="92.8949" calcext:value-type="float">
            <text:p>92.8949</text:p>
          </table:table-cell>
          <table:table-cell office:value-type="float" office:value="2.624" calcext:value-type="float">
            <text:p>2.624</text:p>
          </table:table-cell>
          <table:table-cell office:value-type="float" office:value="88.4" calcext:value-type="float">
            <text:p>88.4</text:p>
          </table:table-cell>
          <table:table-cell office:value-type="float" office:value="2.461" calcext:value-type="float">
            <text:p>2.461</text:p>
          </table:table-cell>
          <table:table-cell office:value-type="float" office:value="15.6" calcext:value-type="float">
            <text:p>15.6</text:p>
          </table:table-cell>
          <table:table-cell office:value-type="float" office:value="2.461" calcext:value-type="float">
            <text:p>2.461</text:p>
          </table:table-cell>
          <table:table-cell table:formula="of:=(SQRT((([.B65])^2)-([.H65]^2)))" office:value-type="float" office:value="91.0772490414593" calcext:value-type="float">
            <text:p>91.0772490415</text:p>
          </table:table-cell>
          <table:table-cell office:value-type="float" office:value="2.461" calcext:value-type="float">
            <text:p>2.461</text:p>
          </table:table-cell>
          <table:table-cell table:formula="of:=SQRT(([.D65]^2)-([.H65]^2))" office:value-type="float" office:value="91.5756651409642" calcext:value-type="float">
            <text:p>91.575665141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93.1512" calcext:value-type="float">
            <text:p>93.1512</text:p>
          </table:table-cell>
          <table:table-cell office:value-type="float" office:value="2.624" calcext:value-type="float">
            <text:p>2.624</text:p>
          </table:table-cell>
          <table:table-cell office:value-type="float" office:value="94.6623" calcext:value-type="float">
            <text:p>94.6623</text:p>
          </table:table-cell>
          <table:table-cell office:value-type="float" office:value="2.788" calcext:value-type="float">
            <text:p>2.788</text:p>
          </table:table-cell>
          <table:table-cell office:value-type="float" office:value="89.2" calcext:value-type="float">
            <text:p>89.2</text:p>
          </table:table-cell>
          <table:table-cell office:value-type="float" office:value="2.624" calcext:value-type="float">
            <text:p>2.624</text:p>
          </table:table-cell>
          <table:table-cell office:value-type="float" office:value="16.9" calcext:value-type="float">
            <text:p>16.9</text:p>
          </table:table-cell>
          <table:table-cell office:value-type="float" office:value="2.624" calcext:value-type="float">
            <text:p>2.624</text:p>
          </table:table-cell>
          <table:table-cell table:formula="of:=(SQRT((([.B66])^2)-([.H66]^2)))" office:value-type="float" office:value="91.6053276913521" calcext:value-type="float">
            <text:p>91.6053276914</text:p>
          </table:table-cell>
          <table:table-cell office:value-type="float" office:value="2.624" calcext:value-type="float">
            <text:p>2.624</text:p>
          </table:table-cell>
          <table:table-cell table:formula="of:=SQRT(([.D66]^2)-([.H66]^2))" office:value-type="float" office:value="93.1415108385622" calcext:value-type="float">
            <text:p>93.1415108386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90.414" calcext:value-type="float">
            <text:p>90.414</text:p>
          </table:table-cell>
          <table:table-cell office:value-type="float" office:value="2.788" calcext:value-type="float">
            <text:p>2.788</text:p>
          </table:table-cell>
          <table:table-cell office:value-type="float" office:value="95.9511" calcext:value-type="float">
            <text:p>95.9511</text:p>
          </table:table-cell>
          <table:table-cell office:value-type="float" office:value="2.951" calcext:value-type="float">
            <text:p>2.951</text:p>
          </table:table-cell>
          <table:table-cell office:value-type="float" office:value="89.9" calcext:value-type="float">
            <text:p>89.9</text:p>
          </table:table-cell>
          <table:table-cell office:value-type="float" office:value="2.788" calcext:value-type="float">
            <text:p>2.788</text:p>
          </table:table-cell>
          <table:table-cell office:value-type="float" office:value="18.6" calcext:value-type="float">
            <text:p>18.6</text:p>
          </table:table-cell>
          <table:table-cell office:value-type="float" office:value="2.788" calcext:value-type="float">
            <text:p>2.788</text:p>
          </table:table-cell>
          <table:table-cell table:formula="of:=(SQRT((([.B67])^2)-([.H67]^2)))" office:value-type="float" office:value="88.4801186482025" calcext:value-type="float">
            <text:p>88.4801186482</text:p>
          </table:table-cell>
          <table:table-cell office:value-type="float" office:value="2.788" calcext:value-type="float">
            <text:p>2.788</text:p>
          </table:table-cell>
          <table:table-cell table:formula="of:=SQRT(([.D67]^2)-([.H67]^2))" office:value-type="float" office:value="94.1310447791269" calcext:value-type="float">
            <text:p>94.1310447791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 office:value-type="float" office:value="94.8279" calcext:value-type="float">
            <text:p>94.8279</text:p>
          </table:table-cell>
          <table:table-cell office:value-type="float" office:value="2.951" calcext:value-type="float">
            <text:p>2.951</text:p>
          </table:table-cell>
          <table:table-cell office:value-type="float" office:value="97.332" calcext:value-type="float">
            <text:p>97.332</text:p>
          </table:table-cell>
          <table:table-cell office:value-type="float" office:value="3.133" calcext:value-type="float">
            <text:p>3.133</text:p>
          </table:table-cell>
          <table:table-cell office:value-type="float" office:value="90.2" calcext:value-type="float">
            <text:p>90.2</text:p>
          </table:table-cell>
          <table:table-cell office:value-type="float" office:value="2.951" calcext:value-type="float">
            <text:p>2.951</text:p>
          </table:table-cell>
          <table:table-cell office:value-type="float" office:value="20.8" calcext:value-type="float">
            <text:p>20.8</text:p>
          </table:table-cell>
          <table:table-cell office:value-type="float" office:value="2.951" calcext:value-type="float">
            <text:p>2.951</text:p>
          </table:table-cell>
          <table:table-cell table:formula="of:=(SQRT((([.B68])^2)-([.H68]^2)))" office:value-type="float" office:value="92.5185960680878" calcext:value-type="float">
            <text:p>92.5185960681</text:p>
          </table:table-cell>
          <table:table-cell office:value-type="float" office:value="2.951" calcext:value-type="float">
            <text:p>2.951</text:p>
          </table:table-cell>
          <table:table-cell table:formula="of:=SQRT(([.D68]^2)-([.H68]^2))" office:value-type="float" office:value="95.0835328750462" calcext:value-type="float">
            <text:p>95.083532875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 office:value-type="float" office:value="96.5984" calcext:value-type="float">
            <text:p>96.5984</text:p>
          </table:table-cell>
          <table:table-cell office:value-type="float" office:value="3.133" calcext:value-type="float">
            <text:p>3.133</text:p>
          </table:table-cell>
          <table:table-cell office:value-type="float" office:value="98.0959" calcext:value-type="float">
            <text:p>98.0959</text:p>
          </table:table-cell>
          <table:table-cell office:value-type="float" office:value="3.297" calcext:value-type="float">
            <text:p>3.297</text:p>
          </table:table-cell>
          <table:table-cell office:value-type="float" office:value="90.4" calcext:value-type="float">
            <text:p>90.4</text:p>
          </table:table-cell>
          <table:table-cell office:value-type="float" office:value="3.133" calcext:value-type="float">
            <text:p>3.133</text:p>
          </table:table-cell>
          <table:table-cell office:value-type="float" office:value="22.2" calcext:value-type="float">
            <text:p>22.2</text:p>
          </table:table-cell>
          <table:table-cell office:value-type="float" office:value="3.133" calcext:value-type="float">
            <text:p>3.133</text:p>
          </table:table-cell>
          <table:table-cell table:formula="of:=(SQRT((([.B69])^2)-([.H69]^2)))" office:value-type="float" office:value="94.0128229687844" calcext:value-type="float">
            <text:p>94.0128229688</text:p>
          </table:table-cell>
          <table:table-cell office:value-type="float" office:value="3.133" calcext:value-type="float">
            <text:p>3.133</text:p>
          </table:table-cell>
          <table:table-cell table:formula="of:=SQRT(([.D69]^2)-([.H69]^2))" office:value-type="float" office:value="95.5508534593491" calcext:value-type="float">
            <text:p>95.5508534593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100.417" calcext:value-type="float">
            <text:p>100.417</text:p>
          </table:table-cell>
          <table:table-cell office:value-type="float" office:value="3.297" calcext:value-type="float">
            <text:p>3.297</text:p>
          </table:table-cell>
          <table:table-cell office:value-type="float" office:value="98.9292" calcext:value-type="float">
            <text:p>98.9292</text:p>
          </table:table-cell>
          <table:table-cell office:value-type="float" office:value="3.442" calcext:value-type="float">
            <text:p>3.442</text:p>
          </table:table-cell>
          <table:table-cell office:value-type="float" office:value="90.4" calcext:value-type="float">
            <text:p>90.4</text:p>
          </table:table-cell>
          <table:table-cell office:value-type="float" office:value="3.297" calcext:value-type="float">
            <text:p>3.297</text:p>
          </table:table-cell>
          <table:table-cell office:value-type="float" office:value="24" calcext:value-type="float">
            <text:p>24</text:p>
          </table:table-cell>
          <table:table-cell office:value-type="float" office:value="3.297" calcext:value-type="float">
            <text:p>3.297</text:p>
          </table:table-cell>
          <table:table-cell table:formula="of:=(SQRT((([.B70])^2)-([.H70]^2)))" office:value-type="float" office:value="97.5067889380017" calcext:value-type="float">
            <text:p>97.506788938</text:p>
          </table:table-cell>
          <table:table-cell office:value-type="float" office:value="3.297" calcext:value-type="float">
            <text:p>3.297</text:p>
          </table:table-cell>
          <table:table-cell table:formula="of:=SQRT(([.D70]^2)-([.H70]^2))" office:value-type="float" office:value="95.973885055467" calcext:value-type="float">
            <text:p>95.9738850555</text:p>
          </table:table-cell>
        </table:table-row>
        <table:table-row table:style-name="ro1">
          <table:table-cell office:value-type="float" office:value="3.442" calcext:value-type="float">
            <text:p>3.442</text:p>
          </table:table-cell>
          <table:table-cell office:value-type="float" office:value="108.393" calcext:value-type="float">
            <text:p>108.393</text:p>
          </table:table-cell>
          <table:table-cell office:value-type="float" office:value="3.442" calcext:value-type="float">
            <text:p>3.442</text:p>
          </table:table-cell>
          <table:table-cell office:value-type="float" office:value="98.9292" calcext:value-type="float">
            <text:p>98.9292</text:p>
          </table:table-cell>
          <table:table-cell office:value-type="float" office:value="3.606" calcext:value-type="float">
            <text:p>3.606</text:p>
          </table:table-cell>
          <table:table-cell office:value-type="float" office:value="90.3" calcext:value-type="float">
            <text:p>90.3</text:p>
          </table:table-cell>
          <table:table-cell office:value-type="float" office:value="3.442" calcext:value-type="float">
            <text:p>3.442</text:p>
          </table:table-cell>
          <table:table-cell office:value-type="float" office:value="24" calcext:value-type="float">
            <text:p>24</text:p>
          </table:table-cell>
          <table:table-cell office:value-type="float" office:value="3.442" calcext:value-type="float">
            <text:p>3.442</text:p>
          </table:table-cell>
          <table:table-cell table:formula="of:=(SQRT((([.B71])^2)-([.H71]^2)))" office:value-type="float" office:value="105.702613255302" calcext:value-type="float">
            <text:p>105.7026132553</text:p>
          </table:table-cell>
          <table:table-cell office:value-type="float" office:value="3.442" calcext:value-type="float">
            <text:p>3.442</text:p>
          </table:table-cell>
          <table:table-cell table:formula="of:=SQRT(([.D71]^2)-([.H71]^2))" office:value-type="float" office:value="95.973885055467" calcext:value-type="float">
            <text:p>95.9738850555</text:p>
          </table:table-cell>
        </table:table-row>
        <table:table-row table:style-name="ro1">
          <table:table-cell office:value-type="float" office:value="3.606" calcext:value-type="float">
            <text:p>3.606</text:p>
          </table:table-cell>
          <table:table-cell office:value-type="float" office:value="105.752" calcext:value-type="float">
            <text:p>105.752</text:p>
          </table:table-cell>
          <table:table-cell office:value-type="float" office:value="3.606" calcext:value-type="float">
            <text:p>3.606</text:p>
          </table:table-cell>
          <table:table-cell office:value-type="float" office:value="99.3146" calcext:value-type="float">
            <text:p>99.3146</text:p>
          </table:table-cell>
          <table:table-cell office:value-type="float" office:value="3.769" calcext:value-type="float">
            <text:p>3.769</text:p>
          </table:table-cell>
          <table:table-cell office:value-type="float" office:value="90" calcext:value-type="float">
            <text:p>90</text:p>
          </table:table-cell>
          <table:table-cell office:value-type="float" office:value="3.606" calcext:value-type="float">
            <text:p>3.606</text:p>
          </table:table-cell>
          <table:table-cell office:value-type="float" office:value="25.3" calcext:value-type="float">
            <text:p>25.3</text:p>
          </table:table-cell>
          <table:table-cell office:value-type="float" office:value="3.606" calcext:value-type="float">
            <text:p>3.606</text:p>
          </table:table-cell>
          <table:table-cell table:formula="of:=(SQRT((([.B72])^2)-([.H72]^2)))" office:value-type="float" office:value="102.681037704145" calcext:value-type="float">
            <text:p>102.6810377041</text:p>
          </table:table-cell>
          <table:table-cell office:value-type="float" office:value="3.606" calcext:value-type="float">
            <text:p>3.606</text:p>
          </table:table-cell>
          <table:table-cell table:formula="of:=SQRT(([.D72]^2)-([.H72]^2))" office:value-type="float" office:value="96.0380121262409" calcext:value-type="float">
            <text:p>96.0380121262</text:p>
          </table:table-cell>
        </table:table-row>
        <table:table-row table:style-name="ro1">
          <table:table-cell office:value-type="float" office:value="3.769" calcext:value-type="float">
            <text:p>3.769</text:p>
          </table:table-cell>
          <table:table-cell office:value-type="float" office:value="106.627" calcext:value-type="float">
            <text:p>106.627</text:p>
          </table:table-cell>
          <table:table-cell office:value-type="float" office:value="3.769" calcext:value-type="float">
            <text:p>3.769</text:p>
          </table:table-cell>
          <table:table-cell office:value-type="float" office:value="99.2102" calcext:value-type="float">
            <text:p>99.2102</text:p>
          </table:table-cell>
          <table:table-cell office:value-type="float" office:value="3.933" calcext:value-type="float">
            <text:p>3.933</text:p>
          </table:table-cell>
          <table:table-cell office:value-type="float" office:value="88.3" calcext:value-type="float">
            <text:p>88.3</text:p>
          </table:table-cell>
          <table:table-cell office:value-type="float" office:value="3.769" calcext:value-type="float">
            <text:p>3.769</text:p>
          </table:table-cell>
          <table:table-cell office:value-type="float" office:value="25.8" calcext:value-type="float">
            <text:p>25.8</text:p>
          </table:table-cell>
          <table:table-cell office:value-type="float" office:value="3.769" calcext:value-type="float">
            <text:p>3.769</text:p>
          </table:table-cell>
          <table:table-cell table:formula="of:=(SQRT((([.B73])^2)-([.H73]^2)))" office:value-type="float" office:value="103.458576874999" calcext:value-type="float">
            <text:p>103.458576875</text:p>
          </table:table-cell>
          <table:table-cell office:value-type="float" office:value="3.769" calcext:value-type="float">
            <text:p>3.769</text:p>
          </table:table-cell>
          <table:table-cell table:formula="of:=SQRT(([.D73]^2)-([.H73]^2))" office:value-type="float" office:value="95.7967837875573" calcext:value-type="float">
            <text:p>95.7967837876</text:p>
          </table:table-cell>
        </table:table-row>
        <table:table-row table:style-name="ro1">
          <table:table-cell office:value-type="float" office:value="3.933" calcext:value-type="float">
            <text:p>3.933</text:p>
          </table:table-cell>
          <table:table-cell office:value-type="float" office:value="109.055" calcext:value-type="float">
            <text:p>109.055</text:p>
          </table:table-cell>
          <table:table-cell office:value-type="float" office:value="3.933" calcext:value-type="float">
            <text:p>3.933</text:p>
          </table:table-cell>
          <table:table-cell office:value-type="float" office:value="97.6878" calcext:value-type="float">
            <text:p>97.6878</text:p>
          </table:table-cell>
          <table:table-cell office:value-type="float" office:value="4.096" calcext:value-type="float">
            <text:p>4.096</text:p>
          </table:table-cell>
          <table:table-cell office:value-type="float" office:value="87" calcext:value-type="float">
            <text:p>87</text:p>
          </table:table-cell>
          <table:table-cell office:value-type="float" office:value="3.933" calcext:value-type="float">
            <text:p>3.933</text:p>
          </table:table-cell>
          <table:table-cell office:value-type="float" office:value="26.2" calcext:value-type="float">
            <text:p>26.2</text:p>
          </table:table-cell>
          <table:table-cell office:value-type="float" office:value="3.933" calcext:value-type="float">
            <text:p>3.933</text:p>
          </table:table-cell>
          <table:table-cell table:formula="of:=(SQRT((([.B74])^2)-([.H74]^2)))" office:value-type="float" office:value="105.861008048289" calcext:value-type="float">
            <text:p>105.8610080483</text:p>
          </table:table-cell>
          <table:table-cell office:value-type="float" office:value="3.933" calcext:value-type="float">
            <text:p>3.933</text:p>
          </table:table-cell>
          <table:table-cell table:formula="of:=SQRT(([.D74]^2)-([.H74]^2))" office:value-type="float" office:value="94.1088001668282" calcext:value-type="float">
            <text:p>94.1088001668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 office:value-type="float" office:value="106.996" calcext:value-type="float">
            <text:p>106.996</text:p>
          </table:table-cell>
          <table:table-cell office:value-type="float" office:value="4.096" calcext:value-type="float">
            <text:p>4.096</text:p>
          </table:table-cell>
          <table:table-cell office:value-type="float" office:value="96.6529" calcext:value-type="float">
            <text:p>96.6529</text:p>
          </table:table-cell>
          <table:table-cell office:value-type="float" office:value="4.26" calcext:value-type="float">
            <text:p>4.26</text:p>
          </table:table-cell>
          <table:table-cell office:value-type="float" office:value="86.4" calcext:value-type="float">
            <text:p>86.4</text:p>
          </table:table-cell>
          <table:table-cell office:value-type="float" office:value="4.096" calcext:value-type="float">
            <text:p>4.096</text:p>
          </table:table-cell>
          <table:table-cell office:value-type="float" office:value="26.8" calcext:value-type="float">
            <text:p>26.8</text:p>
          </table:table-cell>
          <table:table-cell office:value-type="float" office:value="4.096" calcext:value-type="float">
            <text:p>4.096</text:p>
          </table:table-cell>
          <table:table-cell table:formula="of:=(SQRT((([.B75])^2)-([.H75]^2)))" office:value-type="float" office:value="103.585249992458" calcext:value-type="float">
            <text:p>103.5852499925</text:p>
          </table:table-cell>
          <table:table-cell office:value-type="float" office:value="4.096" calcext:value-type="float">
            <text:p>4.096</text:p>
          </table:table-cell>
          <table:table-cell table:formula="of:=SQRT(([.D75]^2)-([.H75]^2))" office:value-type="float" office:value="92.8630339715971" calcext:value-type="float">
            <text:p>92.863033971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98.6518" calcext:value-type="float">
            <text:p>98.6518</text:p>
          </table:table-cell>
          <table:table-cell office:value-type="float" office:value="4.26" calcext:value-type="float">
            <text:p>4.26</text:p>
          </table:table-cell>
          <table:table-cell office:value-type="float" office:value="96.1896" calcext:value-type="float">
            <text:p>96.1896</text:p>
          </table:table-cell>
          <table:table-cell office:value-type="float" office:value="4.423" calcext:value-type="float">
            <text:p>4.423</text:p>
          </table:table-cell>
          <table:table-cell office:value-type="float" office:value="85" calcext:value-type="float">
            <text:p>85</text:p>
          </table:table-cell>
          <table:table-cell office:value-type="float" office:value="4.26" calcext:value-type="float">
            <text:p>4.26</text:p>
          </table:table-cell>
          <table:table-cell office:value-type="float" office:value="27.1" calcext:value-type="float">
            <text:p>27.1</text:p>
          </table:table-cell>
          <table:table-cell office:value-type="float" office:value="4.26" calcext:value-type="float">
            <text:p>4.26</text:p>
          </table:table-cell>
          <table:table-cell table:formula="of:=(SQRT((([.B76])^2)-([.H76]^2)))" office:value-type="float" office:value="94.8565635221939" calcext:value-type="float">
            <text:p>94.8565635222</text:p>
          </table:table-cell>
          <table:table-cell office:value-type="float" office:value="4.26" calcext:value-type="float">
            <text:p>4.26</text:p>
          </table:table-cell>
          <table:table-cell table:formula="of:=SQRT(([.D76]^2)-([.H76]^2))" office:value-type="float" office:value="92.2931695639499" calcext:value-type="float">
            <text:p>92.2931695639</text:p>
          </table:table-cell>
        </table:table-row>
        <table:table-row table:style-name="ro1">
          <table:table-cell office:value-type="float" office:value="4.423" calcext:value-type="float">
            <text:p>4.423</text:p>
          </table:table-cell>
          <table:table-cell office:value-type="float" office:value="95.4932" calcext:value-type="float">
            <text:p>95.4932</text:p>
          </table:table-cell>
          <table:table-cell office:value-type="float" office:value="4.423" calcext:value-type="float">
            <text:p>4.423</text:p>
          </table:table-cell>
          <table:table-cell office:value-type="float" office:value="95.0776" calcext:value-type="float">
            <text:p>95.0776</text:p>
          </table:table-cell>
          <table:table-cell office:value-type="float" office:value="4.587" calcext:value-type="float">
            <text:p>4.587</text:p>
          </table:table-cell>
          <table:table-cell office:value-type="float" office:value="85" calcext:value-type="float">
            <text:p>85</text:p>
          </table:table-cell>
          <table:table-cell office:value-type="float" office:value="4.423" calcext:value-type="float">
            <text:p>4.423</text:p>
          </table:table-cell>
          <table:table-cell office:value-type="float" office:value="27.7" calcext:value-type="float">
            <text:p>27.7</text:p>
          </table:table-cell>
          <table:table-cell office:value-type="float" office:value="4.423" calcext:value-type="float">
            <text:p>4.423</text:p>
          </table:table-cell>
          <table:table-cell table:formula="of:=(SQRT((([.B77])^2)-([.H77]^2)))" office:value-type="float" office:value="91.3874238954135" calcext:value-type="float">
            <text:p>91.3874238954</text:p>
          </table:table-cell>
          <table:table-cell office:value-type="float" office:value="4.423" calcext:value-type="float">
            <text:p>4.423</text:p>
          </table:table-cell>
          <table:table-cell table:formula="of:=SQRT(([.D77]^2)-([.H77]^2))" office:value-type="float" office:value="90.9530649387914" calcext:value-type="float">
            <text:p>90.9530649388</text:p>
          </table:table-cell>
        </table:table-row>
        <table:table-row table:style-name="ro1">
          <table:table-cell office:value-type="float" office:value="4.587" calcext:value-type="float">
            <text:p>4.587</text:p>
          </table:table-cell>
          <table:table-cell office:value-type="float" office:value="94.4884" calcext:value-type="float">
            <text:p>94.4884</text:p>
          </table:table-cell>
          <table:table-cell office:value-type="float" office:value="4.587" calcext:value-type="float">
            <text:p>4.587</text:p>
          </table:table-cell>
          <table:table-cell office:value-type="float" office:value="94.9471" calcext:value-type="float">
            <text:p>94.9471</text:p>
          </table:table-cell>
          <table:table-cell office:value-type="float" office:value="4.751" calcext:value-type="float">
            <text:p>4.751</text:p>
          </table:table-cell>
          <table:table-cell office:value-type="float" office:value="83.3" calcext:value-type="float">
            <text:p>83.3</text:p>
          </table:table-cell>
          <table:table-cell office:value-type="float" office:value="4.587" calcext:value-type="float">
            <text:p>4.587</text:p>
          </table:table-cell>
          <table:table-cell office:value-type="float" office:value="27.4" calcext:value-type="float">
            <text:p>27.4</text:p>
          </table:table-cell>
          <table:table-cell office:value-type="float" office:value="4.587" calcext:value-type="float">
            <text:p>4.587</text:p>
          </table:table-cell>
          <table:table-cell table:formula="of:=(SQRT((([.B78])^2)-([.H78]^2)))" office:value-type="float" office:value="90.4284122085531" calcext:value-type="float">
            <text:p>90.4284122086</text:p>
          </table:table-cell>
          <table:table-cell office:value-type="float" office:value="4.587" calcext:value-type="float">
            <text:p>4.587</text:p>
          </table:table-cell>
          <table:table-cell table:formula="of:=SQRT(([.D78]^2)-([.H78]^2))" office:value-type="float" office:value="90.9076003335805" calcext:value-type="float">
            <text:p>90.9076003336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 office:value-type="float" office:value="96.8545" calcext:value-type="float">
            <text:p>96.8545</text:p>
          </table:table-cell>
          <table:table-cell office:value-type="float" office:value="4.751" calcext:value-type="float">
            <text:p>4.751</text:p>
          </table:table-cell>
          <table:table-cell office:value-type="float" office:value="93.4203" calcext:value-type="float">
            <text:p>93.4203</text:p>
          </table:table-cell>
          <table:table-cell office:value-type="float" office:value="4.914" calcext:value-type="float">
            <text:p>4.914</text:p>
          </table:table-cell>
          <table:table-cell office:value-type="float" office:value="82.3" calcext:value-type="float">
            <text:p>82.3</text:p>
          </table:table-cell>
          <table:table-cell office:value-type="float" office:value="4.751" calcext:value-type="float">
            <text:p>4.751</text:p>
          </table:table-cell>
          <table:table-cell office:value-type="float" office:value="27.7" calcext:value-type="float">
            <text:p>27.7</text:p>
          </table:table-cell>
          <table:table-cell office:value-type="float" office:value="4.751" calcext:value-type="float">
            <text:p>4.751</text:p>
          </table:table-cell>
          <table:table-cell table:formula="of:=(SQRT((([.B79])^2)-([.H79]^2)))" office:value-type="float" office:value="92.8089660014053" calcext:value-type="float">
            <text:p>92.8089660014</text:p>
          </table:table-cell>
          <table:table-cell office:value-type="float" office:value="4.751" calcext:value-type="float">
            <text:p>4.751</text:p>
          </table:table-cell>
          <table:table-cell table:formula="of:=SQRT(([.D79]^2)-([.H79]^2))" office:value-type="float" office:value="89.219182085973" calcext:value-type="float">
            <text:p>89.219182086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95.1758" calcext:value-type="float">
            <text:p>95.1758</text:p>
          </table:table-cell>
          <table:table-cell office:value-type="float" office:value="4.914" calcext:value-type="float">
            <text:p>4.914</text:p>
          </table:table-cell>
          <table:table-cell office:value-type="float" office:value="92.7196" calcext:value-type="float">
            <text:p>92.7196</text:p>
          </table:table-cell>
          <table:table-cell office:value-type="float" office:value="5.078" calcext:value-type="float">
            <text:p>5.078</text:p>
          </table:table-cell>
          <table:table-cell office:value-type="float" office:value="80.8" calcext:value-type="float">
            <text:p>80.8</text:p>
          </table:table-cell>
          <table:table-cell office:value-type="float" office:value="4.914" calcext:value-type="float">
            <text:p>4.914</text:p>
          </table:table-cell>
          <table:table-cell office:value-type="float" office:value="28.3" calcext:value-type="float">
            <text:p>28.3</text:p>
          </table:table-cell>
          <table:table-cell office:value-type="float" office:value="4.914" calcext:value-type="float">
            <text:p>4.914</text:p>
          </table:table-cell>
          <table:table-cell table:formula="of:=(SQRT((([.B80])^2)-([.H80]^2)))" office:value-type="float" office:value="90.871023465349" calcext:value-type="float">
            <text:p>90.8710234653</text:p>
          </table:table-cell>
          <table:table-cell office:value-type="float" office:value="4.914" calcext:value-type="float">
            <text:p>4.914</text:p>
          </table:table-cell>
          <table:table-cell table:formula="of:=SQRT(([.D80]^2)-([.H80]^2))" office:value-type="float" office:value="88.2951540242159" calcext:value-type="float">
            <text:p>88.2951540242</text:p>
          </table:table-cell>
        </table:table-row>
        <table:table-row table:style-name="ro1">
          <table:table-cell office:value-type="float" office:value="5.078" calcext:value-type="float">
            <text:p>5.078</text:p>
          </table:table-cell>
          <table:table-cell office:value-type="float" office:value="85.3073" calcext:value-type="float">
            <text:p>85.3073</text:p>
          </table:table-cell>
          <table:table-cell office:value-type="float" office:value="5.078" calcext:value-type="float">
            <text:p>5.078</text:p>
          </table:table-cell>
          <table:table-cell office:value-type="float" office:value="91.4549" calcext:value-type="float">
            <text:p>91.4549</text:p>
          </table:table-cell>
          <table:table-cell office:value-type="float" office:value="5.241" calcext:value-type="float">
            <text:p>5.241</text:p>
          </table:table-cell>
          <table:table-cell office:value-type="float" office:value="80.8" calcext:value-type="float">
            <text:p>80.8</text:p>
          </table:table-cell>
          <table:table-cell office:value-type="float" office:value="5.078" calcext:value-type="float">
            <text:p>5.078</text:p>
          </table:table-cell>
          <table:table-cell office:value-type="float" office:value="28.7" calcext:value-type="float">
            <text:p>28.7</text:p>
          </table:table-cell>
          <table:table-cell office:value-type="float" office:value="5.078" calcext:value-type="float">
            <text:p>5.078</text:p>
          </table:table-cell>
          <table:table-cell table:formula="of:=(SQRT((([.B81])^2)-([.H81]^2)))" office:value-type="float" office:value="80.3345842915117" calcext:value-type="float">
            <text:p>80.3345842915</text:p>
          </table:table-cell>
          <table:table-cell office:value-type="float" office:value="5.078" calcext:value-type="float">
            <text:p>5.078</text:p>
          </table:table-cell>
          <table:table-cell table:formula="of:=SQRT(([.D81]^2)-([.H81]^2))" office:value-type="float" office:value="86.8349511084678" calcext:value-type="float">
            <text:p>86.8349511085</text:p>
          </table:table-cell>
        </table:table-row>
        <table:table-row table:style-name="ro1">
          <table:table-cell office:value-type="float" office:value="5.241" calcext:value-type="float">
            <text:p>5.241</text:p>
          </table:table-cell>
          <table:table-cell office:value-type="float" office:value="85.6128" calcext:value-type="float">
            <text:p>85.6128</text:p>
          </table:table-cell>
          <table:table-cell office:value-type="float" office:value="5.241" calcext:value-type="float">
            <text:p>5.241</text:p>
          </table:table-cell>
          <table:table-cell office:value-type="float" office:value="91.7399" calcext:value-type="float">
            <text:p>91.7399</text:p>
          </table:table-cell>
          <table:table-cell office:value-type="float" office:value="5.405" calcext:value-type="float">
            <text:p>5.405</text:p>
          </table:table-cell>
          <table:table-cell office:value-type="float" office:value="78.4" calcext:value-type="float">
            <text:p>78.4</text:p>
          </table:table-cell>
          <table:table-cell office:value-type="float" office:value="5.241" calcext:value-type="float">
            <text:p>5.241</text:p>
          </table:table-cell>
          <table:table-cell office:value-type="float" office:value="29.3" calcext:value-type="float">
            <text:p>29.3</text:p>
          </table:table-cell>
          <table:table-cell office:value-type="float" office:value="5.241" calcext:value-type="float">
            <text:p>5.241</text:p>
          </table:table-cell>
          <table:table-cell table:formula="of:=(SQRT((([.B82])^2)-([.H82]^2)))" office:value-type="float" office:value="80.44290847452" calcext:value-type="float">
            <text:p>80.4429084745</text:p>
          </table:table-cell>
          <table:table-cell office:value-type="float" office:value="5.241" calcext:value-type="float">
            <text:p>5.241</text:p>
          </table:table-cell>
          <table:table-cell table:formula="of:=SQRT(([.D82]^2)-([.H82]^2))" office:value-type="float" office:value="86.9351439408137" calcext:value-type="float">
            <text:p>86.9351439408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78.6971" calcext:value-type="float">
            <text:p>78.6971</text:p>
          </table:table-cell>
          <table:table-cell office:value-type="float" office:value="5.405" calcext:value-type="float">
            <text:p>5.405</text:p>
          </table:table-cell>
          <table:table-cell office:value-type="float" office:value="89.4372" calcext:value-type="float">
            <text:p>89.4372</text:p>
          </table:table-cell>
          <table:table-cell office:value-type="float" office:value="5.568" calcext:value-type="float">
            <text:p>5.568</text:p>
          </table:table-cell>
          <table:table-cell office:value-type="float" office:value="77.2" calcext:value-type="float">
            <text:p>77.2</text:p>
          </table:table-cell>
          <table:table-cell office:value-type="float" office:value="5.405" calcext:value-type="float">
            <text:p>5.405</text:p>
          </table:table-cell>
          <table:table-cell office:value-type="float" office:value="29.3" calcext:value-type="float">
            <text:p>29.3</text:p>
          </table:table-cell>
          <table:table-cell office:value-type="float" office:value="5.405" calcext:value-type="float">
            <text:p>5.405</text:p>
          </table:table-cell>
          <table:table-cell table:formula="of:=(SQRT((([.B83])^2)-([.H83]^2)))" office:value-type="float" office:value="73.0393287784739" calcext:value-type="float">
            <text:p>73.0393287785</text:p>
          </table:table-cell>
          <table:table-cell office:value-type="float" office:value="5.405" calcext:value-type="float">
            <text:p>5.405</text:p>
          </table:table-cell>
          <table:table-cell table:formula="of:=SQRT(([.D83]^2)-([.H83]^2))" office:value-type="float" office:value="84.5016138534644" calcext:value-type="float">
            <text:p>84.501613853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68.5447" calcext:value-type="float">
            <text:p>68.5447</text:p>
          </table:table-cell>
          <table:table-cell office:value-type="float" office:value="5.568" calcext:value-type="float">
            <text:p>5.568</text:p>
          </table:table-cell>
          <table:table-cell office:value-type="float" office:value="88.2901" calcext:value-type="float">
            <text:p>88.2901</text:p>
          </table:table-cell>
          <table:table-cell office:value-type="float" office:value="5.732" calcext:value-type="float">
            <text:p>5.732</text:p>
          </table:table-cell>
          <table:table-cell office:value-type="float" office:value="75.9" calcext:value-type="float">
            <text:p>75.9</text:p>
          </table:table-cell>
          <table:table-cell office:value-type="float" office:value="5.568" calcext:value-type="float">
            <text:p>5.568</text:p>
          </table:table-cell>
          <table:table-cell office:value-type="float" office:value="29.3" calcext:value-type="float">
            <text:p>29.3</text:p>
          </table:table-cell>
          <table:table-cell office:value-type="float" office:value="5.568" calcext:value-type="float">
            <text:p>5.568</text:p>
          </table:table-cell>
          <table:table-cell table:formula="of:=(SQRT((([.B84])^2)-([.H84]^2)))" office:value-type="float" office:value="61.966812876652" calcext:value-type="float">
            <text:p>61.9668128767</text:p>
          </table:table-cell>
          <table:table-cell office:value-type="float" office:value="5.568" calcext:value-type="float">
            <text:p>5.568</text:p>
          </table:table-cell>
          <table:table-cell table:formula="of:=SQRT(([.D84]^2)-([.H84]^2))" office:value-type="float" office:value="83.2865640905542" calcext:value-type="float">
            <text:p>83.2865640906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 office:value-type="float" office:value="68.2793" calcext:value-type="float">
            <text:p>68.2793</text:p>
          </table:table-cell>
          <table:table-cell office:value-type="float" office:value="5.732" calcext:value-type="float">
            <text:p>5.732</text:p>
          </table:table-cell>
          <table:table-cell office:value-type="float" office:value="87.0507" calcext:value-type="float">
            <text:p>87.0507</text:p>
          </table:table-cell>
          <table:table-cell office:value-type="float" office:value="5.896" calcext:value-type="float">
            <text:p>5.896</text:p>
          </table:table-cell>
          <table:table-cell office:value-type="float" office:value="75.3" calcext:value-type="float">
            <text:p>75.3</text:p>
          </table:table-cell>
          <table:table-cell office:value-type="float" office:value="5.732" calcext:value-type="float">
            <text:p>5.732</text:p>
          </table:table-cell>
          <table:table-cell office:value-type="float" office:value="29.3" calcext:value-type="float">
            <text:p>29.3</text:p>
          </table:table-cell>
          <table:table-cell office:value-type="float" office:value="5.732" calcext:value-type="float">
            <text:p>5.732</text:p>
          </table:table-cell>
          <table:table-cell table:formula="of:=(SQRT((([.B85])^2)-([.H85]^2)))" office:value-type="float" office:value="61.6731125247462" calcext:value-type="float">
            <text:p>61.6731125247</text:p>
          </table:table-cell>
          <table:table-cell office:value-type="float" office:value="5.732" calcext:value-type="float">
            <text:p>5.732</text:p>
          </table:table-cell>
          <table:table-cell table:formula="of:=SQRT(([.D85]^2)-([.H85]^2))" office:value-type="float" office:value="81.9715461028399" calcext:value-type="float">
            <text:p>81.9715461028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74.9305" calcext:value-type="float">
            <text:p>74.9305</text:p>
          </table:table-cell>
          <table:table-cell office:value-type="float" office:value="5.896" calcext:value-type="float">
            <text:p>5.896</text:p>
          </table:table-cell>
          <table:table-cell office:value-type="float" office:value="86.4799" calcext:value-type="float">
            <text:p>86.4799</text:p>
          </table:table-cell>
          <table:table-cell office:value-type="float" office:value="6.059" calcext:value-type="float">
            <text:p>6.059</text:p>
          </table:table-cell>
          <table:table-cell office:value-type="float" office:value="73.7" calcext:value-type="float">
            <text:p>73.7</text:p>
          </table:table-cell>
          <table:table-cell office:value-type="float" office:value="5.896" calcext:value-type="float">
            <text:p>5.896</text:p>
          </table:table-cell>
          <table:table-cell office:value-type="float" office:value="29.3" calcext:value-type="float">
            <text:p>29.3</text:p>
          </table:table-cell>
          <table:table-cell office:value-type="float" office:value="5.896" calcext:value-type="float">
            <text:p>5.896</text:p>
          </table:table-cell>
          <table:table-cell table:formula="of:=(SQRT((([.B86])^2)-([.H86]^2)))" office:value-type="float" office:value="68.9644098811119" calcext:value-type="float">
            <text:p>68.9644098811</text:p>
          </table:table-cell>
          <table:table-cell office:value-type="float" office:value="5.896" calcext:value-type="float">
            <text:p>5.896</text:p>
          </table:table-cell>
          <table:table-cell table:formula="of:=SQRT(([.D86]^2)-([.H86]^2))" office:value-type="float" office:value="81.3651221593749" calcext:value-type="float">
            <text:p>81.3651221594</text:p>
          </table:table-cell>
        </table:table-row>
        <table:table-row table:style-name="ro1">
          <table:table-cell office:value-type="float" office:value="6.059" calcext:value-type="float">
            <text:p>6.059</text:p>
          </table:table-cell>
          <table:table-cell office:value-type="float" office:value="85.5184" calcext:value-type="float">
            <text:p>85.5184</text:p>
          </table:table-cell>
          <table:table-cell office:value-type="float" office:value="6.059" calcext:value-type="float">
            <text:p>6.059</text:p>
          </table:table-cell>
          <table:table-cell office:value-type="float" office:value="84.9616" calcext:value-type="float">
            <text:p>84.9616</text:p>
          </table:table-cell>
          <table:table-cell office:value-type="float" office:value="6.223" calcext:value-type="float">
            <text:p>6.223</text:p>
          </table:table-cell>
          <table:table-cell office:value-type="float" office:value="72.8" calcext:value-type="float">
            <text:p>72.8</text:p>
          </table:table-cell>
          <table:table-cell office:value-type="float" office:value="6.059" calcext:value-type="float">
            <text:p>6.059</text:p>
          </table:table-cell>
          <table:table-cell office:value-type="float" office:value="29.3" calcext:value-type="float">
            <text:p>29.3</text:p>
          </table:table-cell>
          <table:table-cell office:value-type="float" office:value="6.059" calcext:value-type="float">
            <text:p>6.059</text:p>
          </table:table-cell>
          <table:table-cell table:formula="of:=(SQRT((([.B87])^2)-([.H87]^2)))" office:value-type="float" office:value="80.3424342334734" calcext:value-type="float">
            <text:p>80.3424342335</text:p>
          </table:table-cell>
          <table:table-cell office:value-type="float" office:value="6.059" calcext:value-type="float">
            <text:p>6.059</text:p>
          </table:table-cell>
          <table:table-cell table:formula="of:=SQRT(([.D87]^2)-([.H87]^2))" office:value-type="float" office:value="79.7495045411569" calcext:value-type="float">
            <text:p>79.7495045412</text:p>
          </table:table-cell>
        </table:table-row>
        <table:table-row table:style-name="ro1">
          <table:table-cell office:value-type="float" office:value="6.223" calcext:value-type="float">
            <text:p>6.223</text:p>
          </table:table-cell>
          <table:table-cell office:value-type="float" office:value="87.504" calcext:value-type="float">
            <text:p>87.504</text:p>
          </table:table-cell>
          <table:table-cell office:value-type="float" office:value="6.223" calcext:value-type="float">
            <text:p>6.223</text:p>
          </table:table-cell>
          <table:table-cell office:value-type="float" office:value="84.1101" calcext:value-type="float">
            <text:p>84.1101</text:p>
          </table:table-cell>
          <table:table-cell office:value-type="float" office:value="6.386" calcext:value-type="float">
            <text:p>6.386</text:p>
          </table:table-cell>
          <table:table-cell office:value-type="float" office:value="71.3" calcext:value-type="float">
            <text:p>71.3</text:p>
          </table:table-cell>
          <table:table-cell office:value-type="float" office:value="6.223" calcext:value-type="float">
            <text:p>6.223</text:p>
          </table:table-cell>
          <table:table-cell office:value-type="float" office:value="29.3" calcext:value-type="float">
            <text:p>29.3</text:p>
          </table:table-cell>
          <table:table-cell office:value-type="float" office:value="6.223" calcext:value-type="float">
            <text:p>6.223</text:p>
          </table:table-cell>
          <table:table-cell table:formula="of:=(SQRT((([.B88])^2)-([.H88]^2)))" office:value-type="float" office:value="82.4527744590805" calcext:value-type="float">
            <text:p>82.4527744591</text:p>
          </table:table-cell>
          <table:table-cell office:value-type="float" office:value="6.223" calcext:value-type="float">
            <text:p>6.223</text:p>
          </table:table-cell>
          <table:table-cell table:formula="of:=SQRT(([.D88]^2)-([.H88]^2))" office:value-type="float" office:value="78.8417333777613" calcext:value-type="float">
            <text:p>78.8417333778</text:p>
          </table:table-cell>
        </table:table-row>
        <table:table-row table:style-name="ro1">
          <table:table-cell office:value-type="float" office:value="6.386" calcext:value-type="float">
            <text:p>6.386</text:p>
          </table:table-cell>
          <table:table-cell office:value-type="float" office:value="83.2612" calcext:value-type="float">
            <text:p>83.2612</text:p>
          </table:table-cell>
          <table:table-cell office:value-type="float" office:value="6.386" calcext:value-type="float">
            <text:p>6.386</text:p>
          </table:table-cell>
          <table:table-cell office:value-type="float" office:value="82.6952" calcext:value-type="float">
            <text:p>82.6952</text:p>
          </table:table-cell>
          <table:table-cell office:value-type="float" office:value="6.532" calcext:value-type="float">
            <text:p>6.532</text:p>
          </table:table-cell>
          <table:table-cell office:value-type="float" office:value="71.2" calcext:value-type="float">
            <text:p>71.2</text:p>
          </table:table-cell>
          <table:table-cell office:value-type="float" office:value="6.386" calcext:value-type="float">
            <text:p>6.386</text:p>
          </table:table-cell>
          <table:table-cell office:value-type="float" office:value="29.3" calcext:value-type="float">
            <text:p>29.3</text:p>
          </table:table-cell>
          <table:table-cell office:value-type="float" office:value="6.386" calcext:value-type="float">
            <text:p>6.386</text:p>
          </table:table-cell>
          <table:table-cell table:formula="of:=(SQRT((([.B89])^2)-([.H89]^2)))" office:value-type="float" office:value="77.9354696235289" calcext:value-type="float">
            <text:p>77.9354696235</text:p>
          </table:table-cell>
          <table:table-cell office:value-type="float" office:value="6.386" calcext:value-type="float">
            <text:p>6.386</text:p>
          </table:table-cell>
          <table:table-cell table:formula="of:=SQRT(([.D89]^2)-([.H89]^2))" office:value-type="float" office:value="77.3304991774914" calcext:value-type="float">
            <text:p>77.3304991775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 office:value-type="float" office:value="75.7528" calcext:value-type="float">
            <text:p>75.7528</text:p>
          </table:table-cell>
          <table:table-cell office:value-type="float" office:value="6.532" calcext:value-type="float">
            <text:p>6.532</text:p>
          </table:table-cell>
          <table:table-cell office:value-type="float" office:value="82.6011" calcext:value-type="float">
            <text:p>82.6011</text:p>
          </table:table-cell>
          <table:table-cell office:value-type="float" office:value="6.732" calcext:value-type="float">
            <text:p>6.732</text:p>
          </table:table-cell>
          <table:table-cell office:value-type="float" office:value="68.7" calcext:value-type="float">
            <text:p>68.7</text:p>
          </table:table-cell>
          <table:table-cell office:value-type="float" office:value="6.532" calcext:value-type="float">
            <text:p>6.532</text:p>
          </table:table-cell>
          <table:table-cell office:value-type="float" office:value="29.3" calcext:value-type="float">
            <text:p>29.3</text:p>
          </table:table-cell>
          <table:table-cell office:value-type="float" office:value="6.532" calcext:value-type="float">
            <text:p>6.532</text:p>
          </table:table-cell>
          <table:table-cell table:formula="of:=(SQRT((([.B90])^2)-([.H90]^2)))" office:value-type="float" office:value="69.8569732227213" calcext:value-type="float">
            <text:p>69.8569732227</text:p>
          </table:table-cell>
          <table:table-cell office:value-type="float" office:value="6.532" calcext:value-type="float">
            <text:p>6.532</text:p>
          </table:table-cell>
          <table:table-cell table:formula="of:=SQRT(([.D90]^2)-([.H90]^2))" office:value-type="float" office:value="77.2298628848323" calcext:value-type="float">
            <text:p>77.2298628848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 office:value-type="float" office:value="70.8258" calcext:value-type="float">
            <text:p>70.8258</text:p>
          </table:table-cell>
          <table:table-cell office:value-type="float" office:value="6.732" calcext:value-type="float">
            <text:p>6.732</text:p>
          </table:table-cell>
          <table:table-cell office:value-type="float" office:value="79.5043" calcext:value-type="float">
            <text:p>79.5043</text:p>
          </table:table-cell>
          <table:table-cell office:value-type="float" office:value="6.877" calcext:value-type="float">
            <text:p>6.877</text:p>
          </table:table-cell>
          <table:table-cell office:value-type="float" office:value="68.3" calcext:value-type="float">
            <text:p>68.3</text:p>
          </table:table-cell>
          <table:table-cell office:value-type="float" office:value="6.732" calcext:value-type="float">
            <text:p>6.732</text:p>
          </table:table-cell>
          <table:table-cell office:value-type="float" office:value="27.9" calcext:value-type="float">
            <text:p>27.9</text:p>
          </table:table-cell>
          <table:table-cell office:value-type="float" office:value="6.732" calcext:value-type="float">
            <text:p>6.732</text:p>
          </table:table-cell>
          <table:table-cell table:formula="of:=(SQRT((([.B91])^2)-([.H91]^2)))" office:value-type="float" office:value="65.0990318333537" calcext:value-type="float">
            <text:p>65.0990318334</text:p>
          </table:table-cell>
          <table:table-cell office:value-type="float" office:value="6.732" calcext:value-type="float">
            <text:p>6.732</text:p>
          </table:table-cell>
          <table:table-cell table:formula="of:=SQRT(([.D91]^2)-([.H91]^2))" office:value-type="float" office:value="74.4481277030524" calcext:value-type="float">
            <text:p>74.4481277031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 office:value-type="float" office:value="62.3809" calcext:value-type="float">
            <text:p>62.3809</text:p>
          </table:table-cell>
          <table:table-cell office:value-type="float" office:value="6.877" calcext:value-type="float">
            <text:p>6.877</text:p>
          </table:table-cell>
          <table:table-cell office:value-type="float" office:value="79.0743" calcext:value-type="float">
            <text:p>79.0743</text:p>
          </table:table-cell>
          <table:table-cell table:number-columns-repeated="2"/>
          <table:table-cell office:value-type="float" office:value="6.877" calcext:value-type="float">
            <text:p>6.877</text:p>
          </table:table-cell>
          <table:table-cell office:value-type="float" office:value="27.8" calcext:value-type="float">
            <text:p>27.8</text:p>
          </table:table-cell>
          <table:table-cell office:value-type="float" office:value="6.877" calcext:value-type="float">
            <text:p>6.877</text:p>
          </table:table-cell>
          <table:table-cell table:formula="of:=(SQRT((([.B92])^2)-([.H92]^2)))" office:value-type="float" office:value="55.8438598666854" calcext:value-type="float">
            <text:p>55.8438598667</text:p>
          </table:table-cell>
          <table:table-cell office:value-type="float" office:value="6.877" calcext:value-type="float">
            <text:p>6.877</text:p>
          </table:table-cell>
          <table:table-cell table:formula="of:=SQRT(([.D92]^2)-([.H92]^2))" office:value-type="float" office:value="74.0263798958858" calcext:value-type="float">
            <text:p>74.0263798959</text:p>
          </table:table-cell>
        </table:table-row>
      </table:table>
      <table:table table:name="7814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gc 78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ternalli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S</text:p>
          </table:table-cell>
          <table:table-cell office:value-type="string" calcext:value-type="string">
            <text:p>AB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LCM LUMtot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lge Frat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SK FRAT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cm DISK ab</text:p>
          </table:table-cell>
          <table:table-cell office:value-type="string" calcext:value-type="string">
            <text:p>Frat disk</text:p>
          </table:table-cell>
          <table:table-cell office:value-type="string" calcext:value-type="string">
            <text:p>lcm disk xs</text:p>
          </table:table-cell>
        </table:table-row>
        <table:table-row table:style-name="ro1">
          <table:table-cell table:number-columns-repeated="2" office:value-type="float" office:value="0.639" calcext:value-type="float">
            <text:p>0.639</text:p>
          </table:table-cell>
          <table:table-cell office:value-type="float" office:value="261.564" calcext:value-type="float">
            <text:p>261.564</text:p>
          </table:table-cell>
          <table:table-cell office:value-type="float" office:value="265.908" calcext:value-type="float">
            <text:p>265.908</text:p>
          </table:table-cell>
          <table:table-cell office:value-type="float" office:value="0.639" calcext:value-type="float">
            <text:p>0.639</text:p>
          </table:table-cell>
          <table:table-cell office:value-type="float" office:value="257.731" calcext:value-type="float">
            <text:p>257.731</text:p>
          </table:table-cell>
          <table:table-cell office:value-type="float" office:value="0.639" calcext:value-type="float">
            <text:p>0.639</text:p>
          </table:table-cell>
          <table:table-cell office:value-type="float" office:value="10.531" calcext:value-type="float">
            <text:p>10.531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float" office:value="0.639" calcext:value-type="float">
            <text:p>0.639</text:p>
          </table:table-cell>
          <table:table-cell table:formula="of:=SQRT([.D6]*[.D6]-[.F6]*[.F6]-[.J6]*[.J6])" office:value-type="float" office:value="65.4354346130597" calcext:value-type="float">
            <text:p>65.4354346131</text:p>
          </table:table-cell>
          <table:table-cell table:formula="of:=[.H6]" office:value-type="float" office:value="10.531" calcext:value-type="float">
            <text:p>10.531</text:p>
          </table:table-cell>
          <table:table-cell table:formula="of:=SQRT([.C6]*[.C6]-[.F6]*[.F6]-[.J6]*[.J6])" office:value-type="float" office:value="44.6145462265394" calcext:value-type="float">
            <text:p>44.6145462265</text:p>
          </table:table-cell>
        </table:table-row>
        <table:table-row table:style-name="ro1">
          <table:table-cell table:number-columns-repeated="2" office:value-type="float" office:value="1.709" calcext:value-type="float">
            <text:p>1.709</text:p>
          </table:table-cell>
          <table:table-cell office:value-type="float" office:value="241.343" calcext:value-type="float">
            <text:p>241.343</text:p>
          </table:table-cell>
          <table:table-cell office:value-type="float" office:value="243.751" calcext:value-type="float">
            <text:p>243.751</text:p>
          </table:table-cell>
          <table:table-cell office:value-type="float" office:value="1.709" calcext:value-type="float">
            <text:p>1.709</text:p>
          </table:table-cell>
          <table:table-cell office:value-type="float" office:value="233.662" calcext:value-type="float">
            <text:p>233.662</text:p>
          </table:table-cell>
          <table:table-cell office:value-type="float" office:value="1.709" calcext:value-type="float">
            <text:p>1.709</text:p>
          </table:table-cell>
          <table:table-cell office:value-type="float" office:value="22.891" calcext:value-type="float">
            <text:p>22.891</text:p>
          </table:table-cell>
          <table:table-cell office:value-type="float" office:value="1.709" calcext:value-type="float">
            <text:p>1.709</text:p>
          </table:table-cell>
          <table:table-cell office:value-type="float" office:value="0" calcext:value-type="float">
            <text:p>0</text:p>
          </table:table-cell>
          <table:table-cell office:value-type="float" office:value="1.709" calcext:value-type="float">
            <text:p>1.709</text:p>
          </table:table-cell>
          <table:table-cell/>
          <table:table-cell office:value-type="float" office:value="1.709" calcext:value-type="float">
            <text:p>1.709</text:p>
          </table:table-cell>
          <table:table-cell table:formula="of:=SQRT([.D7]*[.D7]-[.F7]*[.F7]-[.J7]*[.J7])" office:value-type="float" office:value="69.4018714228946" calcext:value-type="float">
            <text:p>69.4018714229</text:p>
          </table:table-cell>
          <table:table-cell table:formula="of:=[.H7]" office:value-type="float" office:value="22.891" calcext:value-type="float">
            <text:p>22.891</text:p>
          </table:table-cell>
          <table:table-cell table:formula="of:=SQRT([.C7]*[.C7]-[.F7]*[.F7]-[.J7]*[.J7])" office:value-type="float" office:value="60.4029254672321" calcext:value-type="float">
            <text:p>60.4029254672</text:p>
          </table:table-cell>
        </table:table-row>
        <table:table-row table:style-name="ro1">
          <table:table-cell table:number-columns-repeated="2" office:value-type="float" office:value="2.834" calcext:value-type="float">
            <text:p>2.834</text:p>
          </table:table-cell>
          <table:table-cell office:value-type="float" office:value="213.908" calcext:value-type="float">
            <text:p>213.908</text:p>
          </table:table-cell>
          <table:table-cell office:value-type="float" office:value="222.063" calcext:value-type="float">
            <text:p>222.063</text:p>
          </table:table-cell>
          <table:table-cell office:value-type="float" office:value="2.834" calcext:value-type="float">
            <text:p>2.834</text:p>
          </table:table-cell>
          <table:table-cell office:value-type="float" office:value="210.893" calcext:value-type="float">
            <text:p>210.893</text:p>
          </table:table-cell>
          <table:table-cell office:value-type="float" office:value="2.834" calcext:value-type="float">
            <text:p>2.834</text:p>
          </table:table-cell>
          <table:table-cell office:value-type="float" office:value="32.649" calcext:value-type="float">
            <text:p>32.649</text:p>
          </table:table-cell>
          <table:table-cell office:value-type="float" office:value="2.834" calcext:value-type="float">
            <text:p>2.834</text:p>
          </table:table-cell>
          <table:table-cell office:value-type="float" office:value="0" calcext:value-type="float">
            <text:p>0</text:p>
          </table:table-cell>
          <table:table-cell office:value-type="float" office:value="2.834" calcext:value-type="float">
            <text:p>2.834</text:p>
          </table:table-cell>
          <table:table-cell/>
          <table:table-cell office:value-type="float" office:value="2.834" calcext:value-type="float">
            <text:p>2.834</text:p>
          </table:table-cell>
          <table:table-cell table:formula="of:=SQRT([.D8]*[.D8]-[.F8]*[.F8]-[.J8]*[.J8])" office:value-type="float" office:value="69.5422067524463" calcext:value-type="float">
            <text:p>69.5422067524</text:p>
          </table:table-cell>
          <table:table-cell table:formula="of:=[.H8]" office:value-type="float" office:value="32.649" calcext:value-type="float">
            <text:p>32.649</text:p>
          </table:table-cell>
          <table:table-cell table:formula="of:=SQRT([.C8]*[.C8]-[.F8]*[.F8]-[.J8]*[.J8])" office:value-type="float" office:value="35.7879171648755" calcext:value-type="float">
            <text:p>35.7879171649</text:p>
          </table:table-cell>
        </table:table-row>
        <table:table-row table:style-name="ro1">
          <table:table-cell table:number-columns-repeated="2" office:value-type="float" office:value="3.96" calcext:value-type="float">
            <text:p>3.96</text:p>
          </table:table-cell>
          <table:table-cell office:value-type="float" office:value="204.258" calcext:value-type="float">
            <text:p>204.258</text:p>
          </table:table-cell>
          <table:table-cell office:value-type="float" office:value="216.726" calcext:value-type="float">
            <text:p>216.726</text:p>
          </table:table-cell>
          <table:table-cell office:value-type="float" office:value="3.96" calcext:value-type="float">
            <text:p>3.96</text:p>
          </table:table-cell>
          <table:table-cell office:value-type="float" office:value="192.678" calcext:value-type="float">
            <text:p>192.678</text:p>
          </table:table-cell>
          <table:table-cell office:value-type="float" office:value="3.96" calcext:value-type="float">
            <text:p>3.96</text:p>
          </table:table-cell>
          <table:table-cell office:value-type="float" office:value="38.504" calcext:value-type="float">
            <text:p>38.504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3.96" calcext:value-type="float">
            <text:p>3.96</text:p>
          </table:table-cell>
          <table:table-cell table:formula="of:=SQRT([.D9]*[.D9]-[.F9]*[.F9]-[.J9]*[.J9])" office:value-type="float" office:value="99.2237239373729" calcext:value-type="float">
            <text:p>99.2237239374</text:p>
          </table:table-cell>
          <table:table-cell table:formula="of:=[.H9]" office:value-type="float" office:value="38.504" calcext:value-type="float">
            <text:p>38.504</text:p>
          </table:table-cell>
          <table:table-cell table:formula="of:=SQRT([.C9]*[.C9]-[.F9]*[.F9]-[.J9]*[.J9])" office:value-type="float" office:value="67.797631817048" calcext:value-type="float">
            <text:p>67.797631817</text:p>
          </table:table-cell>
        </table:table-row>
        <table:table-row table:style-name="ro1">
          <table:table-cell table:number-columns-repeated="2" office:value-type="float" office:value="5.085" calcext:value-type="float">
            <text:p>5.085</text:p>
          </table:table-cell>
          <table:table-cell office:value-type="float" office:value="199.033" calcext:value-type="float">
            <text:p>199.033</text:p>
          </table:table-cell>
          <table:table-cell office:value-type="float" office:value="217.378" calcext:value-type="float">
            <text:p>217.378</text:p>
          </table:table-cell>
          <table:table-cell office:value-type="float" office:value="5.085" calcext:value-type="float">
            <text:p>5.085</text:p>
          </table:table-cell>
          <table:table-cell office:value-type="float" office:value="178.367" calcext:value-type="float">
            <text:p>178.367</text:p>
          </table:table-cell>
          <table:table-cell office:value-type="float" office:value="5.085" calcext:value-type="float">
            <text:p>5.085</text:p>
          </table:table-cell>
          <table:table-cell office:value-type="float" office:value="43.057" calcext:value-type="float">
            <text:p>43.057</text:p>
          </table:table-cell>
          <table:table-cell office:value-type="float" office:value="5.085" calcext:value-type="float">
            <text:p>5.085</text:p>
          </table:table-cell>
          <table:table-cell office:value-type="float" office:value="0" calcext:value-type="float">
            <text:p>0</text:p>
          </table:table-cell>
          <table:table-cell office:value-type="float" office:value="5.085" calcext:value-type="float">
            <text:p>5.085</text:p>
          </table:table-cell>
          <table:table-cell/>
          <table:table-cell office:value-type="float" office:value="5.085" calcext:value-type="float">
            <text:p>5.085</text:p>
          </table:table-cell>
          <table:table-cell table:formula="of:=SQRT([.D10]*[.D10]-[.F10]*[.F10]-[.J10]*[.J10])" office:value-type="float" office:value="124.251391118973" calcext:value-type="float">
            <text:p>124.251391119</text:p>
          </table:table-cell>
          <table:table-cell table:formula="of:=[.H10]" office:value-type="float" office:value="43.057" calcext:value-type="float">
            <text:p>43.057</text:p>
          </table:table-cell>
          <table:table-cell table:formula="of:=SQRT([.C10]*[.C10]-[.F10]*[.F10]-[.J10]*[.J10])" office:value-type="float" office:value="88.3139196276555" calcext:value-type="float">
            <text:p>88.3139196277</text:p>
          </table:table-cell>
        </table:table-row>
        <table:table-row table:style-name="ro1">
          <table:table-cell table:number-columns-repeated="2" office:value-type="float" office:value="6.238" calcext:value-type="float">
            <text:p>6.238</text:p>
          </table:table-cell>
          <table:table-cell office:value-type="float" office:value="194.293" calcext:value-type="float">
            <text:p>194.293</text:p>
          </table:table-cell>
          <table:table-cell office:value-type="float" office:value="212.508" calcext:value-type="float">
            <text:p>212.508</text:p>
          </table:table-cell>
          <table:table-cell office:value-type="float" office:value="6.238" calcext:value-type="float">
            <text:p>6.238</text:p>
          </table:table-cell>
          <table:table-cell office:value-type="float" office:value="166.657" calcext:value-type="float">
            <text:p>166.657</text:p>
          </table:table-cell>
          <table:table-cell office:value-type="float" office:value="6.238" calcext:value-type="float">
            <text:p>6.238</text:p>
          </table:table-cell>
          <table:table-cell office:value-type="float" office:value="45.66" calcext:value-type="float">
            <text:p>45.66</text:p>
          </table:table-cell>
          <table:table-cell office:value-type="float" office:value="6.238" calcext:value-type="float">
            <text:p>6.238</text:p>
          </table:table-cell>
          <table:table-cell office:value-type="float" office:value="0.773" calcext:value-type="float">
            <text:p>0.773</text:p>
          </table:table-cell>
          <table:table-cell office:value-type="float" office:value="6.238" calcext:value-type="float">
            <text:p>6.238</text:p>
          </table:table-cell>
          <table:table-cell/>
          <table:table-cell office:value-type="float" office:value="6.238" calcext:value-type="float">
            <text:p>6.238</text:p>
          </table:table-cell>
          <table:table-cell table:formula="of:=SQRT([.D11]*[.D11]-[.F11]*[.F11]-[.J11]*[.J11])" office:value-type="float" office:value="131.850282085402" calcext:value-type="float">
            <text:p>131.8502820854</text:p>
          </table:table-cell>
          <table:table-cell table:formula="of:=[.H11]" office:value-type="float" office:value="45.66" calcext:value-type="float">
            <text:p>45.66</text:p>
          </table:table-cell>
          <table:table-cell table:formula="of:=SQRT([.C11]*[.C11]-[.F11]*[.F11]-[.J11]*[.J11])" office:value-type="float" office:value="99.873002713446" calcext:value-type="float">
            <text:p>99.8730027134</text:p>
          </table:table-cell>
        </table:table-row>
        <table:table-row table:style-name="ro1">
          <table:table-cell table:number-columns-repeated="2" office:value-type="float" office:value="7.363" calcext:value-type="float">
            <text:p>7.363</text:p>
          </table:table-cell>
          <table:table-cell office:value-type="float" office:value="187.775" calcext:value-type="float">
            <text:p>187.775</text:p>
          </table:table-cell>
          <table:table-cell office:value-type="float" office:value="211.411" calcext:value-type="float">
            <text:p>211.411</text:p>
          </table:table-cell>
          <table:table-cell office:value-type="float" office:value="7.363" calcext:value-type="float">
            <text:p>7.363</text:p>
          </table:table-cell>
          <table:table-cell office:value-type="float" office:value="156.899" calcext:value-type="float">
            <text:p>156.899</text:p>
          </table:table-cell>
          <table:table-cell office:value-type="float" office:value="7.363" calcext:value-type="float">
            <text:p>7.363</text:p>
          </table:table-cell>
          <table:table-cell office:value-type="float" office:value="47.611" calcext:value-type="float">
            <text:p>47.611</text:p>
          </table:table-cell>
          <table:table-cell office:value-type="float" office:value="7.363" calcext:value-type="float">
            <text:p>7.363</text:p>
          </table:table-cell>
          <table:table-cell office:value-type="float" office:value="0" calcext:value-type="float">
            <text:p>0</text:p>
          </table:table-cell>
          <table:table-cell office:value-type="float" office:value="7.363" calcext:value-type="float">
            <text:p>7.363</text:p>
          </table:table-cell>
          <table:table-cell/>
          <table:table-cell office:value-type="float" office:value="7.363" calcext:value-type="float">
            <text:p>7.363</text:p>
          </table:table-cell>
          <table:table-cell table:formula="of:=SQRT([.D12]*[.D12]-[.F12]*[.F12]-[.J12]*[.J12])" office:value-type="float" office:value="141.694441387092" calcext:value-type="float">
            <text:p>141.6944413871</text:p>
          </table:table-cell>
          <table:table-cell table:formula="of:=[.H12]" office:value-type="float" office:value="47.611" calcext:value-type="float">
            <text:p>47.611</text:p>
          </table:table-cell>
          <table:table-cell table:formula="of:=SQRT([.C12]*[.C12]-[.F12]*[.F12]-[.J12]*[.J12])" office:value-type="float" office:value="103.160818259647" calcext:value-type="float">
            <text:p>103.1608182596</text:p>
          </table:table-cell>
        </table:table-row>
        <table:table-row table:style-name="ro1">
          <table:table-cell table:number-columns-repeated="2" office:value-type="float" office:value="8.489" calcext:value-type="float">
            <text:p>8.489</text:p>
          </table:table-cell>
          <table:table-cell office:value-type="float" office:value="180.031" calcext:value-type="float">
            <text:p>180.031</text:p>
          </table:table-cell>
          <table:table-cell office:value-type="float" office:value="207.107" calcext:value-type="float">
            <text:p>207.107</text:p>
          </table:table-cell>
          <table:table-cell office:value-type="float" office:value="8.489" calcext:value-type="float">
            <text:p>8.489</text:p>
          </table:table-cell>
          <table:table-cell office:value-type="float" office:value="148.443" calcext:value-type="float">
            <text:p>148.443</text:p>
          </table:table-cell>
          <table:table-cell office:value-type="float" office:value="8.489" calcext:value-type="float">
            <text:p>8.489</text:p>
          </table:table-cell>
          <table:table-cell office:value-type="float" office:value="48.262" calcext:value-type="float">
            <text:p>48.262</text:p>
          </table:table-cell>
          <table:table-cell office:value-type="float" office:value="8.489" calcext:value-type="float">
            <text:p>8.489</text:p>
          </table:table-cell>
          <table:table-cell office:value-type="float" office:value="5.977" calcext:value-type="float">
            <text:p>5.977</text:p>
          </table:table-cell>
          <table:table-cell office:value-type="float" office:value="8.489" calcext:value-type="float">
            <text:p>8.489</text:p>
          </table:table-cell>
          <table:table-cell/>
          <table:table-cell office:value-type="float" office:value="8.489" calcext:value-type="float">
            <text:p>8.489</text:p>
          </table:table-cell>
          <table:table-cell table:formula="of:=SQRT([.D13]*[.D13]-[.F13]*[.F13]-[.J13]*[.J13])" office:value-type="float" office:value="144.299205372032" calcext:value-type="float">
            <text:p>144.299205372</text:p>
          </table:table-cell>
          <table:table-cell table:formula="of:=[.H13]" office:value-type="float" office:value="48.262" calcext:value-type="float">
            <text:p>48.262</text:p>
          </table:table-cell>
          <table:table-cell table:formula="of:=SQRT([.C13]*[.C13]-[.F13]*[.F13]-[.J13]*[.J13])" office:value-type="float" office:value="101.686342165504" calcext:value-type="float">
            <text:p>101.6863421655</text:p>
          </table:table-cell>
        </table:table-row>
        <table:table-row table:style-name="ro1">
          <table:table-cell table:number-columns-repeated="2" office:value-type="float" office:value="9.641" calcext:value-type="float">
            <text:p>9.641</text:p>
          </table:table-cell>
          <table:table-cell office:value-type="float" office:value="164.964" calcext:value-type="float">
            <text:p>164.964</text:p>
          </table:table-cell>
          <table:table-cell office:value-type="float" office:value="205.254" calcext:value-type="float">
            <text:p>205.254</text:p>
          </table:table-cell>
          <table:table-cell office:value-type="float" office:value="9.641" calcext:value-type="float">
            <text:p>9.641</text:p>
          </table:table-cell>
          <table:table-cell office:value-type="float" office:value="141.287" calcext:value-type="float">
            <text:p>141.287</text:p>
          </table:table-cell>
          <table:table-cell office:value-type="float" office:value="9.641" calcext:value-type="float">
            <text:p>9.641</text:p>
          </table:table-cell>
          <table:table-cell office:value-type="float" office:value="48.262" calcext:value-type="float">
            <text:p>48.262</text:p>
          </table:table-cell>
          <table:table-cell office:value-type="float" office:value="9.641" calcext:value-type="float">
            <text:p>9.641</text:p>
          </table:table-cell>
          <table:table-cell office:value-type="float" office:value="11.832" calcext:value-type="float">
            <text:p>11.832</text:p>
          </table:table-cell>
          <table:table-cell office:value-type="float" office:value="9.641" calcext:value-type="float">
            <text:p>9.641</text:p>
          </table:table-cell>
          <table:table-cell/>
          <table:table-cell office:value-type="float" office:value="9.641" calcext:value-type="float">
            <text:p>9.641</text:p>
          </table:table-cell>
          <table:table-cell table:formula="of:=SQRT([.D14]*[.D14]-[.F14]*[.F14]-[.J14]*[.J14])" office:value-type="float" office:value="148.415605389056" calcext:value-type="float">
            <text:p>148.4156053891</text:p>
          </table:table-cell>
          <table:table-cell table:formula="of:=[.H14]" office:value-type="float" office:value="48.262" calcext:value-type="float">
            <text:p>48.262</text:p>
          </table:table-cell>
          <table:table-cell table:formula="of:=SQRT([.C14]*[.C14]-[.F14]*[.F14]-[.J14]*[.J14])" office:value-type="float" office:value="84.3273899928131" calcext:value-type="float">
            <text:p>84.3273899928</text:p>
          </table:table-cell>
        </table:table-row>
        <table:table-row table:style-name="ro1">
          <table:table-cell table:number-columns-repeated="2" office:value-type="float" office:value="10.794" calcext:value-type="float">
            <text:p>10.794</text:p>
          </table:table-cell>
          <table:table-cell office:value-type="float" office:value="155.419" calcext:value-type="float">
            <text:p>155.419</text:p>
          </table:table-cell>
          <table:table-cell office:value-type="float" office:value="201.603" calcext:value-type="float">
            <text:p>201.603</text:p>
          </table:table-cell>
          <table:table-cell office:value-type="float" office:value="10.794" calcext:value-type="float">
            <text:p>10.794</text:p>
          </table:table-cell>
          <table:table-cell office:value-type="float" office:value="135.432" calcext:value-type="float">
            <text:p>135.432</text:p>
          </table:table-cell>
          <table:table-cell office:value-type="float" office:value="10.794" calcext:value-type="float">
            <text:p>10.794</text:p>
          </table:table-cell>
          <table:table-cell office:value-type="float" office:value="48.262" calcext:value-type="float">
            <text:p>48.262</text:p>
          </table:table-cell>
          <table:table-cell office:value-type="float" office:value="10.794" calcext:value-type="float">
            <text:p>10.794</text:p>
          </table:table-cell>
          <table:table-cell office:value-type="float" office:value="16.386" calcext:value-type="float">
            <text:p>16.386</text:p>
          </table:table-cell>
          <table:table-cell office:value-type="float" office:value="10.794" calcext:value-type="float">
            <text:p>10.794</text:p>
          </table:table-cell>
          <table:table-cell/>
          <table:table-cell office:value-type="float" office:value="10.794" calcext:value-type="float">
            <text:p>10.794</text:p>
          </table:table-cell>
          <table:table-cell table:formula="of:=SQRT([.D15]*[.D15]-[.F15]*[.F15]-[.J15]*[.J15])" office:value-type="float" office:value="148.436659855307" calcext:value-type="float">
            <text:p>148.4366598553</text:p>
          </table:table-cell>
          <table:table-cell table:formula="of:=[.H15]" office:value-type="float" office:value="48.262" calcext:value-type="float">
            <text:p>48.262</text:p>
          </table:table-cell>
          <table:table-cell table:formula="of:=SQRT([.C15]*[.C15]-[.F15]*[.F15]-[.J15]*[.J15])" office:value-type="float" office:value="74.4629971260895" calcext:value-type="float">
            <text:p>74.4629971261</text:p>
          </table:table-cell>
        </table:table-row>
        <table:table-row table:style-name="ro1">
          <table:table-cell table:number-columns-repeated="2" office:value-type="float" office:value="11.892" calcext:value-type="float">
            <text:p>11.892</text:p>
          </table:table-cell>
          <table:table-cell office:value-type="float" office:value="153.478" calcext:value-type="float">
            <text:p>153.478</text:p>
          </table:table-cell>
          <table:table-cell office:value-type="float" office:value="196.952" calcext:value-type="float">
            <text:p>196.952</text:p>
          </table:table-cell>
          <table:table-cell office:value-type="float" office:value="11.892" calcext:value-type="float">
            <text:p>11.892</text:p>
          </table:table-cell>
          <table:table-cell office:value-type="float" office:value="130.228" calcext:value-type="float">
            <text:p>130.228</text:p>
          </table:table-cell>
          <table:table-cell office:value-type="float" office:value="11.892" calcext:value-type="float">
            <text:p>11.892</text:p>
          </table:table-cell>
          <table:table-cell office:value-type="float" office:value="48.262" calcext:value-type="float">
            <text:p>48.262</text:p>
          </table:table-cell>
          <table:table-cell office:value-type="float" office:value="11.892" calcext:value-type="float">
            <text:p>11.892</text:p>
          </table:table-cell>
          <table:table-cell office:value-type="float" office:value="18.988" calcext:value-type="float">
            <text:p>18.988</text:p>
          </table:table-cell>
          <table:table-cell office:value-type="float" office:value="11.892" calcext:value-type="float">
            <text:p>11.892</text:p>
          </table:table-cell>
          <table:table-cell/>
          <table:table-cell office:value-type="float" office:value="11.892" calcext:value-type="float">
            <text:p>11.892</text:p>
          </table:table-cell>
          <table:table-cell table:formula="of:=SQRT([.D16]*[.D16]-[.F16]*[.F16]-[.J16]*[.J16])" office:value-type="float" office:value="146.527178966907" calcext:value-type="float">
            <text:p>146.5271789669</text:p>
          </table:table-cell>
          <table:table-cell table:formula="of:=[.H16]" office:value-type="float" office:value="48.262" calcext:value-type="float">
            <text:p>48.262</text:p>
          </table:table-cell>
          <table:table-cell table:formula="of:=SQRT([.C16]*[.C16]-[.F16]*[.F16]-[.J16]*[.J16])" office:value-type="float" office:value="78.965944279797" calcext:value-type="float">
            <text:p>78.9659442798</text:p>
          </table:table-cell>
        </table:table-row>
        <table:table-row table:style-name="ro1">
          <table:table-cell table:number-columns-repeated="2" office:value-type="float" office:value="13.017" calcext:value-type="float">
            <text:p>13.017</text:p>
          </table:table-cell>
          <table:table-cell office:value-type="float" office:value="143.771" calcext:value-type="float">
            <text:p>143.771</text:p>
          </table:table-cell>
          <table:table-cell office:value-type="float" office:value="196.175" calcext:value-type="float">
            <text:p>196.175</text:p>
          </table:table-cell>
          <table:table-cell office:value-type="float" office:value="13.017" calcext:value-type="float">
            <text:p>13.017</text:p>
          </table:table-cell>
          <table:table-cell office:value-type="float" office:value="125.024" calcext:value-type="float">
            <text:p>125.024</text:p>
          </table:table-cell>
          <table:table-cell office:value-type="float" office:value="13.017" calcext:value-type="float">
            <text:p>13.017</text:p>
          </table:table-cell>
          <table:table-cell office:value-type="float" office:value="46.961" calcext:value-type="float">
            <text:p>46.961</text:p>
          </table:table-cell>
          <table:table-cell office:value-type="float" office:value="13.017" calcext:value-type="float">
            <text:p>13.017</text:p>
          </table:table-cell>
          <table:table-cell office:value-type="float" office:value="19.638" calcext:value-type="float">
            <text:p>19.638</text:p>
          </table:table-cell>
          <table:table-cell office:value-type="float" office:value="13.017" calcext:value-type="float">
            <text:p>13.017</text:p>
          </table:table-cell>
          <table:table-cell/>
          <table:table-cell office:value-type="float" office:value="13.017" calcext:value-type="float">
            <text:p>13.017</text:p>
          </table:table-cell>
          <table:table-cell table:formula="of:=SQRT([.D17]*[.D17]-[.F17]*[.F17]-[.J17]*[.J17])" office:value-type="float" office:value="149.893225347245" calcext:value-type="float">
            <text:p>149.8932253472</text:p>
          </table:table-cell>
          <table:table-cell table:formula="of:=[.H17]" office:value-type="float" office:value="46.961" calcext:value-type="float">
            <text:p>46.961</text:p>
          </table:table-cell>
          <table:table-cell table:formula="of:=SQRT([.C17]*[.C17]-[.F17]*[.F17]-[.J17]*[.J17])" office:value-type="float" office:value="68.2161917802511" calcext:value-type="float">
            <text:p>68.2161917803</text:p>
          </table:table-cell>
        </table:table-row>
        <table:table-row table:style-name="ro1">
          <table:table-cell table:number-columns-repeated="2" office:value-type="float" office:value="14.143" calcext:value-type="float">
            <text:p>14.143</text:p>
          </table:table-cell>
          <table:table-cell office:value-type="float" office:value="138.813" calcext:value-type="float">
            <text:p>138.813</text:p>
          </table:table-cell>
          <table:table-cell office:value-type="float" office:value="194.096" calcext:value-type="float">
            <text:p>194.096</text:p>
          </table:table-cell>
          <table:table-cell office:value-type="float" office:value="14.143" calcext:value-type="float">
            <text:p>14.143</text:p>
          </table:table-cell>
          <table:table-cell office:value-type="float" office:value="120.47" calcext:value-type="float">
            <text:p>120.47</text:p>
          </table:table-cell>
          <table:table-cell office:value-type="float" office:value="14.143" calcext:value-type="float">
            <text:p>14.143</text:p>
          </table:table-cell>
          <table:table-cell office:value-type="float" office:value="45.66" calcext:value-type="float">
            <text:p>45.66</text:p>
          </table:table-cell>
          <table:table-cell office:value-type="float" office:value="14.143" calcext:value-type="float">
            <text:p>14.143</text:p>
          </table:table-cell>
          <table:table-cell office:value-type="float" office:value="18.337" calcext:value-type="float">
            <text:p>18.337</text:p>
          </table:table-cell>
          <table:table-cell office:value-type="float" office:value="14.143" calcext:value-type="float">
            <text:p>14.143</text:p>
          </table:table-cell>
          <table:table-cell/>
          <table:table-cell office:value-type="float" office:value="14.143" calcext:value-type="float">
            <text:p>14.143</text:p>
          </table:table-cell>
          <table:table-cell table:formula="of:=SQRT([.D18]*[.D18]-[.F18]*[.F18]-[.J18]*[.J18])" office:value-type="float" office:value="151.076109120536" calcext:value-type="float">
            <text:p>151.0761091205</text:p>
          </table:table-cell>
          <table:table-cell table:formula="of:=[.H18]" office:value-type="float" office:value="45.66" calcext:value-type="float">
            <text:p>45.66</text:p>
          </table:table-cell>
          <table:table-cell table:formula="of:=SQRT([.C18]*[.C18]-[.F18]*[.F18]-[.J18]*[.J18])" office:value-type="float" office:value="66.4814447797278" calcext:value-type="float">
            <text:p>66.4814447797</text:p>
          </table:table-cell>
        </table:table-row>
        <table:table-row table:style-name="ro1">
          <table:table-cell table:number-columns-repeated="2" office:value-type="float" office:value="15.295" calcext:value-type="float">
            <text:p>15.295</text:p>
          </table:table-cell>
          <table:table-cell office:value-type="float" office:value="134.44" calcext:value-type="float">
            <text:p>134.44</text:p>
          </table:table-cell>
          <table:table-cell office:value-type="float" office:value="192.814" calcext:value-type="float">
            <text:p>192.814</text:p>
          </table:table-cell>
          <table:table-cell office:value-type="float" office:value="15.295" calcext:value-type="float">
            <text:p>15.295</text:p>
          </table:table-cell>
          <table:table-cell office:value-type="float" office:value="116.567" calcext:value-type="float">
            <text:p>116.567</text:p>
          </table:table-cell>
          <table:table-cell office:value-type="float" office:value="15.295" calcext:value-type="float">
            <text:p>15.295</text:p>
          </table:table-cell>
          <table:table-cell office:value-type="float" office:value="45.009" calcext:value-type="float">
            <text:p>45.009</text:p>
          </table:table-cell>
          <table:table-cell office:value-type="float" office:value="15.295" calcext:value-type="float">
            <text:p>15.295</text:p>
          </table:table-cell>
          <table:table-cell office:value-type="float" office:value="20.94" calcext:value-type="float">
            <text:p>20.94</text:p>
          </table:table-cell>
          <table:table-cell office:value-type="float" office:value="15.295" calcext:value-type="float">
            <text:p>15.295</text:p>
          </table:table-cell>
          <table:table-cell/>
          <table:table-cell office:value-type="float" office:value="15.295" calcext:value-type="float">
            <text:p>15.295</text:p>
          </table:table-cell>
          <table:table-cell table:formula="of:=SQRT([.D19]*[.D19]-[.F19]*[.F19]-[.J19]*[.J19])" office:value-type="float" office:value="152.154163620323" calcext:value-type="float">
            <text:p>152.1541636203</text:p>
          </table:table-cell>
          <table:table-cell table:formula="of:=[.H19]" office:value-type="float" office:value="45.009" calcext:value-type="float">
            <text:p>45.009</text:p>
          </table:table-cell>
          <table:table-cell table:formula="of:=SQRT([.C19]*[.C19]-[.F19]*[.F19]-[.J19]*[.J19])" office:value-type="float" office:value="63.6220442221091" calcext:value-type="float">
            <text:p>63.6220442221</text:p>
          </table:table-cell>
        </table:table-row>
        <table:table-row table:style-name="ro1">
          <table:table-cell table:number-columns-repeated="2" office:value-type="float" office:value="16.421" calcext:value-type="float">
            <text:p>16.421</text:p>
          </table:table-cell>
          <table:table-cell office:value-type="float" office:value="129.381" calcext:value-type="float">
            <text:p>129.381</text:p>
          </table:table-cell>
          <table:table-cell office:value-type="float" office:value="190.599" calcext:value-type="float">
            <text:p>190.599</text:p>
          </table:table-cell>
          <table:table-cell office:value-type="float" office:value="16.421" calcext:value-type="float">
            <text:p>16.421</text:p>
          </table:table-cell>
          <table:table-cell office:value-type="float" office:value="113.314" calcext:value-type="float">
            <text:p>113.314</text:p>
          </table:table-cell>
          <table:table-cell office:value-type="float" office:value="16.421" calcext:value-type="float">
            <text:p>16.421</text:p>
          </table:table-cell>
          <table:table-cell office:value-type="float" office:value="43.708" calcext:value-type="float">
            <text:p>43.708</text:p>
          </table:table-cell>
          <table:table-cell office:value-type="float" office:value="16.421" calcext:value-type="float">
            <text:p>16.421</text:p>
          </table:table-cell>
          <table:table-cell office:value-type="float" office:value="24.192" calcext:value-type="float">
            <text:p>24.192</text:p>
          </table:table-cell>
          <table:table-cell office:value-type="float" office:value="16.421" calcext:value-type="float">
            <text:p>16.421</text:p>
          </table:table-cell>
          <table:table-cell/>
          <table:table-cell office:value-type="float" office:value="16.421" calcext:value-type="float">
            <text:p>16.421</text:p>
          </table:table-cell>
          <table:table-cell table:formula="of:=SQRT([.D20]*[.D20]-[.F20]*[.F20]-[.J20]*[.J20])" office:value-type="float" office:value="151.336259174727" calcext:value-type="float">
            <text:p>151.3362591747</text:p>
          </table:table-cell>
          <table:table-cell table:formula="of:=[.H20]" office:value-type="float" office:value="43.708" calcext:value-type="float">
            <text:p>43.708</text:p>
          </table:table-cell>
          <table:table-cell table:formula="of:=SQRT([.C20]*[.C20]-[.F20]*[.F20]-[.J20]*[.J20])" office:value-type="float" office:value="57.5684609921092" calcext:value-type="float">
            <text:p>57.5684609921</text:p>
          </table:table-cell>
        </table:table-row>
        <table:table-row table:style-name="ro1">
          <table:table-cell table:number-columns-repeated="2" office:value-type="float" office:value="17.573" calcext:value-type="float">
            <text:p>17.573</text:p>
          </table:table-cell>
          <table:table-cell office:value-type="float" office:value="125.075" calcext:value-type="float">
            <text:p>125.075</text:p>
          </table:table-cell>
          <table:table-cell office:value-type="float" office:value="189.406" calcext:value-type="float">
            <text:p>189.406</text:p>
          </table:table-cell>
          <table:table-cell office:value-type="float" office:value="17.573" calcext:value-type="float">
            <text:p>17.573</text:p>
          </table:table-cell>
          <table:table-cell office:value-type="float" office:value="110.062" calcext:value-type="float">
            <text:p>110.062</text:p>
          </table:table-cell>
          <table:table-cell office:value-type="float" office:value="17.573" calcext:value-type="float">
            <text:p>17.573</text:p>
          </table:table-cell>
          <table:table-cell office:value-type="float" office:value="43.057" calcext:value-type="float">
            <text:p>43.057</text:p>
          </table:table-cell>
          <table:table-cell office:value-type="float" office:value="17.573" calcext:value-type="float">
            <text:p>17.573</text:p>
          </table:table-cell>
          <table:table-cell office:value-type="float" office:value="24.192" calcext:value-type="float">
            <text:p>24.192</text:p>
          </table:table-cell>
          <table:table-cell office:value-type="float" office:value="17.573" calcext:value-type="float">
            <text:p>17.573</text:p>
          </table:table-cell>
          <table:table-cell/>
          <table:table-cell office:value-type="float" office:value="17.573" calcext:value-type="float">
            <text:p>17.573</text:p>
          </table:table-cell>
          <table:table-cell table:formula="of:=SQRT([.D21]*[.D21]-[.F21]*[.F21]-[.J21]*[.J21])" office:value-type="float" office:value="152.235791218754" calcext:value-type="float">
            <text:p>152.2357912188</text:p>
          </table:table-cell>
          <table:table-cell table:formula="of:=[.H21]" office:value-type="float" office:value="43.057" calcext:value-type="float">
            <text:p>43.057</text:p>
          </table:table-cell>
          <table:table-cell table:formula="of:=SQRT([.C21]*[.C21]-[.F21]*[.F21]-[.J21]*[.J21])" office:value-type="float" office:value="54.2665543129468" calcext:value-type="float">
            <text:p>54.2665543129</text:p>
          </table:table-cell>
        </table:table-row>
        <table:table-row table:style-name="ro1">
          <table:table-cell table:number-columns-repeated="2" office:value-type="float" office:value="18.699" calcext:value-type="float">
            <text:p>18.699</text:p>
          </table:table-cell>
          <table:table-cell office:value-type="float" office:value="113.12" calcext:value-type="float">
            <text:p>113.12</text:p>
          </table:table-cell>
          <table:table-cell office:value-type="float" office:value="190.219" calcext:value-type="float">
            <text:p>190.219</text:p>
          </table:table-cell>
          <table:table-cell office:value-type="float" office:value="18.699" calcext:value-type="float">
            <text:p>18.699</text:p>
          </table:table-cell>
          <table:table-cell office:value-type="float" office:value="106.809" calcext:value-type="float">
            <text:p>106.809</text:p>
          </table:table-cell>
          <table:table-cell office:value-type="float" office:value="18.699" calcext:value-type="float">
            <text:p>18.699</text:p>
          </table:table-cell>
          <table:table-cell office:value-type="float" office:value="41.756" calcext:value-type="float">
            <text:p>41.756</text:p>
          </table:table-cell>
          <table:table-cell office:value-type="float" office:value="18.699" calcext:value-type="float">
            <text:p>18.699</text:p>
          </table:table-cell>
          <table:table-cell office:value-type="float" office:value="24.192" calcext:value-type="float">
            <text:p>24.192</text:p>
          </table:table-cell>
          <table:table-cell office:value-type="float" office:value="18.699" calcext:value-type="float">
            <text:p>18.699</text:p>
          </table:table-cell>
          <table:table-cell/>
          <table:table-cell office:value-type="float" office:value="18.699" calcext:value-type="float">
            <text:p>18.699</text:p>
          </table:table-cell>
          <table:table-cell table:formula="of:=SQRT([.D22]*[.D22]-[.F22]*[.F22]-[.J22]*[.J22])" office:value-type="float" office:value="155.53087351391" calcext:value-type="float">
            <text:p>155.5308735139</text:p>
          </table:table-cell>
          <table:table-cell table:formula="of:=[.H22]" office:value-type="float" office:value="41.756" calcext:value-type="float">
            <text:p>41.756</text:p>
          </table:table-cell>
          <table:table-cell table:formula="of:=SQRT([.C22]*[.C22]-[.F22]*[.F22]-[.J22]*[.J22])" office:value-type="float" office:value="28.332297030068" calcext:value-type="float">
            <text:p>28.3322970301</text:p>
          </table:table-cell>
        </table:table-row>
        <table:table-row table:style-name="ro1">
          <table:table-cell table:number-columns-repeated="2" office:value-type="float" office:value="19.824" calcext:value-type="float">
            <text:p>19.824</text:p>
          </table:table-cell>
          <table:table-cell office:value-type="float" office:value="106.734" calcext:value-type="float">
            <text:p>106.734</text:p>
          </table:table-cell>
          <table:table-cell office:value-type="float" office:value="190.846" calcext:value-type="float">
            <text:p>190.846</text:p>
          </table:table-cell>
          <table:table-cell office:value-type="float" office:value="19.824" calcext:value-type="float">
            <text:p>19.824</text:p>
          </table:table-cell>
          <table:table-cell office:value-type="float" office:value="104.207" calcext:value-type="float">
            <text:p>104.207</text:p>
          </table:table-cell>
          <table:table-cell office:value-type="float" office:value="19.824" calcext:value-type="float">
            <text:p>19.824</text:p>
          </table:table-cell>
          <table:table-cell office:value-type="float" office:value="40.455" calcext:value-type="float">
            <text:p>40.455</text:p>
          </table:table-cell>
          <table:table-cell office:value-type="float" office:value="19.824" calcext:value-type="float">
            <text:p>19.824</text:p>
          </table:table-cell>
          <table:table-cell office:value-type="float" office:value="24.192" calcext:value-type="float">
            <text:p>24.192</text:p>
          </table:table-cell>
          <table:table-cell office:value-type="float" office:value="19.824" calcext:value-type="float">
            <text:p>19.824</text:p>
          </table:table-cell>
          <table:table-cell/>
          <table:table-cell office:value-type="float" office:value="19.824" calcext:value-type="float">
            <text:p>19.824</text:p>
          </table:table-cell>
          <table:table-cell table:formula="of:=SQRT([.D23]*[.D23]-[.F23]*[.F23]-[.J23]*[.J23])" office:value-type="float" office:value="158.043804063937" calcext:value-type="float">
            <text:p>158.0438040639</text:p>
          </table:table-cell>
          <table:table-cell table:formula="of:=[.H23]" office:value-type="float" office:value="40.455" calcext:value-type="float">
            <text:p>40.455</text:p>
          </table:table-cell>
          <table:table-cell table:formula="of:=SQRT([.C23]*[.C23]-[.F23]*[.F23]-[.J23]*[.J23])" office:value-type="string" office:string-value="" calcext:value-type="error">
            <text:p>Err:502</text:p>
          </table:table-cell>
        </table:table-row>
      </table:table>
      <table:table table:name="2903" table:style-name="ta1">
        <table:shapes>
          <draw:frame draw:z-index="0" draw:style-name="gr1" draw:text-style-name="P1" svg:width="6.2988in" svg:height="3.5429in" svg:x="0.7724in" svg:y="0.7504in">
            <draw:object draw:notify-on-update-of-ranges="'2903'.I5:'2903'.I5 '2903'.I6:'2903'.I37 '2903'.J5:'2903'.J5 '2903'.J6:'2903'.J37 '2903'.I5:'2903'.I5 '2903'.I6:'2903'.I37 '2903'.K5:'2903'.K5 '2903'.K6:'2903'.K37 '2903'.I5:'2903'.I5 '2903'.I6:'2903'.I37 '2903'.L5:'2903'.L5 '2903'.L6:'2903'.L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NGC 2903</text:p>
          </table:table-cell>
          <table:table-cell office:value-type="string" calcext:value-type="string">
            <text:p>McGaugh</text:p>
          </table:table-cell>
          <table:table-cell table:number-columns-repeated="6"/>
          <table:table-cell table:style-name="Default" table:number-columns-repeated="4"/>
        </table:table-row>
        <table:table-row table:style-name="ro1" table:number-rows-repeated="3"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CM LUM X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 Dis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 G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CM LUM 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CM Disk AB</text:p>
          </table:table-cell>
          <table:table-cell office:value-type="string" calcext:value-type="string">
            <text:p>LCM Disk XS</text:p>
          </table:table-cell>
          <table:table-cell office:value-type="string" calcext:value-type="string">
            <text:p>McG Disk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63.9569" calcext:value-type="float">
            <text:p>63.9569</text:p>
          </table:table-cell>
          <table:table-cell office:value-type="float" office:value="0.721" calcext:value-type="float">
            <text:p>0.721</text:p>
          </table:table-cell>
          <table:table-cell office:value-type="float" office:value="59.299" calcext:value-type="float">
            <text:p>59.29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1" calcext:value-type="float">
            <text:p>0.721</text:p>
          </table:table-cell>
          <table:table-cell office:value-type="float" office:value="62.9183" calcext:value-type="float">
            <text:p>62.9183</text:p>
          </table:table-cell>
          <table:table-cell table:formula="of:=[.E6]" office:value-type="float" office:value="0.721" calcext:value-type="float">
            <text:p>0.721</text:p>
          </table:table-cell>
          <table:table-cell table:formula="of:=SQRT([.H6]*[.H6]-[.F6]*[.F6])" office:value-type="float" office:value="62.9140881749867" calcext:value-type="float">
            <text:p>62.914088175</text:p>
          </table:table-cell>
          <table:table-cell table:formula="of:=SQRT([.B6]*[.B6]-[.F6]*[.F6])" office:value-type="float" office:value="63.9527565755379" calcext:value-type="float">
            <text:p>63.9527565755</text:p>
          </table:table-cell>
          <table:table-cell table:formula="of:=[.D6]" office:value-type="float" office:value="59.299" calcext:value-type="float">
            <text:p>59.299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26.427" calcext:value-type="float">
            <text:p>126.427</text:p>
          </table:table-cell>
          <table:table-cell office:value-type="float" office:value="1.084" calcext:value-type="float">
            <text:p>1.084</text:p>
          </table:table-cell>
          <table:table-cell office:value-type="float" office:value="123.679" calcext:value-type="float">
            <text:p>123.679</text:p>
          </table:table-cell>
          <table:table-cell office:value-type="float" office:value="1.084" calcext:value-type="float">
            <text:p>1.084</text:p>
          </table:table-cell>
          <table:table-cell office:value-type="float" office:value="0.728" calcext:value-type="float">
            <text:p>0.728</text:p>
          </table:table-cell>
          <table:table-cell office:value-type="float" office:value="1.084" calcext:value-type="float">
            <text:p>1.084</text:p>
          </table:table-cell>
          <table:table-cell office:value-type="float" office:value="124.374" calcext:value-type="float">
            <text:p>124.374</text:p>
          </table:table-cell>
          <table:table-cell table:formula="of:=[.E7]" office:value-type="float" office:value="1.084" calcext:value-type="float">
            <text:p>1.084</text:p>
          </table:table-cell>
          <table:table-cell table:formula="of:=SQRT([.H7]*[.H7]-[.F7]*[.F7])" office:value-type="float" office:value="124.371869375675" calcext:value-type="float">
            <text:p>124.3718693757</text:p>
          </table:table-cell>
          <table:table-cell table:formula="of:=SQRT([.B7]*[.B7]-[.F7]*[.F7])" office:value-type="float" office:value="126.424903974652" calcext:value-type="float">
            <text:p>126.4249039747</text:p>
          </table:table-cell>
          <table:table-cell table:formula="of:=[.D7]" office:value-type="float" office:value="123.679" calcext:value-type="float">
            <text:p>123.67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46.012" calcext:value-type="float">
            <text:p>146.012</text:p>
          </table:table-cell>
          <table:table-cell office:value-type="float" office:value="1.52" calcext:value-type="float">
            <text:p>1.52</text:p>
          </table:table-cell>
          <table:table-cell office:value-type="float" office:value="138.685" calcext:value-type="float">
            <text:p>138.685</text:p>
          </table:table-cell>
          <table:table-cell office:value-type="float" office:value="1.52" calcext:value-type="float">
            <text:p>1.52</text:p>
          </table:table-cell>
          <table:table-cell office:value-type="float" office:value="0.728" calcext:value-type="float">
            <text:p>0.728</text:p>
          </table:table-cell>
          <table:table-cell office:value-type="float" office:value="1.52" calcext:value-type="float">
            <text:p>1.52</text:p>
          </table:table-cell>
          <table:table-cell office:value-type="float" office:value="143.641" calcext:value-type="float">
            <text:p>143.641</text:p>
          </table:table-cell>
          <table:table-cell table:formula="of:=[.E8]" office:value-type="float" office:value="1.52" calcext:value-type="float">
            <text:p>1.52</text:p>
          </table:table-cell>
          <table:table-cell table:formula="of:=SQRT([.H8]*[.H8]-[.F8]*[.F8])" office:value-type="float" office:value="143.639155166688" calcext:value-type="float">
            <text:p>143.6391551667</text:p>
          </table:table-cell>
          <table:table-cell table:formula="of:=SQRT([.B8]*[.B8]-[.F8]*[.F8])" office:value-type="float" office:value="146.010185124189" calcext:value-type="float">
            <text:p>146.0101851242</text:p>
          </table:table-cell>
          <table:table-cell table:formula="of:=[.D8]" office:value-type="float" office:value="138.685" calcext:value-type="float">
            <text:p>138.685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158.54" calcext:value-type="float">
            <text:p>158.54</text:p>
          </table:table-cell>
          <table:table-cell office:value-type="float" office:value="1.882" calcext:value-type="float">
            <text:p>1.882</text:p>
          </table:table-cell>
          <table:table-cell office:value-type="float" office:value="147.398" calcext:value-type="float">
            <text:p>147.398</text:p>
          </table:table-cell>
          <table:table-cell office:value-type="float" office:value="1.882" calcext:value-type="float">
            <text:p>1.882</text:p>
          </table:table-cell>
          <table:table-cell office:value-type="float" office:value="0.728" calcext:value-type="float">
            <text:p>0.728</text:p>
          </table:table-cell>
          <table:table-cell office:value-type="float" office:value="1.882" calcext:value-type="float">
            <text:p>1.882</text:p>
          </table:table-cell>
          <table:table-cell office:value-type="float" office:value="155.964" calcext:value-type="float">
            <text:p>155.964</text:p>
          </table:table-cell>
          <table:table-cell table:formula="of:=[.E9]" office:value-type="float" office:value="1.882" calcext:value-type="float">
            <text:p>1.882</text:p>
          </table:table-cell>
          <table:table-cell table:formula="of:=SQRT([.H9]*[.H9]-[.F9]*[.F9])" office:value-type="float" office:value="155.962300931988" calcext:value-type="float">
            <text:p>155.962300932</text:p>
          </table:table-cell>
          <table:table-cell table:formula="of:=SQRT([.B9]*[.B9]-[.F9]*[.F9])" office:value-type="float" office:value="158.53832853919" calcext:value-type="float">
            <text:p>158.5383285392</text:p>
          </table:table-cell>
          <table:table-cell table:formula="of:=[.D9]" office:value-type="float" office:value="147.398" calcext:value-type="float">
            <text:p>147.398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188.949" calcext:value-type="float">
            <text:p>188.949</text:p>
          </table:table-cell>
          <table:table-cell office:value-type="float" office:value="2.245" calcext:value-type="float">
            <text:p>2.245</text:p>
          </table:table-cell>
          <table:table-cell office:value-type="float" office:value="180.314" calcext:value-type="float">
            <text:p>180.314</text:p>
          </table:table-cell>
          <table:table-cell office:value-type="float" office:value="2.245" calcext:value-type="float">
            <text:p>2.245</text:p>
          </table:table-cell>
          <table:table-cell office:value-type="float" office:value="3.632" calcext:value-type="float">
            <text:p>3.632</text:p>
          </table:table-cell>
          <table:table-cell office:value-type="float" office:value="2.245" calcext:value-type="float">
            <text:p>2.245</text:p>
          </table:table-cell>
          <table:table-cell office:value-type="float" office:value="185.88" calcext:value-type="float">
            <text:p>185.88</text:p>
          </table:table-cell>
          <table:table-cell table:formula="of:=[.E10]" office:value-type="float" office:value="2.245" calcext:value-type="float">
            <text:p>2.245</text:p>
          </table:table-cell>
          <table:table-cell table:formula="of:=SQRT([.H10]*[.H10]-[.F10]*[.F10])" office:value-type="float" office:value="185.844512902587" calcext:value-type="float">
            <text:p>185.8445129026</text:p>
          </table:table-cell>
          <table:table-cell table:formula="of:=SQRT([.B10]*[.B10]-[.F10]*[.F10])" office:value-type="float" office:value="188.914089408387" calcext:value-type="float">
            <text:p>188.9140894084</text:p>
          </table:table-cell>
          <table:table-cell table:formula="of:=[.D10]" office:value-type="float" office:value="180.314" calcext:value-type="float">
            <text:p>180.31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91.932" calcext:value-type="float">
            <text:p>191.932</text:p>
          </table:table-cell>
          <table:table-cell office:value-type="float" office:value="2.68" calcext:value-type="float">
            <text:p>2.68</text:p>
          </table:table-cell>
          <table:table-cell office:value-type="float" office:value="187.575" calcext:value-type="float">
            <text:p>187.575</text:p>
          </table:table-cell>
          <table:table-cell office:value-type="float" office:value="2.68" calcext:value-type="float">
            <text:p>2.68</text:p>
          </table:table-cell>
          <table:table-cell office:value-type="float" office:value="8.472" calcext:value-type="float">
            <text:p>8.472</text:p>
          </table:table-cell>
          <table:table-cell office:value-type="float" office:value="2.68" calcext:value-type="float">
            <text:p>2.68</text:p>
          </table:table-cell>
          <table:table-cell office:value-type="float" office:value="188.815" calcext:value-type="float">
            <text:p>188.815</text:p>
          </table:table-cell>
          <table:table-cell table:formula="of:=[.E11]" office:value-type="float" office:value="2.68" calcext:value-type="float">
            <text:p>2.68</text:p>
          </table:table-cell>
          <table:table-cell table:formula="of:=SQRT([.H11]*[.H11]-[.F11]*[.F11])" office:value-type="float" office:value="188.624837815702" calcext:value-type="float">
            <text:p>188.6248378157</text:p>
          </table:table-cell>
          <table:table-cell table:formula="of:=SQRT([.B11]*[.B11]-[.F11]*[.F11])" office:value-type="float" office:value="191.744929111567" calcext:value-type="float">
            <text:p>191.7449291116</text:p>
          </table:table-cell>
          <table:table-cell table:formula="of:=[.D11]" office:value-type="float" office:value="187.575" calcext:value-type="float">
            <text:p>187.575</text:p>
          </table:table-cell>
        </table:table-row>
        <table:table-row table:style-name="ro1">
          <table:table-cell office:value-type="float" office:value="3.043" calcext:value-type="float">
            <text:p>3.043</text:p>
          </table:table-cell>
          <table:table-cell office:value-type="float" office:value="201.937" calcext:value-type="float">
            <text:p>201.937</text:p>
          </table:table-cell>
          <table:table-cell office:value-type="float" office:value="3.043" calcext:value-type="float">
            <text:p>3.043</text:p>
          </table:table-cell>
          <table:table-cell office:value-type="float" office:value="199.868" calcext:value-type="float">
            <text:p>199.868</text:p>
          </table:table-cell>
          <table:table-cell office:value-type="float" office:value="3.043" calcext:value-type="float">
            <text:p>3.043</text:p>
          </table:table-cell>
          <table:table-cell office:value-type="float" office:value="12.829" calcext:value-type="float">
            <text:p>12.829</text:p>
          </table:table-cell>
          <table:table-cell office:value-type="float" office:value="3.043" calcext:value-type="float">
            <text:p>3.043</text:p>
          </table:table-cell>
          <table:table-cell office:value-type="float" office:value="198.657" calcext:value-type="float">
            <text:p>198.657</text:p>
          </table:table-cell>
          <table:table-cell table:formula="of:=[.E12]" office:value-type="float" office:value="3.043" calcext:value-type="float">
            <text:p>3.043</text:p>
          </table:table-cell>
          <table:table-cell table:formula="of:=SQRT([.H12]*[.H12]-[.F12]*[.F12])" office:value-type="float" office:value="198.242327488355" calcext:value-type="float">
            <text:p>198.2423274884</text:p>
          </table:table-cell>
          <table:table-cell table:formula="of:=SQRT([.B12]*[.B12]-[.F12]*[.F12])" office:value-type="float" office:value="201.529076631636" calcext:value-type="float">
            <text:p>201.5290766316</text:p>
          </table:table-cell>
          <table:table-cell table:formula="of:=[.D12]" office:value-type="float" office:value="199.868" calcext:value-type="float">
            <text:p>199.868</text:p>
          </table:table-cell>
        </table:table-row>
        <table:table-row table:style-name="ro1">
          <table:table-cell office:value-type="float" office:value="3.406" calcext:value-type="float">
            <text:p>3.406</text:p>
          </table:table-cell>
          <table:table-cell office:value-type="float" office:value="209.596" calcext:value-type="float">
            <text:p>209.596</text:p>
          </table:table-cell>
          <table:table-cell office:value-type="float" office:value="3.406" calcext:value-type="float">
            <text:p>3.406</text:p>
          </table:table-cell>
          <table:table-cell office:value-type="float" office:value="226.485" calcext:value-type="float">
            <text:p>226.485</text:p>
          </table:table-cell>
          <table:table-cell office:value-type="float" office:value="3.406" calcext:value-type="float">
            <text:p>3.406</text:p>
          </table:table-cell>
          <table:table-cell office:value-type="float" office:value="15.249" calcext:value-type="float">
            <text:p>15.249</text:p>
          </table:table-cell>
          <table:table-cell office:value-type="float" office:value="3.406" calcext:value-type="float">
            <text:p>3.406</text:p>
          </table:table-cell>
          <table:table-cell office:value-type="float" office:value="206.192" calcext:value-type="float">
            <text:p>206.192</text:p>
          </table:table-cell>
          <table:table-cell table:formula="of:=[.E13]" office:value-type="float" office:value="3.406" calcext:value-type="float">
            <text:p>3.406</text:p>
          </table:table-cell>
          <table:table-cell table:formula="of:=SQRT([.H13]*[.H13]-[.F13]*[.F13])" office:value-type="float" office:value="205.627354364637" calcext:value-type="float">
            <text:p>205.6273543646</text:p>
          </table:table-cell>
          <table:table-cell table:formula="of:=SQRT([.B13]*[.B13]-[.F13]*[.F13])" office:value-type="float" office:value="209.040549212348" calcext:value-type="float">
            <text:p>209.0405492123</text:p>
          </table:table-cell>
          <table:table-cell table:formula="of:=[.D13]" office:value-type="float" office:value="226.485" calcext:value-type="float">
            <text:p>226.485</text:p>
          </table:table-cell>
        </table:table-row>
        <table:table-row table:style-name="ro1">
          <table:table-cell office:value-type="float" office:value="3.841" calcext:value-type="float">
            <text:p>3.841</text:p>
          </table:table-cell>
          <table:table-cell office:value-type="float" office:value="210.1" calcext:value-type="float">
            <text:p>210.1</text:p>
          </table:table-cell>
          <table:table-cell office:value-type="float" office:value="3.841" calcext:value-type="float">
            <text:p>3.841</text:p>
          </table:table-cell>
          <table:table-cell office:value-type="float" office:value="219.958" calcext:value-type="float">
            <text:p>219.958</text:p>
          </table:table-cell>
          <table:table-cell office:value-type="float" office:value="3.841" calcext:value-type="float">
            <text:p>3.841</text:p>
          </table:table-cell>
          <table:table-cell office:value-type="float" office:value="18.154" calcext:value-type="float">
            <text:p>18.154</text:p>
          </table:table-cell>
          <table:table-cell office:value-type="float" office:value="3.841" calcext:value-type="float">
            <text:p>3.841</text:p>
          </table:table-cell>
          <table:table-cell office:value-type="float" office:value="206.688" calcext:value-type="float">
            <text:p>206.688</text:p>
          </table:table-cell>
          <table:table-cell table:formula="of:=[.E14]" office:value-type="float" office:value="3.841" calcext:value-type="float">
            <text:p>3.841</text:p>
          </table:table-cell>
          <table:table-cell table:formula="of:=SQRT([.H14]*[.H14]-[.F14]*[.F14])" office:value-type="float" office:value="205.889197453388" calcext:value-type="float">
            <text:p>205.8891974534</text:p>
          </table:table-cell>
          <table:table-cell table:formula="of:=SQRT([.B14]*[.B14]-[.F14]*[.F14])" office:value-type="float" office:value="209.314219020113" calcext:value-type="float">
            <text:p>209.3142190201</text:p>
          </table:table-cell>
          <table:table-cell table:formula="of:=[.D14]" office:value-type="float" office:value="219.958" calcext:value-type="float">
            <text:p>219.958</text:p>
          </table:table-cell>
        </table:table-row>
        <table:table-row table:style-name="ro1">
          <table:table-cell office:value-type="float" office:value="4.204" calcext:value-type="float">
            <text:p>4.204</text:p>
          </table:table-cell>
          <table:table-cell office:value-type="float" office:value="211.171" calcext:value-type="float">
            <text:p>211.171</text:p>
          </table:table-cell>
          <table:table-cell office:value-type="float" office:value="4.204" calcext:value-type="float">
            <text:p>4.204</text:p>
          </table:table-cell>
          <table:table-cell office:value-type="float" office:value="217.442" calcext:value-type="float">
            <text:p>217.442</text:p>
          </table:table-cell>
          <table:table-cell office:value-type="float" office:value="4.204" calcext:value-type="float">
            <text:p>4.204</text:p>
          </table:table-cell>
          <table:table-cell office:value-type="float" office:value="20.09" calcext:value-type="float">
            <text:p>20.09</text:p>
          </table:table-cell>
          <table:table-cell office:value-type="float" office:value="4.204" calcext:value-type="float">
            <text:p>4.204</text:p>
          </table:table-cell>
          <table:table-cell office:value-type="float" office:value="207.741" calcext:value-type="float">
            <text:p>207.741</text:p>
          </table:table-cell>
          <table:table-cell table:formula="of:=[.E15]" office:value-type="float" office:value="4.204" calcext:value-type="float">
            <text:p>4.204</text:p>
          </table:table-cell>
          <table:table-cell table:formula="of:=SQRT([.H15]*[.H15]-[.F15]*[.F15])" office:value-type="float" office:value="206.767296691232" calcext:value-type="float">
            <text:p>206.7672966912</text:p>
          </table:table-cell>
          <table:table-cell table:formula="of:=SQRT([.B15]*[.B15]-[.F15]*[.F15])" office:value-type="float" office:value="210.213184983721" calcext:value-type="float">
            <text:p>210.2131849837</text:p>
          </table:table-cell>
          <table:table-cell table:formula="of:=[.D15]" office:value-type="float" office:value="217.442" calcext:value-type="float">
            <text:p>217.442</text:p>
          </table:table-cell>
        </table:table-row>
        <table:table-row table:style-name="ro1">
          <table:table-cell office:value-type="float" office:value="4.567" calcext:value-type="float">
            <text:p>4.567</text:p>
          </table:table-cell>
          <table:table-cell office:value-type="float" office:value="209.551" calcext:value-type="float">
            <text:p>209.551</text:p>
          </table:table-cell>
          <table:table-cell office:value-type="float" office:value="4.567" calcext:value-type="float">
            <text:p>4.567</text:p>
          </table:table-cell>
          <table:table-cell office:value-type="float" office:value="215.294" calcext:value-type="float">
            <text:p>215.294</text:p>
          </table:table-cell>
          <table:table-cell office:value-type="float" office:value="4.567" calcext:value-type="float">
            <text:p>4.567</text:p>
          </table:table-cell>
          <table:table-cell office:value-type="float" office:value="22.51" calcext:value-type="float">
            <text:p>22.51</text:p>
          </table:table-cell>
          <table:table-cell office:value-type="float" office:value="4.567" calcext:value-type="float">
            <text:p>4.567</text:p>
          </table:table-cell>
          <table:table-cell office:value-type="float" office:value="206.148" calcext:value-type="float">
            <text:p>206.148</text:p>
          </table:table-cell>
          <table:table-cell table:formula="of:=[.E16]" office:value-type="float" office:value="4.567" calcext:value-type="float">
            <text:p>4.567</text:p>
          </table:table-cell>
          <table:table-cell table:formula="of:=SQRT([.H16]*[.H16]-[.F16]*[.F16])" office:value-type="float" office:value="204.91534301755" calcext:value-type="float">
            <text:p>204.9153430176</text:p>
          </table:table-cell>
          <table:table-cell table:formula="of:=SQRT([.B16]*[.B16]-[.F16]*[.F16])" office:value-type="float" office:value="208.338478205539" calcext:value-type="float">
            <text:p>208.3384782055</text:p>
          </table:table-cell>
          <table:table-cell table:formula="of:=[.D16]" office:value-type="float" office:value="215.294" calcext:value-type="float">
            <text:p>215.294</text:p>
          </table:table-cell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205.401" calcext:value-type="float">
            <text:p>205.401</text:p>
          </table:table-cell>
          <table:table-cell office:value-type="float" office:value="5.728" calcext:value-type="float">
            <text:p>5.728</text:p>
          </table:table-cell>
          <table:table-cell office:value-type="float" office:value="206.937" calcext:value-type="float">
            <text:p>206.937</text:p>
          </table:table-cell>
          <table:table-cell office:value-type="float" office:value="5.728" calcext:value-type="float">
            <text:p>5.728</text:p>
          </table:table-cell>
          <table:table-cell office:value-type="float" office:value="25.415" calcext:value-type="float">
            <text:p>25.415</text:p>
          </table:table-cell>
          <table:table-cell office:value-type="float" office:value="5.728" calcext:value-type="float">
            <text:p>5.728</text:p>
          </table:table-cell>
          <table:table-cell office:value-type="float" office:value="202.065" calcext:value-type="float">
            <text:p>202.065</text:p>
          </table:table-cell>
          <table:table-cell table:formula="of:=[.E17]" office:value-type="float" office:value="5.728" calcext:value-type="float">
            <text:p>5.728</text:p>
          </table:table-cell>
          <table:table-cell table:formula="of:=SQRT([.H17]*[.H17]-[.F17]*[.F17])" office:value-type="float" office:value="200.460325251657" calcext:value-type="float">
            <text:p>200.4603252517</text:p>
          </table:table-cell>
          <table:table-cell table:formula="of:=SQRT([.B17]*[.B17]-[.F17]*[.F17])" office:value-type="float" office:value="203.822590936334" calcext:value-type="float">
            <text:p>203.8225909363</text:p>
          </table:table-cell>
          <table:table-cell table:formula="of:=[.D17]" office:value-type="float" office:value="206.937" calcext:value-type="float">
            <text:p>206.937</text:p>
          </table:table-cell>
        </table:table-row>
        <table:table-row table:style-name="ro1">
          <table:table-cell office:value-type="float" office:value="6.889" calcext:value-type="float">
            <text:p>6.889</text:p>
          </table:table-cell>
          <table:table-cell office:value-type="float" office:value="200.442" calcext:value-type="float">
            <text:p>200.442</text:p>
          </table:table-cell>
          <table:table-cell office:value-type="float" office:value="6.889" calcext:value-type="float">
            <text:p>6.889</text:p>
          </table:table-cell>
          <table:table-cell office:value-type="float" office:value="196.288" calcext:value-type="float">
            <text:p>196.288</text:p>
          </table:table-cell>
          <table:table-cell office:value-type="float" office:value="6.889" calcext:value-type="float">
            <text:p>6.889</text:p>
          </table:table-cell>
          <table:table-cell office:value-type="float" office:value="24.446" calcext:value-type="float">
            <text:p>24.446</text:p>
          </table:table-cell>
          <table:table-cell office:value-type="float" office:value="6.889" calcext:value-type="float">
            <text:p>6.889</text:p>
          </table:table-cell>
          <table:table-cell office:value-type="float" office:value="197.186" calcext:value-type="float">
            <text:p>197.186</text:p>
          </table:table-cell>
          <table:table-cell table:formula="of:=[.E18]" office:value-type="float" office:value="6.889" calcext:value-type="float">
            <text:p>6.889</text:p>
          </table:table-cell>
          <table:table-cell table:formula="of:=SQRT([.H18]*[.H18]-[.F18]*[.F18])" office:value-type="float" office:value="195.664794176162" calcext:value-type="float">
            <text:p>195.6647941762</text:p>
          </table:table-cell>
          <table:table-cell table:formula="of:=SQRT([.B18]*[.B18]-[.F18]*[.F18])" office:value-type="float" office:value="198.945692207698" calcext:value-type="float">
            <text:p>198.9456922077</text:p>
          </table:table-cell>
          <table:table-cell table:formula="of:=[.D18]" office:value-type="float" office:value="196.288" calcext:value-type="float">
            <text:p>196.288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91.533" calcext:value-type="float">
            <text:p>191.533</text:p>
          </table:table-cell>
          <table:table-cell office:value-type="float" office:value="8.05" calcext:value-type="float">
            <text:p>8.05</text:p>
          </table:table-cell>
          <table:table-cell office:value-type="float" office:value="180.314" calcext:value-type="float">
            <text:p>180.314</text:p>
          </table:table-cell>
          <table:table-cell office:value-type="float" office:value="8.05" calcext:value-type="float">
            <text:p>8.05</text:p>
          </table:table-cell>
          <table:table-cell office:value-type="float" office:value="23.478" calcext:value-type="float">
            <text:p>23.478</text:p>
          </table:table-cell>
          <table:table-cell office:value-type="float" office:value="8.05" calcext:value-type="float">
            <text:p>8.05</text:p>
          </table:table-cell>
          <table:table-cell office:value-type="float" office:value="188.422" calcext:value-type="float">
            <text:p>188.422</text:p>
          </table:table-cell>
          <table:table-cell table:formula="of:=[.E19]" office:value-type="float" office:value="8.05" calcext:value-type="float">
            <text:p>8.05</text:p>
          </table:table-cell>
          <table:table-cell table:formula="of:=SQRT([.H19]*[.H19]-[.F19]*[.F19])" office:value-type="float" office:value="186.953560008896" calcext:value-type="float">
            <text:p>186.9535600089</text:p>
          </table:table-cell>
          <table:table-cell table:formula="of:=SQRT([.B19]*[.B19]-[.F19]*[.F19])" office:value-type="float" office:value="190.088594094964" calcext:value-type="float">
            <text:p>190.088594095</text:p>
          </table:table-cell>
          <table:table-cell table:formula="of:=[.D19]" office:value-type="float" office:value="180.314" calcext:value-type="float">
            <text:p>180.314</text:p>
          </table:table-cell>
        </table:table-row>
        <table:table-row table:style-name="ro1">
          <table:table-cell office:value-type="float" office:value="9.211" calcext:value-type="float">
            <text:p>9.211</text:p>
          </table:table-cell>
          <table:table-cell office:value-type="float" office:value="188.004" calcext:value-type="float">
            <text:p>188.004</text:p>
          </table:table-cell>
          <table:table-cell office:value-type="float" office:value="9.211" calcext:value-type="float">
            <text:p>9.211</text:p>
          </table:table-cell>
          <table:table-cell office:value-type="float" office:value="168.697" calcext:value-type="float">
            <text:p>168.697</text:p>
          </table:table-cell>
          <table:table-cell office:value-type="float" office:value="9.211" calcext:value-type="float">
            <text:p>9.211</text:p>
          </table:table-cell>
          <table:table-cell office:value-type="float" office:value="23.478" calcext:value-type="float">
            <text:p>23.478</text:p>
          </table:table-cell>
          <table:table-cell office:value-type="float" office:value="9.211" calcext:value-type="float">
            <text:p>9.211</text:p>
          </table:table-cell>
          <table:table-cell office:value-type="float" office:value="184.951" calcext:value-type="float">
            <text:p>184.951</text:p>
          </table:table-cell>
          <table:table-cell table:formula="of:=[.E20]" office:value-type="float" office:value="9.211" calcext:value-type="float">
            <text:p>9.211</text:p>
          </table:table-cell>
          <table:table-cell table:formula="of:=SQRT([.H20]*[.H20]-[.F20]*[.F20])" office:value-type="float" office:value="183.454778942932" calcext:value-type="float">
            <text:p>183.4547789429</text:p>
          </table:table-cell>
          <table:table-cell table:formula="of:=SQRT([.B20]*[.B20]-[.F20]*[.F20])" office:value-type="float" office:value="186.532269412024" calcext:value-type="float">
            <text:p>186.532269412</text:p>
          </table:table-cell>
          <table:table-cell table:formula="of:=[.D20]" office:value-type="float" office:value="168.697" calcext:value-type="float">
            <text:p>168.697</text:p>
          </table:table-cell>
        </table:table-row>
        <table:table-row table:style-name="ro1">
          <table:table-cell office:value-type="float" office:value="10.444" calcext:value-type="float">
            <text:p>10.444</text:p>
          </table:table-cell>
          <table:table-cell office:value-type="float" office:value="184.156" calcext:value-type="float">
            <text:p>184.156</text:p>
          </table:table-cell>
          <table:table-cell office:value-type="float" office:value="10.444" calcext:value-type="float">
            <text:p>10.444</text:p>
          </table:table-cell>
          <table:table-cell office:value-type="float" office:value="160.952" calcext:value-type="float">
            <text:p>160.952</text:p>
          </table:table-cell>
          <table:table-cell office:value-type="float" office:value="10.444" calcext:value-type="float">
            <text:p>10.444</text:p>
          </table:table-cell>
          <table:table-cell office:value-type="float" office:value="24.446" calcext:value-type="float">
            <text:p>24.446</text:p>
          </table:table-cell>
          <table:table-cell office:value-type="float" office:value="10.444" calcext:value-type="float">
            <text:p>10.444</text:p>
          </table:table-cell>
          <table:table-cell office:value-type="float" office:value="182.201" calcext:value-type="float">
            <text:p>182.201</text:p>
          </table:table-cell>
          <table:table-cell table:formula="of:=[.E21]" office:value-type="float" office:value="10.444" calcext:value-type="float">
            <text:p>10.444</text:p>
          </table:table-cell>
          <table:table-cell table:formula="of:=SQRT([.H21]*[.H21]-[.F21]*[.F21])" office:value-type="float" office:value="180.553586187038" calcext:value-type="float">
            <text:p>180.553586187</text:p>
          </table:table-cell>
          <table:table-cell table:formula="of:=SQRT([.B21]*[.B21]-[.F21]*[.F21])" office:value-type="float" office:value="182.526232142123" calcext:value-type="float">
            <text:p>182.5262321421</text:p>
          </table:table-cell>
          <table:table-cell table:formula="of:=[.D21]" office:value-type="float" office:value="160.952" calcext:value-type="float">
            <text:p>160.952</text:p>
          </table:table-cell>
        </table:table-row>
        <table:table-row table:style-name="ro1">
          <table:table-cell office:value-type="float" office:value="11.533" calcext:value-type="float">
            <text:p>11.533</text:p>
          </table:table-cell>
          <table:table-cell office:value-type="float" office:value="181.046" calcext:value-type="float">
            <text:p>181.046</text:p>
          </table:table-cell>
          <table:table-cell office:value-type="float" office:value="11.533" calcext:value-type="float">
            <text:p>11.533</text:p>
          </table:table-cell>
          <table:table-cell office:value-type="float" office:value="157.079" calcext:value-type="float">
            <text:p>157.079</text:p>
          </table:table-cell>
          <table:table-cell office:value-type="float" office:value="11.533" calcext:value-type="float">
            <text:p>11.533</text:p>
          </table:table-cell>
          <table:table-cell office:value-type="float" office:value="29.771" calcext:value-type="float">
            <text:p>29.771</text:p>
          </table:table-cell>
          <table:table-cell office:value-type="float" office:value="11.533" calcext:value-type="float">
            <text:p>11.533</text:p>
          </table:table-cell>
          <table:table-cell office:value-type="float" office:value="179.142" calcext:value-type="float">
            <text:p>179.142</text:p>
          </table:table-cell>
          <table:table-cell table:formula="of:=[.E22]" office:value-type="float" office:value="11.533" calcext:value-type="float">
            <text:p>11.533</text:p>
          </table:table-cell>
          <table:table-cell table:formula="of:=SQRT([.H22]*[.H22]-[.F22]*[.F22])" office:value-type="float" office:value="176.650909205133" calcext:value-type="float">
            <text:p>176.6509092051</text:p>
          </table:table-cell>
          <table:table-cell table:formula="of:=SQRT([.B22]*[.B22]-[.F22]*[.F22])" office:value-type="float" office:value="178.58147069335" calcext:value-type="float">
            <text:p>178.5814706934</text:p>
          </table:table-cell>
          <table:table-cell table:formula="of:=[.D22]" office:value-type="float" office:value="157.079" calcext:value-type="float">
            <text:p>157.079</text:p>
          </table:table-cell>
        </table:table-row>
        <table:table-row table:style-name="ro1">
          <table:table-cell office:value-type="float" office:value="12.694" calcext:value-type="float">
            <text:p>12.694</text:p>
          </table:table-cell>
          <table:table-cell office:value-type="float" office:value="173.227" calcext:value-type="float">
            <text:p>173.227</text:p>
          </table:table-cell>
          <table:table-cell office:value-type="float" office:value="12.694" calcext:value-type="float">
            <text:p>12.694</text:p>
          </table:table-cell>
          <table:table-cell office:value-type="float" office:value="153.207" calcext:value-type="float">
            <text:p>153.207</text:p>
          </table:table-cell>
          <table:table-cell office:value-type="float" office:value="12.694" calcext:value-type="float">
            <text:p>12.694</text:p>
          </table:table-cell>
          <table:table-cell office:value-type="float" office:value="35.58" calcext:value-type="float">
            <text:p>35.58</text:p>
          </table:table-cell>
          <table:table-cell office:value-type="float" office:value="12.694" calcext:value-type="float">
            <text:p>12.694</text:p>
          </table:table-cell>
          <table:table-cell office:value-type="float" office:value="170.413" calcext:value-type="float">
            <text:p>170.413</text:p>
          </table:table-cell>
          <table:table-cell table:formula="of:=[.E23]" office:value-type="float" office:value="12.694" calcext:value-type="float">
            <text:p>12.694</text:p>
          </table:table-cell>
          <table:table-cell table:formula="of:=SQRT([.H23]*[.H23]-[.F23]*[.F23])" office:value-type="float" office:value="166.657295576881" calcext:value-type="float">
            <text:p>166.6572955769</text:p>
          </table:table-cell>
          <table:table-cell table:formula="of:=SQRT([.B23]*[.B23]-[.F23]*[.F23])" office:value-type="float" office:value="169.533646008691" calcext:value-type="float">
            <text:p>169.5336460087</text:p>
          </table:table-cell>
          <table:table-cell table:formula="of:=[.D23]" office:value-type="float" office:value="153.207" calcext:value-type="float">
            <text:p>153.207</text:p>
          </table:table-cell>
        </table:table-row>
        <table:table-row table:style-name="ro1">
          <table:table-cell office:value-type="float" office:value="13.927" calcext:value-type="float">
            <text:p>13.927</text:p>
          </table:table-cell>
          <table:table-cell office:value-type="float" office:value="171.085" calcext:value-type="float">
            <text:p>171.085</text:p>
          </table:table-cell>
          <table:table-cell office:value-type="float" office:value="13.927" calcext:value-type="float">
            <text:p>13.927</text:p>
          </table:table-cell>
          <table:table-cell office:value-type="float" office:value="147.882" calcext:value-type="float">
            <text:p>147.882</text:p>
          </table:table-cell>
          <table:table-cell office:value-type="float" office:value="13.927" calcext:value-type="float">
            <text:p>13.927</text:p>
          </table:table-cell>
          <table:table-cell office:value-type="float" office:value="37.032" calcext:value-type="float">
            <text:p>37.032</text:p>
          </table:table-cell>
          <table:table-cell office:value-type="float" office:value="13.927" calcext:value-type="float">
            <text:p>13.927</text:p>
          </table:table-cell>
          <table:table-cell office:value-type="float" office:value="166.233" calcext:value-type="float">
            <text:p>166.233</text:p>
          </table:table-cell>
          <table:table-cell table:formula="of:=[.E24]" office:value-type="float" office:value="13.927" calcext:value-type="float">
            <text:p>13.927</text:p>
          </table:table-cell>
          <table:table-cell table:formula="of:=SQRT([.H24]*[.H24]-[.F24]*[.F24])" office:value-type="float" office:value="162.055673350241" calcext:value-type="float">
            <text:p>162.0556733502</text:p>
          </table:table-cell>
          <table:table-cell table:formula="of:=SQRT([.B24]*[.B24]-[.F24]*[.F24])" office:value-type="float" office:value="167.02906394098" calcext:value-type="float">
            <text:p>167.029063941</text:p>
          </table:table-cell>
          <table:table-cell table:formula="of:=[.D24]" office:value-type="float" office:value="147.882" calcext:value-type="float">
            <text:p>147.882</text:p>
          </table:table-cell>
        </table:table-row>
        <table:table-row table:style-name="ro1">
          <table:table-cell office:value-type="float" office:value="15.016" calcext:value-type="float">
            <text:p>15.016</text:p>
          </table:table-cell>
          <table:table-cell office:value-type="float" office:value="168.262" calcext:value-type="float">
            <text:p>168.262</text:p>
          </table:table-cell>
          <table:table-cell office:value-type="float" office:value="15.016" calcext:value-type="float">
            <text:p>15.016</text:p>
          </table:table-cell>
          <table:table-cell office:value-type="float" office:value="143.525" calcext:value-type="float">
            <text:p>143.525</text:p>
          </table:table-cell>
          <table:table-cell office:value-type="float" office:value="15.016" calcext:value-type="float">
            <text:p>15.016</text:p>
          </table:table-cell>
          <table:table-cell office:value-type="float" office:value="34.612" calcext:value-type="float">
            <text:p>34.612</text:p>
          </table:table-cell>
          <table:table-cell office:value-type="float" office:value="15.016" calcext:value-type="float">
            <text:p>15.016</text:p>
          </table:table-cell>
          <table:table-cell office:value-type="float" office:value="163.456" calcext:value-type="float">
            <text:p>163.456</text:p>
          </table:table-cell>
          <table:table-cell table:formula="of:=[.E25]" office:value-type="float" office:value="15.016" calcext:value-type="float">
            <text:p>15.016</text:p>
          </table:table-cell>
          <table:table-cell table:formula="of:=SQRT([.H25]*[.H25]-[.F25]*[.F25])" office:value-type="float" office:value="159.74940811158" calcext:value-type="float">
            <text:p>159.7494081116</text:p>
          </table:table-cell>
          <table:table-cell table:formula="of:=SQRT([.B25]*[.B25]-[.F25]*[.F25])" office:value-type="float" office:value="164.663627131191" calcext:value-type="float">
            <text:p>164.6636271312</text:p>
          </table:table-cell>
          <table:table-cell table:formula="of:=[.D25]" office:value-type="float" office:value="143.525" calcext:value-type="float">
            <text:p>143.525</text:p>
          </table:table-cell>
        </table:table-row>
        <table:table-row table:style-name="ro1">
          <table:table-cell office:value-type="float" office:value="16.249" calcext:value-type="float">
            <text:p>16.249</text:p>
          </table:table-cell>
          <table:table-cell office:value-type="float" office:value="164.552" calcext:value-type="float">
            <text:p>164.552</text:p>
          </table:table-cell>
          <table:table-cell office:value-type="float" office:value="16.249" calcext:value-type="float">
            <text:p>16.249</text:p>
          </table:table-cell>
          <table:table-cell office:value-type="float" office:value="132.876" calcext:value-type="float">
            <text:p>132.876</text:p>
          </table:table-cell>
          <table:table-cell office:value-type="float" office:value="16.249" calcext:value-type="float">
            <text:p>16.249</text:p>
          </table:table-cell>
          <table:table-cell office:value-type="float" office:value="33.644" calcext:value-type="float">
            <text:p>33.644</text:p>
          </table:table-cell>
          <table:table-cell office:value-type="float" office:value="16.249" calcext:value-type="float">
            <text:p>16.249</text:p>
          </table:table-cell>
          <table:table-cell office:value-type="float" office:value="158.77" calcext:value-type="float">
            <text:p>158.77</text:p>
          </table:table-cell>
          <table:table-cell table:formula="of:=[.E26]" office:value-type="float" office:value="16.249" calcext:value-type="float">
            <text:p>16.249</text:p>
          </table:table-cell>
          <table:table-cell table:formula="of:=SQRT([.H26]*[.H26]-[.F26]*[.F26])" office:value-type="float" office:value="155.164410107473" calcext:value-type="float">
            <text:p>155.1644101075</text:p>
          </table:table-cell>
          <table:table-cell table:formula="of:=SQRT([.B26]*[.B26]-[.F26]*[.F26])" office:value-type="float" office:value="161.075888847462" calcext:value-type="float">
            <text:p>161.0758888475</text:p>
          </table:table-cell>
          <table:table-cell table:formula="of:=[.D26]" office:value-type="float" office:value="132.876" calcext:value-type="float">
            <text:p>132.876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57.188" calcext:value-type="float">
            <text:p>157.188</text:p>
          </table:table-cell>
          <table:table-cell office:value-type="float" office:value="17.41" calcext:value-type="float">
            <text:p>17.41</text:p>
          </table:table-cell>
          <table:table-cell office:value-type="float" office:value="126.099" calcext:value-type="float">
            <text:p>126.099</text:p>
          </table:table-cell>
          <table:table-cell office:value-type="float" office:value="17.41" calcext:value-type="float">
            <text:p>17.41</text:p>
          </table:table-cell>
          <table:table-cell office:value-type="float" office:value="33.16" calcext:value-type="float">
            <text:p>33.16</text:p>
          </table:table-cell>
          <table:table-cell office:value-type="float" office:value="17.41" calcext:value-type="float">
            <text:p>17.41</text:p>
          </table:table-cell>
          <table:table-cell office:value-type="float" office:value="151.525" calcext:value-type="float">
            <text:p>151.525</text:p>
          </table:table-cell>
          <table:table-cell table:formula="of:=[.E27]" office:value-type="float" office:value="17.41" calcext:value-type="float">
            <text:p>17.41</text:p>
          </table:table-cell>
          <table:table-cell table:formula="of:=SQRT([.H27]*[.H27]-[.F27]*[.F27])" office:value-type="float" office:value="147.85208833493" calcext:value-type="float">
            <text:p>147.8520883349</text:p>
          </table:table-cell>
          <table:table-cell table:formula="of:=SQRT([.B27]*[.B27]-[.F27]*[.F27])" office:value-type="float" office:value="153.650518202836" calcext:value-type="float">
            <text:p>153.6505182028</text:p>
          </table:table-cell>
          <table:table-cell table:formula="of:=[.D27]" office:value-type="float" office:value="126.099" calcext:value-type="float">
            <text:p>126.099</text:p>
          </table:table-cell>
        </table:table-row>
        <table:table-row table:style-name="ro1">
          <table:table-cell office:value-type="float" office:value="18.571" calcext:value-type="float">
            <text:p>18.571</text:p>
          </table:table-cell>
          <table:table-cell office:value-type="float" office:value="153.252" calcext:value-type="float">
            <text:p>153.252</text:p>
          </table:table-cell>
          <table:table-cell office:value-type="float" office:value="18.571" calcext:value-type="float">
            <text:p>18.571</text:p>
          </table:table-cell>
          <table:table-cell office:value-type="float" office:value="120.775" calcext:value-type="float">
            <text:p>120.775</text:p>
          </table:table-cell>
          <table:table-cell office:value-type="float" office:value="18.571" calcext:value-type="float">
            <text:p>18.571</text:p>
          </table:table-cell>
          <table:table-cell office:value-type="float" office:value="32.676" calcext:value-type="float">
            <text:p>32.676</text:p>
          </table:table-cell>
          <table:table-cell office:value-type="float" office:value="18.571" calcext:value-type="float">
            <text:p>18.571</text:p>
          </table:table-cell>
          <table:table-cell office:value-type="float" office:value="147.653" calcext:value-type="float">
            <text:p>147.653</text:p>
          </table:table-cell>
          <table:table-cell table:formula="of:=[.E28]" office:value-type="float" office:value="18.571" calcext:value-type="float">
            <text:p>18.571</text:p>
          </table:table-cell>
          <table:table-cell table:formula="of:=SQRT([.H28]*[.H28]-[.F28]*[.F28])" office:value-type="float" office:value="143.991970029582" calcext:value-type="float">
            <text:p>143.9919700296</text:p>
          </table:table-cell>
          <table:table-cell table:formula="of:=SQRT([.B28]*[.B28]-[.F28]*[.F28])" office:value-type="float" office:value="149.727935028838" calcext:value-type="float">
            <text:p>149.7279350288</text:p>
          </table:table-cell>
          <table:table-cell table:formula="of:=[.D28]" office:value-type="float" office:value="120.775" calcext:value-type="float">
            <text:p>120.775</text:p>
          </table:table-cell>
        </table:table-row>
        <table:table-row table:style-name="ro1">
          <table:table-cell office:value-type="float" office:value="19.732" calcext:value-type="float">
            <text:p>19.732</text:p>
          </table:table-cell>
          <table:table-cell office:value-type="float" office:value="150.377" calcext:value-type="float">
            <text:p>150.377</text:p>
          </table:table-cell>
          <table:table-cell office:value-type="float" office:value="19.732" calcext:value-type="float">
            <text:p>19.732</text:p>
          </table:table-cell>
          <table:table-cell office:value-type="float" office:value="115.934" calcext:value-type="float">
            <text:p>115.934</text:p>
          </table:table-cell>
          <table:table-cell office:value-type="float" office:value="19.732" calcext:value-type="float">
            <text:p>19.732</text:p>
          </table:table-cell>
          <table:table-cell office:value-type="float" office:value="31.223" calcext:value-type="float">
            <text:p>31.223</text:p>
          </table:table-cell>
          <table:table-cell office:value-type="float" office:value="19.732" calcext:value-type="float">
            <text:p>19.732</text:p>
          </table:table-cell>
          <table:table-cell office:value-type="float" office:value="147.935" calcext:value-type="float">
            <text:p>147.935</text:p>
          </table:table-cell>
          <table:table-cell table:formula="of:=[.E29]" office:value-type="float" office:value="19.732" calcext:value-type="float">
            <text:p>19.732</text:p>
          </table:table-cell>
          <table:table-cell table:formula="of:=SQRT([.H29]*[.H29]-[.F29]*[.F29])" office:value-type="float" office:value="144.602518982209" calcext:value-type="float">
            <text:p>144.6025189822</text:p>
          </table:table-cell>
          <table:table-cell table:formula="of:=SQRT([.B29]*[.B29]-[.F29]*[.F29])" office:value-type="float" office:value="147.099851801421" calcext:value-type="float">
            <text:p>147.0998518014</text:p>
          </table:table-cell>
          <table:table-cell table:formula="of:=[.D29]" office:value-type="float" office:value="115.934" calcext:value-type="float">
            <text:p>115.934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48.585" calcext:value-type="float">
            <text:p>148.585</text:p>
          </table:table-cell>
          <table:table-cell office:value-type="float" office:value="20.82" calcext:value-type="float">
            <text:p>20.82</text:p>
          </table:table-cell>
          <table:table-cell office:value-type="float" office:value="112.061" calcext:value-type="float">
            <text:p>112.061</text:p>
          </table:table-cell>
          <table:table-cell office:value-type="float" office:value="20.82" calcext:value-type="float">
            <text:p>20.82</text:p>
          </table:table-cell>
          <table:table-cell office:value-type="float" office:value="30.255" calcext:value-type="float">
            <text:p>30.255</text:p>
          </table:table-cell>
          <table:table-cell table:number-columns-repeated="2"/>
          <table:table-cell table:formula="of:=[.E30]" office:value-type="float" office:value="20.82" calcext:value-type="float">
            <text:p>20.82</text:p>
          </table:table-cell>
          <table:table-cell/>
          <table:table-cell table:formula="of:=SQRT([.B30]*[.B30]-[.F30]*[.F30])" office:value-type="float" office:value="145.472118290757" calcext:value-type="float">
            <text:p>145.4721182908</text:p>
          </table:table-cell>
          <table:table-cell table:formula="of:=[.D30]" office:value-type="float" office:value="112.061" calcext:value-type="float">
            <text:p>112.061</text:p>
          </table:table-cell>
        </table:table-row>
        <table:table-row table:style-name="ro1">
          <table:table-cell office:value-type="float" office:value="22.054" calcext:value-type="float">
            <text:p>22.054</text:p>
          </table:table-cell>
          <table:table-cell office:value-type="float" office:value="147.257" calcext:value-type="float">
            <text:p>147.257</text:p>
          </table:table-cell>
          <table:table-cell office:value-type="float" office:value="22.054" calcext:value-type="float">
            <text:p>22.054</text:p>
          </table:table-cell>
          <table:table-cell office:value-type="float" office:value="109.641" calcext:value-type="float">
            <text:p>109.641</text:p>
          </table:table-cell>
          <table:table-cell office:value-type="float" office:value="22.054" calcext:value-type="float">
            <text:p>22.054</text:p>
          </table:table-cell>
          <table:table-cell office:value-type="float" office:value="29.771" calcext:value-type="float">
            <text:p>29.771</text:p>
          </table:table-cell>
          <table:table-cell table:number-columns-repeated="2"/>
          <table:table-cell table:formula="of:=[.E31]" office:value-type="float" office:value="22.054" calcext:value-type="float">
            <text:p>22.054</text:p>
          </table:table-cell>
          <table:table-cell/>
          <table:table-cell table:formula="of:=SQRT([.B31]*[.B31]-[.F31]*[.F31])" office:value-type="float" office:value="144.216197453684" calcext:value-type="float">
            <text:p>144.2161974537</text:p>
          </table:table-cell>
          <table:table-cell table:formula="of:=[.D31]" office:value-type="float" office:value="109.641" calcext:value-type="float">
            <text:p>109.641</text:p>
          </table:table-cell>
        </table:table-row>
        <table:table-row table:style-name="ro1">
          <table:table-cell office:value-type="float" office:value="23.142" calcext:value-type="float">
            <text:p>23.142</text:p>
          </table:table-cell>
          <table:table-cell office:value-type="float" office:value="145.899" calcext:value-type="float">
            <text:p>145.899</text:p>
          </table:table-cell>
          <table:table-cell office:value-type="float" office:value="23.142" calcext:value-type="float">
            <text:p>23.142</text:p>
          </table:table-cell>
          <table:table-cell office:value-type="float" office:value="106.253" calcext:value-type="float">
            <text:p>106.253</text:p>
          </table:table-cell>
          <table:table-cell office:value-type="float" office:value="23.142" calcext:value-type="float">
            <text:p>23.142</text:p>
          </table:table-cell>
          <table:table-cell office:value-type="float" office:value="28.803" calcext:value-type="float">
            <text:p>28.803</text:p>
          </table:table-cell>
          <table:table-cell table:number-columns-repeated="2"/>
          <table:table-cell table:formula="of:=[.E32]" office:value-type="float" office:value="23.142" calcext:value-type="float">
            <text:p>23.142</text:p>
          </table:table-cell>
          <table:table-cell/>
          <table:table-cell table:formula="of:=SQRT([.B32]*[.B32]-[.F32]*[.F32])" office:value-type="float" office:value="143.027638559825" calcext:value-type="float">
            <text:p>143.0276385598</text:p>
          </table:table-cell>
          <table:table-cell table:formula="of:=[.D32]" office:value-type="float" office:value="106.253" calcext:value-type="float">
            <text:p>106.253</text:p>
          </table:table-cell>
        </table:table-row>
        <table:table-row table:style-name="ro1">
          <table:table-cell office:value-type="float" office:value="24.303" calcext:value-type="float">
            <text:p>24.303</text:p>
          </table:table-cell>
          <table:table-cell office:value-type="float" office:value="146.061" calcext:value-type="float">
            <text:p>146.061</text:p>
          </table:table-cell>
          <table:table-cell office:value-type="float" office:value="24.303" calcext:value-type="float">
            <text:p>24.3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24.303" calcext:value-type="float">
            <text:p>24.303</text:p>
          </table:table-cell>
          <table:table-cell office:value-type="float" office:value="29.287" calcext:value-type="float">
            <text:p>29.287</text:p>
          </table:table-cell>
          <table:table-cell table:number-columns-repeated="2"/>
          <table:table-cell table:formula="of:=[.E33]" office:value-type="float" office:value="24.303" calcext:value-type="float">
            <text:p>24.303</text:p>
          </table:table-cell>
          <table:table-cell/>
          <table:table-cell table:formula="of:=SQRT([.B33]*[.B33]-[.F33]*[.F33])" office:value-type="float" office:value="143.094679677478" calcext:value-type="float">
            <text:p>143.0946796775</text:p>
          </table:table-cell>
          <table:table-cell table:formula="of:=[.D33]" office:value-type="float" office:value="103.832" calcext:value-type="float">
            <text:p>103.832</text:p>
          </table:table-cell>
        </table:table-row>
        <table:table-row table:style-name="ro1">
          <table:table-cell office:value-type="float" office:value="25.537" calcext:value-type="float">
            <text:p>25.537</text:p>
          </table:table-cell>
          <table:table-cell office:value-type="float" office:value="140.488" calcext:value-type="float">
            <text:p>140.488</text:p>
          </table:table-cell>
          <table:table-cell office:value-type="float" office:value="25.537" calcext:value-type="float">
            <text:p>25.537</text:p>
          </table:table-cell>
          <table:table-cell office:value-type="float" office:value="100.444" calcext:value-type="float">
            <text:p>100.444</text:p>
          </table:table-cell>
          <table:table-cell office:value-type="float" office:value="25.537" calcext:value-type="float">
            <text:p>25.537</text:p>
          </table:table-cell>
          <table:table-cell office:value-type="float" office:value="28.319" calcext:value-type="float">
            <text:p>28.319</text:p>
          </table:table-cell>
          <table:table-cell table:number-columns-repeated="2"/>
          <table:table-cell table:formula="of:=[.E34]" office:value-type="float" office:value="25.537" calcext:value-type="float">
            <text:p>25.537</text:p>
          </table:table-cell>
          <table:table-cell/>
          <table:table-cell table:formula="of:=SQRT([.B34]*[.B34]-[.F34]*[.F34])" office:value-type="float" office:value="137.604187374513" calcext:value-type="float">
            <text:p>137.6041873745</text:p>
          </table:table-cell>
          <table:table-cell table:formula="of:=[.D34]" office:value-type="float" office:value="100.444" calcext:value-type="float">
            <text:p>100.444</text:p>
          </table:table-cell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133.956" calcext:value-type="float">
            <text:p>133.956</text:p>
          </table:table-cell>
          <table:table-cell office:value-type="float" office:value="26.77" calcext:value-type="float">
            <text:p>26.77</text:p>
          </table:table-cell>
          <table:table-cell office:value-type="float" office:value="98.508" calcext:value-type="float">
            <text:p>98.508</text:p>
          </table:table-cell>
          <table:table-cell office:value-type="float" office:value="26.77" calcext:value-type="float">
            <text:p>26.77</text:p>
          </table:table-cell>
          <table:table-cell office:value-type="float" office:value="29.287" calcext:value-type="float">
            <text:p>29.287</text:p>
          </table:table-cell>
          <table:table-cell table:number-columns-repeated="2"/>
          <table:table-cell table:formula="of:=[.E35]" office:value-type="float" office:value="26.77" calcext:value-type="float">
            <text:p>26.77</text:p>
          </table:table-cell>
          <table:table-cell/>
          <table:table-cell table:formula="of:=SQRT([.B35]*[.B35]-[.F35]*[.F35])" office:value-type="float" office:value="130.715269066012" calcext:value-type="float">
            <text:p>130.715269066</text:p>
          </table:table-cell>
          <table:table-cell table:formula="of:=[.D35]" office:value-type="float" office:value="98.508" calcext:value-type="float">
            <text:p>98.508</text:p>
          </table:table-cell>
        </table:table-row>
        <table:table-row table:style-name="ro1">
          <table:table-cell office:value-type="float" office:value="27.859" calcext:value-type="float">
            <text:p>27.859</text:p>
          </table:table-cell>
          <table:table-cell office:value-type="float" office:value="133.11" calcext:value-type="float">
            <text:p>133.11</text:p>
          </table:table-cell>
          <table:table-cell office:value-type="float" office:value="27.859" calcext:value-type="float">
            <text:p>27.859</text:p>
          </table:table-cell>
          <table:table-cell office:value-type="float" office:value="96.087" calcext:value-type="float">
            <text:p>96.087</text:p>
          </table:table-cell>
          <table:table-cell office:value-type="float" office:value="27.859" calcext:value-type="float">
            <text:p>27.859</text:p>
          </table:table-cell>
          <table:table-cell office:value-type="float" office:value="29.771" calcext:value-type="float">
            <text:p>29.771</text:p>
          </table:table-cell>
          <table:table-cell table:number-columns-repeated="2"/>
          <table:table-cell table:formula="of:=[.E36]" office:value-type="float" office:value="27.859" calcext:value-type="float">
            <text:p>27.859</text:p>
          </table:table-cell>
          <table:table-cell/>
          <table:table-cell table:formula="of:=SQRT([.B36]*[.B36]-[.F36]*[.F36])" office:value-type="float" office:value="129.738042450933" calcext:value-type="float">
            <text:p>129.7380424509</text:p>
          </table:table-cell>
          <table:table-cell table:formula="of:=[.D36]" office:value-type="float" office:value="96.087" calcext:value-type="float">
            <text:p>96.087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128.624" calcext:value-type="float">
            <text:p>128.624</text:p>
          </table:table-cell>
          <table:table-cell office:value-type="float" office:value="29.02" calcext:value-type="float">
            <text:p>29.02</text:p>
          </table:table-cell>
          <table:table-cell office:value-type="float" office:value="94.635" calcext:value-type="float">
            <text:p>94.635</text:p>
          </table:table-cell>
          <table:table-cell office:value-type="float" office:value="29.02" calcext:value-type="float">
            <text:p>29.02</text:p>
          </table:table-cell>
          <table:table-cell office:value-type="float" office:value="31.707" calcext:value-type="float">
            <text:p>31.707</text:p>
          </table:table-cell>
          <table:table-cell table:number-columns-repeated="2"/>
          <table:table-cell table:formula="of:=[.E37]" office:value-type="float" office:value="29.02" calcext:value-type="float">
            <text:p>29.02</text:p>
          </table:table-cell>
          <table:table-cell/>
          <table:table-cell table:formula="of:=SQRT([.B37]*[.B37]-[.F37]*[.F37])" office:value-type="float" office:value="124.654721238307" calcext:value-type="float">
            <text:p>124.6547212383</text:p>
          </table:table-cell>
          <table:table-cell table:formula="of:=[.D37]" office:value-type="float" office:value="94.635" calcext:value-type="float">
            <text:p>94.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32:19.950517619</meta:creation-date>
    <dc:date>2016-04-05T13:56:39.058649240</dc:date>
    <meta:editing-duration>PT23H53M57S</meta:editing-duration>
    <meta:editing-cycles>4</meta:editing-cycles>
    <meta:generator>LibreOffice/4.2.8.2$Linux_X86_64 LibreOffice_project/420m0$Build-2</meta:generator>
    <meta:document-statistic meta:table-count="6" meta:cell-count="52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2:Sheet1.B25" svg:x="0.319cm" svg:y="0.18cm" svg:width="13.097cm" svg:height="8.646cm">
          <chartooo:coordinate-region svg:x="1.126cm" svg:y="0.379cm" svg:width="12.1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" chart:class="chart:scatter">
            <chart:domain table:cell-range-address="Sheet1.A2:Sheet1.A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Sheet1.A2:Sheet1.A25</svg:desc>
                </draw:g>
              </table:table-cell>
              <table:table-cell office:value-type="float" office:value="62.9140881749867">
                <text:p>62.9140881749867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">
                <text:p>1.084</text:p>
              </table:table-cell>
              <table:table-cell office:value-type="float" office:value="124.371869375675">
                <text:p>124.371869375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143.639155166688">
                <text:p>143.639155166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2">
                <text:p>1.882</text:p>
              </table:table-cell>
              <table:table-cell office:value-type="float" office:value="155.962300931988">
                <text:p>155.962300931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185.844512902587">
                <text:p>185.844512902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">
                <text:p>2.68</text:p>
              </table:table-cell>
              <table:table-cell office:value-type="float" office:value="188.624837815702">
                <text:p>188.624837815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3">
                <text:p>3.043</text:p>
              </table:table-cell>
              <table:table-cell office:value-type="float" office:value="198.242327488355">
                <text:p>198.242327488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6">
                <text:p>3.406</text:p>
              </table:table-cell>
              <table:table-cell office:value-type="float" office:value="205.627354364637">
                <text:p>205.627354364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1">
                <text:p>3.841</text:p>
              </table:table-cell>
              <table:table-cell office:value-type="float" office:value="205.889197453388">
                <text:p>205.889197453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4">
                <text:p>4.204</text:p>
              </table:table-cell>
              <table:table-cell office:value-type="float" office:value="206.767296691232">
                <text:p>206.767296691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7">
                <text:p>4.567</text:p>
              </table:table-cell>
              <table:table-cell office:value-type="float" office:value="204.91534301755">
                <text:p>204.91534301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28">
                <text:p>5.728</text:p>
              </table:table-cell>
              <table:table-cell office:value-type="float" office:value="200.460325251657">
                <text:p>200.460325251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9">
                <text:p>6.889</text:p>
              </table:table-cell>
              <table:table-cell office:value-type="float" office:value="195.664794176162">
                <text:p>195.664794176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">
                <text:p>8.05</text:p>
              </table:table-cell>
              <table:table-cell office:value-type="float" office:value="186.953560008896">
                <text:p>186.953560008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11">
                <text:p>9.211</text:p>
              </table:table-cell>
              <table:table-cell office:value-type="float" office:value="183.454778942932">
                <text:p>183.454778942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44">
                <text:p>10.444</text:p>
              </table:table-cell>
              <table:table-cell office:value-type="float" office:value="180.553586187038">
                <text:p>180.553586187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3">
                <text:p>11.533</text:p>
              </table:table-cell>
              <table:table-cell office:value-type="float" office:value="176.650909205133">
                <text:p>176.650909205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94">
                <text:p>12.694</text:p>
              </table:table-cell>
              <table:table-cell office:value-type="float" office:value="166.657295576881">
                <text:p>166.657295576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27">
                <text:p>13.927</text:p>
              </table:table-cell>
              <table:table-cell office:value-type="float" office:value="162.055673350241">
                <text:p>162.055673350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16">
                <text:p>15.016</text:p>
              </table:table-cell>
              <table:table-cell office:value-type="float" office:value="159.74940811158">
                <text:p>159.74940811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49">
                <text:p>16.249</text:p>
              </table:table-cell>
              <table:table-cell office:value-type="float" office:value="155.164410107473">
                <text:p>155.164410107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41">
                <text:p>17.41</text:p>
              </table:table-cell>
              <table:table-cell office:value-type="float" office:value="147.85208833493">
                <text:p>147.85208833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1">
                <text:p>18.571</text:p>
              </table:table-cell>
              <table:table-cell office:value-type="float" office:value="143.991970029582">
                <text:p>143.991970029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32">
                <text:p>19.732</text:p>
              </table:table-cell>
              <table:table-cell office:value-type="float" office:value="144.602518982209">
                <text:p>144.602518982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H2:Sheet1.I35" chart:data-source-has-labels="row" svg:x="0.32cm" svg:y="0.18cm" svg:width="14.42cm" svg:height="8.64cm">
          <chartooo:coordinate-region svg:x="1.127cm" svg:y="0.38cm" svg:width="13.4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35" chart:label-cell-address="Sheet1.I2:Sheet1.I2" chart:class="chart:scatter">
            <chart:domain table:cell-range-address="Sheet1.H3:Sheet1.H35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y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">
                <text:p>0.286</text:p>
                <draw:g>
                  <svg:desc>Sheet1.H3:Sheet1.H35</svg:desc>
                </draw:g>
              </table:table-cell>
              <table:table-cell office:value-type="float" office:value="39.936">
                <text:p>39.936</text:p>
                <draw:g>
                  <svg:desc>Sheet1.I3:Sheet1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1">
                <text:p>0.721</text:p>
              </table:table-cell>
              <table:table-cell office:value-type="float" office:value="59.299">
                <text:p>59.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4">
                <text:p>1.084</text:p>
              </table:table-cell>
              <table:table-cell office:value-type="float" office:value="123.679">
                <text:p>123.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138.685">
                <text:p>138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82">
                <text:p>1.882</text:p>
              </table:table-cell>
              <table:table-cell office:value-type="float" office:value="147.398">
                <text:p>147.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45">
                <text:p>2.245</text:p>
              </table:table-cell>
              <table:table-cell office:value-type="float" office:value="180.314">
                <text:p>180.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">
                <text:p>2.68</text:p>
              </table:table-cell>
              <table:table-cell office:value-type="float" office:value="187.575">
                <text:p>187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3">
                <text:p>3.043</text:p>
              </table:table-cell>
              <table:table-cell office:value-type="float" office:value="199.868">
                <text:p>199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06">
                <text:p>3.406</text:p>
              </table:table-cell>
              <table:table-cell office:value-type="float" office:value="226.485">
                <text:p>226.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41">
                <text:p>3.841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04">
                <text:p>4.204</text:p>
              </table:table-cell>
              <table:table-cell office:value-type="float" office:value="217.442">
                <text:p>217.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67">
                <text:p>4.567</text:p>
              </table:table-cell>
              <table:table-cell office:value-type="float" office:value="215.294">
                <text:p>215.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28">
                <text:p>5.728</text:p>
              </table:table-cell>
              <table:table-cell office:value-type="float" office:value="206.937">
                <text:p>206.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89">
                <text:p>6.889</text:p>
              </table:table-cell>
              <table:table-cell office:value-type="float" office:value="196.288">
                <text:p>196.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5">
                <text:p>8.05</text:p>
              </table:table-cell>
              <table:table-cell office:value-type="float" office:value="180.314">
                <text:p>180.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11">
                <text:p>9.211</text:p>
              </table:table-cell>
              <table:table-cell office:value-type="float" office:value="168.697">
                <text:p>168.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44">
                <text:p>10.444</text:p>
              </table:table-cell>
              <table:table-cell office:value-type="float" office:value="160.952">
                <text:p>160.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33">
                <text:p>11.533</text:p>
              </table:table-cell>
              <table:table-cell office:value-type="float" office:value="157.079">
                <text:p>157.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94">
                <text:p>12.694</text:p>
              </table:table-cell>
              <table:table-cell office:value-type="float" office:value="153.207">
                <text:p>153.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27">
                <text:p>13.927</text:p>
              </table:table-cell>
              <table:table-cell office:value-type="float" office:value="147.882">
                <text:p>147.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16">
                <text:p>15.016</text:p>
              </table:table-cell>
              <table:table-cell office:value-type="float" office:value="143.525">
                <text:p>143.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249">
                <text:p>16.249</text:p>
              </table:table-cell>
              <table:table-cell office:value-type="float" office:value="132.876">
                <text:p>132.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1">
                <text:p>17.41</text:p>
              </table:table-cell>
              <table:table-cell office:value-type="float" office:value="126.099">
                <text:p>126.0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71">
                <text:p>18.571</text:p>
              </table:table-cell>
              <table:table-cell office:value-type="float" office:value="120.775">
                <text:p>120.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732">
                <text:p>19.732</text:p>
              </table:table-cell>
              <table:table-cell office:value-type="float" office:value="115.934">
                <text:p>115.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82">
                <text:p>20.82</text:p>
              </table:table-cell>
              <table:table-cell office:value-type="float" office:value="112.061">
                <text:p>112.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054">
                <text:p>22.054</text:p>
              </table:table-cell>
              <table:table-cell office:value-type="float" office:value="109.641">
                <text:p>109.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142">
                <text:p>23.142</text:p>
              </table:table-cell>
              <table:table-cell office:value-type="float" office:value="106.253">
                <text:p>106.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303">
                <text:p>24.303</text:p>
              </table:table-cell>
              <table:table-cell office:value-type="float" office:value="103.832">
                <text:p>103.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37">
                <text:p>25.537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77">
                <text:p>26.77</text:p>
              </table:table-cell>
              <table:table-cell office:value-type="float" office:value="98.508">
                <text:p>98.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859">
                <text:p>27.859</text:p>
              </table:table-cell>
              <table:table-cell office:value-type="float" office:value="96.087">
                <text:p>96.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02">
                <text:p>29.02</text:p>
              </table:table-cell>
              <table:table-cell office:value-type="float" office:value="94.635">
                <text:p>94.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952cm" style:legend-expansion="high" chart:style-name="ch2"/>
        <chart:plot-area chart:style-name="ch3" table:cell-range-address="'7793'.G3:'7793'.I44" chart:data-source-has-labels="row" svg:x="0.32cm" svg:y="0.18cm" svg:width="12.859cm" svg:height="8.64cm">
          <chartooo:coordinate-region svg:x="1.127cm" svg:y="0.379cm" svg:width="11.9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793'.H4:'7793'.H44" chart:label-cell-address="'7793'.H3:'7793'.H3" chart:class="chart:scatter">
            <chart:domain table:cell-range-address="'7793'.G4:'7793'.G44"/>
            <chart:data-point chart:repeated="41"/>
          </chart:series>
          <chart:series chart:style-name="ch7" chart:values-cell-range-address="'7793'.I4:'7793'.I44" chart:label-cell-address="'7793'.I3:'7793'.I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icaire disk</text:p>
                <draw:g>
                  <svg:desc>'7793'.H3:'7793'.H3</svg:desc>
                </draw:g>
              </table:table-cell>
              <table:table-cell office:value-type="string">
                <text:p>LCM disk</text:p>
                <draw:g>
                  <svg:desc>'7793'.I3:'7793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">
                <text:p>0.353</text:p>
                <draw:g>
                  <svg:desc>'7793'.G4:'7793'.G44</svg:desc>
                </draw:g>
              </table:table-cell>
              <table:table-cell office:value-type="float" office:value="36.865">
                <text:p>36.865</text:p>
                <draw:g>
                  <svg:desc>'7793'.H4:'7793'.H44</svg:desc>
                </draw:g>
              </table:table-cell>
              <table:table-cell office:value-type="float" office:value="34.2312799440804">
                <text:p>34.2312799440804</text:p>
                <draw:g>
                  <svg:desc>'7793'.I4:'7793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6">
                <text:p>0.516</text:p>
              </table:table-cell>
              <table:table-cell office:value-type="float" office:value="46.6">
                <text:p>46.6</text:p>
              </table:table-cell>
              <table:table-cell office:value-type="float" office:value="49.4230064290913">
                <text:p>49.4230064290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53.4">
                <text:p>53.4</text:p>
              </table:table-cell>
              <table:table-cell office:value-type="float" office:value="53.923112584123">
                <text:p>53.923112584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">
                <text:p>0.825</text:p>
              </table:table-cell>
              <table:table-cell office:value-type="float" office:value="57.3">
                <text:p>57.3</text:p>
              </table:table-cell>
              <table:table-cell office:value-type="float" office:value="58.6920020091324">
                <text:p>58.6920020091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">
                <text:p>1.007</text:p>
              </table:table-cell>
              <table:table-cell office:value-type="float" office:value="63.025">
                <text:p>63.025</text:p>
              </table:table-cell>
              <table:table-cell office:value-type="float" office:value="61.7442888634244">
                <text:p>61.7442888634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">
                <text:p>1.17</text:p>
              </table:table-cell>
              <table:table-cell office:value-type="float" office:value="65.694">
                <text:p>65.694</text:p>
              </table:table-cell>
              <table:table-cell office:value-type="float" office:value="62.7016849754454">
                <text:p>62.701684975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6">
                <text:p>1.316</text:p>
              </table:table-cell>
              <table:table-cell office:value-type="float" office:value="70.499">
                <text:p>70.499</text:p>
              </table:table-cell>
              <table:table-cell office:value-type="float" office:value="66.684815879179">
                <text:p>66.684815879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79">
                <text:p>1.479</text:p>
              </table:table-cell>
              <table:table-cell office:value-type="float" office:value="69.9">
                <text:p>69.9</text:p>
              </table:table-cell>
              <table:table-cell office:value-type="float" office:value="72.6998572282642">
                <text:p>72.6998572282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1">
                <text:p>1.661</text:p>
              </table:table-cell>
              <table:table-cell office:value-type="float" office:value="73">
                <text:p>73</text:p>
              </table:table-cell>
              <table:table-cell office:value-type="float" office:value="77.9692096318156">
                <text:p>77.9692096318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06">
                <text:p>1.806</text:p>
              </table:table-cell>
              <table:table-cell office:value-type="float" office:value="74.2">
                <text:p>74.2</text:p>
              </table:table-cell>
              <table:table-cell office:value-type="float" office:value="79.7581555827365">
                <text:p>79.7581555827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88">
                <text:p>1.988</text:p>
              </table:table-cell>
              <table:table-cell office:value-type="float" office:value="77">
                <text:p>77</text:p>
              </table:table-cell>
              <table:table-cell office:value-type="float" office:value="81.6602048696916">
                <text:p>81.660204869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34">
                <text:p>2.134</text:p>
              </table:table-cell>
              <table:table-cell office:value-type="float" office:value="80.6">
                <text:p>80.6</text:p>
              </table:table-cell>
              <table:table-cell office:value-type="float" office:value="83.7027012587408">
                <text:p>83.7027012587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97">
                <text:p>2.297</text:p>
              </table:table-cell>
              <table:table-cell office:value-type="float" office:value="83">
                <text:p>83</text:p>
              </table:table-cell>
              <table:table-cell office:value-type="float" office:value="88.391159241182">
                <text:p>88.391159241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61">
                <text:p>2.461</text:p>
              </table:table-cell>
              <table:table-cell office:value-type="float" office:value="87">
                <text:p>87</text:p>
              </table:table-cell>
              <table:table-cell office:value-type="float" office:value="91.2856325630709">
                <text:p>91.2856325630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4">
                <text:p>2.624</text:p>
              </table:table-cell>
              <table:table-cell office:value-type="float" office:value="88.4">
                <text:p>88.4</text:p>
              </table:table-cell>
              <table:table-cell office:value-type="float" office:value="92.5381045520709">
                <text:p>92.5381045520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88">
                <text:p>2.788</text:p>
              </table:table-cell>
              <table:table-cell office:value-type="float" office:value="89.2">
                <text:p>89.2</text:p>
              </table:table-cell>
              <table:table-cell office:value-type="float" office:value="92.8524530020074">
                <text:p>92.8524530020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51">
                <text:p>2.951</text:p>
              </table:table-cell>
              <table:table-cell office:value-type="float" office:value="89.9">
                <text:p>89.9</text:p>
              </table:table-cell>
              <table:table-cell office:value-type="float" office:value="93.5808828220807">
                <text:p>93.5808828220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33">
                <text:p>3.133</text:p>
              </table:table-cell>
              <table:table-cell office:value-type="float" office:value="90.2">
                <text:p>90.2</text:p>
              </table:table-cell>
              <table:table-cell office:value-type="float" office:value="95.4182787996619">
                <text:p>95.418278799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297">
                <text:p>3.297</text:p>
              </table:table-cell>
              <table:table-cell office:value-type="float" office:value="90.4">
                <text:p>90.4</text:p>
              </table:table-cell>
              <table:table-cell office:value-type="float" office:value="102.54441124586">
                <text:p>102.54441124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42">
                <text:p>3.442</text:p>
              </table:table-cell>
              <table:table-cell office:value-type="float" office:value="90.4">
                <text:p>90.4</text:p>
              </table:table-cell>
              <table:table-cell office:value-type="float" office:value="106.520403735622">
                <text:p>106.520403735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06">
                <text:p>3.606</text:p>
              </table:table-cell>
              <table:table-cell office:value-type="float" office:value="90.3">
                <text:p>90.3</text:p>
              </table:table-cell>
              <table:table-cell office:value-type="float" office:value="105.21022168972">
                <text:p>105.21022168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69">
                <text:p>3.769</text:p>
              </table:table-cell>
              <table:table-cell office:value-type="float" office:value="90">
                <text:p>90</text:p>
              </table:table-cell>
              <table:table-cell office:value-type="float" office:value="104.110800016137">
                <text:p>104.110800016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33">
                <text:p>3.933</text:p>
              </table:table-cell>
              <table:table-cell office:value-type="float" office:value="88.3">
                <text:p>88.3</text:p>
              </table:table-cell>
              <table:table-cell office:value-type="float" office:value="107.500077651135">
                <text:p>107.500077651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96">
                <text:p>4.096</text:p>
              </table:table-cell>
              <table:table-cell office:value-type="float" office:value="87">
                <text:p>87</text:p>
              </table:table-cell>
              <table:table-cell office:value-type="float" office:value="103.401905557876">
                <text:p>103.40190555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6">
                <text:p>4.26</text:p>
              </table:table-cell>
              <table:table-cell office:value-type="float" office:value="86.4">
                <text:p>86.4</text:p>
              </table:table-cell>
              <table:table-cell office:value-type="float" office:value="101.812916685458">
                <text:p>101.812916685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23">
                <text:p>4.423</text:p>
              </table:table-cell>
              <table:table-cell office:value-type="float" office:value="85">
                <text:p>85</text:p>
              </table:table-cell>
              <table:table-cell office:value-type="float" office:value="94.351586515755">
                <text:p>94.351586515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87">
                <text:p>4.587</text:p>
              </table:table-cell>
              <table:table-cell office:value-type="float" office:value="85">
                <text:p>85</text:p>
              </table:table-cell>
              <table:table-cell office:value-type="float" office:value="94.180462694818">
                <text:p>94.180462694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51">
                <text:p>4.751</text:p>
              </table:table-cell>
              <table:table-cell office:value-type="float" office:value="83.3">
                <text:p>83.3</text:p>
              </table:table-cell>
              <table:table-cell office:value-type="float" office:value="91.4376548255695">
                <text:p>91.4376548255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14">
                <text:p>4.914</text:p>
              </table:table-cell>
              <table:table-cell office:value-type="float" office:value="82.3">
                <text:p>82.3</text:p>
              </table:table-cell>
              <table:table-cell office:value-type="float" office:value="90.6786494214046">
                <text:p>90.678649421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078">
                <text:p>5.078</text:p>
              </table:table-cell>
              <table:table-cell office:value-type="float" office:value="80.8">
                <text:p>80.8</text:p>
              </table:table-cell>
              <table:table-cell office:value-type="float" office:value="89.2769002902767">
                <text:p>89.27690029027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41">
                <text:p>5.241</text:p>
              </table:table-cell>
              <table:table-cell office:value-type="float" office:value="80.8">
                <text:p>80.8</text:p>
              </table:table-cell>
              <table:table-cell office:value-type="float" office:value="87.003086012164">
                <text:p>87.003086012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405">
                <text:p>5.405</text:p>
              </table:table-cell>
              <table:table-cell office:value-type="float" office:value="78.4">
                <text:p>78.4</text:p>
              </table:table-cell>
              <table:table-cell office:value-type="float" office:value="83.9117042036449">
                <text:p>83.9117042036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68">
                <text:p>5.568</text:p>
              </table:table-cell>
              <table:table-cell office:value-type="float" office:value="77.2">
                <text:p>77.2</text:p>
              </table:table-cell>
              <table:table-cell office:value-type="float" office:value="81.5751959911835">
                <text:p>81.5751959911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732">
                <text:p>5.732</text:p>
              </table:table-cell>
              <table:table-cell office:value-type="float" office:value="75.9">
                <text:p>75.9</text:p>
              </table:table-cell>
              <table:table-cell office:value-type="float" office:value="79.1343764421633">
                <text:p>79.1343764421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96">
                <text:p>5.896</text:p>
              </table:table-cell>
              <table:table-cell office:value-type="float" office:value="75.3">
                <text:p>75.3</text:p>
              </table:table-cell>
              <table:table-cell office:value-type="float" office:value="77.4410774398187">
                <text:p>77.4410774398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59">
                <text:p>6.059</text:p>
              </table:table-cell>
              <table:table-cell office:value-type="float" office:value="73.7">
                <text:p>73.7</text:p>
              </table:table-cell>
              <table:table-cell office:value-type="float" office:value="75.7283975478156">
                <text:p>75.7283975478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223">
                <text:p>6.223</text:p>
              </table:table-cell>
              <table:table-cell office:value-type="float" office:value="72.8">
                <text:p>72.8</text:p>
              </table:table-cell>
              <table:table-cell office:value-type="float" office:value="74.7616524632783">
                <text:p>74.7616524632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86">
                <text:p>6.386</text:p>
              </table:table-cell>
              <table:table-cell office:value-type="float" office:value="71.3">
                <text:p>71.3</text:p>
              </table:table-cell>
              <table:table-cell office:value-type="float" office:value="73.1635312357871">
                <text:p>73.16353123578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532">
                <text:p>6.532</text:p>
              </table:table-cell>
              <table:table-cell office:value-type="float" office:value="71.2">
                <text:p>71.2</text:p>
              </table:table-cell>
              <table:table-cell office:value-type="float" office:value="70.9581851743687">
                <text:p>70.9581851743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32">
                <text:p>6.732</text:p>
              </table:table-cell>
              <table:table-cell office:value-type="float" office:value="68.7">
                <text:p>68.7</text:p>
              </table:table-cell>
              <table:table-cell office:value-type="float" office:value="68.4179996679237">
                <text:p>68.4179996679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77">
                <text:p>6.877</text:p>
              </table:table-cell>
              <table:table-cell office:value-type="float" office:value="68.3">
                <text:p>68.3</text:p>
              </table:table-cell>
              <table:table-cell office:value-type="float" office:value="67.9147076486382">
                <text:p>67.9147076486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85cm" svg:y="3.954cm" style:legend-expansion="high" chart:style-name="ch2"/>
        <chart:plot-area chart:style-name="ch3" table:cell-range-address="'5055'.I7:'5055'.K120" chart:data-source-has-labels="row" svg:x="0.319cm" svg:y="0.18cm" svg:width="12.647cm" svg:height="8.645cm">
          <chartooo:coordinate-region svg:x="1.126cm" svg:y="0.379cm" svg:width="11.6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055'.J8:'5055'.J120" chart:label-cell-address="'5055'.J7:'5055'.J7" chart:class="chart:scatter">
            <chart:domain table:cell-range-address="'5055'.I8:'5055'.I120"/>
            <chart:data-point chart:repeated="113"/>
          </chart:series>
          <chart:series chart:style-name="ch7" chart:values-cell-range-address="'5055'.K8:'5055'.K120" chart:label-cell-address="'5055'.K7:'5055'.K7" chart:class="chart:scatter"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CM disk</text:p>
                <draw:g>
                  <svg:desc>'5055'.J7:'5055'.J7</svg:desc>
                </draw:g>
              </table:table-cell>
              <table:table-cell office:value-type="string">
                <text:p>De Blok disk</text:p>
                <draw:g>
                  <svg:desc>'5055'.K7:'5055'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3">
                <text:p>0.713</text:p>
                <draw:g>
                  <svg:desc>'5055'.I8:'5055'.I120</svg:desc>
                </draw:g>
              </table:table-cell>
              <table:table-cell office:value-type="float" office:value="132.607346911851">
                <text:p>132.607346911851</text:p>
                <draw:g>
                  <svg:desc>'5055'.J8:'5055'.J120</svg:desc>
                </draw:g>
              </table:table-cell>
              <table:table-cell office:value-type="float" office:value="65.565">
                <text:p>65.565</text:p>
                <draw:g>
                  <svg:desc>'5055'.K8:'5055'.K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4">
                <text:p>0.904</text:p>
              </table:table-cell>
              <table:table-cell office:value-type="float" office:value="140.10590314116">
                <text:p>140.10590314116</text:p>
              </table:table-cell>
              <table:table-cell office:value-type="float" office:value="93.768">
                <text:p>93.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9">
                <text:p>1.159</text:p>
              </table:table-cell>
              <table:table-cell office:value-type="float" office:value="151.467244729677">
                <text:p>151.467244729677</text:p>
              </table:table-cell>
              <table:table-cell office:value-type="float" office:value="106.812">
                <text:p>106.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">
                <text:p>1.35</text:p>
              </table:table-cell>
              <table:table-cell office:value-type="float" office:value="159.690295181016">
                <text:p>159.690295181016</text:p>
              </table:table-cell>
              <table:table-cell office:value-type="float" office:value="123.029">
                <text:p>123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4">
                <text:p>1.604</text:p>
              </table:table-cell>
              <table:table-cell office:value-type="float" office:value="167.180650196128">
                <text:p>167.180650196128</text:p>
              </table:table-cell>
              <table:table-cell office:value-type="float" office:value="139.246">
                <text:p>139.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5">
                <text:p>1.795</text:p>
              </table:table-cell>
              <table:table-cell office:value-type="float" office:value="174.259740462334">
                <text:p>174.259740462334</text:p>
              </table:table-cell>
              <table:table-cell office:value-type="float" office:value="149.118">
                <text:p>149.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">
                <text:p>2.05</text:p>
              </table:table-cell>
              <table:table-cell office:value-type="float" office:value="178.485707637895">
                <text:p>178.485707637895</text:p>
              </table:table-cell>
              <table:table-cell office:value-type="float" office:value="159.694">
                <text:p>159.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04">
                <text:p>2.304</text:p>
              </table:table-cell>
              <table:table-cell office:value-type="float" office:value="183.856183793203">
                <text:p>183.856183793203</text:p>
              </table:table-cell>
              <table:table-cell office:value-type="float" office:value="167.802">
                <text:p>167.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95">
                <text:p>2.495</text:p>
              </table:table-cell>
              <table:table-cell office:value-type="float" office:value="188.121951422475">
                <text:p>188.121951422475</text:p>
              </table:table-cell>
              <table:table-cell office:value-type="float" office:value="173.796">
                <text:p>173.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86">
                <text:p>2.686</text:p>
              </table:table-cell>
              <table:table-cell office:value-type="float" office:value="193.746755038633">
                <text:p>193.746755038633</text:p>
              </table:table-cell>
              <table:table-cell office:value-type="float" office:value="184.02">
                <text:p>184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41">
                <text:p>2.941</text:p>
              </table:table-cell>
              <table:table-cell office:value-type="float" office:value="196.082416004087">
                <text:p>196.082416004087</text:p>
              </table:table-cell>
              <table:table-cell office:value-type="float" office:value="192.481">
                <text:p>192.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32">
                <text:p>3.132</text:p>
              </table:table-cell>
              <table:table-cell office:value-type="float" office:value="191.768390773871">
                <text:p>191.768390773871</text:p>
              </table:table-cell>
              <table:table-cell office:value-type="float" office:value="197.064">
                <text:p>197.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86">
                <text:p>3.386</text:p>
              </table:table-cell>
              <table:table-cell office:value-type="float" office:value="186.822274598079">
                <text:p>186.822274598079</text:p>
              </table:table-cell>
              <table:table-cell office:value-type="float" office:value="205.172">
                <text:p>205.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41">
                <text:p>3.641</text:p>
              </table:table-cell>
              <table:table-cell office:value-type="float" office:value="184.946422452558">
                <text:p>184.946422452558</text:p>
              </table:table-cell>
              <table:table-cell office:value-type="float" office:value="208.698">
                <text:p>208.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95">
                <text:p>3.895</text:p>
              </table:table-cell>
              <table:table-cell office:value-type="float" office:value="184.33246967911">
                <text:p>184.33246967911</text:p>
              </table:table-cell>
              <table:table-cell office:value-type="float" office:value="213.281">
                <text:p>213.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32">
                <text:p>4.532</text:p>
              </table:table-cell>
              <table:table-cell office:value-type="float" office:value="182.658929633894">
                <text:p>182.658929633894</text:p>
              </table:table-cell>
              <table:table-cell office:value-type="float" office:value="219.979">
                <text:p>219.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68">
                <text:p>5.168</text:p>
              </table:table-cell>
              <table:table-cell office:value-type="float" office:value="186.87657207098">
                <text:p>186.87657207098</text:p>
              </table:table-cell>
              <table:table-cell office:value-type="float" office:value="225.62">
                <text:p>225.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05">
                <text:p>5.805</text:p>
              </table:table-cell>
              <table:table-cell office:value-type="float" office:value="189.295334945159">
                <text:p>189.295334945159</text:p>
              </table:table-cell>
              <table:table-cell office:value-type="float" office:value="226.677">
                <text:p>226.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05">
                <text:p>6.505</text:p>
              </table:table-cell>
              <table:table-cell office:value-type="float" office:value="190.110114928165">
                <text:p>190.110114928165</text:p>
              </table:table-cell>
              <table:table-cell office:value-type="float" office:value="227.382">
                <text:p>227.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41">
                <text:p>7.141</text:p>
              </table:table-cell>
              <table:table-cell office:value-type="float" office:value="191.239665299854">
                <text:p>191.239665299854</text:p>
              </table:table-cell>
              <table:table-cell office:value-type="float" office:value="226.325">
                <text:p>226.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41">
                <text:p>7.841</text:p>
              </table:table-cell>
              <table:table-cell office:value-type="float" office:value="190.006006407692">
                <text:p>190.006006407692</text:p>
              </table:table-cell>
              <table:table-cell office:value-type="float" office:value="225.267">
                <text:p>225.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478">
                <text:p>8.478</text:p>
              </table:table-cell>
              <table:table-cell office:value-type="float" office:value="188.359591826379">
                <text:p>188.359591826379</text:p>
              </table:table-cell>
              <table:table-cell office:value-type="float" office:value="223.857">
                <text:p>223.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178">
                <text:p>9.178</text:p>
              </table:table-cell>
              <table:table-cell office:value-type="float" office:value="187.445233767093">
                <text:p>187.445233767093</text:p>
              </table:table-cell>
              <table:table-cell office:value-type="float" office:value="221.037">
                <text:p>221.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814">
                <text:p>9.814</text:p>
              </table:table-cell>
              <table:table-cell office:value-type="float" office:value="186.016511705278">
                <text:p>186.016511705278</text:p>
              </table:table-cell>
              <table:table-cell office:value-type="float" office:value="215.749">
                <text:p>215.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14">
                <text:p>10.514</text:p>
              </table:table-cell>
              <table:table-cell office:value-type="float" office:value="186.539278075691">
                <text:p>186.539278075691</text:p>
              </table:table-cell>
              <table:table-cell office:value-type="float" office:value="210.108">
                <text:p>210.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151">
                <text:p>11.151</text:p>
              </table:table-cell>
              <table:table-cell office:value-type="float" office:value="185.989598418836">
                <text:p>185.989598418836</text:p>
              </table:table-cell>
              <table:table-cell office:value-type="float" office:value="206.582">
                <text:p>206.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851">
                <text:p>11.851</text:p>
              </table:table-cell>
              <table:table-cell office:value-type="float" office:value="185.076456095852">
                <text:p>185.076456095852</text:p>
              </table:table-cell>
              <table:table-cell office:value-type="float" office:value="202.704">
                <text:p>202.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87">
                <text:p>12.487</text:p>
              </table:table-cell>
              <table:table-cell office:value-type="float" office:value="183.390392185632">
                <text:p>183.390392185632</text:p>
              </table:table-cell>
              <table:table-cell office:value-type="float" office:value="199.179">
                <text:p>199.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187">
                <text:p>13.187</text:p>
              </table:table-cell>
              <table:table-cell office:value-type="float" office:value="182.089307220386">
                <text:p>182.089307220386</text:p>
              </table:table-cell>
              <table:table-cell office:value-type="float" office:value="194.948">
                <text:p>194.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87">
                <text:p>13.887</text:p>
              </table:table-cell>
              <table:table-cell office:value-type="float" office:value="181.228255788108">
                <text:p>181.228255788108</text:p>
              </table:table-cell>
              <table:table-cell office:value-type="float" office:value="192.128">
                <text:p>192.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23">
                <text:p>14.523</text:p>
              </table:table-cell>
              <table:table-cell office:value-type="float" office:value="180.736001897796">
                <text:p>180.736001897796</text:p>
              </table:table-cell>
              <table:table-cell office:value-type="float" office:value="188.603">
                <text:p>188.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6">
                <text:p>15.16</text:p>
              </table:table-cell>
              <table:table-cell office:value-type="float" office:value="177.542103231881">
                <text:p>177.542103231881</text:p>
              </table:table-cell>
              <table:table-cell office:value-type="float" office:value="186.84">
                <text:p>186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86">
                <text:p>15.86</text:p>
              </table:table-cell>
              <table:table-cell office:value-type="float" office:value="174.746282775915">
                <text:p>174.746282775915</text:p>
              </table:table-cell>
              <table:table-cell office:value-type="float" office:value="184.372">
                <text:p>184.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96">
                <text:p>16.496</text:p>
              </table:table-cell>
              <table:table-cell office:value-type="float" office:value="171.8801271468">
                <text:p>171.8801271468</text:p>
              </table:table-cell>
              <table:table-cell office:value-type="float" office:value="181.904">
                <text:p>181.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196">
                <text:p>17.196</text:p>
              </table:table-cell>
              <table:table-cell office:value-type="float" office:value="169.79680928981">
                <text:p>169.79680928981</text:p>
              </table:table-cell>
              <table:table-cell office:value-type="float" office:value="179.084">
                <text:p>179.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833">
                <text:p>17.833</text:p>
              </table:table-cell>
              <table:table-cell office:value-type="float" office:value="168.068309344742">
                <text:p>168.068309344742</text:p>
              </table:table-cell>
              <table:table-cell office:value-type="float" office:value="176.616">
                <text:p>176.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33">
                <text:p>18.533</text:p>
              </table:table-cell>
              <table:table-cell office:value-type="float" office:value="167.150825220817">
                <text:p>167.150825220817</text:p>
              </table:table-cell>
              <table:table-cell office:value-type="float" office:value="173.796">
                <text:p>173.7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233">
                <text:p>19.233</text:p>
              </table:table-cell>
              <table:table-cell office:value-type="float" office:value="166.641016415527">
                <text:p>166.641016415527</text:p>
              </table:table-cell>
              <table:table-cell office:value-type="float" office:value="170.27">
                <text:p>17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869">
                <text:p>19.869</text:p>
              </table:table-cell>
              <table:table-cell office:value-type="float" office:value="164.136551176147">
                <text:p>164.136551176147</text:p>
              </table:table-cell>
              <table:table-cell office:value-type="float" office:value="168.155">
                <text:p>168.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506">
                <text:p>20.506</text:p>
              </table:table-cell>
              <table:table-cell office:value-type="float" office:value="164.048744536494">
                <text:p>164.048744536494</text:p>
              </table:table-cell>
              <table:table-cell office:value-type="float" office:value="166.04">
                <text:p>166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206">
                <text:p>21.206</text:p>
              </table:table-cell>
              <table:table-cell office:value-type="float" office:value="163.10750633248">
                <text:p>163.10750633248</text:p>
              </table:table-cell>
              <table:table-cell office:value-type="float" office:value="163.219">
                <text:p>163.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778">
                <text:p>21.778</text:p>
              </table:table-cell>
              <table:table-cell office:value-type="float" office:value="163.789551687524">
                <text:p>163.789551687524</text:p>
              </table:table-cell>
              <table:table-cell office:value-type="float" office:value="160.752">
                <text:p>160.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542">
                <text:p>22.542</text:p>
              </table:table-cell>
              <table:table-cell office:value-type="float" office:value="162.74974274634">
                <text:p>162.74974274634</text:p>
              </table:table-cell>
              <table:table-cell office:value-type="float" office:value="157.931">
                <text:p>157.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179">
                <text:p>23.179</text:p>
              </table:table-cell>
              <table:table-cell office:value-type="float" office:value="162.282569070125">
                <text:p>162.282569070125</text:p>
              </table:table-cell>
              <table:table-cell office:value-type="float" office:value="155.463">
                <text:p>155.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815">
                <text:p>23.815</text:p>
              </table:table-cell>
              <table:table-cell office:value-type="float" office:value="162.551412303923">
                <text:p>162.551412303923</text:p>
              </table:table-cell>
              <table:table-cell office:value-type="float" office:value="152.643">
                <text:p>152.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515">
                <text:p>24.515</text:p>
              </table:table-cell>
              <table:table-cell office:value-type="float" office:value="160.143748491785">
                <text:p>160.143748491785</text:p>
              </table:table-cell>
              <table:table-cell office:value-type="float" office:value="150.528">
                <text:p>150.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151">
                <text:p>25.151</text:p>
              </table:table-cell>
              <table:table-cell office:value-type="float" office:value="157.681417887461">
                <text:p>157.681417887461</text:p>
              </table:table-cell>
              <table:table-cell office:value-type="float" office:value="148.413">
                <text:p>148.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851">
                <text:p>25.851</text:p>
              </table:table-cell>
              <table:table-cell office:value-type="float" office:value="155.012412354624">
                <text:p>155.012412354624</text:p>
              </table:table-cell>
              <table:table-cell office:value-type="float" office:value="146.084">
                <text:p>146.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552">
                <text:p>26.552</text:p>
              </table:table-cell>
              <table:table-cell office:value-type="float" office:value="151.592193403882">
                <text:p>151.592193403882</text:p>
              </table:table-cell>
              <table:table-cell office:value-type="float" office:value="144.084">
                <text:p>144.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2513">
                <text:p>27.2513</text:p>
              </table:table-cell>
              <table:table-cell office:value-type="float" office:value="148.836900585843">
                <text:p>148.836900585843</text:p>
              </table:table-cell>
              <table:table-cell office:value-type="float" office:value="141.695">
                <text:p>141.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888">
                <text:p>27.888</text:p>
              </table:table-cell>
              <table:table-cell office:value-type="float" office:value="146.330644148791">
                <text:p>146.330644148791</text:p>
              </table:table-cell>
              <table:table-cell office:value-type="float" office:value="139.475">
                <text:p>139.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.524">
                <text:p>28.524</text:p>
              </table:table-cell>
              <table:table-cell office:value-type="float" office:value="145.938500674085">
                <text:p>145.938500674085</text:p>
              </table:table-cell>
              <table:table-cell office:value-type="float" office:value="137.007">
                <text:p>137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161">
                <text:p>29.161</text:p>
              </table:table-cell>
              <table:table-cell office:value-type="float" office:value="143.879248396007">
                <text:p>143.879248396007</text:p>
              </table:table-cell>
              <table:table-cell office:value-type="float" office:value="135.244">
                <text:p>135.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846">
                <text:p>29.846</text:p>
              </table:table-cell>
              <table:table-cell office:value-type="float" office:value="142.37009216124">
                <text:p>142.37009216124</text:p>
              </table:table-cell>
              <table:table-cell office:value-type="float" office:value="133.93">
                <text:p>133.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07">
                <text:p>30.07</text:p>
              </table:table-cell>
              <table:table-cell office:value-type="float" office:value="139.313665869505">
                <text:p>139.313665869505</text:p>
              </table:table-cell>
              <table:table-cell office:value-type="float" office:value="133.367">
                <text:p>133.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226">
                <text:p>30.226</text:p>
              </table:table-cell>
              <table:table-cell office:value-type="float" office:value="137.572735449289">
                <text:p>137.572735449289</text:p>
              </table:table-cell>
              <table:table-cell office:value-type="float" office:value="132.878">
                <text:p>132.8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744">
                <text:p>30.744</text:p>
              </table:table-cell>
              <table:table-cell office:value-type="float" office:value="136.62850153244">
                <text:p>136.62850153244</text:p>
              </table:table-cell>
              <table:table-cell office:value-type="float" office:value="131.01">
                <text:p>131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416">
                <text:p>31.416</text:p>
              </table:table-cell>
              <table:table-cell office:value-type="float" office:value="135.784759704468">
                <text:p>135.784759704468</text:p>
              </table:table-cell>
              <table:table-cell office:value-type="float" office:value="129.204">
                <text:p>129.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66">
                <text:p>31.66</text:p>
              </table:table-cell>
              <table:table-cell office:value-type="float" office:value="134.013126312313">
                <text:p>134.013126312313</text:p>
              </table:table-cell>
              <table:table-cell office:value-type="float" office:value="128.721">
                <text:p>128.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.049">
                <text:p>32.049</text:p>
              </table:table-cell>
              <table:table-cell office:value-type="float" office:value="133.232175693411">
                <text:p>133.232175693411</text:p>
              </table:table-cell>
              <table:table-cell office:value-type="float" office:value="128.034">
                <text:p>128.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.532">
                <text:p>32.532</text:p>
              </table:table-cell>
              <table:table-cell office:value-type="float" office:value="131.93186469917">
                <text:p>131.93186469917</text:p>
              </table:table-cell>
              <table:table-cell office:value-type="float" office:value="126.907">
                <text:p>126.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.945">
                <text:p>32.945</text:p>
              </table:table-cell>
              <table:table-cell office:value-type="float" office:value="130.49504704394">
                <text:p>130.49504704394</text:p>
              </table:table-cell>
              <table:table-cell office:value-type="float" office:value="125.661">
                <text:p>125.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2">
                <text:p>33.2</text:p>
              </table:table-cell>
              <table:table-cell office:value-type="float" office:value="129.697901540464">
                <text:p>129.697901540464</text:p>
              </table:table-cell>
              <table:table-cell office:value-type="float" office:value="125.017">
                <text:p>125.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411">
                <text:p>33.411</text:p>
              </table:table-cell>
              <table:table-cell office:value-type="float" office:value="129.21509704365">
                <text:p>129.21509704365</text:p>
              </table:table-cell>
              <table:table-cell office:value-type="float" office:value="124.62">
                <text:p>124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676">
                <text:p>33.676</text:p>
              </table:table-cell>
              <table:table-cell office:value-type="float" office:value="127.547009651344">
                <text:p>127.547009651344</text:p>
              </table:table-cell>
              <table:table-cell office:value-type="float" office:value="124.257">
                <text:p>124.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886">
                <text:p>33.886</text:p>
              </table:table-cell>
              <table:table-cell office:value-type="float" office:value="125.903016639793">
                <text:p>125.903016639793</text:p>
              </table:table-cell>
              <table:table-cell office:value-type="float" office:value="123.86">
                <text:p>12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097">
                <text:p>34.097</text:p>
              </table:table-cell>
              <table:table-cell office:value-type="float" office:value="125.393662838279">
                <text:p>125.393662838279</text:p>
              </table:table-cell>
              <table:table-cell office:value-type="float" office:value="123.42">
                <text:p>123.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288">
                <text:p>34.288</text:p>
              </table:table-cell>
              <table:table-cell office:value-type="float" office:value="123.766649138611">
                <text:p>123.766649138611</text:p>
              </table:table-cell>
              <table:table-cell office:value-type="float" office:value="123.063">
                <text:p>123.0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32">
                <text:p>34.532</text:p>
              </table:table-cell>
              <table:table-cell office:value-type="float" office:value="122.220879276006">
                <text:p>122.220879276006</text:p>
              </table:table-cell>
              <table:table-cell office:value-type="float" office:value="122.776">
                <text:p>122.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31">
                <text:p>34.731</text:p>
              </table:table-cell>
              <table:table-cell office:value-type="float" office:value="121.793516276524">
                <text:p>121.793516276524</text:p>
              </table:table-cell>
              <table:table-cell office:value-type="float" office:value="122.407">
                <text:p>122.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993">
                <text:p>34.993</text:p>
              </table:table-cell>
              <table:table-cell office:value-type="float" office:value="118.940252732202">
                <text:p>118.940252732202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213">
                <text:p>35.213</text:p>
              </table:table-cell>
              <table:table-cell office:value-type="float" office:value="118.282871836965">
                <text:p>118.282871836965</text:p>
              </table:table-cell>
              <table:table-cell office:value-type="float" office:value="121.496">
                <text:p>121.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402">
                <text:p>35.402</text:p>
              </table:table-cell>
              <table:table-cell office:value-type="float" office:value="117.796599501004">
                <text:p>117.796599501004</text:p>
              </table:table-cell>
              <table:table-cell office:value-type="float" office:value="121.073">
                <text:p>121.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633">
                <text:p>35.633</text:p>
              </table:table-cell>
              <table:table-cell office:value-type="float" office:value="117.041091852392">
                <text:p>117.041091852392</text:p>
              </table:table-cell>
              <table:table-cell office:value-type="float" office:value="120.405">
                <text:p>120.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865">
                <text:p>35.865</text:p>
              </table:table-cell>
              <table:table-cell office:value-type="float" office:value="116.338013933538">
                <text:p>116.338013933538</text:p>
              </table:table-cell>
              <table:table-cell office:value-type="float" office:value="119.79">
                <text:p>119.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1">
                <text:p>36.1</text:p>
              </table:table-cell>
              <table:table-cell office:value-type="float" office:value="115.359016058564">
                <text:p>115.359016058564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298">
                <text:p>36.298</text:p>
              </table:table-cell>
              <table:table-cell office:value-type="float" office:value="115.330074772368">
                <text:p>115.330074772368</text:p>
              </table:table-cell>
              <table:table-cell office:value-type="float" office:value="118.931">
                <text:p>118.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.56">
                <text:p>36.56</text:p>
              </table:table-cell>
              <table:table-cell office:value-type="float" office:value="114.386773754661">
                <text:p>114.386773754661</text:p>
              </table:table-cell>
              <table:table-cell office:value-type="float" office:value="118.562">
                <text:p>118.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756">
                <text:p>36.756</text:p>
              </table:table-cell>
              <table:table-cell office:value-type="float" office:value="114.137156294521">
                <text:p>114.137156294521</text:p>
              </table:table-cell>
              <table:table-cell office:value-type="float" office:value="117.885">
                <text:p>117.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.931">
                <text:p>36.931</text:p>
              </table:table-cell>
              <table:table-cell office:value-type="float" office:value="113.644283969762">
                <text:p>113.644283969762</text:p>
              </table:table-cell>
              <table:table-cell office:value-type="float" office:value="117.449">
                <text:p>117.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22">
                <text:p>37.22</text:p>
              </table:table-cell>
              <table:table-cell office:value-type="float" office:value="113.225191485817">
                <text:p>113.225191485817</text:p>
              </table:table-cell>
              <table:table-cell office:value-type="float" office:value="117.088">
                <text:p>117.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.44">
                <text:p>37.44</text:p>
              </table:table-cell>
              <table:table-cell office:value-type="float" office:value="112.772132936289">
                <text:p>112.772132936289</text:p>
              </table:table-cell>
              <table:table-cell office:value-type="float" office:value="116.796">
                <text:p>116.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626">
                <text:p>37.626</text:p>
              </table:table-cell>
              <table:table-cell office:value-type="float" office:value="111.646040350744">
                <text:p>111.646040350744</text:p>
              </table:table-cell>
              <table:table-cell office:value-type="float" office:value="116.557">
                <text:p>116.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86">
                <text:p>37.886</text:p>
              </table:table-cell>
              <table:table-cell office:value-type="float" office:value="111.421085109597">
                <text:p>111.421085109597</text:p>
              </table:table-cell>
              <table:table-cell office:value-type="float" office:value="116.151">
                <text:p>116.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085">
                <text:p>38.085</text:p>
              </table:table-cell>
              <table:table-cell office:value-type="float" office:value="111.414678902737">
                <text:p>111.414678902737</text:p>
              </table:table-cell>
              <table:table-cell office:value-type="float" office:value="115.806">
                <text:p>115.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318">
                <text:p>38.318</text:p>
              </table:table-cell>
              <table:table-cell office:value-type="float" office:value="110.349261886974">
                <text:p>110.349261886974</text:p>
              </table:table-cell>
              <table:table-cell office:value-type="float" office:value="115.414">
                <text:p>115.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548">
                <text:p>38.548</text:p>
              </table:table-cell>
              <table:table-cell office:value-type="float" office:value="109.106546930054">
                <text:p>109.106546930054</text:p>
              </table:table-cell>
              <table:table-cell office:value-type="float" office:value="115.154">
                <text:p>115.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766">
                <text:p>38.766</text:p>
              </table:table-cell>
              <table:table-cell office:value-type="float" office:value="108.876998535044">
                <text:p>108.876998535044</text:p>
              </table:table-cell>
              <table:table-cell office:value-type="float" office:value="114.863">
                <text:p>114.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963">
                <text:p>38.963</text:p>
              </table:table-cell>
              <table:table-cell office:value-type="float" office:value="108.003990384615">
                <text:p>108.003990384615</text:p>
              </table:table-cell>
              <table:table-cell office:value-type="float" office:value="114.625">
                <text:p>114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187">
                <text:p>39.187</text:p>
              </table:table-cell>
              <table:table-cell office:value-type="float" office:value="107.207447390561">
                <text:p>107.207447390561</text:p>
              </table:table-cell>
              <table:table-cell office:value-type="float" office:value="114.211">
                <text:p>114.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.417">
                <text:p>39.417</text:p>
              </table:table-cell>
              <table:table-cell office:value-type="float" office:value="107.188003969661">
                <text:p>107.188003969661</text:p>
              </table:table-cell>
              <table:table-cell office:value-type="float" office:value="113.982">
                <text:p>113.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.672">
                <text:p>39.672</text:p>
              </table:table-cell>
              <table:table-cell office:value-type="float" office:value="106.689504113572">
                <text:p>106.689504113572</text:p>
              </table:table-cell>
              <table:table-cell office:value-type="float" office:value="113.554">
                <text:p>113.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862">
                <text:p>39.862</text:p>
              </table:table-cell>
              <table:table-cell office:value-type="float" office:value="106.041095095251">
                <text:p>106.041095095251</text:p>
              </table:table-cell>
              <table:table-cell office:value-type="float" office:value="113.001">
                <text:p>113.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.094">
                <text:p>40.094</text:p>
              </table:table-cell>
              <table:table-cell office:value-type="float" office:value="105.764117847217">
                <text:p>105.764117847217</text:p>
              </table:table-cell>
              <table:table-cell office:value-type="float" office:value="112.764">
                <text:p>112.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.317">
                <text:p>40.317</text:p>
              </table:table-cell>
              <table:table-cell office:value-type="float" office:value="105.33447599433">
                <text:p>105.33447599433</text:p>
              </table:table-cell>
              <table:table-cell office:value-type="float" office:value="112.396">
                <text:p>112.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.506">
                <text:p>40.506</text:p>
              </table:table-cell>
              <table:table-cell office:value-type="float" office:value="104.769394863195">
                <text:p>104.769394863195</text:p>
              </table:table-cell>
              <table:table-cell office:value-type="float" office:value="111.914">
                <text:p>111.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.728">
                <text:p>40.728</text:p>
              </table:table-cell>
              <table:table-cell office:value-type="float" office:value="104.338693421952">
                <text:p>104.338693421952</text:p>
              </table:table-cell>
              <table:table-cell office:value-type="float" office:value="111.552">
                <text:p>111.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.973">
                <text:p>40.973</text:p>
              </table:table-cell>
              <table:table-cell office:value-type="float" office:value="103.837255164031">
                <text:p>103.837255164031</text:p>
              </table:table-cell>
              <table:table-cell office:value-type="float" office:value="111.123">
                <text:p>111.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209">
                <text:p>41.209</text:p>
              </table:table-cell>
              <table:table-cell office:value-type="float" office:value="103.462727254795">
                <text:p>103.462727254795</text:p>
              </table:table-cell>
              <table:table-cell office:value-type="float" office:value="110.787">
                <text:p>110.7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411">
                <text:p>41.411</text:p>
              </table:table-cell>
              <table:table-cell office:value-type="float" office:value="103.307137860847">
                <text:p>103.307137860847</text:p>
              </table:table-cell>
              <table:table-cell office:value-type="float" office:value="110.643">
                <text:p>110.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651">
                <text:p>41.651</text:p>
              </table:table-cell>
              <table:table-cell office:value-type="float" office:value="102.774292218434">
                <text:p>102.774292218434</text:p>
              </table:table-cell>
              <table:table-cell office:value-type="float" office:value="110.175">
                <text:p>110.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866">
                <text:p>41.866</text:p>
              </table:table-cell>
              <table:table-cell office:value-type="float" office:value="102.30443108683">
                <text:p>102.30443108683</text:p>
              </table:table-cell>
              <table:table-cell office:value-type="float" office:value="109.773">
                <text:p>109.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.052">
                <text:p>42.052</text:p>
              </table:table-cell>
              <table:table-cell office:value-type="float" office:value="101.878323739645">
                <text:p>101.878323739645</text:p>
              </table:table-cell>
              <table:table-cell office:value-type="float" office:value="109.405">
                <text:p>109.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272">
                <text:p>42.272</text:p>
              </table:table-cell>
              <table:table-cell office:value-type="float" office:value="101.557779992475">
                <text:p>101.557779992475</text:p>
              </table:table-cell>
              <table:table-cell office:value-type="float" office:value="109.122">
                <text:p>109.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552">
                <text:p>42.552</text:p>
              </table:table-cell>
              <table:table-cell office:value-type="float" office:value="101.223918102393">
                <text:p>101.223918102393</text:p>
              </table:table-cell>
              <table:table-cell office:value-type="float" office:value="108.832">
                <text:p>108.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.763">
                <text:p>42.763</text:p>
              </table:table-cell>
              <table:table-cell office:value-type="float" office:value="101.056078214029">
                <text:p>101.056078214029</text:p>
              </table:table-cell>
              <table:table-cell office:value-type="float" office:value="108.678">
                <text:p>108.6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.95">
                <text:p>42.95</text:p>
              </table:table-cell>
              <table:table-cell office:value-type="float" office:value="100.633216221087">
                <text:p>100.633216221087</text:p>
              </table:table-cell>
              <table:table-cell office:value-type="float" office:value="108.31">
                <text:p>108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235">
                <text:p>43.235</text:p>
              </table:table-cell>
              <table:table-cell office:value-type="float" office:value="99.1672873280297">
                <text:p>99.1672873280297</text:p>
              </table:table-cell>
              <table:table-cell office:value-type="float" office:value="108.124">
                <text:p>108.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422">
                <text:p>43.422</text:p>
              </table:table-cell>
              <table:table-cell office:value-type="float" office:value="98.6779037272276">
                <text:p>98.6779037272276</text:p>
              </table:table-cell>
              <table:table-cell office:value-type="float" office:value="107.703">
                <text:p>107.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.621">
                <text:p>43.621</text:p>
              </table:table-cell>
              <table:table-cell office:value-type="float" office:value="98.3491097621122">
                <text:p>98.3491097621122</text:p>
              </table:table-cell>
              <table:table-cell office:value-type="float" office:value="107.413">
                <text:p>107.4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.905">
                <text:p>43.905</text:p>
              </table:table-cell>
              <table:table-cell office:value-type="float" office:value="97.9348150761515">
                <text:p>97.9348150761515</text:p>
              </table:table-cell>
              <table:table-cell office:value-type="float" office:value="107.053">
                <text:p>107.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062">
                <text:p>44.062</text:p>
              </table:table-cell>
              <table:table-cell office:value-type="float" office:value="97.8582098395428">
                <text:p>97.8582098395428</text:p>
              </table:table-cell>
              <table:table-cell office:value-type="float" office:value="106.984">
                <text:p>106.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347">
                <text:p>44.347</text:p>
              </table:table-cell>
              <table:table-cell office:value-type="float" office:value="97.2218612452981">
                <text:p>97.2218612452981</text:p>
              </table:table-cell>
              <table:table-cell office:value-type="float" office:value="106.432">
                <text:p>106.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55cm" svg:y="3.703cm" style:legend-expansion="high" chart:style-name="ch2"/>
        <chart:plot-area chart:style-name="ch3" table:cell-range-address="'2903'.I5:'2903'.L37" chart:data-source-has-labels="row" svg:x="0.32cm" svg:y="0.18cm" svg:width="12.515cm" svg:height="8.64cm">
          <chartooo:coordinate-region svg:x="1.127cm" svg:y="0.38cm" svg:width="11.5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903'.J6:'2903'.J37" chart:label-cell-address="'2903'.J5:'2903'.J5" chart:class="chart:scatter">
            <chart:domain table:cell-range-address="'2903'.I6:'2903'.I37"/>
            <chart:data-point chart:repeated="32"/>
          </chart:series>
          <chart:series chart:style-name="ch7" chart:values-cell-range-address="'2903'.K6:'2903'.K37" chart:label-cell-address="'2903'.K5:'2903'.K5" chart:class="chart:scatter">
            <chart:data-point chart:repeated="32"/>
          </chart:series>
          <chart:series chart:style-name="ch8" chart:values-cell-range-address="'2903'.L6:'2903'.L37" chart:label-cell-address="'2903'.L5:'2903'.L5" chart:class="chart:scatte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CM Disk AB</text:p>
                <draw:g>
                  <svg:desc>'2903'.J5:'2903'.J5</svg:desc>
                </draw:g>
              </table:table-cell>
              <table:table-cell office:value-type="string">
                <text:p>LCM Disk XS</text:p>
                <draw:g>
                  <svg:desc>'2903'.K5:'2903'.K5</svg:desc>
                </draw:g>
              </table:table-cell>
              <table:table-cell office:value-type="string">
                <text:p>McG Disk</text:p>
                <draw:g>
                  <svg:desc>'2903'.L5:'2903'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'2903'.I6:'2903'.I37</svg:desc>
                </draw:g>
              </table:table-cell>
              <table:table-cell office:value-type="float" office:value="62.9140881749867">
                <text:p>62.9140881749867</text:p>
                <draw:g>
                  <svg:desc>'2903'.J6:'2903'.J37</svg:desc>
                </draw:g>
              </table:table-cell>
              <table:table-cell office:value-type="float" office:value="63.9527565755379">
                <text:p>63.9527565755379</text:p>
                <draw:g>
                  <svg:desc>'2903'.K6:'2903'.K37</svg:desc>
                </draw:g>
              </table:table-cell>
              <table:table-cell office:value-type="float" office:value="59.299">
                <text:p>59.299</text:p>
                <draw:g>
                  <svg:desc>'2903'.L6:'2903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">
                <text:p>1.084</text:p>
              </table:table-cell>
              <table:table-cell office:value-type="float" office:value="124.371869375675">
                <text:p>124.371869375675</text:p>
              </table:table-cell>
              <table:table-cell office:value-type="float" office:value="126.424903974652">
                <text:p>126.424903974652</text:p>
              </table:table-cell>
              <table:table-cell office:value-type="float" office:value="123.679">
                <text:p>123.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143.639155166688">
                <text:p>143.639155166688</text:p>
              </table:table-cell>
              <table:table-cell office:value-type="float" office:value="146.010185124189">
                <text:p>146.010185124189</text:p>
              </table:table-cell>
              <table:table-cell office:value-type="float" office:value="138.685">
                <text:p>138.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2">
                <text:p>1.882</text:p>
              </table:table-cell>
              <table:table-cell office:value-type="float" office:value="155.962300931988">
                <text:p>155.962300931988</text:p>
              </table:table-cell>
              <table:table-cell office:value-type="float" office:value="158.53832853919">
                <text:p>158.53832853919</text:p>
              </table:table-cell>
              <table:table-cell office:value-type="float" office:value="147.398">
                <text:p>147.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185.844512902587">
                <text:p>185.844512902587</text:p>
              </table:table-cell>
              <table:table-cell office:value-type="float" office:value="188.914089408387">
                <text:p>188.914089408387</text:p>
              </table:table-cell>
              <table:table-cell office:value-type="float" office:value="180.314">
                <text:p>180.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">
                <text:p>2.68</text:p>
              </table:table-cell>
              <table:table-cell office:value-type="float" office:value="188.624837815702">
                <text:p>188.624837815702</text:p>
              </table:table-cell>
              <table:table-cell office:value-type="float" office:value="191.744929111567">
                <text:p>191.744929111567</text:p>
              </table:table-cell>
              <table:table-cell office:value-type="float" office:value="187.575">
                <text:p>187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3">
                <text:p>3.043</text:p>
              </table:table-cell>
              <table:table-cell office:value-type="float" office:value="198.242327488355">
                <text:p>198.242327488355</text:p>
              </table:table-cell>
              <table:table-cell office:value-type="float" office:value="201.529076631636">
                <text:p>201.529076631636</text:p>
              </table:table-cell>
              <table:table-cell office:value-type="float" office:value="199.868">
                <text:p>199.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6">
                <text:p>3.406</text:p>
              </table:table-cell>
              <table:table-cell office:value-type="float" office:value="205.627354364637">
                <text:p>205.627354364637</text:p>
              </table:table-cell>
              <table:table-cell office:value-type="float" office:value="209.040549212348">
                <text:p>209.040549212348</text:p>
              </table:table-cell>
              <table:table-cell office:value-type="float" office:value="226.485">
                <text:p>226.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1">
                <text:p>3.841</text:p>
              </table:table-cell>
              <table:table-cell office:value-type="float" office:value="205.889197453388">
                <text:p>205.889197453388</text:p>
              </table:table-cell>
              <table:table-cell office:value-type="float" office:value="209.314219020113">
                <text:p>209.314219020113</text:p>
              </table:table-cell>
              <table:table-cell office:value-type="float" office:value="219.958">
                <text:p>219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4">
                <text:p>4.204</text:p>
              </table:table-cell>
              <table:table-cell office:value-type="float" office:value="206.767296691232">
                <text:p>206.767296691232</text:p>
              </table:table-cell>
              <table:table-cell office:value-type="float" office:value="210.213184983721">
                <text:p>210.213184983721</text:p>
              </table:table-cell>
              <table:table-cell office:value-type="float" office:value="217.442">
                <text:p>217.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7">
                <text:p>4.567</text:p>
              </table:table-cell>
              <table:table-cell office:value-type="float" office:value="204.91534301755">
                <text:p>204.91534301755</text:p>
              </table:table-cell>
              <table:table-cell office:value-type="float" office:value="208.338478205539">
                <text:p>208.338478205539</text:p>
              </table:table-cell>
              <table:table-cell office:value-type="float" office:value="215.294">
                <text:p>215.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28">
                <text:p>5.728</text:p>
              </table:table-cell>
              <table:table-cell office:value-type="float" office:value="200.460325251657">
                <text:p>200.460325251657</text:p>
              </table:table-cell>
              <table:table-cell office:value-type="float" office:value="203.822590936334">
                <text:p>203.822590936334</text:p>
              </table:table-cell>
              <table:table-cell office:value-type="float" office:value="206.937">
                <text:p>206.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9">
                <text:p>6.889</text:p>
              </table:table-cell>
              <table:table-cell office:value-type="float" office:value="195.664794176162">
                <text:p>195.664794176162</text:p>
              </table:table-cell>
              <table:table-cell office:value-type="float" office:value="198.945692207698">
                <text:p>198.945692207698</text:p>
              </table:table-cell>
              <table:table-cell office:value-type="float" office:value="196.288">
                <text:p>196.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">
                <text:p>8.05</text:p>
              </table:table-cell>
              <table:table-cell office:value-type="float" office:value="186.953560008896">
                <text:p>186.953560008896</text:p>
              </table:table-cell>
              <table:table-cell office:value-type="float" office:value="190.088594094964">
                <text:p>190.088594094964</text:p>
              </table:table-cell>
              <table:table-cell office:value-type="float" office:value="180.314">
                <text:p>180.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11">
                <text:p>9.211</text:p>
              </table:table-cell>
              <table:table-cell office:value-type="float" office:value="183.454778942932">
                <text:p>183.454778942932</text:p>
              </table:table-cell>
              <table:table-cell office:value-type="float" office:value="186.532269412024">
                <text:p>186.532269412024</text:p>
              </table:table-cell>
              <table:table-cell office:value-type="float" office:value="168.697">
                <text:p>168.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44">
                <text:p>10.444</text:p>
              </table:table-cell>
              <table:table-cell office:value-type="float" office:value="180.553586187038">
                <text:p>180.553586187038</text:p>
              </table:table-cell>
              <table:table-cell office:value-type="float" office:value="182.526232142123">
                <text:p>182.526232142123</text:p>
              </table:table-cell>
              <table:table-cell office:value-type="float" office:value="160.952">
                <text:p>160.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3">
                <text:p>11.533</text:p>
              </table:table-cell>
              <table:table-cell office:value-type="float" office:value="176.650909205133">
                <text:p>176.650909205133</text:p>
              </table:table-cell>
              <table:table-cell office:value-type="float" office:value="178.58147069335">
                <text:p>178.58147069335</text:p>
              </table:table-cell>
              <table:table-cell office:value-type="float" office:value="157.079">
                <text:p>157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94">
                <text:p>12.694</text:p>
              </table:table-cell>
              <table:table-cell office:value-type="float" office:value="166.657295576881">
                <text:p>166.657295576881</text:p>
              </table:table-cell>
              <table:table-cell office:value-type="float" office:value="169.533646008691">
                <text:p>169.533646008691</text:p>
              </table:table-cell>
              <table:table-cell office:value-type="float" office:value="153.207">
                <text:p>153.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27">
                <text:p>13.927</text:p>
              </table:table-cell>
              <table:table-cell office:value-type="float" office:value="162.055673350241">
                <text:p>162.055673350241</text:p>
              </table:table-cell>
              <table:table-cell office:value-type="float" office:value="167.02906394098">
                <text:p>167.02906394098</text:p>
              </table:table-cell>
              <table:table-cell office:value-type="float" office:value="147.882">
                <text:p>147.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16">
                <text:p>15.016</text:p>
              </table:table-cell>
              <table:table-cell office:value-type="float" office:value="159.74940811158">
                <text:p>159.74940811158</text:p>
              </table:table-cell>
              <table:table-cell office:value-type="float" office:value="164.663627131191">
                <text:p>164.663627131191</text:p>
              </table:table-cell>
              <table:table-cell office:value-type="float" office:value="143.525">
                <text:p>143.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49">
                <text:p>16.249</text:p>
              </table:table-cell>
              <table:table-cell office:value-type="float" office:value="155.164410107473">
                <text:p>155.164410107473</text:p>
              </table:table-cell>
              <table:table-cell office:value-type="float" office:value="161.075888847462">
                <text:p>161.075888847462</text:p>
              </table:table-cell>
              <table:table-cell office:value-type="float" office:value="132.876">
                <text:p>132.8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41">
                <text:p>17.41</text:p>
              </table:table-cell>
              <table:table-cell office:value-type="float" office:value="147.85208833493">
                <text:p>147.85208833493</text:p>
              </table:table-cell>
              <table:table-cell office:value-type="float" office:value="153.650518202836">
                <text:p>153.650518202836</text:p>
              </table:table-cell>
              <table:table-cell office:value-type="float" office:value="126.099">
                <text:p>126.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1">
                <text:p>18.571</text:p>
              </table:table-cell>
              <table:table-cell office:value-type="float" office:value="143.991970029582">
                <text:p>143.991970029582</text:p>
              </table:table-cell>
              <table:table-cell office:value-type="float" office:value="149.727935028838">
                <text:p>149.727935028838</text:p>
              </table:table-cell>
              <table:table-cell office:value-type="float" office:value="120.775">
                <text:p>120.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32">
                <text:p>19.732</text:p>
              </table:table-cell>
              <table:table-cell office:value-type="float" office:value="144.602518982209">
                <text:p>144.602518982209</text:p>
              </table:table-cell>
              <table:table-cell office:value-type="float" office:value="147.099851801421">
                <text:p>147.099851801421</text:p>
              </table:table-cell>
              <table:table-cell office:value-type="float" office:value="115.934">
                <text:p>115.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2">
                <text:p>20.82</text:p>
              </table:table-cell>
              <table:table-cell office:value-type="float" office:value="NaN">
                <text:p>NaN</text:p>
              </table:table-cell>
              <table:table-cell office:value-type="float" office:value="145.472118290757">
                <text:p>145.472118290757</text:p>
              </table:table-cell>
              <table:table-cell office:value-type="float" office:value="112.061">
                <text:p>112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54">
                <text:p>22.054</text:p>
              </table:table-cell>
              <table:table-cell office:value-type="float" office:value="NaN">
                <text:p>NaN</text:p>
              </table:table-cell>
              <table:table-cell office:value-type="float" office:value="144.216197453684">
                <text:p>144.216197453684</text:p>
              </table:table-cell>
              <table:table-cell office:value-type="float" office:value="109.641">
                <text:p>109.6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142">
                <text:p>23.142</text:p>
              </table:table-cell>
              <table:table-cell office:value-type="float" office:value="NaN">
                <text:p>NaN</text:p>
              </table:table-cell>
              <table:table-cell office:value-type="float" office:value="143.027638559825">
                <text:p>143.027638559825</text:p>
              </table:table-cell>
              <table:table-cell office:value-type="float" office:value="106.253">
                <text:p>106.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03">
                <text:p>24.303</text:p>
              </table:table-cell>
              <table:table-cell office:value-type="float" office:value="NaN">
                <text:p>NaN</text:p>
              </table:table-cell>
              <table:table-cell office:value-type="float" office:value="143.094679677478">
                <text:p>143.094679677478</text:p>
              </table:table-cell>
              <table:table-cell office:value-type="float" office:value="103.832">
                <text:p>103.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537">
                <text:p>25.537</text:p>
              </table:table-cell>
              <table:table-cell office:value-type="float" office:value="NaN">
                <text:p>NaN</text:p>
              </table:table-cell>
              <table:table-cell office:value-type="float" office:value="137.604187374513">
                <text:p>137.604187374513</text:p>
              </table:table-cell>
              <table:table-cell office:value-type="float" office:value="100.444">
                <text:p>100.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77">
                <text:p>26.77</text:p>
              </table:table-cell>
              <table:table-cell office:value-type="float" office:value="NaN">
                <text:p>NaN</text:p>
              </table:table-cell>
              <table:table-cell office:value-type="float" office:value="130.715269066012">
                <text:p>130.715269066012</text:p>
              </table:table-cell>
              <table:table-cell office:value-type="float" office:value="98.508">
                <text:p>98.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859">
                <text:p>27.859</text:p>
              </table:table-cell>
              <table:table-cell office:value-type="float" office:value="NaN">
                <text:p>NaN</text:p>
              </table:table-cell>
              <table:table-cell office:value-type="float" office:value="129.738042450933">
                <text:p>129.738042450933</text:p>
              </table:table-cell>
              <table:table-cell office:value-type="float" office:value="96.087">
                <text:p>96.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02">
                <text:p>29.02</text:p>
              </table:table-cell>
              <table:table-cell office:value-type="float" office:value="NaN">
                <text:p>NaN</text:p>
              </table:table-cell>
              <table:table-cell office:value-type="float" office:value="124.654721238307">
                <text:p>124.654721238307</text:p>
              </table:table-cell>
              <table:table-cell office:value-type="float" office:value="94.635">
                <text:p>94.6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